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mo" svg:font-family="Arimo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40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242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7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0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1st Third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1">
          <table:table-cell table:style-name="ce1"/>
          <table:table-cell table:style-name="ce10" office:value-type="string" calcext:value-type="string">
            <text:p>0</text:p>
            <text:p>Pixel</text:p>
            <text:p>0-7</text:p>
          </table:table-cell>
          <table:table-cell table:style-name="ce10" office:value-type="string" calcext:value-type="string">
            <text:p>1</text:p>
            <text:p>Pixel</text:p>
            <text:p>8-15</text:p>
          </table:table-cell>
          <table:table-cell table:style-name="ce10" office:value-type="string" calcext:value-type="string">
            <text:p>2</text:p>
            <text:p>Pixel</text:p>
            <text:p>16-23</text:p>
          </table:table-cell>
          <table:table-cell table:style-name="ce10" office:value-type="string" calcext:value-type="string">
            <text:p>3</text:p>
            <text:p>Pixel</text:p>
            <text:p>24-31</text:p>
          </table:table-cell>
          <table:table-cell table:style-name="ce10" office:value-type="string" calcext:value-type="string">
            <text:p>4</text:p>
            <text:p>Pixel</text:p>
            <text:p>32-39</text:p>
          </table:table-cell>
          <table:table-cell table:style-name="ce10" office:value-type="string" calcext:value-type="string">
            <text:p>5</text:p>
            <text:p>Pixel</text:p>
            <text:p>40-47</text:p>
          </table:table-cell>
          <table:table-cell table:style-name="ce10" office:value-type="string" calcext:value-type="string">
            <text:p>6</text:p>
            <text:p>Pixel</text:p>
            <text:p>48-55</text:p>
          </table:table-cell>
          <table:table-cell table:style-name="ce10" office:value-type="string" calcext:value-type="string">
            <text:p>7</text:p>
            <text:p>Pixel</text:p>
            <text:p>56-63</text:p>
          </table:table-cell>
          <table:table-cell table:style-name="ce10" office:value-type="string" calcext:value-type="string">
            <text:p>8</text:p>
            <text:p>Pixel</text:p>
            <text:p>64-71</text:p>
          </table:table-cell>
          <table:table-cell table:style-name="ce10" office:value-type="string" calcext:value-type="string">
            <text:p>9</text:p>
            <text:p>Pixel</text:p>
            <text:p>72-79</text:p>
          </table:table-cell>
          <table:table-cell table:style-name="ce10" office:value-type="string" calcext:value-type="string">
            <text:p>10</text:p>
            <text:p>Pixel</text:p>
            <text:p>80-87</text:p>
          </table:table-cell>
          <table:table-cell table:style-name="ce10" office:value-type="string" calcext:value-type="string">
            <text:p>11</text:p>
            <text:p>Pixel</text:p>
            <text:p>88-95</text:p>
          </table:table-cell>
          <table:table-cell table:style-name="ce10" office:value-type="string" calcext:value-type="string">
            <text:p>12</text:p>
            <text:p>Pixel</text:p>
            <text:p>96-103</text:p>
          </table:table-cell>
          <table:table-cell table:style-name="ce10" office:value-type="string" calcext:value-type="string">
            <text:p>13</text:p>
            <text:p>Pixel</text:p>
            <text:p>104-111</text:p>
          </table:table-cell>
          <table:table-cell table:style-name="ce10" office:value-type="string" calcext:value-type="string">
            <text:p>14</text:p>
            <text:p>Pixel</text:p>
            <text:p>112-119</text:p>
          </table:table-cell>
          <table:table-cell table:style-name="ce10" office:value-type="string" calcext:value-type="string">
            <text:p>15</text:p>
            <text:p>Pixel</text:p>
            <text:p>120-127</text:p>
          </table:table-cell>
          <table:table-cell table:style-name="ce10" office:value-type="string" calcext:value-type="string">
            <text:p>16</text:p>
            <text:p>Pixel</text:p>
            <text:p>128-135</text:p>
          </table:table-cell>
          <table:table-cell table:style-name="ce10" office:value-type="string" calcext:value-type="string">
            <text:p>17</text:p>
            <text:p>Pixel</text:p>
            <text:p>136-143</text:p>
          </table:table-cell>
          <table:table-cell table:style-name="ce10" office:value-type="string" calcext:value-type="string">
            <text:p>18</text:p>
            <text:p>Pixel</text:p>
            <text:p>144-151</text:p>
          </table:table-cell>
          <table:table-cell table:style-name="ce10" office:value-type="string" calcext:value-type="string">
            <text:p>19</text:p>
            <text:p>Pixel</text:p>
            <text:p>152-159</text:p>
          </table:table-cell>
          <table:table-cell table:style-name="ce10" office:value-type="string" calcext:value-type="string">
            <text:p>20</text:p>
            <text:p>Pixel</text:p>
            <text:p>160-167</text:p>
          </table:table-cell>
          <table:table-cell table:style-name="ce10" office:value-type="string" calcext:value-type="string">
            <text:p>21</text:p>
            <text:p>Pixel</text:p>
            <text:p>168-175</text:p>
          </table:table-cell>
          <table:table-cell table:style-name="ce10" office:value-type="string" calcext:value-type="string">
            <text:p>22</text:p>
            <text:p>Pixel</text:p>
            <text:p>176-183</text:p>
          </table:table-cell>
          <table:table-cell table:style-name="ce10" office:value-type="string" calcext:value-type="string">
            <text:p>23</text:p>
            <text:p>Pixel</text:p>
            <text:p>184-191</text:p>
          </table:table-cell>
          <table:table-cell table:style-name="ce10" office:value-type="string" calcext:value-type="string">
            <text:p>24</text:p>
            <text:p>Pixel</text:p>
            <text:p>192-199</text:p>
          </table:table-cell>
          <table:table-cell table:style-name="ce10" office:value-type="string" calcext:value-type="string">
            <text:p>25</text:p>
            <text:p>Pixel</text:p>
            <text:p>200-207</text:p>
          </table:table-cell>
          <table:table-cell table:style-name="ce10" office:value-type="string" calcext:value-type="string">
            <text:p>26</text:p>
            <text:p>Pixel</text:p>
            <text:p>208-215</text:p>
          </table:table-cell>
          <table:table-cell table:style-name="ce10" office:value-type="string" calcext:value-type="string">
            <text:p>27</text:p>
            <text:p>Pixel</text:p>
            <text:p>216-223</text:p>
          </table:table-cell>
          <table:table-cell table:style-name="ce10" office:value-type="string" calcext:value-type="string">
            <text:p>28</text:p>
            <text:p>Pixel</text:p>
            <text:p>224-231</text:p>
          </table:table-cell>
          <table:table-cell table:style-name="ce10" office:value-type="string" calcext:value-type="string">
            <text:p>29</text:p>
            <text:p>Pixel</text:p>
            <text:p>232-239</text:p>
          </table:table-cell>
          <table:table-cell table:style-name="ce10" office:value-type="string" calcext:value-type="string">
            <text:p>30</text:p>
            <text:p>Pixel</text:p>
            <text:p>240-247</text:p>
          </table:table-cell>
          <table:table-cell table:style-name="ce31" office:value-type="string" calcext:value-type="string">
            <text:p>31</text:p>
            <text:p>Pixel</text:p>
            <text:p>248-255</text:p>
          </table:table-cell>
          <table:table-cell table:number-columns-repeated="31"/>
        </table:table-row>
        <table:table-row table:style-name="ro2">
          <table:table-cell table:style-name="ce2" office:value-type="string" calcext:value-type="string" table:number-columns-spanned="1" table:number-rows-spanned="8">
            <text:p>0</text:p>
            <text:p>Pixel</text:p>
            <text:p>0-7</text:p>
          </table:table-cell>
          <table:table-cell table:style-name="ce43" table:formula="of:=DEC2HEX(16384)" office:value-type="string" office:string-value="4000" calcext:value-type="string">
            <text:p>4000</text:p>
          </table:table-cell>
          <table:table-cell table:style-name="ce43" table:formula="of:=DEC2HEX(SUM(HEX2DEC([.B2]);1))" office:value-type="string" office:string-value="4001" calcext:value-type="string">
            <text:p>4001</text:p>
          </table:table-cell>
          <table:table-cell table:style-name="ce43" table:formula="of:=DEC2HEX(SUM(HEX2DEC([.C2]);1))" office:value-type="string" office:string-value="4002" calcext:value-type="string">
            <text:p>4002</text:p>
          </table:table-cell>
          <table:table-cell table:style-name="ce43" table:formula="of:=DEC2HEX(SUM(HEX2DEC([.D2]);1))" office:value-type="string" office:string-value="4003" calcext:value-type="string">
            <text:p>4003</text:p>
          </table:table-cell>
          <table:table-cell table:style-name="ce43" table:formula="of:=DEC2HEX(SUM(HEX2DEC([.E2]);1))" office:value-type="string" office:string-value="4004" calcext:value-type="string">
            <text:p>4004</text:p>
          </table:table-cell>
          <table:table-cell table:style-name="ce43" table:formula="of:=DEC2HEX(SUM(HEX2DEC([.F2]);1))" office:value-type="string" office:string-value="4005" calcext:value-type="string">
            <text:p>4005</text:p>
          </table:table-cell>
          <table:table-cell table:style-name="ce43" table:formula="of:=DEC2HEX(SUM(HEX2DEC([.G2]);1))" office:value-type="string" office:string-value="4006" calcext:value-type="string">
            <text:p>4006</text:p>
          </table:table-cell>
          <table:table-cell table:style-name="ce43" table:formula="of:=DEC2HEX(SUM(HEX2DEC([.H2]);1))" office:value-type="string" office:string-value="4007" calcext:value-type="string">
            <text:p>4007</text:p>
          </table:table-cell>
          <table:table-cell table:style-name="ce43" table:formula="of:=DEC2HEX(SUM(HEX2DEC([.I2]);1))" office:value-type="string" office:string-value="4008" calcext:value-type="string">
            <text:p>4008</text:p>
          </table:table-cell>
          <table:table-cell table:style-name="ce43" table:formula="of:=DEC2HEX(SUM(HEX2DEC([.J2]);1))" office:value-type="string" office:string-value="4009" calcext:value-type="string">
            <text:p>4009</text:p>
          </table:table-cell>
          <table:table-cell table:style-name="ce43" table:formula="of:=DEC2HEX(SUM(HEX2DEC([.K2]);1))" office:value-type="string" office:string-value="400A" calcext:value-type="string">
            <text:p>400A</text:p>
          </table:table-cell>
          <table:table-cell table:style-name="ce43" table:formula="of:=DEC2HEX(SUM(HEX2DEC([.L2]);1))" office:value-type="string" office:string-value="400B" calcext:value-type="string">
            <text:p>400B</text:p>
          </table:table-cell>
          <table:table-cell table:style-name="ce43" table:formula="of:=DEC2HEX(SUM(HEX2DEC([.M2]);1))" office:value-type="string" office:string-value="400C" calcext:value-type="string">
            <text:p>400C</text:p>
          </table:table-cell>
          <table:table-cell table:style-name="ce43" table:formula="of:=DEC2HEX(SUM(HEX2DEC([.N2]);1))" office:value-type="string" office:string-value="400D" calcext:value-type="string">
            <text:p>400D</text:p>
          </table:table-cell>
          <table:table-cell table:style-name="ce43" table:formula="of:=DEC2HEX(SUM(HEX2DEC([.O2]);1))" office:value-type="string" office:string-value="400E" calcext:value-type="string">
            <text:p>400E</text:p>
          </table:table-cell>
          <table:table-cell table:style-name="ce43" table:formula="of:=DEC2HEX(SUM(HEX2DEC([.P2]);1))" office:value-type="string" office:string-value="400F" calcext:value-type="string">
            <text:p>400F</text:p>
          </table:table-cell>
          <table:table-cell table:style-name="ce43" table:formula="of:=DEC2HEX(SUM(HEX2DEC([.Q2]);1))" office:value-type="string" office:string-value="4010" calcext:value-type="string">
            <text:p>4010</text:p>
          </table:table-cell>
          <table:table-cell table:style-name="ce48" table:formula="of:=DEC2HEX(SUM(HEX2DEC([.R2]);1))" office:value-type="string" office:string-value="4011" calcext:value-type="string">
            <text:p>4011</text:p>
          </table:table-cell>
          <table:table-cell table:style-name="ce43" table:formula="of:=DEC2HEX(SUM(HEX2DEC([.S2]);1))" office:value-type="string" office:string-value="4012" calcext:value-type="string">
            <text:p>4012</text:p>
          </table:table-cell>
          <table:table-cell table:style-name="ce43" table:formula="of:=DEC2HEX(SUM(HEX2DEC([.T2]);1))" office:value-type="string" office:string-value="4013" calcext:value-type="string">
            <text:p>4013</text:p>
          </table:table-cell>
          <table:table-cell table:style-name="ce43" table:formula="of:=DEC2HEX(SUM(HEX2DEC([.U2]);1))" office:value-type="string" office:string-value="4014" calcext:value-type="string">
            <text:p>4014</text:p>
          </table:table-cell>
          <table:table-cell table:style-name="ce48" table:formula="of:=DEC2HEX(SUM(HEX2DEC([.V2]);1))" office:value-type="string" office:string-value="4015" calcext:value-type="string">
            <text:p>4015</text:p>
          </table:table-cell>
          <table:table-cell table:style-name="ce48" table:formula="of:=DEC2HEX(SUM(HEX2DEC([.W2]);1))" office:value-type="string" office:string-value="4016" calcext:value-type="string">
            <text:p>4016</text:p>
          </table:table-cell>
          <table:table-cell table:style-name="ce48" table:formula="of:=DEC2HEX(SUM(HEX2DEC([.X2]);1))" office:value-type="string" office:string-value="4017" calcext:value-type="string">
            <text:p>4017</text:p>
          </table:table-cell>
          <table:table-cell table:style-name="ce48" table:formula="of:=DEC2HEX(SUM(HEX2DEC([.Y2]);1))" office:value-type="string" office:string-value="4018" calcext:value-type="string">
            <text:p>4018</text:p>
          </table:table-cell>
          <table:table-cell table:style-name="ce48" table:formula="of:=DEC2HEX(SUM(HEX2DEC([.Z2]);1))" office:value-type="string" office:string-value="4019" calcext:value-type="string">
            <text:p>4019</text:p>
          </table:table-cell>
          <table:table-cell table:style-name="ce48" table:formula="of:=DEC2HEX(SUM(HEX2DEC([.AA2]);1))" office:value-type="string" office:string-value="401A" calcext:value-type="string">
            <text:p>401A</text:p>
          </table:table-cell>
          <table:table-cell table:style-name="ce48" table:formula="of:=DEC2HEX(SUM(HEX2DEC([.AB2]);1))" office:value-type="string" office:string-value="401B" calcext:value-type="string">
            <text:p>401B</text:p>
          </table:table-cell>
          <table:table-cell table:style-name="ce48" table:formula="of:=DEC2HEX(SUM(HEX2DEC([.AC2]);1))" office:value-type="string" office:string-value="401C" calcext:value-type="string">
            <text:p>401C</text:p>
          </table:table-cell>
          <table:table-cell table:style-name="ce48" table:formula="of:=DEC2HEX(SUM(HEX2DEC([.AD2]);1))" office:value-type="string" office:string-value="401D" calcext:value-type="string">
            <text:p>401D</text:p>
          </table:table-cell>
          <table:table-cell table:style-name="ce48" table:formula="of:=DEC2HEX(SUM(HEX2DEC([.AE2]);1))" office:value-type="string" office:string-value="401E" calcext:value-type="string">
            <text:p>401E</text:p>
          </table:table-cell>
          <table:table-cell table:style-name="ce48" table:formula="of:=DEC2HEX(SUM(HEX2DEC([.AF2]);1))" office:value-type="string" office:string-value="401F" calcext:value-type="string">
            <text:p>40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8]);1))" office:value-type="string" office:string-value="4100" calcext:value-type="string">
            <text:p>4100</text:p>
          </table:table-cell>
          <table:table-cell table:style-name="ce43" table:formula="of:=DEC2HEX(SUM(HEX2DEC([.B3]);1))" office:value-type="string" office:string-value="4101" calcext:value-type="string">
            <text:p>4101</text:p>
          </table:table-cell>
          <table:table-cell table:style-name="ce44" table:formula="of:=DEC2HEX(SUM(HEX2DEC([.C3]);1))" office:value-type="string" office:string-value="4102" calcext:value-type="string">
            <text:p>4102</text:p>
          </table:table-cell>
          <table:table-cell table:style-name="ce44" table:formula="of:=DEC2HEX(SUM(HEX2DEC([.D3]);1))" office:value-type="string" office:string-value="4103" calcext:value-type="string">
            <text:p>4103</text:p>
          </table:table-cell>
          <table:table-cell table:style-name="ce44" table:formula="of:=DEC2HEX(SUM(HEX2DEC([.E3]);1))" office:value-type="string" office:string-value="4104" calcext:value-type="string">
            <text:p>4104</text:p>
          </table:table-cell>
          <table:table-cell table:style-name="ce44" table:formula="of:=DEC2HEX(SUM(HEX2DEC([.F3]);1))" office:value-type="string" office:string-value="4105" calcext:value-type="string">
            <text:p>4105</text:p>
          </table:table-cell>
          <table:table-cell table:style-name="ce44" table:formula="of:=DEC2HEX(SUM(HEX2DEC([.G3]);1))" office:value-type="string" office:string-value="4106" calcext:value-type="string">
            <text:p>4106</text:p>
          </table:table-cell>
          <table:table-cell table:style-name="ce44" table:formula="of:=DEC2HEX(SUM(HEX2DEC([.H3]);1))" office:value-type="string" office:string-value="4107" calcext:value-type="string">
            <text:p>4107</text:p>
          </table:table-cell>
          <table:table-cell table:style-name="ce44" table:formula="of:=DEC2HEX(SUM(HEX2DEC([.I3]);1))" office:value-type="string" office:string-value="4108" calcext:value-type="string">
            <text:p>4108</text:p>
          </table:table-cell>
          <table:table-cell table:style-name="ce44" table:formula="of:=DEC2HEX(SUM(HEX2DEC([.J3]);1))" office:value-type="string" office:string-value="4109" calcext:value-type="string">
            <text:p>4109</text:p>
          </table:table-cell>
          <table:table-cell table:style-name="ce44" table:formula="of:=DEC2HEX(SUM(HEX2DEC([.K3]);1))" office:value-type="string" office:string-value="410A" calcext:value-type="string">
            <text:p>410A</text:p>
          </table:table-cell>
          <table:table-cell table:style-name="ce44" table:formula="of:=DEC2HEX(SUM(HEX2DEC([.L3]);1))" office:value-type="string" office:string-value="410B" calcext:value-type="string">
            <text:p>410B</text:p>
          </table:table-cell>
          <table:table-cell table:style-name="ce44" table:formula="of:=DEC2HEX(SUM(HEX2DEC([.M3]);1))" office:value-type="string" office:string-value="410C" calcext:value-type="string">
            <text:p>410C</text:p>
          </table:table-cell>
          <table:table-cell table:style-name="ce44" table:formula="of:=DEC2HEX(SUM(HEX2DEC([.N3]);1))" office:value-type="string" office:string-value="410D" calcext:value-type="string">
            <text:p>410D</text:p>
          </table:table-cell>
          <table:table-cell table:style-name="ce44" table:formula="of:=DEC2HEX(SUM(HEX2DEC([.O3]);1))" office:value-type="string" office:string-value="410E" calcext:value-type="string">
            <text:p>410E</text:p>
          </table:table-cell>
          <table:table-cell table:style-name="ce44" table:formula="of:=DEC2HEX(SUM(HEX2DEC([.P3]);1))" office:value-type="string" office:string-value="410F" calcext:value-type="string">
            <text:p>410F</text:p>
          </table:table-cell>
          <table:table-cell table:style-name="ce44" table:formula="of:=DEC2HEX(SUM(HEX2DEC([.Q3]);1))" office:value-type="string" office:string-value="4110" calcext:value-type="string">
            <text:p>4110</text:p>
          </table:table-cell>
          <table:table-cell table:style-name="ce44" table:formula="of:=DEC2HEX(SUM(HEX2DEC([.R3]);1))" office:value-type="string" office:string-value="4111" calcext:value-type="string">
            <text:p>4111</text:p>
          </table:table-cell>
          <table:table-cell table:style-name="ce44" table:formula="of:=DEC2HEX(SUM(HEX2DEC([.S3]);1))" office:value-type="string" office:string-value="4112" calcext:value-type="string">
            <text:p>4112</text:p>
          </table:table-cell>
          <table:table-cell table:style-name="ce44" table:formula="of:=DEC2HEX(SUM(HEX2DEC([.T3]);1))" office:value-type="string" office:string-value="4113" calcext:value-type="string">
            <text:p>4113</text:p>
          </table:table-cell>
          <table:table-cell table:style-name="ce44" table:formula="of:=DEC2HEX(SUM(HEX2DEC([.U3]);1))" office:value-type="string" office:string-value="4114" calcext:value-type="string">
            <text:p>4114</text:p>
          </table:table-cell>
          <table:table-cell table:style-name="ce44" table:formula="of:=DEC2HEX(SUM(HEX2DEC([.V3]);1))" office:value-type="string" office:string-value="4115" calcext:value-type="string">
            <text:p>4115</text:p>
          </table:table-cell>
          <table:table-cell table:style-name="ce44" table:formula="of:=DEC2HEX(SUM(HEX2DEC([.W3]);1))" office:value-type="string" office:string-value="4116" calcext:value-type="string">
            <text:p>4116</text:p>
          </table:table-cell>
          <table:table-cell table:style-name="ce44" table:formula="of:=DEC2HEX(SUM(HEX2DEC([.X3]);1))" office:value-type="string" office:string-value="4117" calcext:value-type="string">
            <text:p>4117</text:p>
          </table:table-cell>
          <table:table-cell table:style-name="ce44" table:formula="of:=DEC2HEX(SUM(HEX2DEC([.Y3]);1))" office:value-type="string" office:string-value="4118" calcext:value-type="string">
            <text:p>4118</text:p>
          </table:table-cell>
          <table:table-cell table:style-name="ce44" table:formula="of:=DEC2HEX(SUM(HEX2DEC([.Z3]);1))" office:value-type="string" office:string-value="4119" calcext:value-type="string">
            <text:p>4119</text:p>
          </table:table-cell>
          <table:table-cell table:style-name="ce44" table:formula="of:=DEC2HEX(SUM(HEX2DEC([.AA3]);1))" office:value-type="string" office:string-value="411A" calcext:value-type="string">
            <text:p>411A</text:p>
          </table:table-cell>
          <table:table-cell table:style-name="ce44" table:formula="of:=DEC2HEX(SUM(HEX2DEC([.AB3]);1))" office:value-type="string" office:string-value="411B" calcext:value-type="string">
            <text:p>411B</text:p>
          </table:table-cell>
          <table:table-cell table:style-name="ce44" table:formula="of:=DEC2HEX(SUM(HEX2DEC([.AC3]);1))" office:value-type="string" office:string-value="411C" calcext:value-type="string">
            <text:p>411C</text:p>
          </table:table-cell>
          <table:table-cell table:style-name="ce44" table:formula="of:=DEC2HEX(SUM(HEX2DEC([.AD3]);1))" office:value-type="string" office:string-value="411D" calcext:value-type="string">
            <text:p>411D</text:p>
          </table:table-cell>
          <table:table-cell table:style-name="ce44" table:formula="of:=DEC2HEX(SUM(HEX2DEC([.AE3]);1))" office:value-type="string" office:string-value="411E" calcext:value-type="string">
            <text:p>411E</text:p>
          </table:table-cell>
          <table:table-cell table:style-name="ce44" table:formula="of:=DEC2HEX(SUM(HEX2DEC([.AF3]);1))" office:value-type="string" office:string-value="411F" calcext:value-type="string">
            <text:p>41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9]);1))" office:value-type="string" office:string-value="4200" calcext:value-type="string">
            <text:p>4200</text:p>
          </table:table-cell>
          <table:table-cell table:style-name="ce43" table:formula="of:=DEC2HEX(SUM(HEX2DEC([.B4]);1))" office:value-type="string" office:string-value="4201" calcext:value-type="string">
            <text:p>4201</text:p>
          </table:table-cell>
          <table:table-cell table:style-name="ce43" table:formula="of:=DEC2HEX(SUM(HEX2DEC([.C4]);1))" office:value-type="string" office:string-value="4202" calcext:value-type="string">
            <text:p>4202</text:p>
          </table:table-cell>
          <table:table-cell table:style-name="ce43" table:formula="of:=DEC2HEX(SUM(HEX2DEC([.D4]);1))" office:value-type="string" office:string-value="4203" calcext:value-type="string">
            <text:p>4203</text:p>
          </table:table-cell>
          <table:table-cell table:style-name="ce43" table:formula="of:=DEC2HEX(SUM(HEX2DEC([.E4]);1))" office:value-type="string" office:string-value="4204" calcext:value-type="string">
            <text:p>4204</text:p>
          </table:table-cell>
          <table:table-cell table:style-name="ce43" table:formula="of:=DEC2HEX(SUM(HEX2DEC([.F4]);1))" office:value-type="string" office:string-value="4205" calcext:value-type="string">
            <text:p>4205</text:p>
          </table:table-cell>
          <table:table-cell table:style-name="ce43" table:formula="of:=DEC2HEX(SUM(HEX2DEC([.G4]);1))" office:value-type="string" office:string-value="4206" calcext:value-type="string">
            <text:p>4206</text:p>
          </table:table-cell>
          <table:table-cell table:style-name="ce43" table:formula="of:=DEC2HEX(SUM(HEX2DEC([.H4]);1))" office:value-type="string" office:string-value="4207" calcext:value-type="string">
            <text:p>4207</text:p>
          </table:table-cell>
          <table:table-cell table:style-name="ce43" table:formula="of:=DEC2HEX(SUM(HEX2DEC([.I4]);1))" office:value-type="string" office:string-value="4208" calcext:value-type="string">
            <text:p>4208</text:p>
          </table:table-cell>
          <table:table-cell table:style-name="ce43" table:formula="of:=DEC2HEX(SUM(HEX2DEC([.J4]);1))" office:value-type="string" office:string-value="4209" calcext:value-type="string">
            <text:p>4209</text:p>
          </table:table-cell>
          <table:table-cell table:style-name="ce43" table:formula="of:=DEC2HEX(SUM(HEX2DEC([.K4]);1))" office:value-type="string" office:string-value="420A" calcext:value-type="string">
            <text:p>420A</text:p>
          </table:table-cell>
          <table:table-cell table:style-name="ce43" table:formula="of:=DEC2HEX(SUM(HEX2DEC([.L4]);1))" office:value-type="string" office:string-value="420B" calcext:value-type="string">
            <text:p>420B</text:p>
          </table:table-cell>
          <table:table-cell table:style-name="ce43" table:formula="of:=DEC2HEX(SUM(HEX2DEC([.M4]);1))" office:value-type="string" office:string-value="420C" calcext:value-type="string">
            <text:p>420C</text:p>
          </table:table-cell>
          <table:table-cell table:style-name="ce43" table:formula="of:=DEC2HEX(SUM(HEX2DEC([.N4]);1))" office:value-type="string" office:string-value="420D" calcext:value-type="string">
            <text:p>420D</text:p>
          </table:table-cell>
          <table:table-cell table:style-name="ce43" table:formula="of:=DEC2HEX(SUM(HEX2DEC([.O4]);1))" office:value-type="string" office:string-value="420E" calcext:value-type="string">
            <text:p>420E</text:p>
          </table:table-cell>
          <table:table-cell table:style-name="ce43" table:formula="of:=DEC2HEX(SUM(HEX2DEC([.P4]);1))" office:value-type="string" office:string-value="420F" calcext:value-type="string">
            <text:p>420F</text:p>
          </table:table-cell>
          <table:table-cell table:style-name="ce43" table:formula="of:=DEC2HEX(SUM(HEX2DEC([.Q4]);1))" office:value-type="string" office:string-value="4210" calcext:value-type="string">
            <text:p>4210</text:p>
          </table:table-cell>
          <table:table-cell table:style-name="ce43" table:formula="of:=DEC2HEX(SUM(HEX2DEC([.R4]);1))" office:value-type="string" office:string-value="4211" calcext:value-type="string">
            <text:p>4211</text:p>
          </table:table-cell>
          <table:table-cell table:style-name="ce43" table:formula="of:=DEC2HEX(SUM(HEX2DEC([.S4]);1))" office:value-type="string" office:string-value="4212" calcext:value-type="string">
            <text:p>4212</text:p>
          </table:table-cell>
          <table:table-cell table:style-name="ce43" table:formula="of:=DEC2HEX(SUM(HEX2DEC([.T4]);1))" office:value-type="string" office:string-value="4213" calcext:value-type="string">
            <text:p>4213</text:p>
          </table:table-cell>
          <table:table-cell table:style-name="ce43" table:formula="of:=DEC2HEX(SUM(HEX2DEC([.U4]);1))" office:value-type="string" office:string-value="4214" calcext:value-type="string">
            <text:p>4214</text:p>
          </table:table-cell>
          <table:table-cell table:style-name="ce43" table:formula="of:=DEC2HEX(SUM(HEX2DEC([.V4]);1))" office:value-type="string" office:string-value="4215" calcext:value-type="string">
            <text:p>4215</text:p>
          </table:table-cell>
          <table:table-cell table:style-name="ce43" table:formula="of:=DEC2HEX(SUM(HEX2DEC([.W4]);1))" office:value-type="string" office:string-value="4216" calcext:value-type="string">
            <text:p>4216</text:p>
          </table:table-cell>
          <table:table-cell table:style-name="ce43" table:formula="of:=DEC2HEX(SUM(HEX2DEC([.X4]);1))" office:value-type="string" office:string-value="4217" calcext:value-type="string">
            <text:p>4217</text:p>
          </table:table-cell>
          <table:table-cell table:style-name="ce43" table:formula="of:=DEC2HEX(SUM(HEX2DEC([.Y4]);1))" office:value-type="string" office:string-value="4218" calcext:value-type="string">
            <text:p>4218</text:p>
          </table:table-cell>
          <table:table-cell table:style-name="ce43" table:formula="of:=DEC2HEX(SUM(HEX2DEC([.Z4]);1))" office:value-type="string" office:string-value="4219" calcext:value-type="string">
            <text:p>4219</text:p>
          </table:table-cell>
          <table:table-cell table:style-name="ce43" table:formula="of:=DEC2HEX(SUM(HEX2DEC([.AA4]);1))" office:value-type="string" office:string-value="421A" calcext:value-type="string">
            <text:p>421A</text:p>
          </table:table-cell>
          <table:table-cell table:style-name="ce43" table:formula="of:=DEC2HEX(SUM(HEX2DEC([.AB4]);1))" office:value-type="string" office:string-value="421B" calcext:value-type="string">
            <text:p>421B</text:p>
          </table:table-cell>
          <table:table-cell table:style-name="ce43" table:formula="of:=DEC2HEX(SUM(HEX2DEC([.AC4]);1))" office:value-type="string" office:string-value="421C" calcext:value-type="string">
            <text:p>421C</text:p>
          </table:table-cell>
          <table:table-cell table:style-name="ce43" table:formula="of:=DEC2HEX(SUM(HEX2DEC([.AD4]);1))" office:value-type="string" office:string-value="421D" calcext:value-type="string">
            <text:p>421D</text:p>
          </table:table-cell>
          <table:table-cell table:style-name="ce43" table:formula="of:=DEC2HEX(SUM(HEX2DEC([.AE4]);1))" office:value-type="string" office:string-value="421E" calcext:value-type="string">
            <text:p>421E</text:p>
          </table:table-cell>
          <table:table-cell table:style-name="ce43" table:formula="of:=DEC2HEX(SUM(HEX2DEC([.AF4]);1))" office:value-type="string" office:string-value="421F" calcext:value-type="string">
            <text:p>42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0]);1))" office:value-type="string" office:string-value="4300" calcext:value-type="string">
            <text:p>4300</text:p>
          </table:table-cell>
          <table:table-cell table:style-name="ce43" table:formula="of:=DEC2HEX(SUM(HEX2DEC([.B5]);1))" office:value-type="string" office:string-value="4301" calcext:value-type="string">
            <text:p>4301</text:p>
          </table:table-cell>
          <table:table-cell table:style-name="ce43" table:formula="of:=DEC2HEX(SUM(HEX2DEC([.C5]);1))" office:value-type="string" office:string-value="4302" calcext:value-type="string">
            <text:p>4302</text:p>
          </table:table-cell>
          <table:table-cell table:style-name="ce43" table:formula="of:=DEC2HEX(SUM(HEX2DEC([.D5]);1))" office:value-type="string" office:string-value="4303" calcext:value-type="string">
            <text:p>4303</text:p>
          </table:table-cell>
          <table:table-cell table:style-name="ce43" table:formula="of:=DEC2HEX(SUM(HEX2DEC([.E5]);1))" office:value-type="string" office:string-value="4304" calcext:value-type="string">
            <text:p>4304</text:p>
          </table:table-cell>
          <table:table-cell table:style-name="ce43" table:formula="of:=DEC2HEX(SUM(HEX2DEC([.F5]);1))" office:value-type="string" office:string-value="4305" calcext:value-type="string">
            <text:p>4305</text:p>
          </table:table-cell>
          <table:table-cell table:style-name="ce43" table:formula="of:=DEC2HEX(SUM(HEX2DEC([.G5]);1))" office:value-type="string" office:string-value="4306" calcext:value-type="string">
            <text:p>4306</text:p>
          </table:table-cell>
          <table:table-cell table:style-name="ce43" table:formula="of:=DEC2HEX(SUM(HEX2DEC([.H5]);1))" office:value-type="string" office:string-value="4307" calcext:value-type="string">
            <text:p>4307</text:p>
          </table:table-cell>
          <table:table-cell table:style-name="ce43" table:formula="of:=DEC2HEX(SUM(HEX2DEC([.I5]);1))" office:value-type="string" office:string-value="4308" calcext:value-type="string">
            <text:p>4308</text:p>
          </table:table-cell>
          <table:table-cell table:style-name="ce43" table:formula="of:=DEC2HEX(SUM(HEX2DEC([.J5]);1))" office:value-type="string" office:string-value="4309" calcext:value-type="string">
            <text:p>4309</text:p>
          </table:table-cell>
          <table:table-cell table:style-name="ce43" table:formula="of:=DEC2HEX(SUM(HEX2DEC([.K5]);1))" office:value-type="string" office:string-value="430A" calcext:value-type="string">
            <text:p>430A</text:p>
          </table:table-cell>
          <table:table-cell table:style-name="ce43" table:formula="of:=DEC2HEX(SUM(HEX2DEC([.L5]);1))" office:value-type="string" office:string-value="430B" calcext:value-type="string">
            <text:p>430B</text:p>
          </table:table-cell>
          <table:table-cell table:style-name="ce43" table:formula="of:=DEC2HEX(SUM(HEX2DEC([.M5]);1))" office:value-type="string" office:string-value="430C" calcext:value-type="string">
            <text:p>430C</text:p>
          </table:table-cell>
          <table:table-cell table:style-name="ce43" table:formula="of:=DEC2HEX(SUM(HEX2DEC([.N5]);1))" office:value-type="string" office:string-value="430D" calcext:value-type="string">
            <text:p>430D</text:p>
          </table:table-cell>
          <table:table-cell table:style-name="ce43" table:formula="of:=DEC2HEX(SUM(HEX2DEC([.O5]);1))" office:value-type="string" office:string-value="430E" calcext:value-type="string">
            <text:p>430E</text:p>
          </table:table-cell>
          <table:table-cell table:style-name="ce43" table:formula="of:=DEC2HEX(SUM(HEX2DEC([.P5]);1))" office:value-type="string" office:string-value="430F" calcext:value-type="string">
            <text:p>430F</text:p>
          </table:table-cell>
          <table:table-cell table:style-name="ce43" table:formula="of:=DEC2HEX(SUM(HEX2DEC([.Q5]);1))" office:value-type="string" office:string-value="4310" calcext:value-type="string">
            <text:p>4310</text:p>
          </table:table-cell>
          <table:table-cell table:style-name="ce43" table:formula="of:=DEC2HEX(SUM(HEX2DEC([.R5]);1))" office:value-type="string" office:string-value="4311" calcext:value-type="string">
            <text:p>4311</text:p>
          </table:table-cell>
          <table:table-cell table:style-name="ce43" table:formula="of:=DEC2HEX(SUM(HEX2DEC([.S5]);1))" office:value-type="string" office:string-value="4312" calcext:value-type="string">
            <text:p>4312</text:p>
          </table:table-cell>
          <table:table-cell table:style-name="ce43" table:formula="of:=DEC2HEX(SUM(HEX2DEC([.T5]);1))" office:value-type="string" office:string-value="4313" calcext:value-type="string">
            <text:p>4313</text:p>
          </table:table-cell>
          <table:table-cell table:style-name="ce43" table:formula="of:=DEC2HEX(SUM(HEX2DEC([.U5]);1))" office:value-type="string" office:string-value="4314" calcext:value-type="string">
            <text:p>4314</text:p>
          </table:table-cell>
          <table:table-cell table:style-name="ce43" table:formula="of:=DEC2HEX(SUM(HEX2DEC([.V5]);1))" office:value-type="string" office:string-value="4315" calcext:value-type="string">
            <text:p>4315</text:p>
          </table:table-cell>
          <table:table-cell table:style-name="ce43" table:formula="of:=DEC2HEX(SUM(HEX2DEC([.W5]);1))" office:value-type="string" office:string-value="4316" calcext:value-type="string">
            <text:p>4316</text:p>
          </table:table-cell>
          <table:table-cell table:style-name="ce43" table:formula="of:=DEC2HEX(SUM(HEX2DEC([.X5]);1))" office:value-type="string" office:string-value="4317" calcext:value-type="string">
            <text:p>4317</text:p>
          </table:table-cell>
          <table:table-cell table:style-name="ce43" table:formula="of:=DEC2HEX(SUM(HEX2DEC([.Y5]);1))" office:value-type="string" office:string-value="4318" calcext:value-type="string">
            <text:p>4318</text:p>
          </table:table-cell>
          <table:table-cell table:style-name="ce43" table:formula="of:=DEC2HEX(SUM(HEX2DEC([.Z5]);1))" office:value-type="string" office:string-value="4319" calcext:value-type="string">
            <text:p>4319</text:p>
          </table:table-cell>
          <table:table-cell table:style-name="ce43" table:formula="of:=DEC2HEX(SUM(HEX2DEC([.AA5]);1))" office:value-type="string" office:string-value="431A" calcext:value-type="string">
            <text:p>431A</text:p>
          </table:table-cell>
          <table:table-cell table:style-name="ce43" table:formula="of:=DEC2HEX(SUM(HEX2DEC([.AB5]);1))" office:value-type="string" office:string-value="431B" calcext:value-type="string">
            <text:p>431B</text:p>
          </table:table-cell>
          <table:table-cell table:style-name="ce43" table:formula="of:=DEC2HEX(SUM(HEX2DEC([.AC5]);1))" office:value-type="string" office:string-value="431C" calcext:value-type="string">
            <text:p>431C</text:p>
          </table:table-cell>
          <table:table-cell table:style-name="ce43" table:formula="of:=DEC2HEX(SUM(HEX2DEC([.AD5]);1))" office:value-type="string" office:string-value="431D" calcext:value-type="string">
            <text:p>431D</text:p>
          </table:table-cell>
          <table:table-cell table:style-name="ce43" table:formula="of:=DEC2HEX(SUM(HEX2DEC([.AE5]);1))" office:value-type="string" office:string-value="431E" calcext:value-type="string">
            <text:p>431E</text:p>
          </table:table-cell>
          <table:table-cell table:style-name="ce43" table:formula="of:=DEC2HEX(SUM(HEX2DEC([.AF5]);1))" office:value-type="string" office:string-value="431F" calcext:value-type="string">
            <text:p>43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1]);1))" office:value-type="string" office:string-value="4400" calcext:value-type="string">
            <text:p>4400</text:p>
          </table:table-cell>
          <table:table-cell table:style-name="ce43" table:formula="of:=DEC2HEX(SUM(HEX2DEC([.B6]);1))" office:value-type="string" office:string-value="4401" calcext:value-type="string">
            <text:p>4401</text:p>
          </table:table-cell>
          <table:table-cell table:style-name="ce43" table:formula="of:=DEC2HEX(SUM(HEX2DEC([.C6]);1))" office:value-type="string" office:string-value="4402" calcext:value-type="string">
            <text:p>4402</text:p>
          </table:table-cell>
          <table:table-cell table:style-name="ce43" table:formula="of:=DEC2HEX(SUM(HEX2DEC([.D6]);1))" office:value-type="string" office:string-value="4403" calcext:value-type="string">
            <text:p>4403</text:p>
          </table:table-cell>
          <table:table-cell table:style-name="ce43" table:formula="of:=DEC2HEX(SUM(HEX2DEC([.E6]);1))" office:value-type="string" office:string-value="4404" calcext:value-type="string">
            <text:p>4404</text:p>
          </table:table-cell>
          <table:table-cell table:style-name="ce43" table:formula="of:=DEC2HEX(SUM(HEX2DEC([.F6]);1))" office:value-type="string" office:string-value="4405" calcext:value-type="string">
            <text:p>4405</text:p>
          </table:table-cell>
          <table:table-cell table:style-name="ce43" table:formula="of:=DEC2HEX(SUM(HEX2DEC([.G6]);1))" office:value-type="string" office:string-value="4406" calcext:value-type="string">
            <text:p>4406</text:p>
          </table:table-cell>
          <table:table-cell table:style-name="ce43" table:formula="of:=DEC2HEX(SUM(HEX2DEC([.H6]);1))" office:value-type="string" office:string-value="4407" calcext:value-type="string">
            <text:p>4407</text:p>
          </table:table-cell>
          <table:table-cell table:style-name="ce43" table:formula="of:=DEC2HEX(SUM(HEX2DEC([.I6]);1))" office:value-type="string" office:string-value="4408" calcext:value-type="string">
            <text:p>4408</text:p>
          </table:table-cell>
          <table:table-cell table:style-name="ce43" table:formula="of:=DEC2HEX(SUM(HEX2DEC([.J6]);1))" office:value-type="string" office:string-value="4409" calcext:value-type="string">
            <text:p>4409</text:p>
          </table:table-cell>
          <table:table-cell table:style-name="ce43" table:formula="of:=DEC2HEX(SUM(HEX2DEC([.K6]);1))" office:value-type="string" office:string-value="440A" calcext:value-type="string">
            <text:p>440A</text:p>
          </table:table-cell>
          <table:table-cell table:style-name="ce43" table:formula="of:=DEC2HEX(SUM(HEX2DEC([.L6]);1))" office:value-type="string" office:string-value="440B" calcext:value-type="string">
            <text:p>440B</text:p>
          </table:table-cell>
          <table:table-cell table:style-name="ce43" table:formula="of:=DEC2HEX(SUM(HEX2DEC([.M6]);1))" office:value-type="string" office:string-value="440C" calcext:value-type="string">
            <text:p>440C</text:p>
          </table:table-cell>
          <table:table-cell table:style-name="ce43" table:formula="of:=DEC2HEX(SUM(HEX2DEC([.N6]);1))" office:value-type="string" office:string-value="440D" calcext:value-type="string">
            <text:p>440D</text:p>
          </table:table-cell>
          <table:table-cell table:style-name="ce43" table:formula="of:=DEC2HEX(SUM(HEX2DEC([.O6]);1))" office:value-type="string" office:string-value="440E" calcext:value-type="string">
            <text:p>440E</text:p>
          </table:table-cell>
          <table:table-cell table:style-name="ce43" table:formula="of:=DEC2HEX(SUM(HEX2DEC([.P6]);1))" office:value-type="string" office:string-value="440F" calcext:value-type="string">
            <text:p>440F</text:p>
          </table:table-cell>
          <table:table-cell table:style-name="ce43" table:formula="of:=DEC2HEX(SUM(HEX2DEC([.Q6]);1))" office:value-type="string" office:string-value="4410" calcext:value-type="string">
            <text:p>4410</text:p>
          </table:table-cell>
          <table:table-cell table:style-name="ce43" table:formula="of:=DEC2HEX(SUM(HEX2DEC([.R6]);1))" office:value-type="string" office:string-value="4411" calcext:value-type="string">
            <text:p>4411</text:p>
          </table:table-cell>
          <table:table-cell table:style-name="ce43" table:formula="of:=DEC2HEX(SUM(HEX2DEC([.S6]);1))" office:value-type="string" office:string-value="4412" calcext:value-type="string">
            <text:p>4412</text:p>
          </table:table-cell>
          <table:table-cell table:style-name="ce43" table:formula="of:=DEC2HEX(SUM(HEX2DEC([.T6]);1))" office:value-type="string" office:string-value="4413" calcext:value-type="string">
            <text:p>4413</text:p>
          </table:table-cell>
          <table:table-cell table:style-name="ce43" table:formula="of:=DEC2HEX(SUM(HEX2DEC([.U6]);1))" office:value-type="string" office:string-value="4414" calcext:value-type="string">
            <text:p>4414</text:p>
          </table:table-cell>
          <table:table-cell table:style-name="ce43" table:formula="of:=DEC2HEX(SUM(HEX2DEC([.V6]);1))" office:value-type="string" office:string-value="4415" calcext:value-type="string">
            <text:p>4415</text:p>
          </table:table-cell>
          <table:table-cell table:style-name="ce43" table:formula="of:=DEC2HEX(SUM(HEX2DEC([.W6]);1))" office:value-type="string" office:string-value="4416" calcext:value-type="string">
            <text:p>4416</text:p>
          </table:table-cell>
          <table:table-cell table:style-name="ce43" table:formula="of:=DEC2HEX(SUM(HEX2DEC([.X6]);1))" office:value-type="string" office:string-value="4417" calcext:value-type="string">
            <text:p>4417</text:p>
          </table:table-cell>
          <table:table-cell table:style-name="ce43" table:formula="of:=DEC2HEX(SUM(HEX2DEC([.Y6]);1))" office:value-type="string" office:string-value="4418" calcext:value-type="string">
            <text:p>4418</text:p>
          </table:table-cell>
          <table:table-cell table:style-name="ce43" table:formula="of:=DEC2HEX(SUM(HEX2DEC([.Z6]);1))" office:value-type="string" office:string-value="4419" calcext:value-type="string">
            <text:p>4419</text:p>
          </table:table-cell>
          <table:table-cell table:style-name="ce43" table:formula="of:=DEC2HEX(SUM(HEX2DEC([.AA6]);1))" office:value-type="string" office:string-value="441A" calcext:value-type="string">
            <text:p>441A</text:p>
          </table:table-cell>
          <table:table-cell table:style-name="ce43" table:formula="of:=DEC2HEX(SUM(HEX2DEC([.AB6]);1))" office:value-type="string" office:string-value="441B" calcext:value-type="string">
            <text:p>441B</text:p>
          </table:table-cell>
          <table:table-cell table:style-name="ce43" table:formula="of:=DEC2HEX(SUM(HEX2DEC([.AC6]);1))" office:value-type="string" office:string-value="441C" calcext:value-type="string">
            <text:p>441C</text:p>
          </table:table-cell>
          <table:table-cell table:style-name="ce43" table:formula="of:=DEC2HEX(SUM(HEX2DEC([.AD6]);1))" office:value-type="string" office:string-value="441D" calcext:value-type="string">
            <text:p>441D</text:p>
          </table:table-cell>
          <table:table-cell table:style-name="ce43" table:formula="of:=DEC2HEX(SUM(HEX2DEC([.AE6]);1))" office:value-type="string" office:string-value="441E" calcext:value-type="string">
            <text:p>441E</text:p>
          </table:table-cell>
          <table:table-cell table:style-name="ce43" table:formula="of:=DEC2HEX(SUM(HEX2DEC([.AF6]);1))" office:value-type="string" office:string-value="441F" calcext:value-type="string">
            <text:p>44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2]);1))" office:value-type="string" office:string-value="4500" calcext:value-type="string">
            <text:p>4500</text:p>
          </table:table-cell>
          <table:table-cell table:style-name="ce43" table:formula="of:=DEC2HEX(SUM(HEX2DEC([.B7]);1))" office:value-type="string" office:string-value="4501" calcext:value-type="string">
            <text:p>4501</text:p>
          </table:table-cell>
          <table:table-cell table:style-name="ce43" table:formula="of:=DEC2HEX(SUM(HEX2DEC([.C7]);1))" office:value-type="string" office:string-value="4502" calcext:value-type="string">
            <text:p>4502</text:p>
          </table:table-cell>
          <table:table-cell table:style-name="ce43" table:formula="of:=DEC2HEX(SUM(HEX2DEC([.D7]);1))" office:value-type="string" office:string-value="4503" calcext:value-type="string">
            <text:p>4503</text:p>
          </table:table-cell>
          <table:table-cell table:style-name="ce43" table:formula="of:=DEC2HEX(SUM(HEX2DEC([.E7]);1))" office:value-type="string" office:string-value="4504" calcext:value-type="string">
            <text:p>4504</text:p>
          </table:table-cell>
          <table:table-cell table:style-name="ce43" table:formula="of:=DEC2HEX(SUM(HEX2DEC([.F7]);1))" office:value-type="string" office:string-value="4505" calcext:value-type="string">
            <text:p>4505</text:p>
          </table:table-cell>
          <table:table-cell table:style-name="ce43" table:formula="of:=DEC2HEX(SUM(HEX2DEC([.G7]);1))" office:value-type="string" office:string-value="4506" calcext:value-type="string">
            <text:p>4506</text:p>
          </table:table-cell>
          <table:table-cell table:style-name="ce43" table:formula="of:=DEC2HEX(SUM(HEX2DEC([.H7]);1))" office:value-type="string" office:string-value="4507" calcext:value-type="string">
            <text:p>4507</text:p>
          </table:table-cell>
          <table:table-cell table:style-name="ce43" table:formula="of:=DEC2HEX(SUM(HEX2DEC([.I7]);1))" office:value-type="string" office:string-value="4508" calcext:value-type="string">
            <text:p>4508</text:p>
          </table:table-cell>
          <table:table-cell table:style-name="ce43" table:formula="of:=DEC2HEX(SUM(HEX2DEC([.J7]);1))" office:value-type="string" office:string-value="4509" calcext:value-type="string">
            <text:p>4509</text:p>
          </table:table-cell>
          <table:table-cell table:style-name="ce43" table:formula="of:=DEC2HEX(SUM(HEX2DEC([.K7]);1))" office:value-type="string" office:string-value="450A" calcext:value-type="string">
            <text:p>450A</text:p>
          </table:table-cell>
          <table:table-cell table:style-name="ce43" table:formula="of:=DEC2HEX(SUM(HEX2DEC([.L7]);1))" office:value-type="string" office:string-value="450B" calcext:value-type="string">
            <text:p>450B</text:p>
          </table:table-cell>
          <table:table-cell table:style-name="ce43" table:formula="of:=DEC2HEX(SUM(HEX2DEC([.M7]);1))" office:value-type="string" office:string-value="450C" calcext:value-type="string">
            <text:p>450C</text:p>
          </table:table-cell>
          <table:table-cell table:style-name="ce43" table:formula="of:=DEC2HEX(SUM(HEX2DEC([.N7]);1))" office:value-type="string" office:string-value="450D" calcext:value-type="string">
            <text:p>450D</text:p>
          </table:table-cell>
          <table:table-cell table:style-name="ce43" table:formula="of:=DEC2HEX(SUM(HEX2DEC([.O7]);1))" office:value-type="string" office:string-value="450E" calcext:value-type="string">
            <text:p>450E</text:p>
          </table:table-cell>
          <table:table-cell table:style-name="ce43" table:formula="of:=DEC2HEX(SUM(HEX2DEC([.P7]);1))" office:value-type="string" office:string-value="450F" calcext:value-type="string">
            <text:p>450F</text:p>
          </table:table-cell>
          <table:table-cell table:style-name="ce43" table:formula="of:=DEC2HEX(SUM(HEX2DEC([.Q7]);1))" office:value-type="string" office:string-value="4510" calcext:value-type="string">
            <text:p>4510</text:p>
          </table:table-cell>
          <table:table-cell table:style-name="ce43" table:formula="of:=DEC2HEX(SUM(HEX2DEC([.R7]);1))" office:value-type="string" office:string-value="4511" calcext:value-type="string">
            <text:p>4511</text:p>
          </table:table-cell>
          <table:table-cell table:style-name="ce43" table:formula="of:=DEC2HEX(SUM(HEX2DEC([.S7]);1))" office:value-type="string" office:string-value="4512" calcext:value-type="string">
            <text:p>4512</text:p>
          </table:table-cell>
          <table:table-cell table:style-name="ce43" table:formula="of:=DEC2HEX(SUM(HEX2DEC([.T7]);1))" office:value-type="string" office:string-value="4513" calcext:value-type="string">
            <text:p>4513</text:p>
          </table:table-cell>
          <table:table-cell table:style-name="ce43" table:formula="of:=DEC2HEX(SUM(HEX2DEC([.U7]);1))" office:value-type="string" office:string-value="4514" calcext:value-type="string">
            <text:p>4514</text:p>
          </table:table-cell>
          <table:table-cell table:style-name="ce43" table:formula="of:=DEC2HEX(SUM(HEX2DEC([.V7]);1))" office:value-type="string" office:string-value="4515" calcext:value-type="string">
            <text:p>4515</text:p>
          </table:table-cell>
          <table:table-cell table:style-name="ce43" table:formula="of:=DEC2HEX(SUM(HEX2DEC([.W7]);1))" office:value-type="string" office:string-value="4516" calcext:value-type="string">
            <text:p>4516</text:p>
          </table:table-cell>
          <table:table-cell table:style-name="ce43" table:formula="of:=DEC2HEX(SUM(HEX2DEC([.X7]);1))" office:value-type="string" office:string-value="4517" calcext:value-type="string">
            <text:p>4517</text:p>
          </table:table-cell>
          <table:table-cell table:style-name="ce43" table:formula="of:=DEC2HEX(SUM(HEX2DEC([.Y7]);1))" office:value-type="string" office:string-value="4518" calcext:value-type="string">
            <text:p>4518</text:p>
          </table:table-cell>
          <table:table-cell table:style-name="ce43" table:formula="of:=DEC2HEX(SUM(HEX2DEC([.Z7]);1))" office:value-type="string" office:string-value="4519" calcext:value-type="string">
            <text:p>4519</text:p>
          </table:table-cell>
          <table:table-cell table:style-name="ce43" table:formula="of:=DEC2HEX(SUM(HEX2DEC([.AA7]);1))" office:value-type="string" office:string-value="451A" calcext:value-type="string">
            <text:p>451A</text:p>
          </table:table-cell>
          <table:table-cell table:style-name="ce43" table:formula="of:=DEC2HEX(SUM(HEX2DEC([.AB7]);1))" office:value-type="string" office:string-value="451B" calcext:value-type="string">
            <text:p>451B</text:p>
          </table:table-cell>
          <table:table-cell table:style-name="ce43" table:formula="of:=DEC2HEX(SUM(HEX2DEC([.AC7]);1))" office:value-type="string" office:string-value="451C" calcext:value-type="string">
            <text:p>451C</text:p>
          </table:table-cell>
          <table:table-cell table:style-name="ce43" table:formula="of:=DEC2HEX(SUM(HEX2DEC([.AD7]);1))" office:value-type="string" office:string-value="451D" calcext:value-type="string">
            <text:p>451D</text:p>
          </table:table-cell>
          <table:table-cell table:style-name="ce43" table:formula="of:=DEC2HEX(SUM(HEX2DEC([.AE7]);1))" office:value-type="string" office:string-value="451E" calcext:value-type="string">
            <text:p>451E</text:p>
          </table:table-cell>
          <table:table-cell table:style-name="ce43" table:formula="of:=DEC2HEX(SUM(HEX2DEC([.AF7]);1))" office:value-type="string" office:string-value="451F" calcext:value-type="string">
            <text:p>45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3]);1))" office:value-type="string" office:string-value="4600" calcext:value-type="string">
            <text:p>4600</text:p>
          </table:table-cell>
          <table:table-cell table:style-name="ce43" table:formula="of:=DEC2HEX(SUM(HEX2DEC([.B8]);1))" office:value-type="string" office:string-value="4601" calcext:value-type="string">
            <text:p>4601</text:p>
          </table:table-cell>
          <table:table-cell table:style-name="ce43" table:formula="of:=DEC2HEX(SUM(HEX2DEC([.C8]);1))" office:value-type="string" office:string-value="4602" calcext:value-type="string">
            <text:p>4602</text:p>
          </table:table-cell>
          <table:table-cell table:style-name="ce43" table:formula="of:=DEC2HEX(SUM(HEX2DEC([.D8]);1))" office:value-type="string" office:string-value="4603" calcext:value-type="string">
            <text:p>4603</text:p>
          </table:table-cell>
          <table:table-cell table:style-name="ce43" table:formula="of:=DEC2HEX(SUM(HEX2DEC([.E8]);1))" office:value-type="string" office:string-value="4604" calcext:value-type="string">
            <text:p>4604</text:p>
          </table:table-cell>
          <table:table-cell table:style-name="ce43" table:formula="of:=DEC2HEX(SUM(HEX2DEC([.F8]);1))" office:value-type="string" office:string-value="4605" calcext:value-type="string">
            <text:p>4605</text:p>
          </table:table-cell>
          <table:table-cell table:style-name="ce43" table:formula="of:=DEC2HEX(SUM(HEX2DEC([.G8]);1))" office:value-type="string" office:string-value="4606" calcext:value-type="string">
            <text:p>4606</text:p>
          </table:table-cell>
          <table:table-cell table:style-name="ce43" table:formula="of:=DEC2HEX(SUM(HEX2DEC([.H8]);1))" office:value-type="string" office:string-value="4607" calcext:value-type="string">
            <text:p>4607</text:p>
          </table:table-cell>
          <table:table-cell table:style-name="ce43" table:formula="of:=DEC2HEX(SUM(HEX2DEC([.I8]);1))" office:value-type="string" office:string-value="4608" calcext:value-type="string">
            <text:p>4608</text:p>
          </table:table-cell>
          <table:table-cell table:style-name="ce43" table:formula="of:=DEC2HEX(SUM(HEX2DEC([.J8]);1))" office:value-type="string" office:string-value="4609" calcext:value-type="string">
            <text:p>4609</text:p>
          </table:table-cell>
          <table:table-cell table:style-name="ce43" table:formula="of:=DEC2HEX(SUM(HEX2DEC([.K8]);1))" office:value-type="string" office:string-value="460A" calcext:value-type="string">
            <text:p>460A</text:p>
          </table:table-cell>
          <table:table-cell table:style-name="ce43" table:formula="of:=DEC2HEX(SUM(HEX2DEC([.L8]);1))" office:value-type="string" office:string-value="460B" calcext:value-type="string">
            <text:p>460B</text:p>
          </table:table-cell>
          <table:table-cell table:style-name="ce43" table:formula="of:=DEC2HEX(SUM(HEX2DEC([.M8]);1))" office:value-type="string" office:string-value="460C" calcext:value-type="string">
            <text:p>460C</text:p>
          </table:table-cell>
          <table:table-cell table:style-name="ce43" table:formula="of:=DEC2HEX(SUM(HEX2DEC([.N8]);1))" office:value-type="string" office:string-value="460D" calcext:value-type="string">
            <text:p>460D</text:p>
          </table:table-cell>
          <table:table-cell table:style-name="ce43" table:formula="of:=DEC2HEX(SUM(HEX2DEC([.O8]);1))" office:value-type="string" office:string-value="460E" calcext:value-type="string">
            <text:p>460E</text:p>
          </table:table-cell>
          <table:table-cell table:style-name="ce43" table:formula="of:=DEC2HEX(SUM(HEX2DEC([.P8]);1))" office:value-type="string" office:string-value="460F" calcext:value-type="string">
            <text:p>460F</text:p>
          </table:table-cell>
          <table:table-cell table:style-name="ce43" table:formula="of:=DEC2HEX(SUM(HEX2DEC([.Q8]);1))" office:value-type="string" office:string-value="4610" calcext:value-type="string">
            <text:p>4610</text:p>
          </table:table-cell>
          <table:table-cell table:style-name="ce43" table:formula="of:=DEC2HEX(SUM(HEX2DEC([.R8]);1))" office:value-type="string" office:string-value="4611" calcext:value-type="string">
            <text:p>4611</text:p>
          </table:table-cell>
          <table:table-cell table:style-name="ce43" table:formula="of:=DEC2HEX(SUM(HEX2DEC([.S8]);1))" office:value-type="string" office:string-value="4612" calcext:value-type="string">
            <text:p>4612</text:p>
          </table:table-cell>
          <table:table-cell table:style-name="ce43" table:formula="of:=DEC2HEX(SUM(HEX2DEC([.T8]);1))" office:value-type="string" office:string-value="4613" calcext:value-type="string">
            <text:p>4613</text:p>
          </table:table-cell>
          <table:table-cell table:style-name="ce43" table:formula="of:=DEC2HEX(SUM(HEX2DEC([.U8]);1))" office:value-type="string" office:string-value="4614" calcext:value-type="string">
            <text:p>4614</text:p>
          </table:table-cell>
          <table:table-cell table:style-name="ce43" table:formula="of:=DEC2HEX(SUM(HEX2DEC([.V8]);1))" office:value-type="string" office:string-value="4615" calcext:value-type="string">
            <text:p>4615</text:p>
          </table:table-cell>
          <table:table-cell table:style-name="ce43" table:formula="of:=DEC2HEX(SUM(HEX2DEC([.W8]);1))" office:value-type="string" office:string-value="4616" calcext:value-type="string">
            <text:p>4616</text:p>
          </table:table-cell>
          <table:table-cell table:style-name="ce43" table:formula="of:=DEC2HEX(SUM(HEX2DEC([.X8]);1))" office:value-type="string" office:string-value="4617" calcext:value-type="string">
            <text:p>4617</text:p>
          </table:table-cell>
          <table:table-cell table:style-name="ce43" table:formula="of:=DEC2HEX(SUM(HEX2DEC([.Y8]);1))" office:value-type="string" office:string-value="4618" calcext:value-type="string">
            <text:p>4618</text:p>
          </table:table-cell>
          <table:table-cell table:style-name="ce43" table:formula="of:=DEC2HEX(SUM(HEX2DEC([.Z8]);1))" office:value-type="string" office:string-value="4619" calcext:value-type="string">
            <text:p>4619</text:p>
          </table:table-cell>
          <table:table-cell table:style-name="ce43" table:formula="of:=DEC2HEX(SUM(HEX2DEC([.AA8]);1))" office:value-type="string" office:string-value="461A" calcext:value-type="string">
            <text:p>461A</text:p>
          </table:table-cell>
          <table:table-cell table:style-name="ce43" table:formula="of:=DEC2HEX(SUM(HEX2DEC([.AB8]);1))" office:value-type="string" office:string-value="461B" calcext:value-type="string">
            <text:p>461B</text:p>
          </table:table-cell>
          <table:table-cell table:style-name="ce43" table:formula="of:=DEC2HEX(SUM(HEX2DEC([.AC8]);1))" office:value-type="string" office:string-value="461C" calcext:value-type="string">
            <text:p>461C</text:p>
          </table:table-cell>
          <table:table-cell table:style-name="ce43" table:formula="of:=DEC2HEX(SUM(HEX2DEC([.AD8]);1))" office:value-type="string" office:string-value="461D" calcext:value-type="string">
            <text:p>461D</text:p>
          </table:table-cell>
          <table:table-cell table:style-name="ce43" table:formula="of:=DEC2HEX(SUM(HEX2DEC([.AE8]);1))" office:value-type="string" office:string-value="461E" calcext:value-type="string">
            <text:p>461E</text:p>
          </table:table-cell>
          <table:table-cell table:style-name="ce43" table:formula="of:=DEC2HEX(SUM(HEX2DEC([.AF8]);1))" office:value-type="string" office:string-value="461F" calcext:value-type="string">
            <text:p>461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64]);1))" office:value-type="string" office:string-value="4700" calcext:value-type="string">
            <text:p>4700</text:p>
          </table:table-cell>
          <table:table-cell table:style-name="ce43" table:formula="of:=DEC2HEX(SUM(HEX2DEC([.B9]);1))" office:value-type="string" office:string-value="4701" calcext:value-type="string">
            <text:p>4701</text:p>
          </table:table-cell>
          <table:table-cell table:style-name="ce43" table:formula="of:=DEC2HEX(SUM(HEX2DEC([.C9]);1))" office:value-type="string" office:string-value="4702" calcext:value-type="string">
            <text:p>4702</text:p>
          </table:table-cell>
          <table:table-cell table:style-name="ce43" table:formula="of:=DEC2HEX(SUM(HEX2DEC([.D9]);1))" office:value-type="string" office:string-value="4703" calcext:value-type="string">
            <text:p>4703</text:p>
          </table:table-cell>
          <table:table-cell table:style-name="ce43" table:formula="of:=DEC2HEX(SUM(HEX2DEC([.E9]);1))" office:value-type="string" office:string-value="4704" calcext:value-type="string">
            <text:p>4704</text:p>
          </table:table-cell>
          <table:table-cell table:style-name="ce43" table:formula="of:=DEC2HEX(SUM(HEX2DEC([.F9]);1))" office:value-type="string" office:string-value="4705" calcext:value-type="string">
            <text:p>4705</text:p>
          </table:table-cell>
          <table:table-cell table:style-name="ce43" table:formula="of:=DEC2HEX(SUM(HEX2DEC([.G9]);1))" office:value-type="string" office:string-value="4706" calcext:value-type="string">
            <text:p>4706</text:p>
          </table:table-cell>
          <table:table-cell table:style-name="ce43" table:formula="of:=DEC2HEX(SUM(HEX2DEC([.H9]);1))" office:value-type="string" office:string-value="4707" calcext:value-type="string">
            <text:p>4707</text:p>
          </table:table-cell>
          <table:table-cell table:style-name="ce43" table:formula="of:=DEC2HEX(SUM(HEX2DEC([.I9]);1))" office:value-type="string" office:string-value="4708" calcext:value-type="string">
            <text:p>4708</text:p>
          </table:table-cell>
          <table:table-cell table:style-name="ce43" table:formula="of:=DEC2HEX(SUM(HEX2DEC([.J9]);1))" office:value-type="string" office:string-value="4709" calcext:value-type="string">
            <text:p>4709</text:p>
          </table:table-cell>
          <table:table-cell table:style-name="ce43" table:formula="of:=DEC2HEX(SUM(HEX2DEC([.K9]);1))" office:value-type="string" office:string-value="470A" calcext:value-type="string">
            <text:p>470A</text:p>
          </table:table-cell>
          <table:table-cell table:style-name="ce43" table:formula="of:=DEC2HEX(SUM(HEX2DEC([.L9]);1))" office:value-type="string" office:string-value="470B" calcext:value-type="string">
            <text:p>470B</text:p>
          </table:table-cell>
          <table:table-cell table:style-name="ce43" table:formula="of:=DEC2HEX(SUM(HEX2DEC([.M9]);1))" office:value-type="string" office:string-value="470C" calcext:value-type="string">
            <text:p>470C</text:p>
          </table:table-cell>
          <table:table-cell table:style-name="ce43" table:formula="of:=DEC2HEX(SUM(HEX2DEC([.N9]);1))" office:value-type="string" office:string-value="470D" calcext:value-type="string">
            <text:p>470D</text:p>
          </table:table-cell>
          <table:table-cell table:style-name="ce43" table:formula="of:=DEC2HEX(SUM(HEX2DEC([.O9]);1))" office:value-type="string" office:string-value="470E" calcext:value-type="string">
            <text:p>470E</text:p>
          </table:table-cell>
          <table:table-cell table:style-name="ce43" table:formula="of:=DEC2HEX(SUM(HEX2DEC([.P9]);1))" office:value-type="string" office:string-value="470F" calcext:value-type="string">
            <text:p>470F</text:p>
          </table:table-cell>
          <table:table-cell table:style-name="ce43" table:formula="of:=DEC2HEX(SUM(HEX2DEC([.Q9]);1))" office:value-type="string" office:string-value="4710" calcext:value-type="string">
            <text:p>4710</text:p>
          </table:table-cell>
          <table:table-cell table:style-name="ce43" table:formula="of:=DEC2HEX(SUM(HEX2DEC([.R9]);1))" office:value-type="string" office:string-value="4711" calcext:value-type="string">
            <text:p>4711</text:p>
          </table:table-cell>
          <table:table-cell table:style-name="ce43" table:formula="of:=DEC2HEX(SUM(HEX2DEC([.S9]);1))" office:value-type="string" office:string-value="4712" calcext:value-type="string">
            <text:p>4712</text:p>
          </table:table-cell>
          <table:table-cell table:style-name="ce43" table:formula="of:=DEC2HEX(SUM(HEX2DEC([.T9]);1))" office:value-type="string" office:string-value="4713" calcext:value-type="string">
            <text:p>4713</text:p>
          </table:table-cell>
          <table:table-cell table:style-name="ce43" table:formula="of:=DEC2HEX(SUM(HEX2DEC([.U9]);1))" office:value-type="string" office:string-value="4714" calcext:value-type="string">
            <text:p>4714</text:p>
          </table:table-cell>
          <table:table-cell table:style-name="ce43" table:formula="of:=DEC2HEX(SUM(HEX2DEC([.V9]);1))" office:value-type="string" office:string-value="4715" calcext:value-type="string">
            <text:p>4715</text:p>
          </table:table-cell>
          <table:table-cell table:style-name="ce43" table:formula="of:=DEC2HEX(SUM(HEX2DEC([.W9]);1))" office:value-type="string" office:string-value="4716" calcext:value-type="string">
            <text:p>4716</text:p>
          </table:table-cell>
          <table:table-cell table:style-name="ce43" table:formula="of:=DEC2HEX(SUM(HEX2DEC([.X9]);1))" office:value-type="string" office:string-value="4717" calcext:value-type="string">
            <text:p>4717</text:p>
          </table:table-cell>
          <table:table-cell table:style-name="ce43" table:formula="of:=DEC2HEX(SUM(HEX2DEC([.Y9]);1))" office:value-type="string" office:string-value="4718" calcext:value-type="string">
            <text:p>4718</text:p>
          </table:table-cell>
          <table:table-cell table:style-name="ce43" table:formula="of:=DEC2HEX(SUM(HEX2DEC([.Z9]);1))" office:value-type="string" office:string-value="4719" calcext:value-type="string">
            <text:p>4719</text:p>
          </table:table-cell>
          <table:table-cell table:style-name="ce43" table:formula="of:=DEC2HEX(SUM(HEX2DEC([.AA9]);1))" office:value-type="string" office:string-value="471A" calcext:value-type="string">
            <text:p>471A</text:p>
          </table:table-cell>
          <table:table-cell table:style-name="ce43" table:formula="of:=DEC2HEX(SUM(HEX2DEC([.AB9]);1))" office:value-type="string" office:string-value="471B" calcext:value-type="string">
            <text:p>471B</text:p>
          </table:table-cell>
          <table:table-cell table:style-name="ce43" table:formula="of:=DEC2HEX(SUM(HEX2DEC([.AC9]);1))" office:value-type="string" office:string-value="471C" calcext:value-type="string">
            <text:p>471C</text:p>
          </table:table-cell>
          <table:table-cell table:style-name="ce43" table:formula="of:=DEC2HEX(SUM(HEX2DEC([.AD9]);1))" office:value-type="string" office:string-value="471D" calcext:value-type="string">
            <text:p>471D</text:p>
          </table:table-cell>
          <table:table-cell table:style-name="ce43" table:formula="of:=DEC2HEX(SUM(HEX2DEC([.AE9]);1))" office:value-type="string" office:string-value="471E" calcext:value-type="string">
            <text:p>471E</text:p>
          </table:table-cell>
          <table:table-cell table:style-name="ce43" table:formula="of:=DEC2HEX(SUM(HEX2DEC([.AF9]);1))" office:value-type="string" office:string-value="471F" calcext:value-type="string">
            <text:p>471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1</text:p>
            <text:p> Pixel</text:p>
            <text:p>8-15</text:p>
          </table:table-cell>
          <table:table-cell table:style-name="ce45" table:formula="of:=DEC2HEX(SUM(HEX2DEC([.AG2]);1))" office:value-type="string" office:string-value="4020" calcext:value-type="string">
            <text:p>4020</text:p>
          </table:table-cell>
          <table:table-cell table:style-name="ce45" table:formula="of:=DEC2HEX(SUM(HEX2DEC([.B10]);1))" office:value-type="string" office:string-value="4021" calcext:value-type="string">
            <text:p>4021</text:p>
          </table:table-cell>
          <table:table-cell table:style-name="ce45" table:formula="of:=DEC2HEX(SUM(HEX2DEC([.C10]);1))" office:value-type="string" office:string-value="4022" calcext:value-type="string">
            <text:p>4022</text:p>
          </table:table-cell>
          <table:table-cell table:style-name="ce45" table:formula="of:=DEC2HEX(SUM(HEX2DEC([.D10]);1))" office:value-type="string" office:string-value="4023" calcext:value-type="string">
            <text:p>4023</text:p>
          </table:table-cell>
          <table:table-cell table:style-name="ce45" table:formula="of:=DEC2HEX(SUM(HEX2DEC([.E10]);1))" office:value-type="string" office:string-value="4024" calcext:value-type="string">
            <text:p>4024</text:p>
          </table:table-cell>
          <table:table-cell table:style-name="ce45" table:formula="of:=DEC2HEX(SUM(HEX2DEC([.F10]);1))" office:value-type="string" office:string-value="4025" calcext:value-type="string">
            <text:p>4025</text:p>
          </table:table-cell>
          <table:table-cell table:style-name="ce45" table:formula="of:=DEC2HEX(SUM(HEX2DEC([.G10]);1))" office:value-type="string" office:string-value="4026" calcext:value-type="string">
            <text:p>4026</text:p>
          </table:table-cell>
          <table:table-cell table:style-name="ce45" table:formula="of:=DEC2HEX(SUM(HEX2DEC([.H10]);1))" office:value-type="string" office:string-value="4027" calcext:value-type="string">
            <text:p>4027</text:p>
          </table:table-cell>
          <table:table-cell table:style-name="ce45" table:formula="of:=DEC2HEX(SUM(HEX2DEC([.I10]);1))" office:value-type="string" office:string-value="4028" calcext:value-type="string">
            <text:p>4028</text:p>
          </table:table-cell>
          <table:table-cell table:style-name="ce45" table:formula="of:=DEC2HEX(SUM(HEX2DEC([.J10]);1))" office:value-type="string" office:string-value="4029" calcext:value-type="string">
            <text:p>4029</text:p>
          </table:table-cell>
          <table:table-cell table:style-name="ce45" table:formula="of:=DEC2HEX(SUM(HEX2DEC([.K10]);1))" office:value-type="string" office:string-value="402A" calcext:value-type="string">
            <text:p>402A</text:p>
          </table:table-cell>
          <table:table-cell table:style-name="ce45" table:formula="of:=DEC2HEX(SUM(HEX2DEC([.L10]);1))" office:value-type="string" office:string-value="402B" calcext:value-type="string">
            <text:p>402B</text:p>
          </table:table-cell>
          <table:table-cell table:style-name="ce45" table:formula="of:=DEC2HEX(SUM(HEX2DEC([.M10]);1))" office:value-type="string" office:string-value="402C" calcext:value-type="string">
            <text:p>402C</text:p>
          </table:table-cell>
          <table:table-cell table:style-name="ce45" table:formula="of:=DEC2HEX(SUM(HEX2DEC([.N10]);1))" office:value-type="string" office:string-value="402D" calcext:value-type="string">
            <text:p>402D</text:p>
          </table:table-cell>
          <table:table-cell table:style-name="ce45" table:formula="of:=DEC2HEX(SUM(HEX2DEC([.O10]);1))" office:value-type="string" office:string-value="402E" calcext:value-type="string">
            <text:p>402E</text:p>
          </table:table-cell>
          <table:table-cell table:style-name="ce45" table:formula="of:=DEC2HEX(SUM(HEX2DEC([.P10]);1))" office:value-type="string" office:string-value="402F" calcext:value-type="string">
            <text:p>402F</text:p>
          </table:table-cell>
          <table:table-cell table:style-name="ce45" table:formula="of:=DEC2HEX(SUM(HEX2DEC([.Q10]);1))" office:value-type="string" office:string-value="4030" calcext:value-type="string">
            <text:p>4030</text:p>
          </table:table-cell>
          <table:table-cell table:style-name="ce45" table:formula="of:=DEC2HEX(SUM(HEX2DEC([.R10]);1))" office:value-type="string" office:string-value="4031" calcext:value-type="string">
            <text:p>4031</text:p>
          </table:table-cell>
          <table:table-cell table:style-name="ce45" table:formula="of:=DEC2HEX(SUM(HEX2DEC([.S10]);1))" office:value-type="string" office:string-value="4032" calcext:value-type="string">
            <text:p>4032</text:p>
          </table:table-cell>
          <table:table-cell table:style-name="ce45" table:formula="of:=DEC2HEX(SUM(HEX2DEC([.T10]);1))" office:value-type="string" office:string-value="4033" calcext:value-type="string">
            <text:p>4033</text:p>
          </table:table-cell>
          <table:table-cell table:style-name="ce45" table:formula="of:=DEC2HEX(SUM(HEX2DEC([.U10]);1))" office:value-type="string" office:string-value="4034" calcext:value-type="string">
            <text:p>4034</text:p>
          </table:table-cell>
          <table:table-cell table:style-name="ce45" table:formula="of:=DEC2HEX(SUM(HEX2DEC([.V10]);1))" office:value-type="string" office:string-value="4035" calcext:value-type="string">
            <text:p>4035</text:p>
          </table:table-cell>
          <table:table-cell table:style-name="ce45" table:formula="of:=DEC2HEX(SUM(HEX2DEC([.W10]);1))" office:value-type="string" office:string-value="4036" calcext:value-type="string">
            <text:p>4036</text:p>
          </table:table-cell>
          <table:table-cell table:style-name="ce45" table:formula="of:=DEC2HEX(SUM(HEX2DEC([.X10]);1))" office:value-type="string" office:string-value="4037" calcext:value-type="string">
            <text:p>4037</text:p>
          </table:table-cell>
          <table:table-cell table:style-name="ce45" table:formula="of:=DEC2HEX(SUM(HEX2DEC([.Y10]);1))" office:value-type="string" office:string-value="4038" calcext:value-type="string">
            <text:p>4038</text:p>
          </table:table-cell>
          <table:table-cell table:style-name="ce45" table:formula="of:=DEC2HEX(SUM(HEX2DEC([.Z10]);1))" office:value-type="string" office:string-value="4039" calcext:value-type="string">
            <text:p>4039</text:p>
          </table:table-cell>
          <table:table-cell table:style-name="ce45" table:formula="of:=DEC2HEX(SUM(HEX2DEC([.AA10]);1))" office:value-type="string" office:string-value="403A" calcext:value-type="string">
            <text:p>403A</text:p>
          </table:table-cell>
          <table:table-cell table:style-name="ce45" table:formula="of:=DEC2HEX(SUM(HEX2DEC([.AB10]);1))" office:value-type="string" office:string-value="403B" calcext:value-type="string">
            <text:p>403B</text:p>
          </table:table-cell>
          <table:table-cell table:style-name="ce45" table:formula="of:=DEC2HEX(SUM(HEX2DEC([.AC10]);1))" office:value-type="string" office:string-value="403C" calcext:value-type="string">
            <text:p>403C</text:p>
          </table:table-cell>
          <table:table-cell table:style-name="ce45" table:formula="of:=DEC2HEX(SUM(HEX2DEC([.AD10]);1))" office:value-type="string" office:string-value="403D" calcext:value-type="string">
            <text:p>403D</text:p>
          </table:table-cell>
          <table:table-cell table:style-name="ce45" table:formula="of:=DEC2HEX(SUM(HEX2DEC([.AE10]);1))" office:value-type="string" office:string-value="403E" calcext:value-type="string">
            <text:p>403E</text:p>
          </table:table-cell>
          <table:table-cell table:style-name="ce45" table:formula="of:=DEC2HEX(SUM(HEX2DEC([.AF10]);1))" office:value-type="string" office:string-value="403F" calcext:value-type="string">
            <text:p>40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3]);1))" office:value-type="string" office:string-value="4120" calcext:value-type="string">
            <text:p>4120</text:p>
          </table:table-cell>
          <table:table-cell table:style-name="ce43" table:formula="of:=DEC2HEX(SUM(HEX2DEC([.B11]);1))" office:value-type="string" office:string-value="4121" calcext:value-type="string">
            <text:p>4121</text:p>
          </table:table-cell>
          <table:table-cell table:style-name="ce43" table:formula="of:=DEC2HEX(SUM(HEX2DEC([.C11]);1))" office:value-type="string" office:string-value="4122" calcext:value-type="string">
            <text:p>4122</text:p>
          </table:table-cell>
          <table:table-cell table:style-name="ce43" table:formula="of:=DEC2HEX(SUM(HEX2DEC([.D11]);1))" office:value-type="string" office:string-value="4123" calcext:value-type="string">
            <text:p>4123</text:p>
          </table:table-cell>
          <table:table-cell table:style-name="ce43" table:formula="of:=DEC2HEX(SUM(HEX2DEC([.E11]);1))" office:value-type="string" office:string-value="4124" calcext:value-type="string">
            <text:p>4124</text:p>
          </table:table-cell>
          <table:table-cell table:style-name="ce43" table:formula="of:=DEC2HEX(SUM(HEX2DEC([.F11]);1))" office:value-type="string" office:string-value="4125" calcext:value-type="string">
            <text:p>4125</text:p>
          </table:table-cell>
          <table:table-cell table:style-name="ce43" table:formula="of:=DEC2HEX(SUM(HEX2DEC([.G11]);1))" office:value-type="string" office:string-value="4126" calcext:value-type="string">
            <text:p>4126</text:p>
          </table:table-cell>
          <table:table-cell table:style-name="ce43" table:formula="of:=DEC2HEX(SUM(HEX2DEC([.H11]);1))" office:value-type="string" office:string-value="4127" calcext:value-type="string">
            <text:p>4127</text:p>
          </table:table-cell>
          <table:table-cell table:style-name="ce43" table:formula="of:=DEC2HEX(SUM(HEX2DEC([.I11]);1))" office:value-type="string" office:string-value="4128" calcext:value-type="string">
            <text:p>4128</text:p>
          </table:table-cell>
          <table:table-cell table:style-name="ce43" table:formula="of:=DEC2HEX(SUM(HEX2DEC([.J11]);1))" office:value-type="string" office:string-value="4129" calcext:value-type="string">
            <text:p>4129</text:p>
          </table:table-cell>
          <table:table-cell table:style-name="ce43" table:formula="of:=DEC2HEX(SUM(HEX2DEC([.K11]);1))" office:value-type="string" office:string-value="412A" calcext:value-type="string">
            <text:p>412A</text:p>
          </table:table-cell>
          <table:table-cell table:style-name="ce43" table:formula="of:=DEC2HEX(SUM(HEX2DEC([.L11]);1))" office:value-type="string" office:string-value="412B" calcext:value-type="string">
            <text:p>412B</text:p>
          </table:table-cell>
          <table:table-cell table:style-name="ce43" table:formula="of:=DEC2HEX(SUM(HEX2DEC([.M11]);1))" office:value-type="string" office:string-value="412C" calcext:value-type="string">
            <text:p>412C</text:p>
          </table:table-cell>
          <table:table-cell table:style-name="ce43" table:formula="of:=DEC2HEX(SUM(HEX2DEC([.N11]);1))" office:value-type="string" office:string-value="412D" calcext:value-type="string">
            <text:p>412D</text:p>
          </table:table-cell>
          <table:table-cell table:style-name="ce43" table:formula="of:=DEC2HEX(SUM(HEX2DEC([.O11]);1))" office:value-type="string" office:string-value="412E" calcext:value-type="string">
            <text:p>412E</text:p>
          </table:table-cell>
          <table:table-cell table:style-name="ce43" table:formula="of:=DEC2HEX(SUM(HEX2DEC([.P11]);1))" office:value-type="string" office:string-value="412F" calcext:value-type="string">
            <text:p>412F</text:p>
          </table:table-cell>
          <table:table-cell table:style-name="ce43" table:formula="of:=DEC2HEX(SUM(HEX2DEC([.Q11]);1))" office:value-type="string" office:string-value="4130" calcext:value-type="string">
            <text:p>4130</text:p>
          </table:table-cell>
          <table:table-cell table:style-name="ce43" table:formula="of:=DEC2HEX(SUM(HEX2DEC([.R11]);1))" office:value-type="string" office:string-value="4131" calcext:value-type="string">
            <text:p>4131</text:p>
          </table:table-cell>
          <table:table-cell table:style-name="ce43" table:formula="of:=DEC2HEX(SUM(HEX2DEC([.S11]);1))" office:value-type="string" office:string-value="4132" calcext:value-type="string">
            <text:p>4132</text:p>
          </table:table-cell>
          <table:table-cell table:style-name="ce43" table:formula="of:=DEC2HEX(SUM(HEX2DEC([.T11]);1))" office:value-type="string" office:string-value="4133" calcext:value-type="string">
            <text:p>4133</text:p>
          </table:table-cell>
          <table:table-cell table:style-name="ce43" table:formula="of:=DEC2HEX(SUM(HEX2DEC([.U11]);1))" office:value-type="string" office:string-value="4134" calcext:value-type="string">
            <text:p>4134</text:p>
          </table:table-cell>
          <table:table-cell table:style-name="ce43" table:formula="of:=DEC2HEX(SUM(HEX2DEC([.V11]);1))" office:value-type="string" office:string-value="4135" calcext:value-type="string">
            <text:p>4135</text:p>
          </table:table-cell>
          <table:table-cell table:style-name="ce43" table:formula="of:=DEC2HEX(SUM(HEX2DEC([.W11]);1))" office:value-type="string" office:string-value="4136" calcext:value-type="string">
            <text:p>4136</text:p>
          </table:table-cell>
          <table:table-cell table:style-name="ce43" table:formula="of:=DEC2HEX(SUM(HEX2DEC([.X11]);1))" office:value-type="string" office:string-value="4137" calcext:value-type="string">
            <text:p>4137</text:p>
          </table:table-cell>
          <table:table-cell table:style-name="ce43" table:formula="of:=DEC2HEX(SUM(HEX2DEC([.Y11]);1))" office:value-type="string" office:string-value="4138" calcext:value-type="string">
            <text:p>4138</text:p>
          </table:table-cell>
          <table:table-cell table:style-name="ce43" table:formula="of:=DEC2HEX(SUM(HEX2DEC([.Z11]);1))" office:value-type="string" office:string-value="4139" calcext:value-type="string">
            <text:p>4139</text:p>
          </table:table-cell>
          <table:table-cell table:style-name="ce43" table:formula="of:=DEC2HEX(SUM(HEX2DEC([.AA11]);1))" office:value-type="string" office:string-value="413A" calcext:value-type="string">
            <text:p>413A</text:p>
          </table:table-cell>
          <table:table-cell table:style-name="ce43" table:formula="of:=DEC2HEX(SUM(HEX2DEC([.AB11]);1))" office:value-type="string" office:string-value="413B" calcext:value-type="string">
            <text:p>413B</text:p>
          </table:table-cell>
          <table:table-cell table:style-name="ce43" table:formula="of:=DEC2HEX(SUM(HEX2DEC([.AC11]);1))" office:value-type="string" office:string-value="413C" calcext:value-type="string">
            <text:p>413C</text:p>
          </table:table-cell>
          <table:table-cell table:style-name="ce43" table:formula="of:=DEC2HEX(SUM(HEX2DEC([.AD11]);1))" office:value-type="string" office:string-value="413D" calcext:value-type="string">
            <text:p>413D</text:p>
          </table:table-cell>
          <table:table-cell table:style-name="ce43" table:formula="of:=DEC2HEX(SUM(HEX2DEC([.AE11]);1))" office:value-type="string" office:string-value="413E" calcext:value-type="string">
            <text:p>413E</text:p>
          </table:table-cell>
          <table:table-cell table:style-name="ce43" table:formula="of:=DEC2HEX(SUM(HEX2DEC([.AF11]);1))" office:value-type="string" office:string-value="413F" calcext:value-type="string">
            <text:p>41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]);1))" office:value-type="string" office:string-value="4220" calcext:value-type="string">
            <text:p>4220</text:p>
          </table:table-cell>
          <table:table-cell table:style-name="ce43" table:formula="of:=DEC2HEX(SUM(HEX2DEC([.B12]);1))" office:value-type="string" office:string-value="4221" calcext:value-type="string">
            <text:p>4221</text:p>
          </table:table-cell>
          <table:table-cell table:style-name="ce43" table:formula="of:=DEC2HEX(SUM(HEX2DEC([.C12]);1))" office:value-type="string" office:string-value="4222" calcext:value-type="string">
            <text:p>4222</text:p>
          </table:table-cell>
          <table:table-cell table:style-name="ce43" table:formula="of:=DEC2HEX(SUM(HEX2DEC([.D12]);1))" office:value-type="string" office:string-value="4223" calcext:value-type="string">
            <text:p>4223</text:p>
          </table:table-cell>
          <table:table-cell table:style-name="ce43" table:formula="of:=DEC2HEX(SUM(HEX2DEC([.E12]);1))" office:value-type="string" office:string-value="4224" calcext:value-type="string">
            <text:p>4224</text:p>
          </table:table-cell>
          <table:table-cell table:style-name="ce43" table:formula="of:=DEC2HEX(SUM(HEX2DEC([.F12]);1))" office:value-type="string" office:string-value="4225" calcext:value-type="string">
            <text:p>4225</text:p>
          </table:table-cell>
          <table:table-cell table:style-name="ce43" table:formula="of:=DEC2HEX(SUM(HEX2DEC([.G12]);1))" office:value-type="string" office:string-value="4226" calcext:value-type="string">
            <text:p>4226</text:p>
          </table:table-cell>
          <table:table-cell table:style-name="ce43" table:formula="of:=DEC2HEX(SUM(HEX2DEC([.H12]);1))" office:value-type="string" office:string-value="4227" calcext:value-type="string">
            <text:p>4227</text:p>
          </table:table-cell>
          <table:table-cell table:style-name="ce43" table:formula="of:=DEC2HEX(SUM(HEX2DEC([.I12]);1))" office:value-type="string" office:string-value="4228" calcext:value-type="string">
            <text:p>4228</text:p>
          </table:table-cell>
          <table:table-cell table:style-name="ce43" table:formula="of:=DEC2HEX(SUM(HEX2DEC([.J12]);1))" office:value-type="string" office:string-value="4229" calcext:value-type="string">
            <text:p>4229</text:p>
          </table:table-cell>
          <table:table-cell table:style-name="ce43" table:formula="of:=DEC2HEX(SUM(HEX2DEC([.K12]);1))" office:value-type="string" office:string-value="422A" calcext:value-type="string">
            <text:p>422A</text:p>
          </table:table-cell>
          <table:table-cell table:style-name="ce43" table:formula="of:=DEC2HEX(SUM(HEX2DEC([.L12]);1))" office:value-type="string" office:string-value="422B" calcext:value-type="string">
            <text:p>422B</text:p>
          </table:table-cell>
          <table:table-cell table:style-name="ce43" table:formula="of:=DEC2HEX(SUM(HEX2DEC([.M12]);1))" office:value-type="string" office:string-value="422C" calcext:value-type="string">
            <text:p>422C</text:p>
          </table:table-cell>
          <table:table-cell table:style-name="ce43" table:formula="of:=DEC2HEX(SUM(HEX2DEC([.N12]);1))" office:value-type="string" office:string-value="422D" calcext:value-type="string">
            <text:p>422D</text:p>
          </table:table-cell>
          <table:table-cell table:style-name="ce43" table:formula="of:=DEC2HEX(SUM(HEX2DEC([.O12]);1))" office:value-type="string" office:string-value="422E" calcext:value-type="string">
            <text:p>422E</text:p>
          </table:table-cell>
          <table:table-cell table:style-name="ce43" table:formula="of:=DEC2HEX(SUM(HEX2DEC([.P12]);1))" office:value-type="string" office:string-value="422F" calcext:value-type="string">
            <text:p>422F</text:p>
          </table:table-cell>
          <table:table-cell table:style-name="ce43" table:formula="of:=DEC2HEX(SUM(HEX2DEC([.Q12]);1))" office:value-type="string" office:string-value="4230" calcext:value-type="string">
            <text:p>4230</text:p>
          </table:table-cell>
          <table:table-cell table:style-name="ce43" table:formula="of:=DEC2HEX(SUM(HEX2DEC([.R12]);1))" office:value-type="string" office:string-value="4231" calcext:value-type="string">
            <text:p>4231</text:p>
          </table:table-cell>
          <table:table-cell table:style-name="ce43" table:formula="of:=DEC2HEX(SUM(HEX2DEC([.S12]);1))" office:value-type="string" office:string-value="4232" calcext:value-type="string">
            <text:p>4232</text:p>
          </table:table-cell>
          <table:table-cell table:style-name="ce43" table:formula="of:=DEC2HEX(SUM(HEX2DEC([.T12]);1))" office:value-type="string" office:string-value="4233" calcext:value-type="string">
            <text:p>4233</text:p>
          </table:table-cell>
          <table:table-cell table:style-name="ce43" table:formula="of:=DEC2HEX(SUM(HEX2DEC([.U12]);1))" office:value-type="string" office:string-value="4234" calcext:value-type="string">
            <text:p>4234</text:p>
          </table:table-cell>
          <table:table-cell table:style-name="ce43" table:formula="of:=DEC2HEX(SUM(HEX2DEC([.V12]);1))" office:value-type="string" office:string-value="4235" calcext:value-type="string">
            <text:p>4235</text:p>
          </table:table-cell>
          <table:table-cell table:style-name="ce43" table:formula="of:=DEC2HEX(SUM(HEX2DEC([.W12]);1))" office:value-type="string" office:string-value="4236" calcext:value-type="string">
            <text:p>4236</text:p>
          </table:table-cell>
          <table:table-cell table:style-name="ce43" table:formula="of:=DEC2HEX(SUM(HEX2DEC([.X12]);1))" office:value-type="string" office:string-value="4237" calcext:value-type="string">
            <text:p>4237</text:p>
          </table:table-cell>
          <table:table-cell table:style-name="ce43" table:formula="of:=DEC2HEX(SUM(HEX2DEC([.Y12]);1))" office:value-type="string" office:string-value="4238" calcext:value-type="string">
            <text:p>4238</text:p>
          </table:table-cell>
          <table:table-cell table:style-name="ce43" table:formula="of:=DEC2HEX(SUM(HEX2DEC([.Z12]);1))" office:value-type="string" office:string-value="4239" calcext:value-type="string">
            <text:p>4239</text:p>
          </table:table-cell>
          <table:table-cell table:style-name="ce43" table:formula="of:=DEC2HEX(SUM(HEX2DEC([.AA12]);1))" office:value-type="string" office:string-value="423A" calcext:value-type="string">
            <text:p>423A</text:p>
          </table:table-cell>
          <table:table-cell table:style-name="ce43" table:formula="of:=DEC2HEX(SUM(HEX2DEC([.AB12]);1))" office:value-type="string" office:string-value="423B" calcext:value-type="string">
            <text:p>423B</text:p>
          </table:table-cell>
          <table:table-cell table:style-name="ce43" table:formula="of:=DEC2HEX(SUM(HEX2DEC([.AC12]);1))" office:value-type="string" office:string-value="423C" calcext:value-type="string">
            <text:p>423C</text:p>
          </table:table-cell>
          <table:table-cell table:style-name="ce43" table:formula="of:=DEC2HEX(SUM(HEX2DEC([.AD12]);1))" office:value-type="string" office:string-value="423D" calcext:value-type="string">
            <text:p>423D</text:p>
          </table:table-cell>
          <table:table-cell table:style-name="ce43" table:formula="of:=DEC2HEX(SUM(HEX2DEC([.AE12]);1))" office:value-type="string" office:string-value="423E" calcext:value-type="string">
            <text:p>423E</text:p>
          </table:table-cell>
          <table:table-cell table:style-name="ce43" table:formula="of:=DEC2HEX(SUM(HEX2DEC([.AF12]);1))" office:value-type="string" office:string-value="423F" calcext:value-type="string">
            <text:p>42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]);1))" office:value-type="string" office:string-value="4320" calcext:value-type="string">
            <text:p>4320</text:p>
          </table:table-cell>
          <table:table-cell table:style-name="ce43" table:formula="of:=DEC2HEX(SUM(HEX2DEC([.B13]);1))" office:value-type="string" office:string-value="4321" calcext:value-type="string">
            <text:p>4321</text:p>
          </table:table-cell>
          <table:table-cell table:style-name="ce43" table:formula="of:=DEC2HEX(SUM(HEX2DEC([.C13]);1))" office:value-type="string" office:string-value="4322" calcext:value-type="string">
            <text:p>4322</text:p>
          </table:table-cell>
          <table:table-cell table:style-name="ce43" table:formula="of:=DEC2HEX(SUM(HEX2DEC([.D13]);1))" office:value-type="string" office:string-value="4323" calcext:value-type="string">
            <text:p>4323</text:p>
          </table:table-cell>
          <table:table-cell table:style-name="ce43" table:formula="of:=DEC2HEX(SUM(HEX2DEC([.E13]);1))" office:value-type="string" office:string-value="4324" calcext:value-type="string">
            <text:p>4324</text:p>
          </table:table-cell>
          <table:table-cell table:style-name="ce43" table:formula="of:=DEC2HEX(SUM(HEX2DEC([.F13]);1))" office:value-type="string" office:string-value="4325" calcext:value-type="string">
            <text:p>4325</text:p>
          </table:table-cell>
          <table:table-cell table:style-name="ce43" table:formula="of:=DEC2HEX(SUM(HEX2DEC([.G13]);1))" office:value-type="string" office:string-value="4326" calcext:value-type="string">
            <text:p>4326</text:p>
          </table:table-cell>
          <table:table-cell table:style-name="ce43" table:formula="of:=DEC2HEX(SUM(HEX2DEC([.H13]);1))" office:value-type="string" office:string-value="4327" calcext:value-type="string">
            <text:p>4327</text:p>
          </table:table-cell>
          <table:table-cell table:style-name="ce43" table:formula="of:=DEC2HEX(SUM(HEX2DEC([.I13]);1))" office:value-type="string" office:string-value="4328" calcext:value-type="string">
            <text:p>4328</text:p>
          </table:table-cell>
          <table:table-cell table:style-name="ce43" table:formula="of:=DEC2HEX(SUM(HEX2DEC([.J13]);1))" office:value-type="string" office:string-value="4329" calcext:value-type="string">
            <text:p>4329</text:p>
          </table:table-cell>
          <table:table-cell table:style-name="ce43" table:formula="of:=DEC2HEX(SUM(HEX2DEC([.K13]);1))" office:value-type="string" office:string-value="432A" calcext:value-type="string">
            <text:p>432A</text:p>
          </table:table-cell>
          <table:table-cell table:style-name="ce43" table:formula="of:=DEC2HEX(SUM(HEX2DEC([.L13]);1))" office:value-type="string" office:string-value="432B" calcext:value-type="string">
            <text:p>432B</text:p>
          </table:table-cell>
          <table:table-cell table:style-name="ce43" table:formula="of:=DEC2HEX(SUM(HEX2DEC([.M13]);1))" office:value-type="string" office:string-value="432C" calcext:value-type="string">
            <text:p>432C</text:p>
          </table:table-cell>
          <table:table-cell table:style-name="ce43" table:formula="of:=DEC2HEX(SUM(HEX2DEC([.N13]);1))" office:value-type="string" office:string-value="432D" calcext:value-type="string">
            <text:p>432D</text:p>
          </table:table-cell>
          <table:table-cell table:style-name="ce43" table:formula="of:=DEC2HEX(SUM(HEX2DEC([.O13]);1))" office:value-type="string" office:string-value="432E" calcext:value-type="string">
            <text:p>432E</text:p>
          </table:table-cell>
          <table:table-cell table:style-name="ce43" table:formula="of:=DEC2HEX(SUM(HEX2DEC([.P13]);1))" office:value-type="string" office:string-value="432F" calcext:value-type="string">
            <text:p>432F</text:p>
          </table:table-cell>
          <table:table-cell table:style-name="ce43" table:formula="of:=DEC2HEX(SUM(HEX2DEC([.Q13]);1))" office:value-type="string" office:string-value="4330" calcext:value-type="string">
            <text:p>4330</text:p>
          </table:table-cell>
          <table:table-cell table:style-name="ce43" table:formula="of:=DEC2HEX(SUM(HEX2DEC([.R13]);1))" office:value-type="string" office:string-value="4331" calcext:value-type="string">
            <text:p>4331</text:p>
          </table:table-cell>
          <table:table-cell table:style-name="ce43" table:formula="of:=DEC2HEX(SUM(HEX2DEC([.S13]);1))" office:value-type="string" office:string-value="4332" calcext:value-type="string">
            <text:p>4332</text:p>
          </table:table-cell>
          <table:table-cell table:style-name="ce43" table:formula="of:=DEC2HEX(SUM(HEX2DEC([.T13]);1))" office:value-type="string" office:string-value="4333" calcext:value-type="string">
            <text:p>4333</text:p>
          </table:table-cell>
          <table:table-cell table:style-name="ce43" table:formula="of:=DEC2HEX(SUM(HEX2DEC([.U13]);1))" office:value-type="string" office:string-value="4334" calcext:value-type="string">
            <text:p>4334</text:p>
          </table:table-cell>
          <table:table-cell table:style-name="ce43" table:formula="of:=DEC2HEX(SUM(HEX2DEC([.V13]);1))" office:value-type="string" office:string-value="4335" calcext:value-type="string">
            <text:p>4335</text:p>
          </table:table-cell>
          <table:table-cell table:style-name="ce43" table:formula="of:=DEC2HEX(SUM(HEX2DEC([.W13]);1))" office:value-type="string" office:string-value="4336" calcext:value-type="string">
            <text:p>4336</text:p>
          </table:table-cell>
          <table:table-cell table:style-name="ce43" table:formula="of:=DEC2HEX(SUM(HEX2DEC([.X13]);1))" office:value-type="string" office:string-value="4337" calcext:value-type="string">
            <text:p>4337</text:p>
          </table:table-cell>
          <table:table-cell table:style-name="ce43" table:formula="of:=DEC2HEX(SUM(HEX2DEC([.Y13]);1))" office:value-type="string" office:string-value="4338" calcext:value-type="string">
            <text:p>4338</text:p>
          </table:table-cell>
          <table:table-cell table:style-name="ce43" table:formula="of:=DEC2HEX(SUM(HEX2DEC([.Z13]);1))" office:value-type="string" office:string-value="4339" calcext:value-type="string">
            <text:p>4339</text:p>
          </table:table-cell>
          <table:table-cell table:style-name="ce43" table:formula="of:=DEC2HEX(SUM(HEX2DEC([.AA13]);1))" office:value-type="string" office:string-value="433A" calcext:value-type="string">
            <text:p>433A</text:p>
          </table:table-cell>
          <table:table-cell table:style-name="ce43" table:formula="of:=DEC2HEX(SUM(HEX2DEC([.AB13]);1))" office:value-type="string" office:string-value="433B" calcext:value-type="string">
            <text:p>433B</text:p>
          </table:table-cell>
          <table:table-cell table:style-name="ce43" table:formula="of:=DEC2HEX(SUM(HEX2DEC([.AC13]);1))" office:value-type="string" office:string-value="433C" calcext:value-type="string">
            <text:p>433C</text:p>
          </table:table-cell>
          <table:table-cell table:style-name="ce43" table:formula="of:=DEC2HEX(SUM(HEX2DEC([.AD13]);1))" office:value-type="string" office:string-value="433D" calcext:value-type="string">
            <text:p>433D</text:p>
          </table:table-cell>
          <table:table-cell table:style-name="ce43" table:formula="of:=DEC2HEX(SUM(HEX2DEC([.AE13]);1))" office:value-type="string" office:string-value="433E" calcext:value-type="string">
            <text:p>433E</text:p>
          </table:table-cell>
          <table:table-cell table:style-name="ce43" table:formula="of:=DEC2HEX(SUM(HEX2DEC([.AF13]);1))" office:value-type="string" office:string-value="433F" calcext:value-type="string">
            <text:p>43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]);1))" office:value-type="string" office:string-value="4420" calcext:value-type="string">
            <text:p>4420</text:p>
          </table:table-cell>
          <table:table-cell table:style-name="ce43" table:formula="of:=DEC2HEX(SUM(HEX2DEC([.B14]);1))" office:value-type="string" office:string-value="4421" calcext:value-type="string">
            <text:p>4421</text:p>
          </table:table-cell>
          <table:table-cell table:style-name="ce43" table:formula="of:=DEC2HEX(SUM(HEX2DEC([.C14]);1))" office:value-type="string" office:string-value="4422" calcext:value-type="string">
            <text:p>4422</text:p>
          </table:table-cell>
          <table:table-cell table:style-name="ce43" table:formula="of:=DEC2HEX(SUM(HEX2DEC([.D14]);1))" office:value-type="string" office:string-value="4423" calcext:value-type="string">
            <text:p>4423</text:p>
          </table:table-cell>
          <table:table-cell table:style-name="ce43" table:formula="of:=DEC2HEX(SUM(HEX2DEC([.E14]);1))" office:value-type="string" office:string-value="4424" calcext:value-type="string">
            <text:p>4424</text:p>
          </table:table-cell>
          <table:table-cell table:style-name="ce43" table:formula="of:=DEC2HEX(SUM(HEX2DEC([.F14]);1))" office:value-type="string" office:string-value="4425" calcext:value-type="string">
            <text:p>4425</text:p>
          </table:table-cell>
          <table:table-cell table:style-name="ce43" table:formula="of:=DEC2HEX(SUM(HEX2DEC([.G14]);1))" office:value-type="string" office:string-value="4426" calcext:value-type="string">
            <text:p>4426</text:p>
          </table:table-cell>
          <table:table-cell table:style-name="ce43" table:formula="of:=DEC2HEX(SUM(HEX2DEC([.H14]);1))" office:value-type="string" office:string-value="4427" calcext:value-type="string">
            <text:p>4427</text:p>
          </table:table-cell>
          <table:table-cell table:style-name="ce43" table:formula="of:=DEC2HEX(SUM(HEX2DEC([.I14]);1))" office:value-type="string" office:string-value="4428" calcext:value-type="string">
            <text:p>4428</text:p>
          </table:table-cell>
          <table:table-cell table:style-name="ce43" table:formula="of:=DEC2HEX(SUM(HEX2DEC([.J14]);1))" office:value-type="string" office:string-value="4429" calcext:value-type="string">
            <text:p>4429</text:p>
          </table:table-cell>
          <table:table-cell table:style-name="ce43" table:formula="of:=DEC2HEX(SUM(HEX2DEC([.K14]);1))" office:value-type="string" office:string-value="442A" calcext:value-type="string">
            <text:p>442A</text:p>
          </table:table-cell>
          <table:table-cell table:style-name="ce43" table:formula="of:=DEC2HEX(SUM(HEX2DEC([.L14]);1))" office:value-type="string" office:string-value="442B" calcext:value-type="string">
            <text:p>442B</text:p>
          </table:table-cell>
          <table:table-cell table:style-name="ce43" table:formula="of:=DEC2HEX(SUM(HEX2DEC([.M14]);1))" office:value-type="string" office:string-value="442C" calcext:value-type="string">
            <text:p>442C</text:p>
          </table:table-cell>
          <table:table-cell table:style-name="ce43" table:formula="of:=DEC2HEX(SUM(HEX2DEC([.N14]);1))" office:value-type="string" office:string-value="442D" calcext:value-type="string">
            <text:p>442D</text:p>
          </table:table-cell>
          <table:table-cell table:style-name="ce43" table:formula="of:=DEC2HEX(SUM(HEX2DEC([.O14]);1))" office:value-type="string" office:string-value="442E" calcext:value-type="string">
            <text:p>442E</text:p>
          </table:table-cell>
          <table:table-cell table:style-name="ce43" table:formula="of:=DEC2HEX(SUM(HEX2DEC([.P14]);1))" office:value-type="string" office:string-value="442F" calcext:value-type="string">
            <text:p>442F</text:p>
          </table:table-cell>
          <table:table-cell table:style-name="ce43" table:formula="of:=DEC2HEX(SUM(HEX2DEC([.Q14]);1))" office:value-type="string" office:string-value="4430" calcext:value-type="string">
            <text:p>4430</text:p>
          </table:table-cell>
          <table:table-cell table:style-name="ce43" table:formula="of:=DEC2HEX(SUM(HEX2DEC([.R14]);1))" office:value-type="string" office:string-value="4431" calcext:value-type="string">
            <text:p>4431</text:p>
          </table:table-cell>
          <table:table-cell table:style-name="ce43" table:formula="of:=DEC2HEX(SUM(HEX2DEC([.S14]);1))" office:value-type="string" office:string-value="4432" calcext:value-type="string">
            <text:p>4432</text:p>
          </table:table-cell>
          <table:table-cell table:style-name="ce43" table:formula="of:=DEC2HEX(SUM(HEX2DEC([.T14]);1))" office:value-type="string" office:string-value="4433" calcext:value-type="string">
            <text:p>4433</text:p>
          </table:table-cell>
          <table:table-cell table:style-name="ce43" table:formula="of:=DEC2HEX(SUM(HEX2DEC([.U14]);1))" office:value-type="string" office:string-value="4434" calcext:value-type="string">
            <text:p>4434</text:p>
          </table:table-cell>
          <table:table-cell table:style-name="ce43" table:formula="of:=DEC2HEX(SUM(HEX2DEC([.V14]);1))" office:value-type="string" office:string-value="4435" calcext:value-type="string">
            <text:p>4435</text:p>
          </table:table-cell>
          <table:table-cell table:style-name="ce43" table:formula="of:=DEC2HEX(SUM(HEX2DEC([.W14]);1))" office:value-type="string" office:string-value="4436" calcext:value-type="string">
            <text:p>4436</text:p>
          </table:table-cell>
          <table:table-cell table:style-name="ce43" table:formula="of:=DEC2HEX(SUM(HEX2DEC([.X14]);1))" office:value-type="string" office:string-value="4437" calcext:value-type="string">
            <text:p>4437</text:p>
          </table:table-cell>
          <table:table-cell table:style-name="ce43" table:formula="of:=DEC2HEX(SUM(HEX2DEC([.Y14]);1))" office:value-type="string" office:string-value="4438" calcext:value-type="string">
            <text:p>4438</text:p>
          </table:table-cell>
          <table:table-cell table:style-name="ce43" table:formula="of:=DEC2HEX(SUM(HEX2DEC([.Z14]);1))" office:value-type="string" office:string-value="4439" calcext:value-type="string">
            <text:p>4439</text:p>
          </table:table-cell>
          <table:table-cell table:style-name="ce43" table:formula="of:=DEC2HEX(SUM(HEX2DEC([.AA14]);1))" office:value-type="string" office:string-value="443A" calcext:value-type="string">
            <text:p>443A</text:p>
          </table:table-cell>
          <table:table-cell table:style-name="ce43" table:formula="of:=DEC2HEX(SUM(HEX2DEC([.AB14]);1))" office:value-type="string" office:string-value="443B" calcext:value-type="string">
            <text:p>443B</text:p>
          </table:table-cell>
          <table:table-cell table:style-name="ce43" table:formula="of:=DEC2HEX(SUM(HEX2DEC([.AC14]);1))" office:value-type="string" office:string-value="443C" calcext:value-type="string">
            <text:p>443C</text:p>
          </table:table-cell>
          <table:table-cell table:style-name="ce43" table:formula="of:=DEC2HEX(SUM(HEX2DEC([.AD14]);1))" office:value-type="string" office:string-value="443D" calcext:value-type="string">
            <text:p>443D</text:p>
          </table:table-cell>
          <table:table-cell table:style-name="ce43" table:formula="of:=DEC2HEX(SUM(HEX2DEC([.AE14]);1))" office:value-type="string" office:string-value="443E" calcext:value-type="string">
            <text:p>443E</text:p>
          </table:table-cell>
          <table:table-cell table:style-name="ce43" table:formula="of:=DEC2HEX(SUM(HEX2DEC([.AF14]);1))" office:value-type="string" office:string-value="443F" calcext:value-type="string">
            <text:p>44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7]);1))" office:value-type="string" office:string-value="4520" calcext:value-type="string">
            <text:p>4520</text:p>
          </table:table-cell>
          <table:table-cell table:style-name="ce43" table:formula="of:=DEC2HEX(SUM(HEX2DEC([.B15]);1))" office:value-type="string" office:string-value="4521" calcext:value-type="string">
            <text:p>4521</text:p>
          </table:table-cell>
          <table:table-cell table:style-name="ce43" table:formula="of:=DEC2HEX(SUM(HEX2DEC([.C15]);1))" office:value-type="string" office:string-value="4522" calcext:value-type="string">
            <text:p>4522</text:p>
          </table:table-cell>
          <table:table-cell table:style-name="ce43" table:formula="of:=DEC2HEX(SUM(HEX2DEC([.D15]);1))" office:value-type="string" office:string-value="4523" calcext:value-type="string">
            <text:p>4523</text:p>
          </table:table-cell>
          <table:table-cell table:style-name="ce43" table:formula="of:=DEC2HEX(SUM(HEX2DEC([.E15]);1))" office:value-type="string" office:string-value="4524" calcext:value-type="string">
            <text:p>4524</text:p>
          </table:table-cell>
          <table:table-cell table:style-name="ce43" table:formula="of:=DEC2HEX(SUM(HEX2DEC([.F15]);1))" office:value-type="string" office:string-value="4525" calcext:value-type="string">
            <text:p>4525</text:p>
          </table:table-cell>
          <table:table-cell table:style-name="ce43" table:formula="of:=DEC2HEX(SUM(HEX2DEC([.G15]);1))" office:value-type="string" office:string-value="4526" calcext:value-type="string">
            <text:p>4526</text:p>
          </table:table-cell>
          <table:table-cell table:style-name="ce43" table:formula="of:=DEC2HEX(SUM(HEX2DEC([.H15]);1))" office:value-type="string" office:string-value="4527" calcext:value-type="string">
            <text:p>4527</text:p>
          </table:table-cell>
          <table:table-cell table:style-name="ce43" table:formula="of:=DEC2HEX(SUM(HEX2DEC([.I15]);1))" office:value-type="string" office:string-value="4528" calcext:value-type="string">
            <text:p>4528</text:p>
          </table:table-cell>
          <table:table-cell table:style-name="ce43" table:formula="of:=DEC2HEX(SUM(HEX2DEC([.J15]);1))" office:value-type="string" office:string-value="4529" calcext:value-type="string">
            <text:p>4529</text:p>
          </table:table-cell>
          <table:table-cell table:style-name="ce43" table:formula="of:=DEC2HEX(SUM(HEX2DEC([.K15]);1))" office:value-type="string" office:string-value="452A" calcext:value-type="string">
            <text:p>452A</text:p>
          </table:table-cell>
          <table:table-cell table:style-name="ce43" table:formula="of:=DEC2HEX(SUM(HEX2DEC([.L15]);1))" office:value-type="string" office:string-value="452B" calcext:value-type="string">
            <text:p>452B</text:p>
          </table:table-cell>
          <table:table-cell table:style-name="ce43" table:formula="of:=DEC2HEX(SUM(HEX2DEC([.M15]);1))" office:value-type="string" office:string-value="452C" calcext:value-type="string">
            <text:p>452C</text:p>
          </table:table-cell>
          <table:table-cell table:style-name="ce43" table:formula="of:=DEC2HEX(SUM(HEX2DEC([.N15]);1))" office:value-type="string" office:string-value="452D" calcext:value-type="string">
            <text:p>452D</text:p>
          </table:table-cell>
          <table:table-cell table:style-name="ce43" table:formula="of:=DEC2HEX(SUM(HEX2DEC([.O15]);1))" office:value-type="string" office:string-value="452E" calcext:value-type="string">
            <text:p>452E</text:p>
          </table:table-cell>
          <table:table-cell table:style-name="ce43" table:formula="of:=DEC2HEX(SUM(HEX2DEC([.P15]);1))" office:value-type="string" office:string-value="452F" calcext:value-type="string">
            <text:p>452F</text:p>
          </table:table-cell>
          <table:table-cell table:style-name="ce43" table:formula="of:=DEC2HEX(SUM(HEX2DEC([.Q15]);1))" office:value-type="string" office:string-value="4530" calcext:value-type="string">
            <text:p>4530</text:p>
          </table:table-cell>
          <table:table-cell table:style-name="ce43" table:formula="of:=DEC2HEX(SUM(HEX2DEC([.R15]);1))" office:value-type="string" office:string-value="4531" calcext:value-type="string">
            <text:p>4531</text:p>
          </table:table-cell>
          <table:table-cell table:style-name="ce43" table:formula="of:=DEC2HEX(SUM(HEX2DEC([.S15]);1))" office:value-type="string" office:string-value="4532" calcext:value-type="string">
            <text:p>4532</text:p>
          </table:table-cell>
          <table:table-cell table:style-name="ce43" table:formula="of:=DEC2HEX(SUM(HEX2DEC([.T15]);1))" office:value-type="string" office:string-value="4533" calcext:value-type="string">
            <text:p>4533</text:p>
          </table:table-cell>
          <table:table-cell table:style-name="ce43" table:formula="of:=DEC2HEX(SUM(HEX2DEC([.U15]);1))" office:value-type="string" office:string-value="4534" calcext:value-type="string">
            <text:p>4534</text:p>
          </table:table-cell>
          <table:table-cell table:style-name="ce43" table:formula="of:=DEC2HEX(SUM(HEX2DEC([.V15]);1))" office:value-type="string" office:string-value="4535" calcext:value-type="string">
            <text:p>4535</text:p>
          </table:table-cell>
          <table:table-cell table:style-name="ce43" table:formula="of:=DEC2HEX(SUM(HEX2DEC([.W15]);1))" office:value-type="string" office:string-value="4536" calcext:value-type="string">
            <text:p>4536</text:p>
          </table:table-cell>
          <table:table-cell table:style-name="ce43" table:formula="of:=DEC2HEX(SUM(HEX2DEC([.X15]);1))" office:value-type="string" office:string-value="4537" calcext:value-type="string">
            <text:p>4537</text:p>
          </table:table-cell>
          <table:table-cell table:style-name="ce43" table:formula="of:=DEC2HEX(SUM(HEX2DEC([.Y15]);1))" office:value-type="string" office:string-value="4538" calcext:value-type="string">
            <text:p>4538</text:p>
          </table:table-cell>
          <table:table-cell table:style-name="ce43" table:formula="of:=DEC2HEX(SUM(HEX2DEC([.Z15]);1))" office:value-type="string" office:string-value="4539" calcext:value-type="string">
            <text:p>4539</text:p>
          </table:table-cell>
          <table:table-cell table:style-name="ce43" table:formula="of:=DEC2HEX(SUM(HEX2DEC([.AA15]);1))" office:value-type="string" office:string-value="453A" calcext:value-type="string">
            <text:p>453A</text:p>
          </table:table-cell>
          <table:table-cell table:style-name="ce43" table:formula="of:=DEC2HEX(SUM(HEX2DEC([.AB15]);1))" office:value-type="string" office:string-value="453B" calcext:value-type="string">
            <text:p>453B</text:p>
          </table:table-cell>
          <table:table-cell table:style-name="ce43" table:formula="of:=DEC2HEX(SUM(HEX2DEC([.AC15]);1))" office:value-type="string" office:string-value="453C" calcext:value-type="string">
            <text:p>453C</text:p>
          </table:table-cell>
          <table:table-cell table:style-name="ce43" table:formula="of:=DEC2HEX(SUM(HEX2DEC([.AD15]);1))" office:value-type="string" office:string-value="453D" calcext:value-type="string">
            <text:p>453D</text:p>
          </table:table-cell>
          <table:table-cell table:style-name="ce43" table:formula="of:=DEC2HEX(SUM(HEX2DEC([.AE15]);1))" office:value-type="string" office:string-value="453E" calcext:value-type="string">
            <text:p>453E</text:p>
          </table:table-cell>
          <table:table-cell table:style-name="ce43" table:formula="of:=DEC2HEX(SUM(HEX2DEC([.AF15]);1))" office:value-type="string" office:string-value="453F" calcext:value-type="string">
            <text:p>45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8]);1))" office:value-type="string" office:string-value="4620" calcext:value-type="string">
            <text:p>4620</text:p>
          </table:table-cell>
          <table:table-cell table:style-name="ce43" table:formula="of:=DEC2HEX(SUM(HEX2DEC([.B16]);1))" office:value-type="string" office:string-value="4621" calcext:value-type="string">
            <text:p>4621</text:p>
          </table:table-cell>
          <table:table-cell table:style-name="ce43" table:formula="of:=DEC2HEX(SUM(HEX2DEC([.C16]);1))" office:value-type="string" office:string-value="4622" calcext:value-type="string">
            <text:p>4622</text:p>
          </table:table-cell>
          <table:table-cell table:style-name="ce43" table:formula="of:=DEC2HEX(SUM(HEX2DEC([.D16]);1))" office:value-type="string" office:string-value="4623" calcext:value-type="string">
            <text:p>4623</text:p>
          </table:table-cell>
          <table:table-cell table:style-name="ce43" table:formula="of:=DEC2HEX(SUM(HEX2DEC([.E16]);1))" office:value-type="string" office:string-value="4624" calcext:value-type="string">
            <text:p>4624</text:p>
          </table:table-cell>
          <table:table-cell table:style-name="ce43" table:formula="of:=DEC2HEX(SUM(HEX2DEC([.F16]);1))" office:value-type="string" office:string-value="4625" calcext:value-type="string">
            <text:p>4625</text:p>
          </table:table-cell>
          <table:table-cell table:style-name="ce43" table:formula="of:=DEC2HEX(SUM(HEX2DEC([.G16]);1))" office:value-type="string" office:string-value="4626" calcext:value-type="string">
            <text:p>4626</text:p>
          </table:table-cell>
          <table:table-cell table:style-name="ce43" table:formula="of:=DEC2HEX(SUM(HEX2DEC([.H16]);1))" office:value-type="string" office:string-value="4627" calcext:value-type="string">
            <text:p>4627</text:p>
          </table:table-cell>
          <table:table-cell table:style-name="ce43" table:formula="of:=DEC2HEX(SUM(HEX2DEC([.I16]);1))" office:value-type="string" office:string-value="4628" calcext:value-type="string">
            <text:p>4628</text:p>
          </table:table-cell>
          <table:table-cell table:style-name="ce43" table:formula="of:=DEC2HEX(SUM(HEX2DEC([.J16]);1))" office:value-type="string" office:string-value="4629" calcext:value-type="string">
            <text:p>4629</text:p>
          </table:table-cell>
          <table:table-cell table:style-name="ce43" table:formula="of:=DEC2HEX(SUM(HEX2DEC([.K16]);1))" office:value-type="string" office:string-value="462A" calcext:value-type="string">
            <text:p>462A</text:p>
          </table:table-cell>
          <table:table-cell table:style-name="ce43" table:formula="of:=DEC2HEX(SUM(HEX2DEC([.L16]);1))" office:value-type="string" office:string-value="462B" calcext:value-type="string">
            <text:p>462B</text:p>
          </table:table-cell>
          <table:table-cell table:style-name="ce43" table:formula="of:=DEC2HEX(SUM(HEX2DEC([.M16]);1))" office:value-type="string" office:string-value="462C" calcext:value-type="string">
            <text:p>462C</text:p>
          </table:table-cell>
          <table:table-cell table:style-name="ce43" table:formula="of:=DEC2HEX(SUM(HEX2DEC([.N16]);1))" office:value-type="string" office:string-value="462D" calcext:value-type="string">
            <text:p>462D</text:p>
          </table:table-cell>
          <table:table-cell table:style-name="ce43" table:formula="of:=DEC2HEX(SUM(HEX2DEC([.O16]);1))" office:value-type="string" office:string-value="462E" calcext:value-type="string">
            <text:p>462E</text:p>
          </table:table-cell>
          <table:table-cell table:style-name="ce43" table:formula="of:=DEC2HEX(SUM(HEX2DEC([.P16]);1))" office:value-type="string" office:string-value="462F" calcext:value-type="string">
            <text:p>462F</text:p>
          </table:table-cell>
          <table:table-cell table:style-name="ce43" table:formula="of:=DEC2HEX(SUM(HEX2DEC([.Q16]);1))" office:value-type="string" office:string-value="4630" calcext:value-type="string">
            <text:p>4630</text:p>
          </table:table-cell>
          <table:table-cell table:style-name="ce43" table:formula="of:=DEC2HEX(SUM(HEX2DEC([.R16]);1))" office:value-type="string" office:string-value="4631" calcext:value-type="string">
            <text:p>4631</text:p>
          </table:table-cell>
          <table:table-cell table:style-name="ce43" table:formula="of:=DEC2HEX(SUM(HEX2DEC([.S16]);1))" office:value-type="string" office:string-value="4632" calcext:value-type="string">
            <text:p>4632</text:p>
          </table:table-cell>
          <table:table-cell table:style-name="ce43" table:formula="of:=DEC2HEX(SUM(HEX2DEC([.T16]);1))" office:value-type="string" office:string-value="4633" calcext:value-type="string">
            <text:p>4633</text:p>
          </table:table-cell>
          <table:table-cell table:style-name="ce43" table:formula="of:=DEC2HEX(SUM(HEX2DEC([.U16]);1))" office:value-type="string" office:string-value="4634" calcext:value-type="string">
            <text:p>4634</text:p>
          </table:table-cell>
          <table:table-cell table:style-name="ce43" table:formula="of:=DEC2HEX(SUM(HEX2DEC([.V16]);1))" office:value-type="string" office:string-value="4635" calcext:value-type="string">
            <text:p>4635</text:p>
          </table:table-cell>
          <table:table-cell table:style-name="ce43" table:formula="of:=DEC2HEX(SUM(HEX2DEC([.W16]);1))" office:value-type="string" office:string-value="4636" calcext:value-type="string">
            <text:p>4636</text:p>
          </table:table-cell>
          <table:table-cell table:style-name="ce43" table:formula="of:=DEC2HEX(SUM(HEX2DEC([.X16]);1))" office:value-type="string" office:string-value="4637" calcext:value-type="string">
            <text:p>4637</text:p>
          </table:table-cell>
          <table:table-cell table:style-name="ce43" table:formula="of:=DEC2HEX(SUM(HEX2DEC([.Y16]);1))" office:value-type="string" office:string-value="4638" calcext:value-type="string">
            <text:p>4638</text:p>
          </table:table-cell>
          <table:table-cell table:style-name="ce43" table:formula="of:=DEC2HEX(SUM(HEX2DEC([.Z16]);1))" office:value-type="string" office:string-value="4639" calcext:value-type="string">
            <text:p>4639</text:p>
          </table:table-cell>
          <table:table-cell table:style-name="ce43" table:formula="of:=DEC2HEX(SUM(HEX2DEC([.AA16]);1))" office:value-type="string" office:string-value="463A" calcext:value-type="string">
            <text:p>463A</text:p>
          </table:table-cell>
          <table:table-cell table:style-name="ce43" table:formula="of:=DEC2HEX(SUM(HEX2DEC([.AB16]);1))" office:value-type="string" office:string-value="463B" calcext:value-type="string">
            <text:p>463B</text:p>
          </table:table-cell>
          <table:table-cell table:style-name="ce43" table:formula="of:=DEC2HEX(SUM(HEX2DEC([.AC16]);1))" office:value-type="string" office:string-value="463C" calcext:value-type="string">
            <text:p>463C</text:p>
          </table:table-cell>
          <table:table-cell table:style-name="ce43" table:formula="of:=DEC2HEX(SUM(HEX2DEC([.AD16]);1))" office:value-type="string" office:string-value="463D" calcext:value-type="string">
            <text:p>463D</text:p>
          </table:table-cell>
          <table:table-cell table:style-name="ce43" table:formula="of:=DEC2HEX(SUM(HEX2DEC([.AE16]);1))" office:value-type="string" office:string-value="463E" calcext:value-type="string">
            <text:p>463E</text:p>
          </table:table-cell>
          <table:table-cell table:style-name="ce43" table:formula="of:=DEC2HEX(SUM(HEX2DEC([.AF16]);1))" office:value-type="string" office:string-value="463F" calcext:value-type="string">
            <text:p>463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9]);1))" office:value-type="string" office:string-value="4720" calcext:value-type="string">
            <text:p>4720</text:p>
          </table:table-cell>
          <table:table-cell table:style-name="ce43" table:formula="of:=DEC2HEX(SUM(HEX2DEC([.B17]);1))" office:value-type="string" office:string-value="4721" calcext:value-type="string">
            <text:p>4721</text:p>
          </table:table-cell>
          <table:table-cell table:style-name="ce43" table:formula="of:=DEC2HEX(SUM(HEX2DEC([.C17]);1))" office:value-type="string" office:string-value="4722" calcext:value-type="string">
            <text:p>4722</text:p>
          </table:table-cell>
          <table:table-cell table:style-name="ce43" table:formula="of:=DEC2HEX(SUM(HEX2DEC([.D17]);1))" office:value-type="string" office:string-value="4723" calcext:value-type="string">
            <text:p>4723</text:p>
          </table:table-cell>
          <table:table-cell table:style-name="ce43" table:formula="of:=DEC2HEX(SUM(HEX2DEC([.E17]);1))" office:value-type="string" office:string-value="4724" calcext:value-type="string">
            <text:p>4724</text:p>
          </table:table-cell>
          <table:table-cell table:style-name="ce43" table:formula="of:=DEC2HEX(SUM(HEX2DEC([.F17]);1))" office:value-type="string" office:string-value="4725" calcext:value-type="string">
            <text:p>4725</text:p>
          </table:table-cell>
          <table:table-cell table:style-name="ce43" table:formula="of:=DEC2HEX(SUM(HEX2DEC([.G17]);1))" office:value-type="string" office:string-value="4726" calcext:value-type="string">
            <text:p>4726</text:p>
          </table:table-cell>
          <table:table-cell table:style-name="ce43" table:formula="of:=DEC2HEX(SUM(HEX2DEC([.H17]);1))" office:value-type="string" office:string-value="4727" calcext:value-type="string">
            <text:p>4727</text:p>
          </table:table-cell>
          <table:table-cell table:style-name="ce43" table:formula="of:=DEC2HEX(SUM(HEX2DEC([.I17]);1))" office:value-type="string" office:string-value="4728" calcext:value-type="string">
            <text:p>4728</text:p>
          </table:table-cell>
          <table:table-cell table:style-name="ce43" table:formula="of:=DEC2HEX(SUM(HEX2DEC([.J17]);1))" office:value-type="string" office:string-value="4729" calcext:value-type="string">
            <text:p>4729</text:p>
          </table:table-cell>
          <table:table-cell table:style-name="ce43" table:formula="of:=DEC2HEX(SUM(HEX2DEC([.K17]);1))" office:value-type="string" office:string-value="472A" calcext:value-type="string">
            <text:p>472A</text:p>
          </table:table-cell>
          <table:table-cell table:style-name="ce43" table:formula="of:=DEC2HEX(SUM(HEX2DEC([.L17]);1))" office:value-type="string" office:string-value="472B" calcext:value-type="string">
            <text:p>472B</text:p>
          </table:table-cell>
          <table:table-cell table:style-name="ce43" table:formula="of:=DEC2HEX(SUM(HEX2DEC([.M17]);1))" office:value-type="string" office:string-value="472C" calcext:value-type="string">
            <text:p>472C</text:p>
          </table:table-cell>
          <table:table-cell table:style-name="ce43" table:formula="of:=DEC2HEX(SUM(HEX2DEC([.N17]);1))" office:value-type="string" office:string-value="472D" calcext:value-type="string">
            <text:p>472D</text:p>
          </table:table-cell>
          <table:table-cell table:style-name="ce43" table:formula="of:=DEC2HEX(SUM(HEX2DEC([.O17]);1))" office:value-type="string" office:string-value="472E" calcext:value-type="string">
            <text:p>472E</text:p>
          </table:table-cell>
          <table:table-cell table:style-name="ce43" table:formula="of:=DEC2HEX(SUM(HEX2DEC([.P17]);1))" office:value-type="string" office:string-value="472F" calcext:value-type="string">
            <text:p>472F</text:p>
          </table:table-cell>
          <table:table-cell table:style-name="ce43" table:formula="of:=DEC2HEX(SUM(HEX2DEC([.Q17]);1))" office:value-type="string" office:string-value="4730" calcext:value-type="string">
            <text:p>4730</text:p>
          </table:table-cell>
          <table:table-cell table:style-name="ce43" table:formula="of:=DEC2HEX(SUM(HEX2DEC([.R17]);1))" office:value-type="string" office:string-value="4731" calcext:value-type="string">
            <text:p>4731</text:p>
          </table:table-cell>
          <table:table-cell table:style-name="ce43" table:formula="of:=DEC2HEX(SUM(HEX2DEC([.S17]);1))" office:value-type="string" office:string-value="4732" calcext:value-type="string">
            <text:p>4732</text:p>
          </table:table-cell>
          <table:table-cell table:style-name="ce43" table:formula="of:=DEC2HEX(SUM(HEX2DEC([.T17]);1))" office:value-type="string" office:string-value="4733" calcext:value-type="string">
            <text:p>4733</text:p>
          </table:table-cell>
          <table:table-cell table:style-name="ce43" table:formula="of:=DEC2HEX(SUM(HEX2DEC([.U17]);1))" office:value-type="string" office:string-value="4734" calcext:value-type="string">
            <text:p>4734</text:p>
          </table:table-cell>
          <table:table-cell table:style-name="ce43" table:formula="of:=DEC2HEX(SUM(HEX2DEC([.V17]);1))" office:value-type="string" office:string-value="4735" calcext:value-type="string">
            <text:p>4735</text:p>
          </table:table-cell>
          <table:table-cell table:style-name="ce43" table:formula="of:=DEC2HEX(SUM(HEX2DEC([.W17]);1))" office:value-type="string" office:string-value="4736" calcext:value-type="string">
            <text:p>4736</text:p>
          </table:table-cell>
          <table:table-cell table:style-name="ce43" table:formula="of:=DEC2HEX(SUM(HEX2DEC([.X17]);1))" office:value-type="string" office:string-value="4737" calcext:value-type="string">
            <text:p>4737</text:p>
          </table:table-cell>
          <table:table-cell table:style-name="ce43" table:formula="of:=DEC2HEX(SUM(HEX2DEC([.Y17]);1))" office:value-type="string" office:string-value="4738" calcext:value-type="string">
            <text:p>4738</text:p>
          </table:table-cell>
          <table:table-cell table:style-name="ce43" table:formula="of:=DEC2HEX(SUM(HEX2DEC([.Z17]);1))" office:value-type="string" office:string-value="4739" calcext:value-type="string">
            <text:p>4739</text:p>
          </table:table-cell>
          <table:table-cell table:style-name="ce43" table:formula="of:=DEC2HEX(SUM(HEX2DEC([.AA17]);1))" office:value-type="string" office:string-value="473A" calcext:value-type="string">
            <text:p>473A</text:p>
          </table:table-cell>
          <table:table-cell table:style-name="ce43" table:formula="of:=DEC2HEX(SUM(HEX2DEC([.AB17]);1))" office:value-type="string" office:string-value="473B" calcext:value-type="string">
            <text:p>473B</text:p>
          </table:table-cell>
          <table:table-cell table:style-name="ce43" table:formula="of:=DEC2HEX(SUM(HEX2DEC([.AC17]);1))" office:value-type="string" office:string-value="473C" calcext:value-type="string">
            <text:p>473C</text:p>
          </table:table-cell>
          <table:table-cell table:style-name="ce43" table:formula="of:=DEC2HEX(SUM(HEX2DEC([.AD17]);1))" office:value-type="string" office:string-value="473D" calcext:value-type="string">
            <text:p>473D</text:p>
          </table:table-cell>
          <table:table-cell table:style-name="ce43" table:formula="of:=DEC2HEX(SUM(HEX2DEC([.AE17]);1))" office:value-type="string" office:string-value="473E" calcext:value-type="string">
            <text:p>473E</text:p>
          </table:table-cell>
          <table:table-cell table:style-name="ce43" table:formula="of:=DEC2HEX(SUM(HEX2DEC([.AF17]);1))" office:value-type="string" office:string-value="473F" calcext:value-type="string">
            <text:p>473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2</text:p>
            <text:p> Pixel </text:p>
            <text:p>16-23</text:p>
          </table:table-cell>
          <table:table-cell table:style-name="ce46" table:formula="of:=DEC2HEX(SUM(HEX2DEC([.AG10]);1))" office:value-type="string" office:string-value="4040" calcext:value-type="string">
            <text:p>4040</text:p>
          </table:table-cell>
          <table:table-cell table:style-name="ce46" table:formula="of:=DEC2HEX(SUM(HEX2DEC([.B18]);1))" office:value-type="string" office:string-value="4041" calcext:value-type="string">
            <text:p>4041</text:p>
          </table:table-cell>
          <table:table-cell table:style-name="ce46" table:formula="of:=DEC2HEX(SUM(HEX2DEC([.C18]);1))" office:value-type="string" office:string-value="4042" calcext:value-type="string">
            <text:p>4042</text:p>
          </table:table-cell>
          <table:table-cell table:style-name="ce46" table:formula="of:=DEC2HEX(SUM(HEX2DEC([.D18]);1))" office:value-type="string" office:string-value="4043" calcext:value-type="string">
            <text:p>4043</text:p>
          </table:table-cell>
          <table:table-cell table:style-name="ce46" table:formula="of:=DEC2HEX(SUM(HEX2DEC([.E18]);1))" office:value-type="string" office:string-value="4044" calcext:value-type="string">
            <text:p>4044</text:p>
          </table:table-cell>
          <table:table-cell table:style-name="ce46" table:formula="of:=DEC2HEX(SUM(HEX2DEC([.F18]);1))" office:value-type="string" office:string-value="4045" calcext:value-type="string">
            <text:p>4045</text:p>
          </table:table-cell>
          <table:table-cell table:style-name="ce46" table:formula="of:=DEC2HEX(SUM(HEX2DEC([.G18]);1))" office:value-type="string" office:string-value="4046" calcext:value-type="string">
            <text:p>4046</text:p>
          </table:table-cell>
          <table:table-cell table:style-name="ce46" table:formula="of:=DEC2HEX(SUM(HEX2DEC([.H18]);1))" office:value-type="string" office:string-value="4047" calcext:value-type="string">
            <text:p>4047</text:p>
          </table:table-cell>
          <table:table-cell table:style-name="ce46" table:formula="of:=DEC2HEX(SUM(HEX2DEC([.I18]);1))" office:value-type="string" office:string-value="4048" calcext:value-type="string">
            <text:p>4048</text:p>
          </table:table-cell>
          <table:table-cell table:style-name="ce46" table:formula="of:=DEC2HEX(SUM(HEX2DEC([.J18]);1))" office:value-type="string" office:string-value="4049" calcext:value-type="string">
            <text:p>4049</text:p>
          </table:table-cell>
          <table:table-cell table:style-name="ce46" table:formula="of:=DEC2HEX(SUM(HEX2DEC([.K18]);1))" office:value-type="string" office:string-value="404A" calcext:value-type="string">
            <text:p>404A</text:p>
          </table:table-cell>
          <table:table-cell table:style-name="ce46" table:formula="of:=DEC2HEX(SUM(HEX2DEC([.L18]);1))" office:value-type="string" office:string-value="404B" calcext:value-type="string">
            <text:p>404B</text:p>
          </table:table-cell>
          <table:table-cell table:style-name="ce46" table:formula="of:=DEC2HEX(SUM(HEX2DEC([.M18]);1))" office:value-type="string" office:string-value="404C" calcext:value-type="string">
            <text:p>404C</text:p>
          </table:table-cell>
          <table:table-cell table:style-name="ce46" table:formula="of:=DEC2HEX(SUM(HEX2DEC([.N18]);1))" office:value-type="string" office:string-value="404D" calcext:value-type="string">
            <text:p>404D</text:p>
          </table:table-cell>
          <table:table-cell table:style-name="ce46" table:formula="of:=DEC2HEX(SUM(HEX2DEC([.O18]);1))" office:value-type="string" office:string-value="404E" calcext:value-type="string">
            <text:p>404E</text:p>
          </table:table-cell>
          <table:table-cell table:style-name="ce46" table:formula="of:=DEC2HEX(SUM(HEX2DEC([.P18]);1))" office:value-type="string" office:string-value="404F" calcext:value-type="string">
            <text:p>404F</text:p>
          </table:table-cell>
          <table:table-cell table:style-name="ce46" table:formula="of:=DEC2HEX(SUM(HEX2DEC([.Q18]);1))" office:value-type="string" office:string-value="4050" calcext:value-type="string">
            <text:p>4050</text:p>
          </table:table-cell>
          <table:table-cell table:style-name="ce46" table:formula="of:=DEC2HEX(SUM(HEX2DEC([.R18]);1))" office:value-type="string" office:string-value="4051" calcext:value-type="string">
            <text:p>4051</text:p>
          </table:table-cell>
          <table:table-cell table:style-name="ce46" table:formula="of:=DEC2HEX(SUM(HEX2DEC([.S18]);1))" office:value-type="string" office:string-value="4052" calcext:value-type="string">
            <text:p>4052</text:p>
          </table:table-cell>
          <table:table-cell table:style-name="ce46" table:formula="of:=DEC2HEX(SUM(HEX2DEC([.T18]);1))" office:value-type="string" office:string-value="4053" calcext:value-type="string">
            <text:p>4053</text:p>
          </table:table-cell>
          <table:table-cell table:style-name="ce46" table:formula="of:=DEC2HEX(SUM(HEX2DEC([.U18]);1))" office:value-type="string" office:string-value="4054" calcext:value-type="string">
            <text:p>4054</text:p>
          </table:table-cell>
          <table:table-cell table:style-name="ce46" table:formula="of:=DEC2HEX(SUM(HEX2DEC([.V18]);1))" office:value-type="string" office:string-value="4055" calcext:value-type="string">
            <text:p>4055</text:p>
          </table:table-cell>
          <table:table-cell table:style-name="ce46" table:formula="of:=DEC2HEX(SUM(HEX2DEC([.W18]);1))" office:value-type="string" office:string-value="4056" calcext:value-type="string">
            <text:p>4056</text:p>
          </table:table-cell>
          <table:table-cell table:style-name="ce46" table:formula="of:=DEC2HEX(SUM(HEX2DEC([.X18]);1))" office:value-type="string" office:string-value="4057" calcext:value-type="string">
            <text:p>4057</text:p>
          </table:table-cell>
          <table:table-cell table:style-name="ce46" table:formula="of:=DEC2HEX(SUM(HEX2DEC([.Y18]);1))" office:value-type="string" office:string-value="4058" calcext:value-type="string">
            <text:p>4058</text:p>
          </table:table-cell>
          <table:table-cell table:style-name="ce46" table:formula="of:=DEC2HEX(SUM(HEX2DEC([.Z18]);1))" office:value-type="string" office:string-value="4059" calcext:value-type="string">
            <text:p>4059</text:p>
          </table:table-cell>
          <table:table-cell table:style-name="ce46" table:formula="of:=DEC2HEX(SUM(HEX2DEC([.AA18]);1))" office:value-type="string" office:string-value="405A" calcext:value-type="string">
            <text:p>405A</text:p>
          </table:table-cell>
          <table:table-cell table:style-name="ce46" table:formula="of:=DEC2HEX(SUM(HEX2DEC([.AB18]);1))" office:value-type="string" office:string-value="405B" calcext:value-type="string">
            <text:p>405B</text:p>
          </table:table-cell>
          <table:table-cell table:style-name="ce46" table:formula="of:=DEC2HEX(SUM(HEX2DEC([.AC18]);1))" office:value-type="string" office:string-value="405C" calcext:value-type="string">
            <text:p>405C</text:p>
          </table:table-cell>
          <table:table-cell table:style-name="ce46" table:formula="of:=DEC2HEX(SUM(HEX2DEC([.AD18]);1))" office:value-type="string" office:string-value="405D" calcext:value-type="string">
            <text:p>405D</text:p>
          </table:table-cell>
          <table:table-cell table:style-name="ce46" table:formula="of:=DEC2HEX(SUM(HEX2DEC([.AE18]);1))" office:value-type="string" office:string-value="405E" calcext:value-type="string">
            <text:p>405E</text:p>
          </table:table-cell>
          <table:table-cell table:style-name="ce46" table:formula="of:=DEC2HEX(SUM(HEX2DEC([.AF18]);1))" office:value-type="string" office:string-value="405F" calcext:value-type="string">
            <text:p>40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11]);1))" office:value-type="string" office:string-value="4140" calcext:value-type="string">
            <text:p>4140</text:p>
          </table:table-cell>
          <table:table-cell table:style-name="ce43" table:formula="of:=DEC2HEX(SUM(HEX2DEC([.B19]);1))" office:value-type="string" office:string-value="4141" calcext:value-type="string">
            <text:p>4141</text:p>
          </table:table-cell>
          <table:table-cell table:style-name="ce43" table:formula="of:=DEC2HEX(SUM(HEX2DEC([.C19]);1))" office:value-type="string" office:string-value="4142" calcext:value-type="string">
            <text:p>4142</text:p>
          </table:table-cell>
          <table:table-cell table:style-name="ce43" table:formula="of:=DEC2HEX(SUM(HEX2DEC([.D19]);1))" office:value-type="string" office:string-value="4143" calcext:value-type="string">
            <text:p>4143</text:p>
          </table:table-cell>
          <table:table-cell table:style-name="ce43" table:formula="of:=DEC2HEX(SUM(HEX2DEC([.E19]);1))" office:value-type="string" office:string-value="4144" calcext:value-type="string">
            <text:p>4144</text:p>
          </table:table-cell>
          <table:table-cell table:style-name="ce43" table:formula="of:=DEC2HEX(SUM(HEX2DEC([.F19]);1))" office:value-type="string" office:string-value="4145" calcext:value-type="string">
            <text:p>4145</text:p>
          </table:table-cell>
          <table:table-cell table:style-name="ce43" table:formula="of:=DEC2HEX(SUM(HEX2DEC([.G19]);1))" office:value-type="string" office:string-value="4146" calcext:value-type="string">
            <text:p>4146</text:p>
          </table:table-cell>
          <table:table-cell table:style-name="ce43" table:formula="of:=DEC2HEX(SUM(HEX2DEC([.H19]);1))" office:value-type="string" office:string-value="4147" calcext:value-type="string">
            <text:p>4147</text:p>
          </table:table-cell>
          <table:table-cell table:style-name="ce43" table:formula="of:=DEC2HEX(SUM(HEX2DEC([.I19]);1))" office:value-type="string" office:string-value="4148" calcext:value-type="string">
            <text:p>4148</text:p>
          </table:table-cell>
          <table:table-cell table:style-name="ce43" table:formula="of:=DEC2HEX(SUM(HEX2DEC([.J19]);1))" office:value-type="string" office:string-value="4149" calcext:value-type="string">
            <text:p>4149</text:p>
          </table:table-cell>
          <table:table-cell table:style-name="ce43" table:formula="of:=DEC2HEX(SUM(HEX2DEC([.K19]);1))" office:value-type="string" office:string-value="414A" calcext:value-type="string">
            <text:p>414A</text:p>
          </table:table-cell>
          <table:table-cell table:style-name="ce43" table:formula="of:=DEC2HEX(SUM(HEX2DEC([.L19]);1))" office:value-type="string" office:string-value="414B" calcext:value-type="string">
            <text:p>414B</text:p>
          </table:table-cell>
          <table:table-cell table:style-name="ce43" table:formula="of:=DEC2HEX(SUM(HEX2DEC([.M19]);1))" office:value-type="string" office:string-value="414C" calcext:value-type="string">
            <text:p>414C</text:p>
          </table:table-cell>
          <table:table-cell table:style-name="ce43" table:formula="of:=DEC2HEX(SUM(HEX2DEC([.N19]);1))" office:value-type="string" office:string-value="414D" calcext:value-type="string">
            <text:p>414D</text:p>
          </table:table-cell>
          <table:table-cell table:style-name="ce43" table:formula="of:=DEC2HEX(SUM(HEX2DEC([.O19]);1))" office:value-type="string" office:string-value="414E" calcext:value-type="string">
            <text:p>414E</text:p>
          </table:table-cell>
          <table:table-cell table:style-name="ce43" table:formula="of:=DEC2HEX(SUM(HEX2DEC([.P19]);1))" office:value-type="string" office:string-value="414F" calcext:value-type="string">
            <text:p>414F</text:p>
          </table:table-cell>
          <table:table-cell table:style-name="ce43" table:formula="of:=DEC2HEX(SUM(HEX2DEC([.Q19]);1))" office:value-type="string" office:string-value="4150" calcext:value-type="string">
            <text:p>4150</text:p>
          </table:table-cell>
          <table:table-cell table:style-name="ce43" table:formula="of:=DEC2HEX(SUM(HEX2DEC([.R19]);1))" office:value-type="string" office:string-value="4151" calcext:value-type="string">
            <text:p>4151</text:p>
          </table:table-cell>
          <table:table-cell table:style-name="ce43" table:formula="of:=DEC2HEX(SUM(HEX2DEC([.S19]);1))" office:value-type="string" office:string-value="4152" calcext:value-type="string">
            <text:p>4152</text:p>
          </table:table-cell>
          <table:table-cell table:style-name="ce43" table:formula="of:=DEC2HEX(SUM(HEX2DEC([.T19]);1))" office:value-type="string" office:string-value="4153" calcext:value-type="string">
            <text:p>4153</text:p>
          </table:table-cell>
          <table:table-cell table:style-name="ce43" table:formula="of:=DEC2HEX(SUM(HEX2DEC([.U19]);1))" office:value-type="string" office:string-value="4154" calcext:value-type="string">
            <text:p>4154</text:p>
          </table:table-cell>
          <table:table-cell table:style-name="ce43" table:formula="of:=DEC2HEX(SUM(HEX2DEC([.V19]);1))" office:value-type="string" office:string-value="4155" calcext:value-type="string">
            <text:p>4155</text:p>
          </table:table-cell>
          <table:table-cell table:style-name="ce43" table:formula="of:=DEC2HEX(SUM(HEX2DEC([.W19]);1))" office:value-type="string" office:string-value="4156" calcext:value-type="string">
            <text:p>4156</text:p>
          </table:table-cell>
          <table:table-cell table:style-name="ce43" table:formula="of:=DEC2HEX(SUM(HEX2DEC([.X19]);1))" office:value-type="string" office:string-value="4157" calcext:value-type="string">
            <text:p>4157</text:p>
          </table:table-cell>
          <table:table-cell table:style-name="ce43" table:formula="of:=DEC2HEX(SUM(HEX2DEC([.Y19]);1))" office:value-type="string" office:string-value="4158" calcext:value-type="string">
            <text:p>4158</text:p>
          </table:table-cell>
          <table:table-cell table:style-name="ce43" table:formula="of:=DEC2HEX(SUM(HEX2DEC([.Z19]);1))" office:value-type="string" office:string-value="4159" calcext:value-type="string">
            <text:p>4159</text:p>
          </table:table-cell>
          <table:table-cell table:style-name="ce43" table:formula="of:=DEC2HEX(SUM(HEX2DEC([.AA19]);1))" office:value-type="string" office:string-value="415A" calcext:value-type="string">
            <text:p>415A</text:p>
          </table:table-cell>
          <table:table-cell table:style-name="ce43" table:formula="of:=DEC2HEX(SUM(HEX2DEC([.AB19]);1))" office:value-type="string" office:string-value="415B" calcext:value-type="string">
            <text:p>415B</text:p>
          </table:table-cell>
          <table:table-cell table:style-name="ce43" table:formula="of:=DEC2HEX(SUM(HEX2DEC([.AC19]);1))" office:value-type="string" office:string-value="415C" calcext:value-type="string">
            <text:p>415C</text:p>
          </table:table-cell>
          <table:table-cell table:style-name="ce43" table:formula="of:=DEC2HEX(SUM(HEX2DEC([.AD19]);1))" office:value-type="string" office:string-value="415D" calcext:value-type="string">
            <text:p>415D</text:p>
          </table:table-cell>
          <table:table-cell table:style-name="ce43" table:formula="of:=DEC2HEX(SUM(HEX2DEC([.AE19]);1))" office:value-type="string" office:string-value="415E" calcext:value-type="string">
            <text:p>415E</text:p>
          </table:table-cell>
          <table:table-cell table:style-name="ce43" table:formula="of:=DEC2HEX(SUM(HEX2DEC([.AF19]);1))" office:value-type="string" office:string-value="415F" calcext:value-type="string">
            <text:p>41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2]);1))" office:value-type="string" office:string-value="4240" calcext:value-type="string">
            <text:p>4240</text:p>
          </table:table-cell>
          <table:table-cell table:style-name="ce43" table:formula="of:=DEC2HEX(SUM(HEX2DEC([.B20]);1))" office:value-type="string" office:string-value="4241" calcext:value-type="string">
            <text:p>4241</text:p>
          </table:table-cell>
          <table:table-cell table:style-name="ce43" table:formula="of:=DEC2HEX(SUM(HEX2DEC([.C20]);1))" office:value-type="string" office:string-value="4242" calcext:value-type="string">
            <text:p>4242</text:p>
          </table:table-cell>
          <table:table-cell table:style-name="ce43" table:formula="of:=DEC2HEX(SUM(HEX2DEC([.D20]);1))" office:value-type="string" office:string-value="4243" calcext:value-type="string">
            <text:p>4243</text:p>
          </table:table-cell>
          <table:table-cell table:style-name="ce43" table:formula="of:=DEC2HEX(SUM(HEX2DEC([.E20]);1))" office:value-type="string" office:string-value="4244" calcext:value-type="string">
            <text:p>4244</text:p>
          </table:table-cell>
          <table:table-cell table:style-name="ce43" table:formula="of:=DEC2HEX(SUM(HEX2DEC([.F20]);1))" office:value-type="string" office:string-value="4245" calcext:value-type="string">
            <text:p>4245</text:p>
          </table:table-cell>
          <table:table-cell table:style-name="ce43" table:formula="of:=DEC2HEX(SUM(HEX2DEC([.G20]);1))" office:value-type="string" office:string-value="4246" calcext:value-type="string">
            <text:p>4246</text:p>
          </table:table-cell>
          <table:table-cell table:style-name="ce43" table:formula="of:=DEC2HEX(SUM(HEX2DEC([.H20]);1))" office:value-type="string" office:string-value="4247" calcext:value-type="string">
            <text:p>4247</text:p>
          </table:table-cell>
          <table:table-cell table:style-name="ce43" table:formula="of:=DEC2HEX(SUM(HEX2DEC([.I20]);1))" office:value-type="string" office:string-value="4248" calcext:value-type="string">
            <text:p>4248</text:p>
          </table:table-cell>
          <table:table-cell table:style-name="ce43" table:formula="of:=DEC2HEX(SUM(HEX2DEC([.J20]);1))" office:value-type="string" office:string-value="4249" calcext:value-type="string">
            <text:p>4249</text:p>
          </table:table-cell>
          <table:table-cell table:style-name="ce43" table:formula="of:=DEC2HEX(SUM(HEX2DEC([.K20]);1))" office:value-type="string" office:string-value="424A" calcext:value-type="string">
            <text:p>424A</text:p>
          </table:table-cell>
          <table:table-cell table:style-name="ce43" table:formula="of:=DEC2HEX(SUM(HEX2DEC([.L20]);1))" office:value-type="string" office:string-value="424B" calcext:value-type="string">
            <text:p>424B</text:p>
          </table:table-cell>
          <table:table-cell table:style-name="ce43" table:formula="of:=DEC2HEX(SUM(HEX2DEC([.M20]);1))" office:value-type="string" office:string-value="424C" calcext:value-type="string">
            <text:p>424C</text:p>
          </table:table-cell>
          <table:table-cell table:style-name="ce43" table:formula="of:=DEC2HEX(SUM(HEX2DEC([.N20]);1))" office:value-type="string" office:string-value="424D" calcext:value-type="string">
            <text:p>424D</text:p>
          </table:table-cell>
          <table:table-cell table:style-name="ce43" table:formula="of:=DEC2HEX(SUM(HEX2DEC([.O20]);1))" office:value-type="string" office:string-value="424E" calcext:value-type="string">
            <text:p>424E</text:p>
          </table:table-cell>
          <table:table-cell table:style-name="ce43" table:formula="of:=DEC2HEX(SUM(HEX2DEC([.P20]);1))" office:value-type="string" office:string-value="424F" calcext:value-type="string">
            <text:p>424F</text:p>
          </table:table-cell>
          <table:table-cell table:style-name="ce43" table:formula="of:=DEC2HEX(SUM(HEX2DEC([.Q20]);1))" office:value-type="string" office:string-value="4250" calcext:value-type="string">
            <text:p>4250</text:p>
          </table:table-cell>
          <table:table-cell table:style-name="ce43" table:formula="of:=DEC2HEX(SUM(HEX2DEC([.R20]);1))" office:value-type="string" office:string-value="4251" calcext:value-type="string">
            <text:p>4251</text:p>
          </table:table-cell>
          <table:table-cell table:style-name="ce43" table:formula="of:=DEC2HEX(SUM(HEX2DEC([.S20]);1))" office:value-type="string" office:string-value="4252" calcext:value-type="string">
            <text:p>4252</text:p>
          </table:table-cell>
          <table:table-cell table:style-name="ce43" table:formula="of:=DEC2HEX(SUM(HEX2DEC([.T20]);1))" office:value-type="string" office:string-value="4253" calcext:value-type="string">
            <text:p>4253</text:p>
          </table:table-cell>
          <table:table-cell table:style-name="ce43" table:formula="of:=DEC2HEX(SUM(HEX2DEC([.U20]);1))" office:value-type="string" office:string-value="4254" calcext:value-type="string">
            <text:p>4254</text:p>
          </table:table-cell>
          <table:table-cell table:style-name="ce43" table:formula="of:=DEC2HEX(SUM(HEX2DEC([.V20]);1))" office:value-type="string" office:string-value="4255" calcext:value-type="string">
            <text:p>4255</text:p>
          </table:table-cell>
          <table:table-cell table:style-name="ce43" table:formula="of:=DEC2HEX(SUM(HEX2DEC([.W20]);1))" office:value-type="string" office:string-value="4256" calcext:value-type="string">
            <text:p>4256</text:p>
          </table:table-cell>
          <table:table-cell table:style-name="ce43" table:formula="of:=DEC2HEX(SUM(HEX2DEC([.X20]);1))" office:value-type="string" office:string-value="4257" calcext:value-type="string">
            <text:p>4257</text:p>
          </table:table-cell>
          <table:table-cell table:style-name="ce43" table:formula="of:=DEC2HEX(SUM(HEX2DEC([.Y20]);1))" office:value-type="string" office:string-value="4258" calcext:value-type="string">
            <text:p>4258</text:p>
          </table:table-cell>
          <table:table-cell table:style-name="ce43" table:formula="of:=DEC2HEX(SUM(HEX2DEC([.Z20]);1))" office:value-type="string" office:string-value="4259" calcext:value-type="string">
            <text:p>4259</text:p>
          </table:table-cell>
          <table:table-cell table:style-name="ce43" table:formula="of:=DEC2HEX(SUM(HEX2DEC([.AA20]);1))" office:value-type="string" office:string-value="425A" calcext:value-type="string">
            <text:p>425A</text:p>
          </table:table-cell>
          <table:table-cell table:style-name="ce43" table:formula="of:=DEC2HEX(SUM(HEX2DEC([.AB20]);1))" office:value-type="string" office:string-value="425B" calcext:value-type="string">
            <text:p>425B</text:p>
          </table:table-cell>
          <table:table-cell table:style-name="ce43" table:formula="of:=DEC2HEX(SUM(HEX2DEC([.AC20]);1))" office:value-type="string" office:string-value="425C" calcext:value-type="string">
            <text:p>425C</text:p>
          </table:table-cell>
          <table:table-cell table:style-name="ce43" table:formula="of:=DEC2HEX(SUM(HEX2DEC([.AD20]);1))" office:value-type="string" office:string-value="425D" calcext:value-type="string">
            <text:p>425D</text:p>
          </table:table-cell>
          <table:table-cell table:style-name="ce43" table:formula="of:=DEC2HEX(SUM(HEX2DEC([.AE20]);1))" office:value-type="string" office:string-value="425E" calcext:value-type="string">
            <text:p>425E</text:p>
          </table:table-cell>
          <table:table-cell table:style-name="ce43" table:formula="of:=DEC2HEX(SUM(HEX2DEC([.AF20]);1))" office:value-type="string" office:string-value="425F" calcext:value-type="string">
            <text:p>42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3]);1))" office:value-type="string" office:string-value="4340" calcext:value-type="string">
            <text:p>4340</text:p>
          </table:table-cell>
          <table:table-cell table:style-name="ce43" table:formula="of:=DEC2HEX(SUM(HEX2DEC([.B21]);1))" office:value-type="string" office:string-value="4341" calcext:value-type="string">
            <text:p>4341</text:p>
          </table:table-cell>
          <table:table-cell table:style-name="ce43" table:formula="of:=DEC2HEX(SUM(HEX2DEC([.C21]);1))" office:value-type="string" office:string-value="4342" calcext:value-type="string">
            <text:p>4342</text:p>
          </table:table-cell>
          <table:table-cell table:style-name="ce43" table:formula="of:=DEC2HEX(SUM(HEX2DEC([.D21]);1))" office:value-type="string" office:string-value="4343" calcext:value-type="string">
            <text:p>4343</text:p>
          </table:table-cell>
          <table:table-cell table:style-name="ce43" table:formula="of:=DEC2HEX(SUM(HEX2DEC([.E21]);1))" office:value-type="string" office:string-value="4344" calcext:value-type="string">
            <text:p>4344</text:p>
          </table:table-cell>
          <table:table-cell table:style-name="ce43" table:formula="of:=DEC2HEX(SUM(HEX2DEC([.F21]);1))" office:value-type="string" office:string-value="4345" calcext:value-type="string">
            <text:p>4345</text:p>
          </table:table-cell>
          <table:table-cell table:style-name="ce43" table:formula="of:=DEC2HEX(SUM(HEX2DEC([.G21]);1))" office:value-type="string" office:string-value="4346" calcext:value-type="string">
            <text:p>4346</text:p>
          </table:table-cell>
          <table:table-cell table:style-name="ce43" table:formula="of:=DEC2HEX(SUM(HEX2DEC([.H21]);1))" office:value-type="string" office:string-value="4347" calcext:value-type="string">
            <text:p>4347</text:p>
          </table:table-cell>
          <table:table-cell table:style-name="ce43" table:formula="of:=DEC2HEX(SUM(HEX2DEC([.I21]);1))" office:value-type="string" office:string-value="4348" calcext:value-type="string">
            <text:p>4348</text:p>
          </table:table-cell>
          <table:table-cell table:style-name="ce43" table:formula="of:=DEC2HEX(SUM(HEX2DEC([.J21]);1))" office:value-type="string" office:string-value="4349" calcext:value-type="string">
            <text:p>4349</text:p>
          </table:table-cell>
          <table:table-cell table:style-name="ce43" table:formula="of:=DEC2HEX(SUM(HEX2DEC([.K21]);1))" office:value-type="string" office:string-value="434A" calcext:value-type="string">
            <text:p>434A</text:p>
          </table:table-cell>
          <table:table-cell table:style-name="ce43" table:formula="of:=DEC2HEX(SUM(HEX2DEC([.L21]);1))" office:value-type="string" office:string-value="434B" calcext:value-type="string">
            <text:p>434B</text:p>
          </table:table-cell>
          <table:table-cell table:style-name="ce43" table:formula="of:=DEC2HEX(SUM(HEX2DEC([.M21]);1))" office:value-type="string" office:string-value="434C" calcext:value-type="string">
            <text:p>434C</text:p>
          </table:table-cell>
          <table:table-cell table:style-name="ce43" table:formula="of:=DEC2HEX(SUM(HEX2DEC([.N21]);1))" office:value-type="string" office:string-value="434D" calcext:value-type="string">
            <text:p>434D</text:p>
          </table:table-cell>
          <table:table-cell table:style-name="ce43" table:formula="of:=DEC2HEX(SUM(HEX2DEC([.O21]);1))" office:value-type="string" office:string-value="434E" calcext:value-type="string">
            <text:p>434E</text:p>
          </table:table-cell>
          <table:table-cell table:style-name="ce43" table:formula="of:=DEC2HEX(SUM(HEX2DEC([.P21]);1))" office:value-type="string" office:string-value="434F" calcext:value-type="string">
            <text:p>434F</text:p>
          </table:table-cell>
          <table:table-cell table:style-name="ce43" table:formula="of:=DEC2HEX(SUM(HEX2DEC([.Q21]);1))" office:value-type="string" office:string-value="4350" calcext:value-type="string">
            <text:p>4350</text:p>
          </table:table-cell>
          <table:table-cell table:style-name="ce43" table:formula="of:=DEC2HEX(SUM(HEX2DEC([.R21]);1))" office:value-type="string" office:string-value="4351" calcext:value-type="string">
            <text:p>4351</text:p>
          </table:table-cell>
          <table:table-cell table:style-name="ce43" table:formula="of:=DEC2HEX(SUM(HEX2DEC([.S21]);1))" office:value-type="string" office:string-value="4352" calcext:value-type="string">
            <text:p>4352</text:p>
          </table:table-cell>
          <table:table-cell table:style-name="ce43" table:formula="of:=DEC2HEX(SUM(HEX2DEC([.T21]);1))" office:value-type="string" office:string-value="4353" calcext:value-type="string">
            <text:p>4353</text:p>
          </table:table-cell>
          <table:table-cell table:style-name="ce43" table:formula="of:=DEC2HEX(SUM(HEX2DEC([.U21]);1))" office:value-type="string" office:string-value="4354" calcext:value-type="string">
            <text:p>4354</text:p>
          </table:table-cell>
          <table:table-cell table:style-name="ce43" table:formula="of:=DEC2HEX(SUM(HEX2DEC([.V21]);1))" office:value-type="string" office:string-value="4355" calcext:value-type="string">
            <text:p>4355</text:p>
          </table:table-cell>
          <table:table-cell table:style-name="ce43" table:formula="of:=DEC2HEX(SUM(HEX2DEC([.W21]);1))" office:value-type="string" office:string-value="4356" calcext:value-type="string">
            <text:p>4356</text:p>
          </table:table-cell>
          <table:table-cell table:style-name="ce43" table:formula="of:=DEC2HEX(SUM(HEX2DEC([.X21]);1))" office:value-type="string" office:string-value="4357" calcext:value-type="string">
            <text:p>4357</text:p>
          </table:table-cell>
          <table:table-cell table:style-name="ce43" table:formula="of:=DEC2HEX(SUM(HEX2DEC([.Y21]);1))" office:value-type="string" office:string-value="4358" calcext:value-type="string">
            <text:p>4358</text:p>
          </table:table-cell>
          <table:table-cell table:style-name="ce43" table:formula="of:=DEC2HEX(SUM(HEX2DEC([.Z21]);1))" office:value-type="string" office:string-value="4359" calcext:value-type="string">
            <text:p>4359</text:p>
          </table:table-cell>
          <table:table-cell table:style-name="ce43" table:formula="of:=DEC2HEX(SUM(HEX2DEC([.AA21]);1))" office:value-type="string" office:string-value="435A" calcext:value-type="string">
            <text:p>435A</text:p>
          </table:table-cell>
          <table:table-cell table:style-name="ce43" table:formula="of:=DEC2HEX(SUM(HEX2DEC([.AB21]);1))" office:value-type="string" office:string-value="435B" calcext:value-type="string">
            <text:p>435B</text:p>
          </table:table-cell>
          <table:table-cell table:style-name="ce43" table:formula="of:=DEC2HEX(SUM(HEX2DEC([.AC21]);1))" office:value-type="string" office:string-value="435C" calcext:value-type="string">
            <text:p>435C</text:p>
          </table:table-cell>
          <table:table-cell table:style-name="ce43" table:formula="of:=DEC2HEX(SUM(HEX2DEC([.AD21]);1))" office:value-type="string" office:string-value="435D" calcext:value-type="string">
            <text:p>435D</text:p>
          </table:table-cell>
          <table:table-cell table:style-name="ce43" table:formula="of:=DEC2HEX(SUM(HEX2DEC([.AE21]);1))" office:value-type="string" office:string-value="435E" calcext:value-type="string">
            <text:p>435E</text:p>
          </table:table-cell>
          <table:table-cell table:style-name="ce43" table:formula="of:=DEC2HEX(SUM(HEX2DEC([.AF21]);1))" office:value-type="string" office:string-value="435F" calcext:value-type="string">
            <text:p>43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4]);1))" office:value-type="string" office:string-value="4440" calcext:value-type="string">
            <text:p>4440</text:p>
          </table:table-cell>
          <table:table-cell table:style-name="ce43" table:formula="of:=DEC2HEX(SUM(HEX2DEC([.B22]);1))" office:value-type="string" office:string-value="4441" calcext:value-type="string">
            <text:p>4441</text:p>
          </table:table-cell>
          <table:table-cell table:style-name="ce43" table:formula="of:=DEC2HEX(SUM(HEX2DEC([.C22]);1))" office:value-type="string" office:string-value="4442" calcext:value-type="string">
            <text:p>4442</text:p>
          </table:table-cell>
          <table:table-cell table:style-name="ce43" table:formula="of:=DEC2HEX(SUM(HEX2DEC([.D22]);1))" office:value-type="string" office:string-value="4443" calcext:value-type="string">
            <text:p>4443</text:p>
          </table:table-cell>
          <table:table-cell table:style-name="ce43" table:formula="of:=DEC2HEX(SUM(HEX2DEC([.E22]);1))" office:value-type="string" office:string-value="4444" calcext:value-type="string">
            <text:p>4444</text:p>
          </table:table-cell>
          <table:table-cell table:style-name="ce43" table:formula="of:=DEC2HEX(SUM(HEX2DEC([.F22]);1))" office:value-type="string" office:string-value="4445" calcext:value-type="string">
            <text:p>4445</text:p>
          </table:table-cell>
          <table:table-cell table:style-name="ce43" table:formula="of:=DEC2HEX(SUM(HEX2DEC([.G22]);1))" office:value-type="string" office:string-value="4446" calcext:value-type="string">
            <text:p>4446</text:p>
          </table:table-cell>
          <table:table-cell table:style-name="ce43" table:formula="of:=DEC2HEX(SUM(HEX2DEC([.H22]);1))" office:value-type="string" office:string-value="4447" calcext:value-type="string">
            <text:p>4447</text:p>
          </table:table-cell>
          <table:table-cell table:style-name="ce43" table:formula="of:=DEC2HEX(SUM(HEX2DEC([.I22]);1))" office:value-type="string" office:string-value="4448" calcext:value-type="string">
            <text:p>4448</text:p>
          </table:table-cell>
          <table:table-cell table:style-name="ce43" table:formula="of:=DEC2HEX(SUM(HEX2DEC([.J22]);1))" office:value-type="string" office:string-value="4449" calcext:value-type="string">
            <text:p>4449</text:p>
          </table:table-cell>
          <table:table-cell table:style-name="ce43" table:formula="of:=DEC2HEX(SUM(HEX2DEC([.K22]);1))" office:value-type="string" office:string-value="444A" calcext:value-type="string">
            <text:p>444A</text:p>
          </table:table-cell>
          <table:table-cell table:style-name="ce43" table:formula="of:=DEC2HEX(SUM(HEX2DEC([.L22]);1))" office:value-type="string" office:string-value="444B" calcext:value-type="string">
            <text:p>444B</text:p>
          </table:table-cell>
          <table:table-cell table:style-name="ce43" table:formula="of:=DEC2HEX(SUM(HEX2DEC([.M22]);1))" office:value-type="string" office:string-value="444C" calcext:value-type="string">
            <text:p>444C</text:p>
          </table:table-cell>
          <table:table-cell table:style-name="ce43" table:formula="of:=DEC2HEX(SUM(HEX2DEC([.N22]);1))" office:value-type="string" office:string-value="444D" calcext:value-type="string">
            <text:p>444D</text:p>
          </table:table-cell>
          <table:table-cell table:style-name="ce43" table:formula="of:=DEC2HEX(SUM(HEX2DEC([.O22]);1))" office:value-type="string" office:string-value="444E" calcext:value-type="string">
            <text:p>444E</text:p>
          </table:table-cell>
          <table:table-cell table:style-name="ce43" table:formula="of:=DEC2HEX(SUM(HEX2DEC([.P22]);1))" office:value-type="string" office:string-value="444F" calcext:value-type="string">
            <text:p>444F</text:p>
          </table:table-cell>
          <table:table-cell table:style-name="ce43" table:formula="of:=DEC2HEX(SUM(HEX2DEC([.Q22]);1))" office:value-type="string" office:string-value="4450" calcext:value-type="string">
            <text:p>4450</text:p>
          </table:table-cell>
          <table:table-cell table:style-name="ce43" table:formula="of:=DEC2HEX(SUM(HEX2DEC([.R22]);1))" office:value-type="string" office:string-value="4451" calcext:value-type="string">
            <text:p>4451</text:p>
          </table:table-cell>
          <table:table-cell table:style-name="ce43" table:formula="of:=DEC2HEX(SUM(HEX2DEC([.S22]);1))" office:value-type="string" office:string-value="4452" calcext:value-type="string">
            <text:p>4452</text:p>
          </table:table-cell>
          <table:table-cell table:style-name="ce43" table:formula="of:=DEC2HEX(SUM(HEX2DEC([.T22]);1))" office:value-type="string" office:string-value="4453" calcext:value-type="string">
            <text:p>4453</text:p>
          </table:table-cell>
          <table:table-cell table:style-name="ce43" table:formula="of:=DEC2HEX(SUM(HEX2DEC([.U22]);1))" office:value-type="string" office:string-value="4454" calcext:value-type="string">
            <text:p>4454</text:p>
          </table:table-cell>
          <table:table-cell table:style-name="ce43" table:formula="of:=DEC2HEX(SUM(HEX2DEC([.V22]);1))" office:value-type="string" office:string-value="4455" calcext:value-type="string">
            <text:p>4455</text:p>
          </table:table-cell>
          <table:table-cell table:style-name="ce43" table:formula="of:=DEC2HEX(SUM(HEX2DEC([.W22]);1))" office:value-type="string" office:string-value="4456" calcext:value-type="string">
            <text:p>4456</text:p>
          </table:table-cell>
          <table:table-cell table:style-name="ce43" table:formula="of:=DEC2HEX(SUM(HEX2DEC([.X22]);1))" office:value-type="string" office:string-value="4457" calcext:value-type="string">
            <text:p>4457</text:p>
          </table:table-cell>
          <table:table-cell table:style-name="ce43" table:formula="of:=DEC2HEX(SUM(HEX2DEC([.Y22]);1))" office:value-type="string" office:string-value="4458" calcext:value-type="string">
            <text:p>4458</text:p>
          </table:table-cell>
          <table:table-cell table:style-name="ce43" table:formula="of:=DEC2HEX(SUM(HEX2DEC([.Z22]);1))" office:value-type="string" office:string-value="4459" calcext:value-type="string">
            <text:p>4459</text:p>
          </table:table-cell>
          <table:table-cell table:style-name="ce43" table:formula="of:=DEC2HEX(SUM(HEX2DEC([.AA22]);1))" office:value-type="string" office:string-value="445A" calcext:value-type="string">
            <text:p>445A</text:p>
          </table:table-cell>
          <table:table-cell table:style-name="ce43" table:formula="of:=DEC2HEX(SUM(HEX2DEC([.AB22]);1))" office:value-type="string" office:string-value="445B" calcext:value-type="string">
            <text:p>445B</text:p>
          </table:table-cell>
          <table:table-cell table:style-name="ce43" table:formula="of:=DEC2HEX(SUM(HEX2DEC([.AC22]);1))" office:value-type="string" office:string-value="445C" calcext:value-type="string">
            <text:p>445C</text:p>
          </table:table-cell>
          <table:table-cell table:style-name="ce43" table:formula="of:=DEC2HEX(SUM(HEX2DEC([.AD22]);1))" office:value-type="string" office:string-value="445D" calcext:value-type="string">
            <text:p>445D</text:p>
          </table:table-cell>
          <table:table-cell table:style-name="ce43" table:formula="of:=DEC2HEX(SUM(HEX2DEC([.AE22]);1))" office:value-type="string" office:string-value="445E" calcext:value-type="string">
            <text:p>445E</text:p>
          </table:table-cell>
          <table:table-cell table:style-name="ce43" table:formula="of:=DEC2HEX(SUM(HEX2DEC([.AF22]);1))" office:value-type="string" office:string-value="445F" calcext:value-type="string">
            <text:p>44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5]);1))" office:value-type="string" office:string-value="4540" calcext:value-type="string">
            <text:p>4540</text:p>
          </table:table-cell>
          <table:table-cell table:style-name="ce43" table:formula="of:=DEC2HEX(SUM(HEX2DEC([.B23]);1))" office:value-type="string" office:string-value="4541" calcext:value-type="string">
            <text:p>4541</text:p>
          </table:table-cell>
          <table:table-cell table:style-name="ce43" table:formula="of:=DEC2HEX(SUM(HEX2DEC([.C23]);1))" office:value-type="string" office:string-value="4542" calcext:value-type="string">
            <text:p>4542</text:p>
          </table:table-cell>
          <table:table-cell table:style-name="ce43" table:formula="of:=DEC2HEX(SUM(HEX2DEC([.D23]);1))" office:value-type="string" office:string-value="4543" calcext:value-type="string">
            <text:p>4543</text:p>
          </table:table-cell>
          <table:table-cell table:style-name="ce43" table:formula="of:=DEC2HEX(SUM(HEX2DEC([.E23]);1))" office:value-type="string" office:string-value="4544" calcext:value-type="string">
            <text:p>4544</text:p>
          </table:table-cell>
          <table:table-cell table:style-name="ce43" table:formula="of:=DEC2HEX(SUM(HEX2DEC([.F23]);1))" office:value-type="string" office:string-value="4545" calcext:value-type="string">
            <text:p>4545</text:p>
          </table:table-cell>
          <table:table-cell table:style-name="ce43" table:formula="of:=DEC2HEX(SUM(HEX2DEC([.G23]);1))" office:value-type="string" office:string-value="4546" calcext:value-type="string">
            <text:p>4546</text:p>
          </table:table-cell>
          <table:table-cell table:style-name="ce43" table:formula="of:=DEC2HEX(SUM(HEX2DEC([.H23]);1))" office:value-type="string" office:string-value="4547" calcext:value-type="string">
            <text:p>4547</text:p>
          </table:table-cell>
          <table:table-cell table:style-name="ce43" table:formula="of:=DEC2HEX(SUM(HEX2DEC([.I23]);1))" office:value-type="string" office:string-value="4548" calcext:value-type="string">
            <text:p>4548</text:p>
          </table:table-cell>
          <table:table-cell table:style-name="ce43" table:formula="of:=DEC2HEX(SUM(HEX2DEC([.J23]);1))" office:value-type="string" office:string-value="4549" calcext:value-type="string">
            <text:p>4549</text:p>
          </table:table-cell>
          <table:table-cell table:style-name="ce43" table:formula="of:=DEC2HEX(SUM(HEX2DEC([.K23]);1))" office:value-type="string" office:string-value="454A" calcext:value-type="string">
            <text:p>454A</text:p>
          </table:table-cell>
          <table:table-cell table:style-name="ce43" table:formula="of:=DEC2HEX(SUM(HEX2DEC([.L23]);1))" office:value-type="string" office:string-value="454B" calcext:value-type="string">
            <text:p>454B</text:p>
          </table:table-cell>
          <table:table-cell table:style-name="ce43" table:formula="of:=DEC2HEX(SUM(HEX2DEC([.M23]);1))" office:value-type="string" office:string-value="454C" calcext:value-type="string">
            <text:p>454C</text:p>
          </table:table-cell>
          <table:table-cell table:style-name="ce43" table:formula="of:=DEC2HEX(SUM(HEX2DEC([.N23]);1))" office:value-type="string" office:string-value="454D" calcext:value-type="string">
            <text:p>454D</text:p>
          </table:table-cell>
          <table:table-cell table:style-name="ce43" table:formula="of:=DEC2HEX(SUM(HEX2DEC([.O23]);1))" office:value-type="string" office:string-value="454E" calcext:value-type="string">
            <text:p>454E</text:p>
          </table:table-cell>
          <table:table-cell table:style-name="ce43" table:formula="of:=DEC2HEX(SUM(HEX2DEC([.P23]);1))" office:value-type="string" office:string-value="454F" calcext:value-type="string">
            <text:p>454F</text:p>
          </table:table-cell>
          <table:table-cell table:style-name="ce43" table:formula="of:=DEC2HEX(SUM(HEX2DEC([.Q23]);1))" office:value-type="string" office:string-value="4550" calcext:value-type="string">
            <text:p>4550</text:p>
          </table:table-cell>
          <table:table-cell table:style-name="ce43" table:formula="of:=DEC2HEX(SUM(HEX2DEC([.R23]);1))" office:value-type="string" office:string-value="4551" calcext:value-type="string">
            <text:p>4551</text:p>
          </table:table-cell>
          <table:table-cell table:style-name="ce43" table:formula="of:=DEC2HEX(SUM(HEX2DEC([.S23]);1))" office:value-type="string" office:string-value="4552" calcext:value-type="string">
            <text:p>4552</text:p>
          </table:table-cell>
          <table:table-cell table:style-name="ce43" table:formula="of:=DEC2HEX(SUM(HEX2DEC([.T23]);1))" office:value-type="string" office:string-value="4553" calcext:value-type="string">
            <text:p>4553</text:p>
          </table:table-cell>
          <table:table-cell table:style-name="ce43" table:formula="of:=DEC2HEX(SUM(HEX2DEC([.U23]);1))" office:value-type="string" office:string-value="4554" calcext:value-type="string">
            <text:p>4554</text:p>
          </table:table-cell>
          <table:table-cell table:style-name="ce43" table:formula="of:=DEC2HEX(SUM(HEX2DEC([.V23]);1))" office:value-type="string" office:string-value="4555" calcext:value-type="string">
            <text:p>4555</text:p>
          </table:table-cell>
          <table:table-cell table:style-name="ce43" table:formula="of:=DEC2HEX(SUM(HEX2DEC([.W23]);1))" office:value-type="string" office:string-value="4556" calcext:value-type="string">
            <text:p>4556</text:p>
          </table:table-cell>
          <table:table-cell table:style-name="ce43" table:formula="of:=DEC2HEX(SUM(HEX2DEC([.X23]);1))" office:value-type="string" office:string-value="4557" calcext:value-type="string">
            <text:p>4557</text:p>
          </table:table-cell>
          <table:table-cell table:style-name="ce43" table:formula="of:=DEC2HEX(SUM(HEX2DEC([.Y23]);1))" office:value-type="string" office:string-value="4558" calcext:value-type="string">
            <text:p>4558</text:p>
          </table:table-cell>
          <table:table-cell table:style-name="ce43" table:formula="of:=DEC2HEX(SUM(HEX2DEC([.Z23]);1))" office:value-type="string" office:string-value="4559" calcext:value-type="string">
            <text:p>4559</text:p>
          </table:table-cell>
          <table:table-cell table:style-name="ce43" table:formula="of:=DEC2HEX(SUM(HEX2DEC([.AA23]);1))" office:value-type="string" office:string-value="455A" calcext:value-type="string">
            <text:p>455A</text:p>
          </table:table-cell>
          <table:table-cell table:style-name="ce43" table:formula="of:=DEC2HEX(SUM(HEX2DEC([.AB23]);1))" office:value-type="string" office:string-value="455B" calcext:value-type="string">
            <text:p>455B</text:p>
          </table:table-cell>
          <table:table-cell table:style-name="ce43" table:formula="of:=DEC2HEX(SUM(HEX2DEC([.AC23]);1))" office:value-type="string" office:string-value="455C" calcext:value-type="string">
            <text:p>455C</text:p>
          </table:table-cell>
          <table:table-cell table:style-name="ce43" table:formula="of:=DEC2HEX(SUM(HEX2DEC([.AD23]);1))" office:value-type="string" office:string-value="455D" calcext:value-type="string">
            <text:p>455D</text:p>
          </table:table-cell>
          <table:table-cell table:style-name="ce43" table:formula="of:=DEC2HEX(SUM(HEX2DEC([.AE23]);1))" office:value-type="string" office:string-value="455E" calcext:value-type="string">
            <text:p>455E</text:p>
          </table:table-cell>
          <table:table-cell table:style-name="ce43" table:formula="of:=DEC2HEX(SUM(HEX2DEC([.AF23]);1))" office:value-type="string" office:string-value="455F" calcext:value-type="string">
            <text:p>45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6]);1))" office:value-type="string" office:string-value="4640" calcext:value-type="string">
            <text:p>4640</text:p>
          </table:table-cell>
          <table:table-cell table:style-name="ce43" table:formula="of:=DEC2HEX(SUM(HEX2DEC([.B24]);1))" office:value-type="string" office:string-value="4641" calcext:value-type="string">
            <text:p>4641</text:p>
          </table:table-cell>
          <table:table-cell table:style-name="ce43" table:formula="of:=DEC2HEX(SUM(HEX2DEC([.C24]);1))" office:value-type="string" office:string-value="4642" calcext:value-type="string">
            <text:p>4642</text:p>
          </table:table-cell>
          <table:table-cell table:style-name="ce43" table:formula="of:=DEC2HEX(SUM(HEX2DEC([.D24]);1))" office:value-type="string" office:string-value="4643" calcext:value-type="string">
            <text:p>4643</text:p>
          </table:table-cell>
          <table:table-cell table:style-name="ce43" table:formula="of:=DEC2HEX(SUM(HEX2DEC([.E24]);1))" office:value-type="string" office:string-value="4644" calcext:value-type="string">
            <text:p>4644</text:p>
          </table:table-cell>
          <table:table-cell table:style-name="ce43" table:formula="of:=DEC2HEX(SUM(HEX2DEC([.F24]);1))" office:value-type="string" office:string-value="4645" calcext:value-type="string">
            <text:p>4645</text:p>
          </table:table-cell>
          <table:table-cell table:style-name="ce43" table:formula="of:=DEC2HEX(SUM(HEX2DEC([.G24]);1))" office:value-type="string" office:string-value="4646" calcext:value-type="string">
            <text:p>4646</text:p>
          </table:table-cell>
          <table:table-cell table:style-name="ce43" table:formula="of:=DEC2HEX(SUM(HEX2DEC([.H24]);1))" office:value-type="string" office:string-value="4647" calcext:value-type="string">
            <text:p>4647</text:p>
          </table:table-cell>
          <table:table-cell table:style-name="ce43" table:formula="of:=DEC2HEX(SUM(HEX2DEC([.I24]);1))" office:value-type="string" office:string-value="4648" calcext:value-type="string">
            <text:p>4648</text:p>
          </table:table-cell>
          <table:table-cell table:style-name="ce43" table:formula="of:=DEC2HEX(SUM(HEX2DEC([.J24]);1))" office:value-type="string" office:string-value="4649" calcext:value-type="string">
            <text:p>4649</text:p>
          </table:table-cell>
          <table:table-cell table:style-name="ce43" table:formula="of:=DEC2HEX(SUM(HEX2DEC([.K24]);1))" office:value-type="string" office:string-value="464A" calcext:value-type="string">
            <text:p>464A</text:p>
          </table:table-cell>
          <table:table-cell table:style-name="ce43" table:formula="of:=DEC2HEX(SUM(HEX2DEC([.L24]);1))" office:value-type="string" office:string-value="464B" calcext:value-type="string">
            <text:p>464B</text:p>
          </table:table-cell>
          <table:table-cell table:style-name="ce43" table:formula="of:=DEC2HEX(SUM(HEX2DEC([.M24]);1))" office:value-type="string" office:string-value="464C" calcext:value-type="string">
            <text:p>464C</text:p>
          </table:table-cell>
          <table:table-cell table:style-name="ce43" table:formula="of:=DEC2HEX(SUM(HEX2DEC([.N24]);1))" office:value-type="string" office:string-value="464D" calcext:value-type="string">
            <text:p>464D</text:p>
          </table:table-cell>
          <table:table-cell table:style-name="ce43" table:formula="of:=DEC2HEX(SUM(HEX2DEC([.O24]);1))" office:value-type="string" office:string-value="464E" calcext:value-type="string">
            <text:p>464E</text:p>
          </table:table-cell>
          <table:table-cell table:style-name="ce43" table:formula="of:=DEC2HEX(SUM(HEX2DEC([.P24]);1))" office:value-type="string" office:string-value="464F" calcext:value-type="string">
            <text:p>464F</text:p>
          </table:table-cell>
          <table:table-cell table:style-name="ce43" table:formula="of:=DEC2HEX(SUM(HEX2DEC([.Q24]);1))" office:value-type="string" office:string-value="4650" calcext:value-type="string">
            <text:p>4650</text:p>
          </table:table-cell>
          <table:table-cell table:style-name="ce43" table:formula="of:=DEC2HEX(SUM(HEX2DEC([.R24]);1))" office:value-type="string" office:string-value="4651" calcext:value-type="string">
            <text:p>4651</text:p>
          </table:table-cell>
          <table:table-cell table:style-name="ce43" table:formula="of:=DEC2HEX(SUM(HEX2DEC([.S24]);1))" office:value-type="string" office:string-value="4652" calcext:value-type="string">
            <text:p>4652</text:p>
          </table:table-cell>
          <table:table-cell table:style-name="ce43" table:formula="of:=DEC2HEX(SUM(HEX2DEC([.T24]);1))" office:value-type="string" office:string-value="4653" calcext:value-type="string">
            <text:p>4653</text:p>
          </table:table-cell>
          <table:table-cell table:style-name="ce43" table:formula="of:=DEC2HEX(SUM(HEX2DEC([.U24]);1))" office:value-type="string" office:string-value="4654" calcext:value-type="string">
            <text:p>4654</text:p>
          </table:table-cell>
          <table:table-cell table:style-name="ce43" table:formula="of:=DEC2HEX(SUM(HEX2DEC([.V24]);1))" office:value-type="string" office:string-value="4655" calcext:value-type="string">
            <text:p>4655</text:p>
          </table:table-cell>
          <table:table-cell table:style-name="ce43" table:formula="of:=DEC2HEX(SUM(HEX2DEC([.W24]);1))" office:value-type="string" office:string-value="4656" calcext:value-type="string">
            <text:p>4656</text:p>
          </table:table-cell>
          <table:table-cell table:style-name="ce43" table:formula="of:=DEC2HEX(SUM(HEX2DEC([.X24]);1))" office:value-type="string" office:string-value="4657" calcext:value-type="string">
            <text:p>4657</text:p>
          </table:table-cell>
          <table:table-cell table:style-name="ce43" table:formula="of:=DEC2HEX(SUM(HEX2DEC([.Y24]);1))" office:value-type="string" office:string-value="4658" calcext:value-type="string">
            <text:p>4658</text:p>
          </table:table-cell>
          <table:table-cell table:style-name="ce43" table:formula="of:=DEC2HEX(SUM(HEX2DEC([.Z24]);1))" office:value-type="string" office:string-value="4659" calcext:value-type="string">
            <text:p>4659</text:p>
          </table:table-cell>
          <table:table-cell table:style-name="ce43" table:formula="of:=DEC2HEX(SUM(HEX2DEC([.AA24]);1))" office:value-type="string" office:string-value="465A" calcext:value-type="string">
            <text:p>465A</text:p>
          </table:table-cell>
          <table:table-cell table:style-name="ce43" table:formula="of:=DEC2HEX(SUM(HEX2DEC([.AB24]);1))" office:value-type="string" office:string-value="465B" calcext:value-type="string">
            <text:p>465B</text:p>
          </table:table-cell>
          <table:table-cell table:style-name="ce43" table:formula="of:=DEC2HEX(SUM(HEX2DEC([.AC24]);1))" office:value-type="string" office:string-value="465C" calcext:value-type="string">
            <text:p>465C</text:p>
          </table:table-cell>
          <table:table-cell table:style-name="ce43" table:formula="of:=DEC2HEX(SUM(HEX2DEC([.AD24]);1))" office:value-type="string" office:string-value="465D" calcext:value-type="string">
            <text:p>465D</text:p>
          </table:table-cell>
          <table:table-cell table:style-name="ce43" table:formula="of:=DEC2HEX(SUM(HEX2DEC([.AE24]);1))" office:value-type="string" office:string-value="465E" calcext:value-type="string">
            <text:p>465E</text:p>
          </table:table-cell>
          <table:table-cell table:style-name="ce43" table:formula="of:=DEC2HEX(SUM(HEX2DEC([.AF24]);1))" office:value-type="string" office:string-value="465F" calcext:value-type="string">
            <text:p>465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17]);1))" office:value-type="string" office:string-value="4740" calcext:value-type="string">
            <text:p>4740</text:p>
          </table:table-cell>
          <table:table-cell table:style-name="ce43" table:formula="of:=DEC2HEX(SUM(HEX2DEC([.B25]);1))" office:value-type="string" office:string-value="4741" calcext:value-type="string">
            <text:p>4741</text:p>
          </table:table-cell>
          <table:table-cell table:style-name="ce43" table:formula="of:=DEC2HEX(SUM(HEX2DEC([.C25]);1))" office:value-type="string" office:string-value="4742" calcext:value-type="string">
            <text:p>4742</text:p>
          </table:table-cell>
          <table:table-cell table:style-name="ce43" table:formula="of:=DEC2HEX(SUM(HEX2DEC([.D25]);1))" office:value-type="string" office:string-value="4743" calcext:value-type="string">
            <text:p>4743</text:p>
          </table:table-cell>
          <table:table-cell table:style-name="ce43" table:formula="of:=DEC2HEX(SUM(HEX2DEC([.E25]);1))" office:value-type="string" office:string-value="4744" calcext:value-type="string">
            <text:p>4744</text:p>
          </table:table-cell>
          <table:table-cell table:style-name="ce43" table:formula="of:=DEC2HEX(SUM(HEX2DEC([.F25]);1))" office:value-type="string" office:string-value="4745" calcext:value-type="string">
            <text:p>4745</text:p>
          </table:table-cell>
          <table:table-cell table:style-name="ce43" table:formula="of:=DEC2HEX(SUM(HEX2DEC([.G25]);1))" office:value-type="string" office:string-value="4746" calcext:value-type="string">
            <text:p>4746</text:p>
          </table:table-cell>
          <table:table-cell table:style-name="ce43" table:formula="of:=DEC2HEX(SUM(HEX2DEC([.H25]);1))" office:value-type="string" office:string-value="4747" calcext:value-type="string">
            <text:p>4747</text:p>
          </table:table-cell>
          <table:table-cell table:style-name="ce43" table:formula="of:=DEC2HEX(SUM(HEX2DEC([.I25]);1))" office:value-type="string" office:string-value="4748" calcext:value-type="string">
            <text:p>4748</text:p>
          </table:table-cell>
          <table:table-cell table:style-name="ce43" table:formula="of:=DEC2HEX(SUM(HEX2DEC([.J25]);1))" office:value-type="string" office:string-value="4749" calcext:value-type="string">
            <text:p>4749</text:p>
          </table:table-cell>
          <table:table-cell table:style-name="ce43" table:formula="of:=DEC2HEX(SUM(HEX2DEC([.K25]);1))" office:value-type="string" office:string-value="474A" calcext:value-type="string">
            <text:p>474A</text:p>
          </table:table-cell>
          <table:table-cell table:style-name="ce43" table:formula="of:=DEC2HEX(SUM(HEX2DEC([.L25]);1))" office:value-type="string" office:string-value="474B" calcext:value-type="string">
            <text:p>474B</text:p>
          </table:table-cell>
          <table:table-cell table:style-name="ce43" table:formula="of:=DEC2HEX(SUM(HEX2DEC([.M25]);1))" office:value-type="string" office:string-value="474C" calcext:value-type="string">
            <text:p>474C</text:p>
          </table:table-cell>
          <table:table-cell table:style-name="ce43" table:formula="of:=DEC2HEX(SUM(HEX2DEC([.N25]);1))" office:value-type="string" office:string-value="474D" calcext:value-type="string">
            <text:p>474D</text:p>
          </table:table-cell>
          <table:table-cell table:style-name="ce43" table:formula="of:=DEC2HEX(SUM(HEX2DEC([.O25]);1))" office:value-type="string" office:string-value="474E" calcext:value-type="string">
            <text:p>474E</text:p>
          </table:table-cell>
          <table:table-cell table:style-name="ce43" table:formula="of:=DEC2HEX(SUM(HEX2DEC([.P25]);1))" office:value-type="string" office:string-value="474F" calcext:value-type="string">
            <text:p>474F</text:p>
          </table:table-cell>
          <table:table-cell table:style-name="ce43" table:formula="of:=DEC2HEX(SUM(HEX2DEC([.Q25]);1))" office:value-type="string" office:string-value="4750" calcext:value-type="string">
            <text:p>4750</text:p>
          </table:table-cell>
          <table:table-cell table:style-name="ce43" table:formula="of:=DEC2HEX(SUM(HEX2DEC([.R25]);1))" office:value-type="string" office:string-value="4751" calcext:value-type="string">
            <text:p>4751</text:p>
          </table:table-cell>
          <table:table-cell table:style-name="ce43" table:formula="of:=DEC2HEX(SUM(HEX2DEC([.S25]);1))" office:value-type="string" office:string-value="4752" calcext:value-type="string">
            <text:p>4752</text:p>
          </table:table-cell>
          <table:table-cell table:style-name="ce43" table:formula="of:=DEC2HEX(SUM(HEX2DEC([.T25]);1))" office:value-type="string" office:string-value="4753" calcext:value-type="string">
            <text:p>4753</text:p>
          </table:table-cell>
          <table:table-cell table:style-name="ce43" table:formula="of:=DEC2HEX(SUM(HEX2DEC([.U25]);1))" office:value-type="string" office:string-value="4754" calcext:value-type="string">
            <text:p>4754</text:p>
          </table:table-cell>
          <table:table-cell table:style-name="ce43" table:formula="of:=DEC2HEX(SUM(HEX2DEC([.V25]);1))" office:value-type="string" office:string-value="4755" calcext:value-type="string">
            <text:p>4755</text:p>
          </table:table-cell>
          <table:table-cell table:style-name="ce43" table:formula="of:=DEC2HEX(SUM(HEX2DEC([.W25]);1))" office:value-type="string" office:string-value="4756" calcext:value-type="string">
            <text:p>4756</text:p>
          </table:table-cell>
          <table:table-cell table:style-name="ce43" table:formula="of:=DEC2HEX(SUM(HEX2DEC([.X25]);1))" office:value-type="string" office:string-value="4757" calcext:value-type="string">
            <text:p>4757</text:p>
          </table:table-cell>
          <table:table-cell table:style-name="ce43" table:formula="of:=DEC2HEX(SUM(HEX2DEC([.Y25]);1))" office:value-type="string" office:string-value="4758" calcext:value-type="string">
            <text:p>4758</text:p>
          </table:table-cell>
          <table:table-cell table:style-name="ce43" table:formula="of:=DEC2HEX(SUM(HEX2DEC([.Z25]);1))" office:value-type="string" office:string-value="4759" calcext:value-type="string">
            <text:p>4759</text:p>
          </table:table-cell>
          <table:table-cell table:style-name="ce43" table:formula="of:=DEC2HEX(SUM(HEX2DEC([.AA25]);1))" office:value-type="string" office:string-value="475A" calcext:value-type="string">
            <text:p>475A</text:p>
          </table:table-cell>
          <table:table-cell table:style-name="ce43" table:formula="of:=DEC2HEX(SUM(HEX2DEC([.AB25]);1))" office:value-type="string" office:string-value="475B" calcext:value-type="string">
            <text:p>475B</text:p>
          </table:table-cell>
          <table:table-cell table:style-name="ce43" table:formula="of:=DEC2HEX(SUM(HEX2DEC([.AC25]);1))" office:value-type="string" office:string-value="475C" calcext:value-type="string">
            <text:p>475C</text:p>
          </table:table-cell>
          <table:table-cell table:style-name="ce43" table:formula="of:=DEC2HEX(SUM(HEX2DEC([.AD25]);1))" office:value-type="string" office:string-value="475D" calcext:value-type="string">
            <text:p>475D</text:p>
          </table:table-cell>
          <table:table-cell table:style-name="ce43" table:formula="of:=DEC2HEX(SUM(HEX2DEC([.AE25]);1))" office:value-type="string" office:string-value="475E" calcext:value-type="string">
            <text:p>475E</text:p>
          </table:table-cell>
          <table:table-cell table:style-name="ce43" table:formula="of:=DEC2HEX(SUM(HEX2DEC([.AF25]);1))" office:value-type="string" office:string-value="475F" calcext:value-type="string">
            <text:p>475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3</text:p>
            <text:p>Pixel</text:p>
            <text:p>24-31</text:p>
          </table:table-cell>
          <table:table-cell table:style-name="ce46" table:formula="of:=DEC2HEX(SUM(HEX2DEC([.AG18]);1))" office:value-type="string" office:string-value="4060" calcext:value-type="string">
            <text:p>4060</text:p>
          </table:table-cell>
          <table:table-cell table:style-name="ce46" table:formula="of:=DEC2HEX(SUM(HEX2DEC([.B26]);1))" office:value-type="string" office:string-value="4061" calcext:value-type="string">
            <text:p>4061</text:p>
          </table:table-cell>
          <table:table-cell table:style-name="ce46" table:formula="of:=DEC2HEX(SUM(HEX2DEC([.C26]);1))" office:value-type="string" office:string-value="4062" calcext:value-type="string">
            <text:p>4062</text:p>
          </table:table-cell>
          <table:table-cell table:style-name="ce46" table:formula="of:=DEC2HEX(SUM(HEX2DEC([.D26]);1))" office:value-type="string" office:string-value="4063" calcext:value-type="string">
            <text:p>4063</text:p>
          </table:table-cell>
          <table:table-cell table:style-name="ce46" table:formula="of:=DEC2HEX(SUM(HEX2DEC([.E26]);1))" office:value-type="string" office:string-value="4064" calcext:value-type="string">
            <text:p>4064</text:p>
          </table:table-cell>
          <table:table-cell table:style-name="ce46" table:formula="of:=DEC2HEX(SUM(HEX2DEC([.F26]);1))" office:value-type="string" office:string-value="4065" calcext:value-type="string">
            <text:p>4065</text:p>
          </table:table-cell>
          <table:table-cell table:style-name="ce46" table:formula="of:=DEC2HEX(SUM(HEX2DEC([.G26]);1))" office:value-type="string" office:string-value="4066" calcext:value-type="string">
            <text:p>4066</text:p>
          </table:table-cell>
          <table:table-cell table:style-name="ce46" table:formula="of:=DEC2HEX(SUM(HEX2DEC([.H26]);1))" office:value-type="string" office:string-value="4067" calcext:value-type="string">
            <text:p>4067</text:p>
          </table:table-cell>
          <table:table-cell table:style-name="ce46" table:formula="of:=DEC2HEX(SUM(HEX2DEC([.I26]);1))" office:value-type="string" office:string-value="4068" calcext:value-type="string">
            <text:p>4068</text:p>
          </table:table-cell>
          <table:table-cell table:style-name="ce46" table:formula="of:=DEC2HEX(SUM(HEX2DEC([.J26]);1))" office:value-type="string" office:string-value="4069" calcext:value-type="string">
            <text:p>4069</text:p>
          </table:table-cell>
          <table:table-cell table:style-name="ce46" table:formula="of:=DEC2HEX(SUM(HEX2DEC([.K26]);1))" office:value-type="string" office:string-value="406A" calcext:value-type="string">
            <text:p>406A</text:p>
          </table:table-cell>
          <table:table-cell table:style-name="ce46" table:formula="of:=DEC2HEX(SUM(HEX2DEC([.L26]);1))" office:value-type="string" office:string-value="406B" calcext:value-type="string">
            <text:p>406B</text:p>
          </table:table-cell>
          <table:table-cell table:style-name="ce46" table:formula="of:=DEC2HEX(SUM(HEX2DEC([.M26]);1))" office:value-type="string" office:string-value="406C" calcext:value-type="string">
            <text:p>406C</text:p>
          </table:table-cell>
          <table:table-cell table:style-name="ce46" table:formula="of:=DEC2HEX(SUM(HEX2DEC([.N26]);1))" office:value-type="string" office:string-value="406D" calcext:value-type="string">
            <text:p>406D</text:p>
          </table:table-cell>
          <table:table-cell table:style-name="ce46" table:formula="of:=DEC2HEX(SUM(HEX2DEC([.O26]);1))" office:value-type="string" office:string-value="406E" calcext:value-type="string">
            <text:p>406E</text:p>
          </table:table-cell>
          <table:table-cell table:style-name="ce46" table:formula="of:=DEC2HEX(SUM(HEX2DEC([.P26]);1))" office:value-type="string" office:string-value="406F" calcext:value-type="string">
            <text:p>406F</text:p>
          </table:table-cell>
          <table:table-cell table:style-name="ce46" table:formula="of:=DEC2HEX(SUM(HEX2DEC([.Q26]);1))" office:value-type="string" office:string-value="4070" calcext:value-type="string">
            <text:p>4070</text:p>
          </table:table-cell>
          <table:table-cell table:style-name="ce46" table:formula="of:=DEC2HEX(SUM(HEX2DEC([.R26]);1))" office:value-type="string" office:string-value="4071" calcext:value-type="string">
            <text:p>4071</text:p>
          </table:table-cell>
          <table:table-cell table:style-name="ce46" table:formula="of:=DEC2HEX(SUM(HEX2DEC([.S26]);1))" office:value-type="string" office:string-value="4072" calcext:value-type="string">
            <text:p>4072</text:p>
          </table:table-cell>
          <table:table-cell table:style-name="ce46" table:formula="of:=DEC2HEX(SUM(HEX2DEC([.T26]);1))" office:value-type="string" office:string-value="4073" calcext:value-type="string">
            <text:p>4073</text:p>
          </table:table-cell>
          <table:table-cell table:style-name="ce46" table:formula="of:=DEC2HEX(SUM(HEX2DEC([.U26]);1))" office:value-type="string" office:string-value="4074" calcext:value-type="string">
            <text:p>4074</text:p>
          </table:table-cell>
          <table:table-cell table:style-name="ce46" table:formula="of:=DEC2HEX(SUM(HEX2DEC([.V26]);1))" office:value-type="string" office:string-value="4075" calcext:value-type="string">
            <text:p>4075</text:p>
          </table:table-cell>
          <table:table-cell table:style-name="ce46" table:formula="of:=DEC2HEX(SUM(HEX2DEC([.W26]);1))" office:value-type="string" office:string-value="4076" calcext:value-type="string">
            <text:p>4076</text:p>
          </table:table-cell>
          <table:table-cell table:style-name="ce46" table:formula="of:=DEC2HEX(SUM(HEX2DEC([.X26]);1))" office:value-type="string" office:string-value="4077" calcext:value-type="string">
            <text:p>4077</text:p>
          </table:table-cell>
          <table:table-cell table:style-name="ce46" table:formula="of:=DEC2HEX(SUM(HEX2DEC([.Y26]);1))" office:value-type="string" office:string-value="4078" calcext:value-type="string">
            <text:p>4078</text:p>
          </table:table-cell>
          <table:table-cell table:style-name="ce46" table:formula="of:=DEC2HEX(SUM(HEX2DEC([.Z26]);1))" office:value-type="string" office:string-value="4079" calcext:value-type="string">
            <text:p>4079</text:p>
          </table:table-cell>
          <table:table-cell table:style-name="ce46" table:formula="of:=DEC2HEX(SUM(HEX2DEC([.AA26]);1))" office:value-type="string" office:string-value="407A" calcext:value-type="string">
            <text:p>407A</text:p>
          </table:table-cell>
          <table:table-cell table:style-name="ce46" table:formula="of:=DEC2HEX(SUM(HEX2DEC([.AB26]);1))" office:value-type="string" office:string-value="407B" calcext:value-type="string">
            <text:p>407B</text:p>
          </table:table-cell>
          <table:table-cell table:style-name="ce46" table:formula="of:=DEC2HEX(SUM(HEX2DEC([.AC26]);1))" office:value-type="string" office:string-value="407C" calcext:value-type="string">
            <text:p>407C</text:p>
          </table:table-cell>
          <table:table-cell table:style-name="ce46" table:formula="of:=DEC2HEX(SUM(HEX2DEC([.AD26]);1))" office:value-type="string" office:string-value="407D" calcext:value-type="string">
            <text:p>407D</text:p>
          </table:table-cell>
          <table:table-cell table:style-name="ce46" table:formula="of:=DEC2HEX(SUM(HEX2DEC([.AE26]);1))" office:value-type="string" office:string-value="407E" calcext:value-type="string">
            <text:p>407E</text:p>
          </table:table-cell>
          <table:table-cell table:style-name="ce46" table:formula="of:=DEC2HEX(SUM(HEX2DEC([.AF26]);1))" office:value-type="string" office:string-value="407F" calcext:value-type="string">
            <text:p>40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19]);1))" office:value-type="string" office:string-value="4160" calcext:value-type="string">
            <text:p>4160</text:p>
          </table:table-cell>
          <table:table-cell table:style-name="ce43" table:formula="of:=DEC2HEX(SUM(HEX2DEC([.B27]);1))" office:value-type="string" office:string-value="4161" calcext:value-type="string">
            <text:p>4161</text:p>
          </table:table-cell>
          <table:table-cell table:style-name="ce43" table:formula="of:=DEC2HEX(SUM(HEX2DEC([.C27]);1))" office:value-type="string" office:string-value="4162" calcext:value-type="string">
            <text:p>4162</text:p>
          </table:table-cell>
          <table:table-cell table:style-name="ce43" table:formula="of:=DEC2HEX(SUM(HEX2DEC([.D27]);1))" office:value-type="string" office:string-value="4163" calcext:value-type="string">
            <text:p>4163</text:p>
          </table:table-cell>
          <table:table-cell table:style-name="ce43" table:formula="of:=DEC2HEX(SUM(HEX2DEC([.E27]);1))" office:value-type="string" office:string-value="4164" calcext:value-type="string">
            <text:p>4164</text:p>
          </table:table-cell>
          <table:table-cell table:style-name="ce43" table:formula="of:=DEC2HEX(SUM(HEX2DEC([.F27]);1))" office:value-type="string" office:string-value="4165" calcext:value-type="string">
            <text:p>4165</text:p>
          </table:table-cell>
          <table:table-cell table:style-name="ce43" table:formula="of:=DEC2HEX(SUM(HEX2DEC([.G27]);1))" office:value-type="string" office:string-value="4166" calcext:value-type="string">
            <text:p>4166</text:p>
          </table:table-cell>
          <table:table-cell table:style-name="ce43" table:formula="of:=DEC2HEX(SUM(HEX2DEC([.H27]);1))" office:value-type="string" office:string-value="4167" calcext:value-type="string">
            <text:p>4167</text:p>
          </table:table-cell>
          <table:table-cell table:style-name="ce43" table:formula="of:=DEC2HEX(SUM(HEX2DEC([.I27]);1))" office:value-type="string" office:string-value="4168" calcext:value-type="string">
            <text:p>4168</text:p>
          </table:table-cell>
          <table:table-cell table:style-name="ce43" table:formula="of:=DEC2HEX(SUM(HEX2DEC([.J27]);1))" office:value-type="string" office:string-value="4169" calcext:value-type="string">
            <text:p>4169</text:p>
          </table:table-cell>
          <table:table-cell table:style-name="ce43" table:formula="of:=DEC2HEX(SUM(HEX2DEC([.K27]);1))" office:value-type="string" office:string-value="416A" calcext:value-type="string">
            <text:p>416A</text:p>
          </table:table-cell>
          <table:table-cell table:style-name="ce43" table:formula="of:=DEC2HEX(SUM(HEX2DEC([.L27]);1))" office:value-type="string" office:string-value="416B" calcext:value-type="string">
            <text:p>416B</text:p>
          </table:table-cell>
          <table:table-cell table:style-name="ce43" table:formula="of:=DEC2HEX(SUM(HEX2DEC([.M27]);1))" office:value-type="string" office:string-value="416C" calcext:value-type="string">
            <text:p>416C</text:p>
          </table:table-cell>
          <table:table-cell table:style-name="ce43" table:formula="of:=DEC2HEX(SUM(HEX2DEC([.N27]);1))" office:value-type="string" office:string-value="416D" calcext:value-type="string">
            <text:p>416D</text:p>
          </table:table-cell>
          <table:table-cell table:style-name="ce43" table:formula="of:=DEC2HEX(SUM(HEX2DEC([.O27]);1))" office:value-type="string" office:string-value="416E" calcext:value-type="string">
            <text:p>416E</text:p>
          </table:table-cell>
          <table:table-cell table:style-name="ce43" table:formula="of:=DEC2HEX(SUM(HEX2DEC([.P27]);1))" office:value-type="string" office:string-value="416F" calcext:value-type="string">
            <text:p>416F</text:p>
          </table:table-cell>
          <table:table-cell table:style-name="ce43" table:formula="of:=DEC2HEX(SUM(HEX2DEC([.Q27]);1))" office:value-type="string" office:string-value="4170" calcext:value-type="string">
            <text:p>4170</text:p>
          </table:table-cell>
          <table:table-cell table:style-name="ce43" table:formula="of:=DEC2HEX(SUM(HEX2DEC([.R27]);1))" office:value-type="string" office:string-value="4171" calcext:value-type="string">
            <text:p>4171</text:p>
          </table:table-cell>
          <table:table-cell table:style-name="ce43" table:formula="of:=DEC2HEX(SUM(HEX2DEC([.S27]);1))" office:value-type="string" office:string-value="4172" calcext:value-type="string">
            <text:p>4172</text:p>
          </table:table-cell>
          <table:table-cell table:style-name="ce43" table:formula="of:=DEC2HEX(SUM(HEX2DEC([.T27]);1))" office:value-type="string" office:string-value="4173" calcext:value-type="string">
            <text:p>4173</text:p>
          </table:table-cell>
          <table:table-cell table:style-name="ce43" table:formula="of:=DEC2HEX(SUM(HEX2DEC([.U27]);1))" office:value-type="string" office:string-value="4174" calcext:value-type="string">
            <text:p>4174</text:p>
          </table:table-cell>
          <table:table-cell table:style-name="ce43" table:formula="of:=DEC2HEX(SUM(HEX2DEC([.V27]);1))" office:value-type="string" office:string-value="4175" calcext:value-type="string">
            <text:p>4175</text:p>
          </table:table-cell>
          <table:table-cell table:style-name="ce43" table:formula="of:=DEC2HEX(SUM(HEX2DEC([.W27]);1))" office:value-type="string" office:string-value="4176" calcext:value-type="string">
            <text:p>4176</text:p>
          </table:table-cell>
          <table:table-cell table:style-name="ce43" table:formula="of:=DEC2HEX(SUM(HEX2DEC([.X27]);1))" office:value-type="string" office:string-value="4177" calcext:value-type="string">
            <text:p>4177</text:p>
          </table:table-cell>
          <table:table-cell table:style-name="ce43" table:formula="of:=DEC2HEX(SUM(HEX2DEC([.Y27]);1))" office:value-type="string" office:string-value="4178" calcext:value-type="string">
            <text:p>4178</text:p>
          </table:table-cell>
          <table:table-cell table:style-name="ce43" table:formula="of:=DEC2HEX(SUM(HEX2DEC([.Z27]);1))" office:value-type="string" office:string-value="4179" calcext:value-type="string">
            <text:p>4179</text:p>
          </table:table-cell>
          <table:table-cell table:style-name="ce43" table:formula="of:=DEC2HEX(SUM(HEX2DEC([.AA27]);1))" office:value-type="string" office:string-value="417A" calcext:value-type="string">
            <text:p>417A</text:p>
          </table:table-cell>
          <table:table-cell table:style-name="ce43" table:formula="of:=DEC2HEX(SUM(HEX2DEC([.AB27]);1))" office:value-type="string" office:string-value="417B" calcext:value-type="string">
            <text:p>417B</text:p>
          </table:table-cell>
          <table:table-cell table:style-name="ce43" table:formula="of:=DEC2HEX(SUM(HEX2DEC([.AC27]);1))" office:value-type="string" office:string-value="417C" calcext:value-type="string">
            <text:p>417C</text:p>
          </table:table-cell>
          <table:table-cell table:style-name="ce43" table:formula="of:=DEC2HEX(SUM(HEX2DEC([.AD27]);1))" office:value-type="string" office:string-value="417D" calcext:value-type="string">
            <text:p>417D</text:p>
          </table:table-cell>
          <table:table-cell table:style-name="ce43" table:formula="of:=DEC2HEX(SUM(HEX2DEC([.AE27]);1))" office:value-type="string" office:string-value="417E" calcext:value-type="string">
            <text:p>417E</text:p>
          </table:table-cell>
          <table:table-cell table:style-name="ce43" table:formula="of:=DEC2HEX(SUM(HEX2DEC([.AF27]);1))" office:value-type="string" office:string-value="417F" calcext:value-type="string">
            <text:p>41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0]);1))" office:value-type="string" office:string-value="4260" calcext:value-type="string">
            <text:p>4260</text:p>
          </table:table-cell>
          <table:table-cell table:style-name="ce43" table:formula="of:=DEC2HEX(SUM(HEX2DEC([.B28]);1))" office:value-type="string" office:string-value="4261" calcext:value-type="string">
            <text:p>4261</text:p>
          </table:table-cell>
          <table:table-cell table:style-name="ce43" table:formula="of:=DEC2HEX(SUM(HEX2DEC([.C28]);1))" office:value-type="string" office:string-value="4262" calcext:value-type="string">
            <text:p>4262</text:p>
          </table:table-cell>
          <table:table-cell table:style-name="ce43" table:formula="of:=DEC2HEX(SUM(HEX2DEC([.D28]);1))" office:value-type="string" office:string-value="4263" calcext:value-type="string">
            <text:p>4263</text:p>
          </table:table-cell>
          <table:table-cell table:style-name="ce43" table:formula="of:=DEC2HEX(SUM(HEX2DEC([.E28]);1))" office:value-type="string" office:string-value="4264" calcext:value-type="string">
            <text:p>4264</text:p>
          </table:table-cell>
          <table:table-cell table:style-name="ce43" table:formula="of:=DEC2HEX(SUM(HEX2DEC([.F28]);1))" office:value-type="string" office:string-value="4265" calcext:value-type="string">
            <text:p>4265</text:p>
          </table:table-cell>
          <table:table-cell table:style-name="ce43" table:formula="of:=DEC2HEX(SUM(HEX2DEC([.G28]);1))" office:value-type="string" office:string-value="4266" calcext:value-type="string">
            <text:p>4266</text:p>
          </table:table-cell>
          <table:table-cell table:style-name="ce43" table:formula="of:=DEC2HEX(SUM(HEX2DEC([.H28]);1))" office:value-type="string" office:string-value="4267" calcext:value-type="string">
            <text:p>4267</text:p>
          </table:table-cell>
          <table:table-cell table:style-name="ce43" table:formula="of:=DEC2HEX(SUM(HEX2DEC([.I28]);1))" office:value-type="string" office:string-value="4268" calcext:value-type="string">
            <text:p>4268</text:p>
          </table:table-cell>
          <table:table-cell table:style-name="ce43" table:formula="of:=DEC2HEX(SUM(HEX2DEC([.J28]);1))" office:value-type="string" office:string-value="4269" calcext:value-type="string">
            <text:p>4269</text:p>
          </table:table-cell>
          <table:table-cell table:style-name="ce43" table:formula="of:=DEC2HEX(SUM(HEX2DEC([.K28]);1))" office:value-type="string" office:string-value="426A" calcext:value-type="string">
            <text:p>426A</text:p>
          </table:table-cell>
          <table:table-cell table:style-name="ce43" table:formula="of:=DEC2HEX(SUM(HEX2DEC([.L28]);1))" office:value-type="string" office:string-value="426B" calcext:value-type="string">
            <text:p>426B</text:p>
          </table:table-cell>
          <table:table-cell table:style-name="ce43" table:formula="of:=DEC2HEX(SUM(HEX2DEC([.M28]);1))" office:value-type="string" office:string-value="426C" calcext:value-type="string">
            <text:p>426C</text:p>
          </table:table-cell>
          <table:table-cell table:style-name="ce43" table:formula="of:=DEC2HEX(SUM(HEX2DEC([.N28]);1))" office:value-type="string" office:string-value="426D" calcext:value-type="string">
            <text:p>426D</text:p>
          </table:table-cell>
          <table:table-cell table:style-name="ce43" table:formula="of:=DEC2HEX(SUM(HEX2DEC([.O28]);1))" office:value-type="string" office:string-value="426E" calcext:value-type="string">
            <text:p>426E</text:p>
          </table:table-cell>
          <table:table-cell table:style-name="ce43" table:formula="of:=DEC2HEX(SUM(HEX2DEC([.P28]);1))" office:value-type="string" office:string-value="426F" calcext:value-type="string">
            <text:p>426F</text:p>
          </table:table-cell>
          <table:table-cell table:style-name="ce43" table:formula="of:=DEC2HEX(SUM(HEX2DEC([.Q28]);1))" office:value-type="string" office:string-value="4270" calcext:value-type="string">
            <text:p>4270</text:p>
          </table:table-cell>
          <table:table-cell table:style-name="ce43" table:formula="of:=DEC2HEX(SUM(HEX2DEC([.R28]);1))" office:value-type="string" office:string-value="4271" calcext:value-type="string">
            <text:p>4271</text:p>
          </table:table-cell>
          <table:table-cell table:style-name="ce43" table:formula="of:=DEC2HEX(SUM(HEX2DEC([.S28]);1))" office:value-type="string" office:string-value="4272" calcext:value-type="string">
            <text:p>4272</text:p>
          </table:table-cell>
          <table:table-cell table:style-name="ce43" table:formula="of:=DEC2HEX(SUM(HEX2DEC([.T28]);1))" office:value-type="string" office:string-value="4273" calcext:value-type="string">
            <text:p>4273</text:p>
          </table:table-cell>
          <table:table-cell table:style-name="ce43" table:formula="of:=DEC2HEX(SUM(HEX2DEC([.U28]);1))" office:value-type="string" office:string-value="4274" calcext:value-type="string">
            <text:p>4274</text:p>
          </table:table-cell>
          <table:table-cell table:style-name="ce43" table:formula="of:=DEC2HEX(SUM(HEX2DEC([.V28]);1))" office:value-type="string" office:string-value="4275" calcext:value-type="string">
            <text:p>4275</text:p>
          </table:table-cell>
          <table:table-cell table:style-name="ce43" table:formula="of:=DEC2HEX(SUM(HEX2DEC([.W28]);1))" office:value-type="string" office:string-value="4276" calcext:value-type="string">
            <text:p>4276</text:p>
          </table:table-cell>
          <table:table-cell table:style-name="ce43" table:formula="of:=DEC2HEX(SUM(HEX2DEC([.X28]);1))" office:value-type="string" office:string-value="4277" calcext:value-type="string">
            <text:p>4277</text:p>
          </table:table-cell>
          <table:table-cell table:style-name="ce43" table:formula="of:=DEC2HEX(SUM(HEX2DEC([.Y28]);1))" office:value-type="string" office:string-value="4278" calcext:value-type="string">
            <text:p>4278</text:p>
          </table:table-cell>
          <table:table-cell table:style-name="ce43" table:formula="of:=DEC2HEX(SUM(HEX2DEC([.Z28]);1))" office:value-type="string" office:string-value="4279" calcext:value-type="string">
            <text:p>4279</text:p>
          </table:table-cell>
          <table:table-cell table:style-name="ce43" table:formula="of:=DEC2HEX(SUM(HEX2DEC([.AA28]);1))" office:value-type="string" office:string-value="427A" calcext:value-type="string">
            <text:p>427A</text:p>
          </table:table-cell>
          <table:table-cell table:style-name="ce43" table:formula="of:=DEC2HEX(SUM(HEX2DEC([.AB28]);1))" office:value-type="string" office:string-value="427B" calcext:value-type="string">
            <text:p>427B</text:p>
          </table:table-cell>
          <table:table-cell table:style-name="ce43" table:formula="of:=DEC2HEX(SUM(HEX2DEC([.AC28]);1))" office:value-type="string" office:string-value="427C" calcext:value-type="string">
            <text:p>427C</text:p>
          </table:table-cell>
          <table:table-cell table:style-name="ce43" table:formula="of:=DEC2HEX(SUM(HEX2DEC([.AD28]);1))" office:value-type="string" office:string-value="427D" calcext:value-type="string">
            <text:p>427D</text:p>
          </table:table-cell>
          <table:table-cell table:style-name="ce43" table:formula="of:=DEC2HEX(SUM(HEX2DEC([.AE28]);1))" office:value-type="string" office:string-value="427E" calcext:value-type="string">
            <text:p>427E</text:p>
          </table:table-cell>
          <table:table-cell table:style-name="ce43" table:formula="of:=DEC2HEX(SUM(HEX2DEC([.AF28]);1))" office:value-type="string" office:string-value="427F" calcext:value-type="string">
            <text:p>42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1]);1))" office:value-type="string" office:string-value="4360" calcext:value-type="string">
            <text:p>4360</text:p>
          </table:table-cell>
          <table:table-cell table:style-name="ce43" table:formula="of:=DEC2HEX(SUM(HEX2DEC([.B29]);1))" office:value-type="string" office:string-value="4361" calcext:value-type="string">
            <text:p>4361</text:p>
          </table:table-cell>
          <table:table-cell table:style-name="ce43" table:formula="of:=DEC2HEX(SUM(HEX2DEC([.C29]);1))" office:value-type="string" office:string-value="4362" calcext:value-type="string">
            <text:p>4362</text:p>
          </table:table-cell>
          <table:table-cell table:style-name="ce43" table:formula="of:=DEC2HEX(SUM(HEX2DEC([.D29]);1))" office:value-type="string" office:string-value="4363" calcext:value-type="string">
            <text:p>4363</text:p>
          </table:table-cell>
          <table:table-cell table:style-name="ce43" table:formula="of:=DEC2HEX(SUM(HEX2DEC([.E29]);1))" office:value-type="string" office:string-value="4364" calcext:value-type="string">
            <text:p>4364</text:p>
          </table:table-cell>
          <table:table-cell table:style-name="ce43" table:formula="of:=DEC2HEX(SUM(HEX2DEC([.F29]);1))" office:value-type="string" office:string-value="4365" calcext:value-type="string">
            <text:p>4365</text:p>
          </table:table-cell>
          <table:table-cell table:style-name="ce43" table:formula="of:=DEC2HEX(SUM(HEX2DEC([.G29]);1))" office:value-type="string" office:string-value="4366" calcext:value-type="string">
            <text:p>4366</text:p>
          </table:table-cell>
          <table:table-cell table:style-name="ce43" table:formula="of:=DEC2HEX(SUM(HEX2DEC([.H29]);1))" office:value-type="string" office:string-value="4367" calcext:value-type="string">
            <text:p>4367</text:p>
          </table:table-cell>
          <table:table-cell table:style-name="ce43" table:formula="of:=DEC2HEX(SUM(HEX2DEC([.I29]);1))" office:value-type="string" office:string-value="4368" calcext:value-type="string">
            <text:p>4368</text:p>
          </table:table-cell>
          <table:table-cell table:style-name="ce43" table:formula="of:=DEC2HEX(SUM(HEX2DEC([.J29]);1))" office:value-type="string" office:string-value="4369" calcext:value-type="string">
            <text:p>4369</text:p>
          </table:table-cell>
          <table:table-cell table:style-name="ce43" table:formula="of:=DEC2HEX(SUM(HEX2DEC([.K29]);1))" office:value-type="string" office:string-value="436A" calcext:value-type="string">
            <text:p>436A</text:p>
          </table:table-cell>
          <table:table-cell table:style-name="ce43" table:formula="of:=DEC2HEX(SUM(HEX2DEC([.L29]);1))" office:value-type="string" office:string-value="436B" calcext:value-type="string">
            <text:p>436B</text:p>
          </table:table-cell>
          <table:table-cell table:style-name="ce43" table:formula="of:=DEC2HEX(SUM(HEX2DEC([.M29]);1))" office:value-type="string" office:string-value="436C" calcext:value-type="string">
            <text:p>436C</text:p>
          </table:table-cell>
          <table:table-cell table:style-name="ce43" table:formula="of:=DEC2HEX(SUM(HEX2DEC([.N29]);1))" office:value-type="string" office:string-value="436D" calcext:value-type="string">
            <text:p>436D</text:p>
          </table:table-cell>
          <table:table-cell table:style-name="ce43" table:formula="of:=DEC2HEX(SUM(HEX2DEC([.O29]);1))" office:value-type="string" office:string-value="436E" calcext:value-type="string">
            <text:p>436E</text:p>
          </table:table-cell>
          <table:table-cell table:style-name="ce43" table:formula="of:=DEC2HEX(SUM(HEX2DEC([.P29]);1))" office:value-type="string" office:string-value="436F" calcext:value-type="string">
            <text:p>436F</text:p>
          </table:table-cell>
          <table:table-cell table:style-name="ce43" table:formula="of:=DEC2HEX(SUM(HEX2DEC([.Q29]);1))" office:value-type="string" office:string-value="4370" calcext:value-type="string">
            <text:p>4370</text:p>
          </table:table-cell>
          <table:table-cell table:style-name="ce43" table:formula="of:=DEC2HEX(SUM(HEX2DEC([.R29]);1))" office:value-type="string" office:string-value="4371" calcext:value-type="string">
            <text:p>4371</text:p>
          </table:table-cell>
          <table:table-cell table:style-name="ce43" table:formula="of:=DEC2HEX(SUM(HEX2DEC([.S29]);1))" office:value-type="string" office:string-value="4372" calcext:value-type="string">
            <text:p>4372</text:p>
          </table:table-cell>
          <table:table-cell table:style-name="ce43" table:formula="of:=DEC2HEX(SUM(HEX2DEC([.T29]);1))" office:value-type="string" office:string-value="4373" calcext:value-type="string">
            <text:p>4373</text:p>
          </table:table-cell>
          <table:table-cell table:style-name="ce43" table:formula="of:=DEC2HEX(SUM(HEX2DEC([.U29]);1))" office:value-type="string" office:string-value="4374" calcext:value-type="string">
            <text:p>4374</text:p>
          </table:table-cell>
          <table:table-cell table:style-name="ce43" table:formula="of:=DEC2HEX(SUM(HEX2DEC([.V29]);1))" office:value-type="string" office:string-value="4375" calcext:value-type="string">
            <text:p>4375</text:p>
          </table:table-cell>
          <table:table-cell table:style-name="ce43" table:formula="of:=DEC2HEX(SUM(HEX2DEC([.W29]);1))" office:value-type="string" office:string-value="4376" calcext:value-type="string">
            <text:p>4376</text:p>
          </table:table-cell>
          <table:table-cell table:style-name="ce43" table:formula="of:=DEC2HEX(SUM(HEX2DEC([.X29]);1))" office:value-type="string" office:string-value="4377" calcext:value-type="string">
            <text:p>4377</text:p>
          </table:table-cell>
          <table:table-cell table:style-name="ce43" table:formula="of:=DEC2HEX(SUM(HEX2DEC([.Y29]);1))" office:value-type="string" office:string-value="4378" calcext:value-type="string">
            <text:p>4378</text:p>
          </table:table-cell>
          <table:table-cell table:style-name="ce43" table:formula="of:=DEC2HEX(SUM(HEX2DEC([.Z29]);1))" office:value-type="string" office:string-value="4379" calcext:value-type="string">
            <text:p>4379</text:p>
          </table:table-cell>
          <table:table-cell table:style-name="ce43" table:formula="of:=DEC2HEX(SUM(HEX2DEC([.AA29]);1))" office:value-type="string" office:string-value="437A" calcext:value-type="string">
            <text:p>437A</text:p>
          </table:table-cell>
          <table:table-cell table:style-name="ce43" table:formula="of:=DEC2HEX(SUM(HEX2DEC([.AB29]);1))" office:value-type="string" office:string-value="437B" calcext:value-type="string">
            <text:p>437B</text:p>
          </table:table-cell>
          <table:table-cell table:style-name="ce43" table:formula="of:=DEC2HEX(SUM(HEX2DEC([.AC29]);1))" office:value-type="string" office:string-value="437C" calcext:value-type="string">
            <text:p>437C</text:p>
          </table:table-cell>
          <table:table-cell table:style-name="ce43" table:formula="of:=DEC2HEX(SUM(HEX2DEC([.AD29]);1))" office:value-type="string" office:string-value="437D" calcext:value-type="string">
            <text:p>437D</text:p>
          </table:table-cell>
          <table:table-cell table:style-name="ce43" table:formula="of:=DEC2HEX(SUM(HEX2DEC([.AE29]);1))" office:value-type="string" office:string-value="437E" calcext:value-type="string">
            <text:p>437E</text:p>
          </table:table-cell>
          <table:table-cell table:style-name="ce43" table:formula="of:=DEC2HEX(SUM(HEX2DEC([.AF29]);1))" office:value-type="string" office:string-value="437F" calcext:value-type="string">
            <text:p>43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2]);1))" office:value-type="string" office:string-value="4460" calcext:value-type="string">
            <text:p>4460</text:p>
          </table:table-cell>
          <table:table-cell table:style-name="ce43" table:formula="of:=DEC2HEX(SUM(HEX2DEC([.B30]);1))" office:value-type="string" office:string-value="4461" calcext:value-type="string">
            <text:p>4461</text:p>
          </table:table-cell>
          <table:table-cell table:style-name="ce43" table:formula="of:=DEC2HEX(SUM(HEX2DEC([.C30]);1))" office:value-type="string" office:string-value="4462" calcext:value-type="string">
            <text:p>4462</text:p>
          </table:table-cell>
          <table:table-cell table:style-name="ce43" table:formula="of:=DEC2HEX(SUM(HEX2DEC([.D30]);1))" office:value-type="string" office:string-value="4463" calcext:value-type="string">
            <text:p>4463</text:p>
          </table:table-cell>
          <table:table-cell table:style-name="ce43" table:formula="of:=DEC2HEX(SUM(HEX2DEC([.E30]);1))" office:value-type="string" office:string-value="4464" calcext:value-type="string">
            <text:p>4464</text:p>
          </table:table-cell>
          <table:table-cell table:style-name="ce43" table:formula="of:=DEC2HEX(SUM(HEX2DEC([.F30]);1))" office:value-type="string" office:string-value="4465" calcext:value-type="string">
            <text:p>4465</text:p>
          </table:table-cell>
          <table:table-cell table:style-name="ce43" table:formula="of:=DEC2HEX(SUM(HEX2DEC([.G30]);1))" office:value-type="string" office:string-value="4466" calcext:value-type="string">
            <text:p>4466</text:p>
          </table:table-cell>
          <table:table-cell table:style-name="ce43" table:formula="of:=DEC2HEX(SUM(HEX2DEC([.H30]);1))" office:value-type="string" office:string-value="4467" calcext:value-type="string">
            <text:p>4467</text:p>
          </table:table-cell>
          <table:table-cell table:style-name="ce43" table:formula="of:=DEC2HEX(SUM(HEX2DEC([.I30]);1))" office:value-type="string" office:string-value="4468" calcext:value-type="string">
            <text:p>4468</text:p>
          </table:table-cell>
          <table:table-cell table:style-name="ce43" table:formula="of:=DEC2HEX(SUM(HEX2DEC([.J30]);1))" office:value-type="string" office:string-value="4469" calcext:value-type="string">
            <text:p>4469</text:p>
          </table:table-cell>
          <table:table-cell table:style-name="ce43" table:formula="of:=DEC2HEX(SUM(HEX2DEC([.K30]);1))" office:value-type="string" office:string-value="446A" calcext:value-type="string">
            <text:p>446A</text:p>
          </table:table-cell>
          <table:table-cell table:style-name="ce43" table:formula="of:=DEC2HEX(SUM(HEX2DEC([.L30]);1))" office:value-type="string" office:string-value="446B" calcext:value-type="string">
            <text:p>446B</text:p>
          </table:table-cell>
          <table:table-cell table:style-name="ce43" table:formula="of:=DEC2HEX(SUM(HEX2DEC([.M30]);1))" office:value-type="string" office:string-value="446C" calcext:value-type="string">
            <text:p>446C</text:p>
          </table:table-cell>
          <table:table-cell table:style-name="ce43" table:formula="of:=DEC2HEX(SUM(HEX2DEC([.N30]);1))" office:value-type="string" office:string-value="446D" calcext:value-type="string">
            <text:p>446D</text:p>
          </table:table-cell>
          <table:table-cell table:style-name="ce43" table:formula="of:=DEC2HEX(SUM(HEX2DEC([.O30]);1))" office:value-type="string" office:string-value="446E" calcext:value-type="string">
            <text:p>446E</text:p>
          </table:table-cell>
          <table:table-cell table:style-name="ce43" table:formula="of:=DEC2HEX(SUM(HEX2DEC([.P30]);1))" office:value-type="string" office:string-value="446F" calcext:value-type="string">
            <text:p>446F</text:p>
          </table:table-cell>
          <table:table-cell table:style-name="ce43" table:formula="of:=DEC2HEX(SUM(HEX2DEC([.Q30]);1))" office:value-type="string" office:string-value="4470" calcext:value-type="string">
            <text:p>4470</text:p>
          </table:table-cell>
          <table:table-cell table:style-name="ce43" table:formula="of:=DEC2HEX(SUM(HEX2DEC([.R30]);1))" office:value-type="string" office:string-value="4471" calcext:value-type="string">
            <text:p>4471</text:p>
          </table:table-cell>
          <table:table-cell table:style-name="ce43" table:formula="of:=DEC2HEX(SUM(HEX2DEC([.S30]);1))" office:value-type="string" office:string-value="4472" calcext:value-type="string">
            <text:p>4472</text:p>
          </table:table-cell>
          <table:table-cell table:style-name="ce43" table:formula="of:=DEC2HEX(SUM(HEX2DEC([.T30]);1))" office:value-type="string" office:string-value="4473" calcext:value-type="string">
            <text:p>4473</text:p>
          </table:table-cell>
          <table:table-cell table:style-name="ce43" table:formula="of:=DEC2HEX(SUM(HEX2DEC([.U30]);1))" office:value-type="string" office:string-value="4474" calcext:value-type="string">
            <text:p>4474</text:p>
          </table:table-cell>
          <table:table-cell table:style-name="ce43" table:formula="of:=DEC2HEX(SUM(HEX2DEC([.V30]);1))" office:value-type="string" office:string-value="4475" calcext:value-type="string">
            <text:p>4475</text:p>
          </table:table-cell>
          <table:table-cell table:style-name="ce43" table:formula="of:=DEC2HEX(SUM(HEX2DEC([.W30]);1))" office:value-type="string" office:string-value="4476" calcext:value-type="string">
            <text:p>4476</text:p>
          </table:table-cell>
          <table:table-cell table:style-name="ce43" table:formula="of:=DEC2HEX(SUM(HEX2DEC([.X30]);1))" office:value-type="string" office:string-value="4477" calcext:value-type="string">
            <text:p>4477</text:p>
          </table:table-cell>
          <table:table-cell table:style-name="ce43" table:formula="of:=DEC2HEX(SUM(HEX2DEC([.Y30]);1))" office:value-type="string" office:string-value="4478" calcext:value-type="string">
            <text:p>4478</text:p>
          </table:table-cell>
          <table:table-cell table:style-name="ce43" table:formula="of:=DEC2HEX(SUM(HEX2DEC([.Z30]);1))" office:value-type="string" office:string-value="4479" calcext:value-type="string">
            <text:p>4479</text:p>
          </table:table-cell>
          <table:table-cell table:style-name="ce43" table:formula="of:=DEC2HEX(SUM(HEX2DEC([.AA30]);1))" office:value-type="string" office:string-value="447A" calcext:value-type="string">
            <text:p>447A</text:p>
          </table:table-cell>
          <table:table-cell table:style-name="ce43" table:formula="of:=DEC2HEX(SUM(HEX2DEC([.AB30]);1))" office:value-type="string" office:string-value="447B" calcext:value-type="string">
            <text:p>447B</text:p>
          </table:table-cell>
          <table:table-cell table:style-name="ce43" table:formula="of:=DEC2HEX(SUM(HEX2DEC([.AC30]);1))" office:value-type="string" office:string-value="447C" calcext:value-type="string">
            <text:p>447C</text:p>
          </table:table-cell>
          <table:table-cell table:style-name="ce43" table:formula="of:=DEC2HEX(SUM(HEX2DEC([.AD30]);1))" office:value-type="string" office:string-value="447D" calcext:value-type="string">
            <text:p>447D</text:p>
          </table:table-cell>
          <table:table-cell table:style-name="ce43" table:formula="of:=DEC2HEX(SUM(HEX2DEC([.AE30]);1))" office:value-type="string" office:string-value="447E" calcext:value-type="string">
            <text:p>447E</text:p>
          </table:table-cell>
          <table:table-cell table:style-name="ce43" table:formula="of:=DEC2HEX(SUM(HEX2DEC([.AF30]);1))" office:value-type="string" office:string-value="447F" calcext:value-type="string">
            <text:p>44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3]);1))" office:value-type="string" office:string-value="4560" calcext:value-type="string">
            <text:p>4560</text:p>
          </table:table-cell>
          <table:table-cell table:style-name="ce43" table:formula="of:=DEC2HEX(SUM(HEX2DEC([.B31]);1))" office:value-type="string" office:string-value="4561" calcext:value-type="string">
            <text:p>4561</text:p>
          </table:table-cell>
          <table:table-cell table:style-name="ce43" table:formula="of:=DEC2HEX(SUM(HEX2DEC([.C31]);1))" office:value-type="string" office:string-value="4562" calcext:value-type="string">
            <text:p>4562</text:p>
          </table:table-cell>
          <table:table-cell table:style-name="ce43" table:formula="of:=DEC2HEX(SUM(HEX2DEC([.D31]);1))" office:value-type="string" office:string-value="4563" calcext:value-type="string">
            <text:p>4563</text:p>
          </table:table-cell>
          <table:table-cell table:style-name="ce43" table:formula="of:=DEC2HEX(SUM(HEX2DEC([.E31]);1))" office:value-type="string" office:string-value="4564" calcext:value-type="string">
            <text:p>4564</text:p>
          </table:table-cell>
          <table:table-cell table:style-name="ce43" table:formula="of:=DEC2HEX(SUM(HEX2DEC([.F31]);1))" office:value-type="string" office:string-value="4565" calcext:value-type="string">
            <text:p>4565</text:p>
          </table:table-cell>
          <table:table-cell table:style-name="ce43" table:formula="of:=DEC2HEX(SUM(HEX2DEC([.G31]);1))" office:value-type="string" office:string-value="4566" calcext:value-type="string">
            <text:p>4566</text:p>
          </table:table-cell>
          <table:table-cell table:style-name="ce43" table:formula="of:=DEC2HEX(SUM(HEX2DEC([.H31]);1))" office:value-type="string" office:string-value="4567" calcext:value-type="string">
            <text:p>4567</text:p>
          </table:table-cell>
          <table:table-cell table:style-name="ce43" table:formula="of:=DEC2HEX(SUM(HEX2DEC([.I31]);1))" office:value-type="string" office:string-value="4568" calcext:value-type="string">
            <text:p>4568</text:p>
          </table:table-cell>
          <table:table-cell table:style-name="ce43" table:formula="of:=DEC2HEX(SUM(HEX2DEC([.J31]);1))" office:value-type="string" office:string-value="4569" calcext:value-type="string">
            <text:p>4569</text:p>
          </table:table-cell>
          <table:table-cell table:style-name="ce43" table:formula="of:=DEC2HEX(SUM(HEX2DEC([.K31]);1))" office:value-type="string" office:string-value="456A" calcext:value-type="string">
            <text:p>456A</text:p>
          </table:table-cell>
          <table:table-cell table:style-name="ce43" table:formula="of:=DEC2HEX(SUM(HEX2DEC([.L31]);1))" office:value-type="string" office:string-value="456B" calcext:value-type="string">
            <text:p>456B</text:p>
          </table:table-cell>
          <table:table-cell table:style-name="ce43" table:formula="of:=DEC2HEX(SUM(HEX2DEC([.M31]);1))" office:value-type="string" office:string-value="456C" calcext:value-type="string">
            <text:p>456C</text:p>
          </table:table-cell>
          <table:table-cell table:style-name="ce43" table:formula="of:=DEC2HEX(SUM(HEX2DEC([.N31]);1))" office:value-type="string" office:string-value="456D" calcext:value-type="string">
            <text:p>456D</text:p>
          </table:table-cell>
          <table:table-cell table:style-name="ce43" table:formula="of:=DEC2HEX(SUM(HEX2DEC([.O31]);1))" office:value-type="string" office:string-value="456E" calcext:value-type="string">
            <text:p>456E</text:p>
          </table:table-cell>
          <table:table-cell table:style-name="ce43" table:formula="of:=DEC2HEX(SUM(HEX2DEC([.P31]);1))" office:value-type="string" office:string-value="456F" calcext:value-type="string">
            <text:p>456F</text:p>
          </table:table-cell>
          <table:table-cell table:style-name="ce43" table:formula="of:=DEC2HEX(SUM(HEX2DEC([.Q31]);1))" office:value-type="string" office:string-value="4570" calcext:value-type="string">
            <text:p>4570</text:p>
          </table:table-cell>
          <table:table-cell table:style-name="ce43" table:formula="of:=DEC2HEX(SUM(HEX2DEC([.R31]);1))" office:value-type="string" office:string-value="4571" calcext:value-type="string">
            <text:p>4571</text:p>
          </table:table-cell>
          <table:table-cell table:style-name="ce43" table:formula="of:=DEC2HEX(SUM(HEX2DEC([.S31]);1))" office:value-type="string" office:string-value="4572" calcext:value-type="string">
            <text:p>4572</text:p>
          </table:table-cell>
          <table:table-cell table:style-name="ce43" table:formula="of:=DEC2HEX(SUM(HEX2DEC([.T31]);1))" office:value-type="string" office:string-value="4573" calcext:value-type="string">
            <text:p>4573</text:p>
          </table:table-cell>
          <table:table-cell table:style-name="ce43" table:formula="of:=DEC2HEX(SUM(HEX2DEC([.U31]);1))" office:value-type="string" office:string-value="4574" calcext:value-type="string">
            <text:p>4574</text:p>
          </table:table-cell>
          <table:table-cell table:style-name="ce43" table:formula="of:=DEC2HEX(SUM(HEX2DEC([.V31]);1))" office:value-type="string" office:string-value="4575" calcext:value-type="string">
            <text:p>4575</text:p>
          </table:table-cell>
          <table:table-cell table:style-name="ce43" table:formula="of:=DEC2HEX(SUM(HEX2DEC([.W31]);1))" office:value-type="string" office:string-value="4576" calcext:value-type="string">
            <text:p>4576</text:p>
          </table:table-cell>
          <table:table-cell table:style-name="ce43" table:formula="of:=DEC2HEX(SUM(HEX2DEC([.X31]);1))" office:value-type="string" office:string-value="4577" calcext:value-type="string">
            <text:p>4577</text:p>
          </table:table-cell>
          <table:table-cell table:style-name="ce43" table:formula="of:=DEC2HEX(SUM(HEX2DEC([.Y31]);1))" office:value-type="string" office:string-value="4578" calcext:value-type="string">
            <text:p>4578</text:p>
          </table:table-cell>
          <table:table-cell table:style-name="ce43" table:formula="of:=DEC2HEX(SUM(HEX2DEC([.Z31]);1))" office:value-type="string" office:string-value="4579" calcext:value-type="string">
            <text:p>4579</text:p>
          </table:table-cell>
          <table:table-cell table:style-name="ce43" table:formula="of:=DEC2HEX(SUM(HEX2DEC([.AA31]);1))" office:value-type="string" office:string-value="457A" calcext:value-type="string">
            <text:p>457A</text:p>
          </table:table-cell>
          <table:table-cell table:style-name="ce43" table:formula="of:=DEC2HEX(SUM(HEX2DEC([.AB31]);1))" office:value-type="string" office:string-value="457B" calcext:value-type="string">
            <text:p>457B</text:p>
          </table:table-cell>
          <table:table-cell table:style-name="ce43" table:formula="of:=DEC2HEX(SUM(HEX2DEC([.AC31]);1))" office:value-type="string" office:string-value="457C" calcext:value-type="string">
            <text:p>457C</text:p>
          </table:table-cell>
          <table:table-cell table:style-name="ce43" table:formula="of:=DEC2HEX(SUM(HEX2DEC([.AD31]);1))" office:value-type="string" office:string-value="457D" calcext:value-type="string">
            <text:p>457D</text:p>
          </table:table-cell>
          <table:table-cell table:style-name="ce43" table:formula="of:=DEC2HEX(SUM(HEX2DEC([.AE31]);1))" office:value-type="string" office:string-value="457E" calcext:value-type="string">
            <text:p>457E</text:p>
          </table:table-cell>
          <table:table-cell table:style-name="ce43" table:formula="of:=DEC2HEX(SUM(HEX2DEC([.AF31]);1))" office:value-type="string" office:string-value="457F" calcext:value-type="string">
            <text:p>45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4]);1))" office:value-type="string" office:string-value="4660" calcext:value-type="string">
            <text:p>4660</text:p>
          </table:table-cell>
          <table:table-cell table:style-name="ce43" table:formula="of:=DEC2HEX(SUM(HEX2DEC([.B32]);1))" office:value-type="string" office:string-value="4661" calcext:value-type="string">
            <text:p>4661</text:p>
          </table:table-cell>
          <table:table-cell table:style-name="ce43" table:formula="of:=DEC2HEX(SUM(HEX2DEC([.C32]);1))" office:value-type="string" office:string-value="4662" calcext:value-type="string">
            <text:p>4662</text:p>
          </table:table-cell>
          <table:table-cell table:style-name="ce43" table:formula="of:=DEC2HEX(SUM(HEX2DEC([.D32]);1))" office:value-type="string" office:string-value="4663" calcext:value-type="string">
            <text:p>4663</text:p>
          </table:table-cell>
          <table:table-cell table:style-name="ce43" table:formula="of:=DEC2HEX(SUM(HEX2DEC([.E32]);1))" office:value-type="string" office:string-value="4664" calcext:value-type="string">
            <text:p>4664</text:p>
          </table:table-cell>
          <table:table-cell table:style-name="ce43" table:formula="of:=DEC2HEX(SUM(HEX2DEC([.F32]);1))" office:value-type="string" office:string-value="4665" calcext:value-type="string">
            <text:p>4665</text:p>
          </table:table-cell>
          <table:table-cell table:style-name="ce43" table:formula="of:=DEC2HEX(SUM(HEX2DEC([.G32]);1))" office:value-type="string" office:string-value="4666" calcext:value-type="string">
            <text:p>4666</text:p>
          </table:table-cell>
          <table:table-cell table:style-name="ce43" table:formula="of:=DEC2HEX(SUM(HEX2DEC([.H32]);1))" office:value-type="string" office:string-value="4667" calcext:value-type="string">
            <text:p>4667</text:p>
          </table:table-cell>
          <table:table-cell table:style-name="ce43" table:formula="of:=DEC2HEX(SUM(HEX2DEC([.I32]);1))" office:value-type="string" office:string-value="4668" calcext:value-type="string">
            <text:p>4668</text:p>
          </table:table-cell>
          <table:table-cell table:style-name="ce43" table:formula="of:=DEC2HEX(SUM(HEX2DEC([.J32]);1))" office:value-type="string" office:string-value="4669" calcext:value-type="string">
            <text:p>4669</text:p>
          </table:table-cell>
          <table:table-cell table:style-name="ce43" table:formula="of:=DEC2HEX(SUM(HEX2DEC([.K32]);1))" office:value-type="string" office:string-value="466A" calcext:value-type="string">
            <text:p>466A</text:p>
          </table:table-cell>
          <table:table-cell table:style-name="ce43" table:formula="of:=DEC2HEX(SUM(HEX2DEC([.L32]);1))" office:value-type="string" office:string-value="466B" calcext:value-type="string">
            <text:p>466B</text:p>
          </table:table-cell>
          <table:table-cell table:style-name="ce43" table:formula="of:=DEC2HEX(SUM(HEX2DEC([.M32]);1))" office:value-type="string" office:string-value="466C" calcext:value-type="string">
            <text:p>466C</text:p>
          </table:table-cell>
          <table:table-cell table:style-name="ce43" table:formula="of:=DEC2HEX(SUM(HEX2DEC([.N32]);1))" office:value-type="string" office:string-value="466D" calcext:value-type="string">
            <text:p>466D</text:p>
          </table:table-cell>
          <table:table-cell table:style-name="ce43" table:formula="of:=DEC2HEX(SUM(HEX2DEC([.O32]);1))" office:value-type="string" office:string-value="466E" calcext:value-type="string">
            <text:p>466E</text:p>
          </table:table-cell>
          <table:table-cell table:style-name="ce43" table:formula="of:=DEC2HEX(SUM(HEX2DEC([.P32]);1))" office:value-type="string" office:string-value="466F" calcext:value-type="string">
            <text:p>466F</text:p>
          </table:table-cell>
          <table:table-cell table:style-name="ce43" table:formula="of:=DEC2HEX(SUM(HEX2DEC([.Q32]);1))" office:value-type="string" office:string-value="4670" calcext:value-type="string">
            <text:p>4670</text:p>
          </table:table-cell>
          <table:table-cell table:style-name="ce43" table:formula="of:=DEC2HEX(SUM(HEX2DEC([.R32]);1))" office:value-type="string" office:string-value="4671" calcext:value-type="string">
            <text:p>4671</text:p>
          </table:table-cell>
          <table:table-cell table:style-name="ce43" table:formula="of:=DEC2HEX(SUM(HEX2DEC([.S32]);1))" office:value-type="string" office:string-value="4672" calcext:value-type="string">
            <text:p>4672</text:p>
          </table:table-cell>
          <table:table-cell table:style-name="ce43" table:formula="of:=DEC2HEX(SUM(HEX2DEC([.T32]);1))" office:value-type="string" office:string-value="4673" calcext:value-type="string">
            <text:p>4673</text:p>
          </table:table-cell>
          <table:table-cell table:style-name="ce43" table:formula="of:=DEC2HEX(SUM(HEX2DEC([.U32]);1))" office:value-type="string" office:string-value="4674" calcext:value-type="string">
            <text:p>4674</text:p>
          </table:table-cell>
          <table:table-cell table:style-name="ce43" table:formula="of:=DEC2HEX(SUM(HEX2DEC([.V32]);1))" office:value-type="string" office:string-value="4675" calcext:value-type="string">
            <text:p>4675</text:p>
          </table:table-cell>
          <table:table-cell table:style-name="ce43" table:formula="of:=DEC2HEX(SUM(HEX2DEC([.W32]);1))" office:value-type="string" office:string-value="4676" calcext:value-type="string">
            <text:p>4676</text:p>
          </table:table-cell>
          <table:table-cell table:style-name="ce43" table:formula="of:=DEC2HEX(SUM(HEX2DEC([.X32]);1))" office:value-type="string" office:string-value="4677" calcext:value-type="string">
            <text:p>4677</text:p>
          </table:table-cell>
          <table:table-cell table:style-name="ce43" table:formula="of:=DEC2HEX(SUM(HEX2DEC([.Y32]);1))" office:value-type="string" office:string-value="4678" calcext:value-type="string">
            <text:p>4678</text:p>
          </table:table-cell>
          <table:table-cell table:style-name="ce43" table:formula="of:=DEC2HEX(SUM(HEX2DEC([.Z32]);1))" office:value-type="string" office:string-value="4679" calcext:value-type="string">
            <text:p>4679</text:p>
          </table:table-cell>
          <table:table-cell table:style-name="ce43" table:formula="of:=DEC2HEX(SUM(HEX2DEC([.AA32]);1))" office:value-type="string" office:string-value="467A" calcext:value-type="string">
            <text:p>467A</text:p>
          </table:table-cell>
          <table:table-cell table:style-name="ce43" table:formula="of:=DEC2HEX(SUM(HEX2DEC([.AB32]);1))" office:value-type="string" office:string-value="467B" calcext:value-type="string">
            <text:p>467B</text:p>
          </table:table-cell>
          <table:table-cell table:style-name="ce43" table:formula="of:=DEC2HEX(SUM(HEX2DEC([.AC32]);1))" office:value-type="string" office:string-value="467C" calcext:value-type="string">
            <text:p>467C</text:p>
          </table:table-cell>
          <table:table-cell table:style-name="ce43" table:formula="of:=DEC2HEX(SUM(HEX2DEC([.AD32]);1))" office:value-type="string" office:string-value="467D" calcext:value-type="string">
            <text:p>467D</text:p>
          </table:table-cell>
          <table:table-cell table:style-name="ce43" table:formula="of:=DEC2HEX(SUM(HEX2DEC([.AE32]);1))" office:value-type="string" office:string-value="467E" calcext:value-type="string">
            <text:p>467E</text:p>
          </table:table-cell>
          <table:table-cell table:style-name="ce43" table:formula="of:=DEC2HEX(SUM(HEX2DEC([.AF32]);1))" office:value-type="string" office:string-value="467F" calcext:value-type="string">
            <text:p>467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25]);1))" office:value-type="string" office:string-value="4760" calcext:value-type="string">
            <text:p>4760</text:p>
          </table:table-cell>
          <table:table-cell table:style-name="ce43" table:formula="of:=DEC2HEX(SUM(HEX2DEC([.B33]);1))" office:value-type="string" office:string-value="4761" calcext:value-type="string">
            <text:p>4761</text:p>
          </table:table-cell>
          <table:table-cell table:style-name="ce43" table:formula="of:=DEC2HEX(SUM(HEX2DEC([.C33]);1))" office:value-type="string" office:string-value="4762" calcext:value-type="string">
            <text:p>4762</text:p>
          </table:table-cell>
          <table:table-cell table:style-name="ce43" table:formula="of:=DEC2HEX(SUM(HEX2DEC([.D33]);1))" office:value-type="string" office:string-value="4763" calcext:value-type="string">
            <text:p>4763</text:p>
          </table:table-cell>
          <table:table-cell table:style-name="ce43" table:formula="of:=DEC2HEX(SUM(HEX2DEC([.E33]);1))" office:value-type="string" office:string-value="4764" calcext:value-type="string">
            <text:p>4764</text:p>
          </table:table-cell>
          <table:table-cell table:style-name="ce43" table:formula="of:=DEC2HEX(SUM(HEX2DEC([.F33]);1))" office:value-type="string" office:string-value="4765" calcext:value-type="string">
            <text:p>4765</text:p>
          </table:table-cell>
          <table:table-cell table:style-name="ce43" table:formula="of:=DEC2HEX(SUM(HEX2DEC([.G33]);1))" office:value-type="string" office:string-value="4766" calcext:value-type="string">
            <text:p>4766</text:p>
          </table:table-cell>
          <table:table-cell table:style-name="ce43" table:formula="of:=DEC2HEX(SUM(HEX2DEC([.H33]);1))" office:value-type="string" office:string-value="4767" calcext:value-type="string">
            <text:p>4767</text:p>
          </table:table-cell>
          <table:table-cell table:style-name="ce43" table:formula="of:=DEC2HEX(SUM(HEX2DEC([.I33]);1))" office:value-type="string" office:string-value="4768" calcext:value-type="string">
            <text:p>4768</text:p>
          </table:table-cell>
          <table:table-cell table:style-name="ce43" table:formula="of:=DEC2HEX(SUM(HEX2DEC([.J33]);1))" office:value-type="string" office:string-value="4769" calcext:value-type="string">
            <text:p>4769</text:p>
          </table:table-cell>
          <table:table-cell table:style-name="ce43" table:formula="of:=DEC2HEX(SUM(HEX2DEC([.K33]);1))" office:value-type="string" office:string-value="476A" calcext:value-type="string">
            <text:p>476A</text:p>
          </table:table-cell>
          <table:table-cell table:style-name="ce43" table:formula="of:=DEC2HEX(SUM(HEX2DEC([.L33]);1))" office:value-type="string" office:string-value="476B" calcext:value-type="string">
            <text:p>476B</text:p>
          </table:table-cell>
          <table:table-cell table:style-name="ce43" table:formula="of:=DEC2HEX(SUM(HEX2DEC([.M33]);1))" office:value-type="string" office:string-value="476C" calcext:value-type="string">
            <text:p>476C</text:p>
          </table:table-cell>
          <table:table-cell table:style-name="ce43" table:formula="of:=DEC2HEX(SUM(HEX2DEC([.N33]);1))" office:value-type="string" office:string-value="476D" calcext:value-type="string">
            <text:p>476D</text:p>
          </table:table-cell>
          <table:table-cell table:style-name="ce43" table:formula="of:=DEC2HEX(SUM(HEX2DEC([.O33]);1))" office:value-type="string" office:string-value="476E" calcext:value-type="string">
            <text:p>476E</text:p>
          </table:table-cell>
          <table:table-cell table:style-name="ce43" table:formula="of:=DEC2HEX(SUM(HEX2DEC([.P33]);1))" office:value-type="string" office:string-value="476F" calcext:value-type="string">
            <text:p>476F</text:p>
          </table:table-cell>
          <table:table-cell table:style-name="ce43" table:formula="of:=DEC2HEX(SUM(HEX2DEC([.Q33]);1))" office:value-type="string" office:string-value="4770" calcext:value-type="string">
            <text:p>4770</text:p>
          </table:table-cell>
          <table:table-cell table:style-name="ce43" table:formula="of:=DEC2HEX(SUM(HEX2DEC([.R33]);1))" office:value-type="string" office:string-value="4771" calcext:value-type="string">
            <text:p>4771</text:p>
          </table:table-cell>
          <table:table-cell table:style-name="ce43" table:formula="of:=DEC2HEX(SUM(HEX2DEC([.S33]);1))" office:value-type="string" office:string-value="4772" calcext:value-type="string">
            <text:p>4772</text:p>
          </table:table-cell>
          <table:table-cell table:style-name="ce43" table:formula="of:=DEC2HEX(SUM(HEX2DEC([.T33]);1))" office:value-type="string" office:string-value="4773" calcext:value-type="string">
            <text:p>4773</text:p>
          </table:table-cell>
          <table:table-cell table:style-name="ce43" table:formula="of:=DEC2HEX(SUM(HEX2DEC([.U33]);1))" office:value-type="string" office:string-value="4774" calcext:value-type="string">
            <text:p>4774</text:p>
          </table:table-cell>
          <table:table-cell table:style-name="ce43" table:formula="of:=DEC2HEX(SUM(HEX2DEC([.V33]);1))" office:value-type="string" office:string-value="4775" calcext:value-type="string">
            <text:p>4775</text:p>
          </table:table-cell>
          <table:table-cell table:style-name="ce43" table:formula="of:=DEC2HEX(SUM(HEX2DEC([.W33]);1))" office:value-type="string" office:string-value="4776" calcext:value-type="string">
            <text:p>4776</text:p>
          </table:table-cell>
          <table:table-cell table:style-name="ce43" table:formula="of:=DEC2HEX(SUM(HEX2DEC([.X33]);1))" office:value-type="string" office:string-value="4777" calcext:value-type="string">
            <text:p>4777</text:p>
          </table:table-cell>
          <table:table-cell table:style-name="ce43" table:formula="of:=DEC2HEX(SUM(HEX2DEC([.Y33]);1))" office:value-type="string" office:string-value="4778" calcext:value-type="string">
            <text:p>4778</text:p>
          </table:table-cell>
          <table:table-cell table:style-name="ce43" table:formula="of:=DEC2HEX(SUM(HEX2DEC([.Z33]);1))" office:value-type="string" office:string-value="4779" calcext:value-type="string">
            <text:p>4779</text:p>
          </table:table-cell>
          <table:table-cell table:style-name="ce43" table:formula="of:=DEC2HEX(SUM(HEX2DEC([.AA33]);1))" office:value-type="string" office:string-value="477A" calcext:value-type="string">
            <text:p>477A</text:p>
          </table:table-cell>
          <table:table-cell table:style-name="ce43" table:formula="of:=DEC2HEX(SUM(HEX2DEC([.AB33]);1))" office:value-type="string" office:string-value="477B" calcext:value-type="string">
            <text:p>477B</text:p>
          </table:table-cell>
          <table:table-cell table:style-name="ce43" table:formula="of:=DEC2HEX(SUM(HEX2DEC([.AC33]);1))" office:value-type="string" office:string-value="477C" calcext:value-type="string">
            <text:p>477C</text:p>
          </table:table-cell>
          <table:table-cell table:style-name="ce43" table:formula="of:=DEC2HEX(SUM(HEX2DEC([.AD33]);1))" office:value-type="string" office:string-value="477D" calcext:value-type="string">
            <text:p>477D</text:p>
          </table:table-cell>
          <table:table-cell table:style-name="ce43" table:formula="of:=DEC2HEX(SUM(HEX2DEC([.AE33]);1))" office:value-type="string" office:string-value="477E" calcext:value-type="string">
            <text:p>477E</text:p>
          </table:table-cell>
          <table:table-cell table:style-name="ce43" table:formula="of:=DEC2HEX(SUM(HEX2DEC([.AF33]);1))" office:value-type="string" office:string-value="477F" calcext:value-type="string">
            <text:p>477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4</text:p>
            <text:p>Pixel</text:p>
            <text:p>32-39</text:p>
          </table:table-cell>
          <table:table-cell table:style-name="ce46" table:formula="of:=DEC2HEX(SUM(HEX2DEC([.AG26]);1))" office:value-type="string" office:string-value="4080" calcext:value-type="string">
            <text:p>4080</text:p>
          </table:table-cell>
          <table:table-cell table:style-name="ce46" table:formula="of:=DEC2HEX(SUM(HEX2DEC([.B34]);1))" office:value-type="string" office:string-value="4081" calcext:value-type="string">
            <text:p>4081</text:p>
          </table:table-cell>
          <table:table-cell table:style-name="ce46" table:formula="of:=DEC2HEX(SUM(HEX2DEC([.C34]);1))" office:value-type="string" office:string-value="4082" calcext:value-type="string">
            <text:p>4082</text:p>
          </table:table-cell>
          <table:table-cell table:style-name="ce46" table:formula="of:=DEC2HEX(SUM(HEX2DEC([.D34]);1))" office:value-type="string" office:string-value="4083" calcext:value-type="string">
            <text:p>4083</text:p>
          </table:table-cell>
          <table:table-cell table:style-name="ce46" table:formula="of:=DEC2HEX(SUM(HEX2DEC([.E34]);1))" office:value-type="string" office:string-value="4084" calcext:value-type="string">
            <text:p>4084</text:p>
          </table:table-cell>
          <table:table-cell table:style-name="ce46" table:formula="of:=DEC2HEX(SUM(HEX2DEC([.F34]);1))" office:value-type="string" office:string-value="4085" calcext:value-type="string">
            <text:p>4085</text:p>
          </table:table-cell>
          <table:table-cell table:style-name="ce46" table:formula="of:=DEC2HEX(SUM(HEX2DEC([.G34]);1))" office:value-type="string" office:string-value="4086" calcext:value-type="string">
            <text:p>4086</text:p>
          </table:table-cell>
          <table:table-cell table:style-name="ce46" table:formula="of:=DEC2HEX(SUM(HEX2DEC([.H34]);1))" office:value-type="string" office:string-value="4087" calcext:value-type="string">
            <text:p>4087</text:p>
          </table:table-cell>
          <table:table-cell table:style-name="ce46" table:formula="of:=DEC2HEX(SUM(HEX2DEC([.I34]);1))" office:value-type="string" office:string-value="4088" calcext:value-type="string">
            <text:p>4088</text:p>
          </table:table-cell>
          <table:table-cell table:style-name="ce46" table:formula="of:=DEC2HEX(SUM(HEX2DEC([.J34]);1))" office:value-type="string" office:string-value="4089" calcext:value-type="string">
            <text:p>4089</text:p>
          </table:table-cell>
          <table:table-cell table:style-name="ce46" table:formula="of:=DEC2HEX(SUM(HEX2DEC([.K34]);1))" office:value-type="string" office:string-value="408A" calcext:value-type="string">
            <text:p>408A</text:p>
          </table:table-cell>
          <table:table-cell table:style-name="ce46" table:formula="of:=DEC2HEX(SUM(HEX2DEC([.L34]);1))" office:value-type="string" office:string-value="408B" calcext:value-type="string">
            <text:p>408B</text:p>
          </table:table-cell>
          <table:table-cell table:style-name="ce46" table:formula="of:=DEC2HEX(SUM(HEX2DEC([.M34]);1))" office:value-type="string" office:string-value="408C" calcext:value-type="string">
            <text:p>408C</text:p>
          </table:table-cell>
          <table:table-cell table:style-name="ce46" table:formula="of:=DEC2HEX(SUM(HEX2DEC([.N34]);1))" office:value-type="string" office:string-value="408D" calcext:value-type="string">
            <text:p>408D</text:p>
          </table:table-cell>
          <table:table-cell table:style-name="ce46" table:formula="of:=DEC2HEX(SUM(HEX2DEC([.O34]);1))" office:value-type="string" office:string-value="408E" calcext:value-type="string">
            <text:p>408E</text:p>
          </table:table-cell>
          <table:table-cell table:style-name="ce46" table:formula="of:=DEC2HEX(SUM(HEX2DEC([.P34]);1))" office:value-type="string" office:string-value="408F" calcext:value-type="string">
            <text:p>408F</text:p>
          </table:table-cell>
          <table:table-cell table:style-name="ce46" table:formula="of:=DEC2HEX(SUM(HEX2DEC([.Q34]);1))" office:value-type="string" office:string-value="4090" calcext:value-type="string">
            <text:p>4090</text:p>
          </table:table-cell>
          <table:table-cell table:style-name="ce46" table:formula="of:=DEC2HEX(SUM(HEX2DEC([.R34]);1))" office:value-type="string" office:string-value="4091" calcext:value-type="string">
            <text:p>4091</text:p>
          </table:table-cell>
          <table:table-cell table:style-name="ce46" table:formula="of:=DEC2HEX(SUM(HEX2DEC([.S34]);1))" office:value-type="string" office:string-value="4092" calcext:value-type="string">
            <text:p>4092</text:p>
          </table:table-cell>
          <table:table-cell table:style-name="ce46" table:formula="of:=DEC2HEX(SUM(HEX2DEC([.T34]);1))" office:value-type="string" office:string-value="4093" calcext:value-type="string">
            <text:p>4093</text:p>
          </table:table-cell>
          <table:table-cell table:style-name="ce46" table:formula="of:=DEC2HEX(SUM(HEX2DEC([.U34]);1))" office:value-type="string" office:string-value="4094" calcext:value-type="string">
            <text:p>4094</text:p>
          </table:table-cell>
          <table:table-cell table:style-name="ce46" table:formula="of:=DEC2HEX(SUM(HEX2DEC([.V34]);1))" office:value-type="string" office:string-value="4095" calcext:value-type="string">
            <text:p>4095</text:p>
          </table:table-cell>
          <table:table-cell table:style-name="ce46" table:formula="of:=DEC2HEX(SUM(HEX2DEC([.W34]);1))" office:value-type="string" office:string-value="4096" calcext:value-type="string">
            <text:p>4096</text:p>
          </table:table-cell>
          <table:table-cell table:style-name="ce46" table:formula="of:=DEC2HEX(SUM(HEX2DEC([.X34]);1))" office:value-type="string" office:string-value="4097" calcext:value-type="string">
            <text:p>4097</text:p>
          </table:table-cell>
          <table:table-cell table:style-name="ce46" table:formula="of:=DEC2HEX(SUM(HEX2DEC([.Y34]);1))" office:value-type="string" office:string-value="4098" calcext:value-type="string">
            <text:p>4098</text:p>
          </table:table-cell>
          <table:table-cell table:style-name="ce46" table:formula="of:=DEC2HEX(SUM(HEX2DEC([.Z34]);1))" office:value-type="string" office:string-value="4099" calcext:value-type="string">
            <text:p>4099</text:p>
          </table:table-cell>
          <table:table-cell table:style-name="ce46" table:formula="of:=DEC2HEX(SUM(HEX2DEC([.AA34]);1))" office:value-type="string" office:string-value="409A" calcext:value-type="string">
            <text:p>409A</text:p>
          </table:table-cell>
          <table:table-cell table:style-name="ce46" table:formula="of:=DEC2HEX(SUM(HEX2DEC([.AB34]);1))" office:value-type="string" office:string-value="409B" calcext:value-type="string">
            <text:p>409B</text:p>
          </table:table-cell>
          <table:table-cell table:style-name="ce46" table:formula="of:=DEC2HEX(SUM(HEX2DEC([.AC34]);1))" office:value-type="string" office:string-value="409C" calcext:value-type="string">
            <text:p>409C</text:p>
          </table:table-cell>
          <table:table-cell table:style-name="ce46" table:formula="of:=DEC2HEX(SUM(HEX2DEC([.AD34]);1))" office:value-type="string" office:string-value="409D" calcext:value-type="string">
            <text:p>409D</text:p>
          </table:table-cell>
          <table:table-cell table:style-name="ce46" table:formula="of:=DEC2HEX(SUM(HEX2DEC([.AE34]);1))" office:value-type="string" office:string-value="409E" calcext:value-type="string">
            <text:p>409E</text:p>
          </table:table-cell>
          <table:table-cell table:style-name="ce46" table:formula="of:=DEC2HEX(SUM(HEX2DEC([.AF34]);1))" office:value-type="string" office:string-value="409F" calcext:value-type="string">
            <text:p>40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27]);1))" office:value-type="string" office:string-value="4180" calcext:value-type="string">
            <text:p>4180</text:p>
          </table:table-cell>
          <table:table-cell table:style-name="ce43" table:formula="of:=DEC2HEX(SUM(HEX2DEC([.B35]);1))" office:value-type="string" office:string-value="4181" calcext:value-type="string">
            <text:p>4181</text:p>
          </table:table-cell>
          <table:table-cell table:style-name="ce43" table:formula="of:=DEC2HEX(SUM(HEX2DEC([.C35]);1))" office:value-type="string" office:string-value="4182" calcext:value-type="string">
            <text:p>4182</text:p>
          </table:table-cell>
          <table:table-cell table:style-name="ce43" table:formula="of:=DEC2HEX(SUM(HEX2DEC([.D35]);1))" office:value-type="string" office:string-value="4183" calcext:value-type="string">
            <text:p>4183</text:p>
          </table:table-cell>
          <table:table-cell table:style-name="ce43" table:formula="of:=DEC2HEX(SUM(HEX2DEC([.E35]);1))" office:value-type="string" office:string-value="4184" calcext:value-type="string">
            <text:p>4184</text:p>
          </table:table-cell>
          <table:table-cell table:style-name="ce43" table:formula="of:=DEC2HEX(SUM(HEX2DEC([.F35]);1))" office:value-type="string" office:string-value="4185" calcext:value-type="string">
            <text:p>4185</text:p>
          </table:table-cell>
          <table:table-cell table:style-name="ce43" table:formula="of:=DEC2HEX(SUM(HEX2DEC([.G35]);1))" office:value-type="string" office:string-value="4186" calcext:value-type="string">
            <text:p>4186</text:p>
          </table:table-cell>
          <table:table-cell table:style-name="ce43" table:formula="of:=DEC2HEX(SUM(HEX2DEC([.H35]);1))" office:value-type="string" office:string-value="4187" calcext:value-type="string">
            <text:p>4187</text:p>
          </table:table-cell>
          <table:table-cell table:style-name="ce43" table:formula="of:=DEC2HEX(SUM(HEX2DEC([.I35]);1))" office:value-type="string" office:string-value="4188" calcext:value-type="string">
            <text:p>4188</text:p>
          </table:table-cell>
          <table:table-cell table:style-name="ce43" table:formula="of:=DEC2HEX(SUM(HEX2DEC([.J35]);1))" office:value-type="string" office:string-value="4189" calcext:value-type="string">
            <text:p>4189</text:p>
          </table:table-cell>
          <table:table-cell table:style-name="ce43" table:formula="of:=DEC2HEX(SUM(HEX2DEC([.K35]);1))" office:value-type="string" office:string-value="418A" calcext:value-type="string">
            <text:p>418A</text:p>
          </table:table-cell>
          <table:table-cell table:style-name="ce43" table:formula="of:=DEC2HEX(SUM(HEX2DEC([.L35]);1))" office:value-type="string" office:string-value="418B" calcext:value-type="string">
            <text:p>418B</text:p>
          </table:table-cell>
          <table:table-cell table:style-name="ce43" table:formula="of:=DEC2HEX(SUM(HEX2DEC([.M35]);1))" office:value-type="string" office:string-value="418C" calcext:value-type="string">
            <text:p>418C</text:p>
          </table:table-cell>
          <table:table-cell table:style-name="ce43" table:formula="of:=DEC2HEX(SUM(HEX2DEC([.N35]);1))" office:value-type="string" office:string-value="418D" calcext:value-type="string">
            <text:p>418D</text:p>
          </table:table-cell>
          <table:table-cell table:style-name="ce43" table:formula="of:=DEC2HEX(SUM(HEX2DEC([.O35]);1))" office:value-type="string" office:string-value="418E" calcext:value-type="string">
            <text:p>418E</text:p>
          </table:table-cell>
          <table:table-cell table:style-name="ce43" table:formula="of:=DEC2HEX(SUM(HEX2DEC([.P35]);1))" office:value-type="string" office:string-value="418F" calcext:value-type="string">
            <text:p>418F</text:p>
          </table:table-cell>
          <table:table-cell table:style-name="ce43" table:formula="of:=DEC2HEX(SUM(HEX2DEC([.Q35]);1))" office:value-type="string" office:string-value="4190" calcext:value-type="string">
            <text:p>4190</text:p>
          </table:table-cell>
          <table:table-cell table:style-name="ce43" table:formula="of:=DEC2HEX(SUM(HEX2DEC([.R35]);1))" office:value-type="string" office:string-value="4191" calcext:value-type="string">
            <text:p>4191</text:p>
          </table:table-cell>
          <table:table-cell table:style-name="ce43" table:formula="of:=DEC2HEX(SUM(HEX2DEC([.S35]);1))" office:value-type="string" office:string-value="4192" calcext:value-type="string">
            <text:p>4192</text:p>
          </table:table-cell>
          <table:table-cell table:style-name="ce43" table:formula="of:=DEC2HEX(SUM(HEX2DEC([.T35]);1))" office:value-type="string" office:string-value="4193" calcext:value-type="string">
            <text:p>4193</text:p>
          </table:table-cell>
          <table:table-cell table:style-name="ce43" table:formula="of:=DEC2HEX(SUM(HEX2DEC([.U35]);1))" office:value-type="string" office:string-value="4194" calcext:value-type="string">
            <text:p>4194</text:p>
          </table:table-cell>
          <table:table-cell table:style-name="ce43" table:formula="of:=DEC2HEX(SUM(HEX2DEC([.V35]);1))" office:value-type="string" office:string-value="4195" calcext:value-type="string">
            <text:p>4195</text:p>
          </table:table-cell>
          <table:table-cell table:style-name="ce43" table:formula="of:=DEC2HEX(SUM(HEX2DEC([.W35]);1))" office:value-type="string" office:string-value="4196" calcext:value-type="string">
            <text:p>4196</text:p>
          </table:table-cell>
          <table:table-cell table:style-name="ce43" table:formula="of:=DEC2HEX(SUM(HEX2DEC([.X35]);1))" office:value-type="string" office:string-value="4197" calcext:value-type="string">
            <text:p>4197</text:p>
          </table:table-cell>
          <table:table-cell table:style-name="ce43" table:formula="of:=DEC2HEX(SUM(HEX2DEC([.Y35]);1))" office:value-type="string" office:string-value="4198" calcext:value-type="string">
            <text:p>4198</text:p>
          </table:table-cell>
          <table:table-cell table:style-name="ce43" table:formula="of:=DEC2HEX(SUM(HEX2DEC([.Z35]);1))" office:value-type="string" office:string-value="4199" calcext:value-type="string">
            <text:p>4199</text:p>
          </table:table-cell>
          <table:table-cell table:style-name="ce43" table:formula="of:=DEC2HEX(SUM(HEX2DEC([.AA35]);1))" office:value-type="string" office:string-value="419A" calcext:value-type="string">
            <text:p>419A</text:p>
          </table:table-cell>
          <table:table-cell table:style-name="ce43" table:formula="of:=DEC2HEX(SUM(HEX2DEC([.AB35]);1))" office:value-type="string" office:string-value="419B" calcext:value-type="string">
            <text:p>419B</text:p>
          </table:table-cell>
          <table:table-cell table:style-name="ce43" table:formula="of:=DEC2HEX(SUM(HEX2DEC([.AC35]);1))" office:value-type="string" office:string-value="419C" calcext:value-type="string">
            <text:p>419C</text:p>
          </table:table-cell>
          <table:table-cell table:style-name="ce43" table:formula="of:=DEC2HEX(SUM(HEX2DEC([.AD35]);1))" office:value-type="string" office:string-value="419D" calcext:value-type="string">
            <text:p>419D</text:p>
          </table:table-cell>
          <table:table-cell table:style-name="ce43" table:formula="of:=DEC2HEX(SUM(HEX2DEC([.AE35]);1))" office:value-type="string" office:string-value="419E" calcext:value-type="string">
            <text:p>419E</text:p>
          </table:table-cell>
          <table:table-cell table:style-name="ce43" table:formula="of:=DEC2HEX(SUM(HEX2DEC([.AF35]);1))" office:value-type="string" office:string-value="419F" calcext:value-type="string">
            <text:p>41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8]);1))" office:value-type="string" office:string-value="4280" calcext:value-type="string">
            <text:p>4280</text:p>
          </table:table-cell>
          <table:table-cell table:style-name="ce43" table:formula="of:=DEC2HEX(SUM(HEX2DEC([.B36]);1))" office:value-type="string" office:string-value="4281" calcext:value-type="string">
            <text:p>4281</text:p>
          </table:table-cell>
          <table:table-cell table:style-name="ce43" table:formula="of:=DEC2HEX(SUM(HEX2DEC([.C36]);1))" office:value-type="string" office:string-value="4282" calcext:value-type="string">
            <text:p>4282</text:p>
          </table:table-cell>
          <table:table-cell table:style-name="ce43" table:formula="of:=DEC2HEX(SUM(HEX2DEC([.D36]);1))" office:value-type="string" office:string-value="4283" calcext:value-type="string">
            <text:p>4283</text:p>
          </table:table-cell>
          <table:table-cell table:style-name="ce43" table:formula="of:=DEC2HEX(SUM(HEX2DEC([.E36]);1))" office:value-type="string" office:string-value="4284" calcext:value-type="string">
            <text:p>4284</text:p>
          </table:table-cell>
          <table:table-cell table:style-name="ce43" table:formula="of:=DEC2HEX(SUM(HEX2DEC([.F36]);1))" office:value-type="string" office:string-value="4285" calcext:value-type="string">
            <text:p>4285</text:p>
          </table:table-cell>
          <table:table-cell table:style-name="ce43" table:formula="of:=DEC2HEX(SUM(HEX2DEC([.G36]);1))" office:value-type="string" office:string-value="4286" calcext:value-type="string">
            <text:p>4286</text:p>
          </table:table-cell>
          <table:table-cell table:style-name="ce43" table:formula="of:=DEC2HEX(SUM(HEX2DEC([.H36]);1))" office:value-type="string" office:string-value="4287" calcext:value-type="string">
            <text:p>4287</text:p>
          </table:table-cell>
          <table:table-cell table:style-name="ce43" table:formula="of:=DEC2HEX(SUM(HEX2DEC([.I36]);1))" office:value-type="string" office:string-value="4288" calcext:value-type="string">
            <text:p>4288</text:p>
          </table:table-cell>
          <table:table-cell table:style-name="ce43" table:formula="of:=DEC2HEX(SUM(HEX2DEC([.J36]);1))" office:value-type="string" office:string-value="4289" calcext:value-type="string">
            <text:p>4289</text:p>
          </table:table-cell>
          <table:table-cell table:style-name="ce43" table:formula="of:=DEC2HEX(SUM(HEX2DEC([.K36]);1))" office:value-type="string" office:string-value="428A" calcext:value-type="string">
            <text:p>428A</text:p>
          </table:table-cell>
          <table:table-cell table:style-name="ce43" table:formula="of:=DEC2HEX(SUM(HEX2DEC([.L36]);1))" office:value-type="string" office:string-value="428B" calcext:value-type="string">
            <text:p>428B</text:p>
          </table:table-cell>
          <table:table-cell table:style-name="ce43" table:formula="of:=DEC2HEX(SUM(HEX2DEC([.M36]);1))" office:value-type="string" office:string-value="428C" calcext:value-type="string">
            <text:p>428C</text:p>
          </table:table-cell>
          <table:table-cell table:style-name="ce43" table:formula="of:=DEC2HEX(SUM(HEX2DEC([.N36]);1))" office:value-type="string" office:string-value="428D" calcext:value-type="string">
            <text:p>428D</text:p>
          </table:table-cell>
          <table:table-cell table:style-name="ce43" table:formula="of:=DEC2HEX(SUM(HEX2DEC([.O36]);1))" office:value-type="string" office:string-value="428E" calcext:value-type="string">
            <text:p>428E</text:p>
          </table:table-cell>
          <table:table-cell table:style-name="ce43" table:formula="of:=DEC2HEX(SUM(HEX2DEC([.P36]);1))" office:value-type="string" office:string-value="428F" calcext:value-type="string">
            <text:p>428F</text:p>
          </table:table-cell>
          <table:table-cell table:style-name="ce43" table:formula="of:=DEC2HEX(SUM(HEX2DEC([.Q36]);1))" office:value-type="string" office:string-value="4290" calcext:value-type="string">
            <text:p>4290</text:p>
          </table:table-cell>
          <table:table-cell table:style-name="ce43" table:formula="of:=DEC2HEX(SUM(HEX2DEC([.R36]);1))" office:value-type="string" office:string-value="4291" calcext:value-type="string">
            <text:p>4291</text:p>
          </table:table-cell>
          <table:table-cell table:style-name="ce43" table:formula="of:=DEC2HEX(SUM(HEX2DEC([.S36]);1))" office:value-type="string" office:string-value="4292" calcext:value-type="string">
            <text:p>4292</text:p>
          </table:table-cell>
          <table:table-cell table:style-name="ce43" table:formula="of:=DEC2HEX(SUM(HEX2DEC([.T36]);1))" office:value-type="string" office:string-value="4293" calcext:value-type="string">
            <text:p>4293</text:p>
          </table:table-cell>
          <table:table-cell table:style-name="ce43" table:formula="of:=DEC2HEX(SUM(HEX2DEC([.U36]);1))" office:value-type="string" office:string-value="4294" calcext:value-type="string">
            <text:p>4294</text:p>
          </table:table-cell>
          <table:table-cell table:style-name="ce43" table:formula="of:=DEC2HEX(SUM(HEX2DEC([.V36]);1))" office:value-type="string" office:string-value="4295" calcext:value-type="string">
            <text:p>4295</text:p>
          </table:table-cell>
          <table:table-cell table:style-name="ce43" table:formula="of:=DEC2HEX(SUM(HEX2DEC([.W36]);1))" office:value-type="string" office:string-value="4296" calcext:value-type="string">
            <text:p>4296</text:p>
          </table:table-cell>
          <table:table-cell table:style-name="ce43" table:formula="of:=DEC2HEX(SUM(HEX2DEC([.X36]);1))" office:value-type="string" office:string-value="4297" calcext:value-type="string">
            <text:p>4297</text:p>
          </table:table-cell>
          <table:table-cell table:style-name="ce43" table:formula="of:=DEC2HEX(SUM(HEX2DEC([.Y36]);1))" office:value-type="string" office:string-value="4298" calcext:value-type="string">
            <text:p>4298</text:p>
          </table:table-cell>
          <table:table-cell table:style-name="ce43" table:formula="of:=DEC2HEX(SUM(HEX2DEC([.Z36]);1))" office:value-type="string" office:string-value="4299" calcext:value-type="string">
            <text:p>4299</text:p>
          </table:table-cell>
          <table:table-cell table:style-name="ce43" table:formula="of:=DEC2HEX(SUM(HEX2DEC([.AA36]);1))" office:value-type="string" office:string-value="429A" calcext:value-type="string">
            <text:p>429A</text:p>
          </table:table-cell>
          <table:table-cell table:style-name="ce43" table:formula="of:=DEC2HEX(SUM(HEX2DEC([.AB36]);1))" office:value-type="string" office:string-value="429B" calcext:value-type="string">
            <text:p>429B</text:p>
          </table:table-cell>
          <table:table-cell table:style-name="ce43" table:formula="of:=DEC2HEX(SUM(HEX2DEC([.AC36]);1))" office:value-type="string" office:string-value="429C" calcext:value-type="string">
            <text:p>429C</text:p>
          </table:table-cell>
          <table:table-cell table:style-name="ce43" table:formula="of:=DEC2HEX(SUM(HEX2DEC([.AD36]);1))" office:value-type="string" office:string-value="429D" calcext:value-type="string">
            <text:p>429D</text:p>
          </table:table-cell>
          <table:table-cell table:style-name="ce43" table:formula="of:=DEC2HEX(SUM(HEX2DEC([.AE36]);1))" office:value-type="string" office:string-value="429E" calcext:value-type="string">
            <text:p>429E</text:p>
          </table:table-cell>
          <table:table-cell table:style-name="ce43" table:formula="of:=DEC2HEX(SUM(HEX2DEC([.AF36]);1))" office:value-type="string" office:string-value="429F" calcext:value-type="string">
            <text:p>42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9]);1))" office:value-type="string" office:string-value="4380" calcext:value-type="string">
            <text:p>4380</text:p>
          </table:table-cell>
          <table:table-cell table:style-name="ce43" table:formula="of:=DEC2HEX(SUM(HEX2DEC([.B37]);1))" office:value-type="string" office:string-value="4381" calcext:value-type="string">
            <text:p>4381</text:p>
          </table:table-cell>
          <table:table-cell table:style-name="ce43" table:formula="of:=DEC2HEX(SUM(HEX2DEC([.C37]);1))" office:value-type="string" office:string-value="4382" calcext:value-type="string">
            <text:p>4382</text:p>
          </table:table-cell>
          <table:table-cell table:style-name="ce43" table:formula="of:=DEC2HEX(SUM(HEX2DEC([.D37]);1))" office:value-type="string" office:string-value="4383" calcext:value-type="string">
            <text:p>4383</text:p>
          </table:table-cell>
          <table:table-cell table:style-name="ce43" table:formula="of:=DEC2HEX(SUM(HEX2DEC([.E37]);1))" office:value-type="string" office:string-value="4384" calcext:value-type="string">
            <text:p>4384</text:p>
          </table:table-cell>
          <table:table-cell table:style-name="ce43" table:formula="of:=DEC2HEX(SUM(HEX2DEC([.F37]);1))" office:value-type="string" office:string-value="4385" calcext:value-type="string">
            <text:p>4385</text:p>
          </table:table-cell>
          <table:table-cell table:style-name="ce43" table:formula="of:=DEC2HEX(SUM(HEX2DEC([.G37]);1))" office:value-type="string" office:string-value="4386" calcext:value-type="string">
            <text:p>4386</text:p>
          </table:table-cell>
          <table:table-cell table:style-name="ce43" table:formula="of:=DEC2HEX(SUM(HEX2DEC([.H37]);1))" office:value-type="string" office:string-value="4387" calcext:value-type="string">
            <text:p>4387</text:p>
          </table:table-cell>
          <table:table-cell table:style-name="ce43" table:formula="of:=DEC2HEX(SUM(HEX2DEC([.I37]);1))" office:value-type="string" office:string-value="4388" calcext:value-type="string">
            <text:p>4388</text:p>
          </table:table-cell>
          <table:table-cell table:style-name="ce43" table:formula="of:=DEC2HEX(SUM(HEX2DEC([.J37]);1))" office:value-type="string" office:string-value="4389" calcext:value-type="string">
            <text:p>4389</text:p>
          </table:table-cell>
          <table:table-cell table:style-name="ce43" table:formula="of:=DEC2HEX(SUM(HEX2DEC([.K37]);1))" office:value-type="string" office:string-value="438A" calcext:value-type="string">
            <text:p>438A</text:p>
          </table:table-cell>
          <table:table-cell table:style-name="ce43" table:formula="of:=DEC2HEX(SUM(HEX2DEC([.L37]);1))" office:value-type="string" office:string-value="438B" calcext:value-type="string">
            <text:p>438B</text:p>
          </table:table-cell>
          <table:table-cell table:style-name="ce43" table:formula="of:=DEC2HEX(SUM(HEX2DEC([.M37]);1))" office:value-type="string" office:string-value="438C" calcext:value-type="string">
            <text:p>438C</text:p>
          </table:table-cell>
          <table:table-cell table:style-name="ce43" table:formula="of:=DEC2HEX(SUM(HEX2DEC([.N37]);1))" office:value-type="string" office:string-value="438D" calcext:value-type="string">
            <text:p>438D</text:p>
          </table:table-cell>
          <table:table-cell table:style-name="ce43" table:formula="of:=DEC2HEX(SUM(HEX2DEC([.O37]);1))" office:value-type="string" office:string-value="438E" calcext:value-type="string">
            <text:p>438E</text:p>
          </table:table-cell>
          <table:table-cell table:style-name="ce43" table:formula="of:=DEC2HEX(SUM(HEX2DEC([.P37]);1))" office:value-type="string" office:string-value="438F" calcext:value-type="string">
            <text:p>438F</text:p>
          </table:table-cell>
          <table:table-cell table:style-name="ce43" table:formula="of:=DEC2HEX(SUM(HEX2DEC([.Q37]);1))" office:value-type="string" office:string-value="4390" calcext:value-type="string">
            <text:p>4390</text:p>
          </table:table-cell>
          <table:table-cell table:style-name="ce43" table:formula="of:=DEC2HEX(SUM(HEX2DEC([.R37]);1))" office:value-type="string" office:string-value="4391" calcext:value-type="string">
            <text:p>4391</text:p>
          </table:table-cell>
          <table:table-cell table:style-name="ce43" table:formula="of:=DEC2HEX(SUM(HEX2DEC([.S37]);1))" office:value-type="string" office:string-value="4392" calcext:value-type="string">
            <text:p>4392</text:p>
          </table:table-cell>
          <table:table-cell table:style-name="ce43" table:formula="of:=DEC2HEX(SUM(HEX2DEC([.T37]);1))" office:value-type="string" office:string-value="4393" calcext:value-type="string">
            <text:p>4393</text:p>
          </table:table-cell>
          <table:table-cell table:style-name="ce43" table:formula="of:=DEC2HEX(SUM(HEX2DEC([.U37]);1))" office:value-type="string" office:string-value="4394" calcext:value-type="string">
            <text:p>4394</text:p>
          </table:table-cell>
          <table:table-cell table:style-name="ce43" table:formula="of:=DEC2HEX(SUM(HEX2DEC([.V37]);1))" office:value-type="string" office:string-value="4395" calcext:value-type="string">
            <text:p>4395</text:p>
          </table:table-cell>
          <table:table-cell table:style-name="ce43" table:formula="of:=DEC2HEX(SUM(HEX2DEC([.W37]);1))" office:value-type="string" office:string-value="4396" calcext:value-type="string">
            <text:p>4396</text:p>
          </table:table-cell>
          <table:table-cell table:style-name="ce43" table:formula="of:=DEC2HEX(SUM(HEX2DEC([.X37]);1))" office:value-type="string" office:string-value="4397" calcext:value-type="string">
            <text:p>4397</text:p>
          </table:table-cell>
          <table:table-cell table:style-name="ce43" table:formula="of:=DEC2HEX(SUM(HEX2DEC([.Y37]);1))" office:value-type="string" office:string-value="4398" calcext:value-type="string">
            <text:p>4398</text:p>
          </table:table-cell>
          <table:table-cell table:style-name="ce43" table:formula="of:=DEC2HEX(SUM(HEX2DEC([.Z37]);1))" office:value-type="string" office:string-value="4399" calcext:value-type="string">
            <text:p>4399</text:p>
          </table:table-cell>
          <table:table-cell table:style-name="ce43" table:formula="of:=DEC2HEX(SUM(HEX2DEC([.AA37]);1))" office:value-type="string" office:string-value="439A" calcext:value-type="string">
            <text:p>439A</text:p>
          </table:table-cell>
          <table:table-cell table:style-name="ce43" table:formula="of:=DEC2HEX(SUM(HEX2DEC([.AB37]);1))" office:value-type="string" office:string-value="439B" calcext:value-type="string">
            <text:p>439B</text:p>
          </table:table-cell>
          <table:table-cell table:style-name="ce43" table:formula="of:=DEC2HEX(SUM(HEX2DEC([.AC37]);1))" office:value-type="string" office:string-value="439C" calcext:value-type="string">
            <text:p>439C</text:p>
          </table:table-cell>
          <table:table-cell table:style-name="ce43" table:formula="of:=DEC2HEX(SUM(HEX2DEC([.AD37]);1))" office:value-type="string" office:string-value="439D" calcext:value-type="string">
            <text:p>439D</text:p>
          </table:table-cell>
          <table:table-cell table:style-name="ce43" table:formula="of:=DEC2HEX(SUM(HEX2DEC([.AE37]);1))" office:value-type="string" office:string-value="439E" calcext:value-type="string">
            <text:p>439E</text:p>
          </table:table-cell>
          <table:table-cell table:style-name="ce43" table:formula="of:=DEC2HEX(SUM(HEX2DEC([.AF37]);1))" office:value-type="string" office:string-value="439F" calcext:value-type="string">
            <text:p>43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0]);1))" office:value-type="string" office:string-value="4480" calcext:value-type="string">
            <text:p>4480</text:p>
          </table:table-cell>
          <table:table-cell table:style-name="ce43" table:formula="of:=DEC2HEX(SUM(HEX2DEC([.B38]);1))" office:value-type="string" office:string-value="4481" calcext:value-type="string">
            <text:p>4481</text:p>
          </table:table-cell>
          <table:table-cell table:style-name="ce43" table:formula="of:=DEC2HEX(SUM(HEX2DEC([.C38]);1))" office:value-type="string" office:string-value="4482" calcext:value-type="string">
            <text:p>4482</text:p>
          </table:table-cell>
          <table:table-cell table:style-name="ce43" table:formula="of:=DEC2HEX(SUM(HEX2DEC([.D38]);1))" office:value-type="string" office:string-value="4483" calcext:value-type="string">
            <text:p>4483</text:p>
          </table:table-cell>
          <table:table-cell table:style-name="ce43" table:formula="of:=DEC2HEX(SUM(HEX2DEC([.E38]);1))" office:value-type="string" office:string-value="4484" calcext:value-type="string">
            <text:p>4484</text:p>
          </table:table-cell>
          <table:table-cell table:style-name="ce43" table:formula="of:=DEC2HEX(SUM(HEX2DEC([.F38]);1))" office:value-type="string" office:string-value="4485" calcext:value-type="string">
            <text:p>4485</text:p>
          </table:table-cell>
          <table:table-cell table:style-name="ce43" table:formula="of:=DEC2HEX(SUM(HEX2DEC([.G38]);1))" office:value-type="string" office:string-value="4486" calcext:value-type="string">
            <text:p>4486</text:p>
          </table:table-cell>
          <table:table-cell table:style-name="ce43" table:formula="of:=DEC2HEX(SUM(HEX2DEC([.H38]);1))" office:value-type="string" office:string-value="4487" calcext:value-type="string">
            <text:p>4487</text:p>
          </table:table-cell>
          <table:table-cell table:style-name="ce43" table:formula="of:=DEC2HEX(SUM(HEX2DEC([.I38]);1))" office:value-type="string" office:string-value="4488" calcext:value-type="string">
            <text:p>4488</text:p>
          </table:table-cell>
          <table:table-cell table:style-name="ce43" table:formula="of:=DEC2HEX(SUM(HEX2DEC([.J38]);1))" office:value-type="string" office:string-value="4489" calcext:value-type="string">
            <text:p>4489</text:p>
          </table:table-cell>
          <table:table-cell table:style-name="ce43" table:formula="of:=DEC2HEX(SUM(HEX2DEC([.K38]);1))" office:value-type="string" office:string-value="448A" calcext:value-type="string">
            <text:p>448A</text:p>
          </table:table-cell>
          <table:table-cell table:style-name="ce43" table:formula="of:=DEC2HEX(SUM(HEX2DEC([.L38]);1))" office:value-type="string" office:string-value="448B" calcext:value-type="string">
            <text:p>448B</text:p>
          </table:table-cell>
          <table:table-cell table:style-name="ce43" table:formula="of:=DEC2HEX(SUM(HEX2DEC([.M38]);1))" office:value-type="string" office:string-value="448C" calcext:value-type="string">
            <text:p>448C</text:p>
          </table:table-cell>
          <table:table-cell table:style-name="ce43" table:formula="of:=DEC2HEX(SUM(HEX2DEC([.N38]);1))" office:value-type="string" office:string-value="448D" calcext:value-type="string">
            <text:p>448D</text:p>
          </table:table-cell>
          <table:table-cell table:style-name="ce43" table:formula="of:=DEC2HEX(SUM(HEX2DEC([.O38]);1))" office:value-type="string" office:string-value="448E" calcext:value-type="string">
            <text:p>448E</text:p>
          </table:table-cell>
          <table:table-cell table:style-name="ce43" table:formula="of:=DEC2HEX(SUM(HEX2DEC([.P38]);1))" office:value-type="string" office:string-value="448F" calcext:value-type="string">
            <text:p>448F</text:p>
          </table:table-cell>
          <table:table-cell table:style-name="ce43" table:formula="of:=DEC2HEX(SUM(HEX2DEC([.Q38]);1))" office:value-type="string" office:string-value="4490" calcext:value-type="string">
            <text:p>4490</text:p>
          </table:table-cell>
          <table:table-cell table:style-name="ce43" table:formula="of:=DEC2HEX(SUM(HEX2DEC([.R38]);1))" office:value-type="string" office:string-value="4491" calcext:value-type="string">
            <text:p>4491</text:p>
          </table:table-cell>
          <table:table-cell table:style-name="ce43" table:formula="of:=DEC2HEX(SUM(HEX2DEC([.S38]);1))" office:value-type="string" office:string-value="4492" calcext:value-type="string">
            <text:p>4492</text:p>
          </table:table-cell>
          <table:table-cell table:style-name="ce43" table:formula="of:=DEC2HEX(SUM(HEX2DEC([.T38]);1))" office:value-type="string" office:string-value="4493" calcext:value-type="string">
            <text:p>4493</text:p>
          </table:table-cell>
          <table:table-cell table:style-name="ce43" table:formula="of:=DEC2HEX(SUM(HEX2DEC([.U38]);1))" office:value-type="string" office:string-value="4494" calcext:value-type="string">
            <text:p>4494</text:p>
          </table:table-cell>
          <table:table-cell table:style-name="ce43" table:formula="of:=DEC2HEX(SUM(HEX2DEC([.V38]);1))" office:value-type="string" office:string-value="4495" calcext:value-type="string">
            <text:p>4495</text:p>
          </table:table-cell>
          <table:table-cell table:style-name="ce43" table:formula="of:=DEC2HEX(SUM(HEX2DEC([.W38]);1))" office:value-type="string" office:string-value="4496" calcext:value-type="string">
            <text:p>4496</text:p>
          </table:table-cell>
          <table:table-cell table:style-name="ce43" table:formula="of:=DEC2HEX(SUM(HEX2DEC([.X38]);1))" office:value-type="string" office:string-value="4497" calcext:value-type="string">
            <text:p>4497</text:p>
          </table:table-cell>
          <table:table-cell table:style-name="ce43" table:formula="of:=DEC2HEX(SUM(HEX2DEC([.Y38]);1))" office:value-type="string" office:string-value="4498" calcext:value-type="string">
            <text:p>4498</text:p>
          </table:table-cell>
          <table:table-cell table:style-name="ce43" table:formula="of:=DEC2HEX(SUM(HEX2DEC([.Z38]);1))" office:value-type="string" office:string-value="4499" calcext:value-type="string">
            <text:p>4499</text:p>
          </table:table-cell>
          <table:table-cell table:style-name="ce43" table:formula="of:=DEC2HEX(SUM(HEX2DEC([.AA38]);1))" office:value-type="string" office:string-value="449A" calcext:value-type="string">
            <text:p>449A</text:p>
          </table:table-cell>
          <table:table-cell table:style-name="ce43" table:formula="of:=DEC2HEX(SUM(HEX2DEC([.AB38]);1))" office:value-type="string" office:string-value="449B" calcext:value-type="string">
            <text:p>449B</text:p>
          </table:table-cell>
          <table:table-cell table:style-name="ce43" table:formula="of:=DEC2HEX(SUM(HEX2DEC([.AC38]);1))" office:value-type="string" office:string-value="449C" calcext:value-type="string">
            <text:p>449C</text:p>
          </table:table-cell>
          <table:table-cell table:style-name="ce43" table:formula="of:=DEC2HEX(SUM(HEX2DEC([.AD38]);1))" office:value-type="string" office:string-value="449D" calcext:value-type="string">
            <text:p>449D</text:p>
          </table:table-cell>
          <table:table-cell table:style-name="ce43" table:formula="of:=DEC2HEX(SUM(HEX2DEC([.AE38]);1))" office:value-type="string" office:string-value="449E" calcext:value-type="string">
            <text:p>449E</text:p>
          </table:table-cell>
          <table:table-cell table:style-name="ce43" table:formula="of:=DEC2HEX(SUM(HEX2DEC([.AF38]);1))" office:value-type="string" office:string-value="449F" calcext:value-type="string">
            <text:p>44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1]);1))" office:value-type="string" office:string-value="4580" calcext:value-type="string">
            <text:p>4580</text:p>
          </table:table-cell>
          <table:table-cell table:style-name="ce43" table:formula="of:=DEC2HEX(SUM(HEX2DEC([.B39]);1))" office:value-type="string" office:string-value="4581" calcext:value-type="string">
            <text:p>4581</text:p>
          </table:table-cell>
          <table:table-cell table:style-name="ce43" table:formula="of:=DEC2HEX(SUM(HEX2DEC([.C39]);1))" office:value-type="string" office:string-value="4582" calcext:value-type="string">
            <text:p>4582</text:p>
          </table:table-cell>
          <table:table-cell table:style-name="ce43" table:formula="of:=DEC2HEX(SUM(HEX2DEC([.D39]);1))" office:value-type="string" office:string-value="4583" calcext:value-type="string">
            <text:p>4583</text:p>
          </table:table-cell>
          <table:table-cell table:style-name="ce43" table:formula="of:=DEC2HEX(SUM(HEX2DEC([.E39]);1))" office:value-type="string" office:string-value="4584" calcext:value-type="string">
            <text:p>4584</text:p>
          </table:table-cell>
          <table:table-cell table:style-name="ce43" table:formula="of:=DEC2HEX(SUM(HEX2DEC([.F39]);1))" office:value-type="string" office:string-value="4585" calcext:value-type="string">
            <text:p>4585</text:p>
          </table:table-cell>
          <table:table-cell table:style-name="ce43" table:formula="of:=DEC2HEX(SUM(HEX2DEC([.G39]);1))" office:value-type="string" office:string-value="4586" calcext:value-type="string">
            <text:p>4586</text:p>
          </table:table-cell>
          <table:table-cell table:style-name="ce43" table:formula="of:=DEC2HEX(SUM(HEX2DEC([.H39]);1))" office:value-type="string" office:string-value="4587" calcext:value-type="string">
            <text:p>4587</text:p>
          </table:table-cell>
          <table:table-cell table:style-name="ce43" table:formula="of:=DEC2HEX(SUM(HEX2DEC([.I39]);1))" office:value-type="string" office:string-value="4588" calcext:value-type="string">
            <text:p>4588</text:p>
          </table:table-cell>
          <table:table-cell table:style-name="ce43" table:formula="of:=DEC2HEX(SUM(HEX2DEC([.J39]);1))" office:value-type="string" office:string-value="4589" calcext:value-type="string">
            <text:p>4589</text:p>
          </table:table-cell>
          <table:table-cell table:style-name="ce43" table:formula="of:=DEC2HEX(SUM(HEX2DEC([.K39]);1))" office:value-type="string" office:string-value="458A" calcext:value-type="string">
            <text:p>458A</text:p>
          </table:table-cell>
          <table:table-cell table:style-name="ce43" table:formula="of:=DEC2HEX(SUM(HEX2DEC([.L39]);1))" office:value-type="string" office:string-value="458B" calcext:value-type="string">
            <text:p>458B</text:p>
          </table:table-cell>
          <table:table-cell table:style-name="ce43" table:formula="of:=DEC2HEX(SUM(HEX2DEC([.M39]);1))" office:value-type="string" office:string-value="458C" calcext:value-type="string">
            <text:p>458C</text:p>
          </table:table-cell>
          <table:table-cell table:style-name="ce43" table:formula="of:=DEC2HEX(SUM(HEX2DEC([.N39]);1))" office:value-type="string" office:string-value="458D" calcext:value-type="string">
            <text:p>458D</text:p>
          </table:table-cell>
          <table:table-cell table:style-name="ce43" table:formula="of:=DEC2HEX(SUM(HEX2DEC([.O39]);1))" office:value-type="string" office:string-value="458E" calcext:value-type="string">
            <text:p>458E</text:p>
          </table:table-cell>
          <table:table-cell table:style-name="ce43" table:formula="of:=DEC2HEX(SUM(HEX2DEC([.P39]);1))" office:value-type="string" office:string-value="458F" calcext:value-type="string">
            <text:p>458F</text:p>
          </table:table-cell>
          <table:table-cell table:style-name="ce43" table:formula="of:=DEC2HEX(SUM(HEX2DEC([.Q39]);1))" office:value-type="string" office:string-value="4590" calcext:value-type="string">
            <text:p>4590</text:p>
          </table:table-cell>
          <table:table-cell table:style-name="ce43" table:formula="of:=DEC2HEX(SUM(HEX2DEC([.R39]);1))" office:value-type="string" office:string-value="4591" calcext:value-type="string">
            <text:p>4591</text:p>
          </table:table-cell>
          <table:table-cell table:style-name="ce43" table:formula="of:=DEC2HEX(SUM(HEX2DEC([.S39]);1))" office:value-type="string" office:string-value="4592" calcext:value-type="string">
            <text:p>4592</text:p>
          </table:table-cell>
          <table:table-cell table:style-name="ce43" table:formula="of:=DEC2HEX(SUM(HEX2DEC([.T39]);1))" office:value-type="string" office:string-value="4593" calcext:value-type="string">
            <text:p>4593</text:p>
          </table:table-cell>
          <table:table-cell table:style-name="ce43" table:formula="of:=DEC2HEX(SUM(HEX2DEC([.U39]);1))" office:value-type="string" office:string-value="4594" calcext:value-type="string">
            <text:p>4594</text:p>
          </table:table-cell>
          <table:table-cell table:style-name="ce43" table:formula="of:=DEC2HEX(SUM(HEX2DEC([.V39]);1))" office:value-type="string" office:string-value="4595" calcext:value-type="string">
            <text:p>4595</text:p>
          </table:table-cell>
          <table:table-cell table:style-name="ce43" table:formula="of:=DEC2HEX(SUM(HEX2DEC([.W39]);1))" office:value-type="string" office:string-value="4596" calcext:value-type="string">
            <text:p>4596</text:p>
          </table:table-cell>
          <table:table-cell table:style-name="ce43" table:formula="of:=DEC2HEX(SUM(HEX2DEC([.X39]);1))" office:value-type="string" office:string-value="4597" calcext:value-type="string">
            <text:p>4597</text:p>
          </table:table-cell>
          <table:table-cell table:style-name="ce43" table:formula="of:=DEC2HEX(SUM(HEX2DEC([.Y39]);1))" office:value-type="string" office:string-value="4598" calcext:value-type="string">
            <text:p>4598</text:p>
          </table:table-cell>
          <table:table-cell table:style-name="ce43" table:formula="of:=DEC2HEX(SUM(HEX2DEC([.Z39]);1))" office:value-type="string" office:string-value="4599" calcext:value-type="string">
            <text:p>4599</text:p>
          </table:table-cell>
          <table:table-cell table:style-name="ce43" table:formula="of:=DEC2HEX(SUM(HEX2DEC([.AA39]);1))" office:value-type="string" office:string-value="459A" calcext:value-type="string">
            <text:p>459A</text:p>
          </table:table-cell>
          <table:table-cell table:style-name="ce43" table:formula="of:=DEC2HEX(SUM(HEX2DEC([.AB39]);1))" office:value-type="string" office:string-value="459B" calcext:value-type="string">
            <text:p>459B</text:p>
          </table:table-cell>
          <table:table-cell table:style-name="ce43" table:formula="of:=DEC2HEX(SUM(HEX2DEC([.AC39]);1))" office:value-type="string" office:string-value="459C" calcext:value-type="string">
            <text:p>459C</text:p>
          </table:table-cell>
          <table:table-cell table:style-name="ce43" table:formula="of:=DEC2HEX(SUM(HEX2DEC([.AD39]);1))" office:value-type="string" office:string-value="459D" calcext:value-type="string">
            <text:p>459D</text:p>
          </table:table-cell>
          <table:table-cell table:style-name="ce43" table:formula="of:=DEC2HEX(SUM(HEX2DEC([.AE39]);1))" office:value-type="string" office:string-value="459E" calcext:value-type="string">
            <text:p>459E</text:p>
          </table:table-cell>
          <table:table-cell table:style-name="ce43" table:formula="of:=DEC2HEX(SUM(HEX2DEC([.AF39]);1))" office:value-type="string" office:string-value="459F" calcext:value-type="string">
            <text:p>45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2]);1))" office:value-type="string" office:string-value="4680" calcext:value-type="string">
            <text:p>4680</text:p>
          </table:table-cell>
          <table:table-cell table:style-name="ce43" table:formula="of:=DEC2HEX(SUM(HEX2DEC([.B40]);1))" office:value-type="string" office:string-value="4681" calcext:value-type="string">
            <text:p>4681</text:p>
          </table:table-cell>
          <table:table-cell table:style-name="ce43" table:formula="of:=DEC2HEX(SUM(HEX2DEC([.C40]);1))" office:value-type="string" office:string-value="4682" calcext:value-type="string">
            <text:p>4682</text:p>
          </table:table-cell>
          <table:table-cell table:style-name="ce43" table:formula="of:=DEC2HEX(SUM(HEX2DEC([.D40]);1))" office:value-type="string" office:string-value="4683" calcext:value-type="string">
            <text:p>4683</text:p>
          </table:table-cell>
          <table:table-cell table:style-name="ce43" table:formula="of:=DEC2HEX(SUM(HEX2DEC([.E40]);1))" office:value-type="string" office:string-value="4684" calcext:value-type="string">
            <text:p>4684</text:p>
          </table:table-cell>
          <table:table-cell table:style-name="ce43" table:formula="of:=DEC2HEX(SUM(HEX2DEC([.F40]);1))" office:value-type="string" office:string-value="4685" calcext:value-type="string">
            <text:p>4685</text:p>
          </table:table-cell>
          <table:table-cell table:style-name="ce43" table:formula="of:=DEC2HEX(SUM(HEX2DEC([.G40]);1))" office:value-type="string" office:string-value="4686" calcext:value-type="string">
            <text:p>4686</text:p>
          </table:table-cell>
          <table:table-cell table:style-name="ce43" table:formula="of:=DEC2HEX(SUM(HEX2DEC([.H40]);1))" office:value-type="string" office:string-value="4687" calcext:value-type="string">
            <text:p>4687</text:p>
          </table:table-cell>
          <table:table-cell table:style-name="ce43" table:formula="of:=DEC2HEX(SUM(HEX2DEC([.I40]);1))" office:value-type="string" office:string-value="4688" calcext:value-type="string">
            <text:p>4688</text:p>
          </table:table-cell>
          <table:table-cell table:style-name="ce43" table:formula="of:=DEC2HEX(SUM(HEX2DEC([.J40]);1))" office:value-type="string" office:string-value="4689" calcext:value-type="string">
            <text:p>4689</text:p>
          </table:table-cell>
          <table:table-cell table:style-name="ce43" table:formula="of:=DEC2HEX(SUM(HEX2DEC([.K40]);1))" office:value-type="string" office:string-value="468A" calcext:value-type="string">
            <text:p>468A</text:p>
          </table:table-cell>
          <table:table-cell table:style-name="ce43" table:formula="of:=DEC2HEX(SUM(HEX2DEC([.L40]);1))" office:value-type="string" office:string-value="468B" calcext:value-type="string">
            <text:p>468B</text:p>
          </table:table-cell>
          <table:table-cell table:style-name="ce43" table:formula="of:=DEC2HEX(SUM(HEX2DEC([.M40]);1))" office:value-type="string" office:string-value="468C" calcext:value-type="string">
            <text:p>468C</text:p>
          </table:table-cell>
          <table:table-cell table:style-name="ce43" table:formula="of:=DEC2HEX(SUM(HEX2DEC([.N40]);1))" office:value-type="string" office:string-value="468D" calcext:value-type="string">
            <text:p>468D</text:p>
          </table:table-cell>
          <table:table-cell table:style-name="ce43" table:formula="of:=DEC2HEX(SUM(HEX2DEC([.O40]);1))" office:value-type="string" office:string-value="468E" calcext:value-type="string">
            <text:p>468E</text:p>
          </table:table-cell>
          <table:table-cell table:style-name="ce43" table:formula="of:=DEC2HEX(SUM(HEX2DEC([.P40]);1))" office:value-type="string" office:string-value="468F" calcext:value-type="string">
            <text:p>468F</text:p>
          </table:table-cell>
          <table:table-cell table:style-name="ce43" table:formula="of:=DEC2HEX(SUM(HEX2DEC([.Q40]);1))" office:value-type="string" office:string-value="4690" calcext:value-type="string">
            <text:p>4690</text:p>
          </table:table-cell>
          <table:table-cell table:style-name="ce43" table:formula="of:=DEC2HEX(SUM(HEX2DEC([.R40]);1))" office:value-type="string" office:string-value="4691" calcext:value-type="string">
            <text:p>4691</text:p>
          </table:table-cell>
          <table:table-cell table:style-name="ce43" table:formula="of:=DEC2HEX(SUM(HEX2DEC([.S40]);1))" office:value-type="string" office:string-value="4692" calcext:value-type="string">
            <text:p>4692</text:p>
          </table:table-cell>
          <table:table-cell table:style-name="ce43" table:formula="of:=DEC2HEX(SUM(HEX2DEC([.T40]);1))" office:value-type="string" office:string-value="4693" calcext:value-type="string">
            <text:p>4693</text:p>
          </table:table-cell>
          <table:table-cell table:style-name="ce43" table:formula="of:=DEC2HEX(SUM(HEX2DEC([.U40]);1))" office:value-type="string" office:string-value="4694" calcext:value-type="string">
            <text:p>4694</text:p>
          </table:table-cell>
          <table:table-cell table:style-name="ce43" table:formula="of:=DEC2HEX(SUM(HEX2DEC([.V40]);1))" office:value-type="string" office:string-value="4695" calcext:value-type="string">
            <text:p>4695</text:p>
          </table:table-cell>
          <table:table-cell table:style-name="ce43" table:formula="of:=DEC2HEX(SUM(HEX2DEC([.W40]);1))" office:value-type="string" office:string-value="4696" calcext:value-type="string">
            <text:p>4696</text:p>
          </table:table-cell>
          <table:table-cell table:style-name="ce43" table:formula="of:=DEC2HEX(SUM(HEX2DEC([.X40]);1))" office:value-type="string" office:string-value="4697" calcext:value-type="string">
            <text:p>4697</text:p>
          </table:table-cell>
          <table:table-cell table:style-name="ce43" table:formula="of:=DEC2HEX(SUM(HEX2DEC([.Y40]);1))" office:value-type="string" office:string-value="4698" calcext:value-type="string">
            <text:p>4698</text:p>
          </table:table-cell>
          <table:table-cell table:style-name="ce43" table:formula="of:=DEC2HEX(SUM(HEX2DEC([.Z40]);1))" office:value-type="string" office:string-value="4699" calcext:value-type="string">
            <text:p>4699</text:p>
          </table:table-cell>
          <table:table-cell table:style-name="ce43" table:formula="of:=DEC2HEX(SUM(HEX2DEC([.AA40]);1))" office:value-type="string" office:string-value="469A" calcext:value-type="string">
            <text:p>469A</text:p>
          </table:table-cell>
          <table:table-cell table:style-name="ce43" table:formula="of:=DEC2HEX(SUM(HEX2DEC([.AB40]);1))" office:value-type="string" office:string-value="469B" calcext:value-type="string">
            <text:p>469B</text:p>
          </table:table-cell>
          <table:table-cell table:style-name="ce43" table:formula="of:=DEC2HEX(SUM(HEX2DEC([.AC40]);1))" office:value-type="string" office:string-value="469C" calcext:value-type="string">
            <text:p>469C</text:p>
          </table:table-cell>
          <table:table-cell table:style-name="ce43" table:formula="of:=DEC2HEX(SUM(HEX2DEC([.AD40]);1))" office:value-type="string" office:string-value="469D" calcext:value-type="string">
            <text:p>469D</text:p>
          </table:table-cell>
          <table:table-cell table:style-name="ce43" table:formula="of:=DEC2HEX(SUM(HEX2DEC([.AE40]);1))" office:value-type="string" office:string-value="469E" calcext:value-type="string">
            <text:p>469E</text:p>
          </table:table-cell>
          <table:table-cell table:style-name="ce43" table:formula="of:=DEC2HEX(SUM(HEX2DEC([.AF40]);1))" office:value-type="string" office:string-value="469F" calcext:value-type="string">
            <text:p>469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33]);1))" office:value-type="string" office:string-value="4780" calcext:value-type="string">
            <text:p>4780</text:p>
          </table:table-cell>
          <table:table-cell table:style-name="ce43" table:formula="of:=DEC2HEX(SUM(HEX2DEC([.B41]);1))" office:value-type="string" office:string-value="4781" calcext:value-type="string">
            <text:p>4781</text:p>
          </table:table-cell>
          <table:table-cell table:style-name="ce43" table:formula="of:=DEC2HEX(SUM(HEX2DEC([.C41]);1))" office:value-type="string" office:string-value="4782" calcext:value-type="string">
            <text:p>4782</text:p>
          </table:table-cell>
          <table:table-cell table:style-name="ce43" table:formula="of:=DEC2HEX(SUM(HEX2DEC([.D41]);1))" office:value-type="string" office:string-value="4783" calcext:value-type="string">
            <text:p>4783</text:p>
          </table:table-cell>
          <table:table-cell table:style-name="ce43" table:formula="of:=DEC2HEX(SUM(HEX2DEC([.E41]);1))" office:value-type="string" office:string-value="4784" calcext:value-type="string">
            <text:p>4784</text:p>
          </table:table-cell>
          <table:table-cell table:style-name="ce43" table:formula="of:=DEC2HEX(SUM(HEX2DEC([.F41]);1))" office:value-type="string" office:string-value="4785" calcext:value-type="string">
            <text:p>4785</text:p>
          </table:table-cell>
          <table:table-cell table:style-name="ce43" table:formula="of:=DEC2HEX(SUM(HEX2DEC([.G41]);1))" office:value-type="string" office:string-value="4786" calcext:value-type="string">
            <text:p>4786</text:p>
          </table:table-cell>
          <table:table-cell table:style-name="ce43" table:formula="of:=DEC2HEX(SUM(HEX2DEC([.H41]);1))" office:value-type="string" office:string-value="4787" calcext:value-type="string">
            <text:p>4787</text:p>
          </table:table-cell>
          <table:table-cell table:style-name="ce43" table:formula="of:=DEC2HEX(SUM(HEX2DEC([.I41]);1))" office:value-type="string" office:string-value="4788" calcext:value-type="string">
            <text:p>4788</text:p>
          </table:table-cell>
          <table:table-cell table:style-name="ce43" table:formula="of:=DEC2HEX(SUM(HEX2DEC([.J41]);1))" office:value-type="string" office:string-value="4789" calcext:value-type="string">
            <text:p>4789</text:p>
          </table:table-cell>
          <table:table-cell table:style-name="ce43" table:formula="of:=DEC2HEX(SUM(HEX2DEC([.K41]);1))" office:value-type="string" office:string-value="478A" calcext:value-type="string">
            <text:p>478A</text:p>
          </table:table-cell>
          <table:table-cell table:style-name="ce43" table:formula="of:=DEC2HEX(SUM(HEX2DEC([.L41]);1))" office:value-type="string" office:string-value="478B" calcext:value-type="string">
            <text:p>478B</text:p>
          </table:table-cell>
          <table:table-cell table:style-name="ce43" table:formula="of:=DEC2HEX(SUM(HEX2DEC([.M41]);1))" office:value-type="string" office:string-value="478C" calcext:value-type="string">
            <text:p>478C</text:p>
          </table:table-cell>
          <table:table-cell table:style-name="ce43" table:formula="of:=DEC2HEX(SUM(HEX2DEC([.N41]);1))" office:value-type="string" office:string-value="478D" calcext:value-type="string">
            <text:p>478D</text:p>
          </table:table-cell>
          <table:table-cell table:style-name="ce43" table:formula="of:=DEC2HEX(SUM(HEX2DEC([.O41]);1))" office:value-type="string" office:string-value="478E" calcext:value-type="string">
            <text:p>478E</text:p>
          </table:table-cell>
          <table:table-cell table:style-name="ce43" table:formula="of:=DEC2HEX(SUM(HEX2DEC([.P41]);1))" office:value-type="string" office:string-value="478F" calcext:value-type="string">
            <text:p>478F</text:p>
          </table:table-cell>
          <table:table-cell table:style-name="ce43" table:formula="of:=DEC2HEX(SUM(HEX2DEC([.Q41]);1))" office:value-type="string" office:string-value="4790" calcext:value-type="string">
            <text:p>4790</text:p>
          </table:table-cell>
          <table:table-cell table:style-name="ce43" table:formula="of:=DEC2HEX(SUM(HEX2DEC([.R41]);1))" office:value-type="string" office:string-value="4791" calcext:value-type="string">
            <text:p>4791</text:p>
          </table:table-cell>
          <table:table-cell table:style-name="ce43" table:formula="of:=DEC2HEX(SUM(HEX2DEC([.S41]);1))" office:value-type="string" office:string-value="4792" calcext:value-type="string">
            <text:p>4792</text:p>
          </table:table-cell>
          <table:table-cell table:style-name="ce43" table:formula="of:=DEC2HEX(SUM(HEX2DEC([.T41]);1))" office:value-type="string" office:string-value="4793" calcext:value-type="string">
            <text:p>4793</text:p>
          </table:table-cell>
          <table:table-cell table:style-name="ce43" table:formula="of:=DEC2HEX(SUM(HEX2DEC([.U41]);1))" office:value-type="string" office:string-value="4794" calcext:value-type="string">
            <text:p>4794</text:p>
          </table:table-cell>
          <table:table-cell table:style-name="ce43" table:formula="of:=DEC2HEX(SUM(HEX2DEC([.V41]);1))" office:value-type="string" office:string-value="4795" calcext:value-type="string">
            <text:p>4795</text:p>
          </table:table-cell>
          <table:table-cell table:style-name="ce43" table:formula="of:=DEC2HEX(SUM(HEX2DEC([.W41]);1))" office:value-type="string" office:string-value="4796" calcext:value-type="string">
            <text:p>4796</text:p>
          </table:table-cell>
          <table:table-cell table:style-name="ce43" table:formula="of:=DEC2HEX(SUM(HEX2DEC([.X41]);1))" office:value-type="string" office:string-value="4797" calcext:value-type="string">
            <text:p>4797</text:p>
          </table:table-cell>
          <table:table-cell table:style-name="ce43" table:formula="of:=DEC2HEX(SUM(HEX2DEC([.Y41]);1))" office:value-type="string" office:string-value="4798" calcext:value-type="string">
            <text:p>4798</text:p>
          </table:table-cell>
          <table:table-cell table:style-name="ce43" table:formula="of:=DEC2HEX(SUM(HEX2DEC([.Z41]);1))" office:value-type="string" office:string-value="4799" calcext:value-type="string">
            <text:p>4799</text:p>
          </table:table-cell>
          <table:table-cell table:style-name="ce43" table:formula="of:=DEC2HEX(SUM(HEX2DEC([.AA41]);1))" office:value-type="string" office:string-value="479A" calcext:value-type="string">
            <text:p>479A</text:p>
          </table:table-cell>
          <table:table-cell table:style-name="ce43" table:formula="of:=DEC2HEX(SUM(HEX2DEC([.AB41]);1))" office:value-type="string" office:string-value="479B" calcext:value-type="string">
            <text:p>479B</text:p>
          </table:table-cell>
          <table:table-cell table:style-name="ce43" table:formula="of:=DEC2HEX(SUM(HEX2DEC([.AC41]);1))" office:value-type="string" office:string-value="479C" calcext:value-type="string">
            <text:p>479C</text:p>
          </table:table-cell>
          <table:table-cell table:style-name="ce43" table:formula="of:=DEC2HEX(SUM(HEX2DEC([.AD41]);1))" office:value-type="string" office:string-value="479D" calcext:value-type="string">
            <text:p>479D</text:p>
          </table:table-cell>
          <table:table-cell table:style-name="ce43" table:formula="of:=DEC2HEX(SUM(HEX2DEC([.AE41]);1))" office:value-type="string" office:string-value="479E" calcext:value-type="string">
            <text:p>479E</text:p>
          </table:table-cell>
          <table:table-cell table:style-name="ce43" table:formula="of:=DEC2HEX(SUM(HEX2DEC([.AF41]);1))" office:value-type="string" office:string-value="479F" calcext:value-type="string">
            <text:p>479F</text:p>
          </table:table-cell>
          <table:table-cell table:number-columns-repeated="31"/>
        </table:table-row>
        <table:table-row table:style-name="ro2">
          <table:table-cell table:style-name="ce6" office:value-type="string" calcext:value-type="string" table:number-columns-spanned="1" table:number-rows-spanned="8">
            <text:p>5</text:p>
            <text:p>Pixel</text:p>
            <text:p>40-47</text:p>
          </table:table-cell>
          <table:table-cell table:style-name="ce46" table:formula="of:=DEC2HEX(SUM(HEX2DEC([.AG34]);1))" office:value-type="string" office:string-value="40A0" calcext:value-type="string">
            <text:p>40A0</text:p>
          </table:table-cell>
          <table:table-cell table:style-name="ce46" table:formula="of:=DEC2HEX(SUM(HEX2DEC([.B42]);1))" office:value-type="string" office:string-value="40A1" calcext:value-type="string">
            <text:p>40A1</text:p>
          </table:table-cell>
          <table:table-cell table:style-name="ce46" table:formula="of:=DEC2HEX(SUM(HEX2DEC([.C42]);1))" office:value-type="string" office:string-value="40A2" calcext:value-type="string">
            <text:p>40A2</text:p>
          </table:table-cell>
          <table:table-cell table:style-name="ce46" table:formula="of:=DEC2HEX(SUM(HEX2DEC([.D42]);1))" office:value-type="string" office:string-value="40A3" calcext:value-type="string">
            <text:p>40A3</text:p>
          </table:table-cell>
          <table:table-cell table:style-name="ce46" table:formula="of:=DEC2HEX(SUM(HEX2DEC([.E42]);1))" office:value-type="string" office:string-value="40A4" calcext:value-type="string">
            <text:p>40A4</text:p>
          </table:table-cell>
          <table:table-cell table:style-name="ce46" table:formula="of:=DEC2HEX(SUM(HEX2DEC([.F42]);1))" office:value-type="string" office:string-value="40A5" calcext:value-type="string">
            <text:p>40A5</text:p>
          </table:table-cell>
          <table:table-cell table:style-name="ce46" table:formula="of:=DEC2HEX(SUM(HEX2DEC([.G42]);1))" office:value-type="string" office:string-value="40A6" calcext:value-type="string">
            <text:p>40A6</text:p>
          </table:table-cell>
          <table:table-cell table:style-name="ce46" table:formula="of:=DEC2HEX(SUM(HEX2DEC([.H42]);1))" office:value-type="string" office:string-value="40A7" calcext:value-type="string">
            <text:p>40A7</text:p>
          </table:table-cell>
          <table:table-cell table:style-name="ce46" table:formula="of:=DEC2HEX(SUM(HEX2DEC([.I42]);1))" office:value-type="string" office:string-value="40A8" calcext:value-type="string">
            <text:p>40A8</text:p>
          </table:table-cell>
          <table:table-cell table:style-name="ce46" table:formula="of:=DEC2HEX(SUM(HEX2DEC([.J42]);1))" office:value-type="string" office:string-value="40A9" calcext:value-type="string">
            <text:p>40A9</text:p>
          </table:table-cell>
          <table:table-cell table:style-name="ce46" table:formula="of:=DEC2HEX(SUM(HEX2DEC([.K42]);1))" office:value-type="string" office:string-value="40AA" calcext:value-type="string">
            <text:p>40AA</text:p>
          </table:table-cell>
          <table:table-cell table:style-name="ce46" table:formula="of:=DEC2HEX(SUM(HEX2DEC([.L42]);1))" office:value-type="string" office:string-value="40AB" calcext:value-type="string">
            <text:p>40AB</text:p>
          </table:table-cell>
          <table:table-cell table:style-name="ce46" table:formula="of:=DEC2HEX(SUM(HEX2DEC([.M42]);1))" office:value-type="string" office:string-value="40AC" calcext:value-type="string">
            <text:p>40AC</text:p>
          </table:table-cell>
          <table:table-cell table:style-name="ce46" table:formula="of:=DEC2HEX(SUM(HEX2DEC([.N42]);1))" office:value-type="string" office:string-value="40AD" calcext:value-type="string">
            <text:p>40AD</text:p>
          </table:table-cell>
          <table:table-cell table:style-name="ce46" table:formula="of:=DEC2HEX(SUM(HEX2DEC([.O42]);1))" office:value-type="string" office:string-value="40AE" calcext:value-type="string">
            <text:p>40AE</text:p>
          </table:table-cell>
          <table:table-cell table:style-name="ce46" table:formula="of:=DEC2HEX(SUM(HEX2DEC([.P42]);1))" office:value-type="string" office:string-value="40AF" calcext:value-type="string">
            <text:p>40AF</text:p>
          </table:table-cell>
          <table:table-cell table:style-name="ce46" table:formula="of:=DEC2HEX(SUM(HEX2DEC([.Q42]);1))" office:value-type="string" office:string-value="40B0" calcext:value-type="string">
            <text:p>40B0</text:p>
          </table:table-cell>
          <table:table-cell table:style-name="ce46" table:formula="of:=DEC2HEX(SUM(HEX2DEC([.R42]);1))" office:value-type="string" office:string-value="40B1" calcext:value-type="string">
            <text:p>40B1</text:p>
          </table:table-cell>
          <table:table-cell table:style-name="ce46" table:formula="of:=DEC2HEX(SUM(HEX2DEC([.S42]);1))" office:value-type="string" office:string-value="40B2" calcext:value-type="string">
            <text:p>40B2</text:p>
          </table:table-cell>
          <table:table-cell table:style-name="ce46" table:formula="of:=DEC2HEX(SUM(HEX2DEC([.T42]);1))" office:value-type="string" office:string-value="40B3" calcext:value-type="string">
            <text:p>40B3</text:p>
          </table:table-cell>
          <table:table-cell table:style-name="ce46" table:formula="of:=DEC2HEX(SUM(HEX2DEC([.U42]);1))" office:value-type="string" office:string-value="40B4" calcext:value-type="string">
            <text:p>40B4</text:p>
          </table:table-cell>
          <table:table-cell table:style-name="ce46" table:formula="of:=DEC2HEX(SUM(HEX2DEC([.V42]);1))" office:value-type="string" office:string-value="40B5" calcext:value-type="string">
            <text:p>40B5</text:p>
          </table:table-cell>
          <table:table-cell table:style-name="ce46" table:formula="of:=DEC2HEX(SUM(HEX2DEC([.W42]);1))" office:value-type="string" office:string-value="40B6" calcext:value-type="string">
            <text:p>40B6</text:p>
          </table:table-cell>
          <table:table-cell table:style-name="ce46" table:formula="of:=DEC2HEX(SUM(HEX2DEC([.X42]);1))" office:value-type="string" office:string-value="40B7" calcext:value-type="string">
            <text:p>40B7</text:p>
          </table:table-cell>
          <table:table-cell table:style-name="ce46" table:formula="of:=DEC2HEX(SUM(HEX2DEC([.Y42]);1))" office:value-type="string" office:string-value="40B8" calcext:value-type="string">
            <text:p>40B8</text:p>
          </table:table-cell>
          <table:table-cell table:style-name="ce46" table:formula="of:=DEC2HEX(SUM(HEX2DEC([.Z42]);1))" office:value-type="string" office:string-value="40B9" calcext:value-type="string">
            <text:p>40B9</text:p>
          </table:table-cell>
          <table:table-cell table:style-name="ce46" table:formula="of:=DEC2HEX(SUM(HEX2DEC([.AA42]);1))" office:value-type="string" office:string-value="40BA" calcext:value-type="string">
            <text:p>40BA</text:p>
          </table:table-cell>
          <table:table-cell table:style-name="ce46" table:formula="of:=DEC2HEX(SUM(HEX2DEC([.AB42]);1))" office:value-type="string" office:string-value="40BB" calcext:value-type="string">
            <text:p>40BB</text:p>
          </table:table-cell>
          <table:table-cell table:style-name="ce46" table:formula="of:=DEC2HEX(SUM(HEX2DEC([.AC42]);1))" office:value-type="string" office:string-value="40BC" calcext:value-type="string">
            <text:p>40BC</text:p>
          </table:table-cell>
          <table:table-cell table:style-name="ce46" table:formula="of:=DEC2HEX(SUM(HEX2DEC([.AD42]);1))" office:value-type="string" office:string-value="40BD" calcext:value-type="string">
            <text:p>40BD</text:p>
          </table:table-cell>
          <table:table-cell table:style-name="ce46" table:formula="of:=DEC2HEX(SUM(HEX2DEC([.AE42]);1))" office:value-type="string" office:string-value="40BE" calcext:value-type="string">
            <text:p>40BE</text:p>
          </table:table-cell>
          <table:table-cell table:style-name="ce46" table:formula="of:=DEC2HEX(SUM(HEX2DEC([.AF42]);1))" office:value-type="string" office:string-value="40BF" calcext:value-type="string">
            <text:p>40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3" table:formula="of:=DEC2HEX(SUM(HEX2DEC([.AG35]);1))" office:value-type="string" office:string-value="41A0" calcext:value-type="string">
            <text:p>41A0</text:p>
          </table:table-cell>
          <table:table-cell table:style-name="ce43" table:formula="of:=DEC2HEX(SUM(HEX2DEC([.B43]);1))" office:value-type="string" office:string-value="41A1" calcext:value-type="string">
            <text:p>41A1</text:p>
          </table:table-cell>
          <table:table-cell table:style-name="ce43" table:formula="of:=DEC2HEX(SUM(HEX2DEC([.C43]);1))" office:value-type="string" office:string-value="41A2" calcext:value-type="string">
            <text:p>41A2</text:p>
          </table:table-cell>
          <table:table-cell table:style-name="ce43" table:formula="of:=DEC2HEX(SUM(HEX2DEC([.D43]);1))" office:value-type="string" office:string-value="41A3" calcext:value-type="string">
            <text:p>41A3</text:p>
          </table:table-cell>
          <table:table-cell table:style-name="ce43" table:formula="of:=DEC2HEX(SUM(HEX2DEC([.E43]);1))" office:value-type="string" office:string-value="41A4" calcext:value-type="string">
            <text:p>41A4</text:p>
          </table:table-cell>
          <table:table-cell table:style-name="ce43" table:formula="of:=DEC2HEX(SUM(HEX2DEC([.F43]);1))" office:value-type="string" office:string-value="41A5" calcext:value-type="string">
            <text:p>41A5</text:p>
          </table:table-cell>
          <table:table-cell table:style-name="ce43" table:formula="of:=DEC2HEX(SUM(HEX2DEC([.G43]);1))" office:value-type="string" office:string-value="41A6" calcext:value-type="string">
            <text:p>41A6</text:p>
          </table:table-cell>
          <table:table-cell table:style-name="ce43" table:formula="of:=DEC2HEX(SUM(HEX2DEC([.H43]);1))" office:value-type="string" office:string-value="41A7" calcext:value-type="string">
            <text:p>41A7</text:p>
          </table:table-cell>
          <table:table-cell table:style-name="ce43" table:formula="of:=DEC2HEX(SUM(HEX2DEC([.I43]);1))" office:value-type="string" office:string-value="41A8" calcext:value-type="string">
            <text:p>41A8</text:p>
          </table:table-cell>
          <table:table-cell table:style-name="ce43" table:formula="of:=DEC2HEX(SUM(HEX2DEC([.J43]);1))" office:value-type="string" office:string-value="41A9" calcext:value-type="string">
            <text:p>41A9</text:p>
          </table:table-cell>
          <table:table-cell table:style-name="ce43" table:formula="of:=DEC2HEX(SUM(HEX2DEC([.K43]);1))" office:value-type="string" office:string-value="41AA" calcext:value-type="string">
            <text:p>41AA</text:p>
          </table:table-cell>
          <table:table-cell table:style-name="ce43" table:formula="of:=DEC2HEX(SUM(HEX2DEC([.L43]);1))" office:value-type="string" office:string-value="41AB" calcext:value-type="string">
            <text:p>41AB</text:p>
          </table:table-cell>
          <table:table-cell table:style-name="ce43" table:formula="of:=DEC2HEX(SUM(HEX2DEC([.M43]);1))" office:value-type="string" office:string-value="41AC" calcext:value-type="string">
            <text:p>41AC</text:p>
          </table:table-cell>
          <table:table-cell table:style-name="ce43" table:formula="of:=DEC2HEX(SUM(HEX2DEC([.N43]);1))" office:value-type="string" office:string-value="41AD" calcext:value-type="string">
            <text:p>41AD</text:p>
          </table:table-cell>
          <table:table-cell table:style-name="ce43" table:formula="of:=DEC2HEX(SUM(HEX2DEC([.O43]);1))" office:value-type="string" office:string-value="41AE" calcext:value-type="string">
            <text:p>41AE</text:p>
          </table:table-cell>
          <table:table-cell table:style-name="ce43" table:formula="of:=DEC2HEX(SUM(HEX2DEC([.P43]);1))" office:value-type="string" office:string-value="41AF" calcext:value-type="string">
            <text:p>41AF</text:p>
          </table:table-cell>
          <table:table-cell table:style-name="ce43" table:formula="of:=DEC2HEX(SUM(HEX2DEC([.Q43]);1))" office:value-type="string" office:string-value="41B0" calcext:value-type="string">
            <text:p>41B0</text:p>
          </table:table-cell>
          <table:table-cell table:style-name="ce43" table:formula="of:=DEC2HEX(SUM(HEX2DEC([.R43]);1))" office:value-type="string" office:string-value="41B1" calcext:value-type="string">
            <text:p>41B1</text:p>
          </table:table-cell>
          <table:table-cell table:style-name="ce43" table:formula="of:=DEC2HEX(SUM(HEX2DEC([.S43]);1))" office:value-type="string" office:string-value="41B2" calcext:value-type="string">
            <text:p>41B2</text:p>
          </table:table-cell>
          <table:table-cell table:style-name="ce43" table:formula="of:=DEC2HEX(SUM(HEX2DEC([.T43]);1))" office:value-type="string" office:string-value="41B3" calcext:value-type="string">
            <text:p>41B3</text:p>
          </table:table-cell>
          <table:table-cell table:style-name="ce43" table:formula="of:=DEC2HEX(SUM(HEX2DEC([.U43]);1))" office:value-type="string" office:string-value="41B4" calcext:value-type="string">
            <text:p>41B4</text:p>
          </table:table-cell>
          <table:table-cell table:style-name="ce43" table:formula="of:=DEC2HEX(SUM(HEX2DEC([.V43]);1))" office:value-type="string" office:string-value="41B5" calcext:value-type="string">
            <text:p>41B5</text:p>
          </table:table-cell>
          <table:table-cell table:style-name="ce43" table:formula="of:=DEC2HEX(SUM(HEX2DEC([.W43]);1))" office:value-type="string" office:string-value="41B6" calcext:value-type="string">
            <text:p>41B6</text:p>
          </table:table-cell>
          <table:table-cell table:style-name="ce43" table:formula="of:=DEC2HEX(SUM(HEX2DEC([.X43]);1))" office:value-type="string" office:string-value="41B7" calcext:value-type="string">
            <text:p>41B7</text:p>
          </table:table-cell>
          <table:table-cell table:style-name="ce43" table:formula="of:=DEC2HEX(SUM(HEX2DEC([.Y43]);1))" office:value-type="string" office:string-value="41B8" calcext:value-type="string">
            <text:p>41B8</text:p>
          </table:table-cell>
          <table:table-cell table:style-name="ce43" table:formula="of:=DEC2HEX(SUM(HEX2DEC([.Z43]);1))" office:value-type="string" office:string-value="41B9" calcext:value-type="string">
            <text:p>41B9</text:p>
          </table:table-cell>
          <table:table-cell table:style-name="ce43" table:formula="of:=DEC2HEX(SUM(HEX2DEC([.AA43]);1))" office:value-type="string" office:string-value="41BA" calcext:value-type="string">
            <text:p>41BA</text:p>
          </table:table-cell>
          <table:table-cell table:style-name="ce43" table:formula="of:=DEC2HEX(SUM(HEX2DEC([.AB43]);1))" office:value-type="string" office:string-value="41BB" calcext:value-type="string">
            <text:p>41BB</text:p>
          </table:table-cell>
          <table:table-cell table:style-name="ce43" table:formula="of:=DEC2HEX(SUM(HEX2DEC([.AC43]);1))" office:value-type="string" office:string-value="41BC" calcext:value-type="string">
            <text:p>41BC</text:p>
          </table:table-cell>
          <table:table-cell table:style-name="ce43" table:formula="of:=DEC2HEX(SUM(HEX2DEC([.AD43]);1))" office:value-type="string" office:string-value="41BD" calcext:value-type="string">
            <text:p>41BD</text:p>
          </table:table-cell>
          <table:table-cell table:style-name="ce43" table:formula="of:=DEC2HEX(SUM(HEX2DEC([.AE43]);1))" office:value-type="string" office:string-value="41BE" calcext:value-type="string">
            <text:p>41BE</text:p>
          </table:table-cell>
          <table:table-cell table:style-name="ce43" table:formula="of:=DEC2HEX(SUM(HEX2DEC([.AF43]);1))" office:value-type="string" office:string-value="41BF" calcext:value-type="string">
            <text:p>41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6]);1))" office:value-type="string" office:string-value="42A0" calcext:value-type="string">
            <text:p>42A0</text:p>
          </table:table-cell>
          <table:table-cell table:style-name="ce43" table:formula="of:=DEC2HEX(SUM(HEX2DEC([.B44]);1))" office:value-type="string" office:string-value="42A1" calcext:value-type="string">
            <text:p>42A1</text:p>
          </table:table-cell>
          <table:table-cell table:style-name="ce43" table:formula="of:=DEC2HEX(SUM(HEX2DEC([.C44]);1))" office:value-type="string" office:string-value="42A2" calcext:value-type="string">
            <text:p>42A2</text:p>
          </table:table-cell>
          <table:table-cell table:style-name="ce43" table:formula="of:=DEC2HEX(SUM(HEX2DEC([.D44]);1))" office:value-type="string" office:string-value="42A3" calcext:value-type="string">
            <text:p>42A3</text:p>
          </table:table-cell>
          <table:table-cell table:style-name="ce43" table:formula="of:=DEC2HEX(SUM(HEX2DEC([.E44]);1))" office:value-type="string" office:string-value="42A4" calcext:value-type="string">
            <text:p>42A4</text:p>
          </table:table-cell>
          <table:table-cell table:style-name="ce43" table:formula="of:=DEC2HEX(SUM(HEX2DEC([.F44]);1))" office:value-type="string" office:string-value="42A5" calcext:value-type="string">
            <text:p>42A5</text:p>
          </table:table-cell>
          <table:table-cell table:style-name="ce43" table:formula="of:=DEC2HEX(SUM(HEX2DEC([.G44]);1))" office:value-type="string" office:string-value="42A6" calcext:value-type="string">
            <text:p>42A6</text:p>
          </table:table-cell>
          <table:table-cell table:style-name="ce43" table:formula="of:=DEC2HEX(SUM(HEX2DEC([.H44]);1))" office:value-type="string" office:string-value="42A7" calcext:value-type="string">
            <text:p>42A7</text:p>
          </table:table-cell>
          <table:table-cell table:style-name="ce43" table:formula="of:=DEC2HEX(SUM(HEX2DEC([.I44]);1))" office:value-type="string" office:string-value="42A8" calcext:value-type="string">
            <text:p>42A8</text:p>
          </table:table-cell>
          <table:table-cell table:style-name="ce43" table:formula="of:=DEC2HEX(SUM(HEX2DEC([.J44]);1))" office:value-type="string" office:string-value="42A9" calcext:value-type="string">
            <text:p>42A9</text:p>
          </table:table-cell>
          <table:table-cell table:style-name="ce43" table:formula="of:=DEC2HEX(SUM(HEX2DEC([.K44]);1))" office:value-type="string" office:string-value="42AA" calcext:value-type="string">
            <text:p>42AA</text:p>
          </table:table-cell>
          <table:table-cell table:style-name="ce43" table:formula="of:=DEC2HEX(SUM(HEX2DEC([.L44]);1))" office:value-type="string" office:string-value="42AB" calcext:value-type="string">
            <text:p>42AB</text:p>
          </table:table-cell>
          <table:table-cell table:style-name="ce43" table:formula="of:=DEC2HEX(SUM(HEX2DEC([.M44]);1))" office:value-type="string" office:string-value="42AC" calcext:value-type="string">
            <text:p>42AC</text:p>
          </table:table-cell>
          <table:table-cell table:style-name="ce43" table:formula="of:=DEC2HEX(SUM(HEX2DEC([.N44]);1))" office:value-type="string" office:string-value="42AD" calcext:value-type="string">
            <text:p>42AD</text:p>
          </table:table-cell>
          <table:table-cell table:style-name="ce43" table:formula="of:=DEC2HEX(SUM(HEX2DEC([.O44]);1))" office:value-type="string" office:string-value="42AE" calcext:value-type="string">
            <text:p>42AE</text:p>
          </table:table-cell>
          <table:table-cell table:style-name="ce43" table:formula="of:=DEC2HEX(SUM(HEX2DEC([.P44]);1))" office:value-type="string" office:string-value="42AF" calcext:value-type="string">
            <text:p>42AF</text:p>
          </table:table-cell>
          <table:table-cell table:style-name="ce43" table:formula="of:=DEC2HEX(SUM(HEX2DEC([.Q44]);1))" office:value-type="string" office:string-value="42B0" calcext:value-type="string">
            <text:p>42B0</text:p>
          </table:table-cell>
          <table:table-cell table:style-name="ce43" table:formula="of:=DEC2HEX(SUM(HEX2DEC([.R44]);1))" office:value-type="string" office:string-value="42B1" calcext:value-type="string">
            <text:p>42B1</text:p>
          </table:table-cell>
          <table:table-cell table:style-name="ce43" table:formula="of:=DEC2HEX(SUM(HEX2DEC([.S44]);1))" office:value-type="string" office:string-value="42B2" calcext:value-type="string">
            <text:p>42B2</text:p>
          </table:table-cell>
          <table:table-cell table:style-name="ce43" table:formula="of:=DEC2HEX(SUM(HEX2DEC([.T44]);1))" office:value-type="string" office:string-value="42B3" calcext:value-type="string">
            <text:p>42B3</text:p>
          </table:table-cell>
          <table:table-cell table:style-name="ce43" table:formula="of:=DEC2HEX(SUM(HEX2DEC([.U44]);1))" office:value-type="string" office:string-value="42B4" calcext:value-type="string">
            <text:p>42B4</text:p>
          </table:table-cell>
          <table:table-cell table:style-name="ce43" table:formula="of:=DEC2HEX(SUM(HEX2DEC([.V44]);1))" office:value-type="string" office:string-value="42B5" calcext:value-type="string">
            <text:p>42B5</text:p>
          </table:table-cell>
          <table:table-cell table:style-name="ce43" table:formula="of:=DEC2HEX(SUM(HEX2DEC([.W44]);1))" office:value-type="string" office:string-value="42B6" calcext:value-type="string">
            <text:p>42B6</text:p>
          </table:table-cell>
          <table:table-cell table:style-name="ce43" table:formula="of:=DEC2HEX(SUM(HEX2DEC([.X44]);1))" office:value-type="string" office:string-value="42B7" calcext:value-type="string">
            <text:p>42B7</text:p>
          </table:table-cell>
          <table:table-cell table:style-name="ce43" table:formula="of:=DEC2HEX(SUM(HEX2DEC([.Y44]);1))" office:value-type="string" office:string-value="42B8" calcext:value-type="string">
            <text:p>42B8</text:p>
          </table:table-cell>
          <table:table-cell table:style-name="ce43" table:formula="of:=DEC2HEX(SUM(HEX2DEC([.Z44]);1))" office:value-type="string" office:string-value="42B9" calcext:value-type="string">
            <text:p>42B9</text:p>
          </table:table-cell>
          <table:table-cell table:style-name="ce43" table:formula="of:=DEC2HEX(SUM(HEX2DEC([.AA44]);1))" office:value-type="string" office:string-value="42BA" calcext:value-type="string">
            <text:p>42BA</text:p>
          </table:table-cell>
          <table:table-cell table:style-name="ce43" table:formula="of:=DEC2HEX(SUM(HEX2DEC([.AB44]);1))" office:value-type="string" office:string-value="42BB" calcext:value-type="string">
            <text:p>42BB</text:p>
          </table:table-cell>
          <table:table-cell table:style-name="ce43" table:formula="of:=DEC2HEX(SUM(HEX2DEC([.AC44]);1))" office:value-type="string" office:string-value="42BC" calcext:value-type="string">
            <text:p>42BC</text:p>
          </table:table-cell>
          <table:table-cell table:style-name="ce43" table:formula="of:=DEC2HEX(SUM(HEX2DEC([.AD44]);1))" office:value-type="string" office:string-value="42BD" calcext:value-type="string">
            <text:p>42BD</text:p>
          </table:table-cell>
          <table:table-cell table:style-name="ce43" table:formula="of:=DEC2HEX(SUM(HEX2DEC([.AE44]);1))" office:value-type="string" office:string-value="42BE" calcext:value-type="string">
            <text:p>42BE</text:p>
          </table:table-cell>
          <table:table-cell table:style-name="ce43" table:formula="of:=DEC2HEX(SUM(HEX2DEC([.AF44]);1))" office:value-type="string" office:string-value="42BF" calcext:value-type="string">
            <text:p>42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7]);1))" office:value-type="string" office:string-value="43A0" calcext:value-type="string">
            <text:p>43A0</text:p>
          </table:table-cell>
          <table:table-cell table:style-name="ce43" table:formula="of:=DEC2HEX(SUM(HEX2DEC([.B45]);1))" office:value-type="string" office:string-value="43A1" calcext:value-type="string">
            <text:p>43A1</text:p>
          </table:table-cell>
          <table:table-cell table:style-name="ce43" table:formula="of:=DEC2HEX(SUM(HEX2DEC([.C45]);1))" office:value-type="string" office:string-value="43A2" calcext:value-type="string">
            <text:p>43A2</text:p>
          </table:table-cell>
          <table:table-cell table:style-name="ce43" table:formula="of:=DEC2HEX(SUM(HEX2DEC([.D45]);1))" office:value-type="string" office:string-value="43A3" calcext:value-type="string">
            <text:p>43A3</text:p>
          </table:table-cell>
          <table:table-cell table:style-name="ce43" table:formula="of:=DEC2HEX(SUM(HEX2DEC([.E45]);1))" office:value-type="string" office:string-value="43A4" calcext:value-type="string">
            <text:p>43A4</text:p>
          </table:table-cell>
          <table:table-cell table:style-name="ce43" table:formula="of:=DEC2HEX(SUM(HEX2DEC([.F45]);1))" office:value-type="string" office:string-value="43A5" calcext:value-type="string">
            <text:p>43A5</text:p>
          </table:table-cell>
          <table:table-cell table:style-name="ce43" table:formula="of:=DEC2HEX(SUM(HEX2DEC([.G45]);1))" office:value-type="string" office:string-value="43A6" calcext:value-type="string">
            <text:p>43A6</text:p>
          </table:table-cell>
          <table:table-cell table:style-name="ce43" table:formula="of:=DEC2HEX(SUM(HEX2DEC([.H45]);1))" office:value-type="string" office:string-value="43A7" calcext:value-type="string">
            <text:p>43A7</text:p>
          </table:table-cell>
          <table:table-cell table:style-name="ce43" table:formula="of:=DEC2HEX(SUM(HEX2DEC([.I45]);1))" office:value-type="string" office:string-value="43A8" calcext:value-type="string">
            <text:p>43A8</text:p>
          </table:table-cell>
          <table:table-cell table:style-name="ce43" table:formula="of:=DEC2HEX(SUM(HEX2DEC([.J45]);1))" office:value-type="string" office:string-value="43A9" calcext:value-type="string">
            <text:p>43A9</text:p>
          </table:table-cell>
          <table:table-cell table:style-name="ce43" table:formula="of:=DEC2HEX(SUM(HEX2DEC([.K45]);1))" office:value-type="string" office:string-value="43AA" calcext:value-type="string">
            <text:p>43AA</text:p>
          </table:table-cell>
          <table:table-cell table:style-name="ce43" table:formula="of:=DEC2HEX(SUM(HEX2DEC([.L45]);1))" office:value-type="string" office:string-value="43AB" calcext:value-type="string">
            <text:p>43AB</text:p>
          </table:table-cell>
          <table:table-cell table:style-name="ce43" table:formula="of:=DEC2HEX(SUM(HEX2DEC([.M45]);1))" office:value-type="string" office:string-value="43AC" calcext:value-type="string">
            <text:p>43AC</text:p>
          </table:table-cell>
          <table:table-cell table:style-name="ce43" table:formula="of:=DEC2HEX(SUM(HEX2DEC([.N45]);1))" office:value-type="string" office:string-value="43AD" calcext:value-type="string">
            <text:p>43AD</text:p>
          </table:table-cell>
          <table:table-cell table:style-name="ce43" table:formula="of:=DEC2HEX(SUM(HEX2DEC([.O45]);1))" office:value-type="string" office:string-value="43AE" calcext:value-type="string">
            <text:p>43AE</text:p>
          </table:table-cell>
          <table:table-cell table:style-name="ce43" table:formula="of:=DEC2HEX(SUM(HEX2DEC([.P45]);1))" office:value-type="string" office:string-value="43AF" calcext:value-type="string">
            <text:p>43AF</text:p>
          </table:table-cell>
          <table:table-cell table:style-name="ce43" table:formula="of:=DEC2HEX(SUM(HEX2DEC([.Q45]);1))" office:value-type="string" office:string-value="43B0" calcext:value-type="string">
            <text:p>43B0</text:p>
          </table:table-cell>
          <table:table-cell table:style-name="ce43" table:formula="of:=DEC2HEX(SUM(HEX2DEC([.R45]);1))" office:value-type="string" office:string-value="43B1" calcext:value-type="string">
            <text:p>43B1</text:p>
          </table:table-cell>
          <table:table-cell table:style-name="ce43" table:formula="of:=DEC2HEX(SUM(HEX2DEC([.S45]);1))" office:value-type="string" office:string-value="43B2" calcext:value-type="string">
            <text:p>43B2</text:p>
          </table:table-cell>
          <table:table-cell table:style-name="ce43" table:formula="of:=DEC2HEX(SUM(HEX2DEC([.T45]);1))" office:value-type="string" office:string-value="43B3" calcext:value-type="string">
            <text:p>43B3</text:p>
          </table:table-cell>
          <table:table-cell table:style-name="ce43" table:formula="of:=DEC2HEX(SUM(HEX2DEC([.U45]);1))" office:value-type="string" office:string-value="43B4" calcext:value-type="string">
            <text:p>43B4</text:p>
          </table:table-cell>
          <table:table-cell table:style-name="ce43" table:formula="of:=DEC2HEX(SUM(HEX2DEC([.V45]);1))" office:value-type="string" office:string-value="43B5" calcext:value-type="string">
            <text:p>43B5</text:p>
          </table:table-cell>
          <table:table-cell table:style-name="ce43" table:formula="of:=DEC2HEX(SUM(HEX2DEC([.W45]);1))" office:value-type="string" office:string-value="43B6" calcext:value-type="string">
            <text:p>43B6</text:p>
          </table:table-cell>
          <table:table-cell table:style-name="ce43" table:formula="of:=DEC2HEX(SUM(HEX2DEC([.X45]);1))" office:value-type="string" office:string-value="43B7" calcext:value-type="string">
            <text:p>43B7</text:p>
          </table:table-cell>
          <table:table-cell table:style-name="ce43" table:formula="of:=DEC2HEX(SUM(HEX2DEC([.Y45]);1))" office:value-type="string" office:string-value="43B8" calcext:value-type="string">
            <text:p>43B8</text:p>
          </table:table-cell>
          <table:table-cell table:style-name="ce43" table:formula="of:=DEC2HEX(SUM(HEX2DEC([.Z45]);1))" office:value-type="string" office:string-value="43B9" calcext:value-type="string">
            <text:p>43B9</text:p>
          </table:table-cell>
          <table:table-cell table:style-name="ce43" table:formula="of:=DEC2HEX(SUM(HEX2DEC([.AA45]);1))" office:value-type="string" office:string-value="43BA" calcext:value-type="string">
            <text:p>43BA</text:p>
          </table:table-cell>
          <table:table-cell table:style-name="ce43" table:formula="of:=DEC2HEX(SUM(HEX2DEC([.AB45]);1))" office:value-type="string" office:string-value="43BB" calcext:value-type="string">
            <text:p>43BB</text:p>
          </table:table-cell>
          <table:table-cell table:style-name="ce43" table:formula="of:=DEC2HEX(SUM(HEX2DEC([.AC45]);1))" office:value-type="string" office:string-value="43BC" calcext:value-type="string">
            <text:p>43BC</text:p>
          </table:table-cell>
          <table:table-cell table:style-name="ce43" table:formula="of:=DEC2HEX(SUM(HEX2DEC([.AD45]);1))" office:value-type="string" office:string-value="43BD" calcext:value-type="string">
            <text:p>43BD</text:p>
          </table:table-cell>
          <table:table-cell table:style-name="ce43" table:formula="of:=DEC2HEX(SUM(HEX2DEC([.AE45]);1))" office:value-type="string" office:string-value="43BE" calcext:value-type="string">
            <text:p>43BE</text:p>
          </table:table-cell>
          <table:table-cell table:style-name="ce43" table:formula="of:=DEC2HEX(SUM(HEX2DEC([.AF45]);1))" office:value-type="string" office:string-value="43BF" calcext:value-type="string">
            <text:p>43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8]);1))" office:value-type="string" office:string-value="44A0" calcext:value-type="string">
            <text:p>44A0</text:p>
          </table:table-cell>
          <table:table-cell table:style-name="ce43" table:formula="of:=DEC2HEX(SUM(HEX2DEC([.B46]);1))" office:value-type="string" office:string-value="44A1" calcext:value-type="string">
            <text:p>44A1</text:p>
          </table:table-cell>
          <table:table-cell table:style-name="ce43" table:formula="of:=DEC2HEX(SUM(HEX2DEC([.C46]);1))" office:value-type="string" office:string-value="44A2" calcext:value-type="string">
            <text:p>44A2</text:p>
          </table:table-cell>
          <table:table-cell table:style-name="ce43" table:formula="of:=DEC2HEX(SUM(HEX2DEC([.D46]);1))" office:value-type="string" office:string-value="44A3" calcext:value-type="string">
            <text:p>44A3</text:p>
          </table:table-cell>
          <table:table-cell table:style-name="ce43" table:formula="of:=DEC2HEX(SUM(HEX2DEC([.E46]);1))" office:value-type="string" office:string-value="44A4" calcext:value-type="string">
            <text:p>44A4</text:p>
          </table:table-cell>
          <table:table-cell table:style-name="ce43" table:formula="of:=DEC2HEX(SUM(HEX2DEC([.F46]);1))" office:value-type="string" office:string-value="44A5" calcext:value-type="string">
            <text:p>44A5</text:p>
          </table:table-cell>
          <table:table-cell table:style-name="ce43" table:formula="of:=DEC2HEX(SUM(HEX2DEC([.G46]);1))" office:value-type="string" office:string-value="44A6" calcext:value-type="string">
            <text:p>44A6</text:p>
          </table:table-cell>
          <table:table-cell table:style-name="ce43" table:formula="of:=DEC2HEX(SUM(HEX2DEC([.H46]);1))" office:value-type="string" office:string-value="44A7" calcext:value-type="string">
            <text:p>44A7</text:p>
          </table:table-cell>
          <table:table-cell table:style-name="ce43" table:formula="of:=DEC2HEX(SUM(HEX2DEC([.I46]);1))" office:value-type="string" office:string-value="44A8" calcext:value-type="string">
            <text:p>44A8</text:p>
          </table:table-cell>
          <table:table-cell table:style-name="ce43" table:formula="of:=DEC2HEX(SUM(HEX2DEC([.J46]);1))" office:value-type="string" office:string-value="44A9" calcext:value-type="string">
            <text:p>44A9</text:p>
          </table:table-cell>
          <table:table-cell table:style-name="ce43" table:formula="of:=DEC2HEX(SUM(HEX2DEC([.K46]);1))" office:value-type="string" office:string-value="44AA" calcext:value-type="string">
            <text:p>44AA</text:p>
          </table:table-cell>
          <table:table-cell table:style-name="ce43" table:formula="of:=DEC2HEX(SUM(HEX2DEC([.L46]);1))" office:value-type="string" office:string-value="44AB" calcext:value-type="string">
            <text:p>44AB</text:p>
          </table:table-cell>
          <table:table-cell table:style-name="ce43" table:formula="of:=DEC2HEX(SUM(HEX2DEC([.M46]);1))" office:value-type="string" office:string-value="44AC" calcext:value-type="string">
            <text:p>44AC</text:p>
          </table:table-cell>
          <table:table-cell table:style-name="ce43" table:formula="of:=DEC2HEX(SUM(HEX2DEC([.N46]);1))" office:value-type="string" office:string-value="44AD" calcext:value-type="string">
            <text:p>44AD</text:p>
          </table:table-cell>
          <table:table-cell table:style-name="ce43" table:formula="of:=DEC2HEX(SUM(HEX2DEC([.O46]);1))" office:value-type="string" office:string-value="44AE" calcext:value-type="string">
            <text:p>44AE</text:p>
          </table:table-cell>
          <table:table-cell table:style-name="ce43" table:formula="of:=DEC2HEX(SUM(HEX2DEC([.P46]);1))" office:value-type="string" office:string-value="44AF" calcext:value-type="string">
            <text:p>44AF</text:p>
          </table:table-cell>
          <table:table-cell table:style-name="ce43" table:formula="of:=DEC2HEX(SUM(HEX2DEC([.Q46]);1))" office:value-type="string" office:string-value="44B0" calcext:value-type="string">
            <text:p>44B0</text:p>
          </table:table-cell>
          <table:table-cell table:style-name="ce43" table:formula="of:=DEC2HEX(SUM(HEX2DEC([.R46]);1))" office:value-type="string" office:string-value="44B1" calcext:value-type="string">
            <text:p>44B1</text:p>
          </table:table-cell>
          <table:table-cell table:style-name="ce43" table:formula="of:=DEC2HEX(SUM(HEX2DEC([.S46]);1))" office:value-type="string" office:string-value="44B2" calcext:value-type="string">
            <text:p>44B2</text:p>
          </table:table-cell>
          <table:table-cell table:style-name="ce43" table:formula="of:=DEC2HEX(SUM(HEX2DEC([.T46]);1))" office:value-type="string" office:string-value="44B3" calcext:value-type="string">
            <text:p>44B3</text:p>
          </table:table-cell>
          <table:table-cell table:style-name="ce43" table:formula="of:=DEC2HEX(SUM(HEX2DEC([.U46]);1))" office:value-type="string" office:string-value="44B4" calcext:value-type="string">
            <text:p>44B4</text:p>
          </table:table-cell>
          <table:table-cell table:style-name="ce43" table:formula="of:=DEC2HEX(SUM(HEX2DEC([.V46]);1))" office:value-type="string" office:string-value="44B5" calcext:value-type="string">
            <text:p>44B5</text:p>
          </table:table-cell>
          <table:table-cell table:style-name="ce43" table:formula="of:=DEC2HEX(SUM(HEX2DEC([.W46]);1))" office:value-type="string" office:string-value="44B6" calcext:value-type="string">
            <text:p>44B6</text:p>
          </table:table-cell>
          <table:table-cell table:style-name="ce43" table:formula="of:=DEC2HEX(SUM(HEX2DEC([.X46]);1))" office:value-type="string" office:string-value="44B7" calcext:value-type="string">
            <text:p>44B7</text:p>
          </table:table-cell>
          <table:table-cell table:style-name="ce43" table:formula="of:=DEC2HEX(SUM(HEX2DEC([.Y46]);1))" office:value-type="string" office:string-value="44B8" calcext:value-type="string">
            <text:p>44B8</text:p>
          </table:table-cell>
          <table:table-cell table:style-name="ce43" table:formula="of:=DEC2HEX(SUM(HEX2DEC([.Z46]);1))" office:value-type="string" office:string-value="44B9" calcext:value-type="string">
            <text:p>44B9</text:p>
          </table:table-cell>
          <table:table-cell table:style-name="ce43" table:formula="of:=DEC2HEX(SUM(HEX2DEC([.AA46]);1))" office:value-type="string" office:string-value="44BA" calcext:value-type="string">
            <text:p>44BA</text:p>
          </table:table-cell>
          <table:table-cell table:style-name="ce43" table:formula="of:=DEC2HEX(SUM(HEX2DEC([.AB46]);1))" office:value-type="string" office:string-value="44BB" calcext:value-type="string">
            <text:p>44BB</text:p>
          </table:table-cell>
          <table:table-cell table:style-name="ce43" table:formula="of:=DEC2HEX(SUM(HEX2DEC([.AC46]);1))" office:value-type="string" office:string-value="44BC" calcext:value-type="string">
            <text:p>44BC</text:p>
          </table:table-cell>
          <table:table-cell table:style-name="ce43" table:formula="of:=DEC2HEX(SUM(HEX2DEC([.AD46]);1))" office:value-type="string" office:string-value="44BD" calcext:value-type="string">
            <text:p>44BD</text:p>
          </table:table-cell>
          <table:table-cell table:style-name="ce43" table:formula="of:=DEC2HEX(SUM(HEX2DEC([.AE46]);1))" office:value-type="string" office:string-value="44BE" calcext:value-type="string">
            <text:p>44BE</text:p>
          </table:table-cell>
          <table:table-cell table:style-name="ce43" table:formula="of:=DEC2HEX(SUM(HEX2DEC([.AF46]);1))" office:value-type="string" office:string-value="44BF" calcext:value-type="string">
            <text:p>44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9]);1))" office:value-type="string" office:string-value="45A0" calcext:value-type="string">
            <text:p>45A0</text:p>
          </table:table-cell>
          <table:table-cell table:style-name="ce43" table:formula="of:=DEC2HEX(SUM(HEX2DEC([.B47]);1))" office:value-type="string" office:string-value="45A1" calcext:value-type="string">
            <text:p>45A1</text:p>
          </table:table-cell>
          <table:table-cell table:style-name="ce43" table:formula="of:=DEC2HEX(SUM(HEX2DEC([.C47]);1))" office:value-type="string" office:string-value="45A2" calcext:value-type="string">
            <text:p>45A2</text:p>
          </table:table-cell>
          <table:table-cell table:style-name="ce43" table:formula="of:=DEC2HEX(SUM(HEX2DEC([.D47]);1))" office:value-type="string" office:string-value="45A3" calcext:value-type="string">
            <text:p>45A3</text:p>
          </table:table-cell>
          <table:table-cell table:style-name="ce43" table:formula="of:=DEC2HEX(SUM(HEX2DEC([.E47]);1))" office:value-type="string" office:string-value="45A4" calcext:value-type="string">
            <text:p>45A4</text:p>
          </table:table-cell>
          <table:table-cell table:style-name="ce43" table:formula="of:=DEC2HEX(SUM(HEX2DEC([.F47]);1))" office:value-type="string" office:string-value="45A5" calcext:value-type="string">
            <text:p>45A5</text:p>
          </table:table-cell>
          <table:table-cell table:style-name="ce43" table:formula="of:=DEC2HEX(SUM(HEX2DEC([.G47]);1))" office:value-type="string" office:string-value="45A6" calcext:value-type="string">
            <text:p>45A6</text:p>
          </table:table-cell>
          <table:table-cell table:style-name="ce43" table:formula="of:=DEC2HEX(SUM(HEX2DEC([.H47]);1))" office:value-type="string" office:string-value="45A7" calcext:value-type="string">
            <text:p>45A7</text:p>
          </table:table-cell>
          <table:table-cell table:style-name="ce43" table:formula="of:=DEC2HEX(SUM(HEX2DEC([.I47]);1))" office:value-type="string" office:string-value="45A8" calcext:value-type="string">
            <text:p>45A8</text:p>
          </table:table-cell>
          <table:table-cell table:style-name="ce43" table:formula="of:=DEC2HEX(SUM(HEX2DEC([.J47]);1))" office:value-type="string" office:string-value="45A9" calcext:value-type="string">
            <text:p>45A9</text:p>
          </table:table-cell>
          <table:table-cell table:style-name="ce43" table:formula="of:=DEC2HEX(SUM(HEX2DEC([.K47]);1))" office:value-type="string" office:string-value="45AA" calcext:value-type="string">
            <text:p>45AA</text:p>
          </table:table-cell>
          <table:table-cell table:style-name="ce43" table:formula="of:=DEC2HEX(SUM(HEX2DEC([.L47]);1))" office:value-type="string" office:string-value="45AB" calcext:value-type="string">
            <text:p>45AB</text:p>
          </table:table-cell>
          <table:table-cell table:style-name="ce43" table:formula="of:=DEC2HEX(SUM(HEX2DEC([.M47]);1))" office:value-type="string" office:string-value="45AC" calcext:value-type="string">
            <text:p>45AC</text:p>
          </table:table-cell>
          <table:table-cell table:style-name="ce43" table:formula="of:=DEC2HEX(SUM(HEX2DEC([.N47]);1))" office:value-type="string" office:string-value="45AD" calcext:value-type="string">
            <text:p>45AD</text:p>
          </table:table-cell>
          <table:table-cell table:style-name="ce43" table:formula="of:=DEC2HEX(SUM(HEX2DEC([.O47]);1))" office:value-type="string" office:string-value="45AE" calcext:value-type="string">
            <text:p>45AE</text:p>
          </table:table-cell>
          <table:table-cell table:style-name="ce43" table:formula="of:=DEC2HEX(SUM(HEX2DEC([.P47]);1))" office:value-type="string" office:string-value="45AF" calcext:value-type="string">
            <text:p>45AF</text:p>
          </table:table-cell>
          <table:table-cell table:style-name="ce43" table:formula="of:=DEC2HEX(SUM(HEX2DEC([.Q47]);1))" office:value-type="string" office:string-value="45B0" calcext:value-type="string">
            <text:p>45B0</text:p>
          </table:table-cell>
          <table:table-cell table:style-name="ce43" table:formula="of:=DEC2HEX(SUM(HEX2DEC([.R47]);1))" office:value-type="string" office:string-value="45B1" calcext:value-type="string">
            <text:p>45B1</text:p>
          </table:table-cell>
          <table:table-cell table:style-name="ce43" table:formula="of:=DEC2HEX(SUM(HEX2DEC([.S47]);1))" office:value-type="string" office:string-value="45B2" calcext:value-type="string">
            <text:p>45B2</text:p>
          </table:table-cell>
          <table:table-cell table:style-name="ce43" table:formula="of:=DEC2HEX(SUM(HEX2DEC([.T47]);1))" office:value-type="string" office:string-value="45B3" calcext:value-type="string">
            <text:p>45B3</text:p>
          </table:table-cell>
          <table:table-cell table:style-name="ce43" table:formula="of:=DEC2HEX(SUM(HEX2DEC([.U47]);1))" office:value-type="string" office:string-value="45B4" calcext:value-type="string">
            <text:p>45B4</text:p>
          </table:table-cell>
          <table:table-cell table:style-name="ce43" table:formula="of:=DEC2HEX(SUM(HEX2DEC([.V47]);1))" office:value-type="string" office:string-value="45B5" calcext:value-type="string">
            <text:p>45B5</text:p>
          </table:table-cell>
          <table:table-cell table:style-name="ce43" table:formula="of:=DEC2HEX(SUM(HEX2DEC([.W47]);1))" office:value-type="string" office:string-value="45B6" calcext:value-type="string">
            <text:p>45B6</text:p>
          </table:table-cell>
          <table:table-cell table:style-name="ce43" table:formula="of:=DEC2HEX(SUM(HEX2DEC([.X47]);1))" office:value-type="string" office:string-value="45B7" calcext:value-type="string">
            <text:p>45B7</text:p>
          </table:table-cell>
          <table:table-cell table:style-name="ce43" table:formula="of:=DEC2HEX(SUM(HEX2DEC([.Y47]);1))" office:value-type="string" office:string-value="45B8" calcext:value-type="string">
            <text:p>45B8</text:p>
          </table:table-cell>
          <table:table-cell table:style-name="ce43" table:formula="of:=DEC2HEX(SUM(HEX2DEC([.Z47]);1))" office:value-type="string" office:string-value="45B9" calcext:value-type="string">
            <text:p>45B9</text:p>
          </table:table-cell>
          <table:table-cell table:style-name="ce43" table:formula="of:=DEC2HEX(SUM(HEX2DEC([.AA47]);1))" office:value-type="string" office:string-value="45BA" calcext:value-type="string">
            <text:p>45BA</text:p>
          </table:table-cell>
          <table:table-cell table:style-name="ce43" table:formula="of:=DEC2HEX(SUM(HEX2DEC([.AB47]);1))" office:value-type="string" office:string-value="45BB" calcext:value-type="string">
            <text:p>45BB</text:p>
          </table:table-cell>
          <table:table-cell table:style-name="ce43" table:formula="of:=DEC2HEX(SUM(HEX2DEC([.AC47]);1))" office:value-type="string" office:string-value="45BC" calcext:value-type="string">
            <text:p>45BC</text:p>
          </table:table-cell>
          <table:table-cell table:style-name="ce43" table:formula="of:=DEC2HEX(SUM(HEX2DEC([.AD47]);1))" office:value-type="string" office:string-value="45BD" calcext:value-type="string">
            <text:p>45BD</text:p>
          </table:table-cell>
          <table:table-cell table:style-name="ce43" table:formula="of:=DEC2HEX(SUM(HEX2DEC([.AE47]);1))" office:value-type="string" office:string-value="45BE" calcext:value-type="string">
            <text:p>45BE</text:p>
          </table:table-cell>
          <table:table-cell table:style-name="ce43" table:formula="of:=DEC2HEX(SUM(HEX2DEC([.AF47]);1))" office:value-type="string" office:string-value="45BF" calcext:value-type="string">
            <text:p>45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40]);1))" office:value-type="string" office:string-value="46A0" calcext:value-type="string">
            <text:p>46A0</text:p>
          </table:table-cell>
          <table:table-cell table:style-name="ce43" table:formula="of:=DEC2HEX(SUM(HEX2DEC([.B48]);1))" office:value-type="string" office:string-value="46A1" calcext:value-type="string">
            <text:p>46A1</text:p>
          </table:table-cell>
          <table:table-cell table:style-name="ce43" table:formula="of:=DEC2HEX(SUM(HEX2DEC([.C48]);1))" office:value-type="string" office:string-value="46A2" calcext:value-type="string">
            <text:p>46A2</text:p>
          </table:table-cell>
          <table:table-cell table:style-name="ce43" table:formula="of:=DEC2HEX(SUM(HEX2DEC([.D48]);1))" office:value-type="string" office:string-value="46A3" calcext:value-type="string">
            <text:p>46A3</text:p>
          </table:table-cell>
          <table:table-cell table:style-name="ce43" table:formula="of:=DEC2HEX(SUM(HEX2DEC([.E48]);1))" office:value-type="string" office:string-value="46A4" calcext:value-type="string">
            <text:p>46A4</text:p>
          </table:table-cell>
          <table:table-cell table:style-name="ce43" table:formula="of:=DEC2HEX(SUM(HEX2DEC([.F48]);1))" office:value-type="string" office:string-value="46A5" calcext:value-type="string">
            <text:p>46A5</text:p>
          </table:table-cell>
          <table:table-cell table:style-name="ce43" table:formula="of:=DEC2HEX(SUM(HEX2DEC([.G48]);1))" office:value-type="string" office:string-value="46A6" calcext:value-type="string">
            <text:p>46A6</text:p>
          </table:table-cell>
          <table:table-cell table:style-name="ce43" table:formula="of:=DEC2HEX(SUM(HEX2DEC([.H48]);1))" office:value-type="string" office:string-value="46A7" calcext:value-type="string">
            <text:p>46A7</text:p>
          </table:table-cell>
          <table:table-cell table:style-name="ce43" table:formula="of:=DEC2HEX(SUM(HEX2DEC([.I48]);1))" office:value-type="string" office:string-value="46A8" calcext:value-type="string">
            <text:p>46A8</text:p>
          </table:table-cell>
          <table:table-cell table:style-name="ce43" table:formula="of:=DEC2HEX(SUM(HEX2DEC([.J48]);1))" office:value-type="string" office:string-value="46A9" calcext:value-type="string">
            <text:p>46A9</text:p>
          </table:table-cell>
          <table:table-cell table:style-name="ce43" table:formula="of:=DEC2HEX(SUM(HEX2DEC([.K48]);1))" office:value-type="string" office:string-value="46AA" calcext:value-type="string">
            <text:p>46AA</text:p>
          </table:table-cell>
          <table:table-cell table:style-name="ce43" table:formula="of:=DEC2HEX(SUM(HEX2DEC([.L48]);1))" office:value-type="string" office:string-value="46AB" calcext:value-type="string">
            <text:p>46AB</text:p>
          </table:table-cell>
          <table:table-cell table:style-name="ce43" table:formula="of:=DEC2HEX(SUM(HEX2DEC([.M48]);1))" office:value-type="string" office:string-value="46AC" calcext:value-type="string">
            <text:p>46AC</text:p>
          </table:table-cell>
          <table:table-cell table:style-name="ce43" table:formula="of:=DEC2HEX(SUM(HEX2DEC([.N48]);1))" office:value-type="string" office:string-value="46AD" calcext:value-type="string">
            <text:p>46AD</text:p>
          </table:table-cell>
          <table:table-cell table:style-name="ce43" table:formula="of:=DEC2HEX(SUM(HEX2DEC([.O48]);1))" office:value-type="string" office:string-value="46AE" calcext:value-type="string">
            <text:p>46AE</text:p>
          </table:table-cell>
          <table:table-cell table:style-name="ce43" table:formula="of:=DEC2HEX(SUM(HEX2DEC([.P48]);1))" office:value-type="string" office:string-value="46AF" calcext:value-type="string">
            <text:p>46AF</text:p>
          </table:table-cell>
          <table:table-cell table:style-name="ce43" table:formula="of:=DEC2HEX(SUM(HEX2DEC([.Q48]);1))" office:value-type="string" office:string-value="46B0" calcext:value-type="string">
            <text:p>46B0</text:p>
          </table:table-cell>
          <table:table-cell table:style-name="ce43" table:formula="of:=DEC2HEX(SUM(HEX2DEC([.R48]);1))" office:value-type="string" office:string-value="46B1" calcext:value-type="string">
            <text:p>46B1</text:p>
          </table:table-cell>
          <table:table-cell table:style-name="ce43" table:formula="of:=DEC2HEX(SUM(HEX2DEC([.S48]);1))" office:value-type="string" office:string-value="46B2" calcext:value-type="string">
            <text:p>46B2</text:p>
          </table:table-cell>
          <table:table-cell table:style-name="ce43" table:formula="of:=DEC2HEX(SUM(HEX2DEC([.T48]);1))" office:value-type="string" office:string-value="46B3" calcext:value-type="string">
            <text:p>46B3</text:p>
          </table:table-cell>
          <table:table-cell table:style-name="ce43" table:formula="of:=DEC2HEX(SUM(HEX2DEC([.U48]);1))" office:value-type="string" office:string-value="46B4" calcext:value-type="string">
            <text:p>46B4</text:p>
          </table:table-cell>
          <table:table-cell table:style-name="ce43" table:formula="of:=DEC2HEX(SUM(HEX2DEC([.V48]);1))" office:value-type="string" office:string-value="46B5" calcext:value-type="string">
            <text:p>46B5</text:p>
          </table:table-cell>
          <table:table-cell table:style-name="ce43" table:formula="of:=DEC2HEX(SUM(HEX2DEC([.W48]);1))" office:value-type="string" office:string-value="46B6" calcext:value-type="string">
            <text:p>46B6</text:p>
          </table:table-cell>
          <table:table-cell table:style-name="ce43" table:formula="of:=DEC2HEX(SUM(HEX2DEC([.X48]);1))" office:value-type="string" office:string-value="46B7" calcext:value-type="string">
            <text:p>46B7</text:p>
          </table:table-cell>
          <table:table-cell table:style-name="ce43" table:formula="of:=DEC2HEX(SUM(HEX2DEC([.Y48]);1))" office:value-type="string" office:string-value="46B8" calcext:value-type="string">
            <text:p>46B8</text:p>
          </table:table-cell>
          <table:table-cell table:style-name="ce43" table:formula="of:=DEC2HEX(SUM(HEX2DEC([.Z48]);1))" office:value-type="string" office:string-value="46B9" calcext:value-type="string">
            <text:p>46B9</text:p>
          </table:table-cell>
          <table:table-cell table:style-name="ce43" table:formula="of:=DEC2HEX(SUM(HEX2DEC([.AA48]);1))" office:value-type="string" office:string-value="46BA" calcext:value-type="string">
            <text:p>46BA</text:p>
          </table:table-cell>
          <table:table-cell table:style-name="ce43" table:formula="of:=DEC2HEX(SUM(HEX2DEC([.AB48]);1))" office:value-type="string" office:string-value="46BB" calcext:value-type="string">
            <text:p>46BB</text:p>
          </table:table-cell>
          <table:table-cell table:style-name="ce43" table:formula="of:=DEC2HEX(SUM(HEX2DEC([.AC48]);1))" office:value-type="string" office:string-value="46BC" calcext:value-type="string">
            <text:p>46BC</text:p>
          </table:table-cell>
          <table:table-cell table:style-name="ce43" table:formula="of:=DEC2HEX(SUM(HEX2DEC([.AD48]);1))" office:value-type="string" office:string-value="46BD" calcext:value-type="string">
            <text:p>46BD</text:p>
          </table:table-cell>
          <table:table-cell table:style-name="ce43" table:formula="of:=DEC2HEX(SUM(HEX2DEC([.AE48]);1))" office:value-type="string" office:string-value="46BE" calcext:value-type="string">
            <text:p>46BE</text:p>
          </table:table-cell>
          <table:table-cell table:style-name="ce43" table:formula="of:=DEC2HEX(SUM(HEX2DEC([.AF48]);1))" office:value-type="string" office:string-value="46BF" calcext:value-type="string">
            <text:p>46BF</text:p>
          </table:table-cell>
          <table:table-cell table:number-columns-repeated="31"/>
        </table:table-row>
        <table:table-row table:style-name="ro2">
          <table:covered-table-cell table:style-name="ce8"/>
          <table:table-cell table:style-name="ce44" table:formula="of:=DEC2HEX(SUM(HEX2DEC([.AG41]);1))" office:value-type="string" office:string-value="47A0" calcext:value-type="string">
            <text:p>47A0</text:p>
          </table:table-cell>
          <table:table-cell table:style-name="ce43" table:formula="of:=DEC2HEX(SUM(HEX2DEC([.B49]);1))" office:value-type="string" office:string-value="47A1" calcext:value-type="string">
            <text:p>47A1</text:p>
          </table:table-cell>
          <table:table-cell table:style-name="ce43" table:formula="of:=DEC2HEX(SUM(HEX2DEC([.C49]);1))" office:value-type="string" office:string-value="47A2" calcext:value-type="string">
            <text:p>47A2</text:p>
          </table:table-cell>
          <table:table-cell table:style-name="ce43" table:formula="of:=DEC2HEX(SUM(HEX2DEC([.D49]);1))" office:value-type="string" office:string-value="47A3" calcext:value-type="string">
            <text:p>47A3</text:p>
          </table:table-cell>
          <table:table-cell table:style-name="ce43" table:formula="of:=DEC2HEX(SUM(HEX2DEC([.E49]);1))" office:value-type="string" office:string-value="47A4" calcext:value-type="string">
            <text:p>47A4</text:p>
          </table:table-cell>
          <table:table-cell table:style-name="ce43" table:formula="of:=DEC2HEX(SUM(HEX2DEC([.F49]);1))" office:value-type="string" office:string-value="47A5" calcext:value-type="string">
            <text:p>47A5</text:p>
          </table:table-cell>
          <table:table-cell table:style-name="ce43" table:formula="of:=DEC2HEX(SUM(HEX2DEC([.G49]);1))" office:value-type="string" office:string-value="47A6" calcext:value-type="string">
            <text:p>47A6</text:p>
          </table:table-cell>
          <table:table-cell table:style-name="ce43" table:formula="of:=DEC2HEX(SUM(HEX2DEC([.H49]);1))" office:value-type="string" office:string-value="47A7" calcext:value-type="string">
            <text:p>47A7</text:p>
          </table:table-cell>
          <table:table-cell table:style-name="ce43" table:formula="of:=DEC2HEX(SUM(HEX2DEC([.I49]);1))" office:value-type="string" office:string-value="47A8" calcext:value-type="string">
            <text:p>47A8</text:p>
          </table:table-cell>
          <table:table-cell table:style-name="ce43" table:formula="of:=DEC2HEX(SUM(HEX2DEC([.J49]);1))" office:value-type="string" office:string-value="47A9" calcext:value-type="string">
            <text:p>47A9</text:p>
          </table:table-cell>
          <table:table-cell table:style-name="ce43" table:formula="of:=DEC2HEX(SUM(HEX2DEC([.K49]);1))" office:value-type="string" office:string-value="47AA" calcext:value-type="string">
            <text:p>47AA</text:p>
          </table:table-cell>
          <table:table-cell table:style-name="ce43" table:formula="of:=DEC2HEX(SUM(HEX2DEC([.L49]);1))" office:value-type="string" office:string-value="47AB" calcext:value-type="string">
            <text:p>47AB</text:p>
          </table:table-cell>
          <table:table-cell table:style-name="ce43" table:formula="of:=DEC2HEX(SUM(HEX2DEC([.M49]);1))" office:value-type="string" office:string-value="47AC" calcext:value-type="string">
            <text:p>47AC</text:p>
          </table:table-cell>
          <table:table-cell table:style-name="ce43" table:formula="of:=DEC2HEX(SUM(HEX2DEC([.N49]);1))" office:value-type="string" office:string-value="47AD" calcext:value-type="string">
            <text:p>47AD</text:p>
          </table:table-cell>
          <table:table-cell table:style-name="ce43" table:formula="of:=DEC2HEX(SUM(HEX2DEC([.O49]);1))" office:value-type="string" office:string-value="47AE" calcext:value-type="string">
            <text:p>47AE</text:p>
          </table:table-cell>
          <table:table-cell table:style-name="ce43" table:formula="of:=DEC2HEX(SUM(HEX2DEC([.P49]);1))" office:value-type="string" office:string-value="47AF" calcext:value-type="string">
            <text:p>47AF</text:p>
          </table:table-cell>
          <table:table-cell table:style-name="ce43" table:formula="of:=DEC2HEX(SUM(HEX2DEC([.Q49]);1))" office:value-type="string" office:string-value="47B0" calcext:value-type="string">
            <text:p>47B0</text:p>
          </table:table-cell>
          <table:table-cell table:style-name="ce43" table:formula="of:=DEC2HEX(SUM(HEX2DEC([.R49]);1))" office:value-type="string" office:string-value="47B1" calcext:value-type="string">
            <text:p>47B1</text:p>
          </table:table-cell>
          <table:table-cell table:style-name="ce43" table:formula="of:=DEC2HEX(SUM(HEX2DEC([.S49]);1))" office:value-type="string" office:string-value="47B2" calcext:value-type="string">
            <text:p>47B2</text:p>
          </table:table-cell>
          <table:table-cell table:style-name="ce43" table:formula="of:=DEC2HEX(SUM(HEX2DEC([.T49]);1))" office:value-type="string" office:string-value="47B3" calcext:value-type="string">
            <text:p>47B3</text:p>
          </table:table-cell>
          <table:table-cell table:style-name="ce43" table:formula="of:=DEC2HEX(SUM(HEX2DEC([.U49]);1))" office:value-type="string" office:string-value="47B4" calcext:value-type="string">
            <text:p>47B4</text:p>
          </table:table-cell>
          <table:table-cell table:style-name="ce43" table:formula="of:=DEC2HEX(SUM(HEX2DEC([.V49]);1))" office:value-type="string" office:string-value="47B5" calcext:value-type="string">
            <text:p>47B5</text:p>
          </table:table-cell>
          <table:table-cell table:style-name="ce43" table:formula="of:=DEC2HEX(SUM(HEX2DEC([.W49]);1))" office:value-type="string" office:string-value="47B6" calcext:value-type="string">
            <text:p>47B6</text:p>
          </table:table-cell>
          <table:table-cell table:style-name="ce43" table:formula="of:=DEC2HEX(SUM(HEX2DEC([.X49]);1))" office:value-type="string" office:string-value="47B7" calcext:value-type="string">
            <text:p>47B7</text:p>
          </table:table-cell>
          <table:table-cell table:style-name="ce43" table:formula="of:=DEC2HEX(SUM(HEX2DEC([.Y49]);1))" office:value-type="string" office:string-value="47B8" calcext:value-type="string">
            <text:p>47B8</text:p>
          </table:table-cell>
          <table:table-cell table:style-name="ce43" table:formula="of:=DEC2HEX(SUM(HEX2DEC([.Z49]);1))" office:value-type="string" office:string-value="47B9" calcext:value-type="string">
            <text:p>47B9</text:p>
          </table:table-cell>
          <table:table-cell table:style-name="ce43" table:formula="of:=DEC2HEX(SUM(HEX2DEC([.AA49]);1))" office:value-type="string" office:string-value="47BA" calcext:value-type="string">
            <text:p>47BA</text:p>
          </table:table-cell>
          <table:table-cell table:style-name="ce43" table:formula="of:=DEC2HEX(SUM(HEX2DEC([.AB49]);1))" office:value-type="string" office:string-value="47BB" calcext:value-type="string">
            <text:p>47BB</text:p>
          </table:table-cell>
          <table:table-cell table:style-name="ce43" table:formula="of:=DEC2HEX(SUM(HEX2DEC([.AC49]);1))" office:value-type="string" office:string-value="47BC" calcext:value-type="string">
            <text:p>47BC</text:p>
          </table:table-cell>
          <table:table-cell table:style-name="ce43" table:formula="of:=DEC2HEX(SUM(HEX2DEC([.AD49]);1))" office:value-type="string" office:string-value="47BD" calcext:value-type="string">
            <text:p>47BD</text:p>
          </table:table-cell>
          <table:table-cell table:style-name="ce43" table:formula="of:=DEC2HEX(SUM(HEX2DEC([.AE49]);1))" office:value-type="string" office:string-value="47BE" calcext:value-type="string">
            <text:p>47BE</text:p>
          </table:table-cell>
          <table:table-cell table:style-name="ce43" table:formula="of:=DEC2HEX(SUM(HEX2DEC([.AF49]);1))" office:value-type="string" office:string-value="47BF" calcext:value-type="string">
            <text:p>47B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6</text:p>
            <text:p>Pixel</text:p>
            <text:p>48-55</text:p>
          </table:table-cell>
          <table:table-cell table:style-name="ce46" table:formula="of:=DEC2HEX(SUM(HEX2DEC([.AG42]);1))" office:value-type="string" office:string-value="40C0" calcext:value-type="string">
            <text:p>40C0</text:p>
          </table:table-cell>
          <table:table-cell table:style-name="ce46" table:formula="of:=DEC2HEX(SUM(HEX2DEC([.B50]);1))" office:value-type="string" office:string-value="40C1" calcext:value-type="string">
            <text:p>40C1</text:p>
          </table:table-cell>
          <table:table-cell table:style-name="ce46" table:formula="of:=DEC2HEX(SUM(HEX2DEC([.C50]);1))" office:value-type="string" office:string-value="40C2" calcext:value-type="string">
            <text:p>40C2</text:p>
          </table:table-cell>
          <table:table-cell table:style-name="ce46" table:formula="of:=DEC2HEX(SUM(HEX2DEC([.D50]);1))" office:value-type="string" office:string-value="40C3" calcext:value-type="string">
            <text:p>40C3</text:p>
          </table:table-cell>
          <table:table-cell table:style-name="ce46" table:formula="of:=DEC2HEX(SUM(HEX2DEC([.E50]);1))" office:value-type="string" office:string-value="40C4" calcext:value-type="string">
            <text:p>40C4</text:p>
          </table:table-cell>
          <table:table-cell table:style-name="ce46" table:formula="of:=DEC2HEX(SUM(HEX2DEC([.F50]);1))" office:value-type="string" office:string-value="40C5" calcext:value-type="string">
            <text:p>40C5</text:p>
          </table:table-cell>
          <table:table-cell table:style-name="ce46" table:formula="of:=DEC2HEX(SUM(HEX2DEC([.G50]);1))" office:value-type="string" office:string-value="40C6" calcext:value-type="string">
            <text:p>40C6</text:p>
          </table:table-cell>
          <table:table-cell table:style-name="ce46" table:formula="of:=DEC2HEX(SUM(HEX2DEC([.H50]);1))" office:value-type="string" office:string-value="40C7" calcext:value-type="string">
            <text:p>40C7</text:p>
          </table:table-cell>
          <table:table-cell table:style-name="ce46" table:formula="of:=DEC2HEX(SUM(HEX2DEC([.I50]);1))" office:value-type="string" office:string-value="40C8" calcext:value-type="string">
            <text:p>40C8</text:p>
          </table:table-cell>
          <table:table-cell table:style-name="ce46" table:formula="of:=DEC2HEX(SUM(HEX2DEC([.J50]);1))" office:value-type="string" office:string-value="40C9" calcext:value-type="string">
            <text:p>40C9</text:p>
          </table:table-cell>
          <table:table-cell table:style-name="ce46" table:formula="of:=DEC2HEX(SUM(HEX2DEC([.K50]);1))" office:value-type="string" office:string-value="40CA" calcext:value-type="string">
            <text:p>40CA</text:p>
          </table:table-cell>
          <table:table-cell table:style-name="ce46" table:formula="of:=DEC2HEX(SUM(HEX2DEC([.L50]);1))" office:value-type="string" office:string-value="40CB" calcext:value-type="string">
            <text:p>40CB</text:p>
          </table:table-cell>
          <table:table-cell table:style-name="ce46" table:formula="of:=DEC2HEX(SUM(HEX2DEC([.M50]);1))" office:value-type="string" office:string-value="40CC" calcext:value-type="string">
            <text:p>40CC</text:p>
          </table:table-cell>
          <table:table-cell table:style-name="ce46" table:formula="of:=DEC2HEX(SUM(HEX2DEC([.N50]);1))" office:value-type="string" office:string-value="40CD" calcext:value-type="string">
            <text:p>40CD</text:p>
          </table:table-cell>
          <table:table-cell table:style-name="ce46" table:formula="of:=DEC2HEX(SUM(HEX2DEC([.O50]);1))" office:value-type="string" office:string-value="40CE" calcext:value-type="string">
            <text:p>40CE</text:p>
          </table:table-cell>
          <table:table-cell table:style-name="ce46" table:formula="of:=DEC2HEX(SUM(HEX2DEC([.P50]);1))" office:value-type="string" office:string-value="40CF" calcext:value-type="string">
            <text:p>40CF</text:p>
          </table:table-cell>
          <table:table-cell table:style-name="ce46" table:formula="of:=DEC2HEX(SUM(HEX2DEC([.Q50]);1))" office:value-type="string" office:string-value="40D0" calcext:value-type="string">
            <text:p>40D0</text:p>
          </table:table-cell>
          <table:table-cell table:style-name="ce46" table:formula="of:=DEC2HEX(SUM(HEX2DEC([.R50]);1))" office:value-type="string" office:string-value="40D1" calcext:value-type="string">
            <text:p>40D1</text:p>
          </table:table-cell>
          <table:table-cell table:style-name="ce46" table:formula="of:=DEC2HEX(SUM(HEX2DEC([.S50]);1))" office:value-type="string" office:string-value="40D2" calcext:value-type="string">
            <text:p>40D2</text:p>
          </table:table-cell>
          <table:table-cell table:style-name="ce46" table:formula="of:=DEC2HEX(SUM(HEX2DEC([.T50]);1))" office:value-type="string" office:string-value="40D3" calcext:value-type="string">
            <text:p>40D3</text:p>
          </table:table-cell>
          <table:table-cell table:style-name="ce46" table:formula="of:=DEC2HEX(SUM(HEX2DEC([.U50]);1))" office:value-type="string" office:string-value="40D4" calcext:value-type="string">
            <text:p>40D4</text:p>
          </table:table-cell>
          <table:table-cell table:style-name="ce46" table:formula="of:=DEC2HEX(SUM(HEX2DEC([.V50]);1))" office:value-type="string" office:string-value="40D5" calcext:value-type="string">
            <text:p>40D5</text:p>
          </table:table-cell>
          <table:table-cell table:style-name="ce46" table:formula="of:=DEC2HEX(SUM(HEX2DEC([.W50]);1))" office:value-type="string" office:string-value="40D6" calcext:value-type="string">
            <text:p>40D6</text:p>
          </table:table-cell>
          <table:table-cell table:style-name="ce46" table:formula="of:=DEC2HEX(SUM(HEX2DEC([.X50]);1))" office:value-type="string" office:string-value="40D7" calcext:value-type="string">
            <text:p>40D7</text:p>
          </table:table-cell>
          <table:table-cell table:style-name="ce46" table:formula="of:=DEC2HEX(SUM(HEX2DEC([.Y50]);1))" office:value-type="string" office:string-value="40D8" calcext:value-type="string">
            <text:p>40D8</text:p>
          </table:table-cell>
          <table:table-cell table:style-name="ce46" table:formula="of:=DEC2HEX(SUM(HEX2DEC([.Z50]);1))" office:value-type="string" office:string-value="40D9" calcext:value-type="string">
            <text:p>40D9</text:p>
          </table:table-cell>
          <table:table-cell table:style-name="ce46" table:formula="of:=DEC2HEX(SUM(HEX2DEC([.AA50]);1))" office:value-type="string" office:string-value="40DA" calcext:value-type="string">
            <text:p>40DA</text:p>
          </table:table-cell>
          <table:table-cell table:style-name="ce46" table:formula="of:=DEC2HEX(SUM(HEX2DEC([.AB50]);1))" office:value-type="string" office:string-value="40DB" calcext:value-type="string">
            <text:p>40DB</text:p>
          </table:table-cell>
          <table:table-cell table:style-name="ce46" table:formula="of:=DEC2HEX(SUM(HEX2DEC([.AC50]);1))" office:value-type="string" office:string-value="40DC" calcext:value-type="string">
            <text:p>40DC</text:p>
          </table:table-cell>
          <table:table-cell table:style-name="ce46" table:formula="of:=DEC2HEX(SUM(HEX2DEC([.AD50]);1))" office:value-type="string" office:string-value="40DD" calcext:value-type="string">
            <text:p>40DD</text:p>
          </table:table-cell>
          <table:table-cell table:style-name="ce46" table:formula="of:=DEC2HEX(SUM(HEX2DEC([.AE50]);1))" office:value-type="string" office:string-value="40DE" calcext:value-type="string">
            <text:p>40DE</text:p>
          </table:table-cell>
          <table:table-cell table:style-name="ce46" table:formula="of:=DEC2HEX(SUM(HEX2DEC([.AF50]);1))" office:value-type="string" office:string-value="40DF" calcext:value-type="string">
            <text:p>40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43]);1))" office:value-type="string" office:string-value="41C0" calcext:value-type="string">
            <text:p>41C0</text:p>
          </table:table-cell>
          <table:table-cell table:style-name="ce43" table:formula="of:=DEC2HEX(SUM(HEX2DEC([.B51]);1))" office:value-type="string" office:string-value="41C1" calcext:value-type="string">
            <text:p>41C1</text:p>
          </table:table-cell>
          <table:table-cell table:style-name="ce43" table:formula="of:=DEC2HEX(SUM(HEX2DEC([.C51]);1))" office:value-type="string" office:string-value="41C2" calcext:value-type="string">
            <text:p>41C2</text:p>
          </table:table-cell>
          <table:table-cell table:style-name="ce43" table:formula="of:=DEC2HEX(SUM(HEX2DEC([.D51]);1))" office:value-type="string" office:string-value="41C3" calcext:value-type="string">
            <text:p>41C3</text:p>
          </table:table-cell>
          <table:table-cell table:style-name="ce43" table:formula="of:=DEC2HEX(SUM(HEX2DEC([.E51]);1))" office:value-type="string" office:string-value="41C4" calcext:value-type="string">
            <text:p>41C4</text:p>
          </table:table-cell>
          <table:table-cell table:style-name="ce43" table:formula="of:=DEC2HEX(SUM(HEX2DEC([.F51]);1))" office:value-type="string" office:string-value="41C5" calcext:value-type="string">
            <text:p>41C5</text:p>
          </table:table-cell>
          <table:table-cell table:style-name="ce43" table:formula="of:=DEC2HEX(SUM(HEX2DEC([.G51]);1))" office:value-type="string" office:string-value="41C6" calcext:value-type="string">
            <text:p>41C6</text:p>
          </table:table-cell>
          <table:table-cell table:style-name="ce43" table:formula="of:=DEC2HEX(SUM(HEX2DEC([.H51]);1))" office:value-type="string" office:string-value="41C7" calcext:value-type="string">
            <text:p>41C7</text:p>
          </table:table-cell>
          <table:table-cell table:style-name="ce43" table:formula="of:=DEC2HEX(SUM(HEX2DEC([.I51]);1))" office:value-type="string" office:string-value="41C8" calcext:value-type="string">
            <text:p>41C8</text:p>
          </table:table-cell>
          <table:table-cell table:style-name="ce43" table:formula="of:=DEC2HEX(SUM(HEX2DEC([.J51]);1))" office:value-type="string" office:string-value="41C9" calcext:value-type="string">
            <text:p>41C9</text:p>
          </table:table-cell>
          <table:table-cell table:style-name="ce43" table:formula="of:=DEC2HEX(SUM(HEX2DEC([.K51]);1))" office:value-type="string" office:string-value="41CA" calcext:value-type="string">
            <text:p>41CA</text:p>
          </table:table-cell>
          <table:table-cell table:style-name="ce43" table:formula="of:=DEC2HEX(SUM(HEX2DEC([.L51]);1))" office:value-type="string" office:string-value="41CB" calcext:value-type="string">
            <text:p>41CB</text:p>
          </table:table-cell>
          <table:table-cell table:style-name="ce43" table:formula="of:=DEC2HEX(SUM(HEX2DEC([.M51]);1))" office:value-type="string" office:string-value="41CC" calcext:value-type="string">
            <text:p>41CC</text:p>
          </table:table-cell>
          <table:table-cell table:style-name="ce43" table:formula="of:=DEC2HEX(SUM(HEX2DEC([.N51]);1))" office:value-type="string" office:string-value="41CD" calcext:value-type="string">
            <text:p>41CD</text:p>
          </table:table-cell>
          <table:table-cell table:style-name="ce43" table:formula="of:=DEC2HEX(SUM(HEX2DEC([.O51]);1))" office:value-type="string" office:string-value="41CE" calcext:value-type="string">
            <text:p>41CE</text:p>
          </table:table-cell>
          <table:table-cell table:style-name="ce43" table:formula="of:=DEC2HEX(SUM(HEX2DEC([.P51]);1))" office:value-type="string" office:string-value="41CF" calcext:value-type="string">
            <text:p>41CF</text:p>
          </table:table-cell>
          <table:table-cell table:style-name="ce43" table:formula="of:=DEC2HEX(SUM(HEX2DEC([.Q51]);1))" office:value-type="string" office:string-value="41D0" calcext:value-type="string">
            <text:p>41D0</text:p>
          </table:table-cell>
          <table:table-cell table:style-name="ce43" table:formula="of:=DEC2HEX(SUM(HEX2DEC([.R51]);1))" office:value-type="string" office:string-value="41D1" calcext:value-type="string">
            <text:p>41D1</text:p>
          </table:table-cell>
          <table:table-cell table:style-name="ce43" table:formula="of:=DEC2HEX(SUM(HEX2DEC([.S51]);1))" office:value-type="string" office:string-value="41D2" calcext:value-type="string">
            <text:p>41D2</text:p>
          </table:table-cell>
          <table:table-cell table:style-name="ce43" table:formula="of:=DEC2HEX(SUM(HEX2DEC([.T51]);1))" office:value-type="string" office:string-value="41D3" calcext:value-type="string">
            <text:p>41D3</text:p>
          </table:table-cell>
          <table:table-cell table:style-name="ce43" table:formula="of:=DEC2HEX(SUM(HEX2DEC([.U51]);1))" office:value-type="string" office:string-value="41D4" calcext:value-type="string">
            <text:p>41D4</text:p>
          </table:table-cell>
          <table:table-cell table:style-name="ce43" table:formula="of:=DEC2HEX(SUM(HEX2DEC([.V51]);1))" office:value-type="string" office:string-value="41D5" calcext:value-type="string">
            <text:p>41D5</text:p>
          </table:table-cell>
          <table:table-cell table:style-name="ce43" table:formula="of:=DEC2HEX(SUM(HEX2DEC([.W51]);1))" office:value-type="string" office:string-value="41D6" calcext:value-type="string">
            <text:p>41D6</text:p>
          </table:table-cell>
          <table:table-cell table:style-name="ce43" table:formula="of:=DEC2HEX(SUM(HEX2DEC([.X51]);1))" office:value-type="string" office:string-value="41D7" calcext:value-type="string">
            <text:p>41D7</text:p>
          </table:table-cell>
          <table:table-cell table:style-name="ce43" table:formula="of:=DEC2HEX(SUM(HEX2DEC([.Y51]);1))" office:value-type="string" office:string-value="41D8" calcext:value-type="string">
            <text:p>41D8</text:p>
          </table:table-cell>
          <table:table-cell table:style-name="ce43" table:formula="of:=DEC2HEX(SUM(HEX2DEC([.Z51]);1))" office:value-type="string" office:string-value="41D9" calcext:value-type="string">
            <text:p>41D9</text:p>
          </table:table-cell>
          <table:table-cell table:style-name="ce43" table:formula="of:=DEC2HEX(SUM(HEX2DEC([.AA51]);1))" office:value-type="string" office:string-value="41DA" calcext:value-type="string">
            <text:p>41DA</text:p>
          </table:table-cell>
          <table:table-cell table:style-name="ce43" table:formula="of:=DEC2HEX(SUM(HEX2DEC([.AB51]);1))" office:value-type="string" office:string-value="41DB" calcext:value-type="string">
            <text:p>41DB</text:p>
          </table:table-cell>
          <table:table-cell table:style-name="ce43" table:formula="of:=DEC2HEX(SUM(HEX2DEC([.AC51]);1))" office:value-type="string" office:string-value="41DC" calcext:value-type="string">
            <text:p>41DC</text:p>
          </table:table-cell>
          <table:table-cell table:style-name="ce43" table:formula="of:=DEC2HEX(SUM(HEX2DEC([.AD51]);1))" office:value-type="string" office:string-value="41DD" calcext:value-type="string">
            <text:p>41DD</text:p>
          </table:table-cell>
          <table:table-cell table:style-name="ce43" table:formula="of:=DEC2HEX(SUM(HEX2DEC([.AE51]);1))" office:value-type="string" office:string-value="41DE" calcext:value-type="string">
            <text:p>41DE</text:p>
          </table:table-cell>
          <table:table-cell table:style-name="ce43" table:formula="of:=DEC2HEX(SUM(HEX2DEC([.AF51]);1))" office:value-type="string" office:string-value="41DF" calcext:value-type="string">
            <text:p>41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4]);1))" office:value-type="string" office:string-value="42C0" calcext:value-type="string">
            <text:p>42C0</text:p>
          </table:table-cell>
          <table:table-cell table:style-name="ce43" table:formula="of:=DEC2HEX(SUM(HEX2DEC([.B52]);1))" office:value-type="string" office:string-value="42C1" calcext:value-type="string">
            <text:p>42C1</text:p>
          </table:table-cell>
          <table:table-cell table:style-name="ce43" table:formula="of:=DEC2HEX(SUM(HEX2DEC([.C52]);1))" office:value-type="string" office:string-value="42C2" calcext:value-type="string">
            <text:p>42C2</text:p>
          </table:table-cell>
          <table:table-cell table:style-name="ce43" table:formula="of:=DEC2HEX(SUM(HEX2DEC([.D52]);1))" office:value-type="string" office:string-value="42C3" calcext:value-type="string">
            <text:p>42C3</text:p>
          </table:table-cell>
          <table:table-cell table:style-name="ce43" table:formula="of:=DEC2HEX(SUM(HEX2DEC([.E52]);1))" office:value-type="string" office:string-value="42C4" calcext:value-type="string">
            <text:p>42C4</text:p>
          </table:table-cell>
          <table:table-cell table:style-name="ce43" table:formula="of:=DEC2HEX(SUM(HEX2DEC([.F52]);1))" office:value-type="string" office:string-value="42C5" calcext:value-type="string">
            <text:p>42C5</text:p>
          </table:table-cell>
          <table:table-cell table:style-name="ce43" table:formula="of:=DEC2HEX(SUM(HEX2DEC([.G52]);1))" office:value-type="string" office:string-value="42C6" calcext:value-type="string">
            <text:p>42C6</text:p>
          </table:table-cell>
          <table:table-cell table:style-name="ce43" table:formula="of:=DEC2HEX(SUM(HEX2DEC([.H52]);1))" office:value-type="string" office:string-value="42C7" calcext:value-type="string">
            <text:p>42C7</text:p>
          </table:table-cell>
          <table:table-cell table:style-name="ce43" table:formula="of:=DEC2HEX(SUM(HEX2DEC([.I52]);1))" office:value-type="string" office:string-value="42C8" calcext:value-type="string">
            <text:p>42C8</text:p>
          </table:table-cell>
          <table:table-cell table:style-name="ce43" table:formula="of:=DEC2HEX(SUM(HEX2DEC([.J52]);1))" office:value-type="string" office:string-value="42C9" calcext:value-type="string">
            <text:p>42C9</text:p>
          </table:table-cell>
          <table:table-cell table:style-name="ce43" table:formula="of:=DEC2HEX(SUM(HEX2DEC([.K52]);1))" office:value-type="string" office:string-value="42CA" calcext:value-type="string">
            <text:p>42CA</text:p>
          </table:table-cell>
          <table:table-cell table:style-name="ce43" table:formula="of:=DEC2HEX(SUM(HEX2DEC([.L52]);1))" office:value-type="string" office:string-value="42CB" calcext:value-type="string">
            <text:p>42CB</text:p>
          </table:table-cell>
          <table:table-cell table:style-name="ce43" table:formula="of:=DEC2HEX(SUM(HEX2DEC([.M52]);1))" office:value-type="string" office:string-value="42CC" calcext:value-type="string">
            <text:p>42CC</text:p>
          </table:table-cell>
          <table:table-cell table:style-name="ce43" table:formula="of:=DEC2HEX(SUM(HEX2DEC([.N52]);1))" office:value-type="string" office:string-value="42CD" calcext:value-type="string">
            <text:p>42CD</text:p>
          </table:table-cell>
          <table:table-cell table:style-name="ce43" table:formula="of:=DEC2HEX(SUM(HEX2DEC([.O52]);1))" office:value-type="string" office:string-value="42CE" calcext:value-type="string">
            <text:p>42CE</text:p>
          </table:table-cell>
          <table:table-cell table:style-name="ce43" table:formula="of:=DEC2HEX(SUM(HEX2DEC([.P52]);1))" office:value-type="string" office:string-value="42CF" calcext:value-type="string">
            <text:p>42CF</text:p>
          </table:table-cell>
          <table:table-cell table:style-name="ce43" table:formula="of:=DEC2HEX(SUM(HEX2DEC([.Q52]);1))" office:value-type="string" office:string-value="42D0" calcext:value-type="string">
            <text:p>42D0</text:p>
          </table:table-cell>
          <table:table-cell table:style-name="ce43" table:formula="of:=DEC2HEX(SUM(HEX2DEC([.R52]);1))" office:value-type="string" office:string-value="42D1" calcext:value-type="string">
            <text:p>42D1</text:p>
          </table:table-cell>
          <table:table-cell table:style-name="ce43" table:formula="of:=DEC2HEX(SUM(HEX2DEC([.S52]);1))" office:value-type="string" office:string-value="42D2" calcext:value-type="string">
            <text:p>42D2</text:p>
          </table:table-cell>
          <table:table-cell table:style-name="ce43" table:formula="of:=DEC2HEX(SUM(HEX2DEC([.T52]);1))" office:value-type="string" office:string-value="42D3" calcext:value-type="string">
            <text:p>42D3</text:p>
          </table:table-cell>
          <table:table-cell table:style-name="ce43" table:formula="of:=DEC2HEX(SUM(HEX2DEC([.U52]);1))" office:value-type="string" office:string-value="42D4" calcext:value-type="string">
            <text:p>42D4</text:p>
          </table:table-cell>
          <table:table-cell table:style-name="ce43" table:formula="of:=DEC2HEX(SUM(HEX2DEC([.V52]);1))" office:value-type="string" office:string-value="42D5" calcext:value-type="string">
            <text:p>42D5</text:p>
          </table:table-cell>
          <table:table-cell table:style-name="ce43" table:formula="of:=DEC2HEX(SUM(HEX2DEC([.W52]);1))" office:value-type="string" office:string-value="42D6" calcext:value-type="string">
            <text:p>42D6</text:p>
          </table:table-cell>
          <table:table-cell table:style-name="ce43" table:formula="of:=DEC2HEX(SUM(HEX2DEC([.X52]);1))" office:value-type="string" office:string-value="42D7" calcext:value-type="string">
            <text:p>42D7</text:p>
          </table:table-cell>
          <table:table-cell table:style-name="ce43" table:formula="of:=DEC2HEX(SUM(HEX2DEC([.Y52]);1))" office:value-type="string" office:string-value="42D8" calcext:value-type="string">
            <text:p>42D8</text:p>
          </table:table-cell>
          <table:table-cell table:style-name="ce43" table:formula="of:=DEC2HEX(SUM(HEX2DEC([.Z52]);1))" office:value-type="string" office:string-value="42D9" calcext:value-type="string">
            <text:p>42D9</text:p>
          </table:table-cell>
          <table:table-cell table:style-name="ce43" table:formula="of:=DEC2HEX(SUM(HEX2DEC([.AA52]);1))" office:value-type="string" office:string-value="42DA" calcext:value-type="string">
            <text:p>42DA</text:p>
          </table:table-cell>
          <table:table-cell table:style-name="ce43" table:formula="of:=DEC2HEX(SUM(HEX2DEC([.AB52]);1))" office:value-type="string" office:string-value="42DB" calcext:value-type="string">
            <text:p>42DB</text:p>
          </table:table-cell>
          <table:table-cell table:style-name="ce43" table:formula="of:=DEC2HEX(SUM(HEX2DEC([.AC52]);1))" office:value-type="string" office:string-value="42DC" calcext:value-type="string">
            <text:p>42DC</text:p>
          </table:table-cell>
          <table:table-cell table:style-name="ce43" table:formula="of:=DEC2HEX(SUM(HEX2DEC([.AD52]);1))" office:value-type="string" office:string-value="42DD" calcext:value-type="string">
            <text:p>42DD</text:p>
          </table:table-cell>
          <table:table-cell table:style-name="ce43" table:formula="of:=DEC2HEX(SUM(HEX2DEC([.AE52]);1))" office:value-type="string" office:string-value="42DE" calcext:value-type="string">
            <text:p>42DE</text:p>
          </table:table-cell>
          <table:table-cell table:style-name="ce43" table:formula="of:=DEC2HEX(SUM(HEX2DEC([.AF52]);1))" office:value-type="string" office:string-value="42DF" calcext:value-type="string">
            <text:p>42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5]);1))" office:value-type="string" office:string-value="43C0" calcext:value-type="string">
            <text:p>43C0</text:p>
          </table:table-cell>
          <table:table-cell table:style-name="ce43" table:formula="of:=DEC2HEX(SUM(HEX2DEC([.B53]);1))" office:value-type="string" office:string-value="43C1" calcext:value-type="string">
            <text:p>43C1</text:p>
          </table:table-cell>
          <table:table-cell table:style-name="ce43" table:formula="of:=DEC2HEX(SUM(HEX2DEC([.C53]);1))" office:value-type="string" office:string-value="43C2" calcext:value-type="string">
            <text:p>43C2</text:p>
          </table:table-cell>
          <table:table-cell table:style-name="ce43" table:formula="of:=DEC2HEX(SUM(HEX2DEC([.D53]);1))" office:value-type="string" office:string-value="43C3" calcext:value-type="string">
            <text:p>43C3</text:p>
          </table:table-cell>
          <table:table-cell table:style-name="ce43" table:formula="of:=DEC2HEX(SUM(HEX2DEC([.E53]);1))" office:value-type="string" office:string-value="43C4" calcext:value-type="string">
            <text:p>43C4</text:p>
          </table:table-cell>
          <table:table-cell table:style-name="ce43" table:formula="of:=DEC2HEX(SUM(HEX2DEC([.F53]);1))" office:value-type="string" office:string-value="43C5" calcext:value-type="string">
            <text:p>43C5</text:p>
          </table:table-cell>
          <table:table-cell table:style-name="ce43" table:formula="of:=DEC2HEX(SUM(HEX2DEC([.G53]);1))" office:value-type="string" office:string-value="43C6" calcext:value-type="string">
            <text:p>43C6</text:p>
          </table:table-cell>
          <table:table-cell table:style-name="ce43" table:formula="of:=DEC2HEX(SUM(HEX2DEC([.H53]);1))" office:value-type="string" office:string-value="43C7" calcext:value-type="string">
            <text:p>43C7</text:p>
          </table:table-cell>
          <table:table-cell table:style-name="ce43" table:formula="of:=DEC2HEX(SUM(HEX2DEC([.I53]);1))" office:value-type="string" office:string-value="43C8" calcext:value-type="string">
            <text:p>43C8</text:p>
          </table:table-cell>
          <table:table-cell table:style-name="ce43" table:formula="of:=DEC2HEX(SUM(HEX2DEC([.J53]);1))" office:value-type="string" office:string-value="43C9" calcext:value-type="string">
            <text:p>43C9</text:p>
          </table:table-cell>
          <table:table-cell table:style-name="ce43" table:formula="of:=DEC2HEX(SUM(HEX2DEC([.K53]);1))" office:value-type="string" office:string-value="43CA" calcext:value-type="string">
            <text:p>43CA</text:p>
          </table:table-cell>
          <table:table-cell table:style-name="ce43" table:formula="of:=DEC2HEX(SUM(HEX2DEC([.L53]);1))" office:value-type="string" office:string-value="43CB" calcext:value-type="string">
            <text:p>43CB</text:p>
          </table:table-cell>
          <table:table-cell table:style-name="ce43" table:formula="of:=DEC2HEX(SUM(HEX2DEC([.M53]);1))" office:value-type="string" office:string-value="43CC" calcext:value-type="string">
            <text:p>43CC</text:p>
          </table:table-cell>
          <table:table-cell table:style-name="ce43" table:formula="of:=DEC2HEX(SUM(HEX2DEC([.N53]);1))" office:value-type="string" office:string-value="43CD" calcext:value-type="string">
            <text:p>43CD</text:p>
          </table:table-cell>
          <table:table-cell table:style-name="ce43" table:formula="of:=DEC2HEX(SUM(HEX2DEC([.O53]);1))" office:value-type="string" office:string-value="43CE" calcext:value-type="string">
            <text:p>43CE</text:p>
          </table:table-cell>
          <table:table-cell table:style-name="ce43" table:formula="of:=DEC2HEX(SUM(HEX2DEC([.P53]);1))" office:value-type="string" office:string-value="43CF" calcext:value-type="string">
            <text:p>43CF</text:p>
          </table:table-cell>
          <table:table-cell table:style-name="ce43" table:formula="of:=DEC2HEX(SUM(HEX2DEC([.Q53]);1))" office:value-type="string" office:string-value="43D0" calcext:value-type="string">
            <text:p>43D0</text:p>
          </table:table-cell>
          <table:table-cell table:style-name="ce43" table:formula="of:=DEC2HEX(SUM(HEX2DEC([.R53]);1))" office:value-type="string" office:string-value="43D1" calcext:value-type="string">
            <text:p>43D1</text:p>
          </table:table-cell>
          <table:table-cell table:style-name="ce43" table:formula="of:=DEC2HEX(SUM(HEX2DEC([.S53]);1))" office:value-type="string" office:string-value="43D2" calcext:value-type="string">
            <text:p>43D2</text:p>
          </table:table-cell>
          <table:table-cell table:style-name="ce43" table:formula="of:=DEC2HEX(SUM(HEX2DEC([.T53]);1))" office:value-type="string" office:string-value="43D3" calcext:value-type="string">
            <text:p>43D3</text:p>
          </table:table-cell>
          <table:table-cell table:style-name="ce43" table:formula="of:=DEC2HEX(SUM(HEX2DEC([.U53]);1))" office:value-type="string" office:string-value="43D4" calcext:value-type="string">
            <text:p>43D4</text:p>
          </table:table-cell>
          <table:table-cell table:style-name="ce43" table:formula="of:=DEC2HEX(SUM(HEX2DEC([.V53]);1))" office:value-type="string" office:string-value="43D5" calcext:value-type="string">
            <text:p>43D5</text:p>
          </table:table-cell>
          <table:table-cell table:style-name="ce43" table:formula="of:=DEC2HEX(SUM(HEX2DEC([.W53]);1))" office:value-type="string" office:string-value="43D6" calcext:value-type="string">
            <text:p>43D6</text:p>
          </table:table-cell>
          <table:table-cell table:style-name="ce43" table:formula="of:=DEC2HEX(SUM(HEX2DEC([.X53]);1))" office:value-type="string" office:string-value="43D7" calcext:value-type="string">
            <text:p>43D7</text:p>
          </table:table-cell>
          <table:table-cell table:style-name="ce43" table:formula="of:=DEC2HEX(SUM(HEX2DEC([.Y53]);1))" office:value-type="string" office:string-value="43D8" calcext:value-type="string">
            <text:p>43D8</text:p>
          </table:table-cell>
          <table:table-cell table:style-name="ce43" table:formula="of:=DEC2HEX(SUM(HEX2DEC([.Z53]);1))" office:value-type="string" office:string-value="43D9" calcext:value-type="string">
            <text:p>43D9</text:p>
          </table:table-cell>
          <table:table-cell table:style-name="ce43" table:formula="of:=DEC2HEX(SUM(HEX2DEC([.AA53]);1))" office:value-type="string" office:string-value="43DA" calcext:value-type="string">
            <text:p>43DA</text:p>
          </table:table-cell>
          <table:table-cell table:style-name="ce43" table:formula="of:=DEC2HEX(SUM(HEX2DEC([.AB53]);1))" office:value-type="string" office:string-value="43DB" calcext:value-type="string">
            <text:p>43DB</text:p>
          </table:table-cell>
          <table:table-cell table:style-name="ce43" table:formula="of:=DEC2HEX(SUM(HEX2DEC([.AC53]);1))" office:value-type="string" office:string-value="43DC" calcext:value-type="string">
            <text:p>43DC</text:p>
          </table:table-cell>
          <table:table-cell table:style-name="ce43" table:formula="of:=DEC2HEX(SUM(HEX2DEC([.AD53]);1))" office:value-type="string" office:string-value="43DD" calcext:value-type="string">
            <text:p>43DD</text:p>
          </table:table-cell>
          <table:table-cell table:style-name="ce43" table:formula="of:=DEC2HEX(SUM(HEX2DEC([.AE53]);1))" office:value-type="string" office:string-value="43DE" calcext:value-type="string">
            <text:p>43DE</text:p>
          </table:table-cell>
          <table:table-cell table:style-name="ce43" table:formula="of:=DEC2HEX(SUM(HEX2DEC([.AF53]);1))" office:value-type="string" office:string-value="43DF" calcext:value-type="string">
            <text:p>43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6]);1))" office:value-type="string" office:string-value="44C0" calcext:value-type="string">
            <text:p>44C0</text:p>
          </table:table-cell>
          <table:table-cell table:style-name="ce43" table:formula="of:=DEC2HEX(SUM(HEX2DEC([.B54]);1))" office:value-type="string" office:string-value="44C1" calcext:value-type="string">
            <text:p>44C1</text:p>
          </table:table-cell>
          <table:table-cell table:style-name="ce43" table:formula="of:=DEC2HEX(SUM(HEX2DEC([.C54]);1))" office:value-type="string" office:string-value="44C2" calcext:value-type="string">
            <text:p>44C2</text:p>
          </table:table-cell>
          <table:table-cell table:style-name="ce43" table:formula="of:=DEC2HEX(SUM(HEX2DEC([.D54]);1))" office:value-type="string" office:string-value="44C3" calcext:value-type="string">
            <text:p>44C3</text:p>
          </table:table-cell>
          <table:table-cell table:style-name="ce43" table:formula="of:=DEC2HEX(SUM(HEX2DEC([.E54]);1))" office:value-type="string" office:string-value="44C4" calcext:value-type="string">
            <text:p>44C4</text:p>
          </table:table-cell>
          <table:table-cell table:style-name="ce43" table:formula="of:=DEC2HEX(SUM(HEX2DEC([.F54]);1))" office:value-type="string" office:string-value="44C5" calcext:value-type="string">
            <text:p>44C5</text:p>
          </table:table-cell>
          <table:table-cell table:style-name="ce43" table:formula="of:=DEC2HEX(SUM(HEX2DEC([.G54]);1))" office:value-type="string" office:string-value="44C6" calcext:value-type="string">
            <text:p>44C6</text:p>
          </table:table-cell>
          <table:table-cell table:style-name="ce43" table:formula="of:=DEC2HEX(SUM(HEX2DEC([.H54]);1))" office:value-type="string" office:string-value="44C7" calcext:value-type="string">
            <text:p>44C7</text:p>
          </table:table-cell>
          <table:table-cell table:style-name="ce43" table:formula="of:=DEC2HEX(SUM(HEX2DEC([.I54]);1))" office:value-type="string" office:string-value="44C8" calcext:value-type="string">
            <text:p>44C8</text:p>
          </table:table-cell>
          <table:table-cell table:style-name="ce43" table:formula="of:=DEC2HEX(SUM(HEX2DEC([.J54]);1))" office:value-type="string" office:string-value="44C9" calcext:value-type="string">
            <text:p>44C9</text:p>
          </table:table-cell>
          <table:table-cell table:style-name="ce43" table:formula="of:=DEC2HEX(SUM(HEX2DEC([.K54]);1))" office:value-type="string" office:string-value="44CA" calcext:value-type="string">
            <text:p>44CA</text:p>
          </table:table-cell>
          <table:table-cell table:style-name="ce43" table:formula="of:=DEC2HEX(SUM(HEX2DEC([.L54]);1))" office:value-type="string" office:string-value="44CB" calcext:value-type="string">
            <text:p>44CB</text:p>
          </table:table-cell>
          <table:table-cell table:style-name="ce43" table:formula="of:=DEC2HEX(SUM(HEX2DEC([.M54]);1))" office:value-type="string" office:string-value="44CC" calcext:value-type="string">
            <text:p>44CC</text:p>
          </table:table-cell>
          <table:table-cell table:style-name="ce43" table:formula="of:=DEC2HEX(SUM(HEX2DEC([.N54]);1))" office:value-type="string" office:string-value="44CD" calcext:value-type="string">
            <text:p>44CD</text:p>
          </table:table-cell>
          <table:table-cell table:style-name="ce43" table:formula="of:=DEC2HEX(SUM(HEX2DEC([.O54]);1))" office:value-type="string" office:string-value="44CE" calcext:value-type="string">
            <text:p>44CE</text:p>
          </table:table-cell>
          <table:table-cell table:style-name="ce43" table:formula="of:=DEC2HEX(SUM(HEX2DEC([.P54]);1))" office:value-type="string" office:string-value="44CF" calcext:value-type="string">
            <text:p>44CF</text:p>
          </table:table-cell>
          <table:table-cell table:style-name="ce43" table:formula="of:=DEC2HEX(SUM(HEX2DEC([.Q54]);1))" office:value-type="string" office:string-value="44D0" calcext:value-type="string">
            <text:p>44D0</text:p>
          </table:table-cell>
          <table:table-cell table:style-name="ce43" table:formula="of:=DEC2HEX(SUM(HEX2DEC([.R54]);1))" office:value-type="string" office:string-value="44D1" calcext:value-type="string">
            <text:p>44D1</text:p>
          </table:table-cell>
          <table:table-cell table:style-name="ce43" table:formula="of:=DEC2HEX(SUM(HEX2DEC([.S54]);1))" office:value-type="string" office:string-value="44D2" calcext:value-type="string">
            <text:p>44D2</text:p>
          </table:table-cell>
          <table:table-cell table:style-name="ce43" table:formula="of:=DEC2HEX(SUM(HEX2DEC([.T54]);1))" office:value-type="string" office:string-value="44D3" calcext:value-type="string">
            <text:p>44D3</text:p>
          </table:table-cell>
          <table:table-cell table:style-name="ce43" table:formula="of:=DEC2HEX(SUM(HEX2DEC([.U54]);1))" office:value-type="string" office:string-value="44D4" calcext:value-type="string">
            <text:p>44D4</text:p>
          </table:table-cell>
          <table:table-cell table:style-name="ce43" table:formula="of:=DEC2HEX(SUM(HEX2DEC([.V54]);1))" office:value-type="string" office:string-value="44D5" calcext:value-type="string">
            <text:p>44D5</text:p>
          </table:table-cell>
          <table:table-cell table:style-name="ce43" table:formula="of:=DEC2HEX(SUM(HEX2DEC([.W54]);1))" office:value-type="string" office:string-value="44D6" calcext:value-type="string">
            <text:p>44D6</text:p>
          </table:table-cell>
          <table:table-cell table:style-name="ce43" table:formula="of:=DEC2HEX(SUM(HEX2DEC([.X54]);1))" office:value-type="string" office:string-value="44D7" calcext:value-type="string">
            <text:p>44D7</text:p>
          </table:table-cell>
          <table:table-cell table:style-name="ce43" table:formula="of:=DEC2HEX(SUM(HEX2DEC([.Y54]);1))" office:value-type="string" office:string-value="44D8" calcext:value-type="string">
            <text:p>44D8</text:p>
          </table:table-cell>
          <table:table-cell table:style-name="ce43" table:formula="of:=DEC2HEX(SUM(HEX2DEC([.Z54]);1))" office:value-type="string" office:string-value="44D9" calcext:value-type="string">
            <text:p>44D9</text:p>
          </table:table-cell>
          <table:table-cell table:style-name="ce43" table:formula="of:=DEC2HEX(SUM(HEX2DEC([.AA54]);1))" office:value-type="string" office:string-value="44DA" calcext:value-type="string">
            <text:p>44DA</text:p>
          </table:table-cell>
          <table:table-cell table:style-name="ce43" table:formula="of:=DEC2HEX(SUM(HEX2DEC([.AB54]);1))" office:value-type="string" office:string-value="44DB" calcext:value-type="string">
            <text:p>44DB</text:p>
          </table:table-cell>
          <table:table-cell table:style-name="ce43" table:formula="of:=DEC2HEX(SUM(HEX2DEC([.AC54]);1))" office:value-type="string" office:string-value="44DC" calcext:value-type="string">
            <text:p>44DC</text:p>
          </table:table-cell>
          <table:table-cell table:style-name="ce43" table:formula="of:=DEC2HEX(SUM(HEX2DEC([.AD54]);1))" office:value-type="string" office:string-value="44DD" calcext:value-type="string">
            <text:p>44DD</text:p>
          </table:table-cell>
          <table:table-cell table:style-name="ce43" table:formula="of:=DEC2HEX(SUM(HEX2DEC([.AE54]);1))" office:value-type="string" office:string-value="44DE" calcext:value-type="string">
            <text:p>44DE</text:p>
          </table:table-cell>
          <table:table-cell table:style-name="ce43" table:formula="of:=DEC2HEX(SUM(HEX2DEC([.AF54]);1))" office:value-type="string" office:string-value="44DF" calcext:value-type="string">
            <text:p>44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7]);1))" office:value-type="string" office:string-value="45C0" calcext:value-type="string">
            <text:p>45C0</text:p>
          </table:table-cell>
          <table:table-cell table:style-name="ce43" table:formula="of:=DEC2HEX(SUM(HEX2DEC([.B55]);1))" office:value-type="string" office:string-value="45C1" calcext:value-type="string">
            <text:p>45C1</text:p>
          </table:table-cell>
          <table:table-cell table:style-name="ce43" table:formula="of:=DEC2HEX(SUM(HEX2DEC([.C55]);1))" office:value-type="string" office:string-value="45C2" calcext:value-type="string">
            <text:p>45C2</text:p>
          </table:table-cell>
          <table:table-cell table:style-name="ce43" table:formula="of:=DEC2HEX(SUM(HEX2DEC([.D55]);1))" office:value-type="string" office:string-value="45C3" calcext:value-type="string">
            <text:p>45C3</text:p>
          </table:table-cell>
          <table:table-cell table:style-name="ce43" table:formula="of:=DEC2HEX(SUM(HEX2DEC([.E55]);1))" office:value-type="string" office:string-value="45C4" calcext:value-type="string">
            <text:p>45C4</text:p>
          </table:table-cell>
          <table:table-cell table:style-name="ce43" table:formula="of:=DEC2HEX(SUM(HEX2DEC([.F55]);1))" office:value-type="string" office:string-value="45C5" calcext:value-type="string">
            <text:p>45C5</text:p>
          </table:table-cell>
          <table:table-cell table:style-name="ce43" table:formula="of:=DEC2HEX(SUM(HEX2DEC([.G55]);1))" office:value-type="string" office:string-value="45C6" calcext:value-type="string">
            <text:p>45C6</text:p>
          </table:table-cell>
          <table:table-cell table:style-name="ce43" table:formula="of:=DEC2HEX(SUM(HEX2DEC([.H55]);1))" office:value-type="string" office:string-value="45C7" calcext:value-type="string">
            <text:p>45C7</text:p>
          </table:table-cell>
          <table:table-cell table:style-name="ce43" table:formula="of:=DEC2HEX(SUM(HEX2DEC([.I55]);1))" office:value-type="string" office:string-value="45C8" calcext:value-type="string">
            <text:p>45C8</text:p>
          </table:table-cell>
          <table:table-cell table:style-name="ce43" table:formula="of:=DEC2HEX(SUM(HEX2DEC([.J55]);1))" office:value-type="string" office:string-value="45C9" calcext:value-type="string">
            <text:p>45C9</text:p>
          </table:table-cell>
          <table:table-cell table:style-name="ce43" table:formula="of:=DEC2HEX(SUM(HEX2DEC([.K55]);1))" office:value-type="string" office:string-value="45CA" calcext:value-type="string">
            <text:p>45CA</text:p>
          </table:table-cell>
          <table:table-cell table:style-name="ce43" table:formula="of:=DEC2HEX(SUM(HEX2DEC([.L55]);1))" office:value-type="string" office:string-value="45CB" calcext:value-type="string">
            <text:p>45CB</text:p>
          </table:table-cell>
          <table:table-cell table:style-name="ce43" table:formula="of:=DEC2HEX(SUM(HEX2DEC([.M55]);1))" office:value-type="string" office:string-value="45CC" calcext:value-type="string">
            <text:p>45CC</text:p>
          </table:table-cell>
          <table:table-cell table:style-name="ce43" table:formula="of:=DEC2HEX(SUM(HEX2DEC([.N55]);1))" office:value-type="string" office:string-value="45CD" calcext:value-type="string">
            <text:p>45CD</text:p>
          </table:table-cell>
          <table:table-cell table:style-name="ce43" table:formula="of:=DEC2HEX(SUM(HEX2DEC([.O55]);1))" office:value-type="string" office:string-value="45CE" calcext:value-type="string">
            <text:p>45CE</text:p>
          </table:table-cell>
          <table:table-cell table:style-name="ce43" table:formula="of:=DEC2HEX(SUM(HEX2DEC([.P55]);1))" office:value-type="string" office:string-value="45CF" calcext:value-type="string">
            <text:p>45CF</text:p>
          </table:table-cell>
          <table:table-cell table:style-name="ce43" table:formula="of:=DEC2HEX(SUM(HEX2DEC([.Q55]);1))" office:value-type="string" office:string-value="45D0" calcext:value-type="string">
            <text:p>45D0</text:p>
          </table:table-cell>
          <table:table-cell table:style-name="ce43" table:formula="of:=DEC2HEX(SUM(HEX2DEC([.R55]);1))" office:value-type="string" office:string-value="45D1" calcext:value-type="string">
            <text:p>45D1</text:p>
          </table:table-cell>
          <table:table-cell table:style-name="ce43" table:formula="of:=DEC2HEX(SUM(HEX2DEC([.S55]);1))" office:value-type="string" office:string-value="45D2" calcext:value-type="string">
            <text:p>45D2</text:p>
          </table:table-cell>
          <table:table-cell table:style-name="ce43" table:formula="of:=DEC2HEX(SUM(HEX2DEC([.T55]);1))" office:value-type="string" office:string-value="45D3" calcext:value-type="string">
            <text:p>45D3</text:p>
          </table:table-cell>
          <table:table-cell table:style-name="ce43" table:formula="of:=DEC2HEX(SUM(HEX2DEC([.U55]);1))" office:value-type="string" office:string-value="45D4" calcext:value-type="string">
            <text:p>45D4</text:p>
          </table:table-cell>
          <table:table-cell table:style-name="ce43" table:formula="of:=DEC2HEX(SUM(HEX2DEC([.V55]);1))" office:value-type="string" office:string-value="45D5" calcext:value-type="string">
            <text:p>45D5</text:p>
          </table:table-cell>
          <table:table-cell table:style-name="ce43" table:formula="of:=DEC2HEX(SUM(HEX2DEC([.W55]);1))" office:value-type="string" office:string-value="45D6" calcext:value-type="string">
            <text:p>45D6</text:p>
          </table:table-cell>
          <table:table-cell table:style-name="ce43" table:formula="of:=DEC2HEX(SUM(HEX2DEC([.X55]);1))" office:value-type="string" office:string-value="45D7" calcext:value-type="string">
            <text:p>45D7</text:p>
          </table:table-cell>
          <table:table-cell table:style-name="ce43" table:formula="of:=DEC2HEX(SUM(HEX2DEC([.Y55]);1))" office:value-type="string" office:string-value="45D8" calcext:value-type="string">
            <text:p>45D8</text:p>
          </table:table-cell>
          <table:table-cell table:style-name="ce43" table:formula="of:=DEC2HEX(SUM(HEX2DEC([.Z55]);1))" office:value-type="string" office:string-value="45D9" calcext:value-type="string">
            <text:p>45D9</text:p>
          </table:table-cell>
          <table:table-cell table:style-name="ce43" table:formula="of:=DEC2HEX(SUM(HEX2DEC([.AA55]);1))" office:value-type="string" office:string-value="45DA" calcext:value-type="string">
            <text:p>45DA</text:p>
          </table:table-cell>
          <table:table-cell table:style-name="ce43" table:formula="of:=DEC2HEX(SUM(HEX2DEC([.AB55]);1))" office:value-type="string" office:string-value="45DB" calcext:value-type="string">
            <text:p>45DB</text:p>
          </table:table-cell>
          <table:table-cell table:style-name="ce43" table:formula="of:=DEC2HEX(SUM(HEX2DEC([.AC55]);1))" office:value-type="string" office:string-value="45DC" calcext:value-type="string">
            <text:p>45DC</text:p>
          </table:table-cell>
          <table:table-cell table:style-name="ce43" table:formula="of:=DEC2HEX(SUM(HEX2DEC([.AD55]);1))" office:value-type="string" office:string-value="45DD" calcext:value-type="string">
            <text:p>45DD</text:p>
          </table:table-cell>
          <table:table-cell table:style-name="ce43" table:formula="of:=DEC2HEX(SUM(HEX2DEC([.AE55]);1))" office:value-type="string" office:string-value="45DE" calcext:value-type="string">
            <text:p>45DE</text:p>
          </table:table-cell>
          <table:table-cell table:style-name="ce43" table:formula="of:=DEC2HEX(SUM(HEX2DEC([.AF55]);1))" office:value-type="string" office:string-value="45DF" calcext:value-type="string">
            <text:p>45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8]);1))" office:value-type="string" office:string-value="46C0" calcext:value-type="string">
            <text:p>46C0</text:p>
          </table:table-cell>
          <table:table-cell table:style-name="ce43" table:formula="of:=DEC2HEX(SUM(HEX2DEC([.B56]);1))" office:value-type="string" office:string-value="46C1" calcext:value-type="string">
            <text:p>46C1</text:p>
          </table:table-cell>
          <table:table-cell table:style-name="ce43" table:formula="of:=DEC2HEX(SUM(HEX2DEC([.C56]);1))" office:value-type="string" office:string-value="46C2" calcext:value-type="string">
            <text:p>46C2</text:p>
          </table:table-cell>
          <table:table-cell table:style-name="ce43" table:formula="of:=DEC2HEX(SUM(HEX2DEC([.D56]);1))" office:value-type="string" office:string-value="46C3" calcext:value-type="string">
            <text:p>46C3</text:p>
          </table:table-cell>
          <table:table-cell table:style-name="ce43" table:formula="of:=DEC2HEX(SUM(HEX2DEC([.E56]);1))" office:value-type="string" office:string-value="46C4" calcext:value-type="string">
            <text:p>46C4</text:p>
          </table:table-cell>
          <table:table-cell table:style-name="ce43" table:formula="of:=DEC2HEX(SUM(HEX2DEC([.F56]);1))" office:value-type="string" office:string-value="46C5" calcext:value-type="string">
            <text:p>46C5</text:p>
          </table:table-cell>
          <table:table-cell table:style-name="ce43" table:formula="of:=DEC2HEX(SUM(HEX2DEC([.G56]);1))" office:value-type="string" office:string-value="46C6" calcext:value-type="string">
            <text:p>46C6</text:p>
          </table:table-cell>
          <table:table-cell table:style-name="ce43" table:formula="of:=DEC2HEX(SUM(HEX2DEC([.H56]);1))" office:value-type="string" office:string-value="46C7" calcext:value-type="string">
            <text:p>46C7</text:p>
          </table:table-cell>
          <table:table-cell table:style-name="ce43" table:formula="of:=DEC2HEX(SUM(HEX2DEC([.I56]);1))" office:value-type="string" office:string-value="46C8" calcext:value-type="string">
            <text:p>46C8</text:p>
          </table:table-cell>
          <table:table-cell table:style-name="ce43" table:formula="of:=DEC2HEX(SUM(HEX2DEC([.J56]);1))" office:value-type="string" office:string-value="46C9" calcext:value-type="string">
            <text:p>46C9</text:p>
          </table:table-cell>
          <table:table-cell table:style-name="ce43" table:formula="of:=DEC2HEX(SUM(HEX2DEC([.K56]);1))" office:value-type="string" office:string-value="46CA" calcext:value-type="string">
            <text:p>46CA</text:p>
          </table:table-cell>
          <table:table-cell table:style-name="ce43" table:formula="of:=DEC2HEX(SUM(HEX2DEC([.L56]);1))" office:value-type="string" office:string-value="46CB" calcext:value-type="string">
            <text:p>46CB</text:p>
          </table:table-cell>
          <table:table-cell table:style-name="ce43" table:formula="of:=DEC2HEX(SUM(HEX2DEC([.M56]);1))" office:value-type="string" office:string-value="46CC" calcext:value-type="string">
            <text:p>46CC</text:p>
          </table:table-cell>
          <table:table-cell table:style-name="ce43" table:formula="of:=DEC2HEX(SUM(HEX2DEC([.N56]);1))" office:value-type="string" office:string-value="46CD" calcext:value-type="string">
            <text:p>46CD</text:p>
          </table:table-cell>
          <table:table-cell table:style-name="ce43" table:formula="of:=DEC2HEX(SUM(HEX2DEC([.O56]);1))" office:value-type="string" office:string-value="46CE" calcext:value-type="string">
            <text:p>46CE</text:p>
          </table:table-cell>
          <table:table-cell table:style-name="ce43" table:formula="of:=DEC2HEX(SUM(HEX2DEC([.P56]);1))" office:value-type="string" office:string-value="46CF" calcext:value-type="string">
            <text:p>46CF</text:p>
          </table:table-cell>
          <table:table-cell table:style-name="ce43" table:formula="of:=DEC2HEX(SUM(HEX2DEC([.Q56]);1))" office:value-type="string" office:string-value="46D0" calcext:value-type="string">
            <text:p>46D0</text:p>
          </table:table-cell>
          <table:table-cell table:style-name="ce43" table:formula="of:=DEC2HEX(SUM(HEX2DEC([.R56]);1))" office:value-type="string" office:string-value="46D1" calcext:value-type="string">
            <text:p>46D1</text:p>
          </table:table-cell>
          <table:table-cell table:style-name="ce43" table:formula="of:=DEC2HEX(SUM(HEX2DEC([.S56]);1))" office:value-type="string" office:string-value="46D2" calcext:value-type="string">
            <text:p>46D2</text:p>
          </table:table-cell>
          <table:table-cell table:style-name="ce43" table:formula="of:=DEC2HEX(SUM(HEX2DEC([.T56]);1))" office:value-type="string" office:string-value="46D3" calcext:value-type="string">
            <text:p>46D3</text:p>
          </table:table-cell>
          <table:table-cell table:style-name="ce43" table:formula="of:=DEC2HEX(SUM(HEX2DEC([.U56]);1))" office:value-type="string" office:string-value="46D4" calcext:value-type="string">
            <text:p>46D4</text:p>
          </table:table-cell>
          <table:table-cell table:style-name="ce43" table:formula="of:=DEC2HEX(SUM(HEX2DEC([.V56]);1))" office:value-type="string" office:string-value="46D5" calcext:value-type="string">
            <text:p>46D5</text:p>
          </table:table-cell>
          <table:table-cell table:style-name="ce43" table:formula="of:=DEC2HEX(SUM(HEX2DEC([.W56]);1))" office:value-type="string" office:string-value="46D6" calcext:value-type="string">
            <text:p>46D6</text:p>
          </table:table-cell>
          <table:table-cell table:style-name="ce43" table:formula="of:=DEC2HEX(SUM(HEX2DEC([.X56]);1))" office:value-type="string" office:string-value="46D7" calcext:value-type="string">
            <text:p>46D7</text:p>
          </table:table-cell>
          <table:table-cell table:style-name="ce43" table:formula="of:=DEC2HEX(SUM(HEX2DEC([.Y56]);1))" office:value-type="string" office:string-value="46D8" calcext:value-type="string">
            <text:p>46D8</text:p>
          </table:table-cell>
          <table:table-cell table:style-name="ce43" table:formula="of:=DEC2HEX(SUM(HEX2DEC([.Z56]);1))" office:value-type="string" office:string-value="46D9" calcext:value-type="string">
            <text:p>46D9</text:p>
          </table:table-cell>
          <table:table-cell table:style-name="ce43" table:formula="of:=DEC2HEX(SUM(HEX2DEC([.AA56]);1))" office:value-type="string" office:string-value="46DA" calcext:value-type="string">
            <text:p>46DA</text:p>
          </table:table-cell>
          <table:table-cell table:style-name="ce43" table:formula="of:=DEC2HEX(SUM(HEX2DEC([.AB56]);1))" office:value-type="string" office:string-value="46DB" calcext:value-type="string">
            <text:p>46DB</text:p>
          </table:table-cell>
          <table:table-cell table:style-name="ce43" table:formula="of:=DEC2HEX(SUM(HEX2DEC([.AC56]);1))" office:value-type="string" office:string-value="46DC" calcext:value-type="string">
            <text:p>46DC</text:p>
          </table:table-cell>
          <table:table-cell table:style-name="ce43" table:formula="of:=DEC2HEX(SUM(HEX2DEC([.AD56]);1))" office:value-type="string" office:string-value="46DD" calcext:value-type="string">
            <text:p>46DD</text:p>
          </table:table-cell>
          <table:table-cell table:style-name="ce43" table:formula="of:=DEC2HEX(SUM(HEX2DEC([.AE56]);1))" office:value-type="string" office:string-value="46DE" calcext:value-type="string">
            <text:p>46DE</text:p>
          </table:table-cell>
          <table:table-cell table:style-name="ce43" table:formula="of:=DEC2HEX(SUM(HEX2DEC([.AF56]);1))" office:value-type="string" office:string-value="46DF" calcext:value-type="string">
            <text:p>46D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49]);1))" office:value-type="string" office:string-value="47C0" calcext:value-type="string">
            <text:p>47C0</text:p>
          </table:table-cell>
          <table:table-cell table:style-name="ce43" table:formula="of:=DEC2HEX(SUM(HEX2DEC([.B57]);1))" office:value-type="string" office:string-value="47C1" calcext:value-type="string">
            <text:p>47C1</text:p>
          </table:table-cell>
          <table:table-cell table:style-name="ce43" table:formula="of:=DEC2HEX(SUM(HEX2DEC([.C57]);1))" office:value-type="string" office:string-value="47C2" calcext:value-type="string">
            <text:p>47C2</text:p>
          </table:table-cell>
          <table:table-cell table:style-name="ce43" table:formula="of:=DEC2HEX(SUM(HEX2DEC([.D57]);1))" office:value-type="string" office:string-value="47C3" calcext:value-type="string">
            <text:p>47C3</text:p>
          </table:table-cell>
          <table:table-cell table:style-name="ce43" table:formula="of:=DEC2HEX(SUM(HEX2DEC([.E57]);1))" office:value-type="string" office:string-value="47C4" calcext:value-type="string">
            <text:p>47C4</text:p>
          </table:table-cell>
          <table:table-cell table:style-name="ce43" table:formula="of:=DEC2HEX(SUM(HEX2DEC([.F57]);1))" office:value-type="string" office:string-value="47C5" calcext:value-type="string">
            <text:p>47C5</text:p>
          </table:table-cell>
          <table:table-cell table:style-name="ce43" table:formula="of:=DEC2HEX(SUM(HEX2DEC([.G57]);1))" office:value-type="string" office:string-value="47C6" calcext:value-type="string">
            <text:p>47C6</text:p>
          </table:table-cell>
          <table:table-cell table:style-name="ce43" table:formula="of:=DEC2HEX(SUM(HEX2DEC([.H57]);1))" office:value-type="string" office:string-value="47C7" calcext:value-type="string">
            <text:p>47C7</text:p>
          </table:table-cell>
          <table:table-cell table:style-name="ce43" table:formula="of:=DEC2HEX(SUM(HEX2DEC([.I57]);1))" office:value-type="string" office:string-value="47C8" calcext:value-type="string">
            <text:p>47C8</text:p>
          </table:table-cell>
          <table:table-cell table:style-name="ce43" table:formula="of:=DEC2HEX(SUM(HEX2DEC([.J57]);1))" office:value-type="string" office:string-value="47C9" calcext:value-type="string">
            <text:p>47C9</text:p>
          </table:table-cell>
          <table:table-cell table:style-name="ce43" table:formula="of:=DEC2HEX(SUM(HEX2DEC([.K57]);1))" office:value-type="string" office:string-value="47CA" calcext:value-type="string">
            <text:p>47CA</text:p>
          </table:table-cell>
          <table:table-cell table:style-name="ce43" table:formula="of:=DEC2HEX(SUM(HEX2DEC([.L57]);1))" office:value-type="string" office:string-value="47CB" calcext:value-type="string">
            <text:p>47CB</text:p>
          </table:table-cell>
          <table:table-cell table:style-name="ce43" table:formula="of:=DEC2HEX(SUM(HEX2DEC([.M57]);1))" office:value-type="string" office:string-value="47CC" calcext:value-type="string">
            <text:p>47CC</text:p>
          </table:table-cell>
          <table:table-cell table:style-name="ce43" table:formula="of:=DEC2HEX(SUM(HEX2DEC([.N57]);1))" office:value-type="string" office:string-value="47CD" calcext:value-type="string">
            <text:p>47CD</text:p>
          </table:table-cell>
          <table:table-cell table:style-name="ce43" table:formula="of:=DEC2HEX(SUM(HEX2DEC([.O57]);1))" office:value-type="string" office:string-value="47CE" calcext:value-type="string">
            <text:p>47CE</text:p>
          </table:table-cell>
          <table:table-cell table:style-name="ce43" table:formula="of:=DEC2HEX(SUM(HEX2DEC([.P57]);1))" office:value-type="string" office:string-value="47CF" calcext:value-type="string">
            <text:p>47CF</text:p>
          </table:table-cell>
          <table:table-cell table:style-name="ce43" table:formula="of:=DEC2HEX(SUM(HEX2DEC([.Q57]);1))" office:value-type="string" office:string-value="47D0" calcext:value-type="string">
            <text:p>47D0</text:p>
          </table:table-cell>
          <table:table-cell table:style-name="ce43" table:formula="of:=DEC2HEX(SUM(HEX2DEC([.R57]);1))" office:value-type="string" office:string-value="47D1" calcext:value-type="string">
            <text:p>47D1</text:p>
          </table:table-cell>
          <table:table-cell table:style-name="ce43" table:formula="of:=DEC2HEX(SUM(HEX2DEC([.S57]);1))" office:value-type="string" office:string-value="47D2" calcext:value-type="string">
            <text:p>47D2</text:p>
          </table:table-cell>
          <table:table-cell table:style-name="ce43" table:formula="of:=DEC2HEX(SUM(HEX2DEC([.T57]);1))" office:value-type="string" office:string-value="47D3" calcext:value-type="string">
            <text:p>47D3</text:p>
          </table:table-cell>
          <table:table-cell table:style-name="ce43" table:formula="of:=DEC2HEX(SUM(HEX2DEC([.U57]);1))" office:value-type="string" office:string-value="47D4" calcext:value-type="string">
            <text:p>47D4</text:p>
          </table:table-cell>
          <table:table-cell table:style-name="ce43" table:formula="of:=DEC2HEX(SUM(HEX2DEC([.V57]);1))" office:value-type="string" office:string-value="47D5" calcext:value-type="string">
            <text:p>47D5</text:p>
          </table:table-cell>
          <table:table-cell table:style-name="ce43" table:formula="of:=DEC2HEX(SUM(HEX2DEC([.W57]);1))" office:value-type="string" office:string-value="47D6" calcext:value-type="string">
            <text:p>47D6</text:p>
          </table:table-cell>
          <table:table-cell table:style-name="ce43" table:formula="of:=DEC2HEX(SUM(HEX2DEC([.X57]);1))" office:value-type="string" office:string-value="47D7" calcext:value-type="string">
            <text:p>47D7</text:p>
          </table:table-cell>
          <table:table-cell table:style-name="ce43" table:formula="of:=DEC2HEX(SUM(HEX2DEC([.Y57]);1))" office:value-type="string" office:string-value="47D8" calcext:value-type="string">
            <text:p>47D8</text:p>
          </table:table-cell>
          <table:table-cell table:style-name="ce43" table:formula="of:=DEC2HEX(SUM(HEX2DEC([.Z57]);1))" office:value-type="string" office:string-value="47D9" calcext:value-type="string">
            <text:p>47D9</text:p>
          </table:table-cell>
          <table:table-cell table:style-name="ce43" table:formula="of:=DEC2HEX(SUM(HEX2DEC([.AA57]);1))" office:value-type="string" office:string-value="47DA" calcext:value-type="string">
            <text:p>47DA</text:p>
          </table:table-cell>
          <table:table-cell table:style-name="ce43" table:formula="of:=DEC2HEX(SUM(HEX2DEC([.AB57]);1))" office:value-type="string" office:string-value="47DB" calcext:value-type="string">
            <text:p>47DB</text:p>
          </table:table-cell>
          <table:table-cell table:style-name="ce43" table:formula="of:=DEC2HEX(SUM(HEX2DEC([.AC57]);1))" office:value-type="string" office:string-value="47DC" calcext:value-type="string">
            <text:p>47DC</text:p>
          </table:table-cell>
          <table:table-cell table:style-name="ce43" table:formula="of:=DEC2HEX(SUM(HEX2DEC([.AD57]);1))" office:value-type="string" office:string-value="47DD" calcext:value-type="string">
            <text:p>47DD</text:p>
          </table:table-cell>
          <table:table-cell table:style-name="ce43" table:formula="of:=DEC2HEX(SUM(HEX2DEC([.AE57]);1))" office:value-type="string" office:string-value="47DE" calcext:value-type="string">
            <text:p>47DE</text:p>
          </table:table-cell>
          <table:table-cell table:style-name="ce43" table:formula="of:=DEC2HEX(SUM(HEX2DEC([.AF57]);1))" office:value-type="string" office:string-value="47DF" calcext:value-type="string">
            <text:p>47D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7</text:p>
            <text:p>Pixel</text:p>
            <text:p>56-63</text:p>
          </table:table-cell>
          <table:table-cell table:style-name="ce46" table:formula="of:=DEC2HEX(SUM(HEX2DEC([.AG50]);1))" office:value-type="string" office:string-value="40E0" calcext:value-type="string">
            <text:p>40E0</text:p>
          </table:table-cell>
          <table:table-cell table:style-name="ce46" table:formula="of:=DEC2HEX(SUM(HEX2DEC([.B58]);1))" office:value-type="string" office:string-value="40E1" calcext:value-type="string">
            <text:p>40E1</text:p>
          </table:table-cell>
          <table:table-cell table:style-name="ce46" table:formula="of:=DEC2HEX(SUM(HEX2DEC([.C58]);1))" office:value-type="string" office:string-value="40E2" calcext:value-type="string">
            <text:p>40E2</text:p>
          </table:table-cell>
          <table:table-cell table:style-name="ce46" table:formula="of:=DEC2HEX(SUM(HEX2DEC([.D58]);1))" office:value-type="string" office:string-value="40E3" calcext:value-type="string">
            <text:p>40E3</text:p>
          </table:table-cell>
          <table:table-cell table:style-name="ce46" table:formula="of:=DEC2HEX(SUM(HEX2DEC([.E58]);1))" office:value-type="string" office:string-value="40E4" calcext:value-type="string">
            <text:p>40E4</text:p>
          </table:table-cell>
          <table:table-cell table:style-name="ce46" table:formula="of:=DEC2HEX(SUM(HEX2DEC([.F58]);1))" office:value-type="string" office:string-value="40E5" calcext:value-type="string">
            <text:p>40E5</text:p>
          </table:table-cell>
          <table:table-cell table:style-name="ce46" table:formula="of:=DEC2HEX(SUM(HEX2DEC([.G58]);1))" office:value-type="string" office:string-value="40E6" calcext:value-type="string">
            <text:p>40E6</text:p>
          </table:table-cell>
          <table:table-cell table:style-name="ce46" table:formula="of:=DEC2HEX(SUM(HEX2DEC([.H58]);1))" office:value-type="string" office:string-value="40E7" calcext:value-type="string">
            <text:p>40E7</text:p>
          </table:table-cell>
          <table:table-cell table:style-name="ce46" table:formula="of:=DEC2HEX(SUM(HEX2DEC([.I58]);1))" office:value-type="string" office:string-value="40E8" calcext:value-type="string">
            <text:p>40E8</text:p>
          </table:table-cell>
          <table:table-cell table:style-name="ce46" table:formula="of:=DEC2HEX(SUM(HEX2DEC([.J58]);1))" office:value-type="string" office:string-value="40E9" calcext:value-type="string">
            <text:p>40E9</text:p>
          </table:table-cell>
          <table:table-cell table:style-name="ce46" table:formula="of:=DEC2HEX(SUM(HEX2DEC([.K58]);1))" office:value-type="string" office:string-value="40EA" calcext:value-type="string">
            <text:p>40EA</text:p>
          </table:table-cell>
          <table:table-cell table:style-name="ce46" table:formula="of:=DEC2HEX(SUM(HEX2DEC([.L58]);1))" office:value-type="string" office:string-value="40EB" calcext:value-type="string">
            <text:p>40EB</text:p>
          </table:table-cell>
          <table:table-cell table:style-name="ce46" table:formula="of:=DEC2HEX(SUM(HEX2DEC([.M58]);1))" office:value-type="string" office:string-value="40EC" calcext:value-type="string">
            <text:p>40EC</text:p>
          </table:table-cell>
          <table:table-cell table:style-name="ce46" table:formula="of:=DEC2HEX(SUM(HEX2DEC([.N58]);1))" office:value-type="string" office:string-value="40ED" calcext:value-type="string">
            <text:p>40ED</text:p>
          </table:table-cell>
          <table:table-cell table:style-name="ce46" table:formula="of:=DEC2HEX(SUM(HEX2DEC([.O58]);1))" office:value-type="string" office:string-value="40EE" calcext:value-type="string">
            <text:p>40EE</text:p>
          </table:table-cell>
          <table:table-cell table:style-name="ce46" table:formula="of:=DEC2HEX(SUM(HEX2DEC([.P58]);1))" office:value-type="string" office:string-value="40EF" calcext:value-type="string">
            <text:p>40EF</text:p>
          </table:table-cell>
          <table:table-cell table:style-name="ce46" table:formula="of:=DEC2HEX(SUM(HEX2DEC([.Q58]);1))" office:value-type="string" office:string-value="40F0" calcext:value-type="string">
            <text:p>40F0</text:p>
          </table:table-cell>
          <table:table-cell table:style-name="ce46" table:formula="of:=DEC2HEX(SUM(HEX2DEC([.R58]);1))" office:value-type="string" office:string-value="40F1" calcext:value-type="string">
            <text:p>40F1</text:p>
          </table:table-cell>
          <table:table-cell table:style-name="ce46" table:formula="of:=DEC2HEX(SUM(HEX2DEC([.S58]);1))" office:value-type="string" office:string-value="40F2" calcext:value-type="string">
            <text:p>40F2</text:p>
          </table:table-cell>
          <table:table-cell table:style-name="ce46" table:formula="of:=DEC2HEX(SUM(HEX2DEC([.T58]);1))" office:value-type="string" office:string-value="40F3" calcext:value-type="string">
            <text:p>40F3</text:p>
          </table:table-cell>
          <table:table-cell table:style-name="ce46" table:formula="of:=DEC2HEX(SUM(HEX2DEC([.U58]);1))" office:value-type="string" office:string-value="40F4" calcext:value-type="string">
            <text:p>40F4</text:p>
          </table:table-cell>
          <table:table-cell table:style-name="ce46" table:formula="of:=DEC2HEX(SUM(HEX2DEC([.V58]);1))" office:value-type="string" office:string-value="40F5" calcext:value-type="string">
            <text:p>40F5</text:p>
          </table:table-cell>
          <table:table-cell table:style-name="ce46" table:formula="of:=DEC2HEX(SUM(HEX2DEC([.W58]);1))" office:value-type="string" office:string-value="40F6" calcext:value-type="string">
            <text:p>40F6</text:p>
          </table:table-cell>
          <table:table-cell table:style-name="ce46" table:formula="of:=DEC2HEX(SUM(HEX2DEC([.X58]);1))" office:value-type="string" office:string-value="40F7" calcext:value-type="string">
            <text:p>40F7</text:p>
          </table:table-cell>
          <table:table-cell table:style-name="ce46" table:formula="of:=DEC2HEX(SUM(HEX2DEC([.Y58]);1))" office:value-type="string" office:string-value="40F8" calcext:value-type="string">
            <text:p>40F8</text:p>
          </table:table-cell>
          <table:table-cell table:style-name="ce46" table:formula="of:=DEC2HEX(SUM(HEX2DEC([.Z58]);1))" office:value-type="string" office:string-value="40F9" calcext:value-type="string">
            <text:p>40F9</text:p>
          </table:table-cell>
          <table:table-cell table:style-name="ce46" table:formula="of:=DEC2HEX(SUM(HEX2DEC([.AA58]);1))" office:value-type="string" office:string-value="40FA" calcext:value-type="string">
            <text:p>40FA</text:p>
          </table:table-cell>
          <table:table-cell table:style-name="ce46" table:formula="of:=DEC2HEX(SUM(HEX2DEC([.AB58]);1))" office:value-type="string" office:string-value="40FB" calcext:value-type="string">
            <text:p>40FB</text:p>
          </table:table-cell>
          <table:table-cell table:style-name="ce46" table:formula="of:=DEC2HEX(SUM(HEX2DEC([.AC58]);1))" office:value-type="string" office:string-value="40FC" calcext:value-type="string">
            <text:p>40FC</text:p>
          </table:table-cell>
          <table:table-cell table:style-name="ce46" table:formula="of:=DEC2HEX(SUM(HEX2DEC([.AD58]);1))" office:value-type="string" office:string-value="40FD" calcext:value-type="string">
            <text:p>40FD</text:p>
          </table:table-cell>
          <table:table-cell table:style-name="ce46" table:formula="of:=DEC2HEX(SUM(HEX2DEC([.AE58]);1))" office:value-type="string" office:string-value="40FE" calcext:value-type="string">
            <text:p>40FE</text:p>
          </table:table-cell>
          <table:table-cell table:style-name="ce46" table:formula="of:=DEC2HEX(SUM(HEX2DEC([.AF58]);1))" office:value-type="string" office:string-value="40FF" calcext:value-type="string">
            <text:p>40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51]);1))" office:value-type="string" office:string-value="41E0" calcext:value-type="string">
            <text:p>41E0</text:p>
          </table:table-cell>
          <table:table-cell table:style-name="ce43" table:formula="of:=DEC2HEX(SUM(HEX2DEC([.B59]);1))" office:value-type="string" office:string-value="41E1" calcext:value-type="string">
            <text:p>41E1</text:p>
          </table:table-cell>
          <table:table-cell table:style-name="ce43" table:formula="of:=DEC2HEX(SUM(HEX2DEC([.C59]);1))" office:value-type="string" office:string-value="41E2" calcext:value-type="string">
            <text:p>41E2</text:p>
          </table:table-cell>
          <table:table-cell table:style-name="ce43" table:formula="of:=DEC2HEX(SUM(HEX2DEC([.D59]);1))" office:value-type="string" office:string-value="41E3" calcext:value-type="string">
            <text:p>41E3</text:p>
          </table:table-cell>
          <table:table-cell table:style-name="ce43" table:formula="of:=DEC2HEX(SUM(HEX2DEC([.E59]);1))" office:value-type="string" office:string-value="41E4" calcext:value-type="string">
            <text:p>41E4</text:p>
          </table:table-cell>
          <table:table-cell table:style-name="ce43" table:formula="of:=DEC2HEX(SUM(HEX2DEC([.F59]);1))" office:value-type="string" office:string-value="41E5" calcext:value-type="string">
            <text:p>41E5</text:p>
          </table:table-cell>
          <table:table-cell table:style-name="ce43" table:formula="of:=DEC2HEX(SUM(HEX2DEC([.G59]);1))" office:value-type="string" office:string-value="41E6" calcext:value-type="string">
            <text:p>41E6</text:p>
          </table:table-cell>
          <table:table-cell table:style-name="ce43" table:formula="of:=DEC2HEX(SUM(HEX2DEC([.H59]);1))" office:value-type="string" office:string-value="41E7" calcext:value-type="string">
            <text:p>41E7</text:p>
          </table:table-cell>
          <table:table-cell table:style-name="ce43" table:formula="of:=DEC2HEX(SUM(HEX2DEC([.I59]);1))" office:value-type="string" office:string-value="41E8" calcext:value-type="string">
            <text:p>41E8</text:p>
          </table:table-cell>
          <table:table-cell table:style-name="ce43" table:formula="of:=DEC2HEX(SUM(HEX2DEC([.J59]);1))" office:value-type="string" office:string-value="41E9" calcext:value-type="string">
            <text:p>41E9</text:p>
          </table:table-cell>
          <table:table-cell table:style-name="ce43" table:formula="of:=DEC2HEX(SUM(HEX2DEC([.K59]);1))" office:value-type="string" office:string-value="41EA" calcext:value-type="string">
            <text:p>41EA</text:p>
          </table:table-cell>
          <table:table-cell table:style-name="ce43" table:formula="of:=DEC2HEX(SUM(HEX2DEC([.L59]);1))" office:value-type="string" office:string-value="41EB" calcext:value-type="string">
            <text:p>41EB</text:p>
          </table:table-cell>
          <table:table-cell table:style-name="ce43" table:formula="of:=DEC2HEX(SUM(HEX2DEC([.M59]);1))" office:value-type="string" office:string-value="41EC" calcext:value-type="string">
            <text:p>41EC</text:p>
          </table:table-cell>
          <table:table-cell table:style-name="ce43" table:formula="of:=DEC2HEX(SUM(HEX2DEC([.N59]);1))" office:value-type="string" office:string-value="41ED" calcext:value-type="string">
            <text:p>41ED</text:p>
          </table:table-cell>
          <table:table-cell table:style-name="ce43" table:formula="of:=DEC2HEX(SUM(HEX2DEC([.O59]);1))" office:value-type="string" office:string-value="41EE" calcext:value-type="string">
            <text:p>41EE</text:p>
          </table:table-cell>
          <table:table-cell table:style-name="ce43" table:formula="of:=DEC2HEX(SUM(HEX2DEC([.P59]);1))" office:value-type="string" office:string-value="41EF" calcext:value-type="string">
            <text:p>41EF</text:p>
          </table:table-cell>
          <table:table-cell table:style-name="ce43" table:formula="of:=DEC2HEX(SUM(HEX2DEC([.Q59]);1))" office:value-type="string" office:string-value="41F0" calcext:value-type="string">
            <text:p>41F0</text:p>
          </table:table-cell>
          <table:table-cell table:style-name="ce43" table:formula="of:=DEC2HEX(SUM(HEX2DEC([.R59]);1))" office:value-type="string" office:string-value="41F1" calcext:value-type="string">
            <text:p>41F1</text:p>
          </table:table-cell>
          <table:table-cell table:style-name="ce43" table:formula="of:=DEC2HEX(SUM(HEX2DEC([.S59]);1))" office:value-type="string" office:string-value="41F2" calcext:value-type="string">
            <text:p>41F2</text:p>
          </table:table-cell>
          <table:table-cell table:style-name="ce43" table:formula="of:=DEC2HEX(SUM(HEX2DEC([.T59]);1))" office:value-type="string" office:string-value="41F3" calcext:value-type="string">
            <text:p>41F3</text:p>
          </table:table-cell>
          <table:table-cell table:style-name="ce43" table:formula="of:=DEC2HEX(SUM(HEX2DEC([.U59]);1))" office:value-type="string" office:string-value="41F4" calcext:value-type="string">
            <text:p>41F4</text:p>
          </table:table-cell>
          <table:table-cell table:style-name="ce43" table:formula="of:=DEC2HEX(SUM(HEX2DEC([.V59]);1))" office:value-type="string" office:string-value="41F5" calcext:value-type="string">
            <text:p>41F5</text:p>
          </table:table-cell>
          <table:table-cell table:style-name="ce43" table:formula="of:=DEC2HEX(SUM(HEX2DEC([.W59]);1))" office:value-type="string" office:string-value="41F6" calcext:value-type="string">
            <text:p>41F6</text:p>
          </table:table-cell>
          <table:table-cell table:style-name="ce43" table:formula="of:=DEC2HEX(SUM(HEX2DEC([.X59]);1))" office:value-type="string" office:string-value="41F7" calcext:value-type="string">
            <text:p>41F7</text:p>
          </table:table-cell>
          <table:table-cell table:style-name="ce43" table:formula="of:=DEC2HEX(SUM(HEX2DEC([.Y59]);1))" office:value-type="string" office:string-value="41F8" calcext:value-type="string">
            <text:p>41F8</text:p>
          </table:table-cell>
          <table:table-cell table:style-name="ce43" table:formula="of:=DEC2HEX(SUM(HEX2DEC([.Z59]);1))" office:value-type="string" office:string-value="41F9" calcext:value-type="string">
            <text:p>41F9</text:p>
          </table:table-cell>
          <table:table-cell table:style-name="ce43" table:formula="of:=DEC2HEX(SUM(HEX2DEC([.AA59]);1))" office:value-type="string" office:string-value="41FA" calcext:value-type="string">
            <text:p>41FA</text:p>
          </table:table-cell>
          <table:table-cell table:style-name="ce43" table:formula="of:=DEC2HEX(SUM(HEX2DEC([.AB59]);1))" office:value-type="string" office:string-value="41FB" calcext:value-type="string">
            <text:p>41FB</text:p>
          </table:table-cell>
          <table:table-cell table:style-name="ce43" table:formula="of:=DEC2HEX(SUM(HEX2DEC([.AC59]);1))" office:value-type="string" office:string-value="41FC" calcext:value-type="string">
            <text:p>41FC</text:p>
          </table:table-cell>
          <table:table-cell table:style-name="ce43" table:formula="of:=DEC2HEX(SUM(HEX2DEC([.AD59]);1))" office:value-type="string" office:string-value="41FD" calcext:value-type="string">
            <text:p>41FD</text:p>
          </table:table-cell>
          <table:table-cell table:style-name="ce43" table:formula="of:=DEC2HEX(SUM(HEX2DEC([.AE59]);1))" office:value-type="string" office:string-value="41FE" calcext:value-type="string">
            <text:p>41FE</text:p>
          </table:table-cell>
          <table:table-cell table:style-name="ce43" table:formula="of:=DEC2HEX(SUM(HEX2DEC([.AF59]);1))" office:value-type="string" office:string-value="41FF" calcext:value-type="string">
            <text:p>41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2]);1))" office:value-type="string" office:string-value="42E0" calcext:value-type="string">
            <text:p>42E0</text:p>
          </table:table-cell>
          <table:table-cell table:style-name="ce43" table:formula="of:=DEC2HEX(SUM(HEX2DEC([.B60]);1))" office:value-type="string" office:string-value="42E1" calcext:value-type="string">
            <text:p>42E1</text:p>
          </table:table-cell>
          <table:table-cell table:style-name="ce43" table:formula="of:=DEC2HEX(SUM(HEX2DEC([.C60]);1))" office:value-type="string" office:string-value="42E2" calcext:value-type="string">
            <text:p>42E2</text:p>
          </table:table-cell>
          <table:table-cell table:style-name="ce43" table:formula="of:=DEC2HEX(SUM(HEX2DEC([.D60]);1))" office:value-type="string" office:string-value="42E3" calcext:value-type="string">
            <text:p>42E3</text:p>
          </table:table-cell>
          <table:table-cell table:style-name="ce43" table:formula="of:=DEC2HEX(SUM(HEX2DEC([.E60]);1))" office:value-type="string" office:string-value="42E4" calcext:value-type="string">
            <text:p>42E4</text:p>
          </table:table-cell>
          <table:table-cell table:style-name="ce43" table:formula="of:=DEC2HEX(SUM(HEX2DEC([.F60]);1))" office:value-type="string" office:string-value="42E5" calcext:value-type="string">
            <text:p>42E5</text:p>
          </table:table-cell>
          <table:table-cell table:style-name="ce43" table:formula="of:=DEC2HEX(SUM(HEX2DEC([.G60]);1))" office:value-type="string" office:string-value="42E6" calcext:value-type="string">
            <text:p>42E6</text:p>
          </table:table-cell>
          <table:table-cell table:style-name="ce43" table:formula="of:=DEC2HEX(SUM(HEX2DEC([.H60]);1))" office:value-type="string" office:string-value="42E7" calcext:value-type="string">
            <text:p>42E7</text:p>
          </table:table-cell>
          <table:table-cell table:style-name="ce43" table:formula="of:=DEC2HEX(SUM(HEX2DEC([.I60]);1))" office:value-type="string" office:string-value="42E8" calcext:value-type="string">
            <text:p>42E8</text:p>
          </table:table-cell>
          <table:table-cell table:style-name="ce43" table:formula="of:=DEC2HEX(SUM(HEX2DEC([.J60]);1))" office:value-type="string" office:string-value="42E9" calcext:value-type="string">
            <text:p>42E9</text:p>
          </table:table-cell>
          <table:table-cell table:style-name="ce43" table:formula="of:=DEC2HEX(SUM(HEX2DEC([.K60]);1))" office:value-type="string" office:string-value="42EA" calcext:value-type="string">
            <text:p>42EA</text:p>
          </table:table-cell>
          <table:table-cell table:style-name="ce43" table:formula="of:=DEC2HEX(SUM(HEX2DEC([.L60]);1))" office:value-type="string" office:string-value="42EB" calcext:value-type="string">
            <text:p>42EB</text:p>
          </table:table-cell>
          <table:table-cell table:style-name="ce43" table:formula="of:=DEC2HEX(SUM(HEX2DEC([.M60]);1))" office:value-type="string" office:string-value="42EC" calcext:value-type="string">
            <text:p>42EC</text:p>
          </table:table-cell>
          <table:table-cell table:style-name="ce43" table:formula="of:=DEC2HEX(SUM(HEX2DEC([.N60]);1))" office:value-type="string" office:string-value="42ED" calcext:value-type="string">
            <text:p>42ED</text:p>
          </table:table-cell>
          <table:table-cell table:style-name="ce43" table:formula="of:=DEC2HEX(SUM(HEX2DEC([.O60]);1))" office:value-type="string" office:string-value="42EE" calcext:value-type="string">
            <text:p>42EE</text:p>
          </table:table-cell>
          <table:table-cell table:style-name="ce43" table:formula="of:=DEC2HEX(SUM(HEX2DEC([.P60]);1))" office:value-type="string" office:string-value="42EF" calcext:value-type="string">
            <text:p>42EF</text:p>
          </table:table-cell>
          <table:table-cell table:style-name="ce43" table:formula="of:=DEC2HEX(SUM(HEX2DEC([.Q60]);1))" office:value-type="string" office:string-value="42F0" calcext:value-type="string">
            <text:p>42F0</text:p>
          </table:table-cell>
          <table:table-cell table:style-name="ce43" table:formula="of:=DEC2HEX(SUM(HEX2DEC([.R60]);1))" office:value-type="string" office:string-value="42F1" calcext:value-type="string">
            <text:p>42F1</text:p>
          </table:table-cell>
          <table:table-cell table:style-name="ce43" table:formula="of:=DEC2HEX(SUM(HEX2DEC([.S60]);1))" office:value-type="string" office:string-value="42F2" calcext:value-type="string">
            <text:p>42F2</text:p>
          </table:table-cell>
          <table:table-cell table:style-name="ce43" table:formula="of:=DEC2HEX(SUM(HEX2DEC([.T60]);1))" office:value-type="string" office:string-value="42F3" calcext:value-type="string">
            <text:p>42F3</text:p>
          </table:table-cell>
          <table:table-cell table:style-name="ce43" table:formula="of:=DEC2HEX(SUM(HEX2DEC([.U60]);1))" office:value-type="string" office:string-value="42F4" calcext:value-type="string">
            <text:p>42F4</text:p>
          </table:table-cell>
          <table:table-cell table:style-name="ce43" table:formula="of:=DEC2HEX(SUM(HEX2DEC([.V60]);1))" office:value-type="string" office:string-value="42F5" calcext:value-type="string">
            <text:p>42F5</text:p>
          </table:table-cell>
          <table:table-cell table:style-name="ce43" table:formula="of:=DEC2HEX(SUM(HEX2DEC([.W60]);1))" office:value-type="string" office:string-value="42F6" calcext:value-type="string">
            <text:p>42F6</text:p>
          </table:table-cell>
          <table:table-cell table:style-name="ce43" table:formula="of:=DEC2HEX(SUM(HEX2DEC([.X60]);1))" office:value-type="string" office:string-value="42F7" calcext:value-type="string">
            <text:p>42F7</text:p>
          </table:table-cell>
          <table:table-cell table:style-name="ce43" table:formula="of:=DEC2HEX(SUM(HEX2DEC([.Y60]);1))" office:value-type="string" office:string-value="42F8" calcext:value-type="string">
            <text:p>42F8</text:p>
          </table:table-cell>
          <table:table-cell table:style-name="ce43" table:formula="of:=DEC2HEX(SUM(HEX2DEC([.Z60]);1))" office:value-type="string" office:string-value="42F9" calcext:value-type="string">
            <text:p>42F9</text:p>
          </table:table-cell>
          <table:table-cell table:style-name="ce43" table:formula="of:=DEC2HEX(SUM(HEX2DEC([.AA60]);1))" office:value-type="string" office:string-value="42FA" calcext:value-type="string">
            <text:p>42FA</text:p>
          </table:table-cell>
          <table:table-cell table:style-name="ce43" table:formula="of:=DEC2HEX(SUM(HEX2DEC([.AB60]);1))" office:value-type="string" office:string-value="42FB" calcext:value-type="string">
            <text:p>42FB</text:p>
          </table:table-cell>
          <table:table-cell table:style-name="ce43" table:formula="of:=DEC2HEX(SUM(HEX2DEC([.AC60]);1))" office:value-type="string" office:string-value="42FC" calcext:value-type="string">
            <text:p>42FC</text:p>
          </table:table-cell>
          <table:table-cell table:style-name="ce43" table:formula="of:=DEC2HEX(SUM(HEX2DEC([.AD60]);1))" office:value-type="string" office:string-value="42FD" calcext:value-type="string">
            <text:p>42FD</text:p>
          </table:table-cell>
          <table:table-cell table:style-name="ce43" table:formula="of:=DEC2HEX(SUM(HEX2DEC([.AE60]);1))" office:value-type="string" office:string-value="42FE" calcext:value-type="string">
            <text:p>42FE</text:p>
          </table:table-cell>
          <table:table-cell table:style-name="ce43" table:formula="of:=DEC2HEX(SUM(HEX2DEC([.AF60]);1))" office:value-type="string" office:string-value="42FF" calcext:value-type="string">
            <text:p>42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3]);1))" office:value-type="string" office:string-value="43E0" calcext:value-type="string">
            <text:p>43E0</text:p>
          </table:table-cell>
          <table:table-cell table:style-name="ce43" table:formula="of:=DEC2HEX(SUM(HEX2DEC([.B61]);1))" office:value-type="string" office:string-value="43E1" calcext:value-type="string">
            <text:p>43E1</text:p>
          </table:table-cell>
          <table:table-cell table:style-name="ce43" table:formula="of:=DEC2HEX(SUM(HEX2DEC([.C61]);1))" office:value-type="string" office:string-value="43E2" calcext:value-type="string">
            <text:p>43E2</text:p>
          </table:table-cell>
          <table:table-cell table:style-name="ce43" table:formula="of:=DEC2HEX(SUM(HEX2DEC([.D61]);1))" office:value-type="string" office:string-value="43E3" calcext:value-type="string">
            <text:p>43E3</text:p>
          </table:table-cell>
          <table:table-cell table:style-name="ce43" table:formula="of:=DEC2HEX(SUM(HEX2DEC([.E61]);1))" office:value-type="string" office:string-value="43E4" calcext:value-type="string">
            <text:p>43E4</text:p>
          </table:table-cell>
          <table:table-cell table:style-name="ce43" table:formula="of:=DEC2HEX(SUM(HEX2DEC([.F61]);1))" office:value-type="string" office:string-value="43E5" calcext:value-type="string">
            <text:p>43E5</text:p>
          </table:table-cell>
          <table:table-cell table:style-name="ce43" table:formula="of:=DEC2HEX(SUM(HEX2DEC([.G61]);1))" office:value-type="string" office:string-value="43E6" calcext:value-type="string">
            <text:p>43E6</text:p>
          </table:table-cell>
          <table:table-cell table:style-name="ce43" table:formula="of:=DEC2HEX(SUM(HEX2DEC([.H61]);1))" office:value-type="string" office:string-value="43E7" calcext:value-type="string">
            <text:p>43E7</text:p>
          </table:table-cell>
          <table:table-cell table:style-name="ce43" table:formula="of:=DEC2HEX(SUM(HEX2DEC([.I61]);1))" office:value-type="string" office:string-value="43E8" calcext:value-type="string">
            <text:p>43E8</text:p>
          </table:table-cell>
          <table:table-cell table:style-name="ce43" table:formula="of:=DEC2HEX(SUM(HEX2DEC([.J61]);1))" office:value-type="string" office:string-value="43E9" calcext:value-type="string">
            <text:p>43E9</text:p>
          </table:table-cell>
          <table:table-cell table:style-name="ce43" table:formula="of:=DEC2HEX(SUM(HEX2DEC([.K61]);1))" office:value-type="string" office:string-value="43EA" calcext:value-type="string">
            <text:p>43EA</text:p>
          </table:table-cell>
          <table:table-cell table:style-name="ce43" table:formula="of:=DEC2HEX(SUM(HEX2DEC([.L61]);1))" office:value-type="string" office:string-value="43EB" calcext:value-type="string">
            <text:p>43EB</text:p>
          </table:table-cell>
          <table:table-cell table:style-name="ce43" table:formula="of:=DEC2HEX(SUM(HEX2DEC([.M61]);1))" office:value-type="string" office:string-value="43EC" calcext:value-type="string">
            <text:p>43EC</text:p>
          </table:table-cell>
          <table:table-cell table:style-name="ce43" table:formula="of:=DEC2HEX(SUM(HEX2DEC([.N61]);1))" office:value-type="string" office:string-value="43ED" calcext:value-type="string">
            <text:p>43ED</text:p>
          </table:table-cell>
          <table:table-cell table:style-name="ce43" table:formula="of:=DEC2HEX(SUM(HEX2DEC([.O61]);1))" office:value-type="string" office:string-value="43EE" calcext:value-type="string">
            <text:p>43EE</text:p>
          </table:table-cell>
          <table:table-cell table:style-name="ce43" table:formula="of:=DEC2HEX(SUM(HEX2DEC([.P61]);1))" office:value-type="string" office:string-value="43EF" calcext:value-type="string">
            <text:p>43EF</text:p>
          </table:table-cell>
          <table:table-cell table:style-name="ce43" table:formula="of:=DEC2HEX(SUM(HEX2DEC([.Q61]);1))" office:value-type="string" office:string-value="43F0" calcext:value-type="string">
            <text:p>43F0</text:p>
          </table:table-cell>
          <table:table-cell table:style-name="ce43" table:formula="of:=DEC2HEX(SUM(HEX2DEC([.R61]);1))" office:value-type="string" office:string-value="43F1" calcext:value-type="string">
            <text:p>43F1</text:p>
          </table:table-cell>
          <table:table-cell table:style-name="ce43" table:formula="of:=DEC2HEX(SUM(HEX2DEC([.S61]);1))" office:value-type="string" office:string-value="43F2" calcext:value-type="string">
            <text:p>43F2</text:p>
          </table:table-cell>
          <table:table-cell table:style-name="ce43" table:formula="of:=DEC2HEX(SUM(HEX2DEC([.T61]);1))" office:value-type="string" office:string-value="43F3" calcext:value-type="string">
            <text:p>43F3</text:p>
          </table:table-cell>
          <table:table-cell table:style-name="ce43" table:formula="of:=DEC2HEX(SUM(HEX2DEC([.U61]);1))" office:value-type="string" office:string-value="43F4" calcext:value-type="string">
            <text:p>43F4</text:p>
          </table:table-cell>
          <table:table-cell table:style-name="ce43" table:formula="of:=DEC2HEX(SUM(HEX2DEC([.V61]);1))" office:value-type="string" office:string-value="43F5" calcext:value-type="string">
            <text:p>43F5</text:p>
          </table:table-cell>
          <table:table-cell table:style-name="ce43" table:formula="of:=DEC2HEX(SUM(HEX2DEC([.W61]);1))" office:value-type="string" office:string-value="43F6" calcext:value-type="string">
            <text:p>43F6</text:p>
          </table:table-cell>
          <table:table-cell table:style-name="ce43" table:formula="of:=DEC2HEX(SUM(HEX2DEC([.X61]);1))" office:value-type="string" office:string-value="43F7" calcext:value-type="string">
            <text:p>43F7</text:p>
          </table:table-cell>
          <table:table-cell table:style-name="ce43" table:formula="of:=DEC2HEX(SUM(HEX2DEC([.Y61]);1))" office:value-type="string" office:string-value="43F8" calcext:value-type="string">
            <text:p>43F8</text:p>
          </table:table-cell>
          <table:table-cell table:style-name="ce43" table:formula="of:=DEC2HEX(SUM(HEX2DEC([.Z61]);1))" office:value-type="string" office:string-value="43F9" calcext:value-type="string">
            <text:p>43F9</text:p>
          </table:table-cell>
          <table:table-cell table:style-name="ce43" table:formula="of:=DEC2HEX(SUM(HEX2DEC([.AA61]);1))" office:value-type="string" office:string-value="43FA" calcext:value-type="string">
            <text:p>43FA</text:p>
          </table:table-cell>
          <table:table-cell table:style-name="ce43" table:formula="of:=DEC2HEX(SUM(HEX2DEC([.AB61]);1))" office:value-type="string" office:string-value="43FB" calcext:value-type="string">
            <text:p>43FB</text:p>
          </table:table-cell>
          <table:table-cell table:style-name="ce43" table:formula="of:=DEC2HEX(SUM(HEX2DEC([.AC61]);1))" office:value-type="string" office:string-value="43FC" calcext:value-type="string">
            <text:p>43FC</text:p>
          </table:table-cell>
          <table:table-cell table:style-name="ce43" table:formula="of:=DEC2HEX(SUM(HEX2DEC([.AD61]);1))" office:value-type="string" office:string-value="43FD" calcext:value-type="string">
            <text:p>43FD</text:p>
          </table:table-cell>
          <table:table-cell table:style-name="ce43" table:formula="of:=DEC2HEX(SUM(HEX2DEC([.AE61]);1))" office:value-type="string" office:string-value="43FE" calcext:value-type="string">
            <text:p>43FE</text:p>
          </table:table-cell>
          <table:table-cell table:style-name="ce43" table:formula="of:=DEC2HEX(SUM(HEX2DEC([.AF61]);1))" office:value-type="string" office:string-value="43FF" calcext:value-type="string">
            <text:p>43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4]);1))" office:value-type="string" office:string-value="44E0" calcext:value-type="string">
            <text:p>44E0</text:p>
          </table:table-cell>
          <table:table-cell table:style-name="ce43" table:formula="of:=DEC2HEX(SUM(HEX2DEC([.B62]);1))" office:value-type="string" office:string-value="44E1" calcext:value-type="string">
            <text:p>44E1</text:p>
          </table:table-cell>
          <table:table-cell table:style-name="ce43" table:formula="of:=DEC2HEX(SUM(HEX2DEC([.C62]);1))" office:value-type="string" office:string-value="44E2" calcext:value-type="string">
            <text:p>44E2</text:p>
          </table:table-cell>
          <table:table-cell table:style-name="ce43" table:formula="of:=DEC2HEX(SUM(HEX2DEC([.D62]);1))" office:value-type="string" office:string-value="44E3" calcext:value-type="string">
            <text:p>44E3</text:p>
          </table:table-cell>
          <table:table-cell table:style-name="ce43" table:formula="of:=DEC2HEX(SUM(HEX2DEC([.E62]);1))" office:value-type="string" office:string-value="44E4" calcext:value-type="string">
            <text:p>44E4</text:p>
          </table:table-cell>
          <table:table-cell table:style-name="ce43" table:formula="of:=DEC2HEX(SUM(HEX2DEC([.F62]);1))" office:value-type="string" office:string-value="44E5" calcext:value-type="string">
            <text:p>44E5</text:p>
          </table:table-cell>
          <table:table-cell table:style-name="ce43" table:formula="of:=DEC2HEX(SUM(HEX2DEC([.G62]);1))" office:value-type="string" office:string-value="44E6" calcext:value-type="string">
            <text:p>44E6</text:p>
          </table:table-cell>
          <table:table-cell table:style-name="ce43" table:formula="of:=DEC2HEX(SUM(HEX2DEC([.H62]);1))" office:value-type="string" office:string-value="44E7" calcext:value-type="string">
            <text:p>44E7</text:p>
          </table:table-cell>
          <table:table-cell table:style-name="ce43" table:formula="of:=DEC2HEX(SUM(HEX2DEC([.I62]);1))" office:value-type="string" office:string-value="44E8" calcext:value-type="string">
            <text:p>44E8</text:p>
          </table:table-cell>
          <table:table-cell table:style-name="ce43" table:formula="of:=DEC2HEX(SUM(HEX2DEC([.J62]);1))" office:value-type="string" office:string-value="44E9" calcext:value-type="string">
            <text:p>44E9</text:p>
          </table:table-cell>
          <table:table-cell table:style-name="ce43" table:formula="of:=DEC2HEX(SUM(HEX2DEC([.K62]);1))" office:value-type="string" office:string-value="44EA" calcext:value-type="string">
            <text:p>44EA</text:p>
          </table:table-cell>
          <table:table-cell table:style-name="ce43" table:formula="of:=DEC2HEX(SUM(HEX2DEC([.L62]);1))" office:value-type="string" office:string-value="44EB" calcext:value-type="string">
            <text:p>44EB</text:p>
          </table:table-cell>
          <table:table-cell table:style-name="ce43" table:formula="of:=DEC2HEX(SUM(HEX2DEC([.M62]);1))" office:value-type="string" office:string-value="44EC" calcext:value-type="string">
            <text:p>44EC</text:p>
          </table:table-cell>
          <table:table-cell table:style-name="ce43" table:formula="of:=DEC2HEX(SUM(HEX2DEC([.N62]);1))" office:value-type="string" office:string-value="44ED" calcext:value-type="string">
            <text:p>44ED</text:p>
          </table:table-cell>
          <table:table-cell table:style-name="ce43" table:formula="of:=DEC2HEX(SUM(HEX2DEC([.O62]);1))" office:value-type="string" office:string-value="44EE" calcext:value-type="string">
            <text:p>44EE</text:p>
          </table:table-cell>
          <table:table-cell table:style-name="ce43" table:formula="of:=DEC2HEX(SUM(HEX2DEC([.P62]);1))" office:value-type="string" office:string-value="44EF" calcext:value-type="string">
            <text:p>44EF</text:p>
          </table:table-cell>
          <table:table-cell table:style-name="ce43" table:formula="of:=DEC2HEX(SUM(HEX2DEC([.Q62]);1))" office:value-type="string" office:string-value="44F0" calcext:value-type="string">
            <text:p>44F0</text:p>
          </table:table-cell>
          <table:table-cell table:style-name="ce43" table:formula="of:=DEC2HEX(SUM(HEX2DEC([.R62]);1))" office:value-type="string" office:string-value="44F1" calcext:value-type="string">
            <text:p>44F1</text:p>
          </table:table-cell>
          <table:table-cell table:style-name="ce43" table:formula="of:=DEC2HEX(SUM(HEX2DEC([.S62]);1))" office:value-type="string" office:string-value="44F2" calcext:value-type="string">
            <text:p>44F2</text:p>
          </table:table-cell>
          <table:table-cell table:style-name="ce43" table:formula="of:=DEC2HEX(SUM(HEX2DEC([.T62]);1))" office:value-type="string" office:string-value="44F3" calcext:value-type="string">
            <text:p>44F3</text:p>
          </table:table-cell>
          <table:table-cell table:style-name="ce43" table:formula="of:=DEC2HEX(SUM(HEX2DEC([.U62]);1))" office:value-type="string" office:string-value="44F4" calcext:value-type="string">
            <text:p>44F4</text:p>
          </table:table-cell>
          <table:table-cell table:style-name="ce43" table:formula="of:=DEC2HEX(SUM(HEX2DEC([.V62]);1))" office:value-type="string" office:string-value="44F5" calcext:value-type="string">
            <text:p>44F5</text:p>
          </table:table-cell>
          <table:table-cell table:style-name="ce43" table:formula="of:=DEC2HEX(SUM(HEX2DEC([.W62]);1))" office:value-type="string" office:string-value="44F6" calcext:value-type="string">
            <text:p>44F6</text:p>
          </table:table-cell>
          <table:table-cell table:style-name="ce43" table:formula="of:=DEC2HEX(SUM(HEX2DEC([.X62]);1))" office:value-type="string" office:string-value="44F7" calcext:value-type="string">
            <text:p>44F7</text:p>
          </table:table-cell>
          <table:table-cell table:style-name="ce43" table:formula="of:=DEC2HEX(SUM(HEX2DEC([.Y62]);1))" office:value-type="string" office:string-value="44F8" calcext:value-type="string">
            <text:p>44F8</text:p>
          </table:table-cell>
          <table:table-cell table:style-name="ce43" table:formula="of:=DEC2HEX(SUM(HEX2DEC([.Z62]);1))" office:value-type="string" office:string-value="44F9" calcext:value-type="string">
            <text:p>44F9</text:p>
          </table:table-cell>
          <table:table-cell table:style-name="ce43" table:formula="of:=DEC2HEX(SUM(HEX2DEC([.AA62]);1))" office:value-type="string" office:string-value="44FA" calcext:value-type="string">
            <text:p>44FA</text:p>
          </table:table-cell>
          <table:table-cell table:style-name="ce43" table:formula="of:=DEC2HEX(SUM(HEX2DEC([.AB62]);1))" office:value-type="string" office:string-value="44FB" calcext:value-type="string">
            <text:p>44FB</text:p>
          </table:table-cell>
          <table:table-cell table:style-name="ce43" table:formula="of:=DEC2HEX(SUM(HEX2DEC([.AC62]);1))" office:value-type="string" office:string-value="44FC" calcext:value-type="string">
            <text:p>44FC</text:p>
          </table:table-cell>
          <table:table-cell table:style-name="ce43" table:formula="of:=DEC2HEX(SUM(HEX2DEC([.AD62]);1))" office:value-type="string" office:string-value="44FD" calcext:value-type="string">
            <text:p>44FD</text:p>
          </table:table-cell>
          <table:table-cell table:style-name="ce43" table:formula="of:=DEC2HEX(SUM(HEX2DEC([.AE62]);1))" office:value-type="string" office:string-value="44FE" calcext:value-type="string">
            <text:p>44FE</text:p>
          </table:table-cell>
          <table:table-cell table:style-name="ce43" table:formula="of:=DEC2HEX(SUM(HEX2DEC([.AF62]);1))" office:value-type="string" office:string-value="44FF" calcext:value-type="string">
            <text:p>44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5]);1))" office:value-type="string" office:string-value="45E0" calcext:value-type="string">
            <text:p>45E0</text:p>
          </table:table-cell>
          <table:table-cell table:style-name="ce43" table:formula="of:=DEC2HEX(SUM(HEX2DEC([.B63]);1))" office:value-type="string" office:string-value="45E1" calcext:value-type="string">
            <text:p>45E1</text:p>
          </table:table-cell>
          <table:table-cell table:style-name="ce43" table:formula="of:=DEC2HEX(SUM(HEX2DEC([.C63]);1))" office:value-type="string" office:string-value="45E2" calcext:value-type="string">
            <text:p>45E2</text:p>
          </table:table-cell>
          <table:table-cell table:style-name="ce43" table:formula="of:=DEC2HEX(SUM(HEX2DEC([.D63]);1))" office:value-type="string" office:string-value="45E3" calcext:value-type="string">
            <text:p>45E3</text:p>
          </table:table-cell>
          <table:table-cell table:style-name="ce43" table:formula="of:=DEC2HEX(SUM(HEX2DEC([.E63]);1))" office:value-type="string" office:string-value="45E4" calcext:value-type="string">
            <text:p>45E4</text:p>
          </table:table-cell>
          <table:table-cell table:style-name="ce43" table:formula="of:=DEC2HEX(SUM(HEX2DEC([.F63]);1))" office:value-type="string" office:string-value="45E5" calcext:value-type="string">
            <text:p>45E5</text:p>
          </table:table-cell>
          <table:table-cell table:style-name="ce43" table:formula="of:=DEC2HEX(SUM(HEX2DEC([.G63]);1))" office:value-type="string" office:string-value="45E6" calcext:value-type="string">
            <text:p>45E6</text:p>
          </table:table-cell>
          <table:table-cell table:style-name="ce43" table:formula="of:=DEC2HEX(SUM(HEX2DEC([.H63]);1))" office:value-type="string" office:string-value="45E7" calcext:value-type="string">
            <text:p>45E7</text:p>
          </table:table-cell>
          <table:table-cell table:style-name="ce43" table:formula="of:=DEC2HEX(SUM(HEX2DEC([.I63]);1))" office:value-type="string" office:string-value="45E8" calcext:value-type="string">
            <text:p>45E8</text:p>
          </table:table-cell>
          <table:table-cell table:style-name="ce43" table:formula="of:=DEC2HEX(SUM(HEX2DEC([.J63]);1))" office:value-type="string" office:string-value="45E9" calcext:value-type="string">
            <text:p>45E9</text:p>
          </table:table-cell>
          <table:table-cell table:style-name="ce43" table:formula="of:=DEC2HEX(SUM(HEX2DEC([.K63]);1))" office:value-type="string" office:string-value="45EA" calcext:value-type="string">
            <text:p>45EA</text:p>
          </table:table-cell>
          <table:table-cell table:style-name="ce43" table:formula="of:=DEC2HEX(SUM(HEX2DEC([.L63]);1))" office:value-type="string" office:string-value="45EB" calcext:value-type="string">
            <text:p>45EB</text:p>
          </table:table-cell>
          <table:table-cell table:style-name="ce43" table:formula="of:=DEC2HEX(SUM(HEX2DEC([.M63]);1))" office:value-type="string" office:string-value="45EC" calcext:value-type="string">
            <text:p>45EC</text:p>
          </table:table-cell>
          <table:table-cell table:style-name="ce43" table:formula="of:=DEC2HEX(SUM(HEX2DEC([.N63]);1))" office:value-type="string" office:string-value="45ED" calcext:value-type="string">
            <text:p>45ED</text:p>
          </table:table-cell>
          <table:table-cell table:style-name="ce43" table:formula="of:=DEC2HEX(SUM(HEX2DEC([.O63]);1))" office:value-type="string" office:string-value="45EE" calcext:value-type="string">
            <text:p>45EE</text:p>
          </table:table-cell>
          <table:table-cell table:style-name="ce43" table:formula="of:=DEC2HEX(SUM(HEX2DEC([.P63]);1))" office:value-type="string" office:string-value="45EF" calcext:value-type="string">
            <text:p>45EF</text:p>
          </table:table-cell>
          <table:table-cell table:style-name="ce43" table:formula="of:=DEC2HEX(SUM(HEX2DEC([.Q63]);1))" office:value-type="string" office:string-value="45F0" calcext:value-type="string">
            <text:p>45F0</text:p>
          </table:table-cell>
          <table:table-cell table:style-name="ce43" table:formula="of:=DEC2HEX(SUM(HEX2DEC([.R63]);1))" office:value-type="string" office:string-value="45F1" calcext:value-type="string">
            <text:p>45F1</text:p>
          </table:table-cell>
          <table:table-cell table:style-name="ce43" table:formula="of:=DEC2HEX(SUM(HEX2DEC([.S63]);1))" office:value-type="string" office:string-value="45F2" calcext:value-type="string">
            <text:p>45F2</text:p>
          </table:table-cell>
          <table:table-cell table:style-name="ce43" table:formula="of:=DEC2HEX(SUM(HEX2DEC([.T63]);1))" office:value-type="string" office:string-value="45F3" calcext:value-type="string">
            <text:p>45F3</text:p>
          </table:table-cell>
          <table:table-cell table:style-name="ce43" table:formula="of:=DEC2HEX(SUM(HEX2DEC([.U63]);1))" office:value-type="string" office:string-value="45F4" calcext:value-type="string">
            <text:p>45F4</text:p>
          </table:table-cell>
          <table:table-cell table:style-name="ce43" table:formula="of:=DEC2HEX(SUM(HEX2DEC([.V63]);1))" office:value-type="string" office:string-value="45F5" calcext:value-type="string">
            <text:p>45F5</text:p>
          </table:table-cell>
          <table:table-cell table:style-name="ce43" table:formula="of:=DEC2HEX(SUM(HEX2DEC([.W63]);1))" office:value-type="string" office:string-value="45F6" calcext:value-type="string">
            <text:p>45F6</text:p>
          </table:table-cell>
          <table:table-cell table:style-name="ce43" table:formula="of:=DEC2HEX(SUM(HEX2DEC([.X63]);1))" office:value-type="string" office:string-value="45F7" calcext:value-type="string">
            <text:p>45F7</text:p>
          </table:table-cell>
          <table:table-cell table:style-name="ce43" table:formula="of:=DEC2HEX(SUM(HEX2DEC([.Y63]);1))" office:value-type="string" office:string-value="45F8" calcext:value-type="string">
            <text:p>45F8</text:p>
          </table:table-cell>
          <table:table-cell table:style-name="ce43" table:formula="of:=DEC2HEX(SUM(HEX2DEC([.Z63]);1))" office:value-type="string" office:string-value="45F9" calcext:value-type="string">
            <text:p>45F9</text:p>
          </table:table-cell>
          <table:table-cell table:style-name="ce43" table:formula="of:=DEC2HEX(SUM(HEX2DEC([.AA63]);1))" office:value-type="string" office:string-value="45FA" calcext:value-type="string">
            <text:p>45FA</text:p>
          </table:table-cell>
          <table:table-cell table:style-name="ce43" table:formula="of:=DEC2HEX(SUM(HEX2DEC([.AB63]);1))" office:value-type="string" office:string-value="45FB" calcext:value-type="string">
            <text:p>45FB</text:p>
          </table:table-cell>
          <table:table-cell table:style-name="ce43" table:formula="of:=DEC2HEX(SUM(HEX2DEC([.AC63]);1))" office:value-type="string" office:string-value="45FC" calcext:value-type="string">
            <text:p>45FC</text:p>
          </table:table-cell>
          <table:table-cell table:style-name="ce43" table:formula="of:=DEC2HEX(SUM(HEX2DEC([.AD63]);1))" office:value-type="string" office:string-value="45FD" calcext:value-type="string">
            <text:p>45FD</text:p>
          </table:table-cell>
          <table:table-cell table:style-name="ce43" table:formula="of:=DEC2HEX(SUM(HEX2DEC([.AE63]);1))" office:value-type="string" office:string-value="45FE" calcext:value-type="string">
            <text:p>45FE</text:p>
          </table:table-cell>
          <table:table-cell table:style-name="ce43" table:formula="of:=DEC2HEX(SUM(HEX2DEC([.AF63]);1))" office:value-type="string" office:string-value="45FF" calcext:value-type="string">
            <text:p>45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6]);1))" office:value-type="string" office:string-value="46E0" calcext:value-type="string">
            <text:p>46E0</text:p>
          </table:table-cell>
          <table:table-cell table:style-name="ce43" table:formula="of:=DEC2HEX(SUM(HEX2DEC([.B64]);1))" office:value-type="string" office:string-value="46E1" calcext:value-type="string">
            <text:p>46E1</text:p>
          </table:table-cell>
          <table:table-cell table:style-name="ce43" table:formula="of:=DEC2HEX(SUM(HEX2DEC([.C64]);1))" office:value-type="string" office:string-value="46E2" calcext:value-type="string">
            <text:p>46E2</text:p>
          </table:table-cell>
          <table:table-cell table:style-name="ce43" table:formula="of:=DEC2HEX(SUM(HEX2DEC([.D64]);1))" office:value-type="string" office:string-value="46E3" calcext:value-type="string">
            <text:p>46E3</text:p>
          </table:table-cell>
          <table:table-cell table:style-name="ce43" table:formula="of:=DEC2HEX(SUM(HEX2DEC([.E64]);1))" office:value-type="string" office:string-value="46E4" calcext:value-type="string">
            <text:p>46E4</text:p>
          </table:table-cell>
          <table:table-cell table:style-name="ce43" table:formula="of:=DEC2HEX(SUM(HEX2DEC([.F64]);1))" office:value-type="string" office:string-value="46E5" calcext:value-type="string">
            <text:p>46E5</text:p>
          </table:table-cell>
          <table:table-cell table:style-name="ce43" table:formula="of:=DEC2HEX(SUM(HEX2DEC([.G64]);1))" office:value-type="string" office:string-value="46E6" calcext:value-type="string">
            <text:p>46E6</text:p>
          </table:table-cell>
          <table:table-cell table:style-name="ce43" table:formula="of:=DEC2HEX(SUM(HEX2DEC([.H64]);1))" office:value-type="string" office:string-value="46E7" calcext:value-type="string">
            <text:p>46E7</text:p>
          </table:table-cell>
          <table:table-cell table:style-name="ce43" table:formula="of:=DEC2HEX(SUM(HEX2DEC([.I64]);1))" office:value-type="string" office:string-value="46E8" calcext:value-type="string">
            <text:p>46E8</text:p>
          </table:table-cell>
          <table:table-cell table:style-name="ce43" table:formula="of:=DEC2HEX(SUM(HEX2DEC([.J64]);1))" office:value-type="string" office:string-value="46E9" calcext:value-type="string">
            <text:p>46E9</text:p>
          </table:table-cell>
          <table:table-cell table:style-name="ce43" table:formula="of:=DEC2HEX(SUM(HEX2DEC([.K64]);1))" office:value-type="string" office:string-value="46EA" calcext:value-type="string">
            <text:p>46EA</text:p>
          </table:table-cell>
          <table:table-cell table:style-name="ce43" table:formula="of:=DEC2HEX(SUM(HEX2DEC([.L64]);1))" office:value-type="string" office:string-value="46EB" calcext:value-type="string">
            <text:p>46EB</text:p>
          </table:table-cell>
          <table:table-cell table:style-name="ce43" table:formula="of:=DEC2HEX(SUM(HEX2DEC([.M64]);1))" office:value-type="string" office:string-value="46EC" calcext:value-type="string">
            <text:p>46EC</text:p>
          </table:table-cell>
          <table:table-cell table:style-name="ce43" table:formula="of:=DEC2HEX(SUM(HEX2DEC([.N64]);1))" office:value-type="string" office:string-value="46ED" calcext:value-type="string">
            <text:p>46ED</text:p>
          </table:table-cell>
          <table:table-cell table:style-name="ce43" table:formula="of:=DEC2HEX(SUM(HEX2DEC([.O64]);1))" office:value-type="string" office:string-value="46EE" calcext:value-type="string">
            <text:p>46EE</text:p>
          </table:table-cell>
          <table:table-cell table:style-name="ce43" table:formula="of:=DEC2HEX(SUM(HEX2DEC([.P64]);1))" office:value-type="string" office:string-value="46EF" calcext:value-type="string">
            <text:p>46EF</text:p>
          </table:table-cell>
          <table:table-cell table:style-name="ce43" table:formula="of:=DEC2HEX(SUM(HEX2DEC([.Q64]);1))" office:value-type="string" office:string-value="46F0" calcext:value-type="string">
            <text:p>46F0</text:p>
          </table:table-cell>
          <table:table-cell table:style-name="ce43" table:formula="of:=DEC2HEX(SUM(HEX2DEC([.R64]);1))" office:value-type="string" office:string-value="46F1" calcext:value-type="string">
            <text:p>46F1</text:p>
          </table:table-cell>
          <table:table-cell table:style-name="ce43" table:formula="of:=DEC2HEX(SUM(HEX2DEC([.S64]);1))" office:value-type="string" office:string-value="46F2" calcext:value-type="string">
            <text:p>46F2</text:p>
          </table:table-cell>
          <table:table-cell table:style-name="ce43" table:formula="of:=DEC2HEX(SUM(HEX2DEC([.T64]);1))" office:value-type="string" office:string-value="46F3" calcext:value-type="string">
            <text:p>46F3</text:p>
          </table:table-cell>
          <table:table-cell table:style-name="ce43" table:formula="of:=DEC2HEX(SUM(HEX2DEC([.U64]);1))" office:value-type="string" office:string-value="46F4" calcext:value-type="string">
            <text:p>46F4</text:p>
          </table:table-cell>
          <table:table-cell table:style-name="ce43" table:formula="of:=DEC2HEX(SUM(HEX2DEC([.V64]);1))" office:value-type="string" office:string-value="46F5" calcext:value-type="string">
            <text:p>46F5</text:p>
          </table:table-cell>
          <table:table-cell table:style-name="ce43" table:formula="of:=DEC2HEX(SUM(HEX2DEC([.W64]);1))" office:value-type="string" office:string-value="46F6" calcext:value-type="string">
            <text:p>46F6</text:p>
          </table:table-cell>
          <table:table-cell table:style-name="ce43" table:formula="of:=DEC2HEX(SUM(HEX2DEC([.X64]);1))" office:value-type="string" office:string-value="46F7" calcext:value-type="string">
            <text:p>46F7</text:p>
          </table:table-cell>
          <table:table-cell table:style-name="ce43" table:formula="of:=DEC2HEX(SUM(HEX2DEC([.Y64]);1))" office:value-type="string" office:string-value="46F8" calcext:value-type="string">
            <text:p>46F8</text:p>
          </table:table-cell>
          <table:table-cell table:style-name="ce43" table:formula="of:=DEC2HEX(SUM(HEX2DEC([.Z64]);1))" office:value-type="string" office:string-value="46F9" calcext:value-type="string">
            <text:p>46F9</text:p>
          </table:table-cell>
          <table:table-cell table:style-name="ce43" table:formula="of:=DEC2HEX(SUM(HEX2DEC([.AA64]);1))" office:value-type="string" office:string-value="46FA" calcext:value-type="string">
            <text:p>46FA</text:p>
          </table:table-cell>
          <table:table-cell table:style-name="ce43" table:formula="of:=DEC2HEX(SUM(HEX2DEC([.AB64]);1))" office:value-type="string" office:string-value="46FB" calcext:value-type="string">
            <text:p>46FB</text:p>
          </table:table-cell>
          <table:table-cell table:style-name="ce43" table:formula="of:=DEC2HEX(SUM(HEX2DEC([.AC64]);1))" office:value-type="string" office:string-value="46FC" calcext:value-type="string">
            <text:p>46FC</text:p>
          </table:table-cell>
          <table:table-cell table:style-name="ce43" table:formula="of:=DEC2HEX(SUM(HEX2DEC([.AD64]);1))" office:value-type="string" office:string-value="46FD" calcext:value-type="string">
            <text:p>46FD</text:p>
          </table:table-cell>
          <table:table-cell table:style-name="ce43" table:formula="of:=DEC2HEX(SUM(HEX2DEC([.AE64]);1))" office:value-type="string" office:string-value="46FE" calcext:value-type="string">
            <text:p>46FE</text:p>
          </table:table-cell>
          <table:table-cell table:style-name="ce43" table:formula="of:=DEC2HEX(SUM(HEX2DEC([.AF64]);1))" office:value-type="string" office:string-value="46FF" calcext:value-type="string">
            <text:p>46F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7" table:formula="of:=DEC2HEX(SUM(HEX2DEC([.AG57]);1))" office:value-type="string" office:string-value="47E0" calcext:value-type="string">
            <text:p>47E0</text:p>
          </table:table-cell>
          <table:table-cell table:style-name="ce47" table:formula="of:=DEC2HEX(SUM(HEX2DEC([.B65]);1))" office:value-type="string" office:string-value="47E1" calcext:value-type="string">
            <text:p>47E1</text:p>
          </table:table-cell>
          <table:table-cell table:style-name="ce47" table:formula="of:=DEC2HEX(SUM(HEX2DEC([.C65]);1))" office:value-type="string" office:string-value="47E2" calcext:value-type="string">
            <text:p>47E2</text:p>
          </table:table-cell>
          <table:table-cell table:style-name="ce47" table:formula="of:=DEC2HEX(SUM(HEX2DEC([.D65]);1))" office:value-type="string" office:string-value="47E3" calcext:value-type="string">
            <text:p>47E3</text:p>
          </table:table-cell>
          <table:table-cell table:style-name="ce47" table:formula="of:=DEC2HEX(SUM(HEX2DEC([.E65]);1))" office:value-type="string" office:string-value="47E4" calcext:value-type="string">
            <text:p>47E4</text:p>
          </table:table-cell>
          <table:table-cell table:style-name="ce47" table:formula="of:=DEC2HEX(SUM(HEX2DEC([.F65]);1))" office:value-type="string" office:string-value="47E5" calcext:value-type="string">
            <text:p>47E5</text:p>
          </table:table-cell>
          <table:table-cell table:style-name="ce47" table:formula="of:=DEC2HEX(SUM(HEX2DEC([.G65]);1))" office:value-type="string" office:string-value="47E6" calcext:value-type="string">
            <text:p>47E6</text:p>
          </table:table-cell>
          <table:table-cell table:style-name="ce47" table:formula="of:=DEC2HEX(SUM(HEX2DEC([.H65]);1))" office:value-type="string" office:string-value="47E7" calcext:value-type="string">
            <text:p>47E7</text:p>
          </table:table-cell>
          <table:table-cell table:style-name="ce47" table:formula="of:=DEC2HEX(SUM(HEX2DEC([.I65]);1))" office:value-type="string" office:string-value="47E8" calcext:value-type="string">
            <text:p>47E8</text:p>
          </table:table-cell>
          <table:table-cell table:style-name="ce47" table:formula="of:=DEC2HEX(SUM(HEX2DEC([.J65]);1))" office:value-type="string" office:string-value="47E9" calcext:value-type="string">
            <text:p>47E9</text:p>
          </table:table-cell>
          <table:table-cell table:style-name="ce47" table:formula="of:=DEC2HEX(SUM(HEX2DEC([.K65]);1))" office:value-type="string" office:string-value="47EA" calcext:value-type="string">
            <text:p>47EA</text:p>
          </table:table-cell>
          <table:table-cell table:style-name="ce47" table:formula="of:=DEC2HEX(SUM(HEX2DEC([.L65]);1))" office:value-type="string" office:string-value="47EB" calcext:value-type="string">
            <text:p>47EB</text:p>
          </table:table-cell>
          <table:table-cell table:style-name="ce47" table:formula="of:=DEC2HEX(SUM(HEX2DEC([.M65]);1))" office:value-type="string" office:string-value="47EC" calcext:value-type="string">
            <text:p>47EC</text:p>
          </table:table-cell>
          <table:table-cell table:style-name="ce47" table:formula="of:=DEC2HEX(SUM(HEX2DEC([.N65]);1))" office:value-type="string" office:string-value="47ED" calcext:value-type="string">
            <text:p>47ED</text:p>
          </table:table-cell>
          <table:table-cell table:style-name="ce47" table:formula="of:=DEC2HEX(SUM(HEX2DEC([.O65]);1))" office:value-type="string" office:string-value="47EE" calcext:value-type="string">
            <text:p>47EE</text:p>
          </table:table-cell>
          <table:table-cell table:style-name="ce47" table:formula="of:=DEC2HEX(SUM(HEX2DEC([.P65]);1))" office:value-type="string" office:string-value="47EF" calcext:value-type="string">
            <text:p>47EF</text:p>
          </table:table-cell>
          <table:table-cell table:style-name="ce47" table:formula="of:=DEC2HEX(SUM(HEX2DEC([.Q65]);1))" office:value-type="string" office:string-value="47F0" calcext:value-type="string">
            <text:p>47F0</text:p>
          </table:table-cell>
          <table:table-cell table:style-name="ce47" table:formula="of:=DEC2HEX(SUM(HEX2DEC([.R65]);1))" office:value-type="string" office:string-value="47F1" calcext:value-type="string">
            <text:p>47F1</text:p>
          </table:table-cell>
          <table:table-cell table:style-name="ce47" table:formula="of:=DEC2HEX(SUM(HEX2DEC([.S65]);1))" office:value-type="string" office:string-value="47F2" calcext:value-type="string">
            <text:p>47F2</text:p>
          </table:table-cell>
          <table:table-cell table:style-name="ce47" table:formula="of:=DEC2HEX(SUM(HEX2DEC([.T65]);1))" office:value-type="string" office:string-value="47F3" calcext:value-type="string">
            <text:p>47F3</text:p>
          </table:table-cell>
          <table:table-cell table:style-name="ce47" table:formula="of:=DEC2HEX(SUM(HEX2DEC([.U65]);1))" office:value-type="string" office:string-value="47F4" calcext:value-type="string">
            <text:p>47F4</text:p>
          </table:table-cell>
          <table:table-cell table:style-name="ce47" table:formula="of:=DEC2HEX(SUM(HEX2DEC([.V65]);1))" office:value-type="string" office:string-value="47F5" calcext:value-type="string">
            <text:p>47F5</text:p>
          </table:table-cell>
          <table:table-cell table:style-name="ce47" table:formula="of:=DEC2HEX(SUM(HEX2DEC([.W65]);1))" office:value-type="string" office:string-value="47F6" calcext:value-type="string">
            <text:p>47F6</text:p>
          </table:table-cell>
          <table:table-cell table:style-name="ce47" table:formula="of:=DEC2HEX(SUM(HEX2DEC([.X65]);1))" office:value-type="string" office:string-value="47F7" calcext:value-type="string">
            <text:p>47F7</text:p>
          </table:table-cell>
          <table:table-cell table:style-name="ce47" table:formula="of:=DEC2HEX(SUM(HEX2DEC([.Y65]);1))" office:value-type="string" office:string-value="47F8" calcext:value-type="string">
            <text:p>47F8</text:p>
          </table:table-cell>
          <table:table-cell table:style-name="ce47" table:formula="of:=DEC2HEX(SUM(HEX2DEC([.Z65]);1))" office:value-type="string" office:string-value="47F9" calcext:value-type="string">
            <text:p>47F9</text:p>
          </table:table-cell>
          <table:table-cell table:style-name="ce47" table:formula="of:=DEC2HEX(SUM(HEX2DEC([.AA65]);1))" office:value-type="string" office:string-value="47FA" calcext:value-type="string">
            <text:p>47FA</text:p>
          </table:table-cell>
          <table:table-cell table:style-name="ce47" table:formula="of:=DEC2HEX(SUM(HEX2DEC([.AB65]);1))" office:value-type="string" office:string-value="47FB" calcext:value-type="string">
            <text:p>47FB</text:p>
          </table:table-cell>
          <table:table-cell table:style-name="ce47" table:formula="of:=DEC2HEX(SUM(HEX2DEC([.AC65]);1))" office:value-type="string" office:string-value="47FC" calcext:value-type="string">
            <text:p>47FC</text:p>
          </table:table-cell>
          <table:table-cell table:style-name="ce47" table:formula="of:=DEC2HEX(SUM(HEX2DEC([.AD65]);1))" office:value-type="string" office:string-value="47FD" calcext:value-type="string">
            <text:p>47FD</text:p>
          </table:table-cell>
          <table:table-cell table:style-name="ce47" table:formula="of:=DEC2HEX(SUM(HEX2DEC([.AE65]);1))" office:value-type="string" office:string-value="47FE" calcext:value-type="string">
            <text:p>47FE</text:p>
          </table:table-cell>
          <table:table-cell table:style-name="ce47" table:formula="of:=DEC2HEX(SUM(HEX2DEC([.AF65]);1))" office:value-type="string" office:string-value="47FF" calcext:value-type="string">
            <text:p>47FF</text:p>
          </table:table-cell>
          <table:table-cell table:number-columns-repeated="31"/>
        </table:table-row>
        <table:table-row table:style-name="ro2" table:number-rows-repeated="935">
          <table:table-cell table:style-name="ce9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uffer 1st third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31" table:default-cell-style-name="Default"/>
        <table:table-row table:style-name="ro1">
          <table:table-cell table:style-name="ce1"/>
          <table:table-cell table:style-name="ce10" office:value-type="string" calcext:value-type="string">
            <text:p>0</text:p>
            <text:p>Pixel</text:p>
            <text:p>0-7</text:p>
          </table:table-cell>
          <table:table-cell table:style-name="ce10" office:value-type="string" calcext:value-type="string">
            <text:p>1</text:p>
            <text:p>Pixel</text:p>
            <text:p>8-15</text:p>
          </table:table-cell>
          <table:table-cell table:style-name="ce10" office:value-type="string" calcext:value-type="string">
            <text:p>2</text:p>
            <text:p>Pixel</text:p>
            <text:p>16-23</text:p>
          </table:table-cell>
          <table:table-cell table:style-name="ce10" office:value-type="string" calcext:value-type="string">
            <text:p>3</text:p>
            <text:p>Pixel</text:p>
            <text:p>24-31</text:p>
          </table:table-cell>
          <table:table-cell table:style-name="ce10" office:value-type="string" calcext:value-type="string">
            <text:p>4</text:p>
            <text:p>Pixel</text:p>
            <text:p>32-39</text:p>
          </table:table-cell>
          <table:table-cell table:style-name="ce10" office:value-type="string" calcext:value-type="string">
            <text:p>5</text:p>
            <text:p>Pixel</text:p>
            <text:p>40-47</text:p>
          </table:table-cell>
          <table:table-cell table:style-name="ce10" office:value-type="string" calcext:value-type="string">
            <text:p>6</text:p>
            <text:p>Pixel</text:p>
            <text:p>48-55</text:p>
          </table:table-cell>
          <table:table-cell table:style-name="ce10" office:value-type="string" calcext:value-type="string">
            <text:p>7</text:p>
            <text:p>Pixel</text:p>
            <text:p>56-63</text:p>
          </table:table-cell>
          <table:table-cell table:style-name="ce10" office:value-type="string" calcext:value-type="string">
            <text:p>8</text:p>
            <text:p>Pixel</text:p>
            <text:p>64-71</text:p>
          </table:table-cell>
          <table:table-cell table:style-name="ce10" office:value-type="string" calcext:value-type="string">
            <text:p>9</text:p>
            <text:p>Pixel</text:p>
            <text:p>72-79</text:p>
          </table:table-cell>
          <table:table-cell table:style-name="ce10" office:value-type="string" calcext:value-type="string">
            <text:p>10</text:p>
            <text:p>Pixel</text:p>
            <text:p>80-87</text:p>
          </table:table-cell>
          <table:table-cell table:style-name="ce10" office:value-type="string" calcext:value-type="string">
            <text:p>11</text:p>
            <text:p>Pixel</text:p>
            <text:p>88-95</text:p>
          </table:table-cell>
          <table:table-cell table:style-name="ce10" office:value-type="string" calcext:value-type="string">
            <text:p>12</text:p>
            <text:p>Pixel</text:p>
            <text:p>96-103</text:p>
          </table:table-cell>
          <table:table-cell table:style-name="ce10" office:value-type="string" calcext:value-type="string">
            <text:p>13</text:p>
            <text:p>Pixel</text:p>
            <text:p>104-111</text:p>
          </table:table-cell>
          <table:table-cell table:style-name="ce10" office:value-type="string" calcext:value-type="string">
            <text:p>14</text:p>
            <text:p>Pixel</text:p>
            <text:p>112-119</text:p>
          </table:table-cell>
          <table:table-cell table:style-name="ce10" office:value-type="string" calcext:value-type="string">
            <text:p>15</text:p>
            <text:p>Pixel</text:p>
            <text:p>120-127</text:p>
          </table:table-cell>
          <table:table-cell table:style-name="ce10" office:value-type="string" calcext:value-type="string">
            <text:p>16</text:p>
            <text:p>Pixel</text:p>
            <text:p>128-135</text:p>
          </table:table-cell>
          <table:table-cell table:style-name="ce10" office:value-type="string" calcext:value-type="string">
            <text:p>17</text:p>
            <text:p>Pixel</text:p>
            <text:p>136-143</text:p>
          </table:table-cell>
          <table:table-cell table:style-name="ce10" office:value-type="string" calcext:value-type="string">
            <text:p>18</text:p>
            <text:p>Pixel</text:p>
            <text:p>144-151</text:p>
          </table:table-cell>
          <table:table-cell table:style-name="ce10" office:value-type="string" calcext:value-type="string">
            <text:p>19</text:p>
            <text:p>Pixel</text:p>
            <text:p>152-159</text:p>
          </table:table-cell>
          <table:table-cell table:style-name="ce10" office:value-type="string" calcext:value-type="string">
            <text:p>20</text:p>
            <text:p>Pixel</text:p>
            <text:p>160-167</text:p>
          </table:table-cell>
          <table:table-cell table:style-name="ce10" office:value-type="string" calcext:value-type="string">
            <text:p>21</text:p>
            <text:p>Pixel</text:p>
            <text:p>168-175</text:p>
          </table:table-cell>
          <table:table-cell table:style-name="ce10" office:value-type="string" calcext:value-type="string">
            <text:p>22</text:p>
            <text:p>Pixel</text:p>
            <text:p>176-183</text:p>
          </table:table-cell>
          <table:table-cell table:style-name="ce10" office:value-type="string" calcext:value-type="string">
            <text:p>23</text:p>
            <text:p>Pixel</text:p>
            <text:p>184-191</text:p>
          </table:table-cell>
          <table:table-cell table:style-name="ce10" office:value-type="string" calcext:value-type="string">
            <text:p>24</text:p>
            <text:p>Pixel</text:p>
            <text:p>192-199</text:p>
          </table:table-cell>
          <table:table-cell table:style-name="ce10" office:value-type="string" calcext:value-type="string">
            <text:p>25</text:p>
            <text:p>Pixel</text:p>
            <text:p>200-207</text:p>
          </table:table-cell>
          <table:table-cell table:style-name="ce10" office:value-type="string" calcext:value-type="string">
            <text:p>26</text:p>
            <text:p>Pixel</text:p>
            <text:p>208-215</text:p>
          </table:table-cell>
          <table:table-cell table:style-name="ce10" office:value-type="string" calcext:value-type="string">
            <text:p>27</text:p>
            <text:p>Pixel</text:p>
            <text:p>216-223</text:p>
          </table:table-cell>
          <table:table-cell table:style-name="ce10" office:value-type="string" calcext:value-type="string">
            <text:p>28</text:p>
            <text:p>Pixel</text:p>
            <text:p>224-231</text:p>
          </table:table-cell>
          <table:table-cell table:style-name="ce10" office:value-type="string" calcext:value-type="string">
            <text:p>29</text:p>
            <text:p>Pixel</text:p>
            <text:p>232-239</text:p>
          </table:table-cell>
          <table:table-cell table:style-name="ce10" office:value-type="string" calcext:value-type="string">
            <text:p>30</text:p>
            <text:p>Pixel</text:p>
            <text:p>240-247</text:p>
          </table:table-cell>
          <table:table-cell table:style-name="ce31" office:value-type="string" calcext:value-type="string">
            <text:p>31</text:p>
            <text:p>Pixel</text:p>
            <text:p>248-255</text:p>
          </table:table-cell>
          <table:table-cell table:number-columns-repeated="31"/>
        </table:table-row>
        <table:table-row table:style-name="ro2">
          <table:table-cell table:style-name="ce2" office:value-type="string" calcext:value-type="string" table:number-columns-spanned="1" table:number-rows-spanned="8">
            <text:p>0</text:p>
            <text:p>Pixel</text:p>
            <text:p>0-7</text:p>
          </table:table-cell>
          <table:table-cell table:style-name="ce43" table:formula="of:=DEC2HEX(49152)" office:value-type="string" office:string-value="C000" calcext:value-type="string">
            <text:p>C000</text:p>
          </table:table-cell>
          <table:table-cell table:style-name="ce43" table:formula="of:=DEC2HEX(SUM(HEX2DEC([.B2]);1))" office:value-type="string" office:string-value="C001" calcext:value-type="string">
            <text:p>C001</text:p>
          </table:table-cell>
          <table:table-cell table:style-name="ce43" table:formula="of:=DEC2HEX(SUM(HEX2DEC([.C2]);1))" office:value-type="string" office:string-value="C002" calcext:value-type="string">
            <text:p>C002</text:p>
          </table:table-cell>
          <table:table-cell table:style-name="ce43" table:formula="of:=DEC2HEX(SUM(HEX2DEC([.D2]);1))" office:value-type="string" office:string-value="C003" calcext:value-type="string">
            <text:p>C003</text:p>
          </table:table-cell>
          <table:table-cell table:style-name="ce43" table:formula="of:=DEC2HEX(SUM(HEX2DEC([.E2]);1))" office:value-type="string" office:string-value="C004" calcext:value-type="string">
            <text:p>C004</text:p>
          </table:table-cell>
          <table:table-cell table:style-name="ce43" table:formula="of:=DEC2HEX(SUM(HEX2DEC([.F2]);1))" office:value-type="string" office:string-value="C005" calcext:value-type="string">
            <text:p>C005</text:p>
          </table:table-cell>
          <table:table-cell table:style-name="ce43" table:formula="of:=DEC2HEX(SUM(HEX2DEC([.G2]);1))" office:value-type="string" office:string-value="C006" calcext:value-type="string">
            <text:p>C006</text:p>
          </table:table-cell>
          <table:table-cell table:style-name="ce43" table:formula="of:=DEC2HEX(SUM(HEX2DEC([.H2]);1))" office:value-type="string" office:string-value="C007" calcext:value-type="string">
            <text:p>C007</text:p>
          </table:table-cell>
          <table:table-cell table:style-name="ce43" table:formula="of:=DEC2HEX(SUM(HEX2DEC([.I2]);1))" office:value-type="string" office:string-value="C008" calcext:value-type="string">
            <text:p>C008</text:p>
          </table:table-cell>
          <table:table-cell table:style-name="ce43" table:formula="of:=DEC2HEX(SUM(HEX2DEC([.J2]);1))" office:value-type="string" office:string-value="C009" calcext:value-type="string">
            <text:p>C009</text:p>
          </table:table-cell>
          <table:table-cell table:style-name="ce43" table:formula="of:=DEC2HEX(SUM(HEX2DEC([.K2]);1))" office:value-type="string" office:string-value="C00A" calcext:value-type="string">
            <text:p>C00A</text:p>
          </table:table-cell>
          <table:table-cell table:style-name="ce43" table:formula="of:=DEC2HEX(SUM(HEX2DEC([.L2]);1))" office:value-type="string" office:string-value="C00B" calcext:value-type="string">
            <text:p>C00B</text:p>
          </table:table-cell>
          <table:table-cell table:style-name="ce43" table:formula="of:=DEC2HEX(SUM(HEX2DEC([.M2]);1))" office:value-type="string" office:string-value="C00C" calcext:value-type="string">
            <text:p>C00C</text:p>
          </table:table-cell>
          <table:table-cell table:style-name="ce43" table:formula="of:=DEC2HEX(SUM(HEX2DEC([.N2]);1))" office:value-type="string" office:string-value="C00D" calcext:value-type="string">
            <text:p>C00D</text:p>
          </table:table-cell>
          <table:table-cell table:style-name="ce43" table:formula="of:=DEC2HEX(SUM(HEX2DEC([.O2]);1))" office:value-type="string" office:string-value="C00E" calcext:value-type="string">
            <text:p>C00E</text:p>
          </table:table-cell>
          <table:table-cell table:style-name="ce43" table:formula="of:=DEC2HEX(SUM(HEX2DEC([.P2]);1))" office:value-type="string" office:string-value="C00F" calcext:value-type="string">
            <text:p>C00F</text:p>
          </table:table-cell>
          <table:table-cell table:style-name="ce43" table:formula="of:=DEC2HEX(SUM(HEX2DEC([.Q2]);1))" office:value-type="string" office:string-value="C010" calcext:value-type="string">
            <text:p>C010</text:p>
          </table:table-cell>
          <table:table-cell table:style-name="ce48" table:formula="of:=DEC2HEX(SUM(HEX2DEC([.R2]);1))" office:value-type="string" office:string-value="C011" calcext:value-type="string">
            <text:p>C011</text:p>
          </table:table-cell>
          <table:table-cell table:style-name="ce43" table:formula="of:=DEC2HEX(SUM(HEX2DEC([.S2]);1))" office:value-type="string" office:string-value="C012" calcext:value-type="string">
            <text:p>C012</text:p>
          </table:table-cell>
          <table:table-cell table:style-name="ce43" table:formula="of:=DEC2HEX(SUM(HEX2DEC([.T2]);1))" office:value-type="string" office:string-value="C013" calcext:value-type="string">
            <text:p>C013</text:p>
          </table:table-cell>
          <table:table-cell table:style-name="ce43" table:formula="of:=DEC2HEX(SUM(HEX2DEC([.U2]);1))" office:value-type="string" office:string-value="C014" calcext:value-type="string">
            <text:p>C014</text:p>
          </table:table-cell>
          <table:table-cell table:style-name="ce48" table:formula="of:=DEC2HEX(SUM(HEX2DEC([.V2]);1))" office:value-type="string" office:string-value="C015" calcext:value-type="string">
            <text:p>C015</text:p>
          </table:table-cell>
          <table:table-cell table:style-name="ce48" table:formula="of:=DEC2HEX(SUM(HEX2DEC([.W2]);1))" office:value-type="string" office:string-value="C016" calcext:value-type="string">
            <text:p>C016</text:p>
          </table:table-cell>
          <table:table-cell table:style-name="ce48" table:formula="of:=DEC2HEX(SUM(HEX2DEC([.X2]);1))" office:value-type="string" office:string-value="C017" calcext:value-type="string">
            <text:p>C017</text:p>
          </table:table-cell>
          <table:table-cell table:style-name="ce48" table:formula="of:=DEC2HEX(SUM(HEX2DEC([.Y2]);1))" office:value-type="string" office:string-value="C018" calcext:value-type="string">
            <text:p>C018</text:p>
          </table:table-cell>
          <table:table-cell table:style-name="ce48" table:formula="of:=DEC2HEX(SUM(HEX2DEC([.Z2]);1))" office:value-type="string" office:string-value="C019" calcext:value-type="string">
            <text:p>C019</text:p>
          </table:table-cell>
          <table:table-cell table:style-name="ce48" table:formula="of:=DEC2HEX(SUM(HEX2DEC([.AA2]);1))" office:value-type="string" office:string-value="C01A" calcext:value-type="string">
            <text:p>C01A</text:p>
          </table:table-cell>
          <table:table-cell table:style-name="ce48" table:formula="of:=DEC2HEX(SUM(HEX2DEC([.AB2]);1))" office:value-type="string" office:string-value="C01B" calcext:value-type="string">
            <text:p>C01B</text:p>
          </table:table-cell>
          <table:table-cell table:style-name="ce48" table:formula="of:=DEC2HEX(SUM(HEX2DEC([.AC2]);1))" office:value-type="string" office:string-value="C01C" calcext:value-type="string">
            <text:p>C01C</text:p>
          </table:table-cell>
          <table:table-cell table:style-name="ce48" table:formula="of:=DEC2HEX(SUM(HEX2DEC([.AD2]);1))" office:value-type="string" office:string-value="C01D" calcext:value-type="string">
            <text:p>C01D</text:p>
          </table:table-cell>
          <table:table-cell table:style-name="ce48" table:formula="of:=DEC2HEX(SUM(HEX2DEC([.AE2]);1))" office:value-type="string" office:string-value="C01E" calcext:value-type="string">
            <text:p>C01E</text:p>
          </table:table-cell>
          <table:table-cell table:style-name="ce48" table:formula="of:=DEC2HEX(SUM(HEX2DEC([.AF2]);1))" office:value-type="string" office:string-value="C01F" calcext:value-type="string">
            <text:p>C0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8]);1))" office:value-type="string" office:string-value="C100" calcext:value-type="string">
            <text:p>C100</text:p>
          </table:table-cell>
          <table:table-cell table:style-name="ce43" table:formula="of:=DEC2HEX(SUM(HEX2DEC([.B3]);1))" office:value-type="string" office:string-value="C101" calcext:value-type="string">
            <text:p>C101</text:p>
          </table:table-cell>
          <table:table-cell table:style-name="ce44" table:formula="of:=DEC2HEX(SUM(HEX2DEC([.C3]);1))" office:value-type="string" office:string-value="C102" calcext:value-type="string">
            <text:p>C102</text:p>
          </table:table-cell>
          <table:table-cell table:style-name="ce44" table:formula="of:=DEC2HEX(SUM(HEX2DEC([.D3]);1))" office:value-type="string" office:string-value="C103" calcext:value-type="string">
            <text:p>C103</text:p>
          </table:table-cell>
          <table:table-cell table:style-name="ce44" table:formula="of:=DEC2HEX(SUM(HEX2DEC([.E3]);1))" office:value-type="string" office:string-value="C104" calcext:value-type="string">
            <text:p>C104</text:p>
          </table:table-cell>
          <table:table-cell table:style-name="ce44" table:formula="of:=DEC2HEX(SUM(HEX2DEC([.F3]);1))" office:value-type="string" office:string-value="C105" calcext:value-type="string">
            <text:p>C105</text:p>
          </table:table-cell>
          <table:table-cell table:style-name="ce44" table:formula="of:=DEC2HEX(SUM(HEX2DEC([.G3]);1))" office:value-type="string" office:string-value="C106" calcext:value-type="string">
            <text:p>C106</text:p>
          </table:table-cell>
          <table:table-cell table:style-name="ce44" table:formula="of:=DEC2HEX(SUM(HEX2DEC([.H3]);1))" office:value-type="string" office:string-value="C107" calcext:value-type="string">
            <text:p>C107</text:p>
          </table:table-cell>
          <table:table-cell table:style-name="ce44" table:formula="of:=DEC2HEX(SUM(HEX2DEC([.I3]);1))" office:value-type="string" office:string-value="C108" calcext:value-type="string">
            <text:p>C108</text:p>
          </table:table-cell>
          <table:table-cell table:style-name="ce44" table:formula="of:=DEC2HEX(SUM(HEX2DEC([.J3]);1))" office:value-type="string" office:string-value="C109" calcext:value-type="string">
            <text:p>C109</text:p>
          </table:table-cell>
          <table:table-cell table:style-name="ce44" table:formula="of:=DEC2HEX(SUM(HEX2DEC([.K3]);1))" office:value-type="string" office:string-value="C10A" calcext:value-type="string">
            <text:p>C10A</text:p>
          </table:table-cell>
          <table:table-cell table:style-name="ce44" table:formula="of:=DEC2HEX(SUM(HEX2DEC([.L3]);1))" office:value-type="string" office:string-value="C10B" calcext:value-type="string">
            <text:p>C10B</text:p>
          </table:table-cell>
          <table:table-cell table:style-name="ce44" table:formula="of:=DEC2HEX(SUM(HEX2DEC([.M3]);1))" office:value-type="string" office:string-value="C10C" calcext:value-type="string">
            <text:p>C10C</text:p>
          </table:table-cell>
          <table:table-cell table:style-name="ce44" table:formula="of:=DEC2HEX(SUM(HEX2DEC([.N3]);1))" office:value-type="string" office:string-value="C10D" calcext:value-type="string">
            <text:p>C10D</text:p>
          </table:table-cell>
          <table:table-cell table:style-name="ce44" table:formula="of:=DEC2HEX(SUM(HEX2DEC([.O3]);1))" office:value-type="string" office:string-value="C10E" calcext:value-type="string">
            <text:p>C10E</text:p>
          </table:table-cell>
          <table:table-cell table:style-name="ce44" table:formula="of:=DEC2HEX(SUM(HEX2DEC([.P3]);1))" office:value-type="string" office:string-value="C10F" calcext:value-type="string">
            <text:p>C10F</text:p>
          </table:table-cell>
          <table:table-cell table:style-name="ce44" table:formula="of:=DEC2HEX(SUM(HEX2DEC([.Q3]);1))" office:value-type="string" office:string-value="C110" calcext:value-type="string">
            <text:p>C110</text:p>
          </table:table-cell>
          <table:table-cell table:style-name="ce44" table:formula="of:=DEC2HEX(SUM(HEX2DEC([.R3]);1))" office:value-type="string" office:string-value="C111" calcext:value-type="string">
            <text:p>C111</text:p>
          </table:table-cell>
          <table:table-cell table:style-name="ce44" table:formula="of:=DEC2HEX(SUM(HEX2DEC([.S3]);1))" office:value-type="string" office:string-value="C112" calcext:value-type="string">
            <text:p>C112</text:p>
          </table:table-cell>
          <table:table-cell table:style-name="ce44" table:formula="of:=DEC2HEX(SUM(HEX2DEC([.T3]);1))" office:value-type="string" office:string-value="C113" calcext:value-type="string">
            <text:p>C113</text:p>
          </table:table-cell>
          <table:table-cell table:style-name="ce44" table:formula="of:=DEC2HEX(SUM(HEX2DEC([.U3]);1))" office:value-type="string" office:string-value="C114" calcext:value-type="string">
            <text:p>C114</text:p>
          </table:table-cell>
          <table:table-cell table:style-name="ce44" table:formula="of:=DEC2HEX(SUM(HEX2DEC([.V3]);1))" office:value-type="string" office:string-value="C115" calcext:value-type="string">
            <text:p>C115</text:p>
          </table:table-cell>
          <table:table-cell table:style-name="ce44" table:formula="of:=DEC2HEX(SUM(HEX2DEC([.W3]);1))" office:value-type="string" office:string-value="C116" calcext:value-type="string">
            <text:p>C116</text:p>
          </table:table-cell>
          <table:table-cell table:style-name="ce44" table:formula="of:=DEC2HEX(SUM(HEX2DEC([.X3]);1))" office:value-type="string" office:string-value="C117" calcext:value-type="string">
            <text:p>C117</text:p>
          </table:table-cell>
          <table:table-cell table:style-name="ce44" table:formula="of:=DEC2HEX(SUM(HEX2DEC([.Y3]);1))" office:value-type="string" office:string-value="C118" calcext:value-type="string">
            <text:p>C118</text:p>
          </table:table-cell>
          <table:table-cell table:style-name="ce44" table:formula="of:=DEC2HEX(SUM(HEX2DEC([.Z3]);1))" office:value-type="string" office:string-value="C119" calcext:value-type="string">
            <text:p>C119</text:p>
          </table:table-cell>
          <table:table-cell table:style-name="ce44" table:formula="of:=DEC2HEX(SUM(HEX2DEC([.AA3]);1))" office:value-type="string" office:string-value="C11A" calcext:value-type="string">
            <text:p>C11A</text:p>
          </table:table-cell>
          <table:table-cell table:style-name="ce44" table:formula="of:=DEC2HEX(SUM(HEX2DEC([.AB3]);1))" office:value-type="string" office:string-value="C11B" calcext:value-type="string">
            <text:p>C11B</text:p>
          </table:table-cell>
          <table:table-cell table:style-name="ce44" table:formula="of:=DEC2HEX(SUM(HEX2DEC([.AC3]);1))" office:value-type="string" office:string-value="C11C" calcext:value-type="string">
            <text:p>C11C</text:p>
          </table:table-cell>
          <table:table-cell table:style-name="ce44" table:formula="of:=DEC2HEX(SUM(HEX2DEC([.AD3]);1))" office:value-type="string" office:string-value="C11D" calcext:value-type="string">
            <text:p>C11D</text:p>
          </table:table-cell>
          <table:table-cell table:style-name="ce44" table:formula="of:=DEC2HEX(SUM(HEX2DEC([.AE3]);1))" office:value-type="string" office:string-value="C11E" calcext:value-type="string">
            <text:p>C11E</text:p>
          </table:table-cell>
          <table:table-cell table:style-name="ce44" table:formula="of:=DEC2HEX(SUM(HEX2DEC([.AF3]);1))" office:value-type="string" office:string-value="C11F" calcext:value-type="string">
            <text:p>C1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9]);1))" office:value-type="string" office:string-value="C200" calcext:value-type="string">
            <text:p>C200</text:p>
          </table:table-cell>
          <table:table-cell table:style-name="ce43" table:formula="of:=DEC2HEX(SUM(HEX2DEC([.B4]);1))" office:value-type="string" office:string-value="C201" calcext:value-type="string">
            <text:p>C201</text:p>
          </table:table-cell>
          <table:table-cell table:style-name="ce43" table:formula="of:=DEC2HEX(SUM(HEX2DEC([.C4]);1))" office:value-type="string" office:string-value="C202" calcext:value-type="string">
            <text:p>C202</text:p>
          </table:table-cell>
          <table:table-cell table:style-name="ce43" table:formula="of:=DEC2HEX(SUM(HEX2DEC([.D4]);1))" office:value-type="string" office:string-value="C203" calcext:value-type="string">
            <text:p>C203</text:p>
          </table:table-cell>
          <table:table-cell table:style-name="ce43" table:formula="of:=DEC2HEX(SUM(HEX2DEC([.E4]);1))" office:value-type="string" office:string-value="C204" calcext:value-type="string">
            <text:p>C204</text:p>
          </table:table-cell>
          <table:table-cell table:style-name="ce43" table:formula="of:=DEC2HEX(SUM(HEX2DEC([.F4]);1))" office:value-type="string" office:string-value="C205" calcext:value-type="string">
            <text:p>C205</text:p>
          </table:table-cell>
          <table:table-cell table:style-name="ce43" table:formula="of:=DEC2HEX(SUM(HEX2DEC([.G4]);1))" office:value-type="string" office:string-value="C206" calcext:value-type="string">
            <text:p>C206</text:p>
          </table:table-cell>
          <table:table-cell table:style-name="ce43" table:formula="of:=DEC2HEX(SUM(HEX2DEC([.H4]);1))" office:value-type="string" office:string-value="C207" calcext:value-type="string">
            <text:p>C207</text:p>
          </table:table-cell>
          <table:table-cell table:style-name="ce43" table:formula="of:=DEC2HEX(SUM(HEX2DEC([.I4]);1))" office:value-type="string" office:string-value="C208" calcext:value-type="string">
            <text:p>C208</text:p>
          </table:table-cell>
          <table:table-cell table:style-name="ce43" table:formula="of:=DEC2HEX(SUM(HEX2DEC([.J4]);1))" office:value-type="string" office:string-value="C209" calcext:value-type="string">
            <text:p>C209</text:p>
          </table:table-cell>
          <table:table-cell table:style-name="ce43" table:formula="of:=DEC2HEX(SUM(HEX2DEC([.K4]);1))" office:value-type="string" office:string-value="C20A" calcext:value-type="string">
            <text:p>C20A</text:p>
          </table:table-cell>
          <table:table-cell table:style-name="ce43" table:formula="of:=DEC2HEX(SUM(HEX2DEC([.L4]);1))" office:value-type="string" office:string-value="C20B" calcext:value-type="string">
            <text:p>C20B</text:p>
          </table:table-cell>
          <table:table-cell table:style-name="ce43" table:formula="of:=DEC2HEX(SUM(HEX2DEC([.M4]);1))" office:value-type="string" office:string-value="C20C" calcext:value-type="string">
            <text:p>C20C</text:p>
          </table:table-cell>
          <table:table-cell table:style-name="ce43" table:formula="of:=DEC2HEX(SUM(HEX2DEC([.N4]);1))" office:value-type="string" office:string-value="C20D" calcext:value-type="string">
            <text:p>C20D</text:p>
          </table:table-cell>
          <table:table-cell table:style-name="ce43" table:formula="of:=DEC2HEX(SUM(HEX2DEC([.O4]);1))" office:value-type="string" office:string-value="C20E" calcext:value-type="string">
            <text:p>C20E</text:p>
          </table:table-cell>
          <table:table-cell table:style-name="ce43" table:formula="of:=DEC2HEX(SUM(HEX2DEC([.P4]);1))" office:value-type="string" office:string-value="C20F" calcext:value-type="string">
            <text:p>C20F</text:p>
          </table:table-cell>
          <table:table-cell table:style-name="ce43" table:formula="of:=DEC2HEX(SUM(HEX2DEC([.Q4]);1))" office:value-type="string" office:string-value="C210" calcext:value-type="string">
            <text:p>C210</text:p>
          </table:table-cell>
          <table:table-cell table:style-name="ce43" table:formula="of:=DEC2HEX(SUM(HEX2DEC([.R4]);1))" office:value-type="string" office:string-value="C211" calcext:value-type="string">
            <text:p>C211</text:p>
          </table:table-cell>
          <table:table-cell table:style-name="ce43" table:formula="of:=DEC2HEX(SUM(HEX2DEC([.S4]);1))" office:value-type="string" office:string-value="C212" calcext:value-type="string">
            <text:p>C212</text:p>
          </table:table-cell>
          <table:table-cell table:style-name="ce43" table:formula="of:=DEC2HEX(SUM(HEX2DEC([.T4]);1))" office:value-type="string" office:string-value="C213" calcext:value-type="string">
            <text:p>C213</text:p>
          </table:table-cell>
          <table:table-cell table:style-name="ce43" table:formula="of:=DEC2HEX(SUM(HEX2DEC([.U4]);1))" office:value-type="string" office:string-value="C214" calcext:value-type="string">
            <text:p>C214</text:p>
          </table:table-cell>
          <table:table-cell table:style-name="ce43" table:formula="of:=DEC2HEX(SUM(HEX2DEC([.V4]);1))" office:value-type="string" office:string-value="C215" calcext:value-type="string">
            <text:p>C215</text:p>
          </table:table-cell>
          <table:table-cell table:style-name="ce43" table:formula="of:=DEC2HEX(SUM(HEX2DEC([.W4]);1))" office:value-type="string" office:string-value="C216" calcext:value-type="string">
            <text:p>C216</text:p>
          </table:table-cell>
          <table:table-cell table:style-name="ce43" table:formula="of:=DEC2HEX(SUM(HEX2DEC([.X4]);1))" office:value-type="string" office:string-value="C217" calcext:value-type="string">
            <text:p>C217</text:p>
          </table:table-cell>
          <table:table-cell table:style-name="ce43" table:formula="of:=DEC2HEX(SUM(HEX2DEC([.Y4]);1))" office:value-type="string" office:string-value="C218" calcext:value-type="string">
            <text:p>C218</text:p>
          </table:table-cell>
          <table:table-cell table:style-name="ce43" table:formula="of:=DEC2HEX(SUM(HEX2DEC([.Z4]);1))" office:value-type="string" office:string-value="C219" calcext:value-type="string">
            <text:p>C219</text:p>
          </table:table-cell>
          <table:table-cell table:style-name="ce43" table:formula="of:=DEC2HEX(SUM(HEX2DEC([.AA4]);1))" office:value-type="string" office:string-value="C21A" calcext:value-type="string">
            <text:p>C21A</text:p>
          </table:table-cell>
          <table:table-cell table:style-name="ce43" table:formula="of:=DEC2HEX(SUM(HEX2DEC([.AB4]);1))" office:value-type="string" office:string-value="C21B" calcext:value-type="string">
            <text:p>C21B</text:p>
          </table:table-cell>
          <table:table-cell table:style-name="ce43" table:formula="of:=DEC2HEX(SUM(HEX2DEC([.AC4]);1))" office:value-type="string" office:string-value="C21C" calcext:value-type="string">
            <text:p>C21C</text:p>
          </table:table-cell>
          <table:table-cell table:style-name="ce43" table:formula="of:=DEC2HEX(SUM(HEX2DEC([.AD4]);1))" office:value-type="string" office:string-value="C21D" calcext:value-type="string">
            <text:p>C21D</text:p>
          </table:table-cell>
          <table:table-cell table:style-name="ce43" table:formula="of:=DEC2HEX(SUM(HEX2DEC([.AE4]);1))" office:value-type="string" office:string-value="C21E" calcext:value-type="string">
            <text:p>C21E</text:p>
          </table:table-cell>
          <table:table-cell table:style-name="ce43" table:formula="of:=DEC2HEX(SUM(HEX2DEC([.AF4]);1))" office:value-type="string" office:string-value="C21F" calcext:value-type="string">
            <text:p>C2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0]);1))" office:value-type="string" office:string-value="C300" calcext:value-type="string">
            <text:p>C300</text:p>
          </table:table-cell>
          <table:table-cell table:style-name="ce43" table:formula="of:=DEC2HEX(SUM(HEX2DEC([.B5]);1))" office:value-type="string" office:string-value="C301" calcext:value-type="string">
            <text:p>C301</text:p>
          </table:table-cell>
          <table:table-cell table:style-name="ce43" table:formula="of:=DEC2HEX(SUM(HEX2DEC([.C5]);1))" office:value-type="string" office:string-value="C302" calcext:value-type="string">
            <text:p>C302</text:p>
          </table:table-cell>
          <table:table-cell table:style-name="ce43" table:formula="of:=DEC2HEX(SUM(HEX2DEC([.D5]);1))" office:value-type="string" office:string-value="C303" calcext:value-type="string">
            <text:p>C303</text:p>
          </table:table-cell>
          <table:table-cell table:style-name="ce43" table:formula="of:=DEC2HEX(SUM(HEX2DEC([.E5]);1))" office:value-type="string" office:string-value="C304" calcext:value-type="string">
            <text:p>C304</text:p>
          </table:table-cell>
          <table:table-cell table:style-name="ce43" table:formula="of:=DEC2HEX(SUM(HEX2DEC([.F5]);1))" office:value-type="string" office:string-value="C305" calcext:value-type="string">
            <text:p>C305</text:p>
          </table:table-cell>
          <table:table-cell table:style-name="ce43" table:formula="of:=DEC2HEX(SUM(HEX2DEC([.G5]);1))" office:value-type="string" office:string-value="C306" calcext:value-type="string">
            <text:p>C306</text:p>
          </table:table-cell>
          <table:table-cell table:style-name="ce43" table:formula="of:=DEC2HEX(SUM(HEX2DEC([.H5]);1))" office:value-type="string" office:string-value="C307" calcext:value-type="string">
            <text:p>C307</text:p>
          </table:table-cell>
          <table:table-cell table:style-name="ce43" table:formula="of:=DEC2HEX(SUM(HEX2DEC([.I5]);1))" office:value-type="string" office:string-value="C308" calcext:value-type="string">
            <text:p>C308</text:p>
          </table:table-cell>
          <table:table-cell table:style-name="ce43" table:formula="of:=DEC2HEX(SUM(HEX2DEC([.J5]);1))" office:value-type="string" office:string-value="C309" calcext:value-type="string">
            <text:p>C309</text:p>
          </table:table-cell>
          <table:table-cell table:style-name="ce43" table:formula="of:=DEC2HEX(SUM(HEX2DEC([.K5]);1))" office:value-type="string" office:string-value="C30A" calcext:value-type="string">
            <text:p>C30A</text:p>
          </table:table-cell>
          <table:table-cell table:style-name="ce43" table:formula="of:=DEC2HEX(SUM(HEX2DEC([.L5]);1))" office:value-type="string" office:string-value="C30B" calcext:value-type="string">
            <text:p>C30B</text:p>
          </table:table-cell>
          <table:table-cell table:style-name="ce43" table:formula="of:=DEC2HEX(SUM(HEX2DEC([.M5]);1))" office:value-type="string" office:string-value="C30C" calcext:value-type="string">
            <text:p>C30C</text:p>
          </table:table-cell>
          <table:table-cell table:style-name="ce43" table:formula="of:=DEC2HEX(SUM(HEX2DEC([.N5]);1))" office:value-type="string" office:string-value="C30D" calcext:value-type="string">
            <text:p>C30D</text:p>
          </table:table-cell>
          <table:table-cell table:style-name="ce43" table:formula="of:=DEC2HEX(SUM(HEX2DEC([.O5]);1))" office:value-type="string" office:string-value="C30E" calcext:value-type="string">
            <text:p>C30E</text:p>
          </table:table-cell>
          <table:table-cell table:style-name="ce43" table:formula="of:=DEC2HEX(SUM(HEX2DEC([.P5]);1))" office:value-type="string" office:string-value="C30F" calcext:value-type="string">
            <text:p>C30F</text:p>
          </table:table-cell>
          <table:table-cell table:style-name="ce43" table:formula="of:=DEC2HEX(SUM(HEX2DEC([.Q5]);1))" office:value-type="string" office:string-value="C310" calcext:value-type="string">
            <text:p>C310</text:p>
          </table:table-cell>
          <table:table-cell table:style-name="ce43" table:formula="of:=DEC2HEX(SUM(HEX2DEC([.R5]);1))" office:value-type="string" office:string-value="C311" calcext:value-type="string">
            <text:p>C311</text:p>
          </table:table-cell>
          <table:table-cell table:style-name="ce43" table:formula="of:=DEC2HEX(SUM(HEX2DEC([.S5]);1))" office:value-type="string" office:string-value="C312" calcext:value-type="string">
            <text:p>C312</text:p>
          </table:table-cell>
          <table:table-cell table:style-name="ce43" table:formula="of:=DEC2HEX(SUM(HEX2DEC([.T5]);1))" office:value-type="string" office:string-value="C313" calcext:value-type="string">
            <text:p>C313</text:p>
          </table:table-cell>
          <table:table-cell table:style-name="ce43" table:formula="of:=DEC2HEX(SUM(HEX2DEC([.U5]);1))" office:value-type="string" office:string-value="C314" calcext:value-type="string">
            <text:p>C314</text:p>
          </table:table-cell>
          <table:table-cell table:style-name="ce43" table:formula="of:=DEC2HEX(SUM(HEX2DEC([.V5]);1))" office:value-type="string" office:string-value="C315" calcext:value-type="string">
            <text:p>C315</text:p>
          </table:table-cell>
          <table:table-cell table:style-name="ce43" table:formula="of:=DEC2HEX(SUM(HEX2DEC([.W5]);1))" office:value-type="string" office:string-value="C316" calcext:value-type="string">
            <text:p>C316</text:p>
          </table:table-cell>
          <table:table-cell table:style-name="ce43" table:formula="of:=DEC2HEX(SUM(HEX2DEC([.X5]);1))" office:value-type="string" office:string-value="C317" calcext:value-type="string">
            <text:p>C317</text:p>
          </table:table-cell>
          <table:table-cell table:style-name="ce43" table:formula="of:=DEC2HEX(SUM(HEX2DEC([.Y5]);1))" office:value-type="string" office:string-value="C318" calcext:value-type="string">
            <text:p>C318</text:p>
          </table:table-cell>
          <table:table-cell table:style-name="ce43" table:formula="of:=DEC2HEX(SUM(HEX2DEC([.Z5]);1))" office:value-type="string" office:string-value="C319" calcext:value-type="string">
            <text:p>C319</text:p>
          </table:table-cell>
          <table:table-cell table:style-name="ce43" table:formula="of:=DEC2HEX(SUM(HEX2DEC([.AA5]);1))" office:value-type="string" office:string-value="C31A" calcext:value-type="string">
            <text:p>C31A</text:p>
          </table:table-cell>
          <table:table-cell table:style-name="ce43" table:formula="of:=DEC2HEX(SUM(HEX2DEC([.AB5]);1))" office:value-type="string" office:string-value="C31B" calcext:value-type="string">
            <text:p>C31B</text:p>
          </table:table-cell>
          <table:table-cell table:style-name="ce43" table:formula="of:=DEC2HEX(SUM(HEX2DEC([.AC5]);1))" office:value-type="string" office:string-value="C31C" calcext:value-type="string">
            <text:p>C31C</text:p>
          </table:table-cell>
          <table:table-cell table:style-name="ce43" table:formula="of:=DEC2HEX(SUM(HEX2DEC([.AD5]);1))" office:value-type="string" office:string-value="C31D" calcext:value-type="string">
            <text:p>C31D</text:p>
          </table:table-cell>
          <table:table-cell table:style-name="ce43" table:formula="of:=DEC2HEX(SUM(HEX2DEC([.AE5]);1))" office:value-type="string" office:string-value="C31E" calcext:value-type="string">
            <text:p>C31E</text:p>
          </table:table-cell>
          <table:table-cell table:style-name="ce43" table:formula="of:=DEC2HEX(SUM(HEX2DEC([.AF5]);1))" office:value-type="string" office:string-value="C31F" calcext:value-type="string">
            <text:p>C3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1]);1))" office:value-type="string" office:string-value="C400" calcext:value-type="string">
            <text:p>C400</text:p>
          </table:table-cell>
          <table:table-cell table:style-name="ce43" table:formula="of:=DEC2HEX(SUM(HEX2DEC([.B6]);1))" office:value-type="string" office:string-value="C401" calcext:value-type="string">
            <text:p>C401</text:p>
          </table:table-cell>
          <table:table-cell table:style-name="ce43" table:formula="of:=DEC2HEX(SUM(HEX2DEC([.C6]);1))" office:value-type="string" office:string-value="C402" calcext:value-type="string">
            <text:p>C402</text:p>
          </table:table-cell>
          <table:table-cell table:style-name="ce43" table:formula="of:=DEC2HEX(SUM(HEX2DEC([.D6]);1))" office:value-type="string" office:string-value="C403" calcext:value-type="string">
            <text:p>C403</text:p>
          </table:table-cell>
          <table:table-cell table:style-name="ce43" table:formula="of:=DEC2HEX(SUM(HEX2DEC([.E6]);1))" office:value-type="string" office:string-value="C404" calcext:value-type="string">
            <text:p>C404</text:p>
          </table:table-cell>
          <table:table-cell table:style-name="ce43" table:formula="of:=DEC2HEX(SUM(HEX2DEC([.F6]);1))" office:value-type="string" office:string-value="C405" calcext:value-type="string">
            <text:p>C405</text:p>
          </table:table-cell>
          <table:table-cell table:style-name="ce43" table:formula="of:=DEC2HEX(SUM(HEX2DEC([.G6]);1))" office:value-type="string" office:string-value="C406" calcext:value-type="string">
            <text:p>C406</text:p>
          </table:table-cell>
          <table:table-cell table:style-name="ce43" table:formula="of:=DEC2HEX(SUM(HEX2DEC([.H6]);1))" office:value-type="string" office:string-value="C407" calcext:value-type="string">
            <text:p>C407</text:p>
          </table:table-cell>
          <table:table-cell table:style-name="ce43" table:formula="of:=DEC2HEX(SUM(HEX2DEC([.I6]);1))" office:value-type="string" office:string-value="C408" calcext:value-type="string">
            <text:p>C408</text:p>
          </table:table-cell>
          <table:table-cell table:style-name="ce43" table:formula="of:=DEC2HEX(SUM(HEX2DEC([.J6]);1))" office:value-type="string" office:string-value="C409" calcext:value-type="string">
            <text:p>C409</text:p>
          </table:table-cell>
          <table:table-cell table:style-name="ce43" table:formula="of:=DEC2HEX(SUM(HEX2DEC([.K6]);1))" office:value-type="string" office:string-value="C40A" calcext:value-type="string">
            <text:p>C40A</text:p>
          </table:table-cell>
          <table:table-cell table:style-name="ce43" table:formula="of:=DEC2HEX(SUM(HEX2DEC([.L6]);1))" office:value-type="string" office:string-value="C40B" calcext:value-type="string">
            <text:p>C40B</text:p>
          </table:table-cell>
          <table:table-cell table:style-name="ce43" table:formula="of:=DEC2HEX(SUM(HEX2DEC([.M6]);1))" office:value-type="string" office:string-value="C40C" calcext:value-type="string">
            <text:p>C40C</text:p>
          </table:table-cell>
          <table:table-cell table:style-name="ce43" table:formula="of:=DEC2HEX(SUM(HEX2DEC([.N6]);1))" office:value-type="string" office:string-value="C40D" calcext:value-type="string">
            <text:p>C40D</text:p>
          </table:table-cell>
          <table:table-cell table:style-name="ce43" table:formula="of:=DEC2HEX(SUM(HEX2DEC([.O6]);1))" office:value-type="string" office:string-value="C40E" calcext:value-type="string">
            <text:p>C40E</text:p>
          </table:table-cell>
          <table:table-cell table:style-name="ce43" table:formula="of:=DEC2HEX(SUM(HEX2DEC([.P6]);1))" office:value-type="string" office:string-value="C40F" calcext:value-type="string">
            <text:p>C40F</text:p>
          </table:table-cell>
          <table:table-cell table:style-name="ce43" table:formula="of:=DEC2HEX(SUM(HEX2DEC([.Q6]);1))" office:value-type="string" office:string-value="C410" calcext:value-type="string">
            <text:p>C410</text:p>
          </table:table-cell>
          <table:table-cell table:style-name="ce43" table:formula="of:=DEC2HEX(SUM(HEX2DEC([.R6]);1))" office:value-type="string" office:string-value="C411" calcext:value-type="string">
            <text:p>C411</text:p>
          </table:table-cell>
          <table:table-cell table:style-name="ce43" table:formula="of:=DEC2HEX(SUM(HEX2DEC([.S6]);1))" office:value-type="string" office:string-value="C412" calcext:value-type="string">
            <text:p>C412</text:p>
          </table:table-cell>
          <table:table-cell table:style-name="ce43" table:formula="of:=DEC2HEX(SUM(HEX2DEC([.T6]);1))" office:value-type="string" office:string-value="C413" calcext:value-type="string">
            <text:p>C413</text:p>
          </table:table-cell>
          <table:table-cell table:style-name="ce43" table:formula="of:=DEC2HEX(SUM(HEX2DEC([.U6]);1))" office:value-type="string" office:string-value="C414" calcext:value-type="string">
            <text:p>C414</text:p>
          </table:table-cell>
          <table:table-cell table:style-name="ce43" table:formula="of:=DEC2HEX(SUM(HEX2DEC([.V6]);1))" office:value-type="string" office:string-value="C415" calcext:value-type="string">
            <text:p>C415</text:p>
          </table:table-cell>
          <table:table-cell table:style-name="ce43" table:formula="of:=DEC2HEX(SUM(HEX2DEC([.W6]);1))" office:value-type="string" office:string-value="C416" calcext:value-type="string">
            <text:p>C416</text:p>
          </table:table-cell>
          <table:table-cell table:style-name="ce43" table:formula="of:=DEC2HEX(SUM(HEX2DEC([.X6]);1))" office:value-type="string" office:string-value="C417" calcext:value-type="string">
            <text:p>C417</text:p>
          </table:table-cell>
          <table:table-cell table:style-name="ce43" table:formula="of:=DEC2HEX(SUM(HEX2DEC([.Y6]);1))" office:value-type="string" office:string-value="C418" calcext:value-type="string">
            <text:p>C418</text:p>
          </table:table-cell>
          <table:table-cell table:style-name="ce43" table:formula="of:=DEC2HEX(SUM(HEX2DEC([.Z6]);1))" office:value-type="string" office:string-value="C419" calcext:value-type="string">
            <text:p>C419</text:p>
          </table:table-cell>
          <table:table-cell table:style-name="ce43" table:formula="of:=DEC2HEX(SUM(HEX2DEC([.AA6]);1))" office:value-type="string" office:string-value="C41A" calcext:value-type="string">
            <text:p>C41A</text:p>
          </table:table-cell>
          <table:table-cell table:style-name="ce43" table:formula="of:=DEC2HEX(SUM(HEX2DEC([.AB6]);1))" office:value-type="string" office:string-value="C41B" calcext:value-type="string">
            <text:p>C41B</text:p>
          </table:table-cell>
          <table:table-cell table:style-name="ce43" table:formula="of:=DEC2HEX(SUM(HEX2DEC([.AC6]);1))" office:value-type="string" office:string-value="C41C" calcext:value-type="string">
            <text:p>C41C</text:p>
          </table:table-cell>
          <table:table-cell table:style-name="ce43" table:formula="of:=DEC2HEX(SUM(HEX2DEC([.AD6]);1))" office:value-type="string" office:string-value="C41D" calcext:value-type="string">
            <text:p>C41D</text:p>
          </table:table-cell>
          <table:table-cell table:style-name="ce43" table:formula="of:=DEC2HEX(SUM(HEX2DEC([.AE6]);1))" office:value-type="string" office:string-value="C41E" calcext:value-type="string">
            <text:p>C41E</text:p>
          </table:table-cell>
          <table:table-cell table:style-name="ce43" table:formula="of:=DEC2HEX(SUM(HEX2DEC([.AF6]);1))" office:value-type="string" office:string-value="C41F" calcext:value-type="string">
            <text:p>C4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2]);1))" office:value-type="string" office:string-value="C500" calcext:value-type="string">
            <text:p>C500</text:p>
          </table:table-cell>
          <table:table-cell table:style-name="ce43" table:formula="of:=DEC2HEX(SUM(HEX2DEC([.B7]);1))" office:value-type="string" office:string-value="C501" calcext:value-type="string">
            <text:p>C501</text:p>
          </table:table-cell>
          <table:table-cell table:style-name="ce43" table:formula="of:=DEC2HEX(SUM(HEX2DEC([.C7]);1))" office:value-type="string" office:string-value="C502" calcext:value-type="string">
            <text:p>C502</text:p>
          </table:table-cell>
          <table:table-cell table:style-name="ce43" table:formula="of:=DEC2HEX(SUM(HEX2DEC([.D7]);1))" office:value-type="string" office:string-value="C503" calcext:value-type="string">
            <text:p>C503</text:p>
          </table:table-cell>
          <table:table-cell table:style-name="ce43" table:formula="of:=DEC2HEX(SUM(HEX2DEC([.E7]);1))" office:value-type="string" office:string-value="C504" calcext:value-type="string">
            <text:p>C504</text:p>
          </table:table-cell>
          <table:table-cell table:style-name="ce43" table:formula="of:=DEC2HEX(SUM(HEX2DEC([.F7]);1))" office:value-type="string" office:string-value="C505" calcext:value-type="string">
            <text:p>C505</text:p>
          </table:table-cell>
          <table:table-cell table:style-name="ce43" table:formula="of:=DEC2HEX(SUM(HEX2DEC([.G7]);1))" office:value-type="string" office:string-value="C506" calcext:value-type="string">
            <text:p>C506</text:p>
          </table:table-cell>
          <table:table-cell table:style-name="ce43" table:formula="of:=DEC2HEX(SUM(HEX2DEC([.H7]);1))" office:value-type="string" office:string-value="C507" calcext:value-type="string">
            <text:p>C507</text:p>
          </table:table-cell>
          <table:table-cell table:style-name="ce43" table:formula="of:=DEC2HEX(SUM(HEX2DEC([.I7]);1))" office:value-type="string" office:string-value="C508" calcext:value-type="string">
            <text:p>C508</text:p>
          </table:table-cell>
          <table:table-cell table:style-name="ce43" table:formula="of:=DEC2HEX(SUM(HEX2DEC([.J7]);1))" office:value-type="string" office:string-value="C509" calcext:value-type="string">
            <text:p>C509</text:p>
          </table:table-cell>
          <table:table-cell table:style-name="ce43" table:formula="of:=DEC2HEX(SUM(HEX2DEC([.K7]);1))" office:value-type="string" office:string-value="C50A" calcext:value-type="string">
            <text:p>C50A</text:p>
          </table:table-cell>
          <table:table-cell table:style-name="ce43" table:formula="of:=DEC2HEX(SUM(HEX2DEC([.L7]);1))" office:value-type="string" office:string-value="C50B" calcext:value-type="string">
            <text:p>C50B</text:p>
          </table:table-cell>
          <table:table-cell table:style-name="ce43" table:formula="of:=DEC2HEX(SUM(HEX2DEC([.M7]);1))" office:value-type="string" office:string-value="C50C" calcext:value-type="string">
            <text:p>C50C</text:p>
          </table:table-cell>
          <table:table-cell table:style-name="ce43" table:formula="of:=DEC2HEX(SUM(HEX2DEC([.N7]);1))" office:value-type="string" office:string-value="C50D" calcext:value-type="string">
            <text:p>C50D</text:p>
          </table:table-cell>
          <table:table-cell table:style-name="ce43" table:formula="of:=DEC2HEX(SUM(HEX2DEC([.O7]);1))" office:value-type="string" office:string-value="C50E" calcext:value-type="string">
            <text:p>C50E</text:p>
          </table:table-cell>
          <table:table-cell table:style-name="ce43" table:formula="of:=DEC2HEX(SUM(HEX2DEC([.P7]);1))" office:value-type="string" office:string-value="C50F" calcext:value-type="string">
            <text:p>C50F</text:p>
          </table:table-cell>
          <table:table-cell table:style-name="ce43" table:formula="of:=DEC2HEX(SUM(HEX2DEC([.Q7]);1))" office:value-type="string" office:string-value="C510" calcext:value-type="string">
            <text:p>C510</text:p>
          </table:table-cell>
          <table:table-cell table:style-name="ce43" table:formula="of:=DEC2HEX(SUM(HEX2DEC([.R7]);1))" office:value-type="string" office:string-value="C511" calcext:value-type="string">
            <text:p>C511</text:p>
          </table:table-cell>
          <table:table-cell table:style-name="ce43" table:formula="of:=DEC2HEX(SUM(HEX2DEC([.S7]);1))" office:value-type="string" office:string-value="C512" calcext:value-type="string">
            <text:p>C512</text:p>
          </table:table-cell>
          <table:table-cell table:style-name="ce43" table:formula="of:=DEC2HEX(SUM(HEX2DEC([.T7]);1))" office:value-type="string" office:string-value="C513" calcext:value-type="string">
            <text:p>C513</text:p>
          </table:table-cell>
          <table:table-cell table:style-name="ce43" table:formula="of:=DEC2HEX(SUM(HEX2DEC([.U7]);1))" office:value-type="string" office:string-value="C514" calcext:value-type="string">
            <text:p>C514</text:p>
          </table:table-cell>
          <table:table-cell table:style-name="ce43" table:formula="of:=DEC2HEX(SUM(HEX2DEC([.V7]);1))" office:value-type="string" office:string-value="C515" calcext:value-type="string">
            <text:p>C515</text:p>
          </table:table-cell>
          <table:table-cell table:style-name="ce43" table:formula="of:=DEC2HEX(SUM(HEX2DEC([.W7]);1))" office:value-type="string" office:string-value="C516" calcext:value-type="string">
            <text:p>C516</text:p>
          </table:table-cell>
          <table:table-cell table:style-name="ce43" table:formula="of:=DEC2HEX(SUM(HEX2DEC([.X7]);1))" office:value-type="string" office:string-value="C517" calcext:value-type="string">
            <text:p>C517</text:p>
          </table:table-cell>
          <table:table-cell table:style-name="ce43" table:formula="of:=DEC2HEX(SUM(HEX2DEC([.Y7]);1))" office:value-type="string" office:string-value="C518" calcext:value-type="string">
            <text:p>C518</text:p>
          </table:table-cell>
          <table:table-cell table:style-name="ce43" table:formula="of:=DEC2HEX(SUM(HEX2DEC([.Z7]);1))" office:value-type="string" office:string-value="C519" calcext:value-type="string">
            <text:p>C519</text:p>
          </table:table-cell>
          <table:table-cell table:style-name="ce43" table:formula="of:=DEC2HEX(SUM(HEX2DEC([.AA7]);1))" office:value-type="string" office:string-value="C51A" calcext:value-type="string">
            <text:p>C51A</text:p>
          </table:table-cell>
          <table:table-cell table:style-name="ce43" table:formula="of:=DEC2HEX(SUM(HEX2DEC([.AB7]);1))" office:value-type="string" office:string-value="C51B" calcext:value-type="string">
            <text:p>C51B</text:p>
          </table:table-cell>
          <table:table-cell table:style-name="ce43" table:formula="of:=DEC2HEX(SUM(HEX2DEC([.AC7]);1))" office:value-type="string" office:string-value="C51C" calcext:value-type="string">
            <text:p>C51C</text:p>
          </table:table-cell>
          <table:table-cell table:style-name="ce43" table:formula="of:=DEC2HEX(SUM(HEX2DEC([.AD7]);1))" office:value-type="string" office:string-value="C51D" calcext:value-type="string">
            <text:p>C51D</text:p>
          </table:table-cell>
          <table:table-cell table:style-name="ce43" table:formula="of:=DEC2HEX(SUM(HEX2DEC([.AE7]);1))" office:value-type="string" office:string-value="C51E" calcext:value-type="string">
            <text:p>C51E</text:p>
          </table:table-cell>
          <table:table-cell table:style-name="ce43" table:formula="of:=DEC2HEX(SUM(HEX2DEC([.AF7]);1))" office:value-type="string" office:string-value="C51F" calcext:value-type="string">
            <text:p>C51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3]);1))" office:value-type="string" office:string-value="C600" calcext:value-type="string">
            <text:p>C600</text:p>
          </table:table-cell>
          <table:table-cell table:style-name="ce43" table:formula="of:=DEC2HEX(SUM(HEX2DEC([.B8]);1))" office:value-type="string" office:string-value="C601" calcext:value-type="string">
            <text:p>C601</text:p>
          </table:table-cell>
          <table:table-cell table:style-name="ce43" table:formula="of:=DEC2HEX(SUM(HEX2DEC([.C8]);1))" office:value-type="string" office:string-value="C602" calcext:value-type="string">
            <text:p>C602</text:p>
          </table:table-cell>
          <table:table-cell table:style-name="ce43" table:formula="of:=DEC2HEX(SUM(HEX2DEC([.D8]);1))" office:value-type="string" office:string-value="C603" calcext:value-type="string">
            <text:p>C603</text:p>
          </table:table-cell>
          <table:table-cell table:style-name="ce43" table:formula="of:=DEC2HEX(SUM(HEX2DEC([.E8]);1))" office:value-type="string" office:string-value="C604" calcext:value-type="string">
            <text:p>C604</text:p>
          </table:table-cell>
          <table:table-cell table:style-name="ce43" table:formula="of:=DEC2HEX(SUM(HEX2DEC([.F8]);1))" office:value-type="string" office:string-value="C605" calcext:value-type="string">
            <text:p>C605</text:p>
          </table:table-cell>
          <table:table-cell table:style-name="ce43" table:formula="of:=DEC2HEX(SUM(HEX2DEC([.G8]);1))" office:value-type="string" office:string-value="C606" calcext:value-type="string">
            <text:p>C606</text:p>
          </table:table-cell>
          <table:table-cell table:style-name="ce43" table:formula="of:=DEC2HEX(SUM(HEX2DEC([.H8]);1))" office:value-type="string" office:string-value="C607" calcext:value-type="string">
            <text:p>C607</text:p>
          </table:table-cell>
          <table:table-cell table:style-name="ce43" table:formula="of:=DEC2HEX(SUM(HEX2DEC([.I8]);1))" office:value-type="string" office:string-value="C608" calcext:value-type="string">
            <text:p>C608</text:p>
          </table:table-cell>
          <table:table-cell table:style-name="ce43" table:formula="of:=DEC2HEX(SUM(HEX2DEC([.J8]);1))" office:value-type="string" office:string-value="C609" calcext:value-type="string">
            <text:p>C609</text:p>
          </table:table-cell>
          <table:table-cell table:style-name="ce43" table:formula="of:=DEC2HEX(SUM(HEX2DEC([.K8]);1))" office:value-type="string" office:string-value="C60A" calcext:value-type="string">
            <text:p>C60A</text:p>
          </table:table-cell>
          <table:table-cell table:style-name="ce43" table:formula="of:=DEC2HEX(SUM(HEX2DEC([.L8]);1))" office:value-type="string" office:string-value="C60B" calcext:value-type="string">
            <text:p>C60B</text:p>
          </table:table-cell>
          <table:table-cell table:style-name="ce43" table:formula="of:=DEC2HEX(SUM(HEX2DEC([.M8]);1))" office:value-type="string" office:string-value="C60C" calcext:value-type="string">
            <text:p>C60C</text:p>
          </table:table-cell>
          <table:table-cell table:style-name="ce43" table:formula="of:=DEC2HEX(SUM(HEX2DEC([.N8]);1))" office:value-type="string" office:string-value="C60D" calcext:value-type="string">
            <text:p>C60D</text:p>
          </table:table-cell>
          <table:table-cell table:style-name="ce43" table:formula="of:=DEC2HEX(SUM(HEX2DEC([.O8]);1))" office:value-type="string" office:string-value="C60E" calcext:value-type="string">
            <text:p>C60E</text:p>
          </table:table-cell>
          <table:table-cell table:style-name="ce43" table:formula="of:=DEC2HEX(SUM(HEX2DEC([.P8]);1))" office:value-type="string" office:string-value="C60F" calcext:value-type="string">
            <text:p>C60F</text:p>
          </table:table-cell>
          <table:table-cell table:style-name="ce43" table:formula="of:=DEC2HEX(SUM(HEX2DEC([.Q8]);1))" office:value-type="string" office:string-value="C610" calcext:value-type="string">
            <text:p>C610</text:p>
          </table:table-cell>
          <table:table-cell table:style-name="ce43" table:formula="of:=DEC2HEX(SUM(HEX2DEC([.R8]);1))" office:value-type="string" office:string-value="C611" calcext:value-type="string">
            <text:p>C611</text:p>
          </table:table-cell>
          <table:table-cell table:style-name="ce43" table:formula="of:=DEC2HEX(SUM(HEX2DEC([.S8]);1))" office:value-type="string" office:string-value="C612" calcext:value-type="string">
            <text:p>C612</text:p>
          </table:table-cell>
          <table:table-cell table:style-name="ce43" table:formula="of:=DEC2HEX(SUM(HEX2DEC([.T8]);1))" office:value-type="string" office:string-value="C613" calcext:value-type="string">
            <text:p>C613</text:p>
          </table:table-cell>
          <table:table-cell table:style-name="ce43" table:formula="of:=DEC2HEX(SUM(HEX2DEC([.U8]);1))" office:value-type="string" office:string-value="C614" calcext:value-type="string">
            <text:p>C614</text:p>
          </table:table-cell>
          <table:table-cell table:style-name="ce43" table:formula="of:=DEC2HEX(SUM(HEX2DEC([.V8]);1))" office:value-type="string" office:string-value="C615" calcext:value-type="string">
            <text:p>C615</text:p>
          </table:table-cell>
          <table:table-cell table:style-name="ce43" table:formula="of:=DEC2HEX(SUM(HEX2DEC([.W8]);1))" office:value-type="string" office:string-value="C616" calcext:value-type="string">
            <text:p>C616</text:p>
          </table:table-cell>
          <table:table-cell table:style-name="ce43" table:formula="of:=DEC2HEX(SUM(HEX2DEC([.X8]);1))" office:value-type="string" office:string-value="C617" calcext:value-type="string">
            <text:p>C617</text:p>
          </table:table-cell>
          <table:table-cell table:style-name="ce43" table:formula="of:=DEC2HEX(SUM(HEX2DEC([.Y8]);1))" office:value-type="string" office:string-value="C618" calcext:value-type="string">
            <text:p>C618</text:p>
          </table:table-cell>
          <table:table-cell table:style-name="ce43" table:formula="of:=DEC2HEX(SUM(HEX2DEC([.Z8]);1))" office:value-type="string" office:string-value="C619" calcext:value-type="string">
            <text:p>C619</text:p>
          </table:table-cell>
          <table:table-cell table:style-name="ce43" table:formula="of:=DEC2HEX(SUM(HEX2DEC([.AA8]);1))" office:value-type="string" office:string-value="C61A" calcext:value-type="string">
            <text:p>C61A</text:p>
          </table:table-cell>
          <table:table-cell table:style-name="ce43" table:formula="of:=DEC2HEX(SUM(HEX2DEC([.AB8]);1))" office:value-type="string" office:string-value="C61B" calcext:value-type="string">
            <text:p>C61B</text:p>
          </table:table-cell>
          <table:table-cell table:style-name="ce43" table:formula="of:=DEC2HEX(SUM(HEX2DEC([.AC8]);1))" office:value-type="string" office:string-value="C61C" calcext:value-type="string">
            <text:p>C61C</text:p>
          </table:table-cell>
          <table:table-cell table:style-name="ce43" table:formula="of:=DEC2HEX(SUM(HEX2DEC([.AD8]);1))" office:value-type="string" office:string-value="C61D" calcext:value-type="string">
            <text:p>C61D</text:p>
          </table:table-cell>
          <table:table-cell table:style-name="ce43" table:formula="of:=DEC2HEX(SUM(HEX2DEC([.AE8]);1))" office:value-type="string" office:string-value="C61E" calcext:value-type="string">
            <text:p>C61E</text:p>
          </table:table-cell>
          <table:table-cell table:style-name="ce43" table:formula="of:=DEC2HEX(SUM(HEX2DEC([.AF8]);1))" office:value-type="string" office:string-value="C61F" calcext:value-type="string">
            <text:p>C61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64]);1))" office:value-type="string" office:string-value="C700" calcext:value-type="string">
            <text:p>C700</text:p>
          </table:table-cell>
          <table:table-cell table:style-name="ce43" table:formula="of:=DEC2HEX(SUM(HEX2DEC([.B9]);1))" office:value-type="string" office:string-value="C701" calcext:value-type="string">
            <text:p>C701</text:p>
          </table:table-cell>
          <table:table-cell table:style-name="ce43" table:formula="of:=DEC2HEX(SUM(HEX2DEC([.C9]);1))" office:value-type="string" office:string-value="C702" calcext:value-type="string">
            <text:p>C702</text:p>
          </table:table-cell>
          <table:table-cell table:style-name="ce43" table:formula="of:=DEC2HEX(SUM(HEX2DEC([.D9]);1))" office:value-type="string" office:string-value="C703" calcext:value-type="string">
            <text:p>C703</text:p>
          </table:table-cell>
          <table:table-cell table:style-name="ce43" table:formula="of:=DEC2HEX(SUM(HEX2DEC([.E9]);1))" office:value-type="string" office:string-value="C704" calcext:value-type="string">
            <text:p>C704</text:p>
          </table:table-cell>
          <table:table-cell table:style-name="ce43" table:formula="of:=DEC2HEX(SUM(HEX2DEC([.F9]);1))" office:value-type="string" office:string-value="C705" calcext:value-type="string">
            <text:p>C705</text:p>
          </table:table-cell>
          <table:table-cell table:style-name="ce43" table:formula="of:=DEC2HEX(SUM(HEX2DEC([.G9]);1))" office:value-type="string" office:string-value="C706" calcext:value-type="string">
            <text:p>C706</text:p>
          </table:table-cell>
          <table:table-cell table:style-name="ce43" table:formula="of:=DEC2HEX(SUM(HEX2DEC([.H9]);1))" office:value-type="string" office:string-value="C707" calcext:value-type="string">
            <text:p>C707</text:p>
          </table:table-cell>
          <table:table-cell table:style-name="ce43" table:formula="of:=DEC2HEX(SUM(HEX2DEC([.I9]);1))" office:value-type="string" office:string-value="C708" calcext:value-type="string">
            <text:p>C708</text:p>
          </table:table-cell>
          <table:table-cell table:style-name="ce43" table:formula="of:=DEC2HEX(SUM(HEX2DEC([.J9]);1))" office:value-type="string" office:string-value="C709" calcext:value-type="string">
            <text:p>C709</text:p>
          </table:table-cell>
          <table:table-cell table:style-name="ce43" table:formula="of:=DEC2HEX(SUM(HEX2DEC([.K9]);1))" office:value-type="string" office:string-value="C70A" calcext:value-type="string">
            <text:p>C70A</text:p>
          </table:table-cell>
          <table:table-cell table:style-name="ce43" table:formula="of:=DEC2HEX(SUM(HEX2DEC([.L9]);1))" office:value-type="string" office:string-value="C70B" calcext:value-type="string">
            <text:p>C70B</text:p>
          </table:table-cell>
          <table:table-cell table:style-name="ce43" table:formula="of:=DEC2HEX(SUM(HEX2DEC([.M9]);1))" office:value-type="string" office:string-value="C70C" calcext:value-type="string">
            <text:p>C70C</text:p>
          </table:table-cell>
          <table:table-cell table:style-name="ce43" table:formula="of:=DEC2HEX(SUM(HEX2DEC([.N9]);1))" office:value-type="string" office:string-value="C70D" calcext:value-type="string">
            <text:p>C70D</text:p>
          </table:table-cell>
          <table:table-cell table:style-name="ce43" table:formula="of:=DEC2HEX(SUM(HEX2DEC([.O9]);1))" office:value-type="string" office:string-value="C70E" calcext:value-type="string">
            <text:p>C70E</text:p>
          </table:table-cell>
          <table:table-cell table:style-name="ce43" table:formula="of:=DEC2HEX(SUM(HEX2DEC([.P9]);1))" office:value-type="string" office:string-value="C70F" calcext:value-type="string">
            <text:p>C70F</text:p>
          </table:table-cell>
          <table:table-cell table:style-name="ce43" table:formula="of:=DEC2HEX(SUM(HEX2DEC([.Q9]);1))" office:value-type="string" office:string-value="C710" calcext:value-type="string">
            <text:p>C710</text:p>
          </table:table-cell>
          <table:table-cell table:style-name="ce43" table:formula="of:=DEC2HEX(SUM(HEX2DEC([.R9]);1))" office:value-type="string" office:string-value="C711" calcext:value-type="string">
            <text:p>C711</text:p>
          </table:table-cell>
          <table:table-cell table:style-name="ce43" table:formula="of:=DEC2HEX(SUM(HEX2DEC([.S9]);1))" office:value-type="string" office:string-value="C712" calcext:value-type="string">
            <text:p>C712</text:p>
          </table:table-cell>
          <table:table-cell table:style-name="ce43" table:formula="of:=DEC2HEX(SUM(HEX2DEC([.T9]);1))" office:value-type="string" office:string-value="C713" calcext:value-type="string">
            <text:p>C713</text:p>
          </table:table-cell>
          <table:table-cell table:style-name="ce43" table:formula="of:=DEC2HEX(SUM(HEX2DEC([.U9]);1))" office:value-type="string" office:string-value="C714" calcext:value-type="string">
            <text:p>C714</text:p>
          </table:table-cell>
          <table:table-cell table:style-name="ce43" table:formula="of:=DEC2HEX(SUM(HEX2DEC([.V9]);1))" office:value-type="string" office:string-value="C715" calcext:value-type="string">
            <text:p>C715</text:p>
          </table:table-cell>
          <table:table-cell table:style-name="ce43" table:formula="of:=DEC2HEX(SUM(HEX2DEC([.W9]);1))" office:value-type="string" office:string-value="C716" calcext:value-type="string">
            <text:p>C716</text:p>
          </table:table-cell>
          <table:table-cell table:style-name="ce43" table:formula="of:=DEC2HEX(SUM(HEX2DEC([.X9]);1))" office:value-type="string" office:string-value="C717" calcext:value-type="string">
            <text:p>C717</text:p>
          </table:table-cell>
          <table:table-cell table:style-name="ce43" table:formula="of:=DEC2HEX(SUM(HEX2DEC([.Y9]);1))" office:value-type="string" office:string-value="C718" calcext:value-type="string">
            <text:p>C718</text:p>
          </table:table-cell>
          <table:table-cell table:style-name="ce43" table:formula="of:=DEC2HEX(SUM(HEX2DEC([.Z9]);1))" office:value-type="string" office:string-value="C719" calcext:value-type="string">
            <text:p>C719</text:p>
          </table:table-cell>
          <table:table-cell table:style-name="ce43" table:formula="of:=DEC2HEX(SUM(HEX2DEC([.AA9]);1))" office:value-type="string" office:string-value="C71A" calcext:value-type="string">
            <text:p>C71A</text:p>
          </table:table-cell>
          <table:table-cell table:style-name="ce43" table:formula="of:=DEC2HEX(SUM(HEX2DEC([.AB9]);1))" office:value-type="string" office:string-value="C71B" calcext:value-type="string">
            <text:p>C71B</text:p>
          </table:table-cell>
          <table:table-cell table:style-name="ce43" table:formula="of:=DEC2HEX(SUM(HEX2DEC([.AC9]);1))" office:value-type="string" office:string-value="C71C" calcext:value-type="string">
            <text:p>C71C</text:p>
          </table:table-cell>
          <table:table-cell table:style-name="ce43" table:formula="of:=DEC2HEX(SUM(HEX2DEC([.AD9]);1))" office:value-type="string" office:string-value="C71D" calcext:value-type="string">
            <text:p>C71D</text:p>
          </table:table-cell>
          <table:table-cell table:style-name="ce43" table:formula="of:=DEC2HEX(SUM(HEX2DEC([.AE9]);1))" office:value-type="string" office:string-value="C71E" calcext:value-type="string">
            <text:p>C71E</text:p>
          </table:table-cell>
          <table:table-cell table:style-name="ce43" table:formula="of:=DEC2HEX(SUM(HEX2DEC([.AF9]);1))" office:value-type="string" office:string-value="C71F" calcext:value-type="string">
            <text:p>C71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1</text:p>
            <text:p> Pixel</text:p>
            <text:p>8-15</text:p>
          </table:table-cell>
          <table:table-cell table:style-name="ce45" table:formula="of:=DEC2HEX(SUM(HEX2DEC([.AG2]);1))" office:value-type="string" office:string-value="C020" calcext:value-type="string">
            <text:p>C020</text:p>
          </table:table-cell>
          <table:table-cell table:style-name="ce45" table:formula="of:=DEC2HEX(SUM(HEX2DEC([.B10]);1))" office:value-type="string" office:string-value="C021" calcext:value-type="string">
            <text:p>C021</text:p>
          </table:table-cell>
          <table:table-cell table:style-name="ce45" table:formula="of:=DEC2HEX(SUM(HEX2DEC([.C10]);1))" office:value-type="string" office:string-value="C022" calcext:value-type="string">
            <text:p>C022</text:p>
          </table:table-cell>
          <table:table-cell table:style-name="ce45" table:formula="of:=DEC2HEX(SUM(HEX2DEC([.D10]);1))" office:value-type="string" office:string-value="C023" calcext:value-type="string">
            <text:p>C023</text:p>
          </table:table-cell>
          <table:table-cell table:style-name="ce45" table:formula="of:=DEC2HEX(SUM(HEX2DEC([.E10]);1))" office:value-type="string" office:string-value="C024" calcext:value-type="string">
            <text:p>C024</text:p>
          </table:table-cell>
          <table:table-cell table:style-name="ce45" table:formula="of:=DEC2HEX(SUM(HEX2DEC([.F10]);1))" office:value-type="string" office:string-value="C025" calcext:value-type="string">
            <text:p>C025</text:p>
          </table:table-cell>
          <table:table-cell table:style-name="ce45" table:formula="of:=DEC2HEX(SUM(HEX2DEC([.G10]);1))" office:value-type="string" office:string-value="C026" calcext:value-type="string">
            <text:p>C026</text:p>
          </table:table-cell>
          <table:table-cell table:style-name="ce45" table:formula="of:=DEC2HEX(SUM(HEX2DEC([.H10]);1))" office:value-type="string" office:string-value="C027" calcext:value-type="string">
            <text:p>C027</text:p>
          </table:table-cell>
          <table:table-cell table:style-name="ce45" table:formula="of:=DEC2HEX(SUM(HEX2DEC([.I10]);1))" office:value-type="string" office:string-value="C028" calcext:value-type="string">
            <text:p>C028</text:p>
          </table:table-cell>
          <table:table-cell table:style-name="ce45" table:formula="of:=DEC2HEX(SUM(HEX2DEC([.J10]);1))" office:value-type="string" office:string-value="C029" calcext:value-type="string">
            <text:p>C029</text:p>
          </table:table-cell>
          <table:table-cell table:style-name="ce45" table:formula="of:=DEC2HEX(SUM(HEX2DEC([.K10]);1))" office:value-type="string" office:string-value="C02A" calcext:value-type="string">
            <text:p>C02A</text:p>
          </table:table-cell>
          <table:table-cell table:style-name="ce45" table:formula="of:=DEC2HEX(SUM(HEX2DEC([.L10]);1))" office:value-type="string" office:string-value="C02B" calcext:value-type="string">
            <text:p>C02B</text:p>
          </table:table-cell>
          <table:table-cell table:style-name="ce45" table:formula="of:=DEC2HEX(SUM(HEX2DEC([.M10]);1))" office:value-type="string" office:string-value="C02C" calcext:value-type="string">
            <text:p>C02C</text:p>
          </table:table-cell>
          <table:table-cell table:style-name="ce45" table:formula="of:=DEC2HEX(SUM(HEX2DEC([.N10]);1))" office:value-type="string" office:string-value="C02D" calcext:value-type="string">
            <text:p>C02D</text:p>
          </table:table-cell>
          <table:table-cell table:style-name="ce45" table:formula="of:=DEC2HEX(SUM(HEX2DEC([.O10]);1))" office:value-type="string" office:string-value="C02E" calcext:value-type="string">
            <text:p>C02E</text:p>
          </table:table-cell>
          <table:table-cell table:style-name="ce45" table:formula="of:=DEC2HEX(SUM(HEX2DEC([.P10]);1))" office:value-type="string" office:string-value="C02F" calcext:value-type="string">
            <text:p>C02F</text:p>
          </table:table-cell>
          <table:table-cell table:style-name="ce45" table:formula="of:=DEC2HEX(SUM(HEX2DEC([.Q10]);1))" office:value-type="string" office:string-value="C030" calcext:value-type="string">
            <text:p>C030</text:p>
          </table:table-cell>
          <table:table-cell table:style-name="ce45" table:formula="of:=DEC2HEX(SUM(HEX2DEC([.R10]);1))" office:value-type="string" office:string-value="C031" calcext:value-type="string">
            <text:p>C031</text:p>
          </table:table-cell>
          <table:table-cell table:style-name="ce45" table:formula="of:=DEC2HEX(SUM(HEX2DEC([.S10]);1))" office:value-type="string" office:string-value="C032" calcext:value-type="string">
            <text:p>C032</text:p>
          </table:table-cell>
          <table:table-cell table:style-name="ce45" table:formula="of:=DEC2HEX(SUM(HEX2DEC([.T10]);1))" office:value-type="string" office:string-value="C033" calcext:value-type="string">
            <text:p>C033</text:p>
          </table:table-cell>
          <table:table-cell table:style-name="ce45" table:formula="of:=DEC2HEX(SUM(HEX2DEC([.U10]);1))" office:value-type="string" office:string-value="C034" calcext:value-type="string">
            <text:p>C034</text:p>
          </table:table-cell>
          <table:table-cell table:style-name="ce45" table:formula="of:=DEC2HEX(SUM(HEX2DEC([.V10]);1))" office:value-type="string" office:string-value="C035" calcext:value-type="string">
            <text:p>C035</text:p>
          </table:table-cell>
          <table:table-cell table:style-name="ce45" table:formula="of:=DEC2HEX(SUM(HEX2DEC([.W10]);1))" office:value-type="string" office:string-value="C036" calcext:value-type="string">
            <text:p>C036</text:p>
          </table:table-cell>
          <table:table-cell table:style-name="ce45" table:formula="of:=DEC2HEX(SUM(HEX2DEC([.X10]);1))" office:value-type="string" office:string-value="C037" calcext:value-type="string">
            <text:p>C037</text:p>
          </table:table-cell>
          <table:table-cell table:style-name="ce45" table:formula="of:=DEC2HEX(SUM(HEX2DEC([.Y10]);1))" office:value-type="string" office:string-value="C038" calcext:value-type="string">
            <text:p>C038</text:p>
          </table:table-cell>
          <table:table-cell table:style-name="ce45" table:formula="of:=DEC2HEX(SUM(HEX2DEC([.Z10]);1))" office:value-type="string" office:string-value="C039" calcext:value-type="string">
            <text:p>C039</text:p>
          </table:table-cell>
          <table:table-cell table:style-name="ce45" table:formula="of:=DEC2HEX(SUM(HEX2DEC([.AA10]);1))" office:value-type="string" office:string-value="C03A" calcext:value-type="string">
            <text:p>C03A</text:p>
          </table:table-cell>
          <table:table-cell table:style-name="ce45" table:formula="of:=DEC2HEX(SUM(HEX2DEC([.AB10]);1))" office:value-type="string" office:string-value="C03B" calcext:value-type="string">
            <text:p>C03B</text:p>
          </table:table-cell>
          <table:table-cell table:style-name="ce45" table:formula="of:=DEC2HEX(SUM(HEX2DEC([.AC10]);1))" office:value-type="string" office:string-value="C03C" calcext:value-type="string">
            <text:p>C03C</text:p>
          </table:table-cell>
          <table:table-cell table:style-name="ce45" table:formula="of:=DEC2HEX(SUM(HEX2DEC([.AD10]);1))" office:value-type="string" office:string-value="C03D" calcext:value-type="string">
            <text:p>C03D</text:p>
          </table:table-cell>
          <table:table-cell table:style-name="ce45" table:formula="of:=DEC2HEX(SUM(HEX2DEC([.AE10]);1))" office:value-type="string" office:string-value="C03E" calcext:value-type="string">
            <text:p>C03E</text:p>
          </table:table-cell>
          <table:table-cell table:style-name="ce45" table:formula="of:=DEC2HEX(SUM(HEX2DEC([.AF10]);1))" office:value-type="string" office:string-value="C03F" calcext:value-type="string">
            <text:p>C0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3]);1))" office:value-type="string" office:string-value="C120" calcext:value-type="string">
            <text:p>C120</text:p>
          </table:table-cell>
          <table:table-cell table:style-name="ce43" table:formula="of:=DEC2HEX(SUM(HEX2DEC([.B11]);1))" office:value-type="string" office:string-value="C121" calcext:value-type="string">
            <text:p>C121</text:p>
          </table:table-cell>
          <table:table-cell table:style-name="ce43" table:formula="of:=DEC2HEX(SUM(HEX2DEC([.C11]);1))" office:value-type="string" office:string-value="C122" calcext:value-type="string">
            <text:p>C122</text:p>
          </table:table-cell>
          <table:table-cell table:style-name="ce43" table:formula="of:=DEC2HEX(SUM(HEX2DEC([.D11]);1))" office:value-type="string" office:string-value="C123" calcext:value-type="string">
            <text:p>C123</text:p>
          </table:table-cell>
          <table:table-cell table:style-name="ce43" table:formula="of:=DEC2HEX(SUM(HEX2DEC([.E11]);1))" office:value-type="string" office:string-value="C124" calcext:value-type="string">
            <text:p>C124</text:p>
          </table:table-cell>
          <table:table-cell table:style-name="ce43" table:formula="of:=DEC2HEX(SUM(HEX2DEC([.F11]);1))" office:value-type="string" office:string-value="C125" calcext:value-type="string">
            <text:p>C125</text:p>
          </table:table-cell>
          <table:table-cell table:style-name="ce43" table:formula="of:=DEC2HEX(SUM(HEX2DEC([.G11]);1))" office:value-type="string" office:string-value="C126" calcext:value-type="string">
            <text:p>C126</text:p>
          </table:table-cell>
          <table:table-cell table:style-name="ce43" table:formula="of:=DEC2HEX(SUM(HEX2DEC([.H11]);1))" office:value-type="string" office:string-value="C127" calcext:value-type="string">
            <text:p>C127</text:p>
          </table:table-cell>
          <table:table-cell table:style-name="ce43" table:formula="of:=DEC2HEX(SUM(HEX2DEC([.I11]);1))" office:value-type="string" office:string-value="C128" calcext:value-type="string">
            <text:p>C128</text:p>
          </table:table-cell>
          <table:table-cell table:style-name="ce43" table:formula="of:=DEC2HEX(SUM(HEX2DEC([.J11]);1))" office:value-type="string" office:string-value="C129" calcext:value-type="string">
            <text:p>C129</text:p>
          </table:table-cell>
          <table:table-cell table:style-name="ce43" table:formula="of:=DEC2HEX(SUM(HEX2DEC([.K11]);1))" office:value-type="string" office:string-value="C12A" calcext:value-type="string">
            <text:p>C12A</text:p>
          </table:table-cell>
          <table:table-cell table:style-name="ce43" table:formula="of:=DEC2HEX(SUM(HEX2DEC([.L11]);1))" office:value-type="string" office:string-value="C12B" calcext:value-type="string">
            <text:p>C12B</text:p>
          </table:table-cell>
          <table:table-cell table:style-name="ce43" table:formula="of:=DEC2HEX(SUM(HEX2DEC([.M11]);1))" office:value-type="string" office:string-value="C12C" calcext:value-type="string">
            <text:p>C12C</text:p>
          </table:table-cell>
          <table:table-cell table:style-name="ce43" table:formula="of:=DEC2HEX(SUM(HEX2DEC([.N11]);1))" office:value-type="string" office:string-value="C12D" calcext:value-type="string">
            <text:p>C12D</text:p>
          </table:table-cell>
          <table:table-cell table:style-name="ce43" table:formula="of:=DEC2HEX(SUM(HEX2DEC([.O11]);1))" office:value-type="string" office:string-value="C12E" calcext:value-type="string">
            <text:p>C12E</text:p>
          </table:table-cell>
          <table:table-cell table:style-name="ce43" table:formula="of:=DEC2HEX(SUM(HEX2DEC([.P11]);1))" office:value-type="string" office:string-value="C12F" calcext:value-type="string">
            <text:p>C12F</text:p>
          </table:table-cell>
          <table:table-cell table:style-name="ce43" table:formula="of:=DEC2HEX(SUM(HEX2DEC([.Q11]);1))" office:value-type="string" office:string-value="C130" calcext:value-type="string">
            <text:p>C130</text:p>
          </table:table-cell>
          <table:table-cell table:style-name="ce43" table:formula="of:=DEC2HEX(SUM(HEX2DEC([.R11]);1))" office:value-type="string" office:string-value="C131" calcext:value-type="string">
            <text:p>C131</text:p>
          </table:table-cell>
          <table:table-cell table:style-name="ce43" table:formula="of:=DEC2HEX(SUM(HEX2DEC([.S11]);1))" office:value-type="string" office:string-value="C132" calcext:value-type="string">
            <text:p>C132</text:p>
          </table:table-cell>
          <table:table-cell table:style-name="ce43" table:formula="of:=DEC2HEX(SUM(HEX2DEC([.T11]);1))" office:value-type="string" office:string-value="C133" calcext:value-type="string">
            <text:p>C133</text:p>
          </table:table-cell>
          <table:table-cell table:style-name="ce43" table:formula="of:=DEC2HEX(SUM(HEX2DEC([.U11]);1))" office:value-type="string" office:string-value="C134" calcext:value-type="string">
            <text:p>C134</text:p>
          </table:table-cell>
          <table:table-cell table:style-name="ce43" table:formula="of:=DEC2HEX(SUM(HEX2DEC([.V11]);1))" office:value-type="string" office:string-value="C135" calcext:value-type="string">
            <text:p>C135</text:p>
          </table:table-cell>
          <table:table-cell table:style-name="ce43" table:formula="of:=DEC2HEX(SUM(HEX2DEC([.W11]);1))" office:value-type="string" office:string-value="C136" calcext:value-type="string">
            <text:p>C136</text:p>
          </table:table-cell>
          <table:table-cell table:style-name="ce43" table:formula="of:=DEC2HEX(SUM(HEX2DEC([.X11]);1))" office:value-type="string" office:string-value="C137" calcext:value-type="string">
            <text:p>C137</text:p>
          </table:table-cell>
          <table:table-cell table:style-name="ce43" table:formula="of:=DEC2HEX(SUM(HEX2DEC([.Y11]);1))" office:value-type="string" office:string-value="C138" calcext:value-type="string">
            <text:p>C138</text:p>
          </table:table-cell>
          <table:table-cell table:style-name="ce43" table:formula="of:=DEC2HEX(SUM(HEX2DEC([.Z11]);1))" office:value-type="string" office:string-value="C139" calcext:value-type="string">
            <text:p>C139</text:p>
          </table:table-cell>
          <table:table-cell table:style-name="ce43" table:formula="of:=DEC2HEX(SUM(HEX2DEC([.AA11]);1))" office:value-type="string" office:string-value="C13A" calcext:value-type="string">
            <text:p>C13A</text:p>
          </table:table-cell>
          <table:table-cell table:style-name="ce43" table:formula="of:=DEC2HEX(SUM(HEX2DEC([.AB11]);1))" office:value-type="string" office:string-value="C13B" calcext:value-type="string">
            <text:p>C13B</text:p>
          </table:table-cell>
          <table:table-cell table:style-name="ce43" table:formula="of:=DEC2HEX(SUM(HEX2DEC([.AC11]);1))" office:value-type="string" office:string-value="C13C" calcext:value-type="string">
            <text:p>C13C</text:p>
          </table:table-cell>
          <table:table-cell table:style-name="ce43" table:formula="of:=DEC2HEX(SUM(HEX2DEC([.AD11]);1))" office:value-type="string" office:string-value="C13D" calcext:value-type="string">
            <text:p>C13D</text:p>
          </table:table-cell>
          <table:table-cell table:style-name="ce43" table:formula="of:=DEC2HEX(SUM(HEX2DEC([.AE11]);1))" office:value-type="string" office:string-value="C13E" calcext:value-type="string">
            <text:p>C13E</text:p>
          </table:table-cell>
          <table:table-cell table:style-name="ce43" table:formula="of:=DEC2HEX(SUM(HEX2DEC([.AF11]);1))" office:value-type="string" office:string-value="C13F" calcext:value-type="string">
            <text:p>C1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]);1))" office:value-type="string" office:string-value="C220" calcext:value-type="string">
            <text:p>C220</text:p>
          </table:table-cell>
          <table:table-cell table:style-name="ce43" table:formula="of:=DEC2HEX(SUM(HEX2DEC([.B12]);1))" office:value-type="string" office:string-value="C221" calcext:value-type="string">
            <text:p>C221</text:p>
          </table:table-cell>
          <table:table-cell table:style-name="ce43" table:formula="of:=DEC2HEX(SUM(HEX2DEC([.C12]);1))" office:value-type="string" office:string-value="C222" calcext:value-type="string">
            <text:p>C222</text:p>
          </table:table-cell>
          <table:table-cell table:style-name="ce43" table:formula="of:=DEC2HEX(SUM(HEX2DEC([.D12]);1))" office:value-type="string" office:string-value="C223" calcext:value-type="string">
            <text:p>C223</text:p>
          </table:table-cell>
          <table:table-cell table:style-name="ce43" table:formula="of:=DEC2HEX(SUM(HEX2DEC([.E12]);1))" office:value-type="string" office:string-value="C224" calcext:value-type="string">
            <text:p>C224</text:p>
          </table:table-cell>
          <table:table-cell table:style-name="ce43" table:formula="of:=DEC2HEX(SUM(HEX2DEC([.F12]);1))" office:value-type="string" office:string-value="C225" calcext:value-type="string">
            <text:p>C225</text:p>
          </table:table-cell>
          <table:table-cell table:style-name="ce43" table:formula="of:=DEC2HEX(SUM(HEX2DEC([.G12]);1))" office:value-type="string" office:string-value="C226" calcext:value-type="string">
            <text:p>C226</text:p>
          </table:table-cell>
          <table:table-cell table:style-name="ce43" table:formula="of:=DEC2HEX(SUM(HEX2DEC([.H12]);1))" office:value-type="string" office:string-value="C227" calcext:value-type="string">
            <text:p>C227</text:p>
          </table:table-cell>
          <table:table-cell table:style-name="ce43" table:formula="of:=DEC2HEX(SUM(HEX2DEC([.I12]);1))" office:value-type="string" office:string-value="C228" calcext:value-type="string">
            <text:p>C228</text:p>
          </table:table-cell>
          <table:table-cell table:style-name="ce43" table:formula="of:=DEC2HEX(SUM(HEX2DEC([.J12]);1))" office:value-type="string" office:string-value="C229" calcext:value-type="string">
            <text:p>C229</text:p>
          </table:table-cell>
          <table:table-cell table:style-name="ce43" table:formula="of:=DEC2HEX(SUM(HEX2DEC([.K12]);1))" office:value-type="string" office:string-value="C22A" calcext:value-type="string">
            <text:p>C22A</text:p>
          </table:table-cell>
          <table:table-cell table:style-name="ce43" table:formula="of:=DEC2HEX(SUM(HEX2DEC([.L12]);1))" office:value-type="string" office:string-value="C22B" calcext:value-type="string">
            <text:p>C22B</text:p>
          </table:table-cell>
          <table:table-cell table:style-name="ce43" table:formula="of:=DEC2HEX(SUM(HEX2DEC([.M12]);1))" office:value-type="string" office:string-value="C22C" calcext:value-type="string">
            <text:p>C22C</text:p>
          </table:table-cell>
          <table:table-cell table:style-name="ce43" table:formula="of:=DEC2HEX(SUM(HEX2DEC([.N12]);1))" office:value-type="string" office:string-value="C22D" calcext:value-type="string">
            <text:p>C22D</text:p>
          </table:table-cell>
          <table:table-cell table:style-name="ce43" table:formula="of:=DEC2HEX(SUM(HEX2DEC([.O12]);1))" office:value-type="string" office:string-value="C22E" calcext:value-type="string">
            <text:p>C22E</text:p>
          </table:table-cell>
          <table:table-cell table:style-name="ce43" table:formula="of:=DEC2HEX(SUM(HEX2DEC([.P12]);1))" office:value-type="string" office:string-value="C22F" calcext:value-type="string">
            <text:p>C22F</text:p>
          </table:table-cell>
          <table:table-cell table:style-name="ce43" table:formula="of:=DEC2HEX(SUM(HEX2DEC([.Q12]);1))" office:value-type="string" office:string-value="C230" calcext:value-type="string">
            <text:p>C230</text:p>
          </table:table-cell>
          <table:table-cell table:style-name="ce43" table:formula="of:=DEC2HEX(SUM(HEX2DEC([.R12]);1))" office:value-type="string" office:string-value="C231" calcext:value-type="string">
            <text:p>C231</text:p>
          </table:table-cell>
          <table:table-cell table:style-name="ce43" table:formula="of:=DEC2HEX(SUM(HEX2DEC([.S12]);1))" office:value-type="string" office:string-value="C232" calcext:value-type="string">
            <text:p>C232</text:p>
          </table:table-cell>
          <table:table-cell table:style-name="ce43" table:formula="of:=DEC2HEX(SUM(HEX2DEC([.T12]);1))" office:value-type="string" office:string-value="C233" calcext:value-type="string">
            <text:p>C233</text:p>
          </table:table-cell>
          <table:table-cell table:style-name="ce43" table:formula="of:=DEC2HEX(SUM(HEX2DEC([.U12]);1))" office:value-type="string" office:string-value="C234" calcext:value-type="string">
            <text:p>C234</text:p>
          </table:table-cell>
          <table:table-cell table:style-name="ce43" table:formula="of:=DEC2HEX(SUM(HEX2DEC([.V12]);1))" office:value-type="string" office:string-value="C235" calcext:value-type="string">
            <text:p>C235</text:p>
          </table:table-cell>
          <table:table-cell table:style-name="ce43" table:formula="of:=DEC2HEX(SUM(HEX2DEC([.W12]);1))" office:value-type="string" office:string-value="C236" calcext:value-type="string">
            <text:p>C236</text:p>
          </table:table-cell>
          <table:table-cell table:style-name="ce43" table:formula="of:=DEC2HEX(SUM(HEX2DEC([.X12]);1))" office:value-type="string" office:string-value="C237" calcext:value-type="string">
            <text:p>C237</text:p>
          </table:table-cell>
          <table:table-cell table:style-name="ce43" table:formula="of:=DEC2HEX(SUM(HEX2DEC([.Y12]);1))" office:value-type="string" office:string-value="C238" calcext:value-type="string">
            <text:p>C238</text:p>
          </table:table-cell>
          <table:table-cell table:style-name="ce43" table:formula="of:=DEC2HEX(SUM(HEX2DEC([.Z12]);1))" office:value-type="string" office:string-value="C239" calcext:value-type="string">
            <text:p>C239</text:p>
          </table:table-cell>
          <table:table-cell table:style-name="ce43" table:formula="of:=DEC2HEX(SUM(HEX2DEC([.AA12]);1))" office:value-type="string" office:string-value="C23A" calcext:value-type="string">
            <text:p>C23A</text:p>
          </table:table-cell>
          <table:table-cell table:style-name="ce43" table:formula="of:=DEC2HEX(SUM(HEX2DEC([.AB12]);1))" office:value-type="string" office:string-value="C23B" calcext:value-type="string">
            <text:p>C23B</text:p>
          </table:table-cell>
          <table:table-cell table:style-name="ce43" table:formula="of:=DEC2HEX(SUM(HEX2DEC([.AC12]);1))" office:value-type="string" office:string-value="C23C" calcext:value-type="string">
            <text:p>C23C</text:p>
          </table:table-cell>
          <table:table-cell table:style-name="ce43" table:formula="of:=DEC2HEX(SUM(HEX2DEC([.AD12]);1))" office:value-type="string" office:string-value="C23D" calcext:value-type="string">
            <text:p>C23D</text:p>
          </table:table-cell>
          <table:table-cell table:style-name="ce43" table:formula="of:=DEC2HEX(SUM(HEX2DEC([.AE12]);1))" office:value-type="string" office:string-value="C23E" calcext:value-type="string">
            <text:p>C23E</text:p>
          </table:table-cell>
          <table:table-cell table:style-name="ce43" table:formula="of:=DEC2HEX(SUM(HEX2DEC([.AF12]);1))" office:value-type="string" office:string-value="C23F" calcext:value-type="string">
            <text:p>C2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]);1))" office:value-type="string" office:string-value="C320" calcext:value-type="string">
            <text:p>C320</text:p>
          </table:table-cell>
          <table:table-cell table:style-name="ce43" table:formula="of:=DEC2HEX(SUM(HEX2DEC([.B13]);1))" office:value-type="string" office:string-value="C321" calcext:value-type="string">
            <text:p>C321</text:p>
          </table:table-cell>
          <table:table-cell table:style-name="ce43" table:formula="of:=DEC2HEX(SUM(HEX2DEC([.C13]);1))" office:value-type="string" office:string-value="C322" calcext:value-type="string">
            <text:p>C322</text:p>
          </table:table-cell>
          <table:table-cell table:style-name="ce43" table:formula="of:=DEC2HEX(SUM(HEX2DEC([.D13]);1))" office:value-type="string" office:string-value="C323" calcext:value-type="string">
            <text:p>C323</text:p>
          </table:table-cell>
          <table:table-cell table:style-name="ce43" table:formula="of:=DEC2HEX(SUM(HEX2DEC([.E13]);1))" office:value-type="string" office:string-value="C324" calcext:value-type="string">
            <text:p>C324</text:p>
          </table:table-cell>
          <table:table-cell table:style-name="ce43" table:formula="of:=DEC2HEX(SUM(HEX2DEC([.F13]);1))" office:value-type="string" office:string-value="C325" calcext:value-type="string">
            <text:p>C325</text:p>
          </table:table-cell>
          <table:table-cell table:style-name="ce43" table:formula="of:=DEC2HEX(SUM(HEX2DEC([.G13]);1))" office:value-type="string" office:string-value="C326" calcext:value-type="string">
            <text:p>C326</text:p>
          </table:table-cell>
          <table:table-cell table:style-name="ce43" table:formula="of:=DEC2HEX(SUM(HEX2DEC([.H13]);1))" office:value-type="string" office:string-value="C327" calcext:value-type="string">
            <text:p>C327</text:p>
          </table:table-cell>
          <table:table-cell table:style-name="ce43" table:formula="of:=DEC2HEX(SUM(HEX2DEC([.I13]);1))" office:value-type="string" office:string-value="C328" calcext:value-type="string">
            <text:p>C328</text:p>
          </table:table-cell>
          <table:table-cell table:style-name="ce43" table:formula="of:=DEC2HEX(SUM(HEX2DEC([.J13]);1))" office:value-type="string" office:string-value="C329" calcext:value-type="string">
            <text:p>C329</text:p>
          </table:table-cell>
          <table:table-cell table:style-name="ce43" table:formula="of:=DEC2HEX(SUM(HEX2DEC([.K13]);1))" office:value-type="string" office:string-value="C32A" calcext:value-type="string">
            <text:p>C32A</text:p>
          </table:table-cell>
          <table:table-cell table:style-name="ce43" table:formula="of:=DEC2HEX(SUM(HEX2DEC([.L13]);1))" office:value-type="string" office:string-value="C32B" calcext:value-type="string">
            <text:p>C32B</text:p>
          </table:table-cell>
          <table:table-cell table:style-name="ce43" table:formula="of:=DEC2HEX(SUM(HEX2DEC([.M13]);1))" office:value-type="string" office:string-value="C32C" calcext:value-type="string">
            <text:p>C32C</text:p>
          </table:table-cell>
          <table:table-cell table:style-name="ce43" table:formula="of:=DEC2HEX(SUM(HEX2DEC([.N13]);1))" office:value-type="string" office:string-value="C32D" calcext:value-type="string">
            <text:p>C32D</text:p>
          </table:table-cell>
          <table:table-cell table:style-name="ce43" table:formula="of:=DEC2HEX(SUM(HEX2DEC([.O13]);1))" office:value-type="string" office:string-value="C32E" calcext:value-type="string">
            <text:p>C32E</text:p>
          </table:table-cell>
          <table:table-cell table:style-name="ce43" table:formula="of:=DEC2HEX(SUM(HEX2DEC([.P13]);1))" office:value-type="string" office:string-value="C32F" calcext:value-type="string">
            <text:p>C32F</text:p>
          </table:table-cell>
          <table:table-cell table:style-name="ce43" table:formula="of:=DEC2HEX(SUM(HEX2DEC([.Q13]);1))" office:value-type="string" office:string-value="C330" calcext:value-type="string">
            <text:p>C330</text:p>
          </table:table-cell>
          <table:table-cell table:style-name="ce43" table:formula="of:=DEC2HEX(SUM(HEX2DEC([.R13]);1))" office:value-type="string" office:string-value="C331" calcext:value-type="string">
            <text:p>C331</text:p>
          </table:table-cell>
          <table:table-cell table:style-name="ce43" table:formula="of:=DEC2HEX(SUM(HEX2DEC([.S13]);1))" office:value-type="string" office:string-value="C332" calcext:value-type="string">
            <text:p>C332</text:p>
          </table:table-cell>
          <table:table-cell table:style-name="ce43" table:formula="of:=DEC2HEX(SUM(HEX2DEC([.T13]);1))" office:value-type="string" office:string-value="C333" calcext:value-type="string">
            <text:p>C333</text:p>
          </table:table-cell>
          <table:table-cell table:style-name="ce43" table:formula="of:=DEC2HEX(SUM(HEX2DEC([.U13]);1))" office:value-type="string" office:string-value="C334" calcext:value-type="string">
            <text:p>C334</text:p>
          </table:table-cell>
          <table:table-cell table:style-name="ce43" table:formula="of:=DEC2HEX(SUM(HEX2DEC([.V13]);1))" office:value-type="string" office:string-value="C335" calcext:value-type="string">
            <text:p>C335</text:p>
          </table:table-cell>
          <table:table-cell table:style-name="ce43" table:formula="of:=DEC2HEX(SUM(HEX2DEC([.W13]);1))" office:value-type="string" office:string-value="C336" calcext:value-type="string">
            <text:p>C336</text:p>
          </table:table-cell>
          <table:table-cell table:style-name="ce43" table:formula="of:=DEC2HEX(SUM(HEX2DEC([.X13]);1))" office:value-type="string" office:string-value="C337" calcext:value-type="string">
            <text:p>C337</text:p>
          </table:table-cell>
          <table:table-cell table:style-name="ce43" table:formula="of:=DEC2HEX(SUM(HEX2DEC([.Y13]);1))" office:value-type="string" office:string-value="C338" calcext:value-type="string">
            <text:p>C338</text:p>
          </table:table-cell>
          <table:table-cell table:style-name="ce43" table:formula="of:=DEC2HEX(SUM(HEX2DEC([.Z13]);1))" office:value-type="string" office:string-value="C339" calcext:value-type="string">
            <text:p>C339</text:p>
          </table:table-cell>
          <table:table-cell table:style-name="ce43" table:formula="of:=DEC2HEX(SUM(HEX2DEC([.AA13]);1))" office:value-type="string" office:string-value="C33A" calcext:value-type="string">
            <text:p>C33A</text:p>
          </table:table-cell>
          <table:table-cell table:style-name="ce43" table:formula="of:=DEC2HEX(SUM(HEX2DEC([.AB13]);1))" office:value-type="string" office:string-value="C33B" calcext:value-type="string">
            <text:p>C33B</text:p>
          </table:table-cell>
          <table:table-cell table:style-name="ce43" table:formula="of:=DEC2HEX(SUM(HEX2DEC([.AC13]);1))" office:value-type="string" office:string-value="C33C" calcext:value-type="string">
            <text:p>C33C</text:p>
          </table:table-cell>
          <table:table-cell table:style-name="ce43" table:formula="of:=DEC2HEX(SUM(HEX2DEC([.AD13]);1))" office:value-type="string" office:string-value="C33D" calcext:value-type="string">
            <text:p>C33D</text:p>
          </table:table-cell>
          <table:table-cell table:style-name="ce43" table:formula="of:=DEC2HEX(SUM(HEX2DEC([.AE13]);1))" office:value-type="string" office:string-value="C33E" calcext:value-type="string">
            <text:p>C33E</text:p>
          </table:table-cell>
          <table:table-cell table:style-name="ce43" table:formula="of:=DEC2HEX(SUM(HEX2DEC([.AF13]);1))" office:value-type="string" office:string-value="C33F" calcext:value-type="string">
            <text:p>C3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6]);1))" office:value-type="string" office:string-value="C420" calcext:value-type="string">
            <text:p>C420</text:p>
          </table:table-cell>
          <table:table-cell table:style-name="ce43" table:formula="of:=DEC2HEX(SUM(HEX2DEC([.B14]);1))" office:value-type="string" office:string-value="C421" calcext:value-type="string">
            <text:p>C421</text:p>
          </table:table-cell>
          <table:table-cell table:style-name="ce43" table:formula="of:=DEC2HEX(SUM(HEX2DEC([.C14]);1))" office:value-type="string" office:string-value="C422" calcext:value-type="string">
            <text:p>C422</text:p>
          </table:table-cell>
          <table:table-cell table:style-name="ce43" table:formula="of:=DEC2HEX(SUM(HEX2DEC([.D14]);1))" office:value-type="string" office:string-value="C423" calcext:value-type="string">
            <text:p>C423</text:p>
          </table:table-cell>
          <table:table-cell table:style-name="ce43" table:formula="of:=DEC2HEX(SUM(HEX2DEC([.E14]);1))" office:value-type="string" office:string-value="C424" calcext:value-type="string">
            <text:p>C424</text:p>
          </table:table-cell>
          <table:table-cell table:style-name="ce43" table:formula="of:=DEC2HEX(SUM(HEX2DEC([.F14]);1))" office:value-type="string" office:string-value="C425" calcext:value-type="string">
            <text:p>C425</text:p>
          </table:table-cell>
          <table:table-cell table:style-name="ce43" table:formula="of:=DEC2HEX(SUM(HEX2DEC([.G14]);1))" office:value-type="string" office:string-value="C426" calcext:value-type="string">
            <text:p>C426</text:p>
          </table:table-cell>
          <table:table-cell table:style-name="ce43" table:formula="of:=DEC2HEX(SUM(HEX2DEC([.H14]);1))" office:value-type="string" office:string-value="C427" calcext:value-type="string">
            <text:p>C427</text:p>
          </table:table-cell>
          <table:table-cell table:style-name="ce43" table:formula="of:=DEC2HEX(SUM(HEX2DEC([.I14]);1))" office:value-type="string" office:string-value="C428" calcext:value-type="string">
            <text:p>C428</text:p>
          </table:table-cell>
          <table:table-cell table:style-name="ce43" table:formula="of:=DEC2HEX(SUM(HEX2DEC([.J14]);1))" office:value-type="string" office:string-value="C429" calcext:value-type="string">
            <text:p>C429</text:p>
          </table:table-cell>
          <table:table-cell table:style-name="ce43" table:formula="of:=DEC2HEX(SUM(HEX2DEC([.K14]);1))" office:value-type="string" office:string-value="C42A" calcext:value-type="string">
            <text:p>C42A</text:p>
          </table:table-cell>
          <table:table-cell table:style-name="ce43" table:formula="of:=DEC2HEX(SUM(HEX2DEC([.L14]);1))" office:value-type="string" office:string-value="C42B" calcext:value-type="string">
            <text:p>C42B</text:p>
          </table:table-cell>
          <table:table-cell table:style-name="ce43" table:formula="of:=DEC2HEX(SUM(HEX2DEC([.M14]);1))" office:value-type="string" office:string-value="C42C" calcext:value-type="string">
            <text:p>C42C</text:p>
          </table:table-cell>
          <table:table-cell table:style-name="ce43" table:formula="of:=DEC2HEX(SUM(HEX2DEC([.N14]);1))" office:value-type="string" office:string-value="C42D" calcext:value-type="string">
            <text:p>C42D</text:p>
          </table:table-cell>
          <table:table-cell table:style-name="ce43" table:formula="of:=DEC2HEX(SUM(HEX2DEC([.O14]);1))" office:value-type="string" office:string-value="C42E" calcext:value-type="string">
            <text:p>C42E</text:p>
          </table:table-cell>
          <table:table-cell table:style-name="ce43" table:formula="of:=DEC2HEX(SUM(HEX2DEC([.P14]);1))" office:value-type="string" office:string-value="C42F" calcext:value-type="string">
            <text:p>C42F</text:p>
          </table:table-cell>
          <table:table-cell table:style-name="ce43" table:formula="of:=DEC2HEX(SUM(HEX2DEC([.Q14]);1))" office:value-type="string" office:string-value="C430" calcext:value-type="string">
            <text:p>C430</text:p>
          </table:table-cell>
          <table:table-cell table:style-name="ce43" table:formula="of:=DEC2HEX(SUM(HEX2DEC([.R14]);1))" office:value-type="string" office:string-value="C431" calcext:value-type="string">
            <text:p>C431</text:p>
          </table:table-cell>
          <table:table-cell table:style-name="ce43" table:formula="of:=DEC2HEX(SUM(HEX2DEC([.S14]);1))" office:value-type="string" office:string-value="C432" calcext:value-type="string">
            <text:p>C432</text:p>
          </table:table-cell>
          <table:table-cell table:style-name="ce43" table:formula="of:=DEC2HEX(SUM(HEX2DEC([.T14]);1))" office:value-type="string" office:string-value="C433" calcext:value-type="string">
            <text:p>C433</text:p>
          </table:table-cell>
          <table:table-cell table:style-name="ce43" table:formula="of:=DEC2HEX(SUM(HEX2DEC([.U14]);1))" office:value-type="string" office:string-value="C434" calcext:value-type="string">
            <text:p>C434</text:p>
          </table:table-cell>
          <table:table-cell table:style-name="ce43" table:formula="of:=DEC2HEX(SUM(HEX2DEC([.V14]);1))" office:value-type="string" office:string-value="C435" calcext:value-type="string">
            <text:p>C435</text:p>
          </table:table-cell>
          <table:table-cell table:style-name="ce43" table:formula="of:=DEC2HEX(SUM(HEX2DEC([.W14]);1))" office:value-type="string" office:string-value="C436" calcext:value-type="string">
            <text:p>C436</text:p>
          </table:table-cell>
          <table:table-cell table:style-name="ce43" table:formula="of:=DEC2HEX(SUM(HEX2DEC([.X14]);1))" office:value-type="string" office:string-value="C437" calcext:value-type="string">
            <text:p>C437</text:p>
          </table:table-cell>
          <table:table-cell table:style-name="ce43" table:formula="of:=DEC2HEX(SUM(HEX2DEC([.Y14]);1))" office:value-type="string" office:string-value="C438" calcext:value-type="string">
            <text:p>C438</text:p>
          </table:table-cell>
          <table:table-cell table:style-name="ce43" table:formula="of:=DEC2HEX(SUM(HEX2DEC([.Z14]);1))" office:value-type="string" office:string-value="C439" calcext:value-type="string">
            <text:p>C439</text:p>
          </table:table-cell>
          <table:table-cell table:style-name="ce43" table:formula="of:=DEC2HEX(SUM(HEX2DEC([.AA14]);1))" office:value-type="string" office:string-value="C43A" calcext:value-type="string">
            <text:p>C43A</text:p>
          </table:table-cell>
          <table:table-cell table:style-name="ce43" table:formula="of:=DEC2HEX(SUM(HEX2DEC([.AB14]);1))" office:value-type="string" office:string-value="C43B" calcext:value-type="string">
            <text:p>C43B</text:p>
          </table:table-cell>
          <table:table-cell table:style-name="ce43" table:formula="of:=DEC2HEX(SUM(HEX2DEC([.AC14]);1))" office:value-type="string" office:string-value="C43C" calcext:value-type="string">
            <text:p>C43C</text:p>
          </table:table-cell>
          <table:table-cell table:style-name="ce43" table:formula="of:=DEC2HEX(SUM(HEX2DEC([.AD14]);1))" office:value-type="string" office:string-value="C43D" calcext:value-type="string">
            <text:p>C43D</text:p>
          </table:table-cell>
          <table:table-cell table:style-name="ce43" table:formula="of:=DEC2HEX(SUM(HEX2DEC([.AE14]);1))" office:value-type="string" office:string-value="C43E" calcext:value-type="string">
            <text:p>C43E</text:p>
          </table:table-cell>
          <table:table-cell table:style-name="ce43" table:formula="of:=DEC2HEX(SUM(HEX2DEC([.AF14]);1))" office:value-type="string" office:string-value="C43F" calcext:value-type="string">
            <text:p>C4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7]);1))" office:value-type="string" office:string-value="C520" calcext:value-type="string">
            <text:p>C520</text:p>
          </table:table-cell>
          <table:table-cell table:style-name="ce43" table:formula="of:=DEC2HEX(SUM(HEX2DEC([.B15]);1))" office:value-type="string" office:string-value="C521" calcext:value-type="string">
            <text:p>C521</text:p>
          </table:table-cell>
          <table:table-cell table:style-name="ce43" table:formula="of:=DEC2HEX(SUM(HEX2DEC([.C15]);1))" office:value-type="string" office:string-value="C522" calcext:value-type="string">
            <text:p>C522</text:p>
          </table:table-cell>
          <table:table-cell table:style-name="ce43" table:formula="of:=DEC2HEX(SUM(HEX2DEC([.D15]);1))" office:value-type="string" office:string-value="C523" calcext:value-type="string">
            <text:p>C523</text:p>
          </table:table-cell>
          <table:table-cell table:style-name="ce43" table:formula="of:=DEC2HEX(SUM(HEX2DEC([.E15]);1))" office:value-type="string" office:string-value="C524" calcext:value-type="string">
            <text:p>C524</text:p>
          </table:table-cell>
          <table:table-cell table:style-name="ce43" table:formula="of:=DEC2HEX(SUM(HEX2DEC([.F15]);1))" office:value-type="string" office:string-value="C525" calcext:value-type="string">
            <text:p>C525</text:p>
          </table:table-cell>
          <table:table-cell table:style-name="ce43" table:formula="of:=DEC2HEX(SUM(HEX2DEC([.G15]);1))" office:value-type="string" office:string-value="C526" calcext:value-type="string">
            <text:p>C526</text:p>
          </table:table-cell>
          <table:table-cell table:style-name="ce43" table:formula="of:=DEC2HEX(SUM(HEX2DEC([.H15]);1))" office:value-type="string" office:string-value="C527" calcext:value-type="string">
            <text:p>C527</text:p>
          </table:table-cell>
          <table:table-cell table:style-name="ce43" table:formula="of:=DEC2HEX(SUM(HEX2DEC([.I15]);1))" office:value-type="string" office:string-value="C528" calcext:value-type="string">
            <text:p>C528</text:p>
          </table:table-cell>
          <table:table-cell table:style-name="ce43" table:formula="of:=DEC2HEX(SUM(HEX2DEC([.J15]);1))" office:value-type="string" office:string-value="C529" calcext:value-type="string">
            <text:p>C529</text:p>
          </table:table-cell>
          <table:table-cell table:style-name="ce43" table:formula="of:=DEC2HEX(SUM(HEX2DEC([.K15]);1))" office:value-type="string" office:string-value="C52A" calcext:value-type="string">
            <text:p>C52A</text:p>
          </table:table-cell>
          <table:table-cell table:style-name="ce43" table:formula="of:=DEC2HEX(SUM(HEX2DEC([.L15]);1))" office:value-type="string" office:string-value="C52B" calcext:value-type="string">
            <text:p>C52B</text:p>
          </table:table-cell>
          <table:table-cell table:style-name="ce43" table:formula="of:=DEC2HEX(SUM(HEX2DEC([.M15]);1))" office:value-type="string" office:string-value="C52C" calcext:value-type="string">
            <text:p>C52C</text:p>
          </table:table-cell>
          <table:table-cell table:style-name="ce43" table:formula="of:=DEC2HEX(SUM(HEX2DEC([.N15]);1))" office:value-type="string" office:string-value="C52D" calcext:value-type="string">
            <text:p>C52D</text:p>
          </table:table-cell>
          <table:table-cell table:style-name="ce43" table:formula="of:=DEC2HEX(SUM(HEX2DEC([.O15]);1))" office:value-type="string" office:string-value="C52E" calcext:value-type="string">
            <text:p>C52E</text:p>
          </table:table-cell>
          <table:table-cell table:style-name="ce43" table:formula="of:=DEC2HEX(SUM(HEX2DEC([.P15]);1))" office:value-type="string" office:string-value="C52F" calcext:value-type="string">
            <text:p>C52F</text:p>
          </table:table-cell>
          <table:table-cell table:style-name="ce43" table:formula="of:=DEC2HEX(SUM(HEX2DEC([.Q15]);1))" office:value-type="string" office:string-value="C530" calcext:value-type="string">
            <text:p>C530</text:p>
          </table:table-cell>
          <table:table-cell table:style-name="ce43" table:formula="of:=DEC2HEX(SUM(HEX2DEC([.R15]);1))" office:value-type="string" office:string-value="C531" calcext:value-type="string">
            <text:p>C531</text:p>
          </table:table-cell>
          <table:table-cell table:style-name="ce43" table:formula="of:=DEC2HEX(SUM(HEX2DEC([.S15]);1))" office:value-type="string" office:string-value="C532" calcext:value-type="string">
            <text:p>C532</text:p>
          </table:table-cell>
          <table:table-cell table:style-name="ce43" table:formula="of:=DEC2HEX(SUM(HEX2DEC([.T15]);1))" office:value-type="string" office:string-value="C533" calcext:value-type="string">
            <text:p>C533</text:p>
          </table:table-cell>
          <table:table-cell table:style-name="ce43" table:formula="of:=DEC2HEX(SUM(HEX2DEC([.U15]);1))" office:value-type="string" office:string-value="C534" calcext:value-type="string">
            <text:p>C534</text:p>
          </table:table-cell>
          <table:table-cell table:style-name="ce43" table:formula="of:=DEC2HEX(SUM(HEX2DEC([.V15]);1))" office:value-type="string" office:string-value="C535" calcext:value-type="string">
            <text:p>C535</text:p>
          </table:table-cell>
          <table:table-cell table:style-name="ce43" table:formula="of:=DEC2HEX(SUM(HEX2DEC([.W15]);1))" office:value-type="string" office:string-value="C536" calcext:value-type="string">
            <text:p>C536</text:p>
          </table:table-cell>
          <table:table-cell table:style-name="ce43" table:formula="of:=DEC2HEX(SUM(HEX2DEC([.X15]);1))" office:value-type="string" office:string-value="C537" calcext:value-type="string">
            <text:p>C537</text:p>
          </table:table-cell>
          <table:table-cell table:style-name="ce43" table:formula="of:=DEC2HEX(SUM(HEX2DEC([.Y15]);1))" office:value-type="string" office:string-value="C538" calcext:value-type="string">
            <text:p>C538</text:p>
          </table:table-cell>
          <table:table-cell table:style-name="ce43" table:formula="of:=DEC2HEX(SUM(HEX2DEC([.Z15]);1))" office:value-type="string" office:string-value="C539" calcext:value-type="string">
            <text:p>C539</text:p>
          </table:table-cell>
          <table:table-cell table:style-name="ce43" table:formula="of:=DEC2HEX(SUM(HEX2DEC([.AA15]);1))" office:value-type="string" office:string-value="C53A" calcext:value-type="string">
            <text:p>C53A</text:p>
          </table:table-cell>
          <table:table-cell table:style-name="ce43" table:formula="of:=DEC2HEX(SUM(HEX2DEC([.AB15]);1))" office:value-type="string" office:string-value="C53B" calcext:value-type="string">
            <text:p>C53B</text:p>
          </table:table-cell>
          <table:table-cell table:style-name="ce43" table:formula="of:=DEC2HEX(SUM(HEX2DEC([.AC15]);1))" office:value-type="string" office:string-value="C53C" calcext:value-type="string">
            <text:p>C53C</text:p>
          </table:table-cell>
          <table:table-cell table:style-name="ce43" table:formula="of:=DEC2HEX(SUM(HEX2DEC([.AD15]);1))" office:value-type="string" office:string-value="C53D" calcext:value-type="string">
            <text:p>C53D</text:p>
          </table:table-cell>
          <table:table-cell table:style-name="ce43" table:formula="of:=DEC2HEX(SUM(HEX2DEC([.AE15]);1))" office:value-type="string" office:string-value="C53E" calcext:value-type="string">
            <text:p>C53E</text:p>
          </table:table-cell>
          <table:table-cell table:style-name="ce43" table:formula="of:=DEC2HEX(SUM(HEX2DEC([.AF15]);1))" office:value-type="string" office:string-value="C53F" calcext:value-type="string">
            <text:p>C53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8]);1))" office:value-type="string" office:string-value="C620" calcext:value-type="string">
            <text:p>C620</text:p>
          </table:table-cell>
          <table:table-cell table:style-name="ce43" table:formula="of:=DEC2HEX(SUM(HEX2DEC([.B16]);1))" office:value-type="string" office:string-value="C621" calcext:value-type="string">
            <text:p>C621</text:p>
          </table:table-cell>
          <table:table-cell table:style-name="ce43" table:formula="of:=DEC2HEX(SUM(HEX2DEC([.C16]);1))" office:value-type="string" office:string-value="C622" calcext:value-type="string">
            <text:p>C622</text:p>
          </table:table-cell>
          <table:table-cell table:style-name="ce43" table:formula="of:=DEC2HEX(SUM(HEX2DEC([.D16]);1))" office:value-type="string" office:string-value="C623" calcext:value-type="string">
            <text:p>C623</text:p>
          </table:table-cell>
          <table:table-cell table:style-name="ce43" table:formula="of:=DEC2HEX(SUM(HEX2DEC([.E16]);1))" office:value-type="string" office:string-value="C624" calcext:value-type="string">
            <text:p>C624</text:p>
          </table:table-cell>
          <table:table-cell table:style-name="ce43" table:formula="of:=DEC2HEX(SUM(HEX2DEC([.F16]);1))" office:value-type="string" office:string-value="C625" calcext:value-type="string">
            <text:p>C625</text:p>
          </table:table-cell>
          <table:table-cell table:style-name="ce43" table:formula="of:=DEC2HEX(SUM(HEX2DEC([.G16]);1))" office:value-type="string" office:string-value="C626" calcext:value-type="string">
            <text:p>C626</text:p>
          </table:table-cell>
          <table:table-cell table:style-name="ce43" table:formula="of:=DEC2HEX(SUM(HEX2DEC([.H16]);1))" office:value-type="string" office:string-value="C627" calcext:value-type="string">
            <text:p>C627</text:p>
          </table:table-cell>
          <table:table-cell table:style-name="ce43" table:formula="of:=DEC2HEX(SUM(HEX2DEC([.I16]);1))" office:value-type="string" office:string-value="C628" calcext:value-type="string">
            <text:p>C628</text:p>
          </table:table-cell>
          <table:table-cell table:style-name="ce43" table:formula="of:=DEC2HEX(SUM(HEX2DEC([.J16]);1))" office:value-type="string" office:string-value="C629" calcext:value-type="string">
            <text:p>C629</text:p>
          </table:table-cell>
          <table:table-cell table:style-name="ce43" table:formula="of:=DEC2HEX(SUM(HEX2DEC([.K16]);1))" office:value-type="string" office:string-value="C62A" calcext:value-type="string">
            <text:p>C62A</text:p>
          </table:table-cell>
          <table:table-cell table:style-name="ce43" table:formula="of:=DEC2HEX(SUM(HEX2DEC([.L16]);1))" office:value-type="string" office:string-value="C62B" calcext:value-type="string">
            <text:p>C62B</text:p>
          </table:table-cell>
          <table:table-cell table:style-name="ce43" table:formula="of:=DEC2HEX(SUM(HEX2DEC([.M16]);1))" office:value-type="string" office:string-value="C62C" calcext:value-type="string">
            <text:p>C62C</text:p>
          </table:table-cell>
          <table:table-cell table:style-name="ce43" table:formula="of:=DEC2HEX(SUM(HEX2DEC([.N16]);1))" office:value-type="string" office:string-value="C62D" calcext:value-type="string">
            <text:p>C62D</text:p>
          </table:table-cell>
          <table:table-cell table:style-name="ce43" table:formula="of:=DEC2HEX(SUM(HEX2DEC([.O16]);1))" office:value-type="string" office:string-value="C62E" calcext:value-type="string">
            <text:p>C62E</text:p>
          </table:table-cell>
          <table:table-cell table:style-name="ce43" table:formula="of:=DEC2HEX(SUM(HEX2DEC([.P16]);1))" office:value-type="string" office:string-value="C62F" calcext:value-type="string">
            <text:p>C62F</text:p>
          </table:table-cell>
          <table:table-cell table:style-name="ce43" table:formula="of:=DEC2HEX(SUM(HEX2DEC([.Q16]);1))" office:value-type="string" office:string-value="C630" calcext:value-type="string">
            <text:p>C630</text:p>
          </table:table-cell>
          <table:table-cell table:style-name="ce43" table:formula="of:=DEC2HEX(SUM(HEX2DEC([.R16]);1))" office:value-type="string" office:string-value="C631" calcext:value-type="string">
            <text:p>C631</text:p>
          </table:table-cell>
          <table:table-cell table:style-name="ce43" table:formula="of:=DEC2HEX(SUM(HEX2DEC([.S16]);1))" office:value-type="string" office:string-value="C632" calcext:value-type="string">
            <text:p>C632</text:p>
          </table:table-cell>
          <table:table-cell table:style-name="ce43" table:formula="of:=DEC2HEX(SUM(HEX2DEC([.T16]);1))" office:value-type="string" office:string-value="C633" calcext:value-type="string">
            <text:p>C633</text:p>
          </table:table-cell>
          <table:table-cell table:style-name="ce43" table:formula="of:=DEC2HEX(SUM(HEX2DEC([.U16]);1))" office:value-type="string" office:string-value="C634" calcext:value-type="string">
            <text:p>C634</text:p>
          </table:table-cell>
          <table:table-cell table:style-name="ce43" table:formula="of:=DEC2HEX(SUM(HEX2DEC([.V16]);1))" office:value-type="string" office:string-value="C635" calcext:value-type="string">
            <text:p>C635</text:p>
          </table:table-cell>
          <table:table-cell table:style-name="ce43" table:formula="of:=DEC2HEX(SUM(HEX2DEC([.W16]);1))" office:value-type="string" office:string-value="C636" calcext:value-type="string">
            <text:p>C636</text:p>
          </table:table-cell>
          <table:table-cell table:style-name="ce43" table:formula="of:=DEC2HEX(SUM(HEX2DEC([.X16]);1))" office:value-type="string" office:string-value="C637" calcext:value-type="string">
            <text:p>C637</text:p>
          </table:table-cell>
          <table:table-cell table:style-name="ce43" table:formula="of:=DEC2HEX(SUM(HEX2DEC([.Y16]);1))" office:value-type="string" office:string-value="C638" calcext:value-type="string">
            <text:p>C638</text:p>
          </table:table-cell>
          <table:table-cell table:style-name="ce43" table:formula="of:=DEC2HEX(SUM(HEX2DEC([.Z16]);1))" office:value-type="string" office:string-value="C639" calcext:value-type="string">
            <text:p>C639</text:p>
          </table:table-cell>
          <table:table-cell table:style-name="ce43" table:formula="of:=DEC2HEX(SUM(HEX2DEC([.AA16]);1))" office:value-type="string" office:string-value="C63A" calcext:value-type="string">
            <text:p>C63A</text:p>
          </table:table-cell>
          <table:table-cell table:style-name="ce43" table:formula="of:=DEC2HEX(SUM(HEX2DEC([.AB16]);1))" office:value-type="string" office:string-value="C63B" calcext:value-type="string">
            <text:p>C63B</text:p>
          </table:table-cell>
          <table:table-cell table:style-name="ce43" table:formula="of:=DEC2HEX(SUM(HEX2DEC([.AC16]);1))" office:value-type="string" office:string-value="C63C" calcext:value-type="string">
            <text:p>C63C</text:p>
          </table:table-cell>
          <table:table-cell table:style-name="ce43" table:formula="of:=DEC2HEX(SUM(HEX2DEC([.AD16]);1))" office:value-type="string" office:string-value="C63D" calcext:value-type="string">
            <text:p>C63D</text:p>
          </table:table-cell>
          <table:table-cell table:style-name="ce43" table:formula="of:=DEC2HEX(SUM(HEX2DEC([.AE16]);1))" office:value-type="string" office:string-value="C63E" calcext:value-type="string">
            <text:p>C63E</text:p>
          </table:table-cell>
          <table:table-cell table:style-name="ce43" table:formula="of:=DEC2HEX(SUM(HEX2DEC([.AF16]);1))" office:value-type="string" office:string-value="C63F" calcext:value-type="string">
            <text:p>C63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9]);1))" office:value-type="string" office:string-value="C720" calcext:value-type="string">
            <text:p>C720</text:p>
          </table:table-cell>
          <table:table-cell table:style-name="ce43" table:formula="of:=DEC2HEX(SUM(HEX2DEC([.B17]);1))" office:value-type="string" office:string-value="C721" calcext:value-type="string">
            <text:p>C721</text:p>
          </table:table-cell>
          <table:table-cell table:style-name="ce43" table:formula="of:=DEC2HEX(SUM(HEX2DEC([.C17]);1))" office:value-type="string" office:string-value="C722" calcext:value-type="string">
            <text:p>C722</text:p>
          </table:table-cell>
          <table:table-cell table:style-name="ce43" table:formula="of:=DEC2HEX(SUM(HEX2DEC([.D17]);1))" office:value-type="string" office:string-value="C723" calcext:value-type="string">
            <text:p>C723</text:p>
          </table:table-cell>
          <table:table-cell table:style-name="ce43" table:formula="of:=DEC2HEX(SUM(HEX2DEC([.E17]);1))" office:value-type="string" office:string-value="C724" calcext:value-type="string">
            <text:p>C724</text:p>
          </table:table-cell>
          <table:table-cell table:style-name="ce43" table:formula="of:=DEC2HEX(SUM(HEX2DEC([.F17]);1))" office:value-type="string" office:string-value="C725" calcext:value-type="string">
            <text:p>C725</text:p>
          </table:table-cell>
          <table:table-cell table:style-name="ce43" table:formula="of:=DEC2HEX(SUM(HEX2DEC([.G17]);1))" office:value-type="string" office:string-value="C726" calcext:value-type="string">
            <text:p>C726</text:p>
          </table:table-cell>
          <table:table-cell table:style-name="ce43" table:formula="of:=DEC2HEX(SUM(HEX2DEC([.H17]);1))" office:value-type="string" office:string-value="C727" calcext:value-type="string">
            <text:p>C727</text:p>
          </table:table-cell>
          <table:table-cell table:style-name="ce43" table:formula="of:=DEC2HEX(SUM(HEX2DEC([.I17]);1))" office:value-type="string" office:string-value="C728" calcext:value-type="string">
            <text:p>C728</text:p>
          </table:table-cell>
          <table:table-cell table:style-name="ce43" table:formula="of:=DEC2HEX(SUM(HEX2DEC([.J17]);1))" office:value-type="string" office:string-value="C729" calcext:value-type="string">
            <text:p>C729</text:p>
          </table:table-cell>
          <table:table-cell table:style-name="ce43" table:formula="of:=DEC2HEX(SUM(HEX2DEC([.K17]);1))" office:value-type="string" office:string-value="C72A" calcext:value-type="string">
            <text:p>C72A</text:p>
          </table:table-cell>
          <table:table-cell table:style-name="ce43" table:formula="of:=DEC2HEX(SUM(HEX2DEC([.L17]);1))" office:value-type="string" office:string-value="C72B" calcext:value-type="string">
            <text:p>C72B</text:p>
          </table:table-cell>
          <table:table-cell table:style-name="ce43" table:formula="of:=DEC2HEX(SUM(HEX2DEC([.M17]);1))" office:value-type="string" office:string-value="C72C" calcext:value-type="string">
            <text:p>C72C</text:p>
          </table:table-cell>
          <table:table-cell table:style-name="ce43" table:formula="of:=DEC2HEX(SUM(HEX2DEC([.N17]);1))" office:value-type="string" office:string-value="C72D" calcext:value-type="string">
            <text:p>C72D</text:p>
          </table:table-cell>
          <table:table-cell table:style-name="ce43" table:formula="of:=DEC2HEX(SUM(HEX2DEC([.O17]);1))" office:value-type="string" office:string-value="C72E" calcext:value-type="string">
            <text:p>C72E</text:p>
          </table:table-cell>
          <table:table-cell table:style-name="ce43" table:formula="of:=DEC2HEX(SUM(HEX2DEC([.P17]);1))" office:value-type="string" office:string-value="C72F" calcext:value-type="string">
            <text:p>C72F</text:p>
          </table:table-cell>
          <table:table-cell table:style-name="ce43" table:formula="of:=DEC2HEX(SUM(HEX2DEC([.Q17]);1))" office:value-type="string" office:string-value="C730" calcext:value-type="string">
            <text:p>C730</text:p>
          </table:table-cell>
          <table:table-cell table:style-name="ce43" table:formula="of:=DEC2HEX(SUM(HEX2DEC([.R17]);1))" office:value-type="string" office:string-value="C731" calcext:value-type="string">
            <text:p>C731</text:p>
          </table:table-cell>
          <table:table-cell table:style-name="ce43" table:formula="of:=DEC2HEX(SUM(HEX2DEC([.S17]);1))" office:value-type="string" office:string-value="C732" calcext:value-type="string">
            <text:p>C732</text:p>
          </table:table-cell>
          <table:table-cell table:style-name="ce43" table:formula="of:=DEC2HEX(SUM(HEX2DEC([.T17]);1))" office:value-type="string" office:string-value="C733" calcext:value-type="string">
            <text:p>C733</text:p>
          </table:table-cell>
          <table:table-cell table:style-name="ce43" table:formula="of:=DEC2HEX(SUM(HEX2DEC([.U17]);1))" office:value-type="string" office:string-value="C734" calcext:value-type="string">
            <text:p>C734</text:p>
          </table:table-cell>
          <table:table-cell table:style-name="ce43" table:formula="of:=DEC2HEX(SUM(HEX2DEC([.V17]);1))" office:value-type="string" office:string-value="C735" calcext:value-type="string">
            <text:p>C735</text:p>
          </table:table-cell>
          <table:table-cell table:style-name="ce43" table:formula="of:=DEC2HEX(SUM(HEX2DEC([.W17]);1))" office:value-type="string" office:string-value="C736" calcext:value-type="string">
            <text:p>C736</text:p>
          </table:table-cell>
          <table:table-cell table:style-name="ce43" table:formula="of:=DEC2HEX(SUM(HEX2DEC([.X17]);1))" office:value-type="string" office:string-value="C737" calcext:value-type="string">
            <text:p>C737</text:p>
          </table:table-cell>
          <table:table-cell table:style-name="ce43" table:formula="of:=DEC2HEX(SUM(HEX2DEC([.Y17]);1))" office:value-type="string" office:string-value="C738" calcext:value-type="string">
            <text:p>C738</text:p>
          </table:table-cell>
          <table:table-cell table:style-name="ce43" table:formula="of:=DEC2HEX(SUM(HEX2DEC([.Z17]);1))" office:value-type="string" office:string-value="C739" calcext:value-type="string">
            <text:p>C739</text:p>
          </table:table-cell>
          <table:table-cell table:style-name="ce43" table:formula="of:=DEC2HEX(SUM(HEX2DEC([.AA17]);1))" office:value-type="string" office:string-value="C73A" calcext:value-type="string">
            <text:p>C73A</text:p>
          </table:table-cell>
          <table:table-cell table:style-name="ce43" table:formula="of:=DEC2HEX(SUM(HEX2DEC([.AB17]);1))" office:value-type="string" office:string-value="C73B" calcext:value-type="string">
            <text:p>C73B</text:p>
          </table:table-cell>
          <table:table-cell table:style-name="ce43" table:formula="of:=DEC2HEX(SUM(HEX2DEC([.AC17]);1))" office:value-type="string" office:string-value="C73C" calcext:value-type="string">
            <text:p>C73C</text:p>
          </table:table-cell>
          <table:table-cell table:style-name="ce43" table:formula="of:=DEC2HEX(SUM(HEX2DEC([.AD17]);1))" office:value-type="string" office:string-value="C73D" calcext:value-type="string">
            <text:p>C73D</text:p>
          </table:table-cell>
          <table:table-cell table:style-name="ce43" table:formula="of:=DEC2HEX(SUM(HEX2DEC([.AE17]);1))" office:value-type="string" office:string-value="C73E" calcext:value-type="string">
            <text:p>C73E</text:p>
          </table:table-cell>
          <table:table-cell table:style-name="ce43" table:formula="of:=DEC2HEX(SUM(HEX2DEC([.AF17]);1))" office:value-type="string" office:string-value="C73F" calcext:value-type="string">
            <text:p>C73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2</text:p>
            <text:p> Pixel </text:p>
            <text:p>16-23</text:p>
          </table:table-cell>
          <table:table-cell table:style-name="ce46" table:formula="of:=DEC2HEX(SUM(HEX2DEC([.AG10]);1))" office:value-type="string" office:string-value="C040" calcext:value-type="string">
            <text:p>C040</text:p>
          </table:table-cell>
          <table:table-cell table:style-name="ce46" table:formula="of:=DEC2HEX(SUM(HEX2DEC([.B18]);1))" office:value-type="string" office:string-value="C041" calcext:value-type="string">
            <text:p>C041</text:p>
          </table:table-cell>
          <table:table-cell table:style-name="ce46" table:formula="of:=DEC2HEX(SUM(HEX2DEC([.C18]);1))" office:value-type="string" office:string-value="C042" calcext:value-type="string">
            <text:p>C042</text:p>
          </table:table-cell>
          <table:table-cell table:style-name="ce46" table:formula="of:=DEC2HEX(SUM(HEX2DEC([.D18]);1))" office:value-type="string" office:string-value="C043" calcext:value-type="string">
            <text:p>C043</text:p>
          </table:table-cell>
          <table:table-cell table:style-name="ce46" table:formula="of:=DEC2HEX(SUM(HEX2DEC([.E18]);1))" office:value-type="string" office:string-value="C044" calcext:value-type="string">
            <text:p>C044</text:p>
          </table:table-cell>
          <table:table-cell table:style-name="ce46" table:formula="of:=DEC2HEX(SUM(HEX2DEC([.F18]);1))" office:value-type="string" office:string-value="C045" calcext:value-type="string">
            <text:p>C045</text:p>
          </table:table-cell>
          <table:table-cell table:style-name="ce46" table:formula="of:=DEC2HEX(SUM(HEX2DEC([.G18]);1))" office:value-type="string" office:string-value="C046" calcext:value-type="string">
            <text:p>C046</text:p>
          </table:table-cell>
          <table:table-cell table:style-name="ce46" table:formula="of:=DEC2HEX(SUM(HEX2DEC([.H18]);1))" office:value-type="string" office:string-value="C047" calcext:value-type="string">
            <text:p>C047</text:p>
          </table:table-cell>
          <table:table-cell table:style-name="ce46" table:formula="of:=DEC2HEX(SUM(HEX2DEC([.I18]);1))" office:value-type="string" office:string-value="C048" calcext:value-type="string">
            <text:p>C048</text:p>
          </table:table-cell>
          <table:table-cell table:style-name="ce46" table:formula="of:=DEC2HEX(SUM(HEX2DEC([.J18]);1))" office:value-type="string" office:string-value="C049" calcext:value-type="string">
            <text:p>C049</text:p>
          </table:table-cell>
          <table:table-cell table:style-name="ce46" table:formula="of:=DEC2HEX(SUM(HEX2DEC([.K18]);1))" office:value-type="string" office:string-value="C04A" calcext:value-type="string">
            <text:p>C04A</text:p>
          </table:table-cell>
          <table:table-cell table:style-name="ce46" table:formula="of:=DEC2HEX(SUM(HEX2DEC([.L18]);1))" office:value-type="string" office:string-value="C04B" calcext:value-type="string">
            <text:p>C04B</text:p>
          </table:table-cell>
          <table:table-cell table:style-name="ce46" table:formula="of:=DEC2HEX(SUM(HEX2DEC([.M18]);1))" office:value-type="string" office:string-value="C04C" calcext:value-type="string">
            <text:p>C04C</text:p>
          </table:table-cell>
          <table:table-cell table:style-name="ce46" table:formula="of:=DEC2HEX(SUM(HEX2DEC([.N18]);1))" office:value-type="string" office:string-value="C04D" calcext:value-type="string">
            <text:p>C04D</text:p>
          </table:table-cell>
          <table:table-cell table:style-name="ce46" table:formula="of:=DEC2HEX(SUM(HEX2DEC([.O18]);1))" office:value-type="string" office:string-value="C04E" calcext:value-type="string">
            <text:p>C04E</text:p>
          </table:table-cell>
          <table:table-cell table:style-name="ce46" table:formula="of:=DEC2HEX(SUM(HEX2DEC([.P18]);1))" office:value-type="string" office:string-value="C04F" calcext:value-type="string">
            <text:p>C04F</text:p>
          </table:table-cell>
          <table:table-cell table:style-name="ce46" table:formula="of:=DEC2HEX(SUM(HEX2DEC([.Q18]);1))" office:value-type="string" office:string-value="C050" calcext:value-type="string">
            <text:p>C050</text:p>
          </table:table-cell>
          <table:table-cell table:style-name="ce46" table:formula="of:=DEC2HEX(SUM(HEX2DEC([.R18]);1))" office:value-type="string" office:string-value="C051" calcext:value-type="string">
            <text:p>C051</text:p>
          </table:table-cell>
          <table:table-cell table:style-name="ce46" table:formula="of:=DEC2HEX(SUM(HEX2DEC([.S18]);1))" office:value-type="string" office:string-value="C052" calcext:value-type="string">
            <text:p>C052</text:p>
          </table:table-cell>
          <table:table-cell table:style-name="ce46" table:formula="of:=DEC2HEX(SUM(HEX2DEC([.T18]);1))" office:value-type="string" office:string-value="C053" calcext:value-type="string">
            <text:p>C053</text:p>
          </table:table-cell>
          <table:table-cell table:style-name="ce46" table:formula="of:=DEC2HEX(SUM(HEX2DEC([.U18]);1))" office:value-type="string" office:string-value="C054" calcext:value-type="string">
            <text:p>C054</text:p>
          </table:table-cell>
          <table:table-cell table:style-name="ce46" table:formula="of:=DEC2HEX(SUM(HEX2DEC([.V18]);1))" office:value-type="string" office:string-value="C055" calcext:value-type="string">
            <text:p>C055</text:p>
          </table:table-cell>
          <table:table-cell table:style-name="ce46" table:formula="of:=DEC2HEX(SUM(HEX2DEC([.W18]);1))" office:value-type="string" office:string-value="C056" calcext:value-type="string">
            <text:p>C056</text:p>
          </table:table-cell>
          <table:table-cell table:style-name="ce46" table:formula="of:=DEC2HEX(SUM(HEX2DEC([.X18]);1))" office:value-type="string" office:string-value="C057" calcext:value-type="string">
            <text:p>C057</text:p>
          </table:table-cell>
          <table:table-cell table:style-name="ce46" table:formula="of:=DEC2HEX(SUM(HEX2DEC([.Y18]);1))" office:value-type="string" office:string-value="C058" calcext:value-type="string">
            <text:p>C058</text:p>
          </table:table-cell>
          <table:table-cell table:style-name="ce46" table:formula="of:=DEC2HEX(SUM(HEX2DEC([.Z18]);1))" office:value-type="string" office:string-value="C059" calcext:value-type="string">
            <text:p>C059</text:p>
          </table:table-cell>
          <table:table-cell table:style-name="ce46" table:formula="of:=DEC2HEX(SUM(HEX2DEC([.AA18]);1))" office:value-type="string" office:string-value="C05A" calcext:value-type="string">
            <text:p>C05A</text:p>
          </table:table-cell>
          <table:table-cell table:style-name="ce46" table:formula="of:=DEC2HEX(SUM(HEX2DEC([.AB18]);1))" office:value-type="string" office:string-value="C05B" calcext:value-type="string">
            <text:p>C05B</text:p>
          </table:table-cell>
          <table:table-cell table:style-name="ce46" table:formula="of:=DEC2HEX(SUM(HEX2DEC([.AC18]);1))" office:value-type="string" office:string-value="C05C" calcext:value-type="string">
            <text:p>C05C</text:p>
          </table:table-cell>
          <table:table-cell table:style-name="ce46" table:formula="of:=DEC2HEX(SUM(HEX2DEC([.AD18]);1))" office:value-type="string" office:string-value="C05D" calcext:value-type="string">
            <text:p>C05D</text:p>
          </table:table-cell>
          <table:table-cell table:style-name="ce46" table:formula="of:=DEC2HEX(SUM(HEX2DEC([.AE18]);1))" office:value-type="string" office:string-value="C05E" calcext:value-type="string">
            <text:p>C05E</text:p>
          </table:table-cell>
          <table:table-cell table:style-name="ce46" table:formula="of:=DEC2HEX(SUM(HEX2DEC([.AF18]);1))" office:value-type="string" office:string-value="C05F" calcext:value-type="string">
            <text:p>C0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11]);1))" office:value-type="string" office:string-value="C140" calcext:value-type="string">
            <text:p>C140</text:p>
          </table:table-cell>
          <table:table-cell table:style-name="ce43" table:formula="of:=DEC2HEX(SUM(HEX2DEC([.B19]);1))" office:value-type="string" office:string-value="C141" calcext:value-type="string">
            <text:p>C141</text:p>
          </table:table-cell>
          <table:table-cell table:style-name="ce43" table:formula="of:=DEC2HEX(SUM(HEX2DEC([.C19]);1))" office:value-type="string" office:string-value="C142" calcext:value-type="string">
            <text:p>C142</text:p>
          </table:table-cell>
          <table:table-cell table:style-name="ce43" table:formula="of:=DEC2HEX(SUM(HEX2DEC([.D19]);1))" office:value-type="string" office:string-value="C143" calcext:value-type="string">
            <text:p>C143</text:p>
          </table:table-cell>
          <table:table-cell table:style-name="ce43" table:formula="of:=DEC2HEX(SUM(HEX2DEC([.E19]);1))" office:value-type="string" office:string-value="C144" calcext:value-type="string">
            <text:p>C144</text:p>
          </table:table-cell>
          <table:table-cell table:style-name="ce43" table:formula="of:=DEC2HEX(SUM(HEX2DEC([.F19]);1))" office:value-type="string" office:string-value="C145" calcext:value-type="string">
            <text:p>C145</text:p>
          </table:table-cell>
          <table:table-cell table:style-name="ce43" table:formula="of:=DEC2HEX(SUM(HEX2DEC([.G19]);1))" office:value-type="string" office:string-value="C146" calcext:value-type="string">
            <text:p>C146</text:p>
          </table:table-cell>
          <table:table-cell table:style-name="ce43" table:formula="of:=DEC2HEX(SUM(HEX2DEC([.H19]);1))" office:value-type="string" office:string-value="C147" calcext:value-type="string">
            <text:p>C147</text:p>
          </table:table-cell>
          <table:table-cell table:style-name="ce43" table:formula="of:=DEC2HEX(SUM(HEX2DEC([.I19]);1))" office:value-type="string" office:string-value="C148" calcext:value-type="string">
            <text:p>C148</text:p>
          </table:table-cell>
          <table:table-cell table:style-name="ce43" table:formula="of:=DEC2HEX(SUM(HEX2DEC([.J19]);1))" office:value-type="string" office:string-value="C149" calcext:value-type="string">
            <text:p>C149</text:p>
          </table:table-cell>
          <table:table-cell table:style-name="ce43" table:formula="of:=DEC2HEX(SUM(HEX2DEC([.K19]);1))" office:value-type="string" office:string-value="C14A" calcext:value-type="string">
            <text:p>C14A</text:p>
          </table:table-cell>
          <table:table-cell table:style-name="ce43" table:formula="of:=DEC2HEX(SUM(HEX2DEC([.L19]);1))" office:value-type="string" office:string-value="C14B" calcext:value-type="string">
            <text:p>C14B</text:p>
          </table:table-cell>
          <table:table-cell table:style-name="ce43" table:formula="of:=DEC2HEX(SUM(HEX2DEC([.M19]);1))" office:value-type="string" office:string-value="C14C" calcext:value-type="string">
            <text:p>C14C</text:p>
          </table:table-cell>
          <table:table-cell table:style-name="ce43" table:formula="of:=DEC2HEX(SUM(HEX2DEC([.N19]);1))" office:value-type="string" office:string-value="C14D" calcext:value-type="string">
            <text:p>C14D</text:p>
          </table:table-cell>
          <table:table-cell table:style-name="ce43" table:formula="of:=DEC2HEX(SUM(HEX2DEC([.O19]);1))" office:value-type="string" office:string-value="C14E" calcext:value-type="string">
            <text:p>C14E</text:p>
          </table:table-cell>
          <table:table-cell table:style-name="ce43" table:formula="of:=DEC2HEX(SUM(HEX2DEC([.P19]);1))" office:value-type="string" office:string-value="C14F" calcext:value-type="string">
            <text:p>C14F</text:p>
          </table:table-cell>
          <table:table-cell table:style-name="ce43" table:formula="of:=DEC2HEX(SUM(HEX2DEC([.Q19]);1))" office:value-type="string" office:string-value="C150" calcext:value-type="string">
            <text:p>C150</text:p>
          </table:table-cell>
          <table:table-cell table:style-name="ce43" table:formula="of:=DEC2HEX(SUM(HEX2DEC([.R19]);1))" office:value-type="string" office:string-value="C151" calcext:value-type="string">
            <text:p>C151</text:p>
          </table:table-cell>
          <table:table-cell table:style-name="ce43" table:formula="of:=DEC2HEX(SUM(HEX2DEC([.S19]);1))" office:value-type="string" office:string-value="C152" calcext:value-type="string">
            <text:p>C152</text:p>
          </table:table-cell>
          <table:table-cell table:style-name="ce43" table:formula="of:=DEC2HEX(SUM(HEX2DEC([.T19]);1))" office:value-type="string" office:string-value="C153" calcext:value-type="string">
            <text:p>C153</text:p>
          </table:table-cell>
          <table:table-cell table:style-name="ce43" table:formula="of:=DEC2HEX(SUM(HEX2DEC([.U19]);1))" office:value-type="string" office:string-value="C154" calcext:value-type="string">
            <text:p>C154</text:p>
          </table:table-cell>
          <table:table-cell table:style-name="ce43" table:formula="of:=DEC2HEX(SUM(HEX2DEC([.V19]);1))" office:value-type="string" office:string-value="C155" calcext:value-type="string">
            <text:p>C155</text:p>
          </table:table-cell>
          <table:table-cell table:style-name="ce43" table:formula="of:=DEC2HEX(SUM(HEX2DEC([.W19]);1))" office:value-type="string" office:string-value="C156" calcext:value-type="string">
            <text:p>C156</text:p>
          </table:table-cell>
          <table:table-cell table:style-name="ce43" table:formula="of:=DEC2HEX(SUM(HEX2DEC([.X19]);1))" office:value-type="string" office:string-value="C157" calcext:value-type="string">
            <text:p>C157</text:p>
          </table:table-cell>
          <table:table-cell table:style-name="ce43" table:formula="of:=DEC2HEX(SUM(HEX2DEC([.Y19]);1))" office:value-type="string" office:string-value="C158" calcext:value-type="string">
            <text:p>C158</text:p>
          </table:table-cell>
          <table:table-cell table:style-name="ce43" table:formula="of:=DEC2HEX(SUM(HEX2DEC([.Z19]);1))" office:value-type="string" office:string-value="C159" calcext:value-type="string">
            <text:p>C159</text:p>
          </table:table-cell>
          <table:table-cell table:style-name="ce43" table:formula="of:=DEC2HEX(SUM(HEX2DEC([.AA19]);1))" office:value-type="string" office:string-value="C15A" calcext:value-type="string">
            <text:p>C15A</text:p>
          </table:table-cell>
          <table:table-cell table:style-name="ce43" table:formula="of:=DEC2HEX(SUM(HEX2DEC([.AB19]);1))" office:value-type="string" office:string-value="C15B" calcext:value-type="string">
            <text:p>C15B</text:p>
          </table:table-cell>
          <table:table-cell table:style-name="ce43" table:formula="of:=DEC2HEX(SUM(HEX2DEC([.AC19]);1))" office:value-type="string" office:string-value="C15C" calcext:value-type="string">
            <text:p>C15C</text:p>
          </table:table-cell>
          <table:table-cell table:style-name="ce43" table:formula="of:=DEC2HEX(SUM(HEX2DEC([.AD19]);1))" office:value-type="string" office:string-value="C15D" calcext:value-type="string">
            <text:p>C15D</text:p>
          </table:table-cell>
          <table:table-cell table:style-name="ce43" table:formula="of:=DEC2HEX(SUM(HEX2DEC([.AE19]);1))" office:value-type="string" office:string-value="C15E" calcext:value-type="string">
            <text:p>C15E</text:p>
          </table:table-cell>
          <table:table-cell table:style-name="ce43" table:formula="of:=DEC2HEX(SUM(HEX2DEC([.AF19]);1))" office:value-type="string" office:string-value="C15F" calcext:value-type="string">
            <text:p>C1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2]);1))" office:value-type="string" office:string-value="C240" calcext:value-type="string">
            <text:p>C240</text:p>
          </table:table-cell>
          <table:table-cell table:style-name="ce43" table:formula="of:=DEC2HEX(SUM(HEX2DEC([.B20]);1))" office:value-type="string" office:string-value="C241" calcext:value-type="string">
            <text:p>C241</text:p>
          </table:table-cell>
          <table:table-cell table:style-name="ce43" table:formula="of:=DEC2HEX(SUM(HEX2DEC([.C20]);1))" office:value-type="string" office:string-value="C242" calcext:value-type="string">
            <text:p>C242</text:p>
          </table:table-cell>
          <table:table-cell table:style-name="ce43" table:formula="of:=DEC2HEX(SUM(HEX2DEC([.D20]);1))" office:value-type="string" office:string-value="C243" calcext:value-type="string">
            <text:p>C243</text:p>
          </table:table-cell>
          <table:table-cell table:style-name="ce43" table:formula="of:=DEC2HEX(SUM(HEX2DEC([.E20]);1))" office:value-type="string" office:string-value="C244" calcext:value-type="string">
            <text:p>C244</text:p>
          </table:table-cell>
          <table:table-cell table:style-name="ce43" table:formula="of:=DEC2HEX(SUM(HEX2DEC([.F20]);1))" office:value-type="string" office:string-value="C245" calcext:value-type="string">
            <text:p>C245</text:p>
          </table:table-cell>
          <table:table-cell table:style-name="ce43" table:formula="of:=DEC2HEX(SUM(HEX2DEC([.G20]);1))" office:value-type="string" office:string-value="C246" calcext:value-type="string">
            <text:p>C246</text:p>
          </table:table-cell>
          <table:table-cell table:style-name="ce43" table:formula="of:=DEC2HEX(SUM(HEX2DEC([.H20]);1))" office:value-type="string" office:string-value="C247" calcext:value-type="string">
            <text:p>C247</text:p>
          </table:table-cell>
          <table:table-cell table:style-name="ce43" table:formula="of:=DEC2HEX(SUM(HEX2DEC([.I20]);1))" office:value-type="string" office:string-value="C248" calcext:value-type="string">
            <text:p>C248</text:p>
          </table:table-cell>
          <table:table-cell table:style-name="ce43" table:formula="of:=DEC2HEX(SUM(HEX2DEC([.J20]);1))" office:value-type="string" office:string-value="C249" calcext:value-type="string">
            <text:p>C249</text:p>
          </table:table-cell>
          <table:table-cell table:style-name="ce43" table:formula="of:=DEC2HEX(SUM(HEX2DEC([.K20]);1))" office:value-type="string" office:string-value="C24A" calcext:value-type="string">
            <text:p>C24A</text:p>
          </table:table-cell>
          <table:table-cell table:style-name="ce43" table:formula="of:=DEC2HEX(SUM(HEX2DEC([.L20]);1))" office:value-type="string" office:string-value="C24B" calcext:value-type="string">
            <text:p>C24B</text:p>
          </table:table-cell>
          <table:table-cell table:style-name="ce43" table:formula="of:=DEC2HEX(SUM(HEX2DEC([.M20]);1))" office:value-type="string" office:string-value="C24C" calcext:value-type="string">
            <text:p>C24C</text:p>
          </table:table-cell>
          <table:table-cell table:style-name="ce43" table:formula="of:=DEC2HEX(SUM(HEX2DEC([.N20]);1))" office:value-type="string" office:string-value="C24D" calcext:value-type="string">
            <text:p>C24D</text:p>
          </table:table-cell>
          <table:table-cell table:style-name="ce43" table:formula="of:=DEC2HEX(SUM(HEX2DEC([.O20]);1))" office:value-type="string" office:string-value="C24E" calcext:value-type="string">
            <text:p>C24E</text:p>
          </table:table-cell>
          <table:table-cell table:style-name="ce43" table:formula="of:=DEC2HEX(SUM(HEX2DEC([.P20]);1))" office:value-type="string" office:string-value="C24F" calcext:value-type="string">
            <text:p>C24F</text:p>
          </table:table-cell>
          <table:table-cell table:style-name="ce43" table:formula="of:=DEC2HEX(SUM(HEX2DEC([.Q20]);1))" office:value-type="string" office:string-value="C250" calcext:value-type="string">
            <text:p>C250</text:p>
          </table:table-cell>
          <table:table-cell table:style-name="ce43" table:formula="of:=DEC2HEX(SUM(HEX2DEC([.R20]);1))" office:value-type="string" office:string-value="C251" calcext:value-type="string">
            <text:p>C251</text:p>
          </table:table-cell>
          <table:table-cell table:style-name="ce43" table:formula="of:=DEC2HEX(SUM(HEX2DEC([.S20]);1))" office:value-type="string" office:string-value="C252" calcext:value-type="string">
            <text:p>C252</text:p>
          </table:table-cell>
          <table:table-cell table:style-name="ce43" table:formula="of:=DEC2HEX(SUM(HEX2DEC([.T20]);1))" office:value-type="string" office:string-value="C253" calcext:value-type="string">
            <text:p>C253</text:p>
          </table:table-cell>
          <table:table-cell table:style-name="ce43" table:formula="of:=DEC2HEX(SUM(HEX2DEC([.U20]);1))" office:value-type="string" office:string-value="C254" calcext:value-type="string">
            <text:p>C254</text:p>
          </table:table-cell>
          <table:table-cell table:style-name="ce43" table:formula="of:=DEC2HEX(SUM(HEX2DEC([.V20]);1))" office:value-type="string" office:string-value="C255" calcext:value-type="string">
            <text:p>C255</text:p>
          </table:table-cell>
          <table:table-cell table:style-name="ce43" table:formula="of:=DEC2HEX(SUM(HEX2DEC([.W20]);1))" office:value-type="string" office:string-value="C256" calcext:value-type="string">
            <text:p>C256</text:p>
          </table:table-cell>
          <table:table-cell table:style-name="ce43" table:formula="of:=DEC2HEX(SUM(HEX2DEC([.X20]);1))" office:value-type="string" office:string-value="C257" calcext:value-type="string">
            <text:p>C257</text:p>
          </table:table-cell>
          <table:table-cell table:style-name="ce43" table:formula="of:=DEC2HEX(SUM(HEX2DEC([.Y20]);1))" office:value-type="string" office:string-value="C258" calcext:value-type="string">
            <text:p>C258</text:p>
          </table:table-cell>
          <table:table-cell table:style-name="ce43" table:formula="of:=DEC2HEX(SUM(HEX2DEC([.Z20]);1))" office:value-type="string" office:string-value="C259" calcext:value-type="string">
            <text:p>C259</text:p>
          </table:table-cell>
          <table:table-cell table:style-name="ce43" table:formula="of:=DEC2HEX(SUM(HEX2DEC([.AA20]);1))" office:value-type="string" office:string-value="C25A" calcext:value-type="string">
            <text:p>C25A</text:p>
          </table:table-cell>
          <table:table-cell table:style-name="ce43" table:formula="of:=DEC2HEX(SUM(HEX2DEC([.AB20]);1))" office:value-type="string" office:string-value="C25B" calcext:value-type="string">
            <text:p>C25B</text:p>
          </table:table-cell>
          <table:table-cell table:style-name="ce43" table:formula="of:=DEC2HEX(SUM(HEX2DEC([.AC20]);1))" office:value-type="string" office:string-value="C25C" calcext:value-type="string">
            <text:p>C25C</text:p>
          </table:table-cell>
          <table:table-cell table:style-name="ce43" table:formula="of:=DEC2HEX(SUM(HEX2DEC([.AD20]);1))" office:value-type="string" office:string-value="C25D" calcext:value-type="string">
            <text:p>C25D</text:p>
          </table:table-cell>
          <table:table-cell table:style-name="ce43" table:formula="of:=DEC2HEX(SUM(HEX2DEC([.AE20]);1))" office:value-type="string" office:string-value="C25E" calcext:value-type="string">
            <text:p>C25E</text:p>
          </table:table-cell>
          <table:table-cell table:style-name="ce43" table:formula="of:=DEC2HEX(SUM(HEX2DEC([.AF20]);1))" office:value-type="string" office:string-value="C25F" calcext:value-type="string">
            <text:p>C2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3]);1))" office:value-type="string" office:string-value="C340" calcext:value-type="string">
            <text:p>C340</text:p>
          </table:table-cell>
          <table:table-cell table:style-name="ce43" table:formula="of:=DEC2HEX(SUM(HEX2DEC([.B21]);1))" office:value-type="string" office:string-value="C341" calcext:value-type="string">
            <text:p>C341</text:p>
          </table:table-cell>
          <table:table-cell table:style-name="ce43" table:formula="of:=DEC2HEX(SUM(HEX2DEC([.C21]);1))" office:value-type="string" office:string-value="C342" calcext:value-type="string">
            <text:p>C342</text:p>
          </table:table-cell>
          <table:table-cell table:style-name="ce43" table:formula="of:=DEC2HEX(SUM(HEX2DEC([.D21]);1))" office:value-type="string" office:string-value="C343" calcext:value-type="string">
            <text:p>C343</text:p>
          </table:table-cell>
          <table:table-cell table:style-name="ce43" table:formula="of:=DEC2HEX(SUM(HEX2DEC([.E21]);1))" office:value-type="string" office:string-value="C344" calcext:value-type="string">
            <text:p>C344</text:p>
          </table:table-cell>
          <table:table-cell table:style-name="ce43" table:formula="of:=DEC2HEX(SUM(HEX2DEC([.F21]);1))" office:value-type="string" office:string-value="C345" calcext:value-type="string">
            <text:p>C345</text:p>
          </table:table-cell>
          <table:table-cell table:style-name="ce43" table:formula="of:=DEC2HEX(SUM(HEX2DEC([.G21]);1))" office:value-type="string" office:string-value="C346" calcext:value-type="string">
            <text:p>C346</text:p>
          </table:table-cell>
          <table:table-cell table:style-name="ce43" table:formula="of:=DEC2HEX(SUM(HEX2DEC([.H21]);1))" office:value-type="string" office:string-value="C347" calcext:value-type="string">
            <text:p>C347</text:p>
          </table:table-cell>
          <table:table-cell table:style-name="ce43" table:formula="of:=DEC2HEX(SUM(HEX2DEC([.I21]);1))" office:value-type="string" office:string-value="C348" calcext:value-type="string">
            <text:p>C348</text:p>
          </table:table-cell>
          <table:table-cell table:style-name="ce43" table:formula="of:=DEC2HEX(SUM(HEX2DEC([.J21]);1))" office:value-type="string" office:string-value="C349" calcext:value-type="string">
            <text:p>C349</text:p>
          </table:table-cell>
          <table:table-cell table:style-name="ce43" table:formula="of:=DEC2HEX(SUM(HEX2DEC([.K21]);1))" office:value-type="string" office:string-value="C34A" calcext:value-type="string">
            <text:p>C34A</text:p>
          </table:table-cell>
          <table:table-cell table:style-name="ce43" table:formula="of:=DEC2HEX(SUM(HEX2DEC([.L21]);1))" office:value-type="string" office:string-value="C34B" calcext:value-type="string">
            <text:p>C34B</text:p>
          </table:table-cell>
          <table:table-cell table:style-name="ce43" table:formula="of:=DEC2HEX(SUM(HEX2DEC([.M21]);1))" office:value-type="string" office:string-value="C34C" calcext:value-type="string">
            <text:p>C34C</text:p>
          </table:table-cell>
          <table:table-cell table:style-name="ce43" table:formula="of:=DEC2HEX(SUM(HEX2DEC([.N21]);1))" office:value-type="string" office:string-value="C34D" calcext:value-type="string">
            <text:p>C34D</text:p>
          </table:table-cell>
          <table:table-cell table:style-name="ce43" table:formula="of:=DEC2HEX(SUM(HEX2DEC([.O21]);1))" office:value-type="string" office:string-value="C34E" calcext:value-type="string">
            <text:p>C34E</text:p>
          </table:table-cell>
          <table:table-cell table:style-name="ce43" table:formula="of:=DEC2HEX(SUM(HEX2DEC([.P21]);1))" office:value-type="string" office:string-value="C34F" calcext:value-type="string">
            <text:p>C34F</text:p>
          </table:table-cell>
          <table:table-cell table:style-name="ce43" table:formula="of:=DEC2HEX(SUM(HEX2DEC([.Q21]);1))" office:value-type="string" office:string-value="C350" calcext:value-type="string">
            <text:p>C350</text:p>
          </table:table-cell>
          <table:table-cell table:style-name="ce43" table:formula="of:=DEC2HEX(SUM(HEX2DEC([.R21]);1))" office:value-type="string" office:string-value="C351" calcext:value-type="string">
            <text:p>C351</text:p>
          </table:table-cell>
          <table:table-cell table:style-name="ce43" table:formula="of:=DEC2HEX(SUM(HEX2DEC([.S21]);1))" office:value-type="string" office:string-value="C352" calcext:value-type="string">
            <text:p>C352</text:p>
          </table:table-cell>
          <table:table-cell table:style-name="ce43" table:formula="of:=DEC2HEX(SUM(HEX2DEC([.T21]);1))" office:value-type="string" office:string-value="C353" calcext:value-type="string">
            <text:p>C353</text:p>
          </table:table-cell>
          <table:table-cell table:style-name="ce43" table:formula="of:=DEC2HEX(SUM(HEX2DEC([.U21]);1))" office:value-type="string" office:string-value="C354" calcext:value-type="string">
            <text:p>C354</text:p>
          </table:table-cell>
          <table:table-cell table:style-name="ce43" table:formula="of:=DEC2HEX(SUM(HEX2DEC([.V21]);1))" office:value-type="string" office:string-value="C355" calcext:value-type="string">
            <text:p>C355</text:p>
          </table:table-cell>
          <table:table-cell table:style-name="ce43" table:formula="of:=DEC2HEX(SUM(HEX2DEC([.W21]);1))" office:value-type="string" office:string-value="C356" calcext:value-type="string">
            <text:p>C356</text:p>
          </table:table-cell>
          <table:table-cell table:style-name="ce43" table:formula="of:=DEC2HEX(SUM(HEX2DEC([.X21]);1))" office:value-type="string" office:string-value="C357" calcext:value-type="string">
            <text:p>C357</text:p>
          </table:table-cell>
          <table:table-cell table:style-name="ce43" table:formula="of:=DEC2HEX(SUM(HEX2DEC([.Y21]);1))" office:value-type="string" office:string-value="C358" calcext:value-type="string">
            <text:p>C358</text:p>
          </table:table-cell>
          <table:table-cell table:style-name="ce43" table:formula="of:=DEC2HEX(SUM(HEX2DEC([.Z21]);1))" office:value-type="string" office:string-value="C359" calcext:value-type="string">
            <text:p>C359</text:p>
          </table:table-cell>
          <table:table-cell table:style-name="ce43" table:formula="of:=DEC2HEX(SUM(HEX2DEC([.AA21]);1))" office:value-type="string" office:string-value="C35A" calcext:value-type="string">
            <text:p>C35A</text:p>
          </table:table-cell>
          <table:table-cell table:style-name="ce43" table:formula="of:=DEC2HEX(SUM(HEX2DEC([.AB21]);1))" office:value-type="string" office:string-value="C35B" calcext:value-type="string">
            <text:p>C35B</text:p>
          </table:table-cell>
          <table:table-cell table:style-name="ce43" table:formula="of:=DEC2HEX(SUM(HEX2DEC([.AC21]);1))" office:value-type="string" office:string-value="C35C" calcext:value-type="string">
            <text:p>C35C</text:p>
          </table:table-cell>
          <table:table-cell table:style-name="ce43" table:formula="of:=DEC2HEX(SUM(HEX2DEC([.AD21]);1))" office:value-type="string" office:string-value="C35D" calcext:value-type="string">
            <text:p>C35D</text:p>
          </table:table-cell>
          <table:table-cell table:style-name="ce43" table:formula="of:=DEC2HEX(SUM(HEX2DEC([.AE21]);1))" office:value-type="string" office:string-value="C35E" calcext:value-type="string">
            <text:p>C35E</text:p>
          </table:table-cell>
          <table:table-cell table:style-name="ce43" table:formula="of:=DEC2HEX(SUM(HEX2DEC([.AF21]);1))" office:value-type="string" office:string-value="C35F" calcext:value-type="string">
            <text:p>C3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4]);1))" office:value-type="string" office:string-value="C440" calcext:value-type="string">
            <text:p>C440</text:p>
          </table:table-cell>
          <table:table-cell table:style-name="ce43" table:formula="of:=DEC2HEX(SUM(HEX2DEC([.B22]);1))" office:value-type="string" office:string-value="C441" calcext:value-type="string">
            <text:p>C441</text:p>
          </table:table-cell>
          <table:table-cell table:style-name="ce43" table:formula="of:=DEC2HEX(SUM(HEX2DEC([.C22]);1))" office:value-type="string" office:string-value="C442" calcext:value-type="string">
            <text:p>C442</text:p>
          </table:table-cell>
          <table:table-cell table:style-name="ce43" table:formula="of:=DEC2HEX(SUM(HEX2DEC([.D22]);1))" office:value-type="string" office:string-value="C443" calcext:value-type="string">
            <text:p>C443</text:p>
          </table:table-cell>
          <table:table-cell table:style-name="ce43" table:formula="of:=DEC2HEX(SUM(HEX2DEC([.E22]);1))" office:value-type="string" office:string-value="C444" calcext:value-type="string">
            <text:p>C444</text:p>
          </table:table-cell>
          <table:table-cell table:style-name="ce43" table:formula="of:=DEC2HEX(SUM(HEX2DEC([.F22]);1))" office:value-type="string" office:string-value="C445" calcext:value-type="string">
            <text:p>C445</text:p>
          </table:table-cell>
          <table:table-cell table:style-name="ce43" table:formula="of:=DEC2HEX(SUM(HEX2DEC([.G22]);1))" office:value-type="string" office:string-value="C446" calcext:value-type="string">
            <text:p>C446</text:p>
          </table:table-cell>
          <table:table-cell table:style-name="ce43" table:formula="of:=DEC2HEX(SUM(HEX2DEC([.H22]);1))" office:value-type="string" office:string-value="C447" calcext:value-type="string">
            <text:p>C447</text:p>
          </table:table-cell>
          <table:table-cell table:style-name="ce43" table:formula="of:=DEC2HEX(SUM(HEX2DEC([.I22]);1))" office:value-type="string" office:string-value="C448" calcext:value-type="string">
            <text:p>C448</text:p>
          </table:table-cell>
          <table:table-cell table:style-name="ce43" table:formula="of:=DEC2HEX(SUM(HEX2DEC([.J22]);1))" office:value-type="string" office:string-value="C449" calcext:value-type="string">
            <text:p>C449</text:p>
          </table:table-cell>
          <table:table-cell table:style-name="ce43" table:formula="of:=DEC2HEX(SUM(HEX2DEC([.K22]);1))" office:value-type="string" office:string-value="C44A" calcext:value-type="string">
            <text:p>C44A</text:p>
          </table:table-cell>
          <table:table-cell table:style-name="ce43" table:formula="of:=DEC2HEX(SUM(HEX2DEC([.L22]);1))" office:value-type="string" office:string-value="C44B" calcext:value-type="string">
            <text:p>C44B</text:p>
          </table:table-cell>
          <table:table-cell table:style-name="ce43" table:formula="of:=DEC2HEX(SUM(HEX2DEC([.M22]);1))" office:value-type="string" office:string-value="C44C" calcext:value-type="string">
            <text:p>C44C</text:p>
          </table:table-cell>
          <table:table-cell table:style-name="ce43" table:formula="of:=DEC2HEX(SUM(HEX2DEC([.N22]);1))" office:value-type="string" office:string-value="C44D" calcext:value-type="string">
            <text:p>C44D</text:p>
          </table:table-cell>
          <table:table-cell table:style-name="ce43" table:formula="of:=DEC2HEX(SUM(HEX2DEC([.O22]);1))" office:value-type="string" office:string-value="C44E" calcext:value-type="string">
            <text:p>C44E</text:p>
          </table:table-cell>
          <table:table-cell table:style-name="ce43" table:formula="of:=DEC2HEX(SUM(HEX2DEC([.P22]);1))" office:value-type="string" office:string-value="C44F" calcext:value-type="string">
            <text:p>C44F</text:p>
          </table:table-cell>
          <table:table-cell table:style-name="ce43" table:formula="of:=DEC2HEX(SUM(HEX2DEC([.Q22]);1))" office:value-type="string" office:string-value="C450" calcext:value-type="string">
            <text:p>C450</text:p>
          </table:table-cell>
          <table:table-cell table:style-name="ce43" table:formula="of:=DEC2HEX(SUM(HEX2DEC([.R22]);1))" office:value-type="string" office:string-value="C451" calcext:value-type="string">
            <text:p>C451</text:p>
          </table:table-cell>
          <table:table-cell table:style-name="ce43" table:formula="of:=DEC2HEX(SUM(HEX2DEC([.S22]);1))" office:value-type="string" office:string-value="C452" calcext:value-type="string">
            <text:p>C452</text:p>
          </table:table-cell>
          <table:table-cell table:style-name="ce43" table:formula="of:=DEC2HEX(SUM(HEX2DEC([.T22]);1))" office:value-type="string" office:string-value="C453" calcext:value-type="string">
            <text:p>C453</text:p>
          </table:table-cell>
          <table:table-cell table:style-name="ce43" table:formula="of:=DEC2HEX(SUM(HEX2DEC([.U22]);1))" office:value-type="string" office:string-value="C454" calcext:value-type="string">
            <text:p>C454</text:p>
          </table:table-cell>
          <table:table-cell table:style-name="ce43" table:formula="of:=DEC2HEX(SUM(HEX2DEC([.V22]);1))" office:value-type="string" office:string-value="C455" calcext:value-type="string">
            <text:p>C455</text:p>
          </table:table-cell>
          <table:table-cell table:style-name="ce43" table:formula="of:=DEC2HEX(SUM(HEX2DEC([.W22]);1))" office:value-type="string" office:string-value="C456" calcext:value-type="string">
            <text:p>C456</text:p>
          </table:table-cell>
          <table:table-cell table:style-name="ce43" table:formula="of:=DEC2HEX(SUM(HEX2DEC([.X22]);1))" office:value-type="string" office:string-value="C457" calcext:value-type="string">
            <text:p>C457</text:p>
          </table:table-cell>
          <table:table-cell table:style-name="ce43" table:formula="of:=DEC2HEX(SUM(HEX2DEC([.Y22]);1))" office:value-type="string" office:string-value="C458" calcext:value-type="string">
            <text:p>C458</text:p>
          </table:table-cell>
          <table:table-cell table:style-name="ce43" table:formula="of:=DEC2HEX(SUM(HEX2DEC([.Z22]);1))" office:value-type="string" office:string-value="C459" calcext:value-type="string">
            <text:p>C459</text:p>
          </table:table-cell>
          <table:table-cell table:style-name="ce43" table:formula="of:=DEC2HEX(SUM(HEX2DEC([.AA22]);1))" office:value-type="string" office:string-value="C45A" calcext:value-type="string">
            <text:p>C45A</text:p>
          </table:table-cell>
          <table:table-cell table:style-name="ce43" table:formula="of:=DEC2HEX(SUM(HEX2DEC([.AB22]);1))" office:value-type="string" office:string-value="C45B" calcext:value-type="string">
            <text:p>C45B</text:p>
          </table:table-cell>
          <table:table-cell table:style-name="ce43" table:formula="of:=DEC2HEX(SUM(HEX2DEC([.AC22]);1))" office:value-type="string" office:string-value="C45C" calcext:value-type="string">
            <text:p>C45C</text:p>
          </table:table-cell>
          <table:table-cell table:style-name="ce43" table:formula="of:=DEC2HEX(SUM(HEX2DEC([.AD22]);1))" office:value-type="string" office:string-value="C45D" calcext:value-type="string">
            <text:p>C45D</text:p>
          </table:table-cell>
          <table:table-cell table:style-name="ce43" table:formula="of:=DEC2HEX(SUM(HEX2DEC([.AE22]);1))" office:value-type="string" office:string-value="C45E" calcext:value-type="string">
            <text:p>C45E</text:p>
          </table:table-cell>
          <table:table-cell table:style-name="ce43" table:formula="of:=DEC2HEX(SUM(HEX2DEC([.AF22]);1))" office:value-type="string" office:string-value="C45F" calcext:value-type="string">
            <text:p>C4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5]);1))" office:value-type="string" office:string-value="C540" calcext:value-type="string">
            <text:p>C540</text:p>
          </table:table-cell>
          <table:table-cell table:style-name="ce43" table:formula="of:=DEC2HEX(SUM(HEX2DEC([.B23]);1))" office:value-type="string" office:string-value="C541" calcext:value-type="string">
            <text:p>C541</text:p>
          </table:table-cell>
          <table:table-cell table:style-name="ce43" table:formula="of:=DEC2HEX(SUM(HEX2DEC([.C23]);1))" office:value-type="string" office:string-value="C542" calcext:value-type="string">
            <text:p>C542</text:p>
          </table:table-cell>
          <table:table-cell table:style-name="ce43" table:formula="of:=DEC2HEX(SUM(HEX2DEC([.D23]);1))" office:value-type="string" office:string-value="C543" calcext:value-type="string">
            <text:p>C543</text:p>
          </table:table-cell>
          <table:table-cell table:style-name="ce43" table:formula="of:=DEC2HEX(SUM(HEX2DEC([.E23]);1))" office:value-type="string" office:string-value="C544" calcext:value-type="string">
            <text:p>C544</text:p>
          </table:table-cell>
          <table:table-cell table:style-name="ce43" table:formula="of:=DEC2HEX(SUM(HEX2DEC([.F23]);1))" office:value-type="string" office:string-value="C545" calcext:value-type="string">
            <text:p>C545</text:p>
          </table:table-cell>
          <table:table-cell table:style-name="ce43" table:formula="of:=DEC2HEX(SUM(HEX2DEC([.G23]);1))" office:value-type="string" office:string-value="C546" calcext:value-type="string">
            <text:p>C546</text:p>
          </table:table-cell>
          <table:table-cell table:style-name="ce43" table:formula="of:=DEC2HEX(SUM(HEX2DEC([.H23]);1))" office:value-type="string" office:string-value="C547" calcext:value-type="string">
            <text:p>C547</text:p>
          </table:table-cell>
          <table:table-cell table:style-name="ce43" table:formula="of:=DEC2HEX(SUM(HEX2DEC([.I23]);1))" office:value-type="string" office:string-value="C548" calcext:value-type="string">
            <text:p>C548</text:p>
          </table:table-cell>
          <table:table-cell table:style-name="ce43" table:formula="of:=DEC2HEX(SUM(HEX2DEC([.J23]);1))" office:value-type="string" office:string-value="C549" calcext:value-type="string">
            <text:p>C549</text:p>
          </table:table-cell>
          <table:table-cell table:style-name="ce43" table:formula="of:=DEC2HEX(SUM(HEX2DEC([.K23]);1))" office:value-type="string" office:string-value="C54A" calcext:value-type="string">
            <text:p>C54A</text:p>
          </table:table-cell>
          <table:table-cell table:style-name="ce43" table:formula="of:=DEC2HEX(SUM(HEX2DEC([.L23]);1))" office:value-type="string" office:string-value="C54B" calcext:value-type="string">
            <text:p>C54B</text:p>
          </table:table-cell>
          <table:table-cell table:style-name="ce43" table:formula="of:=DEC2HEX(SUM(HEX2DEC([.M23]);1))" office:value-type="string" office:string-value="C54C" calcext:value-type="string">
            <text:p>C54C</text:p>
          </table:table-cell>
          <table:table-cell table:style-name="ce43" table:formula="of:=DEC2HEX(SUM(HEX2DEC([.N23]);1))" office:value-type="string" office:string-value="C54D" calcext:value-type="string">
            <text:p>C54D</text:p>
          </table:table-cell>
          <table:table-cell table:style-name="ce43" table:formula="of:=DEC2HEX(SUM(HEX2DEC([.O23]);1))" office:value-type="string" office:string-value="C54E" calcext:value-type="string">
            <text:p>C54E</text:p>
          </table:table-cell>
          <table:table-cell table:style-name="ce43" table:formula="of:=DEC2HEX(SUM(HEX2DEC([.P23]);1))" office:value-type="string" office:string-value="C54F" calcext:value-type="string">
            <text:p>C54F</text:p>
          </table:table-cell>
          <table:table-cell table:style-name="ce43" table:formula="of:=DEC2HEX(SUM(HEX2DEC([.Q23]);1))" office:value-type="string" office:string-value="C550" calcext:value-type="string">
            <text:p>C550</text:p>
          </table:table-cell>
          <table:table-cell table:style-name="ce43" table:formula="of:=DEC2HEX(SUM(HEX2DEC([.R23]);1))" office:value-type="string" office:string-value="C551" calcext:value-type="string">
            <text:p>C551</text:p>
          </table:table-cell>
          <table:table-cell table:style-name="ce43" table:formula="of:=DEC2HEX(SUM(HEX2DEC([.S23]);1))" office:value-type="string" office:string-value="C552" calcext:value-type="string">
            <text:p>C552</text:p>
          </table:table-cell>
          <table:table-cell table:style-name="ce43" table:formula="of:=DEC2HEX(SUM(HEX2DEC([.T23]);1))" office:value-type="string" office:string-value="C553" calcext:value-type="string">
            <text:p>C553</text:p>
          </table:table-cell>
          <table:table-cell table:style-name="ce43" table:formula="of:=DEC2HEX(SUM(HEX2DEC([.U23]);1))" office:value-type="string" office:string-value="C554" calcext:value-type="string">
            <text:p>C554</text:p>
          </table:table-cell>
          <table:table-cell table:style-name="ce43" table:formula="of:=DEC2HEX(SUM(HEX2DEC([.V23]);1))" office:value-type="string" office:string-value="C555" calcext:value-type="string">
            <text:p>C555</text:p>
          </table:table-cell>
          <table:table-cell table:style-name="ce43" table:formula="of:=DEC2HEX(SUM(HEX2DEC([.W23]);1))" office:value-type="string" office:string-value="C556" calcext:value-type="string">
            <text:p>C556</text:p>
          </table:table-cell>
          <table:table-cell table:style-name="ce43" table:formula="of:=DEC2HEX(SUM(HEX2DEC([.X23]);1))" office:value-type="string" office:string-value="C557" calcext:value-type="string">
            <text:p>C557</text:p>
          </table:table-cell>
          <table:table-cell table:style-name="ce43" table:formula="of:=DEC2HEX(SUM(HEX2DEC([.Y23]);1))" office:value-type="string" office:string-value="C558" calcext:value-type="string">
            <text:p>C558</text:p>
          </table:table-cell>
          <table:table-cell table:style-name="ce43" table:formula="of:=DEC2HEX(SUM(HEX2DEC([.Z23]);1))" office:value-type="string" office:string-value="C559" calcext:value-type="string">
            <text:p>C559</text:p>
          </table:table-cell>
          <table:table-cell table:style-name="ce43" table:formula="of:=DEC2HEX(SUM(HEX2DEC([.AA23]);1))" office:value-type="string" office:string-value="C55A" calcext:value-type="string">
            <text:p>C55A</text:p>
          </table:table-cell>
          <table:table-cell table:style-name="ce43" table:formula="of:=DEC2HEX(SUM(HEX2DEC([.AB23]);1))" office:value-type="string" office:string-value="C55B" calcext:value-type="string">
            <text:p>C55B</text:p>
          </table:table-cell>
          <table:table-cell table:style-name="ce43" table:formula="of:=DEC2HEX(SUM(HEX2DEC([.AC23]);1))" office:value-type="string" office:string-value="C55C" calcext:value-type="string">
            <text:p>C55C</text:p>
          </table:table-cell>
          <table:table-cell table:style-name="ce43" table:formula="of:=DEC2HEX(SUM(HEX2DEC([.AD23]);1))" office:value-type="string" office:string-value="C55D" calcext:value-type="string">
            <text:p>C55D</text:p>
          </table:table-cell>
          <table:table-cell table:style-name="ce43" table:formula="of:=DEC2HEX(SUM(HEX2DEC([.AE23]);1))" office:value-type="string" office:string-value="C55E" calcext:value-type="string">
            <text:p>C55E</text:p>
          </table:table-cell>
          <table:table-cell table:style-name="ce43" table:formula="of:=DEC2HEX(SUM(HEX2DEC([.AF23]);1))" office:value-type="string" office:string-value="C55F" calcext:value-type="string">
            <text:p>C55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16]);1))" office:value-type="string" office:string-value="C640" calcext:value-type="string">
            <text:p>C640</text:p>
          </table:table-cell>
          <table:table-cell table:style-name="ce43" table:formula="of:=DEC2HEX(SUM(HEX2DEC([.B24]);1))" office:value-type="string" office:string-value="C641" calcext:value-type="string">
            <text:p>C641</text:p>
          </table:table-cell>
          <table:table-cell table:style-name="ce43" table:formula="of:=DEC2HEX(SUM(HEX2DEC([.C24]);1))" office:value-type="string" office:string-value="C642" calcext:value-type="string">
            <text:p>C642</text:p>
          </table:table-cell>
          <table:table-cell table:style-name="ce43" table:formula="of:=DEC2HEX(SUM(HEX2DEC([.D24]);1))" office:value-type="string" office:string-value="C643" calcext:value-type="string">
            <text:p>C643</text:p>
          </table:table-cell>
          <table:table-cell table:style-name="ce43" table:formula="of:=DEC2HEX(SUM(HEX2DEC([.E24]);1))" office:value-type="string" office:string-value="C644" calcext:value-type="string">
            <text:p>C644</text:p>
          </table:table-cell>
          <table:table-cell table:style-name="ce43" table:formula="of:=DEC2HEX(SUM(HEX2DEC([.F24]);1))" office:value-type="string" office:string-value="C645" calcext:value-type="string">
            <text:p>C645</text:p>
          </table:table-cell>
          <table:table-cell table:style-name="ce43" table:formula="of:=DEC2HEX(SUM(HEX2DEC([.G24]);1))" office:value-type="string" office:string-value="C646" calcext:value-type="string">
            <text:p>C646</text:p>
          </table:table-cell>
          <table:table-cell table:style-name="ce43" table:formula="of:=DEC2HEX(SUM(HEX2DEC([.H24]);1))" office:value-type="string" office:string-value="C647" calcext:value-type="string">
            <text:p>C647</text:p>
          </table:table-cell>
          <table:table-cell table:style-name="ce43" table:formula="of:=DEC2HEX(SUM(HEX2DEC([.I24]);1))" office:value-type="string" office:string-value="C648" calcext:value-type="string">
            <text:p>C648</text:p>
          </table:table-cell>
          <table:table-cell table:style-name="ce43" table:formula="of:=DEC2HEX(SUM(HEX2DEC([.J24]);1))" office:value-type="string" office:string-value="C649" calcext:value-type="string">
            <text:p>C649</text:p>
          </table:table-cell>
          <table:table-cell table:style-name="ce43" table:formula="of:=DEC2HEX(SUM(HEX2DEC([.K24]);1))" office:value-type="string" office:string-value="C64A" calcext:value-type="string">
            <text:p>C64A</text:p>
          </table:table-cell>
          <table:table-cell table:style-name="ce43" table:formula="of:=DEC2HEX(SUM(HEX2DEC([.L24]);1))" office:value-type="string" office:string-value="C64B" calcext:value-type="string">
            <text:p>C64B</text:p>
          </table:table-cell>
          <table:table-cell table:style-name="ce43" table:formula="of:=DEC2HEX(SUM(HEX2DEC([.M24]);1))" office:value-type="string" office:string-value="C64C" calcext:value-type="string">
            <text:p>C64C</text:p>
          </table:table-cell>
          <table:table-cell table:style-name="ce43" table:formula="of:=DEC2HEX(SUM(HEX2DEC([.N24]);1))" office:value-type="string" office:string-value="C64D" calcext:value-type="string">
            <text:p>C64D</text:p>
          </table:table-cell>
          <table:table-cell table:style-name="ce43" table:formula="of:=DEC2HEX(SUM(HEX2DEC([.O24]);1))" office:value-type="string" office:string-value="C64E" calcext:value-type="string">
            <text:p>C64E</text:p>
          </table:table-cell>
          <table:table-cell table:style-name="ce43" table:formula="of:=DEC2HEX(SUM(HEX2DEC([.P24]);1))" office:value-type="string" office:string-value="C64F" calcext:value-type="string">
            <text:p>C64F</text:p>
          </table:table-cell>
          <table:table-cell table:style-name="ce43" table:formula="of:=DEC2HEX(SUM(HEX2DEC([.Q24]);1))" office:value-type="string" office:string-value="C650" calcext:value-type="string">
            <text:p>C650</text:p>
          </table:table-cell>
          <table:table-cell table:style-name="ce43" table:formula="of:=DEC2HEX(SUM(HEX2DEC([.R24]);1))" office:value-type="string" office:string-value="C651" calcext:value-type="string">
            <text:p>C651</text:p>
          </table:table-cell>
          <table:table-cell table:style-name="ce43" table:formula="of:=DEC2HEX(SUM(HEX2DEC([.S24]);1))" office:value-type="string" office:string-value="C652" calcext:value-type="string">
            <text:p>C652</text:p>
          </table:table-cell>
          <table:table-cell table:style-name="ce43" table:formula="of:=DEC2HEX(SUM(HEX2DEC([.T24]);1))" office:value-type="string" office:string-value="C653" calcext:value-type="string">
            <text:p>C653</text:p>
          </table:table-cell>
          <table:table-cell table:style-name="ce43" table:formula="of:=DEC2HEX(SUM(HEX2DEC([.U24]);1))" office:value-type="string" office:string-value="C654" calcext:value-type="string">
            <text:p>C654</text:p>
          </table:table-cell>
          <table:table-cell table:style-name="ce43" table:formula="of:=DEC2HEX(SUM(HEX2DEC([.V24]);1))" office:value-type="string" office:string-value="C655" calcext:value-type="string">
            <text:p>C655</text:p>
          </table:table-cell>
          <table:table-cell table:style-name="ce43" table:formula="of:=DEC2HEX(SUM(HEX2DEC([.W24]);1))" office:value-type="string" office:string-value="C656" calcext:value-type="string">
            <text:p>C656</text:p>
          </table:table-cell>
          <table:table-cell table:style-name="ce43" table:formula="of:=DEC2HEX(SUM(HEX2DEC([.X24]);1))" office:value-type="string" office:string-value="C657" calcext:value-type="string">
            <text:p>C657</text:p>
          </table:table-cell>
          <table:table-cell table:style-name="ce43" table:formula="of:=DEC2HEX(SUM(HEX2DEC([.Y24]);1))" office:value-type="string" office:string-value="C658" calcext:value-type="string">
            <text:p>C658</text:p>
          </table:table-cell>
          <table:table-cell table:style-name="ce43" table:formula="of:=DEC2HEX(SUM(HEX2DEC([.Z24]);1))" office:value-type="string" office:string-value="C659" calcext:value-type="string">
            <text:p>C659</text:p>
          </table:table-cell>
          <table:table-cell table:style-name="ce43" table:formula="of:=DEC2HEX(SUM(HEX2DEC([.AA24]);1))" office:value-type="string" office:string-value="C65A" calcext:value-type="string">
            <text:p>C65A</text:p>
          </table:table-cell>
          <table:table-cell table:style-name="ce43" table:formula="of:=DEC2HEX(SUM(HEX2DEC([.AB24]);1))" office:value-type="string" office:string-value="C65B" calcext:value-type="string">
            <text:p>C65B</text:p>
          </table:table-cell>
          <table:table-cell table:style-name="ce43" table:formula="of:=DEC2HEX(SUM(HEX2DEC([.AC24]);1))" office:value-type="string" office:string-value="C65C" calcext:value-type="string">
            <text:p>C65C</text:p>
          </table:table-cell>
          <table:table-cell table:style-name="ce43" table:formula="of:=DEC2HEX(SUM(HEX2DEC([.AD24]);1))" office:value-type="string" office:string-value="C65D" calcext:value-type="string">
            <text:p>C65D</text:p>
          </table:table-cell>
          <table:table-cell table:style-name="ce43" table:formula="of:=DEC2HEX(SUM(HEX2DEC([.AE24]);1))" office:value-type="string" office:string-value="C65E" calcext:value-type="string">
            <text:p>C65E</text:p>
          </table:table-cell>
          <table:table-cell table:style-name="ce43" table:formula="of:=DEC2HEX(SUM(HEX2DEC([.AF24]);1))" office:value-type="string" office:string-value="C65F" calcext:value-type="string">
            <text:p>C65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17]);1))" office:value-type="string" office:string-value="C740" calcext:value-type="string">
            <text:p>C740</text:p>
          </table:table-cell>
          <table:table-cell table:style-name="ce43" table:formula="of:=DEC2HEX(SUM(HEX2DEC([.B25]);1))" office:value-type="string" office:string-value="C741" calcext:value-type="string">
            <text:p>C741</text:p>
          </table:table-cell>
          <table:table-cell table:style-name="ce43" table:formula="of:=DEC2HEX(SUM(HEX2DEC([.C25]);1))" office:value-type="string" office:string-value="C742" calcext:value-type="string">
            <text:p>C742</text:p>
          </table:table-cell>
          <table:table-cell table:style-name="ce43" table:formula="of:=DEC2HEX(SUM(HEX2DEC([.D25]);1))" office:value-type="string" office:string-value="C743" calcext:value-type="string">
            <text:p>C743</text:p>
          </table:table-cell>
          <table:table-cell table:style-name="ce43" table:formula="of:=DEC2HEX(SUM(HEX2DEC([.E25]);1))" office:value-type="string" office:string-value="C744" calcext:value-type="string">
            <text:p>C744</text:p>
          </table:table-cell>
          <table:table-cell table:style-name="ce43" table:formula="of:=DEC2HEX(SUM(HEX2DEC([.F25]);1))" office:value-type="string" office:string-value="C745" calcext:value-type="string">
            <text:p>C745</text:p>
          </table:table-cell>
          <table:table-cell table:style-name="ce43" table:formula="of:=DEC2HEX(SUM(HEX2DEC([.G25]);1))" office:value-type="string" office:string-value="C746" calcext:value-type="string">
            <text:p>C746</text:p>
          </table:table-cell>
          <table:table-cell table:style-name="ce43" table:formula="of:=DEC2HEX(SUM(HEX2DEC([.H25]);1))" office:value-type="string" office:string-value="C747" calcext:value-type="string">
            <text:p>C747</text:p>
          </table:table-cell>
          <table:table-cell table:style-name="ce43" table:formula="of:=DEC2HEX(SUM(HEX2DEC([.I25]);1))" office:value-type="string" office:string-value="C748" calcext:value-type="string">
            <text:p>C748</text:p>
          </table:table-cell>
          <table:table-cell table:style-name="ce43" table:formula="of:=DEC2HEX(SUM(HEX2DEC([.J25]);1))" office:value-type="string" office:string-value="C749" calcext:value-type="string">
            <text:p>C749</text:p>
          </table:table-cell>
          <table:table-cell table:style-name="ce43" table:formula="of:=DEC2HEX(SUM(HEX2DEC([.K25]);1))" office:value-type="string" office:string-value="C74A" calcext:value-type="string">
            <text:p>C74A</text:p>
          </table:table-cell>
          <table:table-cell table:style-name="ce43" table:formula="of:=DEC2HEX(SUM(HEX2DEC([.L25]);1))" office:value-type="string" office:string-value="C74B" calcext:value-type="string">
            <text:p>C74B</text:p>
          </table:table-cell>
          <table:table-cell table:style-name="ce43" table:formula="of:=DEC2HEX(SUM(HEX2DEC([.M25]);1))" office:value-type="string" office:string-value="C74C" calcext:value-type="string">
            <text:p>C74C</text:p>
          </table:table-cell>
          <table:table-cell table:style-name="ce43" table:formula="of:=DEC2HEX(SUM(HEX2DEC([.N25]);1))" office:value-type="string" office:string-value="C74D" calcext:value-type="string">
            <text:p>C74D</text:p>
          </table:table-cell>
          <table:table-cell table:style-name="ce43" table:formula="of:=DEC2HEX(SUM(HEX2DEC([.O25]);1))" office:value-type="string" office:string-value="C74E" calcext:value-type="string">
            <text:p>C74E</text:p>
          </table:table-cell>
          <table:table-cell table:style-name="ce43" table:formula="of:=DEC2HEX(SUM(HEX2DEC([.P25]);1))" office:value-type="string" office:string-value="C74F" calcext:value-type="string">
            <text:p>C74F</text:p>
          </table:table-cell>
          <table:table-cell table:style-name="ce43" table:formula="of:=DEC2HEX(SUM(HEX2DEC([.Q25]);1))" office:value-type="string" office:string-value="C750" calcext:value-type="string">
            <text:p>C750</text:p>
          </table:table-cell>
          <table:table-cell table:style-name="ce43" table:formula="of:=DEC2HEX(SUM(HEX2DEC([.R25]);1))" office:value-type="string" office:string-value="C751" calcext:value-type="string">
            <text:p>C751</text:p>
          </table:table-cell>
          <table:table-cell table:style-name="ce43" table:formula="of:=DEC2HEX(SUM(HEX2DEC([.S25]);1))" office:value-type="string" office:string-value="C752" calcext:value-type="string">
            <text:p>C752</text:p>
          </table:table-cell>
          <table:table-cell table:style-name="ce43" table:formula="of:=DEC2HEX(SUM(HEX2DEC([.T25]);1))" office:value-type="string" office:string-value="C753" calcext:value-type="string">
            <text:p>C753</text:p>
          </table:table-cell>
          <table:table-cell table:style-name="ce43" table:formula="of:=DEC2HEX(SUM(HEX2DEC([.U25]);1))" office:value-type="string" office:string-value="C754" calcext:value-type="string">
            <text:p>C754</text:p>
          </table:table-cell>
          <table:table-cell table:style-name="ce43" table:formula="of:=DEC2HEX(SUM(HEX2DEC([.V25]);1))" office:value-type="string" office:string-value="C755" calcext:value-type="string">
            <text:p>C755</text:p>
          </table:table-cell>
          <table:table-cell table:style-name="ce43" table:formula="of:=DEC2HEX(SUM(HEX2DEC([.W25]);1))" office:value-type="string" office:string-value="C756" calcext:value-type="string">
            <text:p>C756</text:p>
          </table:table-cell>
          <table:table-cell table:style-name="ce43" table:formula="of:=DEC2HEX(SUM(HEX2DEC([.X25]);1))" office:value-type="string" office:string-value="C757" calcext:value-type="string">
            <text:p>C757</text:p>
          </table:table-cell>
          <table:table-cell table:style-name="ce43" table:formula="of:=DEC2HEX(SUM(HEX2DEC([.Y25]);1))" office:value-type="string" office:string-value="C758" calcext:value-type="string">
            <text:p>C758</text:p>
          </table:table-cell>
          <table:table-cell table:style-name="ce43" table:formula="of:=DEC2HEX(SUM(HEX2DEC([.Z25]);1))" office:value-type="string" office:string-value="C759" calcext:value-type="string">
            <text:p>C759</text:p>
          </table:table-cell>
          <table:table-cell table:style-name="ce43" table:formula="of:=DEC2HEX(SUM(HEX2DEC([.AA25]);1))" office:value-type="string" office:string-value="C75A" calcext:value-type="string">
            <text:p>C75A</text:p>
          </table:table-cell>
          <table:table-cell table:style-name="ce43" table:formula="of:=DEC2HEX(SUM(HEX2DEC([.AB25]);1))" office:value-type="string" office:string-value="C75B" calcext:value-type="string">
            <text:p>C75B</text:p>
          </table:table-cell>
          <table:table-cell table:style-name="ce43" table:formula="of:=DEC2HEX(SUM(HEX2DEC([.AC25]);1))" office:value-type="string" office:string-value="C75C" calcext:value-type="string">
            <text:p>C75C</text:p>
          </table:table-cell>
          <table:table-cell table:style-name="ce43" table:formula="of:=DEC2HEX(SUM(HEX2DEC([.AD25]);1))" office:value-type="string" office:string-value="C75D" calcext:value-type="string">
            <text:p>C75D</text:p>
          </table:table-cell>
          <table:table-cell table:style-name="ce43" table:formula="of:=DEC2HEX(SUM(HEX2DEC([.AE25]);1))" office:value-type="string" office:string-value="C75E" calcext:value-type="string">
            <text:p>C75E</text:p>
          </table:table-cell>
          <table:table-cell table:style-name="ce43" table:formula="of:=DEC2HEX(SUM(HEX2DEC([.AF25]);1))" office:value-type="string" office:string-value="C75F" calcext:value-type="string">
            <text:p>C75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3</text:p>
            <text:p>Pixel</text:p>
            <text:p>24-31</text:p>
          </table:table-cell>
          <table:table-cell table:style-name="ce46" table:formula="of:=DEC2HEX(SUM(HEX2DEC([.AG18]);1))" office:value-type="string" office:string-value="C060" calcext:value-type="string">
            <text:p>C060</text:p>
          </table:table-cell>
          <table:table-cell table:style-name="ce46" table:formula="of:=DEC2HEX(SUM(HEX2DEC([.B26]);1))" office:value-type="string" office:string-value="C061" calcext:value-type="string">
            <text:p>C061</text:p>
          </table:table-cell>
          <table:table-cell table:style-name="ce46" table:formula="of:=DEC2HEX(SUM(HEX2DEC([.C26]);1))" office:value-type="string" office:string-value="C062" calcext:value-type="string">
            <text:p>C062</text:p>
          </table:table-cell>
          <table:table-cell table:style-name="ce46" table:formula="of:=DEC2HEX(SUM(HEX2DEC([.D26]);1))" office:value-type="string" office:string-value="C063" calcext:value-type="string">
            <text:p>C063</text:p>
          </table:table-cell>
          <table:table-cell table:style-name="ce46" table:formula="of:=DEC2HEX(SUM(HEX2DEC([.E26]);1))" office:value-type="string" office:string-value="C064" calcext:value-type="string">
            <text:p>C064</text:p>
          </table:table-cell>
          <table:table-cell table:style-name="ce46" table:formula="of:=DEC2HEX(SUM(HEX2DEC([.F26]);1))" office:value-type="string" office:string-value="C065" calcext:value-type="string">
            <text:p>C065</text:p>
          </table:table-cell>
          <table:table-cell table:style-name="ce46" table:formula="of:=DEC2HEX(SUM(HEX2DEC([.G26]);1))" office:value-type="string" office:string-value="C066" calcext:value-type="string">
            <text:p>C066</text:p>
          </table:table-cell>
          <table:table-cell table:style-name="ce46" table:formula="of:=DEC2HEX(SUM(HEX2DEC([.H26]);1))" office:value-type="string" office:string-value="C067" calcext:value-type="string">
            <text:p>C067</text:p>
          </table:table-cell>
          <table:table-cell table:style-name="ce46" table:formula="of:=DEC2HEX(SUM(HEX2DEC([.I26]);1))" office:value-type="string" office:string-value="C068" calcext:value-type="string">
            <text:p>C068</text:p>
          </table:table-cell>
          <table:table-cell table:style-name="ce46" table:formula="of:=DEC2HEX(SUM(HEX2DEC([.J26]);1))" office:value-type="string" office:string-value="C069" calcext:value-type="string">
            <text:p>C069</text:p>
          </table:table-cell>
          <table:table-cell table:style-name="ce46" table:formula="of:=DEC2HEX(SUM(HEX2DEC([.K26]);1))" office:value-type="string" office:string-value="C06A" calcext:value-type="string">
            <text:p>C06A</text:p>
          </table:table-cell>
          <table:table-cell table:style-name="ce46" table:formula="of:=DEC2HEX(SUM(HEX2DEC([.L26]);1))" office:value-type="string" office:string-value="C06B" calcext:value-type="string">
            <text:p>C06B</text:p>
          </table:table-cell>
          <table:table-cell table:style-name="ce46" table:formula="of:=DEC2HEX(SUM(HEX2DEC([.M26]);1))" office:value-type="string" office:string-value="C06C" calcext:value-type="string">
            <text:p>C06C</text:p>
          </table:table-cell>
          <table:table-cell table:style-name="ce46" table:formula="of:=DEC2HEX(SUM(HEX2DEC([.N26]);1))" office:value-type="string" office:string-value="C06D" calcext:value-type="string">
            <text:p>C06D</text:p>
          </table:table-cell>
          <table:table-cell table:style-name="ce46" table:formula="of:=DEC2HEX(SUM(HEX2DEC([.O26]);1))" office:value-type="string" office:string-value="C06E" calcext:value-type="string">
            <text:p>C06E</text:p>
          </table:table-cell>
          <table:table-cell table:style-name="ce46" table:formula="of:=DEC2HEX(SUM(HEX2DEC([.P26]);1))" office:value-type="string" office:string-value="C06F" calcext:value-type="string">
            <text:p>C06F</text:p>
          </table:table-cell>
          <table:table-cell table:style-name="ce46" table:formula="of:=DEC2HEX(SUM(HEX2DEC([.Q26]);1))" office:value-type="string" office:string-value="C070" calcext:value-type="string">
            <text:p>C070</text:p>
          </table:table-cell>
          <table:table-cell table:style-name="ce46" table:formula="of:=DEC2HEX(SUM(HEX2DEC([.R26]);1))" office:value-type="string" office:string-value="C071" calcext:value-type="string">
            <text:p>C071</text:p>
          </table:table-cell>
          <table:table-cell table:style-name="ce46" table:formula="of:=DEC2HEX(SUM(HEX2DEC([.S26]);1))" office:value-type="string" office:string-value="C072" calcext:value-type="string">
            <text:p>C072</text:p>
          </table:table-cell>
          <table:table-cell table:style-name="ce46" table:formula="of:=DEC2HEX(SUM(HEX2DEC([.T26]);1))" office:value-type="string" office:string-value="C073" calcext:value-type="string">
            <text:p>C073</text:p>
          </table:table-cell>
          <table:table-cell table:style-name="ce46" table:formula="of:=DEC2HEX(SUM(HEX2DEC([.U26]);1))" office:value-type="string" office:string-value="C074" calcext:value-type="string">
            <text:p>C074</text:p>
          </table:table-cell>
          <table:table-cell table:style-name="ce46" table:formula="of:=DEC2HEX(SUM(HEX2DEC([.V26]);1))" office:value-type="string" office:string-value="C075" calcext:value-type="string">
            <text:p>C075</text:p>
          </table:table-cell>
          <table:table-cell table:style-name="ce46" table:formula="of:=DEC2HEX(SUM(HEX2DEC([.W26]);1))" office:value-type="string" office:string-value="C076" calcext:value-type="string">
            <text:p>C076</text:p>
          </table:table-cell>
          <table:table-cell table:style-name="ce46" table:formula="of:=DEC2HEX(SUM(HEX2DEC([.X26]);1))" office:value-type="string" office:string-value="C077" calcext:value-type="string">
            <text:p>C077</text:p>
          </table:table-cell>
          <table:table-cell table:style-name="ce46" table:formula="of:=DEC2HEX(SUM(HEX2DEC([.Y26]);1))" office:value-type="string" office:string-value="C078" calcext:value-type="string">
            <text:p>C078</text:p>
          </table:table-cell>
          <table:table-cell table:style-name="ce46" table:formula="of:=DEC2HEX(SUM(HEX2DEC([.Z26]);1))" office:value-type="string" office:string-value="C079" calcext:value-type="string">
            <text:p>C079</text:p>
          </table:table-cell>
          <table:table-cell table:style-name="ce46" table:formula="of:=DEC2HEX(SUM(HEX2DEC([.AA26]);1))" office:value-type="string" office:string-value="C07A" calcext:value-type="string">
            <text:p>C07A</text:p>
          </table:table-cell>
          <table:table-cell table:style-name="ce46" table:formula="of:=DEC2HEX(SUM(HEX2DEC([.AB26]);1))" office:value-type="string" office:string-value="C07B" calcext:value-type="string">
            <text:p>C07B</text:p>
          </table:table-cell>
          <table:table-cell table:style-name="ce46" table:formula="of:=DEC2HEX(SUM(HEX2DEC([.AC26]);1))" office:value-type="string" office:string-value="C07C" calcext:value-type="string">
            <text:p>C07C</text:p>
          </table:table-cell>
          <table:table-cell table:style-name="ce46" table:formula="of:=DEC2HEX(SUM(HEX2DEC([.AD26]);1))" office:value-type="string" office:string-value="C07D" calcext:value-type="string">
            <text:p>C07D</text:p>
          </table:table-cell>
          <table:table-cell table:style-name="ce46" table:formula="of:=DEC2HEX(SUM(HEX2DEC([.AE26]);1))" office:value-type="string" office:string-value="C07E" calcext:value-type="string">
            <text:p>C07E</text:p>
          </table:table-cell>
          <table:table-cell table:style-name="ce46" table:formula="of:=DEC2HEX(SUM(HEX2DEC([.AF26]);1))" office:value-type="string" office:string-value="C07F" calcext:value-type="string">
            <text:p>C0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19]);1))" office:value-type="string" office:string-value="C160" calcext:value-type="string">
            <text:p>C160</text:p>
          </table:table-cell>
          <table:table-cell table:style-name="ce43" table:formula="of:=DEC2HEX(SUM(HEX2DEC([.B27]);1))" office:value-type="string" office:string-value="C161" calcext:value-type="string">
            <text:p>C161</text:p>
          </table:table-cell>
          <table:table-cell table:style-name="ce43" table:formula="of:=DEC2HEX(SUM(HEX2DEC([.C27]);1))" office:value-type="string" office:string-value="C162" calcext:value-type="string">
            <text:p>C162</text:p>
          </table:table-cell>
          <table:table-cell table:style-name="ce43" table:formula="of:=DEC2HEX(SUM(HEX2DEC([.D27]);1))" office:value-type="string" office:string-value="C163" calcext:value-type="string">
            <text:p>C163</text:p>
          </table:table-cell>
          <table:table-cell table:style-name="ce43" table:formula="of:=DEC2HEX(SUM(HEX2DEC([.E27]);1))" office:value-type="string" office:string-value="C164" calcext:value-type="string">
            <text:p>C164</text:p>
          </table:table-cell>
          <table:table-cell table:style-name="ce43" table:formula="of:=DEC2HEX(SUM(HEX2DEC([.F27]);1))" office:value-type="string" office:string-value="C165" calcext:value-type="string">
            <text:p>C165</text:p>
          </table:table-cell>
          <table:table-cell table:style-name="ce43" table:formula="of:=DEC2HEX(SUM(HEX2DEC([.G27]);1))" office:value-type="string" office:string-value="C166" calcext:value-type="string">
            <text:p>C166</text:p>
          </table:table-cell>
          <table:table-cell table:style-name="ce43" table:formula="of:=DEC2HEX(SUM(HEX2DEC([.H27]);1))" office:value-type="string" office:string-value="C167" calcext:value-type="string">
            <text:p>C167</text:p>
          </table:table-cell>
          <table:table-cell table:style-name="ce43" table:formula="of:=DEC2HEX(SUM(HEX2DEC([.I27]);1))" office:value-type="string" office:string-value="C168" calcext:value-type="string">
            <text:p>C168</text:p>
          </table:table-cell>
          <table:table-cell table:style-name="ce43" table:formula="of:=DEC2HEX(SUM(HEX2DEC([.J27]);1))" office:value-type="string" office:string-value="C169" calcext:value-type="string">
            <text:p>C169</text:p>
          </table:table-cell>
          <table:table-cell table:style-name="ce43" table:formula="of:=DEC2HEX(SUM(HEX2DEC([.K27]);1))" office:value-type="string" office:string-value="C16A" calcext:value-type="string">
            <text:p>C16A</text:p>
          </table:table-cell>
          <table:table-cell table:style-name="ce43" table:formula="of:=DEC2HEX(SUM(HEX2DEC([.L27]);1))" office:value-type="string" office:string-value="C16B" calcext:value-type="string">
            <text:p>C16B</text:p>
          </table:table-cell>
          <table:table-cell table:style-name="ce43" table:formula="of:=DEC2HEX(SUM(HEX2DEC([.M27]);1))" office:value-type="string" office:string-value="C16C" calcext:value-type="string">
            <text:p>C16C</text:p>
          </table:table-cell>
          <table:table-cell table:style-name="ce43" table:formula="of:=DEC2HEX(SUM(HEX2DEC([.N27]);1))" office:value-type="string" office:string-value="C16D" calcext:value-type="string">
            <text:p>C16D</text:p>
          </table:table-cell>
          <table:table-cell table:style-name="ce43" table:formula="of:=DEC2HEX(SUM(HEX2DEC([.O27]);1))" office:value-type="string" office:string-value="C16E" calcext:value-type="string">
            <text:p>C16E</text:p>
          </table:table-cell>
          <table:table-cell table:style-name="ce43" table:formula="of:=DEC2HEX(SUM(HEX2DEC([.P27]);1))" office:value-type="string" office:string-value="C16F" calcext:value-type="string">
            <text:p>C16F</text:p>
          </table:table-cell>
          <table:table-cell table:style-name="ce43" table:formula="of:=DEC2HEX(SUM(HEX2DEC([.Q27]);1))" office:value-type="string" office:string-value="C170" calcext:value-type="string">
            <text:p>C170</text:p>
          </table:table-cell>
          <table:table-cell table:style-name="ce43" table:formula="of:=DEC2HEX(SUM(HEX2DEC([.R27]);1))" office:value-type="string" office:string-value="C171" calcext:value-type="string">
            <text:p>C171</text:p>
          </table:table-cell>
          <table:table-cell table:style-name="ce43" table:formula="of:=DEC2HEX(SUM(HEX2DEC([.S27]);1))" office:value-type="string" office:string-value="C172" calcext:value-type="string">
            <text:p>C172</text:p>
          </table:table-cell>
          <table:table-cell table:style-name="ce43" table:formula="of:=DEC2HEX(SUM(HEX2DEC([.T27]);1))" office:value-type="string" office:string-value="C173" calcext:value-type="string">
            <text:p>C173</text:p>
          </table:table-cell>
          <table:table-cell table:style-name="ce43" table:formula="of:=DEC2HEX(SUM(HEX2DEC([.U27]);1))" office:value-type="string" office:string-value="C174" calcext:value-type="string">
            <text:p>C174</text:p>
          </table:table-cell>
          <table:table-cell table:style-name="ce43" table:formula="of:=DEC2HEX(SUM(HEX2DEC([.V27]);1))" office:value-type="string" office:string-value="C175" calcext:value-type="string">
            <text:p>C175</text:p>
          </table:table-cell>
          <table:table-cell table:style-name="ce43" table:formula="of:=DEC2HEX(SUM(HEX2DEC([.W27]);1))" office:value-type="string" office:string-value="C176" calcext:value-type="string">
            <text:p>C176</text:p>
          </table:table-cell>
          <table:table-cell table:style-name="ce43" table:formula="of:=DEC2HEX(SUM(HEX2DEC([.X27]);1))" office:value-type="string" office:string-value="C177" calcext:value-type="string">
            <text:p>C177</text:p>
          </table:table-cell>
          <table:table-cell table:style-name="ce43" table:formula="of:=DEC2HEX(SUM(HEX2DEC([.Y27]);1))" office:value-type="string" office:string-value="C178" calcext:value-type="string">
            <text:p>C178</text:p>
          </table:table-cell>
          <table:table-cell table:style-name="ce43" table:formula="of:=DEC2HEX(SUM(HEX2DEC([.Z27]);1))" office:value-type="string" office:string-value="C179" calcext:value-type="string">
            <text:p>C179</text:p>
          </table:table-cell>
          <table:table-cell table:style-name="ce43" table:formula="of:=DEC2HEX(SUM(HEX2DEC([.AA27]);1))" office:value-type="string" office:string-value="C17A" calcext:value-type="string">
            <text:p>C17A</text:p>
          </table:table-cell>
          <table:table-cell table:style-name="ce43" table:formula="of:=DEC2HEX(SUM(HEX2DEC([.AB27]);1))" office:value-type="string" office:string-value="C17B" calcext:value-type="string">
            <text:p>C17B</text:p>
          </table:table-cell>
          <table:table-cell table:style-name="ce43" table:formula="of:=DEC2HEX(SUM(HEX2DEC([.AC27]);1))" office:value-type="string" office:string-value="C17C" calcext:value-type="string">
            <text:p>C17C</text:p>
          </table:table-cell>
          <table:table-cell table:style-name="ce43" table:formula="of:=DEC2HEX(SUM(HEX2DEC([.AD27]);1))" office:value-type="string" office:string-value="C17D" calcext:value-type="string">
            <text:p>C17D</text:p>
          </table:table-cell>
          <table:table-cell table:style-name="ce43" table:formula="of:=DEC2HEX(SUM(HEX2DEC([.AE27]);1))" office:value-type="string" office:string-value="C17E" calcext:value-type="string">
            <text:p>C17E</text:p>
          </table:table-cell>
          <table:table-cell table:style-name="ce43" table:formula="of:=DEC2HEX(SUM(HEX2DEC([.AF27]);1))" office:value-type="string" office:string-value="C17F" calcext:value-type="string">
            <text:p>C1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0]);1))" office:value-type="string" office:string-value="C260" calcext:value-type="string">
            <text:p>C260</text:p>
          </table:table-cell>
          <table:table-cell table:style-name="ce43" table:formula="of:=DEC2HEX(SUM(HEX2DEC([.B28]);1))" office:value-type="string" office:string-value="C261" calcext:value-type="string">
            <text:p>C261</text:p>
          </table:table-cell>
          <table:table-cell table:style-name="ce43" table:formula="of:=DEC2HEX(SUM(HEX2DEC([.C28]);1))" office:value-type="string" office:string-value="C262" calcext:value-type="string">
            <text:p>C262</text:p>
          </table:table-cell>
          <table:table-cell table:style-name="ce43" table:formula="of:=DEC2HEX(SUM(HEX2DEC([.D28]);1))" office:value-type="string" office:string-value="C263" calcext:value-type="string">
            <text:p>C263</text:p>
          </table:table-cell>
          <table:table-cell table:style-name="ce43" table:formula="of:=DEC2HEX(SUM(HEX2DEC([.E28]);1))" office:value-type="string" office:string-value="C264" calcext:value-type="string">
            <text:p>C264</text:p>
          </table:table-cell>
          <table:table-cell table:style-name="ce43" table:formula="of:=DEC2HEX(SUM(HEX2DEC([.F28]);1))" office:value-type="string" office:string-value="C265" calcext:value-type="string">
            <text:p>C265</text:p>
          </table:table-cell>
          <table:table-cell table:style-name="ce43" table:formula="of:=DEC2HEX(SUM(HEX2DEC([.G28]);1))" office:value-type="string" office:string-value="C266" calcext:value-type="string">
            <text:p>C266</text:p>
          </table:table-cell>
          <table:table-cell table:style-name="ce43" table:formula="of:=DEC2HEX(SUM(HEX2DEC([.H28]);1))" office:value-type="string" office:string-value="C267" calcext:value-type="string">
            <text:p>C267</text:p>
          </table:table-cell>
          <table:table-cell table:style-name="ce43" table:formula="of:=DEC2HEX(SUM(HEX2DEC([.I28]);1))" office:value-type="string" office:string-value="C268" calcext:value-type="string">
            <text:p>C268</text:p>
          </table:table-cell>
          <table:table-cell table:style-name="ce43" table:formula="of:=DEC2HEX(SUM(HEX2DEC([.J28]);1))" office:value-type="string" office:string-value="C269" calcext:value-type="string">
            <text:p>C269</text:p>
          </table:table-cell>
          <table:table-cell table:style-name="ce43" table:formula="of:=DEC2HEX(SUM(HEX2DEC([.K28]);1))" office:value-type="string" office:string-value="C26A" calcext:value-type="string">
            <text:p>C26A</text:p>
          </table:table-cell>
          <table:table-cell table:style-name="ce43" table:formula="of:=DEC2HEX(SUM(HEX2DEC([.L28]);1))" office:value-type="string" office:string-value="C26B" calcext:value-type="string">
            <text:p>C26B</text:p>
          </table:table-cell>
          <table:table-cell table:style-name="ce43" table:formula="of:=DEC2HEX(SUM(HEX2DEC([.M28]);1))" office:value-type="string" office:string-value="C26C" calcext:value-type="string">
            <text:p>C26C</text:p>
          </table:table-cell>
          <table:table-cell table:style-name="ce43" table:formula="of:=DEC2HEX(SUM(HEX2DEC([.N28]);1))" office:value-type="string" office:string-value="C26D" calcext:value-type="string">
            <text:p>C26D</text:p>
          </table:table-cell>
          <table:table-cell table:style-name="ce43" table:formula="of:=DEC2HEX(SUM(HEX2DEC([.O28]);1))" office:value-type="string" office:string-value="C26E" calcext:value-type="string">
            <text:p>C26E</text:p>
          </table:table-cell>
          <table:table-cell table:style-name="ce43" table:formula="of:=DEC2HEX(SUM(HEX2DEC([.P28]);1))" office:value-type="string" office:string-value="C26F" calcext:value-type="string">
            <text:p>C26F</text:p>
          </table:table-cell>
          <table:table-cell table:style-name="ce43" table:formula="of:=DEC2HEX(SUM(HEX2DEC([.Q28]);1))" office:value-type="string" office:string-value="C270" calcext:value-type="string">
            <text:p>C270</text:p>
          </table:table-cell>
          <table:table-cell table:style-name="ce43" table:formula="of:=DEC2HEX(SUM(HEX2DEC([.R28]);1))" office:value-type="string" office:string-value="C271" calcext:value-type="string">
            <text:p>C271</text:p>
          </table:table-cell>
          <table:table-cell table:style-name="ce43" table:formula="of:=DEC2HEX(SUM(HEX2DEC([.S28]);1))" office:value-type="string" office:string-value="C272" calcext:value-type="string">
            <text:p>C272</text:p>
          </table:table-cell>
          <table:table-cell table:style-name="ce43" table:formula="of:=DEC2HEX(SUM(HEX2DEC([.T28]);1))" office:value-type="string" office:string-value="C273" calcext:value-type="string">
            <text:p>C273</text:p>
          </table:table-cell>
          <table:table-cell table:style-name="ce43" table:formula="of:=DEC2HEX(SUM(HEX2DEC([.U28]);1))" office:value-type="string" office:string-value="C274" calcext:value-type="string">
            <text:p>C274</text:p>
          </table:table-cell>
          <table:table-cell table:style-name="ce43" table:formula="of:=DEC2HEX(SUM(HEX2DEC([.V28]);1))" office:value-type="string" office:string-value="C275" calcext:value-type="string">
            <text:p>C275</text:p>
          </table:table-cell>
          <table:table-cell table:style-name="ce43" table:formula="of:=DEC2HEX(SUM(HEX2DEC([.W28]);1))" office:value-type="string" office:string-value="C276" calcext:value-type="string">
            <text:p>C276</text:p>
          </table:table-cell>
          <table:table-cell table:style-name="ce43" table:formula="of:=DEC2HEX(SUM(HEX2DEC([.X28]);1))" office:value-type="string" office:string-value="C277" calcext:value-type="string">
            <text:p>C277</text:p>
          </table:table-cell>
          <table:table-cell table:style-name="ce43" table:formula="of:=DEC2HEX(SUM(HEX2DEC([.Y28]);1))" office:value-type="string" office:string-value="C278" calcext:value-type="string">
            <text:p>C278</text:p>
          </table:table-cell>
          <table:table-cell table:style-name="ce43" table:formula="of:=DEC2HEX(SUM(HEX2DEC([.Z28]);1))" office:value-type="string" office:string-value="C279" calcext:value-type="string">
            <text:p>C279</text:p>
          </table:table-cell>
          <table:table-cell table:style-name="ce43" table:formula="of:=DEC2HEX(SUM(HEX2DEC([.AA28]);1))" office:value-type="string" office:string-value="C27A" calcext:value-type="string">
            <text:p>C27A</text:p>
          </table:table-cell>
          <table:table-cell table:style-name="ce43" table:formula="of:=DEC2HEX(SUM(HEX2DEC([.AB28]);1))" office:value-type="string" office:string-value="C27B" calcext:value-type="string">
            <text:p>C27B</text:p>
          </table:table-cell>
          <table:table-cell table:style-name="ce43" table:formula="of:=DEC2HEX(SUM(HEX2DEC([.AC28]);1))" office:value-type="string" office:string-value="C27C" calcext:value-type="string">
            <text:p>C27C</text:p>
          </table:table-cell>
          <table:table-cell table:style-name="ce43" table:formula="of:=DEC2HEX(SUM(HEX2DEC([.AD28]);1))" office:value-type="string" office:string-value="C27D" calcext:value-type="string">
            <text:p>C27D</text:p>
          </table:table-cell>
          <table:table-cell table:style-name="ce43" table:formula="of:=DEC2HEX(SUM(HEX2DEC([.AE28]);1))" office:value-type="string" office:string-value="C27E" calcext:value-type="string">
            <text:p>C27E</text:p>
          </table:table-cell>
          <table:table-cell table:style-name="ce43" table:formula="of:=DEC2HEX(SUM(HEX2DEC([.AF28]);1))" office:value-type="string" office:string-value="C27F" calcext:value-type="string">
            <text:p>C2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1]);1))" office:value-type="string" office:string-value="C360" calcext:value-type="string">
            <text:p>C360</text:p>
          </table:table-cell>
          <table:table-cell table:style-name="ce43" table:formula="of:=DEC2HEX(SUM(HEX2DEC([.B29]);1))" office:value-type="string" office:string-value="C361" calcext:value-type="string">
            <text:p>C361</text:p>
          </table:table-cell>
          <table:table-cell table:style-name="ce43" table:formula="of:=DEC2HEX(SUM(HEX2DEC([.C29]);1))" office:value-type="string" office:string-value="C362" calcext:value-type="string">
            <text:p>C362</text:p>
          </table:table-cell>
          <table:table-cell table:style-name="ce43" table:formula="of:=DEC2HEX(SUM(HEX2DEC([.D29]);1))" office:value-type="string" office:string-value="C363" calcext:value-type="string">
            <text:p>C363</text:p>
          </table:table-cell>
          <table:table-cell table:style-name="ce43" table:formula="of:=DEC2HEX(SUM(HEX2DEC([.E29]);1))" office:value-type="string" office:string-value="C364" calcext:value-type="string">
            <text:p>C364</text:p>
          </table:table-cell>
          <table:table-cell table:style-name="ce43" table:formula="of:=DEC2HEX(SUM(HEX2DEC([.F29]);1))" office:value-type="string" office:string-value="C365" calcext:value-type="string">
            <text:p>C365</text:p>
          </table:table-cell>
          <table:table-cell table:style-name="ce43" table:formula="of:=DEC2HEX(SUM(HEX2DEC([.G29]);1))" office:value-type="string" office:string-value="C366" calcext:value-type="string">
            <text:p>C366</text:p>
          </table:table-cell>
          <table:table-cell table:style-name="ce43" table:formula="of:=DEC2HEX(SUM(HEX2DEC([.H29]);1))" office:value-type="string" office:string-value="C367" calcext:value-type="string">
            <text:p>C367</text:p>
          </table:table-cell>
          <table:table-cell table:style-name="ce43" table:formula="of:=DEC2HEX(SUM(HEX2DEC([.I29]);1))" office:value-type="string" office:string-value="C368" calcext:value-type="string">
            <text:p>C368</text:p>
          </table:table-cell>
          <table:table-cell table:style-name="ce43" table:formula="of:=DEC2HEX(SUM(HEX2DEC([.J29]);1))" office:value-type="string" office:string-value="C369" calcext:value-type="string">
            <text:p>C369</text:p>
          </table:table-cell>
          <table:table-cell table:style-name="ce43" table:formula="of:=DEC2HEX(SUM(HEX2DEC([.K29]);1))" office:value-type="string" office:string-value="C36A" calcext:value-type="string">
            <text:p>C36A</text:p>
          </table:table-cell>
          <table:table-cell table:style-name="ce43" table:formula="of:=DEC2HEX(SUM(HEX2DEC([.L29]);1))" office:value-type="string" office:string-value="C36B" calcext:value-type="string">
            <text:p>C36B</text:p>
          </table:table-cell>
          <table:table-cell table:style-name="ce43" table:formula="of:=DEC2HEX(SUM(HEX2DEC([.M29]);1))" office:value-type="string" office:string-value="C36C" calcext:value-type="string">
            <text:p>C36C</text:p>
          </table:table-cell>
          <table:table-cell table:style-name="ce43" table:formula="of:=DEC2HEX(SUM(HEX2DEC([.N29]);1))" office:value-type="string" office:string-value="C36D" calcext:value-type="string">
            <text:p>C36D</text:p>
          </table:table-cell>
          <table:table-cell table:style-name="ce43" table:formula="of:=DEC2HEX(SUM(HEX2DEC([.O29]);1))" office:value-type="string" office:string-value="C36E" calcext:value-type="string">
            <text:p>C36E</text:p>
          </table:table-cell>
          <table:table-cell table:style-name="ce43" table:formula="of:=DEC2HEX(SUM(HEX2DEC([.P29]);1))" office:value-type="string" office:string-value="C36F" calcext:value-type="string">
            <text:p>C36F</text:p>
          </table:table-cell>
          <table:table-cell table:style-name="ce43" table:formula="of:=DEC2HEX(SUM(HEX2DEC([.Q29]);1))" office:value-type="string" office:string-value="C370" calcext:value-type="string">
            <text:p>C370</text:p>
          </table:table-cell>
          <table:table-cell table:style-name="ce43" table:formula="of:=DEC2HEX(SUM(HEX2DEC([.R29]);1))" office:value-type="string" office:string-value="C371" calcext:value-type="string">
            <text:p>C371</text:p>
          </table:table-cell>
          <table:table-cell table:style-name="ce43" table:formula="of:=DEC2HEX(SUM(HEX2DEC([.S29]);1))" office:value-type="string" office:string-value="C372" calcext:value-type="string">
            <text:p>C372</text:p>
          </table:table-cell>
          <table:table-cell table:style-name="ce43" table:formula="of:=DEC2HEX(SUM(HEX2DEC([.T29]);1))" office:value-type="string" office:string-value="C373" calcext:value-type="string">
            <text:p>C373</text:p>
          </table:table-cell>
          <table:table-cell table:style-name="ce43" table:formula="of:=DEC2HEX(SUM(HEX2DEC([.U29]);1))" office:value-type="string" office:string-value="C374" calcext:value-type="string">
            <text:p>C374</text:p>
          </table:table-cell>
          <table:table-cell table:style-name="ce43" table:formula="of:=DEC2HEX(SUM(HEX2DEC([.V29]);1))" office:value-type="string" office:string-value="C375" calcext:value-type="string">
            <text:p>C375</text:p>
          </table:table-cell>
          <table:table-cell table:style-name="ce43" table:formula="of:=DEC2HEX(SUM(HEX2DEC([.W29]);1))" office:value-type="string" office:string-value="C376" calcext:value-type="string">
            <text:p>C376</text:p>
          </table:table-cell>
          <table:table-cell table:style-name="ce43" table:formula="of:=DEC2HEX(SUM(HEX2DEC([.X29]);1))" office:value-type="string" office:string-value="C377" calcext:value-type="string">
            <text:p>C377</text:p>
          </table:table-cell>
          <table:table-cell table:style-name="ce43" table:formula="of:=DEC2HEX(SUM(HEX2DEC([.Y29]);1))" office:value-type="string" office:string-value="C378" calcext:value-type="string">
            <text:p>C378</text:p>
          </table:table-cell>
          <table:table-cell table:style-name="ce43" table:formula="of:=DEC2HEX(SUM(HEX2DEC([.Z29]);1))" office:value-type="string" office:string-value="C379" calcext:value-type="string">
            <text:p>C379</text:p>
          </table:table-cell>
          <table:table-cell table:style-name="ce43" table:formula="of:=DEC2HEX(SUM(HEX2DEC([.AA29]);1))" office:value-type="string" office:string-value="C37A" calcext:value-type="string">
            <text:p>C37A</text:p>
          </table:table-cell>
          <table:table-cell table:style-name="ce43" table:formula="of:=DEC2HEX(SUM(HEX2DEC([.AB29]);1))" office:value-type="string" office:string-value="C37B" calcext:value-type="string">
            <text:p>C37B</text:p>
          </table:table-cell>
          <table:table-cell table:style-name="ce43" table:formula="of:=DEC2HEX(SUM(HEX2DEC([.AC29]);1))" office:value-type="string" office:string-value="C37C" calcext:value-type="string">
            <text:p>C37C</text:p>
          </table:table-cell>
          <table:table-cell table:style-name="ce43" table:formula="of:=DEC2HEX(SUM(HEX2DEC([.AD29]);1))" office:value-type="string" office:string-value="C37D" calcext:value-type="string">
            <text:p>C37D</text:p>
          </table:table-cell>
          <table:table-cell table:style-name="ce43" table:formula="of:=DEC2HEX(SUM(HEX2DEC([.AE29]);1))" office:value-type="string" office:string-value="C37E" calcext:value-type="string">
            <text:p>C37E</text:p>
          </table:table-cell>
          <table:table-cell table:style-name="ce43" table:formula="of:=DEC2HEX(SUM(HEX2DEC([.AF29]);1))" office:value-type="string" office:string-value="C37F" calcext:value-type="string">
            <text:p>C3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2]);1))" office:value-type="string" office:string-value="C460" calcext:value-type="string">
            <text:p>C460</text:p>
          </table:table-cell>
          <table:table-cell table:style-name="ce43" table:formula="of:=DEC2HEX(SUM(HEX2DEC([.B30]);1))" office:value-type="string" office:string-value="C461" calcext:value-type="string">
            <text:p>C461</text:p>
          </table:table-cell>
          <table:table-cell table:style-name="ce43" table:formula="of:=DEC2HEX(SUM(HEX2DEC([.C30]);1))" office:value-type="string" office:string-value="C462" calcext:value-type="string">
            <text:p>C462</text:p>
          </table:table-cell>
          <table:table-cell table:style-name="ce43" table:formula="of:=DEC2HEX(SUM(HEX2DEC([.D30]);1))" office:value-type="string" office:string-value="C463" calcext:value-type="string">
            <text:p>C463</text:p>
          </table:table-cell>
          <table:table-cell table:style-name="ce43" table:formula="of:=DEC2HEX(SUM(HEX2DEC([.E30]);1))" office:value-type="string" office:string-value="C464" calcext:value-type="string">
            <text:p>C464</text:p>
          </table:table-cell>
          <table:table-cell table:style-name="ce43" table:formula="of:=DEC2HEX(SUM(HEX2DEC([.F30]);1))" office:value-type="string" office:string-value="C465" calcext:value-type="string">
            <text:p>C465</text:p>
          </table:table-cell>
          <table:table-cell table:style-name="ce43" table:formula="of:=DEC2HEX(SUM(HEX2DEC([.G30]);1))" office:value-type="string" office:string-value="C466" calcext:value-type="string">
            <text:p>C466</text:p>
          </table:table-cell>
          <table:table-cell table:style-name="ce43" table:formula="of:=DEC2HEX(SUM(HEX2DEC([.H30]);1))" office:value-type="string" office:string-value="C467" calcext:value-type="string">
            <text:p>C467</text:p>
          </table:table-cell>
          <table:table-cell table:style-name="ce43" table:formula="of:=DEC2HEX(SUM(HEX2DEC([.I30]);1))" office:value-type="string" office:string-value="C468" calcext:value-type="string">
            <text:p>C468</text:p>
          </table:table-cell>
          <table:table-cell table:style-name="ce43" table:formula="of:=DEC2HEX(SUM(HEX2DEC([.J30]);1))" office:value-type="string" office:string-value="C469" calcext:value-type="string">
            <text:p>C469</text:p>
          </table:table-cell>
          <table:table-cell table:style-name="ce43" table:formula="of:=DEC2HEX(SUM(HEX2DEC([.K30]);1))" office:value-type="string" office:string-value="C46A" calcext:value-type="string">
            <text:p>C46A</text:p>
          </table:table-cell>
          <table:table-cell table:style-name="ce43" table:formula="of:=DEC2HEX(SUM(HEX2DEC([.L30]);1))" office:value-type="string" office:string-value="C46B" calcext:value-type="string">
            <text:p>C46B</text:p>
          </table:table-cell>
          <table:table-cell table:style-name="ce43" table:formula="of:=DEC2HEX(SUM(HEX2DEC([.M30]);1))" office:value-type="string" office:string-value="C46C" calcext:value-type="string">
            <text:p>C46C</text:p>
          </table:table-cell>
          <table:table-cell table:style-name="ce43" table:formula="of:=DEC2HEX(SUM(HEX2DEC([.N30]);1))" office:value-type="string" office:string-value="C46D" calcext:value-type="string">
            <text:p>C46D</text:p>
          </table:table-cell>
          <table:table-cell table:style-name="ce43" table:formula="of:=DEC2HEX(SUM(HEX2DEC([.O30]);1))" office:value-type="string" office:string-value="C46E" calcext:value-type="string">
            <text:p>C46E</text:p>
          </table:table-cell>
          <table:table-cell table:style-name="ce43" table:formula="of:=DEC2HEX(SUM(HEX2DEC([.P30]);1))" office:value-type="string" office:string-value="C46F" calcext:value-type="string">
            <text:p>C46F</text:p>
          </table:table-cell>
          <table:table-cell table:style-name="ce43" table:formula="of:=DEC2HEX(SUM(HEX2DEC([.Q30]);1))" office:value-type="string" office:string-value="C470" calcext:value-type="string">
            <text:p>C470</text:p>
          </table:table-cell>
          <table:table-cell table:style-name="ce43" table:formula="of:=DEC2HEX(SUM(HEX2DEC([.R30]);1))" office:value-type="string" office:string-value="C471" calcext:value-type="string">
            <text:p>C471</text:p>
          </table:table-cell>
          <table:table-cell table:style-name="ce43" table:formula="of:=DEC2HEX(SUM(HEX2DEC([.S30]);1))" office:value-type="string" office:string-value="C472" calcext:value-type="string">
            <text:p>C472</text:p>
          </table:table-cell>
          <table:table-cell table:style-name="ce43" table:formula="of:=DEC2HEX(SUM(HEX2DEC([.T30]);1))" office:value-type="string" office:string-value="C473" calcext:value-type="string">
            <text:p>C473</text:p>
          </table:table-cell>
          <table:table-cell table:style-name="ce43" table:formula="of:=DEC2HEX(SUM(HEX2DEC([.U30]);1))" office:value-type="string" office:string-value="C474" calcext:value-type="string">
            <text:p>C474</text:p>
          </table:table-cell>
          <table:table-cell table:style-name="ce43" table:formula="of:=DEC2HEX(SUM(HEX2DEC([.V30]);1))" office:value-type="string" office:string-value="C475" calcext:value-type="string">
            <text:p>C475</text:p>
          </table:table-cell>
          <table:table-cell table:style-name="ce43" table:formula="of:=DEC2HEX(SUM(HEX2DEC([.W30]);1))" office:value-type="string" office:string-value="C476" calcext:value-type="string">
            <text:p>C476</text:p>
          </table:table-cell>
          <table:table-cell table:style-name="ce43" table:formula="of:=DEC2HEX(SUM(HEX2DEC([.X30]);1))" office:value-type="string" office:string-value="C477" calcext:value-type="string">
            <text:p>C477</text:p>
          </table:table-cell>
          <table:table-cell table:style-name="ce43" table:formula="of:=DEC2HEX(SUM(HEX2DEC([.Y30]);1))" office:value-type="string" office:string-value="C478" calcext:value-type="string">
            <text:p>C478</text:p>
          </table:table-cell>
          <table:table-cell table:style-name="ce43" table:formula="of:=DEC2HEX(SUM(HEX2DEC([.Z30]);1))" office:value-type="string" office:string-value="C479" calcext:value-type="string">
            <text:p>C479</text:p>
          </table:table-cell>
          <table:table-cell table:style-name="ce43" table:formula="of:=DEC2HEX(SUM(HEX2DEC([.AA30]);1))" office:value-type="string" office:string-value="C47A" calcext:value-type="string">
            <text:p>C47A</text:p>
          </table:table-cell>
          <table:table-cell table:style-name="ce43" table:formula="of:=DEC2HEX(SUM(HEX2DEC([.AB30]);1))" office:value-type="string" office:string-value="C47B" calcext:value-type="string">
            <text:p>C47B</text:p>
          </table:table-cell>
          <table:table-cell table:style-name="ce43" table:formula="of:=DEC2HEX(SUM(HEX2DEC([.AC30]);1))" office:value-type="string" office:string-value="C47C" calcext:value-type="string">
            <text:p>C47C</text:p>
          </table:table-cell>
          <table:table-cell table:style-name="ce43" table:formula="of:=DEC2HEX(SUM(HEX2DEC([.AD30]);1))" office:value-type="string" office:string-value="C47D" calcext:value-type="string">
            <text:p>C47D</text:p>
          </table:table-cell>
          <table:table-cell table:style-name="ce43" table:formula="of:=DEC2HEX(SUM(HEX2DEC([.AE30]);1))" office:value-type="string" office:string-value="C47E" calcext:value-type="string">
            <text:p>C47E</text:p>
          </table:table-cell>
          <table:table-cell table:style-name="ce43" table:formula="of:=DEC2HEX(SUM(HEX2DEC([.AF30]);1))" office:value-type="string" office:string-value="C47F" calcext:value-type="string">
            <text:p>C4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3]);1))" office:value-type="string" office:string-value="C560" calcext:value-type="string">
            <text:p>C560</text:p>
          </table:table-cell>
          <table:table-cell table:style-name="ce43" table:formula="of:=DEC2HEX(SUM(HEX2DEC([.B31]);1))" office:value-type="string" office:string-value="C561" calcext:value-type="string">
            <text:p>C561</text:p>
          </table:table-cell>
          <table:table-cell table:style-name="ce43" table:formula="of:=DEC2HEX(SUM(HEX2DEC([.C31]);1))" office:value-type="string" office:string-value="C562" calcext:value-type="string">
            <text:p>C562</text:p>
          </table:table-cell>
          <table:table-cell table:style-name="ce43" table:formula="of:=DEC2HEX(SUM(HEX2DEC([.D31]);1))" office:value-type="string" office:string-value="C563" calcext:value-type="string">
            <text:p>C563</text:p>
          </table:table-cell>
          <table:table-cell table:style-name="ce43" table:formula="of:=DEC2HEX(SUM(HEX2DEC([.E31]);1))" office:value-type="string" office:string-value="C564" calcext:value-type="string">
            <text:p>C564</text:p>
          </table:table-cell>
          <table:table-cell table:style-name="ce43" table:formula="of:=DEC2HEX(SUM(HEX2DEC([.F31]);1))" office:value-type="string" office:string-value="C565" calcext:value-type="string">
            <text:p>C565</text:p>
          </table:table-cell>
          <table:table-cell table:style-name="ce43" table:formula="of:=DEC2HEX(SUM(HEX2DEC([.G31]);1))" office:value-type="string" office:string-value="C566" calcext:value-type="string">
            <text:p>C566</text:p>
          </table:table-cell>
          <table:table-cell table:style-name="ce43" table:formula="of:=DEC2HEX(SUM(HEX2DEC([.H31]);1))" office:value-type="string" office:string-value="C567" calcext:value-type="string">
            <text:p>C567</text:p>
          </table:table-cell>
          <table:table-cell table:style-name="ce43" table:formula="of:=DEC2HEX(SUM(HEX2DEC([.I31]);1))" office:value-type="string" office:string-value="C568" calcext:value-type="string">
            <text:p>C568</text:p>
          </table:table-cell>
          <table:table-cell table:style-name="ce43" table:formula="of:=DEC2HEX(SUM(HEX2DEC([.J31]);1))" office:value-type="string" office:string-value="C569" calcext:value-type="string">
            <text:p>C569</text:p>
          </table:table-cell>
          <table:table-cell table:style-name="ce43" table:formula="of:=DEC2HEX(SUM(HEX2DEC([.K31]);1))" office:value-type="string" office:string-value="C56A" calcext:value-type="string">
            <text:p>C56A</text:p>
          </table:table-cell>
          <table:table-cell table:style-name="ce43" table:formula="of:=DEC2HEX(SUM(HEX2DEC([.L31]);1))" office:value-type="string" office:string-value="C56B" calcext:value-type="string">
            <text:p>C56B</text:p>
          </table:table-cell>
          <table:table-cell table:style-name="ce43" table:formula="of:=DEC2HEX(SUM(HEX2DEC([.M31]);1))" office:value-type="string" office:string-value="C56C" calcext:value-type="string">
            <text:p>C56C</text:p>
          </table:table-cell>
          <table:table-cell table:style-name="ce43" table:formula="of:=DEC2HEX(SUM(HEX2DEC([.N31]);1))" office:value-type="string" office:string-value="C56D" calcext:value-type="string">
            <text:p>C56D</text:p>
          </table:table-cell>
          <table:table-cell table:style-name="ce43" table:formula="of:=DEC2HEX(SUM(HEX2DEC([.O31]);1))" office:value-type="string" office:string-value="C56E" calcext:value-type="string">
            <text:p>C56E</text:p>
          </table:table-cell>
          <table:table-cell table:style-name="ce43" table:formula="of:=DEC2HEX(SUM(HEX2DEC([.P31]);1))" office:value-type="string" office:string-value="C56F" calcext:value-type="string">
            <text:p>C56F</text:p>
          </table:table-cell>
          <table:table-cell table:style-name="ce43" table:formula="of:=DEC2HEX(SUM(HEX2DEC([.Q31]);1))" office:value-type="string" office:string-value="C570" calcext:value-type="string">
            <text:p>C570</text:p>
          </table:table-cell>
          <table:table-cell table:style-name="ce43" table:formula="of:=DEC2HEX(SUM(HEX2DEC([.R31]);1))" office:value-type="string" office:string-value="C571" calcext:value-type="string">
            <text:p>C571</text:p>
          </table:table-cell>
          <table:table-cell table:style-name="ce43" table:formula="of:=DEC2HEX(SUM(HEX2DEC([.S31]);1))" office:value-type="string" office:string-value="C572" calcext:value-type="string">
            <text:p>C572</text:p>
          </table:table-cell>
          <table:table-cell table:style-name="ce43" table:formula="of:=DEC2HEX(SUM(HEX2DEC([.T31]);1))" office:value-type="string" office:string-value="C573" calcext:value-type="string">
            <text:p>C573</text:p>
          </table:table-cell>
          <table:table-cell table:style-name="ce43" table:formula="of:=DEC2HEX(SUM(HEX2DEC([.U31]);1))" office:value-type="string" office:string-value="C574" calcext:value-type="string">
            <text:p>C574</text:p>
          </table:table-cell>
          <table:table-cell table:style-name="ce43" table:formula="of:=DEC2HEX(SUM(HEX2DEC([.V31]);1))" office:value-type="string" office:string-value="C575" calcext:value-type="string">
            <text:p>C575</text:p>
          </table:table-cell>
          <table:table-cell table:style-name="ce43" table:formula="of:=DEC2HEX(SUM(HEX2DEC([.W31]);1))" office:value-type="string" office:string-value="C576" calcext:value-type="string">
            <text:p>C576</text:p>
          </table:table-cell>
          <table:table-cell table:style-name="ce43" table:formula="of:=DEC2HEX(SUM(HEX2DEC([.X31]);1))" office:value-type="string" office:string-value="C577" calcext:value-type="string">
            <text:p>C577</text:p>
          </table:table-cell>
          <table:table-cell table:style-name="ce43" table:formula="of:=DEC2HEX(SUM(HEX2DEC([.Y31]);1))" office:value-type="string" office:string-value="C578" calcext:value-type="string">
            <text:p>C578</text:p>
          </table:table-cell>
          <table:table-cell table:style-name="ce43" table:formula="of:=DEC2HEX(SUM(HEX2DEC([.Z31]);1))" office:value-type="string" office:string-value="C579" calcext:value-type="string">
            <text:p>C579</text:p>
          </table:table-cell>
          <table:table-cell table:style-name="ce43" table:formula="of:=DEC2HEX(SUM(HEX2DEC([.AA31]);1))" office:value-type="string" office:string-value="C57A" calcext:value-type="string">
            <text:p>C57A</text:p>
          </table:table-cell>
          <table:table-cell table:style-name="ce43" table:formula="of:=DEC2HEX(SUM(HEX2DEC([.AB31]);1))" office:value-type="string" office:string-value="C57B" calcext:value-type="string">
            <text:p>C57B</text:p>
          </table:table-cell>
          <table:table-cell table:style-name="ce43" table:formula="of:=DEC2HEX(SUM(HEX2DEC([.AC31]);1))" office:value-type="string" office:string-value="C57C" calcext:value-type="string">
            <text:p>C57C</text:p>
          </table:table-cell>
          <table:table-cell table:style-name="ce43" table:formula="of:=DEC2HEX(SUM(HEX2DEC([.AD31]);1))" office:value-type="string" office:string-value="C57D" calcext:value-type="string">
            <text:p>C57D</text:p>
          </table:table-cell>
          <table:table-cell table:style-name="ce43" table:formula="of:=DEC2HEX(SUM(HEX2DEC([.AE31]);1))" office:value-type="string" office:string-value="C57E" calcext:value-type="string">
            <text:p>C57E</text:p>
          </table:table-cell>
          <table:table-cell table:style-name="ce43" table:formula="of:=DEC2HEX(SUM(HEX2DEC([.AF31]);1))" office:value-type="string" office:string-value="C57F" calcext:value-type="string">
            <text:p>C57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4]);1))" office:value-type="string" office:string-value="C660" calcext:value-type="string">
            <text:p>C660</text:p>
          </table:table-cell>
          <table:table-cell table:style-name="ce43" table:formula="of:=DEC2HEX(SUM(HEX2DEC([.B32]);1))" office:value-type="string" office:string-value="C661" calcext:value-type="string">
            <text:p>C661</text:p>
          </table:table-cell>
          <table:table-cell table:style-name="ce43" table:formula="of:=DEC2HEX(SUM(HEX2DEC([.C32]);1))" office:value-type="string" office:string-value="C662" calcext:value-type="string">
            <text:p>C662</text:p>
          </table:table-cell>
          <table:table-cell table:style-name="ce43" table:formula="of:=DEC2HEX(SUM(HEX2DEC([.D32]);1))" office:value-type="string" office:string-value="C663" calcext:value-type="string">
            <text:p>C663</text:p>
          </table:table-cell>
          <table:table-cell table:style-name="ce43" table:formula="of:=DEC2HEX(SUM(HEX2DEC([.E32]);1))" office:value-type="string" office:string-value="C664" calcext:value-type="string">
            <text:p>C664</text:p>
          </table:table-cell>
          <table:table-cell table:style-name="ce43" table:formula="of:=DEC2HEX(SUM(HEX2DEC([.F32]);1))" office:value-type="string" office:string-value="C665" calcext:value-type="string">
            <text:p>C665</text:p>
          </table:table-cell>
          <table:table-cell table:style-name="ce43" table:formula="of:=DEC2HEX(SUM(HEX2DEC([.G32]);1))" office:value-type="string" office:string-value="C666" calcext:value-type="string">
            <text:p>C666</text:p>
          </table:table-cell>
          <table:table-cell table:style-name="ce43" table:formula="of:=DEC2HEX(SUM(HEX2DEC([.H32]);1))" office:value-type="string" office:string-value="C667" calcext:value-type="string">
            <text:p>C667</text:p>
          </table:table-cell>
          <table:table-cell table:style-name="ce43" table:formula="of:=DEC2HEX(SUM(HEX2DEC([.I32]);1))" office:value-type="string" office:string-value="C668" calcext:value-type="string">
            <text:p>C668</text:p>
          </table:table-cell>
          <table:table-cell table:style-name="ce43" table:formula="of:=DEC2HEX(SUM(HEX2DEC([.J32]);1))" office:value-type="string" office:string-value="C669" calcext:value-type="string">
            <text:p>C669</text:p>
          </table:table-cell>
          <table:table-cell table:style-name="ce43" table:formula="of:=DEC2HEX(SUM(HEX2DEC([.K32]);1))" office:value-type="string" office:string-value="C66A" calcext:value-type="string">
            <text:p>C66A</text:p>
          </table:table-cell>
          <table:table-cell table:style-name="ce43" table:formula="of:=DEC2HEX(SUM(HEX2DEC([.L32]);1))" office:value-type="string" office:string-value="C66B" calcext:value-type="string">
            <text:p>C66B</text:p>
          </table:table-cell>
          <table:table-cell table:style-name="ce43" table:formula="of:=DEC2HEX(SUM(HEX2DEC([.M32]);1))" office:value-type="string" office:string-value="C66C" calcext:value-type="string">
            <text:p>C66C</text:p>
          </table:table-cell>
          <table:table-cell table:style-name="ce43" table:formula="of:=DEC2HEX(SUM(HEX2DEC([.N32]);1))" office:value-type="string" office:string-value="C66D" calcext:value-type="string">
            <text:p>C66D</text:p>
          </table:table-cell>
          <table:table-cell table:style-name="ce43" table:formula="of:=DEC2HEX(SUM(HEX2DEC([.O32]);1))" office:value-type="string" office:string-value="C66E" calcext:value-type="string">
            <text:p>C66E</text:p>
          </table:table-cell>
          <table:table-cell table:style-name="ce43" table:formula="of:=DEC2HEX(SUM(HEX2DEC([.P32]);1))" office:value-type="string" office:string-value="C66F" calcext:value-type="string">
            <text:p>C66F</text:p>
          </table:table-cell>
          <table:table-cell table:style-name="ce43" table:formula="of:=DEC2HEX(SUM(HEX2DEC([.Q32]);1))" office:value-type="string" office:string-value="C670" calcext:value-type="string">
            <text:p>C670</text:p>
          </table:table-cell>
          <table:table-cell table:style-name="ce43" table:formula="of:=DEC2HEX(SUM(HEX2DEC([.R32]);1))" office:value-type="string" office:string-value="C671" calcext:value-type="string">
            <text:p>C671</text:p>
          </table:table-cell>
          <table:table-cell table:style-name="ce43" table:formula="of:=DEC2HEX(SUM(HEX2DEC([.S32]);1))" office:value-type="string" office:string-value="C672" calcext:value-type="string">
            <text:p>C672</text:p>
          </table:table-cell>
          <table:table-cell table:style-name="ce43" table:formula="of:=DEC2HEX(SUM(HEX2DEC([.T32]);1))" office:value-type="string" office:string-value="C673" calcext:value-type="string">
            <text:p>C673</text:p>
          </table:table-cell>
          <table:table-cell table:style-name="ce43" table:formula="of:=DEC2HEX(SUM(HEX2DEC([.U32]);1))" office:value-type="string" office:string-value="C674" calcext:value-type="string">
            <text:p>C674</text:p>
          </table:table-cell>
          <table:table-cell table:style-name="ce43" table:formula="of:=DEC2HEX(SUM(HEX2DEC([.V32]);1))" office:value-type="string" office:string-value="C675" calcext:value-type="string">
            <text:p>C675</text:p>
          </table:table-cell>
          <table:table-cell table:style-name="ce43" table:formula="of:=DEC2HEX(SUM(HEX2DEC([.W32]);1))" office:value-type="string" office:string-value="C676" calcext:value-type="string">
            <text:p>C676</text:p>
          </table:table-cell>
          <table:table-cell table:style-name="ce43" table:formula="of:=DEC2HEX(SUM(HEX2DEC([.X32]);1))" office:value-type="string" office:string-value="C677" calcext:value-type="string">
            <text:p>C677</text:p>
          </table:table-cell>
          <table:table-cell table:style-name="ce43" table:formula="of:=DEC2HEX(SUM(HEX2DEC([.Y32]);1))" office:value-type="string" office:string-value="C678" calcext:value-type="string">
            <text:p>C678</text:p>
          </table:table-cell>
          <table:table-cell table:style-name="ce43" table:formula="of:=DEC2HEX(SUM(HEX2DEC([.Z32]);1))" office:value-type="string" office:string-value="C679" calcext:value-type="string">
            <text:p>C679</text:p>
          </table:table-cell>
          <table:table-cell table:style-name="ce43" table:formula="of:=DEC2HEX(SUM(HEX2DEC([.AA32]);1))" office:value-type="string" office:string-value="C67A" calcext:value-type="string">
            <text:p>C67A</text:p>
          </table:table-cell>
          <table:table-cell table:style-name="ce43" table:formula="of:=DEC2HEX(SUM(HEX2DEC([.AB32]);1))" office:value-type="string" office:string-value="C67B" calcext:value-type="string">
            <text:p>C67B</text:p>
          </table:table-cell>
          <table:table-cell table:style-name="ce43" table:formula="of:=DEC2HEX(SUM(HEX2DEC([.AC32]);1))" office:value-type="string" office:string-value="C67C" calcext:value-type="string">
            <text:p>C67C</text:p>
          </table:table-cell>
          <table:table-cell table:style-name="ce43" table:formula="of:=DEC2HEX(SUM(HEX2DEC([.AD32]);1))" office:value-type="string" office:string-value="C67D" calcext:value-type="string">
            <text:p>C67D</text:p>
          </table:table-cell>
          <table:table-cell table:style-name="ce43" table:formula="of:=DEC2HEX(SUM(HEX2DEC([.AE32]);1))" office:value-type="string" office:string-value="C67E" calcext:value-type="string">
            <text:p>C67E</text:p>
          </table:table-cell>
          <table:table-cell table:style-name="ce43" table:formula="of:=DEC2HEX(SUM(HEX2DEC([.AF32]);1))" office:value-type="string" office:string-value="C67F" calcext:value-type="string">
            <text:p>C67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25]);1))" office:value-type="string" office:string-value="C760" calcext:value-type="string">
            <text:p>C760</text:p>
          </table:table-cell>
          <table:table-cell table:style-name="ce43" table:formula="of:=DEC2HEX(SUM(HEX2DEC([.B33]);1))" office:value-type="string" office:string-value="C761" calcext:value-type="string">
            <text:p>C761</text:p>
          </table:table-cell>
          <table:table-cell table:style-name="ce43" table:formula="of:=DEC2HEX(SUM(HEX2DEC([.C33]);1))" office:value-type="string" office:string-value="C762" calcext:value-type="string">
            <text:p>C762</text:p>
          </table:table-cell>
          <table:table-cell table:style-name="ce43" table:formula="of:=DEC2HEX(SUM(HEX2DEC([.D33]);1))" office:value-type="string" office:string-value="C763" calcext:value-type="string">
            <text:p>C763</text:p>
          </table:table-cell>
          <table:table-cell table:style-name="ce43" table:formula="of:=DEC2HEX(SUM(HEX2DEC([.E33]);1))" office:value-type="string" office:string-value="C764" calcext:value-type="string">
            <text:p>C764</text:p>
          </table:table-cell>
          <table:table-cell table:style-name="ce43" table:formula="of:=DEC2HEX(SUM(HEX2DEC([.F33]);1))" office:value-type="string" office:string-value="C765" calcext:value-type="string">
            <text:p>C765</text:p>
          </table:table-cell>
          <table:table-cell table:style-name="ce43" table:formula="of:=DEC2HEX(SUM(HEX2DEC([.G33]);1))" office:value-type="string" office:string-value="C766" calcext:value-type="string">
            <text:p>C766</text:p>
          </table:table-cell>
          <table:table-cell table:style-name="ce43" table:formula="of:=DEC2HEX(SUM(HEX2DEC([.H33]);1))" office:value-type="string" office:string-value="C767" calcext:value-type="string">
            <text:p>C767</text:p>
          </table:table-cell>
          <table:table-cell table:style-name="ce43" table:formula="of:=DEC2HEX(SUM(HEX2DEC([.I33]);1))" office:value-type="string" office:string-value="C768" calcext:value-type="string">
            <text:p>C768</text:p>
          </table:table-cell>
          <table:table-cell table:style-name="ce43" table:formula="of:=DEC2HEX(SUM(HEX2DEC([.J33]);1))" office:value-type="string" office:string-value="C769" calcext:value-type="string">
            <text:p>C769</text:p>
          </table:table-cell>
          <table:table-cell table:style-name="ce43" table:formula="of:=DEC2HEX(SUM(HEX2DEC([.K33]);1))" office:value-type="string" office:string-value="C76A" calcext:value-type="string">
            <text:p>C76A</text:p>
          </table:table-cell>
          <table:table-cell table:style-name="ce43" table:formula="of:=DEC2HEX(SUM(HEX2DEC([.L33]);1))" office:value-type="string" office:string-value="C76B" calcext:value-type="string">
            <text:p>C76B</text:p>
          </table:table-cell>
          <table:table-cell table:style-name="ce43" table:formula="of:=DEC2HEX(SUM(HEX2DEC([.M33]);1))" office:value-type="string" office:string-value="C76C" calcext:value-type="string">
            <text:p>C76C</text:p>
          </table:table-cell>
          <table:table-cell table:style-name="ce43" table:formula="of:=DEC2HEX(SUM(HEX2DEC([.N33]);1))" office:value-type="string" office:string-value="C76D" calcext:value-type="string">
            <text:p>C76D</text:p>
          </table:table-cell>
          <table:table-cell table:style-name="ce43" table:formula="of:=DEC2HEX(SUM(HEX2DEC([.O33]);1))" office:value-type="string" office:string-value="C76E" calcext:value-type="string">
            <text:p>C76E</text:p>
          </table:table-cell>
          <table:table-cell table:style-name="ce43" table:formula="of:=DEC2HEX(SUM(HEX2DEC([.P33]);1))" office:value-type="string" office:string-value="C76F" calcext:value-type="string">
            <text:p>C76F</text:p>
          </table:table-cell>
          <table:table-cell table:style-name="ce43" table:formula="of:=DEC2HEX(SUM(HEX2DEC([.Q33]);1))" office:value-type="string" office:string-value="C770" calcext:value-type="string">
            <text:p>C770</text:p>
          </table:table-cell>
          <table:table-cell table:style-name="ce43" table:formula="of:=DEC2HEX(SUM(HEX2DEC([.R33]);1))" office:value-type="string" office:string-value="C771" calcext:value-type="string">
            <text:p>C771</text:p>
          </table:table-cell>
          <table:table-cell table:style-name="ce43" table:formula="of:=DEC2HEX(SUM(HEX2DEC([.S33]);1))" office:value-type="string" office:string-value="C772" calcext:value-type="string">
            <text:p>C772</text:p>
          </table:table-cell>
          <table:table-cell table:style-name="ce43" table:formula="of:=DEC2HEX(SUM(HEX2DEC([.T33]);1))" office:value-type="string" office:string-value="C773" calcext:value-type="string">
            <text:p>C773</text:p>
          </table:table-cell>
          <table:table-cell table:style-name="ce43" table:formula="of:=DEC2HEX(SUM(HEX2DEC([.U33]);1))" office:value-type="string" office:string-value="C774" calcext:value-type="string">
            <text:p>C774</text:p>
          </table:table-cell>
          <table:table-cell table:style-name="ce43" table:formula="of:=DEC2HEX(SUM(HEX2DEC([.V33]);1))" office:value-type="string" office:string-value="C775" calcext:value-type="string">
            <text:p>C775</text:p>
          </table:table-cell>
          <table:table-cell table:style-name="ce43" table:formula="of:=DEC2HEX(SUM(HEX2DEC([.W33]);1))" office:value-type="string" office:string-value="C776" calcext:value-type="string">
            <text:p>C776</text:p>
          </table:table-cell>
          <table:table-cell table:style-name="ce43" table:formula="of:=DEC2HEX(SUM(HEX2DEC([.X33]);1))" office:value-type="string" office:string-value="C777" calcext:value-type="string">
            <text:p>C777</text:p>
          </table:table-cell>
          <table:table-cell table:style-name="ce43" table:formula="of:=DEC2HEX(SUM(HEX2DEC([.Y33]);1))" office:value-type="string" office:string-value="C778" calcext:value-type="string">
            <text:p>C778</text:p>
          </table:table-cell>
          <table:table-cell table:style-name="ce43" table:formula="of:=DEC2HEX(SUM(HEX2DEC([.Z33]);1))" office:value-type="string" office:string-value="C779" calcext:value-type="string">
            <text:p>C779</text:p>
          </table:table-cell>
          <table:table-cell table:style-name="ce43" table:formula="of:=DEC2HEX(SUM(HEX2DEC([.AA33]);1))" office:value-type="string" office:string-value="C77A" calcext:value-type="string">
            <text:p>C77A</text:p>
          </table:table-cell>
          <table:table-cell table:style-name="ce43" table:formula="of:=DEC2HEX(SUM(HEX2DEC([.AB33]);1))" office:value-type="string" office:string-value="C77B" calcext:value-type="string">
            <text:p>C77B</text:p>
          </table:table-cell>
          <table:table-cell table:style-name="ce43" table:formula="of:=DEC2HEX(SUM(HEX2DEC([.AC33]);1))" office:value-type="string" office:string-value="C77C" calcext:value-type="string">
            <text:p>C77C</text:p>
          </table:table-cell>
          <table:table-cell table:style-name="ce43" table:formula="of:=DEC2HEX(SUM(HEX2DEC([.AD33]);1))" office:value-type="string" office:string-value="C77D" calcext:value-type="string">
            <text:p>C77D</text:p>
          </table:table-cell>
          <table:table-cell table:style-name="ce43" table:formula="of:=DEC2HEX(SUM(HEX2DEC([.AE33]);1))" office:value-type="string" office:string-value="C77E" calcext:value-type="string">
            <text:p>C77E</text:p>
          </table:table-cell>
          <table:table-cell table:style-name="ce43" table:formula="of:=DEC2HEX(SUM(HEX2DEC([.AF33]);1))" office:value-type="string" office:string-value="C77F" calcext:value-type="string">
            <text:p>C77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4</text:p>
            <text:p>Pixel</text:p>
            <text:p>32-39</text:p>
          </table:table-cell>
          <table:table-cell table:style-name="ce46" table:formula="of:=DEC2HEX(SUM(HEX2DEC([.AG26]);1))" office:value-type="string" office:string-value="C080" calcext:value-type="string">
            <text:p>C080</text:p>
          </table:table-cell>
          <table:table-cell table:style-name="ce46" table:formula="of:=DEC2HEX(SUM(HEX2DEC([.B34]);1))" office:value-type="string" office:string-value="C081" calcext:value-type="string">
            <text:p>C081</text:p>
          </table:table-cell>
          <table:table-cell table:style-name="ce46" table:formula="of:=DEC2HEX(SUM(HEX2DEC([.C34]);1))" office:value-type="string" office:string-value="C082" calcext:value-type="string">
            <text:p>C082</text:p>
          </table:table-cell>
          <table:table-cell table:style-name="ce46" table:formula="of:=DEC2HEX(SUM(HEX2DEC([.D34]);1))" office:value-type="string" office:string-value="C083" calcext:value-type="string">
            <text:p>C083</text:p>
          </table:table-cell>
          <table:table-cell table:style-name="ce46" table:formula="of:=DEC2HEX(SUM(HEX2DEC([.E34]);1))" office:value-type="string" office:string-value="C084" calcext:value-type="string">
            <text:p>C084</text:p>
          </table:table-cell>
          <table:table-cell table:style-name="ce46" table:formula="of:=DEC2HEX(SUM(HEX2DEC([.F34]);1))" office:value-type="string" office:string-value="C085" calcext:value-type="string">
            <text:p>C085</text:p>
          </table:table-cell>
          <table:table-cell table:style-name="ce46" table:formula="of:=DEC2HEX(SUM(HEX2DEC([.G34]);1))" office:value-type="string" office:string-value="C086" calcext:value-type="string">
            <text:p>C086</text:p>
          </table:table-cell>
          <table:table-cell table:style-name="ce46" table:formula="of:=DEC2HEX(SUM(HEX2DEC([.H34]);1))" office:value-type="string" office:string-value="C087" calcext:value-type="string">
            <text:p>C087</text:p>
          </table:table-cell>
          <table:table-cell table:style-name="ce46" table:formula="of:=DEC2HEX(SUM(HEX2DEC([.I34]);1))" office:value-type="string" office:string-value="C088" calcext:value-type="string">
            <text:p>C088</text:p>
          </table:table-cell>
          <table:table-cell table:style-name="ce46" table:formula="of:=DEC2HEX(SUM(HEX2DEC([.J34]);1))" office:value-type="string" office:string-value="C089" calcext:value-type="string">
            <text:p>C089</text:p>
          </table:table-cell>
          <table:table-cell table:style-name="ce46" table:formula="of:=DEC2HEX(SUM(HEX2DEC([.K34]);1))" office:value-type="string" office:string-value="C08A" calcext:value-type="string">
            <text:p>C08A</text:p>
          </table:table-cell>
          <table:table-cell table:style-name="ce46" table:formula="of:=DEC2HEX(SUM(HEX2DEC([.L34]);1))" office:value-type="string" office:string-value="C08B" calcext:value-type="string">
            <text:p>C08B</text:p>
          </table:table-cell>
          <table:table-cell table:style-name="ce46" table:formula="of:=DEC2HEX(SUM(HEX2DEC([.M34]);1))" office:value-type="string" office:string-value="C08C" calcext:value-type="string">
            <text:p>C08C</text:p>
          </table:table-cell>
          <table:table-cell table:style-name="ce46" table:formula="of:=DEC2HEX(SUM(HEX2DEC([.N34]);1))" office:value-type="string" office:string-value="C08D" calcext:value-type="string">
            <text:p>C08D</text:p>
          </table:table-cell>
          <table:table-cell table:style-name="ce46" table:formula="of:=DEC2HEX(SUM(HEX2DEC([.O34]);1))" office:value-type="string" office:string-value="C08E" calcext:value-type="string">
            <text:p>C08E</text:p>
          </table:table-cell>
          <table:table-cell table:style-name="ce46" table:formula="of:=DEC2HEX(SUM(HEX2DEC([.P34]);1))" office:value-type="string" office:string-value="C08F" calcext:value-type="string">
            <text:p>C08F</text:p>
          </table:table-cell>
          <table:table-cell table:style-name="ce46" table:formula="of:=DEC2HEX(SUM(HEX2DEC([.Q34]);1))" office:value-type="string" office:string-value="C090" calcext:value-type="string">
            <text:p>C090</text:p>
          </table:table-cell>
          <table:table-cell table:style-name="ce46" table:formula="of:=DEC2HEX(SUM(HEX2DEC([.R34]);1))" office:value-type="string" office:string-value="C091" calcext:value-type="string">
            <text:p>C091</text:p>
          </table:table-cell>
          <table:table-cell table:style-name="ce46" table:formula="of:=DEC2HEX(SUM(HEX2DEC([.S34]);1))" office:value-type="string" office:string-value="C092" calcext:value-type="string">
            <text:p>C092</text:p>
          </table:table-cell>
          <table:table-cell table:style-name="ce46" table:formula="of:=DEC2HEX(SUM(HEX2DEC([.T34]);1))" office:value-type="string" office:string-value="C093" calcext:value-type="string">
            <text:p>C093</text:p>
          </table:table-cell>
          <table:table-cell table:style-name="ce46" table:formula="of:=DEC2HEX(SUM(HEX2DEC([.U34]);1))" office:value-type="string" office:string-value="C094" calcext:value-type="string">
            <text:p>C094</text:p>
          </table:table-cell>
          <table:table-cell table:style-name="ce46" table:formula="of:=DEC2HEX(SUM(HEX2DEC([.V34]);1))" office:value-type="string" office:string-value="C095" calcext:value-type="string">
            <text:p>C095</text:p>
          </table:table-cell>
          <table:table-cell table:style-name="ce46" table:formula="of:=DEC2HEX(SUM(HEX2DEC([.W34]);1))" office:value-type="string" office:string-value="C096" calcext:value-type="string">
            <text:p>C096</text:p>
          </table:table-cell>
          <table:table-cell table:style-name="ce46" table:formula="of:=DEC2HEX(SUM(HEX2DEC([.X34]);1))" office:value-type="string" office:string-value="C097" calcext:value-type="string">
            <text:p>C097</text:p>
          </table:table-cell>
          <table:table-cell table:style-name="ce46" table:formula="of:=DEC2HEX(SUM(HEX2DEC([.Y34]);1))" office:value-type="string" office:string-value="C098" calcext:value-type="string">
            <text:p>C098</text:p>
          </table:table-cell>
          <table:table-cell table:style-name="ce46" table:formula="of:=DEC2HEX(SUM(HEX2DEC([.Z34]);1))" office:value-type="string" office:string-value="C099" calcext:value-type="string">
            <text:p>C099</text:p>
          </table:table-cell>
          <table:table-cell table:style-name="ce46" table:formula="of:=DEC2HEX(SUM(HEX2DEC([.AA34]);1))" office:value-type="string" office:string-value="C09A" calcext:value-type="string">
            <text:p>C09A</text:p>
          </table:table-cell>
          <table:table-cell table:style-name="ce46" table:formula="of:=DEC2HEX(SUM(HEX2DEC([.AB34]);1))" office:value-type="string" office:string-value="C09B" calcext:value-type="string">
            <text:p>C09B</text:p>
          </table:table-cell>
          <table:table-cell table:style-name="ce46" table:formula="of:=DEC2HEX(SUM(HEX2DEC([.AC34]);1))" office:value-type="string" office:string-value="C09C" calcext:value-type="string">
            <text:p>C09C</text:p>
          </table:table-cell>
          <table:table-cell table:style-name="ce46" table:formula="of:=DEC2HEX(SUM(HEX2DEC([.AD34]);1))" office:value-type="string" office:string-value="C09D" calcext:value-type="string">
            <text:p>C09D</text:p>
          </table:table-cell>
          <table:table-cell table:style-name="ce46" table:formula="of:=DEC2HEX(SUM(HEX2DEC([.AE34]);1))" office:value-type="string" office:string-value="C09E" calcext:value-type="string">
            <text:p>C09E</text:p>
          </table:table-cell>
          <table:table-cell table:style-name="ce46" table:formula="of:=DEC2HEX(SUM(HEX2DEC([.AF34]);1))" office:value-type="string" office:string-value="C09F" calcext:value-type="string">
            <text:p>C0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27]);1))" office:value-type="string" office:string-value="C180" calcext:value-type="string">
            <text:p>C180</text:p>
          </table:table-cell>
          <table:table-cell table:style-name="ce43" table:formula="of:=DEC2HEX(SUM(HEX2DEC([.B35]);1))" office:value-type="string" office:string-value="C181" calcext:value-type="string">
            <text:p>C181</text:p>
          </table:table-cell>
          <table:table-cell table:style-name="ce43" table:formula="of:=DEC2HEX(SUM(HEX2DEC([.C35]);1))" office:value-type="string" office:string-value="C182" calcext:value-type="string">
            <text:p>C182</text:p>
          </table:table-cell>
          <table:table-cell table:style-name="ce43" table:formula="of:=DEC2HEX(SUM(HEX2DEC([.D35]);1))" office:value-type="string" office:string-value="C183" calcext:value-type="string">
            <text:p>C183</text:p>
          </table:table-cell>
          <table:table-cell table:style-name="ce43" table:formula="of:=DEC2HEX(SUM(HEX2DEC([.E35]);1))" office:value-type="string" office:string-value="C184" calcext:value-type="string">
            <text:p>C184</text:p>
          </table:table-cell>
          <table:table-cell table:style-name="ce43" table:formula="of:=DEC2HEX(SUM(HEX2DEC([.F35]);1))" office:value-type="string" office:string-value="C185" calcext:value-type="string">
            <text:p>C185</text:p>
          </table:table-cell>
          <table:table-cell table:style-name="ce43" table:formula="of:=DEC2HEX(SUM(HEX2DEC([.G35]);1))" office:value-type="string" office:string-value="C186" calcext:value-type="string">
            <text:p>C186</text:p>
          </table:table-cell>
          <table:table-cell table:style-name="ce43" table:formula="of:=DEC2HEX(SUM(HEX2DEC([.H35]);1))" office:value-type="string" office:string-value="C187" calcext:value-type="string">
            <text:p>C187</text:p>
          </table:table-cell>
          <table:table-cell table:style-name="ce43" table:formula="of:=DEC2HEX(SUM(HEX2DEC([.I35]);1))" office:value-type="string" office:string-value="C188" calcext:value-type="string">
            <text:p>C188</text:p>
          </table:table-cell>
          <table:table-cell table:style-name="ce43" table:formula="of:=DEC2HEX(SUM(HEX2DEC([.J35]);1))" office:value-type="string" office:string-value="C189" calcext:value-type="string">
            <text:p>C189</text:p>
          </table:table-cell>
          <table:table-cell table:style-name="ce43" table:formula="of:=DEC2HEX(SUM(HEX2DEC([.K35]);1))" office:value-type="string" office:string-value="C18A" calcext:value-type="string">
            <text:p>C18A</text:p>
          </table:table-cell>
          <table:table-cell table:style-name="ce43" table:formula="of:=DEC2HEX(SUM(HEX2DEC([.L35]);1))" office:value-type="string" office:string-value="C18B" calcext:value-type="string">
            <text:p>C18B</text:p>
          </table:table-cell>
          <table:table-cell table:style-name="ce43" table:formula="of:=DEC2HEX(SUM(HEX2DEC([.M35]);1))" office:value-type="string" office:string-value="C18C" calcext:value-type="string">
            <text:p>C18C</text:p>
          </table:table-cell>
          <table:table-cell table:style-name="ce43" table:formula="of:=DEC2HEX(SUM(HEX2DEC([.N35]);1))" office:value-type="string" office:string-value="C18D" calcext:value-type="string">
            <text:p>C18D</text:p>
          </table:table-cell>
          <table:table-cell table:style-name="ce43" table:formula="of:=DEC2HEX(SUM(HEX2DEC([.O35]);1))" office:value-type="string" office:string-value="C18E" calcext:value-type="string">
            <text:p>C18E</text:p>
          </table:table-cell>
          <table:table-cell table:style-name="ce43" table:formula="of:=DEC2HEX(SUM(HEX2DEC([.P35]);1))" office:value-type="string" office:string-value="C18F" calcext:value-type="string">
            <text:p>C18F</text:p>
          </table:table-cell>
          <table:table-cell table:style-name="ce43" table:formula="of:=DEC2HEX(SUM(HEX2DEC([.Q35]);1))" office:value-type="string" office:string-value="C190" calcext:value-type="string">
            <text:p>C190</text:p>
          </table:table-cell>
          <table:table-cell table:style-name="ce43" table:formula="of:=DEC2HEX(SUM(HEX2DEC([.R35]);1))" office:value-type="string" office:string-value="C191" calcext:value-type="string">
            <text:p>C191</text:p>
          </table:table-cell>
          <table:table-cell table:style-name="ce43" table:formula="of:=DEC2HEX(SUM(HEX2DEC([.S35]);1))" office:value-type="string" office:string-value="C192" calcext:value-type="string">
            <text:p>C192</text:p>
          </table:table-cell>
          <table:table-cell table:style-name="ce43" table:formula="of:=DEC2HEX(SUM(HEX2DEC([.T35]);1))" office:value-type="string" office:string-value="C193" calcext:value-type="string">
            <text:p>C193</text:p>
          </table:table-cell>
          <table:table-cell table:style-name="ce43" table:formula="of:=DEC2HEX(SUM(HEX2DEC([.U35]);1))" office:value-type="string" office:string-value="C194" calcext:value-type="string">
            <text:p>C194</text:p>
          </table:table-cell>
          <table:table-cell table:style-name="ce43" table:formula="of:=DEC2HEX(SUM(HEX2DEC([.V35]);1))" office:value-type="string" office:string-value="C195" calcext:value-type="string">
            <text:p>C195</text:p>
          </table:table-cell>
          <table:table-cell table:style-name="ce43" table:formula="of:=DEC2HEX(SUM(HEX2DEC([.W35]);1))" office:value-type="string" office:string-value="C196" calcext:value-type="string">
            <text:p>C196</text:p>
          </table:table-cell>
          <table:table-cell table:style-name="ce43" table:formula="of:=DEC2HEX(SUM(HEX2DEC([.X35]);1))" office:value-type="string" office:string-value="C197" calcext:value-type="string">
            <text:p>C197</text:p>
          </table:table-cell>
          <table:table-cell table:style-name="ce43" table:formula="of:=DEC2HEX(SUM(HEX2DEC([.Y35]);1))" office:value-type="string" office:string-value="C198" calcext:value-type="string">
            <text:p>C198</text:p>
          </table:table-cell>
          <table:table-cell table:style-name="ce43" table:formula="of:=DEC2HEX(SUM(HEX2DEC([.Z35]);1))" office:value-type="string" office:string-value="C199" calcext:value-type="string">
            <text:p>C199</text:p>
          </table:table-cell>
          <table:table-cell table:style-name="ce43" table:formula="of:=DEC2HEX(SUM(HEX2DEC([.AA35]);1))" office:value-type="string" office:string-value="C19A" calcext:value-type="string">
            <text:p>C19A</text:p>
          </table:table-cell>
          <table:table-cell table:style-name="ce43" table:formula="of:=DEC2HEX(SUM(HEX2DEC([.AB35]);1))" office:value-type="string" office:string-value="C19B" calcext:value-type="string">
            <text:p>C19B</text:p>
          </table:table-cell>
          <table:table-cell table:style-name="ce43" table:formula="of:=DEC2HEX(SUM(HEX2DEC([.AC35]);1))" office:value-type="string" office:string-value="C19C" calcext:value-type="string">
            <text:p>C19C</text:p>
          </table:table-cell>
          <table:table-cell table:style-name="ce43" table:formula="of:=DEC2HEX(SUM(HEX2DEC([.AD35]);1))" office:value-type="string" office:string-value="C19D" calcext:value-type="string">
            <text:p>C19D</text:p>
          </table:table-cell>
          <table:table-cell table:style-name="ce43" table:formula="of:=DEC2HEX(SUM(HEX2DEC([.AE35]);1))" office:value-type="string" office:string-value="C19E" calcext:value-type="string">
            <text:p>C19E</text:p>
          </table:table-cell>
          <table:table-cell table:style-name="ce43" table:formula="of:=DEC2HEX(SUM(HEX2DEC([.AF35]);1))" office:value-type="string" office:string-value="C19F" calcext:value-type="string">
            <text:p>C1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8]);1))" office:value-type="string" office:string-value="C280" calcext:value-type="string">
            <text:p>C280</text:p>
          </table:table-cell>
          <table:table-cell table:style-name="ce43" table:formula="of:=DEC2HEX(SUM(HEX2DEC([.B36]);1))" office:value-type="string" office:string-value="C281" calcext:value-type="string">
            <text:p>C281</text:p>
          </table:table-cell>
          <table:table-cell table:style-name="ce43" table:formula="of:=DEC2HEX(SUM(HEX2DEC([.C36]);1))" office:value-type="string" office:string-value="C282" calcext:value-type="string">
            <text:p>C282</text:p>
          </table:table-cell>
          <table:table-cell table:style-name="ce43" table:formula="of:=DEC2HEX(SUM(HEX2DEC([.D36]);1))" office:value-type="string" office:string-value="C283" calcext:value-type="string">
            <text:p>C283</text:p>
          </table:table-cell>
          <table:table-cell table:style-name="ce43" table:formula="of:=DEC2HEX(SUM(HEX2DEC([.E36]);1))" office:value-type="string" office:string-value="C284" calcext:value-type="string">
            <text:p>C284</text:p>
          </table:table-cell>
          <table:table-cell table:style-name="ce43" table:formula="of:=DEC2HEX(SUM(HEX2DEC([.F36]);1))" office:value-type="string" office:string-value="C285" calcext:value-type="string">
            <text:p>C285</text:p>
          </table:table-cell>
          <table:table-cell table:style-name="ce43" table:formula="of:=DEC2HEX(SUM(HEX2DEC([.G36]);1))" office:value-type="string" office:string-value="C286" calcext:value-type="string">
            <text:p>C286</text:p>
          </table:table-cell>
          <table:table-cell table:style-name="ce43" table:formula="of:=DEC2HEX(SUM(HEX2DEC([.H36]);1))" office:value-type="string" office:string-value="C287" calcext:value-type="string">
            <text:p>C287</text:p>
          </table:table-cell>
          <table:table-cell table:style-name="ce43" table:formula="of:=DEC2HEX(SUM(HEX2DEC([.I36]);1))" office:value-type="string" office:string-value="C288" calcext:value-type="string">
            <text:p>C288</text:p>
          </table:table-cell>
          <table:table-cell table:style-name="ce43" table:formula="of:=DEC2HEX(SUM(HEX2DEC([.J36]);1))" office:value-type="string" office:string-value="C289" calcext:value-type="string">
            <text:p>C289</text:p>
          </table:table-cell>
          <table:table-cell table:style-name="ce43" table:formula="of:=DEC2HEX(SUM(HEX2DEC([.K36]);1))" office:value-type="string" office:string-value="C28A" calcext:value-type="string">
            <text:p>C28A</text:p>
          </table:table-cell>
          <table:table-cell table:style-name="ce43" table:formula="of:=DEC2HEX(SUM(HEX2DEC([.L36]);1))" office:value-type="string" office:string-value="C28B" calcext:value-type="string">
            <text:p>C28B</text:p>
          </table:table-cell>
          <table:table-cell table:style-name="ce43" table:formula="of:=DEC2HEX(SUM(HEX2DEC([.M36]);1))" office:value-type="string" office:string-value="C28C" calcext:value-type="string">
            <text:p>C28C</text:p>
          </table:table-cell>
          <table:table-cell table:style-name="ce43" table:formula="of:=DEC2HEX(SUM(HEX2DEC([.N36]);1))" office:value-type="string" office:string-value="C28D" calcext:value-type="string">
            <text:p>C28D</text:p>
          </table:table-cell>
          <table:table-cell table:style-name="ce43" table:formula="of:=DEC2HEX(SUM(HEX2DEC([.O36]);1))" office:value-type="string" office:string-value="C28E" calcext:value-type="string">
            <text:p>C28E</text:p>
          </table:table-cell>
          <table:table-cell table:style-name="ce43" table:formula="of:=DEC2HEX(SUM(HEX2DEC([.P36]);1))" office:value-type="string" office:string-value="C28F" calcext:value-type="string">
            <text:p>C28F</text:p>
          </table:table-cell>
          <table:table-cell table:style-name="ce43" table:formula="of:=DEC2HEX(SUM(HEX2DEC([.Q36]);1))" office:value-type="string" office:string-value="C290" calcext:value-type="string">
            <text:p>C290</text:p>
          </table:table-cell>
          <table:table-cell table:style-name="ce43" table:formula="of:=DEC2HEX(SUM(HEX2DEC([.R36]);1))" office:value-type="string" office:string-value="C291" calcext:value-type="string">
            <text:p>C291</text:p>
          </table:table-cell>
          <table:table-cell table:style-name="ce43" table:formula="of:=DEC2HEX(SUM(HEX2DEC([.S36]);1))" office:value-type="string" office:string-value="C292" calcext:value-type="string">
            <text:p>C292</text:p>
          </table:table-cell>
          <table:table-cell table:style-name="ce43" table:formula="of:=DEC2HEX(SUM(HEX2DEC([.T36]);1))" office:value-type="string" office:string-value="C293" calcext:value-type="string">
            <text:p>C293</text:p>
          </table:table-cell>
          <table:table-cell table:style-name="ce43" table:formula="of:=DEC2HEX(SUM(HEX2DEC([.U36]);1))" office:value-type="string" office:string-value="C294" calcext:value-type="string">
            <text:p>C294</text:p>
          </table:table-cell>
          <table:table-cell table:style-name="ce43" table:formula="of:=DEC2HEX(SUM(HEX2DEC([.V36]);1))" office:value-type="string" office:string-value="C295" calcext:value-type="string">
            <text:p>C295</text:p>
          </table:table-cell>
          <table:table-cell table:style-name="ce43" table:formula="of:=DEC2HEX(SUM(HEX2DEC([.W36]);1))" office:value-type="string" office:string-value="C296" calcext:value-type="string">
            <text:p>C296</text:p>
          </table:table-cell>
          <table:table-cell table:style-name="ce43" table:formula="of:=DEC2HEX(SUM(HEX2DEC([.X36]);1))" office:value-type="string" office:string-value="C297" calcext:value-type="string">
            <text:p>C297</text:p>
          </table:table-cell>
          <table:table-cell table:style-name="ce43" table:formula="of:=DEC2HEX(SUM(HEX2DEC([.Y36]);1))" office:value-type="string" office:string-value="C298" calcext:value-type="string">
            <text:p>C298</text:p>
          </table:table-cell>
          <table:table-cell table:style-name="ce43" table:formula="of:=DEC2HEX(SUM(HEX2DEC([.Z36]);1))" office:value-type="string" office:string-value="C299" calcext:value-type="string">
            <text:p>C299</text:p>
          </table:table-cell>
          <table:table-cell table:style-name="ce43" table:formula="of:=DEC2HEX(SUM(HEX2DEC([.AA36]);1))" office:value-type="string" office:string-value="C29A" calcext:value-type="string">
            <text:p>C29A</text:p>
          </table:table-cell>
          <table:table-cell table:style-name="ce43" table:formula="of:=DEC2HEX(SUM(HEX2DEC([.AB36]);1))" office:value-type="string" office:string-value="C29B" calcext:value-type="string">
            <text:p>C29B</text:p>
          </table:table-cell>
          <table:table-cell table:style-name="ce43" table:formula="of:=DEC2HEX(SUM(HEX2DEC([.AC36]);1))" office:value-type="string" office:string-value="C29C" calcext:value-type="string">
            <text:p>C29C</text:p>
          </table:table-cell>
          <table:table-cell table:style-name="ce43" table:formula="of:=DEC2HEX(SUM(HEX2DEC([.AD36]);1))" office:value-type="string" office:string-value="C29D" calcext:value-type="string">
            <text:p>C29D</text:p>
          </table:table-cell>
          <table:table-cell table:style-name="ce43" table:formula="of:=DEC2HEX(SUM(HEX2DEC([.AE36]);1))" office:value-type="string" office:string-value="C29E" calcext:value-type="string">
            <text:p>C29E</text:p>
          </table:table-cell>
          <table:table-cell table:style-name="ce43" table:formula="of:=DEC2HEX(SUM(HEX2DEC([.AF36]);1))" office:value-type="string" office:string-value="C29F" calcext:value-type="string">
            <text:p>C2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29]);1))" office:value-type="string" office:string-value="C380" calcext:value-type="string">
            <text:p>C380</text:p>
          </table:table-cell>
          <table:table-cell table:style-name="ce43" table:formula="of:=DEC2HEX(SUM(HEX2DEC([.B37]);1))" office:value-type="string" office:string-value="C381" calcext:value-type="string">
            <text:p>C381</text:p>
          </table:table-cell>
          <table:table-cell table:style-name="ce43" table:formula="of:=DEC2HEX(SUM(HEX2DEC([.C37]);1))" office:value-type="string" office:string-value="C382" calcext:value-type="string">
            <text:p>C382</text:p>
          </table:table-cell>
          <table:table-cell table:style-name="ce43" table:formula="of:=DEC2HEX(SUM(HEX2DEC([.D37]);1))" office:value-type="string" office:string-value="C383" calcext:value-type="string">
            <text:p>C383</text:p>
          </table:table-cell>
          <table:table-cell table:style-name="ce43" table:formula="of:=DEC2HEX(SUM(HEX2DEC([.E37]);1))" office:value-type="string" office:string-value="C384" calcext:value-type="string">
            <text:p>C384</text:p>
          </table:table-cell>
          <table:table-cell table:style-name="ce43" table:formula="of:=DEC2HEX(SUM(HEX2DEC([.F37]);1))" office:value-type="string" office:string-value="C385" calcext:value-type="string">
            <text:p>C385</text:p>
          </table:table-cell>
          <table:table-cell table:style-name="ce43" table:formula="of:=DEC2HEX(SUM(HEX2DEC([.G37]);1))" office:value-type="string" office:string-value="C386" calcext:value-type="string">
            <text:p>C386</text:p>
          </table:table-cell>
          <table:table-cell table:style-name="ce43" table:formula="of:=DEC2HEX(SUM(HEX2DEC([.H37]);1))" office:value-type="string" office:string-value="C387" calcext:value-type="string">
            <text:p>C387</text:p>
          </table:table-cell>
          <table:table-cell table:style-name="ce43" table:formula="of:=DEC2HEX(SUM(HEX2DEC([.I37]);1))" office:value-type="string" office:string-value="C388" calcext:value-type="string">
            <text:p>C388</text:p>
          </table:table-cell>
          <table:table-cell table:style-name="ce43" table:formula="of:=DEC2HEX(SUM(HEX2DEC([.J37]);1))" office:value-type="string" office:string-value="C389" calcext:value-type="string">
            <text:p>C389</text:p>
          </table:table-cell>
          <table:table-cell table:style-name="ce43" table:formula="of:=DEC2HEX(SUM(HEX2DEC([.K37]);1))" office:value-type="string" office:string-value="C38A" calcext:value-type="string">
            <text:p>C38A</text:p>
          </table:table-cell>
          <table:table-cell table:style-name="ce43" table:formula="of:=DEC2HEX(SUM(HEX2DEC([.L37]);1))" office:value-type="string" office:string-value="C38B" calcext:value-type="string">
            <text:p>C38B</text:p>
          </table:table-cell>
          <table:table-cell table:style-name="ce43" table:formula="of:=DEC2HEX(SUM(HEX2DEC([.M37]);1))" office:value-type="string" office:string-value="C38C" calcext:value-type="string">
            <text:p>C38C</text:p>
          </table:table-cell>
          <table:table-cell table:style-name="ce43" table:formula="of:=DEC2HEX(SUM(HEX2DEC([.N37]);1))" office:value-type="string" office:string-value="C38D" calcext:value-type="string">
            <text:p>C38D</text:p>
          </table:table-cell>
          <table:table-cell table:style-name="ce43" table:formula="of:=DEC2HEX(SUM(HEX2DEC([.O37]);1))" office:value-type="string" office:string-value="C38E" calcext:value-type="string">
            <text:p>C38E</text:p>
          </table:table-cell>
          <table:table-cell table:style-name="ce43" table:formula="of:=DEC2HEX(SUM(HEX2DEC([.P37]);1))" office:value-type="string" office:string-value="C38F" calcext:value-type="string">
            <text:p>C38F</text:p>
          </table:table-cell>
          <table:table-cell table:style-name="ce43" table:formula="of:=DEC2HEX(SUM(HEX2DEC([.Q37]);1))" office:value-type="string" office:string-value="C390" calcext:value-type="string">
            <text:p>C390</text:p>
          </table:table-cell>
          <table:table-cell table:style-name="ce43" table:formula="of:=DEC2HEX(SUM(HEX2DEC([.R37]);1))" office:value-type="string" office:string-value="C391" calcext:value-type="string">
            <text:p>C391</text:p>
          </table:table-cell>
          <table:table-cell table:style-name="ce43" table:formula="of:=DEC2HEX(SUM(HEX2DEC([.S37]);1))" office:value-type="string" office:string-value="C392" calcext:value-type="string">
            <text:p>C392</text:p>
          </table:table-cell>
          <table:table-cell table:style-name="ce43" table:formula="of:=DEC2HEX(SUM(HEX2DEC([.T37]);1))" office:value-type="string" office:string-value="C393" calcext:value-type="string">
            <text:p>C393</text:p>
          </table:table-cell>
          <table:table-cell table:style-name="ce43" table:formula="of:=DEC2HEX(SUM(HEX2DEC([.U37]);1))" office:value-type="string" office:string-value="C394" calcext:value-type="string">
            <text:p>C394</text:p>
          </table:table-cell>
          <table:table-cell table:style-name="ce43" table:formula="of:=DEC2HEX(SUM(HEX2DEC([.V37]);1))" office:value-type="string" office:string-value="C395" calcext:value-type="string">
            <text:p>C395</text:p>
          </table:table-cell>
          <table:table-cell table:style-name="ce43" table:formula="of:=DEC2HEX(SUM(HEX2DEC([.W37]);1))" office:value-type="string" office:string-value="C396" calcext:value-type="string">
            <text:p>C396</text:p>
          </table:table-cell>
          <table:table-cell table:style-name="ce43" table:formula="of:=DEC2HEX(SUM(HEX2DEC([.X37]);1))" office:value-type="string" office:string-value="C397" calcext:value-type="string">
            <text:p>C397</text:p>
          </table:table-cell>
          <table:table-cell table:style-name="ce43" table:formula="of:=DEC2HEX(SUM(HEX2DEC([.Y37]);1))" office:value-type="string" office:string-value="C398" calcext:value-type="string">
            <text:p>C398</text:p>
          </table:table-cell>
          <table:table-cell table:style-name="ce43" table:formula="of:=DEC2HEX(SUM(HEX2DEC([.Z37]);1))" office:value-type="string" office:string-value="C399" calcext:value-type="string">
            <text:p>C399</text:p>
          </table:table-cell>
          <table:table-cell table:style-name="ce43" table:formula="of:=DEC2HEX(SUM(HEX2DEC([.AA37]);1))" office:value-type="string" office:string-value="C39A" calcext:value-type="string">
            <text:p>C39A</text:p>
          </table:table-cell>
          <table:table-cell table:style-name="ce43" table:formula="of:=DEC2HEX(SUM(HEX2DEC([.AB37]);1))" office:value-type="string" office:string-value="C39B" calcext:value-type="string">
            <text:p>C39B</text:p>
          </table:table-cell>
          <table:table-cell table:style-name="ce43" table:formula="of:=DEC2HEX(SUM(HEX2DEC([.AC37]);1))" office:value-type="string" office:string-value="C39C" calcext:value-type="string">
            <text:p>C39C</text:p>
          </table:table-cell>
          <table:table-cell table:style-name="ce43" table:formula="of:=DEC2HEX(SUM(HEX2DEC([.AD37]);1))" office:value-type="string" office:string-value="C39D" calcext:value-type="string">
            <text:p>C39D</text:p>
          </table:table-cell>
          <table:table-cell table:style-name="ce43" table:formula="of:=DEC2HEX(SUM(HEX2DEC([.AE37]);1))" office:value-type="string" office:string-value="C39E" calcext:value-type="string">
            <text:p>C39E</text:p>
          </table:table-cell>
          <table:table-cell table:style-name="ce43" table:formula="of:=DEC2HEX(SUM(HEX2DEC([.AF37]);1))" office:value-type="string" office:string-value="C39F" calcext:value-type="string">
            <text:p>C3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0]);1))" office:value-type="string" office:string-value="C480" calcext:value-type="string">
            <text:p>C480</text:p>
          </table:table-cell>
          <table:table-cell table:style-name="ce43" table:formula="of:=DEC2HEX(SUM(HEX2DEC([.B38]);1))" office:value-type="string" office:string-value="C481" calcext:value-type="string">
            <text:p>C481</text:p>
          </table:table-cell>
          <table:table-cell table:style-name="ce43" table:formula="of:=DEC2HEX(SUM(HEX2DEC([.C38]);1))" office:value-type="string" office:string-value="C482" calcext:value-type="string">
            <text:p>C482</text:p>
          </table:table-cell>
          <table:table-cell table:style-name="ce43" table:formula="of:=DEC2HEX(SUM(HEX2DEC([.D38]);1))" office:value-type="string" office:string-value="C483" calcext:value-type="string">
            <text:p>C483</text:p>
          </table:table-cell>
          <table:table-cell table:style-name="ce43" table:formula="of:=DEC2HEX(SUM(HEX2DEC([.E38]);1))" office:value-type="string" office:string-value="C484" calcext:value-type="string">
            <text:p>C484</text:p>
          </table:table-cell>
          <table:table-cell table:style-name="ce43" table:formula="of:=DEC2HEX(SUM(HEX2DEC([.F38]);1))" office:value-type="string" office:string-value="C485" calcext:value-type="string">
            <text:p>C485</text:p>
          </table:table-cell>
          <table:table-cell table:style-name="ce43" table:formula="of:=DEC2HEX(SUM(HEX2DEC([.G38]);1))" office:value-type="string" office:string-value="C486" calcext:value-type="string">
            <text:p>C486</text:p>
          </table:table-cell>
          <table:table-cell table:style-name="ce43" table:formula="of:=DEC2HEX(SUM(HEX2DEC([.H38]);1))" office:value-type="string" office:string-value="C487" calcext:value-type="string">
            <text:p>C487</text:p>
          </table:table-cell>
          <table:table-cell table:style-name="ce43" table:formula="of:=DEC2HEX(SUM(HEX2DEC([.I38]);1))" office:value-type="string" office:string-value="C488" calcext:value-type="string">
            <text:p>C488</text:p>
          </table:table-cell>
          <table:table-cell table:style-name="ce43" table:formula="of:=DEC2HEX(SUM(HEX2DEC([.J38]);1))" office:value-type="string" office:string-value="C489" calcext:value-type="string">
            <text:p>C489</text:p>
          </table:table-cell>
          <table:table-cell table:style-name="ce43" table:formula="of:=DEC2HEX(SUM(HEX2DEC([.K38]);1))" office:value-type="string" office:string-value="C48A" calcext:value-type="string">
            <text:p>C48A</text:p>
          </table:table-cell>
          <table:table-cell table:style-name="ce43" table:formula="of:=DEC2HEX(SUM(HEX2DEC([.L38]);1))" office:value-type="string" office:string-value="C48B" calcext:value-type="string">
            <text:p>C48B</text:p>
          </table:table-cell>
          <table:table-cell table:style-name="ce43" table:formula="of:=DEC2HEX(SUM(HEX2DEC([.M38]);1))" office:value-type="string" office:string-value="C48C" calcext:value-type="string">
            <text:p>C48C</text:p>
          </table:table-cell>
          <table:table-cell table:style-name="ce43" table:formula="of:=DEC2HEX(SUM(HEX2DEC([.N38]);1))" office:value-type="string" office:string-value="C48D" calcext:value-type="string">
            <text:p>C48D</text:p>
          </table:table-cell>
          <table:table-cell table:style-name="ce43" table:formula="of:=DEC2HEX(SUM(HEX2DEC([.O38]);1))" office:value-type="string" office:string-value="C48E" calcext:value-type="string">
            <text:p>C48E</text:p>
          </table:table-cell>
          <table:table-cell table:style-name="ce43" table:formula="of:=DEC2HEX(SUM(HEX2DEC([.P38]);1))" office:value-type="string" office:string-value="C48F" calcext:value-type="string">
            <text:p>C48F</text:p>
          </table:table-cell>
          <table:table-cell table:style-name="ce43" table:formula="of:=DEC2HEX(SUM(HEX2DEC([.Q38]);1))" office:value-type="string" office:string-value="C490" calcext:value-type="string">
            <text:p>C490</text:p>
          </table:table-cell>
          <table:table-cell table:style-name="ce43" table:formula="of:=DEC2HEX(SUM(HEX2DEC([.R38]);1))" office:value-type="string" office:string-value="C491" calcext:value-type="string">
            <text:p>C491</text:p>
          </table:table-cell>
          <table:table-cell table:style-name="ce43" table:formula="of:=DEC2HEX(SUM(HEX2DEC([.S38]);1))" office:value-type="string" office:string-value="C492" calcext:value-type="string">
            <text:p>C492</text:p>
          </table:table-cell>
          <table:table-cell table:style-name="ce43" table:formula="of:=DEC2HEX(SUM(HEX2DEC([.T38]);1))" office:value-type="string" office:string-value="C493" calcext:value-type="string">
            <text:p>C493</text:p>
          </table:table-cell>
          <table:table-cell table:style-name="ce43" table:formula="of:=DEC2HEX(SUM(HEX2DEC([.U38]);1))" office:value-type="string" office:string-value="C494" calcext:value-type="string">
            <text:p>C494</text:p>
          </table:table-cell>
          <table:table-cell table:style-name="ce43" table:formula="of:=DEC2HEX(SUM(HEX2DEC([.V38]);1))" office:value-type="string" office:string-value="C495" calcext:value-type="string">
            <text:p>C495</text:p>
          </table:table-cell>
          <table:table-cell table:style-name="ce43" table:formula="of:=DEC2HEX(SUM(HEX2DEC([.W38]);1))" office:value-type="string" office:string-value="C496" calcext:value-type="string">
            <text:p>C496</text:p>
          </table:table-cell>
          <table:table-cell table:style-name="ce43" table:formula="of:=DEC2HEX(SUM(HEX2DEC([.X38]);1))" office:value-type="string" office:string-value="C497" calcext:value-type="string">
            <text:p>C497</text:p>
          </table:table-cell>
          <table:table-cell table:style-name="ce43" table:formula="of:=DEC2HEX(SUM(HEX2DEC([.Y38]);1))" office:value-type="string" office:string-value="C498" calcext:value-type="string">
            <text:p>C498</text:p>
          </table:table-cell>
          <table:table-cell table:style-name="ce43" table:formula="of:=DEC2HEX(SUM(HEX2DEC([.Z38]);1))" office:value-type="string" office:string-value="C499" calcext:value-type="string">
            <text:p>C499</text:p>
          </table:table-cell>
          <table:table-cell table:style-name="ce43" table:formula="of:=DEC2HEX(SUM(HEX2DEC([.AA38]);1))" office:value-type="string" office:string-value="C49A" calcext:value-type="string">
            <text:p>C49A</text:p>
          </table:table-cell>
          <table:table-cell table:style-name="ce43" table:formula="of:=DEC2HEX(SUM(HEX2DEC([.AB38]);1))" office:value-type="string" office:string-value="C49B" calcext:value-type="string">
            <text:p>C49B</text:p>
          </table:table-cell>
          <table:table-cell table:style-name="ce43" table:formula="of:=DEC2HEX(SUM(HEX2DEC([.AC38]);1))" office:value-type="string" office:string-value="C49C" calcext:value-type="string">
            <text:p>C49C</text:p>
          </table:table-cell>
          <table:table-cell table:style-name="ce43" table:formula="of:=DEC2HEX(SUM(HEX2DEC([.AD38]);1))" office:value-type="string" office:string-value="C49D" calcext:value-type="string">
            <text:p>C49D</text:p>
          </table:table-cell>
          <table:table-cell table:style-name="ce43" table:formula="of:=DEC2HEX(SUM(HEX2DEC([.AE38]);1))" office:value-type="string" office:string-value="C49E" calcext:value-type="string">
            <text:p>C49E</text:p>
          </table:table-cell>
          <table:table-cell table:style-name="ce43" table:formula="of:=DEC2HEX(SUM(HEX2DEC([.AF38]);1))" office:value-type="string" office:string-value="C49F" calcext:value-type="string">
            <text:p>C4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1]);1))" office:value-type="string" office:string-value="C580" calcext:value-type="string">
            <text:p>C580</text:p>
          </table:table-cell>
          <table:table-cell table:style-name="ce43" table:formula="of:=DEC2HEX(SUM(HEX2DEC([.B39]);1))" office:value-type="string" office:string-value="C581" calcext:value-type="string">
            <text:p>C581</text:p>
          </table:table-cell>
          <table:table-cell table:style-name="ce43" table:formula="of:=DEC2HEX(SUM(HEX2DEC([.C39]);1))" office:value-type="string" office:string-value="C582" calcext:value-type="string">
            <text:p>C582</text:p>
          </table:table-cell>
          <table:table-cell table:style-name="ce43" table:formula="of:=DEC2HEX(SUM(HEX2DEC([.D39]);1))" office:value-type="string" office:string-value="C583" calcext:value-type="string">
            <text:p>C583</text:p>
          </table:table-cell>
          <table:table-cell table:style-name="ce43" table:formula="of:=DEC2HEX(SUM(HEX2DEC([.E39]);1))" office:value-type="string" office:string-value="C584" calcext:value-type="string">
            <text:p>C584</text:p>
          </table:table-cell>
          <table:table-cell table:style-name="ce43" table:formula="of:=DEC2HEX(SUM(HEX2DEC([.F39]);1))" office:value-type="string" office:string-value="C585" calcext:value-type="string">
            <text:p>C585</text:p>
          </table:table-cell>
          <table:table-cell table:style-name="ce43" table:formula="of:=DEC2HEX(SUM(HEX2DEC([.G39]);1))" office:value-type="string" office:string-value="C586" calcext:value-type="string">
            <text:p>C586</text:p>
          </table:table-cell>
          <table:table-cell table:style-name="ce43" table:formula="of:=DEC2HEX(SUM(HEX2DEC([.H39]);1))" office:value-type="string" office:string-value="C587" calcext:value-type="string">
            <text:p>C587</text:p>
          </table:table-cell>
          <table:table-cell table:style-name="ce43" table:formula="of:=DEC2HEX(SUM(HEX2DEC([.I39]);1))" office:value-type="string" office:string-value="C588" calcext:value-type="string">
            <text:p>C588</text:p>
          </table:table-cell>
          <table:table-cell table:style-name="ce43" table:formula="of:=DEC2HEX(SUM(HEX2DEC([.J39]);1))" office:value-type="string" office:string-value="C589" calcext:value-type="string">
            <text:p>C589</text:p>
          </table:table-cell>
          <table:table-cell table:style-name="ce43" table:formula="of:=DEC2HEX(SUM(HEX2DEC([.K39]);1))" office:value-type="string" office:string-value="C58A" calcext:value-type="string">
            <text:p>C58A</text:p>
          </table:table-cell>
          <table:table-cell table:style-name="ce43" table:formula="of:=DEC2HEX(SUM(HEX2DEC([.L39]);1))" office:value-type="string" office:string-value="C58B" calcext:value-type="string">
            <text:p>C58B</text:p>
          </table:table-cell>
          <table:table-cell table:style-name="ce43" table:formula="of:=DEC2HEX(SUM(HEX2DEC([.M39]);1))" office:value-type="string" office:string-value="C58C" calcext:value-type="string">
            <text:p>C58C</text:p>
          </table:table-cell>
          <table:table-cell table:style-name="ce43" table:formula="of:=DEC2HEX(SUM(HEX2DEC([.N39]);1))" office:value-type="string" office:string-value="C58D" calcext:value-type="string">
            <text:p>C58D</text:p>
          </table:table-cell>
          <table:table-cell table:style-name="ce43" table:formula="of:=DEC2HEX(SUM(HEX2DEC([.O39]);1))" office:value-type="string" office:string-value="C58E" calcext:value-type="string">
            <text:p>C58E</text:p>
          </table:table-cell>
          <table:table-cell table:style-name="ce43" table:formula="of:=DEC2HEX(SUM(HEX2DEC([.P39]);1))" office:value-type="string" office:string-value="C58F" calcext:value-type="string">
            <text:p>C58F</text:p>
          </table:table-cell>
          <table:table-cell table:style-name="ce43" table:formula="of:=DEC2HEX(SUM(HEX2DEC([.Q39]);1))" office:value-type="string" office:string-value="C590" calcext:value-type="string">
            <text:p>C590</text:p>
          </table:table-cell>
          <table:table-cell table:style-name="ce43" table:formula="of:=DEC2HEX(SUM(HEX2DEC([.R39]);1))" office:value-type="string" office:string-value="C591" calcext:value-type="string">
            <text:p>C591</text:p>
          </table:table-cell>
          <table:table-cell table:style-name="ce43" table:formula="of:=DEC2HEX(SUM(HEX2DEC([.S39]);1))" office:value-type="string" office:string-value="C592" calcext:value-type="string">
            <text:p>C592</text:p>
          </table:table-cell>
          <table:table-cell table:style-name="ce43" table:formula="of:=DEC2HEX(SUM(HEX2DEC([.T39]);1))" office:value-type="string" office:string-value="C593" calcext:value-type="string">
            <text:p>C593</text:p>
          </table:table-cell>
          <table:table-cell table:style-name="ce43" table:formula="of:=DEC2HEX(SUM(HEX2DEC([.U39]);1))" office:value-type="string" office:string-value="C594" calcext:value-type="string">
            <text:p>C594</text:p>
          </table:table-cell>
          <table:table-cell table:style-name="ce43" table:formula="of:=DEC2HEX(SUM(HEX2DEC([.V39]);1))" office:value-type="string" office:string-value="C595" calcext:value-type="string">
            <text:p>C595</text:p>
          </table:table-cell>
          <table:table-cell table:style-name="ce43" table:formula="of:=DEC2HEX(SUM(HEX2DEC([.W39]);1))" office:value-type="string" office:string-value="C596" calcext:value-type="string">
            <text:p>C596</text:p>
          </table:table-cell>
          <table:table-cell table:style-name="ce43" table:formula="of:=DEC2HEX(SUM(HEX2DEC([.X39]);1))" office:value-type="string" office:string-value="C597" calcext:value-type="string">
            <text:p>C597</text:p>
          </table:table-cell>
          <table:table-cell table:style-name="ce43" table:formula="of:=DEC2HEX(SUM(HEX2DEC([.Y39]);1))" office:value-type="string" office:string-value="C598" calcext:value-type="string">
            <text:p>C598</text:p>
          </table:table-cell>
          <table:table-cell table:style-name="ce43" table:formula="of:=DEC2HEX(SUM(HEX2DEC([.Z39]);1))" office:value-type="string" office:string-value="C599" calcext:value-type="string">
            <text:p>C599</text:p>
          </table:table-cell>
          <table:table-cell table:style-name="ce43" table:formula="of:=DEC2HEX(SUM(HEX2DEC([.AA39]);1))" office:value-type="string" office:string-value="C59A" calcext:value-type="string">
            <text:p>C59A</text:p>
          </table:table-cell>
          <table:table-cell table:style-name="ce43" table:formula="of:=DEC2HEX(SUM(HEX2DEC([.AB39]);1))" office:value-type="string" office:string-value="C59B" calcext:value-type="string">
            <text:p>C59B</text:p>
          </table:table-cell>
          <table:table-cell table:style-name="ce43" table:formula="of:=DEC2HEX(SUM(HEX2DEC([.AC39]);1))" office:value-type="string" office:string-value="C59C" calcext:value-type="string">
            <text:p>C59C</text:p>
          </table:table-cell>
          <table:table-cell table:style-name="ce43" table:formula="of:=DEC2HEX(SUM(HEX2DEC([.AD39]);1))" office:value-type="string" office:string-value="C59D" calcext:value-type="string">
            <text:p>C59D</text:p>
          </table:table-cell>
          <table:table-cell table:style-name="ce43" table:formula="of:=DEC2HEX(SUM(HEX2DEC([.AE39]);1))" office:value-type="string" office:string-value="C59E" calcext:value-type="string">
            <text:p>C59E</text:p>
          </table:table-cell>
          <table:table-cell table:style-name="ce43" table:formula="of:=DEC2HEX(SUM(HEX2DEC([.AF39]);1))" office:value-type="string" office:string-value="C59F" calcext:value-type="string">
            <text:p>C59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32]);1))" office:value-type="string" office:string-value="C680" calcext:value-type="string">
            <text:p>C680</text:p>
          </table:table-cell>
          <table:table-cell table:style-name="ce43" table:formula="of:=DEC2HEX(SUM(HEX2DEC([.B40]);1))" office:value-type="string" office:string-value="C681" calcext:value-type="string">
            <text:p>C681</text:p>
          </table:table-cell>
          <table:table-cell table:style-name="ce43" table:formula="of:=DEC2HEX(SUM(HEX2DEC([.C40]);1))" office:value-type="string" office:string-value="C682" calcext:value-type="string">
            <text:p>C682</text:p>
          </table:table-cell>
          <table:table-cell table:style-name="ce43" table:formula="of:=DEC2HEX(SUM(HEX2DEC([.D40]);1))" office:value-type="string" office:string-value="C683" calcext:value-type="string">
            <text:p>C683</text:p>
          </table:table-cell>
          <table:table-cell table:style-name="ce43" table:formula="of:=DEC2HEX(SUM(HEX2DEC([.E40]);1))" office:value-type="string" office:string-value="C684" calcext:value-type="string">
            <text:p>C684</text:p>
          </table:table-cell>
          <table:table-cell table:style-name="ce43" table:formula="of:=DEC2HEX(SUM(HEX2DEC([.F40]);1))" office:value-type="string" office:string-value="C685" calcext:value-type="string">
            <text:p>C685</text:p>
          </table:table-cell>
          <table:table-cell table:style-name="ce43" table:formula="of:=DEC2HEX(SUM(HEX2DEC([.G40]);1))" office:value-type="string" office:string-value="C686" calcext:value-type="string">
            <text:p>C686</text:p>
          </table:table-cell>
          <table:table-cell table:style-name="ce43" table:formula="of:=DEC2HEX(SUM(HEX2DEC([.H40]);1))" office:value-type="string" office:string-value="C687" calcext:value-type="string">
            <text:p>C687</text:p>
          </table:table-cell>
          <table:table-cell table:style-name="ce43" table:formula="of:=DEC2HEX(SUM(HEX2DEC([.I40]);1))" office:value-type="string" office:string-value="C688" calcext:value-type="string">
            <text:p>C688</text:p>
          </table:table-cell>
          <table:table-cell table:style-name="ce43" table:formula="of:=DEC2HEX(SUM(HEX2DEC([.J40]);1))" office:value-type="string" office:string-value="C689" calcext:value-type="string">
            <text:p>C689</text:p>
          </table:table-cell>
          <table:table-cell table:style-name="ce43" table:formula="of:=DEC2HEX(SUM(HEX2DEC([.K40]);1))" office:value-type="string" office:string-value="C68A" calcext:value-type="string">
            <text:p>C68A</text:p>
          </table:table-cell>
          <table:table-cell table:style-name="ce43" table:formula="of:=DEC2HEX(SUM(HEX2DEC([.L40]);1))" office:value-type="string" office:string-value="C68B" calcext:value-type="string">
            <text:p>C68B</text:p>
          </table:table-cell>
          <table:table-cell table:style-name="ce43" table:formula="of:=DEC2HEX(SUM(HEX2DEC([.M40]);1))" office:value-type="string" office:string-value="C68C" calcext:value-type="string">
            <text:p>C68C</text:p>
          </table:table-cell>
          <table:table-cell table:style-name="ce43" table:formula="of:=DEC2HEX(SUM(HEX2DEC([.N40]);1))" office:value-type="string" office:string-value="C68D" calcext:value-type="string">
            <text:p>C68D</text:p>
          </table:table-cell>
          <table:table-cell table:style-name="ce43" table:formula="of:=DEC2HEX(SUM(HEX2DEC([.O40]);1))" office:value-type="string" office:string-value="C68E" calcext:value-type="string">
            <text:p>C68E</text:p>
          </table:table-cell>
          <table:table-cell table:style-name="ce43" table:formula="of:=DEC2HEX(SUM(HEX2DEC([.P40]);1))" office:value-type="string" office:string-value="C68F" calcext:value-type="string">
            <text:p>C68F</text:p>
          </table:table-cell>
          <table:table-cell table:style-name="ce43" table:formula="of:=DEC2HEX(SUM(HEX2DEC([.Q40]);1))" office:value-type="string" office:string-value="C690" calcext:value-type="string">
            <text:p>C690</text:p>
          </table:table-cell>
          <table:table-cell table:style-name="ce43" table:formula="of:=DEC2HEX(SUM(HEX2DEC([.R40]);1))" office:value-type="string" office:string-value="C691" calcext:value-type="string">
            <text:p>C691</text:p>
          </table:table-cell>
          <table:table-cell table:style-name="ce43" table:formula="of:=DEC2HEX(SUM(HEX2DEC([.S40]);1))" office:value-type="string" office:string-value="C692" calcext:value-type="string">
            <text:p>C692</text:p>
          </table:table-cell>
          <table:table-cell table:style-name="ce43" table:formula="of:=DEC2HEX(SUM(HEX2DEC([.T40]);1))" office:value-type="string" office:string-value="C693" calcext:value-type="string">
            <text:p>C693</text:p>
          </table:table-cell>
          <table:table-cell table:style-name="ce43" table:formula="of:=DEC2HEX(SUM(HEX2DEC([.U40]);1))" office:value-type="string" office:string-value="C694" calcext:value-type="string">
            <text:p>C694</text:p>
          </table:table-cell>
          <table:table-cell table:style-name="ce43" table:formula="of:=DEC2HEX(SUM(HEX2DEC([.V40]);1))" office:value-type="string" office:string-value="C695" calcext:value-type="string">
            <text:p>C695</text:p>
          </table:table-cell>
          <table:table-cell table:style-name="ce43" table:formula="of:=DEC2HEX(SUM(HEX2DEC([.W40]);1))" office:value-type="string" office:string-value="C696" calcext:value-type="string">
            <text:p>C696</text:p>
          </table:table-cell>
          <table:table-cell table:style-name="ce43" table:formula="of:=DEC2HEX(SUM(HEX2DEC([.X40]);1))" office:value-type="string" office:string-value="C697" calcext:value-type="string">
            <text:p>C697</text:p>
          </table:table-cell>
          <table:table-cell table:style-name="ce43" table:formula="of:=DEC2HEX(SUM(HEX2DEC([.Y40]);1))" office:value-type="string" office:string-value="C698" calcext:value-type="string">
            <text:p>C698</text:p>
          </table:table-cell>
          <table:table-cell table:style-name="ce43" table:formula="of:=DEC2HEX(SUM(HEX2DEC([.Z40]);1))" office:value-type="string" office:string-value="C699" calcext:value-type="string">
            <text:p>C699</text:p>
          </table:table-cell>
          <table:table-cell table:style-name="ce43" table:formula="of:=DEC2HEX(SUM(HEX2DEC([.AA40]);1))" office:value-type="string" office:string-value="C69A" calcext:value-type="string">
            <text:p>C69A</text:p>
          </table:table-cell>
          <table:table-cell table:style-name="ce43" table:formula="of:=DEC2HEX(SUM(HEX2DEC([.AB40]);1))" office:value-type="string" office:string-value="C69B" calcext:value-type="string">
            <text:p>C69B</text:p>
          </table:table-cell>
          <table:table-cell table:style-name="ce43" table:formula="of:=DEC2HEX(SUM(HEX2DEC([.AC40]);1))" office:value-type="string" office:string-value="C69C" calcext:value-type="string">
            <text:p>C69C</text:p>
          </table:table-cell>
          <table:table-cell table:style-name="ce43" table:formula="of:=DEC2HEX(SUM(HEX2DEC([.AD40]);1))" office:value-type="string" office:string-value="C69D" calcext:value-type="string">
            <text:p>C69D</text:p>
          </table:table-cell>
          <table:table-cell table:style-name="ce43" table:formula="of:=DEC2HEX(SUM(HEX2DEC([.AE40]);1))" office:value-type="string" office:string-value="C69E" calcext:value-type="string">
            <text:p>C69E</text:p>
          </table:table-cell>
          <table:table-cell table:style-name="ce43" table:formula="of:=DEC2HEX(SUM(HEX2DEC([.AF40]);1))" office:value-type="string" office:string-value="C69F" calcext:value-type="string">
            <text:p>C69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33]);1))" office:value-type="string" office:string-value="C780" calcext:value-type="string">
            <text:p>C780</text:p>
          </table:table-cell>
          <table:table-cell table:style-name="ce43" table:formula="of:=DEC2HEX(SUM(HEX2DEC([.B41]);1))" office:value-type="string" office:string-value="C781" calcext:value-type="string">
            <text:p>C781</text:p>
          </table:table-cell>
          <table:table-cell table:style-name="ce43" table:formula="of:=DEC2HEX(SUM(HEX2DEC([.C41]);1))" office:value-type="string" office:string-value="C782" calcext:value-type="string">
            <text:p>C782</text:p>
          </table:table-cell>
          <table:table-cell table:style-name="ce43" table:formula="of:=DEC2HEX(SUM(HEX2DEC([.D41]);1))" office:value-type="string" office:string-value="C783" calcext:value-type="string">
            <text:p>C783</text:p>
          </table:table-cell>
          <table:table-cell table:style-name="ce43" table:formula="of:=DEC2HEX(SUM(HEX2DEC([.E41]);1))" office:value-type="string" office:string-value="C784" calcext:value-type="string">
            <text:p>C784</text:p>
          </table:table-cell>
          <table:table-cell table:style-name="ce43" table:formula="of:=DEC2HEX(SUM(HEX2DEC([.F41]);1))" office:value-type="string" office:string-value="C785" calcext:value-type="string">
            <text:p>C785</text:p>
          </table:table-cell>
          <table:table-cell table:style-name="ce43" table:formula="of:=DEC2HEX(SUM(HEX2DEC([.G41]);1))" office:value-type="string" office:string-value="C786" calcext:value-type="string">
            <text:p>C786</text:p>
          </table:table-cell>
          <table:table-cell table:style-name="ce43" table:formula="of:=DEC2HEX(SUM(HEX2DEC([.H41]);1))" office:value-type="string" office:string-value="C787" calcext:value-type="string">
            <text:p>C787</text:p>
          </table:table-cell>
          <table:table-cell table:style-name="ce43" table:formula="of:=DEC2HEX(SUM(HEX2DEC([.I41]);1))" office:value-type="string" office:string-value="C788" calcext:value-type="string">
            <text:p>C788</text:p>
          </table:table-cell>
          <table:table-cell table:style-name="ce43" table:formula="of:=DEC2HEX(SUM(HEX2DEC([.J41]);1))" office:value-type="string" office:string-value="C789" calcext:value-type="string">
            <text:p>C789</text:p>
          </table:table-cell>
          <table:table-cell table:style-name="ce43" table:formula="of:=DEC2HEX(SUM(HEX2DEC([.K41]);1))" office:value-type="string" office:string-value="C78A" calcext:value-type="string">
            <text:p>C78A</text:p>
          </table:table-cell>
          <table:table-cell table:style-name="ce43" table:formula="of:=DEC2HEX(SUM(HEX2DEC([.L41]);1))" office:value-type="string" office:string-value="C78B" calcext:value-type="string">
            <text:p>C78B</text:p>
          </table:table-cell>
          <table:table-cell table:style-name="ce43" table:formula="of:=DEC2HEX(SUM(HEX2DEC([.M41]);1))" office:value-type="string" office:string-value="C78C" calcext:value-type="string">
            <text:p>C78C</text:p>
          </table:table-cell>
          <table:table-cell table:style-name="ce43" table:formula="of:=DEC2HEX(SUM(HEX2DEC([.N41]);1))" office:value-type="string" office:string-value="C78D" calcext:value-type="string">
            <text:p>C78D</text:p>
          </table:table-cell>
          <table:table-cell table:style-name="ce43" table:formula="of:=DEC2HEX(SUM(HEX2DEC([.O41]);1))" office:value-type="string" office:string-value="C78E" calcext:value-type="string">
            <text:p>C78E</text:p>
          </table:table-cell>
          <table:table-cell table:style-name="ce43" table:formula="of:=DEC2HEX(SUM(HEX2DEC([.P41]);1))" office:value-type="string" office:string-value="C78F" calcext:value-type="string">
            <text:p>C78F</text:p>
          </table:table-cell>
          <table:table-cell table:style-name="ce43" table:formula="of:=DEC2HEX(SUM(HEX2DEC([.Q41]);1))" office:value-type="string" office:string-value="C790" calcext:value-type="string">
            <text:p>C790</text:p>
          </table:table-cell>
          <table:table-cell table:style-name="ce43" table:formula="of:=DEC2HEX(SUM(HEX2DEC([.R41]);1))" office:value-type="string" office:string-value="C791" calcext:value-type="string">
            <text:p>C791</text:p>
          </table:table-cell>
          <table:table-cell table:style-name="ce43" table:formula="of:=DEC2HEX(SUM(HEX2DEC([.S41]);1))" office:value-type="string" office:string-value="C792" calcext:value-type="string">
            <text:p>C792</text:p>
          </table:table-cell>
          <table:table-cell table:style-name="ce43" table:formula="of:=DEC2HEX(SUM(HEX2DEC([.T41]);1))" office:value-type="string" office:string-value="C793" calcext:value-type="string">
            <text:p>C793</text:p>
          </table:table-cell>
          <table:table-cell table:style-name="ce43" table:formula="of:=DEC2HEX(SUM(HEX2DEC([.U41]);1))" office:value-type="string" office:string-value="C794" calcext:value-type="string">
            <text:p>C794</text:p>
          </table:table-cell>
          <table:table-cell table:style-name="ce43" table:formula="of:=DEC2HEX(SUM(HEX2DEC([.V41]);1))" office:value-type="string" office:string-value="C795" calcext:value-type="string">
            <text:p>C795</text:p>
          </table:table-cell>
          <table:table-cell table:style-name="ce43" table:formula="of:=DEC2HEX(SUM(HEX2DEC([.W41]);1))" office:value-type="string" office:string-value="C796" calcext:value-type="string">
            <text:p>C796</text:p>
          </table:table-cell>
          <table:table-cell table:style-name="ce43" table:formula="of:=DEC2HEX(SUM(HEX2DEC([.X41]);1))" office:value-type="string" office:string-value="C797" calcext:value-type="string">
            <text:p>C797</text:p>
          </table:table-cell>
          <table:table-cell table:style-name="ce43" table:formula="of:=DEC2HEX(SUM(HEX2DEC([.Y41]);1))" office:value-type="string" office:string-value="C798" calcext:value-type="string">
            <text:p>C798</text:p>
          </table:table-cell>
          <table:table-cell table:style-name="ce43" table:formula="of:=DEC2HEX(SUM(HEX2DEC([.Z41]);1))" office:value-type="string" office:string-value="C799" calcext:value-type="string">
            <text:p>C799</text:p>
          </table:table-cell>
          <table:table-cell table:style-name="ce43" table:formula="of:=DEC2HEX(SUM(HEX2DEC([.AA41]);1))" office:value-type="string" office:string-value="C79A" calcext:value-type="string">
            <text:p>C79A</text:p>
          </table:table-cell>
          <table:table-cell table:style-name="ce43" table:formula="of:=DEC2HEX(SUM(HEX2DEC([.AB41]);1))" office:value-type="string" office:string-value="C79B" calcext:value-type="string">
            <text:p>C79B</text:p>
          </table:table-cell>
          <table:table-cell table:style-name="ce43" table:formula="of:=DEC2HEX(SUM(HEX2DEC([.AC41]);1))" office:value-type="string" office:string-value="C79C" calcext:value-type="string">
            <text:p>C79C</text:p>
          </table:table-cell>
          <table:table-cell table:style-name="ce43" table:formula="of:=DEC2HEX(SUM(HEX2DEC([.AD41]);1))" office:value-type="string" office:string-value="C79D" calcext:value-type="string">
            <text:p>C79D</text:p>
          </table:table-cell>
          <table:table-cell table:style-name="ce43" table:formula="of:=DEC2HEX(SUM(HEX2DEC([.AE41]);1))" office:value-type="string" office:string-value="C79E" calcext:value-type="string">
            <text:p>C79E</text:p>
          </table:table-cell>
          <table:table-cell table:style-name="ce43" table:formula="of:=DEC2HEX(SUM(HEX2DEC([.AF41]);1))" office:value-type="string" office:string-value="C79F" calcext:value-type="string">
            <text:p>C79F</text:p>
          </table:table-cell>
          <table:table-cell table:number-columns-repeated="31"/>
        </table:table-row>
        <table:table-row table:style-name="ro2">
          <table:table-cell table:style-name="ce6" office:value-type="string" calcext:value-type="string" table:number-columns-spanned="1" table:number-rows-spanned="8">
            <text:p>5</text:p>
            <text:p>Pixel</text:p>
            <text:p>40-47</text:p>
          </table:table-cell>
          <table:table-cell table:style-name="ce46" table:formula="of:=DEC2HEX(SUM(HEX2DEC([.AG34]);1))" office:value-type="string" office:string-value="C0A0" calcext:value-type="string">
            <text:p>C0A0</text:p>
          </table:table-cell>
          <table:table-cell table:style-name="ce46" table:formula="of:=DEC2HEX(SUM(HEX2DEC([.B42]);1))" office:value-type="string" office:string-value="C0A1" calcext:value-type="string">
            <text:p>C0A1</text:p>
          </table:table-cell>
          <table:table-cell table:style-name="ce46" table:formula="of:=DEC2HEX(SUM(HEX2DEC([.C42]);1))" office:value-type="string" office:string-value="C0A2" calcext:value-type="string">
            <text:p>C0A2</text:p>
          </table:table-cell>
          <table:table-cell table:style-name="ce46" table:formula="of:=DEC2HEX(SUM(HEX2DEC([.D42]);1))" office:value-type="string" office:string-value="C0A3" calcext:value-type="string">
            <text:p>C0A3</text:p>
          </table:table-cell>
          <table:table-cell table:style-name="ce46" table:formula="of:=DEC2HEX(SUM(HEX2DEC([.E42]);1))" office:value-type="string" office:string-value="C0A4" calcext:value-type="string">
            <text:p>C0A4</text:p>
          </table:table-cell>
          <table:table-cell table:style-name="ce46" table:formula="of:=DEC2HEX(SUM(HEX2DEC([.F42]);1))" office:value-type="string" office:string-value="C0A5" calcext:value-type="string">
            <text:p>C0A5</text:p>
          </table:table-cell>
          <table:table-cell table:style-name="ce46" table:formula="of:=DEC2HEX(SUM(HEX2DEC([.G42]);1))" office:value-type="string" office:string-value="C0A6" calcext:value-type="string">
            <text:p>C0A6</text:p>
          </table:table-cell>
          <table:table-cell table:style-name="ce46" table:formula="of:=DEC2HEX(SUM(HEX2DEC([.H42]);1))" office:value-type="string" office:string-value="C0A7" calcext:value-type="string">
            <text:p>C0A7</text:p>
          </table:table-cell>
          <table:table-cell table:style-name="ce46" table:formula="of:=DEC2HEX(SUM(HEX2DEC([.I42]);1))" office:value-type="string" office:string-value="C0A8" calcext:value-type="string">
            <text:p>C0A8</text:p>
          </table:table-cell>
          <table:table-cell table:style-name="ce46" table:formula="of:=DEC2HEX(SUM(HEX2DEC([.J42]);1))" office:value-type="string" office:string-value="C0A9" calcext:value-type="string">
            <text:p>C0A9</text:p>
          </table:table-cell>
          <table:table-cell table:style-name="ce46" table:formula="of:=DEC2HEX(SUM(HEX2DEC([.K42]);1))" office:value-type="string" office:string-value="C0AA" calcext:value-type="string">
            <text:p>C0AA</text:p>
          </table:table-cell>
          <table:table-cell table:style-name="ce46" table:formula="of:=DEC2HEX(SUM(HEX2DEC([.L42]);1))" office:value-type="string" office:string-value="C0AB" calcext:value-type="string">
            <text:p>C0AB</text:p>
          </table:table-cell>
          <table:table-cell table:style-name="ce46" table:formula="of:=DEC2HEX(SUM(HEX2DEC([.M42]);1))" office:value-type="string" office:string-value="C0AC" calcext:value-type="string">
            <text:p>C0AC</text:p>
          </table:table-cell>
          <table:table-cell table:style-name="ce46" table:formula="of:=DEC2HEX(SUM(HEX2DEC([.N42]);1))" office:value-type="string" office:string-value="C0AD" calcext:value-type="string">
            <text:p>C0AD</text:p>
          </table:table-cell>
          <table:table-cell table:style-name="ce46" table:formula="of:=DEC2HEX(SUM(HEX2DEC([.O42]);1))" office:value-type="string" office:string-value="C0AE" calcext:value-type="string">
            <text:p>C0AE</text:p>
          </table:table-cell>
          <table:table-cell table:style-name="ce46" table:formula="of:=DEC2HEX(SUM(HEX2DEC([.P42]);1))" office:value-type="string" office:string-value="C0AF" calcext:value-type="string">
            <text:p>C0AF</text:p>
          </table:table-cell>
          <table:table-cell table:style-name="ce46" table:formula="of:=DEC2HEX(SUM(HEX2DEC([.Q42]);1))" office:value-type="string" office:string-value="C0B0" calcext:value-type="string">
            <text:p>C0B0</text:p>
          </table:table-cell>
          <table:table-cell table:style-name="ce46" table:formula="of:=DEC2HEX(SUM(HEX2DEC([.R42]);1))" office:value-type="string" office:string-value="C0B1" calcext:value-type="string">
            <text:p>C0B1</text:p>
          </table:table-cell>
          <table:table-cell table:style-name="ce46" table:formula="of:=DEC2HEX(SUM(HEX2DEC([.S42]);1))" office:value-type="string" office:string-value="C0B2" calcext:value-type="string">
            <text:p>C0B2</text:p>
          </table:table-cell>
          <table:table-cell table:style-name="ce46" table:formula="of:=DEC2HEX(SUM(HEX2DEC([.T42]);1))" office:value-type="string" office:string-value="C0B3" calcext:value-type="string">
            <text:p>C0B3</text:p>
          </table:table-cell>
          <table:table-cell table:style-name="ce46" table:formula="of:=DEC2HEX(SUM(HEX2DEC([.U42]);1))" office:value-type="string" office:string-value="C0B4" calcext:value-type="string">
            <text:p>C0B4</text:p>
          </table:table-cell>
          <table:table-cell table:style-name="ce46" table:formula="of:=DEC2HEX(SUM(HEX2DEC([.V42]);1))" office:value-type="string" office:string-value="C0B5" calcext:value-type="string">
            <text:p>C0B5</text:p>
          </table:table-cell>
          <table:table-cell table:style-name="ce46" table:formula="of:=DEC2HEX(SUM(HEX2DEC([.W42]);1))" office:value-type="string" office:string-value="C0B6" calcext:value-type="string">
            <text:p>C0B6</text:p>
          </table:table-cell>
          <table:table-cell table:style-name="ce46" table:formula="of:=DEC2HEX(SUM(HEX2DEC([.X42]);1))" office:value-type="string" office:string-value="C0B7" calcext:value-type="string">
            <text:p>C0B7</text:p>
          </table:table-cell>
          <table:table-cell table:style-name="ce46" table:formula="of:=DEC2HEX(SUM(HEX2DEC([.Y42]);1))" office:value-type="string" office:string-value="C0B8" calcext:value-type="string">
            <text:p>C0B8</text:p>
          </table:table-cell>
          <table:table-cell table:style-name="ce46" table:formula="of:=DEC2HEX(SUM(HEX2DEC([.Z42]);1))" office:value-type="string" office:string-value="C0B9" calcext:value-type="string">
            <text:p>C0B9</text:p>
          </table:table-cell>
          <table:table-cell table:style-name="ce46" table:formula="of:=DEC2HEX(SUM(HEX2DEC([.AA42]);1))" office:value-type="string" office:string-value="C0BA" calcext:value-type="string">
            <text:p>C0BA</text:p>
          </table:table-cell>
          <table:table-cell table:style-name="ce46" table:formula="of:=DEC2HEX(SUM(HEX2DEC([.AB42]);1))" office:value-type="string" office:string-value="C0BB" calcext:value-type="string">
            <text:p>C0BB</text:p>
          </table:table-cell>
          <table:table-cell table:style-name="ce46" table:formula="of:=DEC2HEX(SUM(HEX2DEC([.AC42]);1))" office:value-type="string" office:string-value="C0BC" calcext:value-type="string">
            <text:p>C0BC</text:p>
          </table:table-cell>
          <table:table-cell table:style-name="ce46" table:formula="of:=DEC2HEX(SUM(HEX2DEC([.AD42]);1))" office:value-type="string" office:string-value="C0BD" calcext:value-type="string">
            <text:p>C0BD</text:p>
          </table:table-cell>
          <table:table-cell table:style-name="ce46" table:formula="of:=DEC2HEX(SUM(HEX2DEC([.AE42]);1))" office:value-type="string" office:string-value="C0BE" calcext:value-type="string">
            <text:p>C0BE</text:p>
          </table:table-cell>
          <table:table-cell table:style-name="ce46" table:formula="of:=DEC2HEX(SUM(HEX2DEC([.AF42]);1))" office:value-type="string" office:string-value="C0BF" calcext:value-type="string">
            <text:p>C0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3" table:formula="of:=DEC2HEX(SUM(HEX2DEC([.AG35]);1))" office:value-type="string" office:string-value="C1A0" calcext:value-type="string">
            <text:p>C1A0</text:p>
          </table:table-cell>
          <table:table-cell table:style-name="ce43" table:formula="of:=DEC2HEX(SUM(HEX2DEC([.B43]);1))" office:value-type="string" office:string-value="C1A1" calcext:value-type="string">
            <text:p>C1A1</text:p>
          </table:table-cell>
          <table:table-cell table:style-name="ce43" table:formula="of:=DEC2HEX(SUM(HEX2DEC([.C43]);1))" office:value-type="string" office:string-value="C1A2" calcext:value-type="string">
            <text:p>C1A2</text:p>
          </table:table-cell>
          <table:table-cell table:style-name="ce43" table:formula="of:=DEC2HEX(SUM(HEX2DEC([.D43]);1))" office:value-type="string" office:string-value="C1A3" calcext:value-type="string">
            <text:p>C1A3</text:p>
          </table:table-cell>
          <table:table-cell table:style-name="ce43" table:formula="of:=DEC2HEX(SUM(HEX2DEC([.E43]);1))" office:value-type="string" office:string-value="C1A4" calcext:value-type="string">
            <text:p>C1A4</text:p>
          </table:table-cell>
          <table:table-cell table:style-name="ce43" table:formula="of:=DEC2HEX(SUM(HEX2DEC([.F43]);1))" office:value-type="string" office:string-value="C1A5" calcext:value-type="string">
            <text:p>C1A5</text:p>
          </table:table-cell>
          <table:table-cell table:style-name="ce43" table:formula="of:=DEC2HEX(SUM(HEX2DEC([.G43]);1))" office:value-type="string" office:string-value="C1A6" calcext:value-type="string">
            <text:p>C1A6</text:p>
          </table:table-cell>
          <table:table-cell table:style-name="ce43" table:formula="of:=DEC2HEX(SUM(HEX2DEC([.H43]);1))" office:value-type="string" office:string-value="C1A7" calcext:value-type="string">
            <text:p>C1A7</text:p>
          </table:table-cell>
          <table:table-cell table:style-name="ce43" table:formula="of:=DEC2HEX(SUM(HEX2DEC([.I43]);1))" office:value-type="string" office:string-value="C1A8" calcext:value-type="string">
            <text:p>C1A8</text:p>
          </table:table-cell>
          <table:table-cell table:style-name="ce43" table:formula="of:=DEC2HEX(SUM(HEX2DEC([.J43]);1))" office:value-type="string" office:string-value="C1A9" calcext:value-type="string">
            <text:p>C1A9</text:p>
          </table:table-cell>
          <table:table-cell table:style-name="ce43" table:formula="of:=DEC2HEX(SUM(HEX2DEC([.K43]);1))" office:value-type="string" office:string-value="C1AA" calcext:value-type="string">
            <text:p>C1AA</text:p>
          </table:table-cell>
          <table:table-cell table:style-name="ce43" table:formula="of:=DEC2HEX(SUM(HEX2DEC([.L43]);1))" office:value-type="string" office:string-value="C1AB" calcext:value-type="string">
            <text:p>C1AB</text:p>
          </table:table-cell>
          <table:table-cell table:style-name="ce43" table:formula="of:=DEC2HEX(SUM(HEX2DEC([.M43]);1))" office:value-type="string" office:string-value="C1AC" calcext:value-type="string">
            <text:p>C1AC</text:p>
          </table:table-cell>
          <table:table-cell table:style-name="ce43" table:formula="of:=DEC2HEX(SUM(HEX2DEC([.N43]);1))" office:value-type="string" office:string-value="C1AD" calcext:value-type="string">
            <text:p>C1AD</text:p>
          </table:table-cell>
          <table:table-cell table:style-name="ce43" table:formula="of:=DEC2HEX(SUM(HEX2DEC([.O43]);1))" office:value-type="string" office:string-value="C1AE" calcext:value-type="string">
            <text:p>C1AE</text:p>
          </table:table-cell>
          <table:table-cell table:style-name="ce43" table:formula="of:=DEC2HEX(SUM(HEX2DEC([.P43]);1))" office:value-type="string" office:string-value="C1AF" calcext:value-type="string">
            <text:p>C1AF</text:p>
          </table:table-cell>
          <table:table-cell table:style-name="ce43" table:formula="of:=DEC2HEX(SUM(HEX2DEC([.Q43]);1))" office:value-type="string" office:string-value="C1B0" calcext:value-type="string">
            <text:p>C1B0</text:p>
          </table:table-cell>
          <table:table-cell table:style-name="ce43" table:formula="of:=DEC2HEX(SUM(HEX2DEC([.R43]);1))" office:value-type="string" office:string-value="C1B1" calcext:value-type="string">
            <text:p>C1B1</text:p>
          </table:table-cell>
          <table:table-cell table:style-name="ce43" table:formula="of:=DEC2HEX(SUM(HEX2DEC([.S43]);1))" office:value-type="string" office:string-value="C1B2" calcext:value-type="string">
            <text:p>C1B2</text:p>
          </table:table-cell>
          <table:table-cell table:style-name="ce43" table:formula="of:=DEC2HEX(SUM(HEX2DEC([.T43]);1))" office:value-type="string" office:string-value="C1B3" calcext:value-type="string">
            <text:p>C1B3</text:p>
          </table:table-cell>
          <table:table-cell table:style-name="ce43" table:formula="of:=DEC2HEX(SUM(HEX2DEC([.U43]);1))" office:value-type="string" office:string-value="C1B4" calcext:value-type="string">
            <text:p>C1B4</text:p>
          </table:table-cell>
          <table:table-cell table:style-name="ce43" table:formula="of:=DEC2HEX(SUM(HEX2DEC([.V43]);1))" office:value-type="string" office:string-value="C1B5" calcext:value-type="string">
            <text:p>C1B5</text:p>
          </table:table-cell>
          <table:table-cell table:style-name="ce43" table:formula="of:=DEC2HEX(SUM(HEX2DEC([.W43]);1))" office:value-type="string" office:string-value="C1B6" calcext:value-type="string">
            <text:p>C1B6</text:p>
          </table:table-cell>
          <table:table-cell table:style-name="ce43" table:formula="of:=DEC2HEX(SUM(HEX2DEC([.X43]);1))" office:value-type="string" office:string-value="C1B7" calcext:value-type="string">
            <text:p>C1B7</text:p>
          </table:table-cell>
          <table:table-cell table:style-name="ce43" table:formula="of:=DEC2HEX(SUM(HEX2DEC([.Y43]);1))" office:value-type="string" office:string-value="C1B8" calcext:value-type="string">
            <text:p>C1B8</text:p>
          </table:table-cell>
          <table:table-cell table:style-name="ce43" table:formula="of:=DEC2HEX(SUM(HEX2DEC([.Z43]);1))" office:value-type="string" office:string-value="C1B9" calcext:value-type="string">
            <text:p>C1B9</text:p>
          </table:table-cell>
          <table:table-cell table:style-name="ce43" table:formula="of:=DEC2HEX(SUM(HEX2DEC([.AA43]);1))" office:value-type="string" office:string-value="C1BA" calcext:value-type="string">
            <text:p>C1BA</text:p>
          </table:table-cell>
          <table:table-cell table:style-name="ce43" table:formula="of:=DEC2HEX(SUM(HEX2DEC([.AB43]);1))" office:value-type="string" office:string-value="C1BB" calcext:value-type="string">
            <text:p>C1BB</text:p>
          </table:table-cell>
          <table:table-cell table:style-name="ce43" table:formula="of:=DEC2HEX(SUM(HEX2DEC([.AC43]);1))" office:value-type="string" office:string-value="C1BC" calcext:value-type="string">
            <text:p>C1BC</text:p>
          </table:table-cell>
          <table:table-cell table:style-name="ce43" table:formula="of:=DEC2HEX(SUM(HEX2DEC([.AD43]);1))" office:value-type="string" office:string-value="C1BD" calcext:value-type="string">
            <text:p>C1BD</text:p>
          </table:table-cell>
          <table:table-cell table:style-name="ce43" table:formula="of:=DEC2HEX(SUM(HEX2DEC([.AE43]);1))" office:value-type="string" office:string-value="C1BE" calcext:value-type="string">
            <text:p>C1BE</text:p>
          </table:table-cell>
          <table:table-cell table:style-name="ce43" table:formula="of:=DEC2HEX(SUM(HEX2DEC([.AF43]);1))" office:value-type="string" office:string-value="C1BF" calcext:value-type="string">
            <text:p>C1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6]);1))" office:value-type="string" office:string-value="C2A0" calcext:value-type="string">
            <text:p>C2A0</text:p>
          </table:table-cell>
          <table:table-cell table:style-name="ce43" table:formula="of:=DEC2HEX(SUM(HEX2DEC([.B44]);1))" office:value-type="string" office:string-value="C2A1" calcext:value-type="string">
            <text:p>C2A1</text:p>
          </table:table-cell>
          <table:table-cell table:style-name="ce43" table:formula="of:=DEC2HEX(SUM(HEX2DEC([.C44]);1))" office:value-type="string" office:string-value="C2A2" calcext:value-type="string">
            <text:p>C2A2</text:p>
          </table:table-cell>
          <table:table-cell table:style-name="ce43" table:formula="of:=DEC2HEX(SUM(HEX2DEC([.D44]);1))" office:value-type="string" office:string-value="C2A3" calcext:value-type="string">
            <text:p>C2A3</text:p>
          </table:table-cell>
          <table:table-cell table:style-name="ce43" table:formula="of:=DEC2HEX(SUM(HEX2DEC([.E44]);1))" office:value-type="string" office:string-value="C2A4" calcext:value-type="string">
            <text:p>C2A4</text:p>
          </table:table-cell>
          <table:table-cell table:style-name="ce43" table:formula="of:=DEC2HEX(SUM(HEX2DEC([.F44]);1))" office:value-type="string" office:string-value="C2A5" calcext:value-type="string">
            <text:p>C2A5</text:p>
          </table:table-cell>
          <table:table-cell table:style-name="ce43" table:formula="of:=DEC2HEX(SUM(HEX2DEC([.G44]);1))" office:value-type="string" office:string-value="C2A6" calcext:value-type="string">
            <text:p>C2A6</text:p>
          </table:table-cell>
          <table:table-cell table:style-name="ce43" table:formula="of:=DEC2HEX(SUM(HEX2DEC([.H44]);1))" office:value-type="string" office:string-value="C2A7" calcext:value-type="string">
            <text:p>C2A7</text:p>
          </table:table-cell>
          <table:table-cell table:style-name="ce43" table:formula="of:=DEC2HEX(SUM(HEX2DEC([.I44]);1))" office:value-type="string" office:string-value="C2A8" calcext:value-type="string">
            <text:p>C2A8</text:p>
          </table:table-cell>
          <table:table-cell table:style-name="ce43" table:formula="of:=DEC2HEX(SUM(HEX2DEC([.J44]);1))" office:value-type="string" office:string-value="C2A9" calcext:value-type="string">
            <text:p>C2A9</text:p>
          </table:table-cell>
          <table:table-cell table:style-name="ce43" table:formula="of:=DEC2HEX(SUM(HEX2DEC([.K44]);1))" office:value-type="string" office:string-value="C2AA" calcext:value-type="string">
            <text:p>C2AA</text:p>
          </table:table-cell>
          <table:table-cell table:style-name="ce43" table:formula="of:=DEC2HEX(SUM(HEX2DEC([.L44]);1))" office:value-type="string" office:string-value="C2AB" calcext:value-type="string">
            <text:p>C2AB</text:p>
          </table:table-cell>
          <table:table-cell table:style-name="ce43" table:formula="of:=DEC2HEX(SUM(HEX2DEC([.M44]);1))" office:value-type="string" office:string-value="C2AC" calcext:value-type="string">
            <text:p>C2AC</text:p>
          </table:table-cell>
          <table:table-cell table:style-name="ce43" table:formula="of:=DEC2HEX(SUM(HEX2DEC([.N44]);1))" office:value-type="string" office:string-value="C2AD" calcext:value-type="string">
            <text:p>C2AD</text:p>
          </table:table-cell>
          <table:table-cell table:style-name="ce43" table:formula="of:=DEC2HEX(SUM(HEX2DEC([.O44]);1))" office:value-type="string" office:string-value="C2AE" calcext:value-type="string">
            <text:p>C2AE</text:p>
          </table:table-cell>
          <table:table-cell table:style-name="ce43" table:formula="of:=DEC2HEX(SUM(HEX2DEC([.P44]);1))" office:value-type="string" office:string-value="C2AF" calcext:value-type="string">
            <text:p>C2AF</text:p>
          </table:table-cell>
          <table:table-cell table:style-name="ce43" table:formula="of:=DEC2HEX(SUM(HEX2DEC([.Q44]);1))" office:value-type="string" office:string-value="C2B0" calcext:value-type="string">
            <text:p>C2B0</text:p>
          </table:table-cell>
          <table:table-cell table:style-name="ce43" table:formula="of:=DEC2HEX(SUM(HEX2DEC([.R44]);1))" office:value-type="string" office:string-value="C2B1" calcext:value-type="string">
            <text:p>C2B1</text:p>
          </table:table-cell>
          <table:table-cell table:style-name="ce43" table:formula="of:=DEC2HEX(SUM(HEX2DEC([.S44]);1))" office:value-type="string" office:string-value="C2B2" calcext:value-type="string">
            <text:p>C2B2</text:p>
          </table:table-cell>
          <table:table-cell table:style-name="ce43" table:formula="of:=DEC2HEX(SUM(HEX2DEC([.T44]);1))" office:value-type="string" office:string-value="C2B3" calcext:value-type="string">
            <text:p>C2B3</text:p>
          </table:table-cell>
          <table:table-cell table:style-name="ce43" table:formula="of:=DEC2HEX(SUM(HEX2DEC([.U44]);1))" office:value-type="string" office:string-value="C2B4" calcext:value-type="string">
            <text:p>C2B4</text:p>
          </table:table-cell>
          <table:table-cell table:style-name="ce43" table:formula="of:=DEC2HEX(SUM(HEX2DEC([.V44]);1))" office:value-type="string" office:string-value="C2B5" calcext:value-type="string">
            <text:p>C2B5</text:p>
          </table:table-cell>
          <table:table-cell table:style-name="ce43" table:formula="of:=DEC2HEX(SUM(HEX2DEC([.W44]);1))" office:value-type="string" office:string-value="C2B6" calcext:value-type="string">
            <text:p>C2B6</text:p>
          </table:table-cell>
          <table:table-cell table:style-name="ce43" table:formula="of:=DEC2HEX(SUM(HEX2DEC([.X44]);1))" office:value-type="string" office:string-value="C2B7" calcext:value-type="string">
            <text:p>C2B7</text:p>
          </table:table-cell>
          <table:table-cell table:style-name="ce43" table:formula="of:=DEC2HEX(SUM(HEX2DEC([.Y44]);1))" office:value-type="string" office:string-value="C2B8" calcext:value-type="string">
            <text:p>C2B8</text:p>
          </table:table-cell>
          <table:table-cell table:style-name="ce43" table:formula="of:=DEC2HEX(SUM(HEX2DEC([.Z44]);1))" office:value-type="string" office:string-value="C2B9" calcext:value-type="string">
            <text:p>C2B9</text:p>
          </table:table-cell>
          <table:table-cell table:style-name="ce43" table:formula="of:=DEC2HEX(SUM(HEX2DEC([.AA44]);1))" office:value-type="string" office:string-value="C2BA" calcext:value-type="string">
            <text:p>C2BA</text:p>
          </table:table-cell>
          <table:table-cell table:style-name="ce43" table:formula="of:=DEC2HEX(SUM(HEX2DEC([.AB44]);1))" office:value-type="string" office:string-value="C2BB" calcext:value-type="string">
            <text:p>C2BB</text:p>
          </table:table-cell>
          <table:table-cell table:style-name="ce43" table:formula="of:=DEC2HEX(SUM(HEX2DEC([.AC44]);1))" office:value-type="string" office:string-value="C2BC" calcext:value-type="string">
            <text:p>C2BC</text:p>
          </table:table-cell>
          <table:table-cell table:style-name="ce43" table:formula="of:=DEC2HEX(SUM(HEX2DEC([.AD44]);1))" office:value-type="string" office:string-value="C2BD" calcext:value-type="string">
            <text:p>C2BD</text:p>
          </table:table-cell>
          <table:table-cell table:style-name="ce43" table:formula="of:=DEC2HEX(SUM(HEX2DEC([.AE44]);1))" office:value-type="string" office:string-value="C2BE" calcext:value-type="string">
            <text:p>C2BE</text:p>
          </table:table-cell>
          <table:table-cell table:style-name="ce43" table:formula="of:=DEC2HEX(SUM(HEX2DEC([.AF44]);1))" office:value-type="string" office:string-value="C2BF" calcext:value-type="string">
            <text:p>C2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7]);1))" office:value-type="string" office:string-value="C3A0" calcext:value-type="string">
            <text:p>C3A0</text:p>
          </table:table-cell>
          <table:table-cell table:style-name="ce43" table:formula="of:=DEC2HEX(SUM(HEX2DEC([.B45]);1))" office:value-type="string" office:string-value="C3A1" calcext:value-type="string">
            <text:p>C3A1</text:p>
          </table:table-cell>
          <table:table-cell table:style-name="ce43" table:formula="of:=DEC2HEX(SUM(HEX2DEC([.C45]);1))" office:value-type="string" office:string-value="C3A2" calcext:value-type="string">
            <text:p>C3A2</text:p>
          </table:table-cell>
          <table:table-cell table:style-name="ce43" table:formula="of:=DEC2HEX(SUM(HEX2DEC([.D45]);1))" office:value-type="string" office:string-value="C3A3" calcext:value-type="string">
            <text:p>C3A3</text:p>
          </table:table-cell>
          <table:table-cell table:style-name="ce43" table:formula="of:=DEC2HEX(SUM(HEX2DEC([.E45]);1))" office:value-type="string" office:string-value="C3A4" calcext:value-type="string">
            <text:p>C3A4</text:p>
          </table:table-cell>
          <table:table-cell table:style-name="ce43" table:formula="of:=DEC2HEX(SUM(HEX2DEC([.F45]);1))" office:value-type="string" office:string-value="C3A5" calcext:value-type="string">
            <text:p>C3A5</text:p>
          </table:table-cell>
          <table:table-cell table:style-name="ce43" table:formula="of:=DEC2HEX(SUM(HEX2DEC([.G45]);1))" office:value-type="string" office:string-value="C3A6" calcext:value-type="string">
            <text:p>C3A6</text:p>
          </table:table-cell>
          <table:table-cell table:style-name="ce43" table:formula="of:=DEC2HEX(SUM(HEX2DEC([.H45]);1))" office:value-type="string" office:string-value="C3A7" calcext:value-type="string">
            <text:p>C3A7</text:p>
          </table:table-cell>
          <table:table-cell table:style-name="ce43" table:formula="of:=DEC2HEX(SUM(HEX2DEC([.I45]);1))" office:value-type="string" office:string-value="C3A8" calcext:value-type="string">
            <text:p>C3A8</text:p>
          </table:table-cell>
          <table:table-cell table:style-name="ce43" table:formula="of:=DEC2HEX(SUM(HEX2DEC([.J45]);1))" office:value-type="string" office:string-value="C3A9" calcext:value-type="string">
            <text:p>C3A9</text:p>
          </table:table-cell>
          <table:table-cell table:style-name="ce43" table:formula="of:=DEC2HEX(SUM(HEX2DEC([.K45]);1))" office:value-type="string" office:string-value="C3AA" calcext:value-type="string">
            <text:p>C3AA</text:p>
          </table:table-cell>
          <table:table-cell table:style-name="ce43" table:formula="of:=DEC2HEX(SUM(HEX2DEC([.L45]);1))" office:value-type="string" office:string-value="C3AB" calcext:value-type="string">
            <text:p>C3AB</text:p>
          </table:table-cell>
          <table:table-cell table:style-name="ce43" table:formula="of:=DEC2HEX(SUM(HEX2DEC([.M45]);1))" office:value-type="string" office:string-value="C3AC" calcext:value-type="string">
            <text:p>C3AC</text:p>
          </table:table-cell>
          <table:table-cell table:style-name="ce43" table:formula="of:=DEC2HEX(SUM(HEX2DEC([.N45]);1))" office:value-type="string" office:string-value="C3AD" calcext:value-type="string">
            <text:p>C3AD</text:p>
          </table:table-cell>
          <table:table-cell table:style-name="ce43" table:formula="of:=DEC2HEX(SUM(HEX2DEC([.O45]);1))" office:value-type="string" office:string-value="C3AE" calcext:value-type="string">
            <text:p>C3AE</text:p>
          </table:table-cell>
          <table:table-cell table:style-name="ce43" table:formula="of:=DEC2HEX(SUM(HEX2DEC([.P45]);1))" office:value-type="string" office:string-value="C3AF" calcext:value-type="string">
            <text:p>C3AF</text:p>
          </table:table-cell>
          <table:table-cell table:style-name="ce43" table:formula="of:=DEC2HEX(SUM(HEX2DEC([.Q45]);1))" office:value-type="string" office:string-value="C3B0" calcext:value-type="string">
            <text:p>C3B0</text:p>
          </table:table-cell>
          <table:table-cell table:style-name="ce43" table:formula="of:=DEC2HEX(SUM(HEX2DEC([.R45]);1))" office:value-type="string" office:string-value="C3B1" calcext:value-type="string">
            <text:p>C3B1</text:p>
          </table:table-cell>
          <table:table-cell table:style-name="ce43" table:formula="of:=DEC2HEX(SUM(HEX2DEC([.S45]);1))" office:value-type="string" office:string-value="C3B2" calcext:value-type="string">
            <text:p>C3B2</text:p>
          </table:table-cell>
          <table:table-cell table:style-name="ce43" table:formula="of:=DEC2HEX(SUM(HEX2DEC([.T45]);1))" office:value-type="string" office:string-value="C3B3" calcext:value-type="string">
            <text:p>C3B3</text:p>
          </table:table-cell>
          <table:table-cell table:style-name="ce43" table:formula="of:=DEC2HEX(SUM(HEX2DEC([.U45]);1))" office:value-type="string" office:string-value="C3B4" calcext:value-type="string">
            <text:p>C3B4</text:p>
          </table:table-cell>
          <table:table-cell table:style-name="ce43" table:formula="of:=DEC2HEX(SUM(HEX2DEC([.V45]);1))" office:value-type="string" office:string-value="C3B5" calcext:value-type="string">
            <text:p>C3B5</text:p>
          </table:table-cell>
          <table:table-cell table:style-name="ce43" table:formula="of:=DEC2HEX(SUM(HEX2DEC([.W45]);1))" office:value-type="string" office:string-value="C3B6" calcext:value-type="string">
            <text:p>C3B6</text:p>
          </table:table-cell>
          <table:table-cell table:style-name="ce43" table:formula="of:=DEC2HEX(SUM(HEX2DEC([.X45]);1))" office:value-type="string" office:string-value="C3B7" calcext:value-type="string">
            <text:p>C3B7</text:p>
          </table:table-cell>
          <table:table-cell table:style-name="ce43" table:formula="of:=DEC2HEX(SUM(HEX2DEC([.Y45]);1))" office:value-type="string" office:string-value="C3B8" calcext:value-type="string">
            <text:p>C3B8</text:p>
          </table:table-cell>
          <table:table-cell table:style-name="ce43" table:formula="of:=DEC2HEX(SUM(HEX2DEC([.Z45]);1))" office:value-type="string" office:string-value="C3B9" calcext:value-type="string">
            <text:p>C3B9</text:p>
          </table:table-cell>
          <table:table-cell table:style-name="ce43" table:formula="of:=DEC2HEX(SUM(HEX2DEC([.AA45]);1))" office:value-type="string" office:string-value="C3BA" calcext:value-type="string">
            <text:p>C3BA</text:p>
          </table:table-cell>
          <table:table-cell table:style-name="ce43" table:formula="of:=DEC2HEX(SUM(HEX2DEC([.AB45]);1))" office:value-type="string" office:string-value="C3BB" calcext:value-type="string">
            <text:p>C3BB</text:p>
          </table:table-cell>
          <table:table-cell table:style-name="ce43" table:formula="of:=DEC2HEX(SUM(HEX2DEC([.AC45]);1))" office:value-type="string" office:string-value="C3BC" calcext:value-type="string">
            <text:p>C3BC</text:p>
          </table:table-cell>
          <table:table-cell table:style-name="ce43" table:formula="of:=DEC2HEX(SUM(HEX2DEC([.AD45]);1))" office:value-type="string" office:string-value="C3BD" calcext:value-type="string">
            <text:p>C3BD</text:p>
          </table:table-cell>
          <table:table-cell table:style-name="ce43" table:formula="of:=DEC2HEX(SUM(HEX2DEC([.AE45]);1))" office:value-type="string" office:string-value="C3BE" calcext:value-type="string">
            <text:p>C3BE</text:p>
          </table:table-cell>
          <table:table-cell table:style-name="ce43" table:formula="of:=DEC2HEX(SUM(HEX2DEC([.AF45]);1))" office:value-type="string" office:string-value="C3BF" calcext:value-type="string">
            <text:p>C3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8]);1))" office:value-type="string" office:string-value="C4A0" calcext:value-type="string">
            <text:p>C4A0</text:p>
          </table:table-cell>
          <table:table-cell table:style-name="ce43" table:formula="of:=DEC2HEX(SUM(HEX2DEC([.B46]);1))" office:value-type="string" office:string-value="C4A1" calcext:value-type="string">
            <text:p>C4A1</text:p>
          </table:table-cell>
          <table:table-cell table:style-name="ce43" table:formula="of:=DEC2HEX(SUM(HEX2DEC([.C46]);1))" office:value-type="string" office:string-value="C4A2" calcext:value-type="string">
            <text:p>C4A2</text:p>
          </table:table-cell>
          <table:table-cell table:style-name="ce43" table:formula="of:=DEC2HEX(SUM(HEX2DEC([.D46]);1))" office:value-type="string" office:string-value="C4A3" calcext:value-type="string">
            <text:p>C4A3</text:p>
          </table:table-cell>
          <table:table-cell table:style-name="ce43" table:formula="of:=DEC2HEX(SUM(HEX2DEC([.E46]);1))" office:value-type="string" office:string-value="C4A4" calcext:value-type="string">
            <text:p>C4A4</text:p>
          </table:table-cell>
          <table:table-cell table:style-name="ce43" table:formula="of:=DEC2HEX(SUM(HEX2DEC([.F46]);1))" office:value-type="string" office:string-value="C4A5" calcext:value-type="string">
            <text:p>C4A5</text:p>
          </table:table-cell>
          <table:table-cell table:style-name="ce43" table:formula="of:=DEC2HEX(SUM(HEX2DEC([.G46]);1))" office:value-type="string" office:string-value="C4A6" calcext:value-type="string">
            <text:p>C4A6</text:p>
          </table:table-cell>
          <table:table-cell table:style-name="ce43" table:formula="of:=DEC2HEX(SUM(HEX2DEC([.H46]);1))" office:value-type="string" office:string-value="C4A7" calcext:value-type="string">
            <text:p>C4A7</text:p>
          </table:table-cell>
          <table:table-cell table:style-name="ce43" table:formula="of:=DEC2HEX(SUM(HEX2DEC([.I46]);1))" office:value-type="string" office:string-value="C4A8" calcext:value-type="string">
            <text:p>C4A8</text:p>
          </table:table-cell>
          <table:table-cell table:style-name="ce43" table:formula="of:=DEC2HEX(SUM(HEX2DEC([.J46]);1))" office:value-type="string" office:string-value="C4A9" calcext:value-type="string">
            <text:p>C4A9</text:p>
          </table:table-cell>
          <table:table-cell table:style-name="ce43" table:formula="of:=DEC2HEX(SUM(HEX2DEC([.K46]);1))" office:value-type="string" office:string-value="C4AA" calcext:value-type="string">
            <text:p>C4AA</text:p>
          </table:table-cell>
          <table:table-cell table:style-name="ce43" table:formula="of:=DEC2HEX(SUM(HEX2DEC([.L46]);1))" office:value-type="string" office:string-value="C4AB" calcext:value-type="string">
            <text:p>C4AB</text:p>
          </table:table-cell>
          <table:table-cell table:style-name="ce43" table:formula="of:=DEC2HEX(SUM(HEX2DEC([.M46]);1))" office:value-type="string" office:string-value="C4AC" calcext:value-type="string">
            <text:p>C4AC</text:p>
          </table:table-cell>
          <table:table-cell table:style-name="ce43" table:formula="of:=DEC2HEX(SUM(HEX2DEC([.N46]);1))" office:value-type="string" office:string-value="C4AD" calcext:value-type="string">
            <text:p>C4AD</text:p>
          </table:table-cell>
          <table:table-cell table:style-name="ce43" table:formula="of:=DEC2HEX(SUM(HEX2DEC([.O46]);1))" office:value-type="string" office:string-value="C4AE" calcext:value-type="string">
            <text:p>C4AE</text:p>
          </table:table-cell>
          <table:table-cell table:style-name="ce43" table:formula="of:=DEC2HEX(SUM(HEX2DEC([.P46]);1))" office:value-type="string" office:string-value="C4AF" calcext:value-type="string">
            <text:p>C4AF</text:p>
          </table:table-cell>
          <table:table-cell table:style-name="ce43" table:formula="of:=DEC2HEX(SUM(HEX2DEC([.Q46]);1))" office:value-type="string" office:string-value="C4B0" calcext:value-type="string">
            <text:p>C4B0</text:p>
          </table:table-cell>
          <table:table-cell table:style-name="ce43" table:formula="of:=DEC2HEX(SUM(HEX2DEC([.R46]);1))" office:value-type="string" office:string-value="C4B1" calcext:value-type="string">
            <text:p>C4B1</text:p>
          </table:table-cell>
          <table:table-cell table:style-name="ce43" table:formula="of:=DEC2HEX(SUM(HEX2DEC([.S46]);1))" office:value-type="string" office:string-value="C4B2" calcext:value-type="string">
            <text:p>C4B2</text:p>
          </table:table-cell>
          <table:table-cell table:style-name="ce43" table:formula="of:=DEC2HEX(SUM(HEX2DEC([.T46]);1))" office:value-type="string" office:string-value="C4B3" calcext:value-type="string">
            <text:p>C4B3</text:p>
          </table:table-cell>
          <table:table-cell table:style-name="ce43" table:formula="of:=DEC2HEX(SUM(HEX2DEC([.U46]);1))" office:value-type="string" office:string-value="C4B4" calcext:value-type="string">
            <text:p>C4B4</text:p>
          </table:table-cell>
          <table:table-cell table:style-name="ce43" table:formula="of:=DEC2HEX(SUM(HEX2DEC([.V46]);1))" office:value-type="string" office:string-value="C4B5" calcext:value-type="string">
            <text:p>C4B5</text:p>
          </table:table-cell>
          <table:table-cell table:style-name="ce43" table:formula="of:=DEC2HEX(SUM(HEX2DEC([.W46]);1))" office:value-type="string" office:string-value="C4B6" calcext:value-type="string">
            <text:p>C4B6</text:p>
          </table:table-cell>
          <table:table-cell table:style-name="ce43" table:formula="of:=DEC2HEX(SUM(HEX2DEC([.X46]);1))" office:value-type="string" office:string-value="C4B7" calcext:value-type="string">
            <text:p>C4B7</text:p>
          </table:table-cell>
          <table:table-cell table:style-name="ce43" table:formula="of:=DEC2HEX(SUM(HEX2DEC([.Y46]);1))" office:value-type="string" office:string-value="C4B8" calcext:value-type="string">
            <text:p>C4B8</text:p>
          </table:table-cell>
          <table:table-cell table:style-name="ce43" table:formula="of:=DEC2HEX(SUM(HEX2DEC([.Z46]);1))" office:value-type="string" office:string-value="C4B9" calcext:value-type="string">
            <text:p>C4B9</text:p>
          </table:table-cell>
          <table:table-cell table:style-name="ce43" table:formula="of:=DEC2HEX(SUM(HEX2DEC([.AA46]);1))" office:value-type="string" office:string-value="C4BA" calcext:value-type="string">
            <text:p>C4BA</text:p>
          </table:table-cell>
          <table:table-cell table:style-name="ce43" table:formula="of:=DEC2HEX(SUM(HEX2DEC([.AB46]);1))" office:value-type="string" office:string-value="C4BB" calcext:value-type="string">
            <text:p>C4BB</text:p>
          </table:table-cell>
          <table:table-cell table:style-name="ce43" table:formula="of:=DEC2HEX(SUM(HEX2DEC([.AC46]);1))" office:value-type="string" office:string-value="C4BC" calcext:value-type="string">
            <text:p>C4BC</text:p>
          </table:table-cell>
          <table:table-cell table:style-name="ce43" table:formula="of:=DEC2HEX(SUM(HEX2DEC([.AD46]);1))" office:value-type="string" office:string-value="C4BD" calcext:value-type="string">
            <text:p>C4BD</text:p>
          </table:table-cell>
          <table:table-cell table:style-name="ce43" table:formula="of:=DEC2HEX(SUM(HEX2DEC([.AE46]);1))" office:value-type="string" office:string-value="C4BE" calcext:value-type="string">
            <text:p>C4BE</text:p>
          </table:table-cell>
          <table:table-cell table:style-name="ce43" table:formula="of:=DEC2HEX(SUM(HEX2DEC([.AF46]);1))" office:value-type="string" office:string-value="C4BF" calcext:value-type="string">
            <text:p>C4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39]);1))" office:value-type="string" office:string-value="C5A0" calcext:value-type="string">
            <text:p>C5A0</text:p>
          </table:table-cell>
          <table:table-cell table:style-name="ce43" table:formula="of:=DEC2HEX(SUM(HEX2DEC([.B47]);1))" office:value-type="string" office:string-value="C5A1" calcext:value-type="string">
            <text:p>C5A1</text:p>
          </table:table-cell>
          <table:table-cell table:style-name="ce43" table:formula="of:=DEC2HEX(SUM(HEX2DEC([.C47]);1))" office:value-type="string" office:string-value="C5A2" calcext:value-type="string">
            <text:p>C5A2</text:p>
          </table:table-cell>
          <table:table-cell table:style-name="ce43" table:formula="of:=DEC2HEX(SUM(HEX2DEC([.D47]);1))" office:value-type="string" office:string-value="C5A3" calcext:value-type="string">
            <text:p>C5A3</text:p>
          </table:table-cell>
          <table:table-cell table:style-name="ce43" table:formula="of:=DEC2HEX(SUM(HEX2DEC([.E47]);1))" office:value-type="string" office:string-value="C5A4" calcext:value-type="string">
            <text:p>C5A4</text:p>
          </table:table-cell>
          <table:table-cell table:style-name="ce43" table:formula="of:=DEC2HEX(SUM(HEX2DEC([.F47]);1))" office:value-type="string" office:string-value="C5A5" calcext:value-type="string">
            <text:p>C5A5</text:p>
          </table:table-cell>
          <table:table-cell table:style-name="ce43" table:formula="of:=DEC2HEX(SUM(HEX2DEC([.G47]);1))" office:value-type="string" office:string-value="C5A6" calcext:value-type="string">
            <text:p>C5A6</text:p>
          </table:table-cell>
          <table:table-cell table:style-name="ce43" table:formula="of:=DEC2HEX(SUM(HEX2DEC([.H47]);1))" office:value-type="string" office:string-value="C5A7" calcext:value-type="string">
            <text:p>C5A7</text:p>
          </table:table-cell>
          <table:table-cell table:style-name="ce43" table:formula="of:=DEC2HEX(SUM(HEX2DEC([.I47]);1))" office:value-type="string" office:string-value="C5A8" calcext:value-type="string">
            <text:p>C5A8</text:p>
          </table:table-cell>
          <table:table-cell table:style-name="ce43" table:formula="of:=DEC2HEX(SUM(HEX2DEC([.J47]);1))" office:value-type="string" office:string-value="C5A9" calcext:value-type="string">
            <text:p>C5A9</text:p>
          </table:table-cell>
          <table:table-cell table:style-name="ce43" table:formula="of:=DEC2HEX(SUM(HEX2DEC([.K47]);1))" office:value-type="string" office:string-value="C5AA" calcext:value-type="string">
            <text:p>C5AA</text:p>
          </table:table-cell>
          <table:table-cell table:style-name="ce43" table:formula="of:=DEC2HEX(SUM(HEX2DEC([.L47]);1))" office:value-type="string" office:string-value="C5AB" calcext:value-type="string">
            <text:p>C5AB</text:p>
          </table:table-cell>
          <table:table-cell table:style-name="ce43" table:formula="of:=DEC2HEX(SUM(HEX2DEC([.M47]);1))" office:value-type="string" office:string-value="C5AC" calcext:value-type="string">
            <text:p>C5AC</text:p>
          </table:table-cell>
          <table:table-cell table:style-name="ce43" table:formula="of:=DEC2HEX(SUM(HEX2DEC([.N47]);1))" office:value-type="string" office:string-value="C5AD" calcext:value-type="string">
            <text:p>C5AD</text:p>
          </table:table-cell>
          <table:table-cell table:style-name="ce43" table:formula="of:=DEC2HEX(SUM(HEX2DEC([.O47]);1))" office:value-type="string" office:string-value="C5AE" calcext:value-type="string">
            <text:p>C5AE</text:p>
          </table:table-cell>
          <table:table-cell table:style-name="ce43" table:formula="of:=DEC2HEX(SUM(HEX2DEC([.P47]);1))" office:value-type="string" office:string-value="C5AF" calcext:value-type="string">
            <text:p>C5AF</text:p>
          </table:table-cell>
          <table:table-cell table:style-name="ce43" table:formula="of:=DEC2HEX(SUM(HEX2DEC([.Q47]);1))" office:value-type="string" office:string-value="C5B0" calcext:value-type="string">
            <text:p>C5B0</text:p>
          </table:table-cell>
          <table:table-cell table:style-name="ce43" table:formula="of:=DEC2HEX(SUM(HEX2DEC([.R47]);1))" office:value-type="string" office:string-value="C5B1" calcext:value-type="string">
            <text:p>C5B1</text:p>
          </table:table-cell>
          <table:table-cell table:style-name="ce43" table:formula="of:=DEC2HEX(SUM(HEX2DEC([.S47]);1))" office:value-type="string" office:string-value="C5B2" calcext:value-type="string">
            <text:p>C5B2</text:p>
          </table:table-cell>
          <table:table-cell table:style-name="ce43" table:formula="of:=DEC2HEX(SUM(HEX2DEC([.T47]);1))" office:value-type="string" office:string-value="C5B3" calcext:value-type="string">
            <text:p>C5B3</text:p>
          </table:table-cell>
          <table:table-cell table:style-name="ce43" table:formula="of:=DEC2HEX(SUM(HEX2DEC([.U47]);1))" office:value-type="string" office:string-value="C5B4" calcext:value-type="string">
            <text:p>C5B4</text:p>
          </table:table-cell>
          <table:table-cell table:style-name="ce43" table:formula="of:=DEC2HEX(SUM(HEX2DEC([.V47]);1))" office:value-type="string" office:string-value="C5B5" calcext:value-type="string">
            <text:p>C5B5</text:p>
          </table:table-cell>
          <table:table-cell table:style-name="ce43" table:formula="of:=DEC2HEX(SUM(HEX2DEC([.W47]);1))" office:value-type="string" office:string-value="C5B6" calcext:value-type="string">
            <text:p>C5B6</text:p>
          </table:table-cell>
          <table:table-cell table:style-name="ce43" table:formula="of:=DEC2HEX(SUM(HEX2DEC([.X47]);1))" office:value-type="string" office:string-value="C5B7" calcext:value-type="string">
            <text:p>C5B7</text:p>
          </table:table-cell>
          <table:table-cell table:style-name="ce43" table:formula="of:=DEC2HEX(SUM(HEX2DEC([.Y47]);1))" office:value-type="string" office:string-value="C5B8" calcext:value-type="string">
            <text:p>C5B8</text:p>
          </table:table-cell>
          <table:table-cell table:style-name="ce43" table:formula="of:=DEC2HEX(SUM(HEX2DEC([.Z47]);1))" office:value-type="string" office:string-value="C5B9" calcext:value-type="string">
            <text:p>C5B9</text:p>
          </table:table-cell>
          <table:table-cell table:style-name="ce43" table:formula="of:=DEC2HEX(SUM(HEX2DEC([.AA47]);1))" office:value-type="string" office:string-value="C5BA" calcext:value-type="string">
            <text:p>C5BA</text:p>
          </table:table-cell>
          <table:table-cell table:style-name="ce43" table:formula="of:=DEC2HEX(SUM(HEX2DEC([.AB47]);1))" office:value-type="string" office:string-value="C5BB" calcext:value-type="string">
            <text:p>C5BB</text:p>
          </table:table-cell>
          <table:table-cell table:style-name="ce43" table:formula="of:=DEC2HEX(SUM(HEX2DEC([.AC47]);1))" office:value-type="string" office:string-value="C5BC" calcext:value-type="string">
            <text:p>C5BC</text:p>
          </table:table-cell>
          <table:table-cell table:style-name="ce43" table:formula="of:=DEC2HEX(SUM(HEX2DEC([.AD47]);1))" office:value-type="string" office:string-value="C5BD" calcext:value-type="string">
            <text:p>C5BD</text:p>
          </table:table-cell>
          <table:table-cell table:style-name="ce43" table:formula="of:=DEC2HEX(SUM(HEX2DEC([.AE47]);1))" office:value-type="string" office:string-value="C5BE" calcext:value-type="string">
            <text:p>C5BE</text:p>
          </table:table-cell>
          <table:table-cell table:style-name="ce43" table:formula="of:=DEC2HEX(SUM(HEX2DEC([.AF47]);1))" office:value-type="string" office:string-value="C5BF" calcext:value-type="string">
            <text:p>C5BF</text:p>
          </table:table-cell>
          <table:table-cell table:number-columns-repeated="31"/>
        </table:table-row>
        <table:table-row table:style-name="ro2">
          <table:covered-table-cell table:style-name="ce7"/>
          <table:table-cell table:style-name="ce44" table:formula="of:=DEC2HEX(SUM(HEX2DEC([.AG40]);1))" office:value-type="string" office:string-value="C6A0" calcext:value-type="string">
            <text:p>C6A0</text:p>
          </table:table-cell>
          <table:table-cell table:style-name="ce43" table:formula="of:=DEC2HEX(SUM(HEX2DEC([.B48]);1))" office:value-type="string" office:string-value="C6A1" calcext:value-type="string">
            <text:p>C6A1</text:p>
          </table:table-cell>
          <table:table-cell table:style-name="ce43" table:formula="of:=DEC2HEX(SUM(HEX2DEC([.C48]);1))" office:value-type="string" office:string-value="C6A2" calcext:value-type="string">
            <text:p>C6A2</text:p>
          </table:table-cell>
          <table:table-cell table:style-name="ce43" table:formula="of:=DEC2HEX(SUM(HEX2DEC([.D48]);1))" office:value-type="string" office:string-value="C6A3" calcext:value-type="string">
            <text:p>C6A3</text:p>
          </table:table-cell>
          <table:table-cell table:style-name="ce43" table:formula="of:=DEC2HEX(SUM(HEX2DEC([.E48]);1))" office:value-type="string" office:string-value="C6A4" calcext:value-type="string">
            <text:p>C6A4</text:p>
          </table:table-cell>
          <table:table-cell table:style-name="ce43" table:formula="of:=DEC2HEX(SUM(HEX2DEC([.F48]);1))" office:value-type="string" office:string-value="C6A5" calcext:value-type="string">
            <text:p>C6A5</text:p>
          </table:table-cell>
          <table:table-cell table:style-name="ce43" table:formula="of:=DEC2HEX(SUM(HEX2DEC([.G48]);1))" office:value-type="string" office:string-value="C6A6" calcext:value-type="string">
            <text:p>C6A6</text:p>
          </table:table-cell>
          <table:table-cell table:style-name="ce43" table:formula="of:=DEC2HEX(SUM(HEX2DEC([.H48]);1))" office:value-type="string" office:string-value="C6A7" calcext:value-type="string">
            <text:p>C6A7</text:p>
          </table:table-cell>
          <table:table-cell table:style-name="ce43" table:formula="of:=DEC2HEX(SUM(HEX2DEC([.I48]);1))" office:value-type="string" office:string-value="C6A8" calcext:value-type="string">
            <text:p>C6A8</text:p>
          </table:table-cell>
          <table:table-cell table:style-name="ce43" table:formula="of:=DEC2HEX(SUM(HEX2DEC([.J48]);1))" office:value-type="string" office:string-value="C6A9" calcext:value-type="string">
            <text:p>C6A9</text:p>
          </table:table-cell>
          <table:table-cell table:style-name="ce43" table:formula="of:=DEC2HEX(SUM(HEX2DEC([.K48]);1))" office:value-type="string" office:string-value="C6AA" calcext:value-type="string">
            <text:p>C6AA</text:p>
          </table:table-cell>
          <table:table-cell table:style-name="ce43" table:formula="of:=DEC2HEX(SUM(HEX2DEC([.L48]);1))" office:value-type="string" office:string-value="C6AB" calcext:value-type="string">
            <text:p>C6AB</text:p>
          </table:table-cell>
          <table:table-cell table:style-name="ce43" table:formula="of:=DEC2HEX(SUM(HEX2DEC([.M48]);1))" office:value-type="string" office:string-value="C6AC" calcext:value-type="string">
            <text:p>C6AC</text:p>
          </table:table-cell>
          <table:table-cell table:style-name="ce43" table:formula="of:=DEC2HEX(SUM(HEX2DEC([.N48]);1))" office:value-type="string" office:string-value="C6AD" calcext:value-type="string">
            <text:p>C6AD</text:p>
          </table:table-cell>
          <table:table-cell table:style-name="ce43" table:formula="of:=DEC2HEX(SUM(HEX2DEC([.O48]);1))" office:value-type="string" office:string-value="C6AE" calcext:value-type="string">
            <text:p>C6AE</text:p>
          </table:table-cell>
          <table:table-cell table:style-name="ce43" table:formula="of:=DEC2HEX(SUM(HEX2DEC([.P48]);1))" office:value-type="string" office:string-value="C6AF" calcext:value-type="string">
            <text:p>C6AF</text:p>
          </table:table-cell>
          <table:table-cell table:style-name="ce43" table:formula="of:=DEC2HEX(SUM(HEX2DEC([.Q48]);1))" office:value-type="string" office:string-value="C6B0" calcext:value-type="string">
            <text:p>C6B0</text:p>
          </table:table-cell>
          <table:table-cell table:style-name="ce43" table:formula="of:=DEC2HEX(SUM(HEX2DEC([.R48]);1))" office:value-type="string" office:string-value="C6B1" calcext:value-type="string">
            <text:p>C6B1</text:p>
          </table:table-cell>
          <table:table-cell table:style-name="ce43" table:formula="of:=DEC2HEX(SUM(HEX2DEC([.S48]);1))" office:value-type="string" office:string-value="C6B2" calcext:value-type="string">
            <text:p>C6B2</text:p>
          </table:table-cell>
          <table:table-cell table:style-name="ce43" table:formula="of:=DEC2HEX(SUM(HEX2DEC([.T48]);1))" office:value-type="string" office:string-value="C6B3" calcext:value-type="string">
            <text:p>C6B3</text:p>
          </table:table-cell>
          <table:table-cell table:style-name="ce43" table:formula="of:=DEC2HEX(SUM(HEX2DEC([.U48]);1))" office:value-type="string" office:string-value="C6B4" calcext:value-type="string">
            <text:p>C6B4</text:p>
          </table:table-cell>
          <table:table-cell table:style-name="ce43" table:formula="of:=DEC2HEX(SUM(HEX2DEC([.V48]);1))" office:value-type="string" office:string-value="C6B5" calcext:value-type="string">
            <text:p>C6B5</text:p>
          </table:table-cell>
          <table:table-cell table:style-name="ce43" table:formula="of:=DEC2HEX(SUM(HEX2DEC([.W48]);1))" office:value-type="string" office:string-value="C6B6" calcext:value-type="string">
            <text:p>C6B6</text:p>
          </table:table-cell>
          <table:table-cell table:style-name="ce43" table:formula="of:=DEC2HEX(SUM(HEX2DEC([.X48]);1))" office:value-type="string" office:string-value="C6B7" calcext:value-type="string">
            <text:p>C6B7</text:p>
          </table:table-cell>
          <table:table-cell table:style-name="ce43" table:formula="of:=DEC2HEX(SUM(HEX2DEC([.Y48]);1))" office:value-type="string" office:string-value="C6B8" calcext:value-type="string">
            <text:p>C6B8</text:p>
          </table:table-cell>
          <table:table-cell table:style-name="ce43" table:formula="of:=DEC2HEX(SUM(HEX2DEC([.Z48]);1))" office:value-type="string" office:string-value="C6B9" calcext:value-type="string">
            <text:p>C6B9</text:p>
          </table:table-cell>
          <table:table-cell table:style-name="ce43" table:formula="of:=DEC2HEX(SUM(HEX2DEC([.AA48]);1))" office:value-type="string" office:string-value="C6BA" calcext:value-type="string">
            <text:p>C6BA</text:p>
          </table:table-cell>
          <table:table-cell table:style-name="ce43" table:formula="of:=DEC2HEX(SUM(HEX2DEC([.AB48]);1))" office:value-type="string" office:string-value="C6BB" calcext:value-type="string">
            <text:p>C6BB</text:p>
          </table:table-cell>
          <table:table-cell table:style-name="ce43" table:formula="of:=DEC2HEX(SUM(HEX2DEC([.AC48]);1))" office:value-type="string" office:string-value="C6BC" calcext:value-type="string">
            <text:p>C6BC</text:p>
          </table:table-cell>
          <table:table-cell table:style-name="ce43" table:formula="of:=DEC2HEX(SUM(HEX2DEC([.AD48]);1))" office:value-type="string" office:string-value="C6BD" calcext:value-type="string">
            <text:p>C6BD</text:p>
          </table:table-cell>
          <table:table-cell table:style-name="ce43" table:formula="of:=DEC2HEX(SUM(HEX2DEC([.AE48]);1))" office:value-type="string" office:string-value="C6BE" calcext:value-type="string">
            <text:p>C6BE</text:p>
          </table:table-cell>
          <table:table-cell table:style-name="ce43" table:formula="of:=DEC2HEX(SUM(HEX2DEC([.AF48]);1))" office:value-type="string" office:string-value="C6BF" calcext:value-type="string">
            <text:p>C6BF</text:p>
          </table:table-cell>
          <table:table-cell table:number-columns-repeated="31"/>
        </table:table-row>
        <table:table-row table:style-name="ro2">
          <table:covered-table-cell table:style-name="ce8"/>
          <table:table-cell table:style-name="ce44" table:formula="of:=DEC2HEX(SUM(HEX2DEC([.AG41]);1))" office:value-type="string" office:string-value="C7A0" calcext:value-type="string">
            <text:p>C7A0</text:p>
          </table:table-cell>
          <table:table-cell table:style-name="ce43" table:formula="of:=DEC2HEX(SUM(HEX2DEC([.B49]);1))" office:value-type="string" office:string-value="C7A1" calcext:value-type="string">
            <text:p>C7A1</text:p>
          </table:table-cell>
          <table:table-cell table:style-name="ce43" table:formula="of:=DEC2HEX(SUM(HEX2DEC([.C49]);1))" office:value-type="string" office:string-value="C7A2" calcext:value-type="string">
            <text:p>C7A2</text:p>
          </table:table-cell>
          <table:table-cell table:style-name="ce43" table:formula="of:=DEC2HEX(SUM(HEX2DEC([.D49]);1))" office:value-type="string" office:string-value="C7A3" calcext:value-type="string">
            <text:p>C7A3</text:p>
          </table:table-cell>
          <table:table-cell table:style-name="ce43" table:formula="of:=DEC2HEX(SUM(HEX2DEC([.E49]);1))" office:value-type="string" office:string-value="C7A4" calcext:value-type="string">
            <text:p>C7A4</text:p>
          </table:table-cell>
          <table:table-cell table:style-name="ce43" table:formula="of:=DEC2HEX(SUM(HEX2DEC([.F49]);1))" office:value-type="string" office:string-value="C7A5" calcext:value-type="string">
            <text:p>C7A5</text:p>
          </table:table-cell>
          <table:table-cell table:style-name="ce43" table:formula="of:=DEC2HEX(SUM(HEX2DEC([.G49]);1))" office:value-type="string" office:string-value="C7A6" calcext:value-type="string">
            <text:p>C7A6</text:p>
          </table:table-cell>
          <table:table-cell table:style-name="ce43" table:formula="of:=DEC2HEX(SUM(HEX2DEC([.H49]);1))" office:value-type="string" office:string-value="C7A7" calcext:value-type="string">
            <text:p>C7A7</text:p>
          </table:table-cell>
          <table:table-cell table:style-name="ce43" table:formula="of:=DEC2HEX(SUM(HEX2DEC([.I49]);1))" office:value-type="string" office:string-value="C7A8" calcext:value-type="string">
            <text:p>C7A8</text:p>
          </table:table-cell>
          <table:table-cell table:style-name="ce43" table:formula="of:=DEC2HEX(SUM(HEX2DEC([.J49]);1))" office:value-type="string" office:string-value="C7A9" calcext:value-type="string">
            <text:p>C7A9</text:p>
          </table:table-cell>
          <table:table-cell table:style-name="ce43" table:formula="of:=DEC2HEX(SUM(HEX2DEC([.K49]);1))" office:value-type="string" office:string-value="C7AA" calcext:value-type="string">
            <text:p>C7AA</text:p>
          </table:table-cell>
          <table:table-cell table:style-name="ce43" table:formula="of:=DEC2HEX(SUM(HEX2DEC([.L49]);1))" office:value-type="string" office:string-value="C7AB" calcext:value-type="string">
            <text:p>C7AB</text:p>
          </table:table-cell>
          <table:table-cell table:style-name="ce43" table:formula="of:=DEC2HEX(SUM(HEX2DEC([.M49]);1))" office:value-type="string" office:string-value="C7AC" calcext:value-type="string">
            <text:p>C7AC</text:p>
          </table:table-cell>
          <table:table-cell table:style-name="ce43" table:formula="of:=DEC2HEX(SUM(HEX2DEC([.N49]);1))" office:value-type="string" office:string-value="C7AD" calcext:value-type="string">
            <text:p>C7AD</text:p>
          </table:table-cell>
          <table:table-cell table:style-name="ce43" table:formula="of:=DEC2HEX(SUM(HEX2DEC([.O49]);1))" office:value-type="string" office:string-value="C7AE" calcext:value-type="string">
            <text:p>C7AE</text:p>
          </table:table-cell>
          <table:table-cell table:style-name="ce43" table:formula="of:=DEC2HEX(SUM(HEX2DEC([.P49]);1))" office:value-type="string" office:string-value="C7AF" calcext:value-type="string">
            <text:p>C7AF</text:p>
          </table:table-cell>
          <table:table-cell table:style-name="ce43" table:formula="of:=DEC2HEX(SUM(HEX2DEC([.Q49]);1))" office:value-type="string" office:string-value="C7B0" calcext:value-type="string">
            <text:p>C7B0</text:p>
          </table:table-cell>
          <table:table-cell table:style-name="ce43" table:formula="of:=DEC2HEX(SUM(HEX2DEC([.R49]);1))" office:value-type="string" office:string-value="C7B1" calcext:value-type="string">
            <text:p>C7B1</text:p>
          </table:table-cell>
          <table:table-cell table:style-name="ce43" table:formula="of:=DEC2HEX(SUM(HEX2DEC([.S49]);1))" office:value-type="string" office:string-value="C7B2" calcext:value-type="string">
            <text:p>C7B2</text:p>
          </table:table-cell>
          <table:table-cell table:style-name="ce43" table:formula="of:=DEC2HEX(SUM(HEX2DEC([.T49]);1))" office:value-type="string" office:string-value="C7B3" calcext:value-type="string">
            <text:p>C7B3</text:p>
          </table:table-cell>
          <table:table-cell table:style-name="ce43" table:formula="of:=DEC2HEX(SUM(HEX2DEC([.U49]);1))" office:value-type="string" office:string-value="C7B4" calcext:value-type="string">
            <text:p>C7B4</text:p>
          </table:table-cell>
          <table:table-cell table:style-name="ce43" table:formula="of:=DEC2HEX(SUM(HEX2DEC([.V49]);1))" office:value-type="string" office:string-value="C7B5" calcext:value-type="string">
            <text:p>C7B5</text:p>
          </table:table-cell>
          <table:table-cell table:style-name="ce43" table:formula="of:=DEC2HEX(SUM(HEX2DEC([.W49]);1))" office:value-type="string" office:string-value="C7B6" calcext:value-type="string">
            <text:p>C7B6</text:p>
          </table:table-cell>
          <table:table-cell table:style-name="ce43" table:formula="of:=DEC2HEX(SUM(HEX2DEC([.X49]);1))" office:value-type="string" office:string-value="C7B7" calcext:value-type="string">
            <text:p>C7B7</text:p>
          </table:table-cell>
          <table:table-cell table:style-name="ce43" table:formula="of:=DEC2HEX(SUM(HEX2DEC([.Y49]);1))" office:value-type="string" office:string-value="C7B8" calcext:value-type="string">
            <text:p>C7B8</text:p>
          </table:table-cell>
          <table:table-cell table:style-name="ce43" table:formula="of:=DEC2HEX(SUM(HEX2DEC([.Z49]);1))" office:value-type="string" office:string-value="C7B9" calcext:value-type="string">
            <text:p>C7B9</text:p>
          </table:table-cell>
          <table:table-cell table:style-name="ce43" table:formula="of:=DEC2HEX(SUM(HEX2DEC([.AA49]);1))" office:value-type="string" office:string-value="C7BA" calcext:value-type="string">
            <text:p>C7BA</text:p>
          </table:table-cell>
          <table:table-cell table:style-name="ce43" table:formula="of:=DEC2HEX(SUM(HEX2DEC([.AB49]);1))" office:value-type="string" office:string-value="C7BB" calcext:value-type="string">
            <text:p>C7BB</text:p>
          </table:table-cell>
          <table:table-cell table:style-name="ce43" table:formula="of:=DEC2HEX(SUM(HEX2DEC([.AC49]);1))" office:value-type="string" office:string-value="C7BC" calcext:value-type="string">
            <text:p>C7BC</text:p>
          </table:table-cell>
          <table:table-cell table:style-name="ce43" table:formula="of:=DEC2HEX(SUM(HEX2DEC([.AD49]);1))" office:value-type="string" office:string-value="C7BD" calcext:value-type="string">
            <text:p>C7BD</text:p>
          </table:table-cell>
          <table:table-cell table:style-name="ce43" table:formula="of:=DEC2HEX(SUM(HEX2DEC([.AE49]);1))" office:value-type="string" office:string-value="C7BE" calcext:value-type="string">
            <text:p>C7BE</text:p>
          </table:table-cell>
          <table:table-cell table:style-name="ce43" table:formula="of:=DEC2HEX(SUM(HEX2DEC([.AF49]);1))" office:value-type="string" office:string-value="C7BF" calcext:value-type="string">
            <text:p>C7B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6</text:p>
            <text:p>Pixel</text:p>
            <text:p>48-55</text:p>
          </table:table-cell>
          <table:table-cell table:style-name="ce46" table:formula="of:=DEC2HEX(SUM(HEX2DEC([.AG42]);1))" office:value-type="string" office:string-value="C0C0" calcext:value-type="string">
            <text:p>C0C0</text:p>
          </table:table-cell>
          <table:table-cell table:style-name="ce46" table:formula="of:=DEC2HEX(SUM(HEX2DEC([.B50]);1))" office:value-type="string" office:string-value="C0C1" calcext:value-type="string">
            <text:p>C0C1</text:p>
          </table:table-cell>
          <table:table-cell table:style-name="ce46" table:formula="of:=DEC2HEX(SUM(HEX2DEC([.C50]);1))" office:value-type="string" office:string-value="C0C2" calcext:value-type="string">
            <text:p>C0C2</text:p>
          </table:table-cell>
          <table:table-cell table:style-name="ce46" table:formula="of:=DEC2HEX(SUM(HEX2DEC([.D50]);1))" office:value-type="string" office:string-value="C0C3" calcext:value-type="string">
            <text:p>C0C3</text:p>
          </table:table-cell>
          <table:table-cell table:style-name="ce46" table:formula="of:=DEC2HEX(SUM(HEX2DEC([.E50]);1))" office:value-type="string" office:string-value="C0C4" calcext:value-type="string">
            <text:p>C0C4</text:p>
          </table:table-cell>
          <table:table-cell table:style-name="ce46" table:formula="of:=DEC2HEX(SUM(HEX2DEC([.F50]);1))" office:value-type="string" office:string-value="C0C5" calcext:value-type="string">
            <text:p>C0C5</text:p>
          </table:table-cell>
          <table:table-cell table:style-name="ce46" table:formula="of:=DEC2HEX(SUM(HEX2DEC([.G50]);1))" office:value-type="string" office:string-value="C0C6" calcext:value-type="string">
            <text:p>C0C6</text:p>
          </table:table-cell>
          <table:table-cell table:style-name="ce46" table:formula="of:=DEC2HEX(SUM(HEX2DEC([.H50]);1))" office:value-type="string" office:string-value="C0C7" calcext:value-type="string">
            <text:p>C0C7</text:p>
          </table:table-cell>
          <table:table-cell table:style-name="ce46" table:formula="of:=DEC2HEX(SUM(HEX2DEC([.I50]);1))" office:value-type="string" office:string-value="C0C8" calcext:value-type="string">
            <text:p>C0C8</text:p>
          </table:table-cell>
          <table:table-cell table:style-name="ce46" table:formula="of:=DEC2HEX(SUM(HEX2DEC([.J50]);1))" office:value-type="string" office:string-value="C0C9" calcext:value-type="string">
            <text:p>C0C9</text:p>
          </table:table-cell>
          <table:table-cell table:style-name="ce46" table:formula="of:=DEC2HEX(SUM(HEX2DEC([.K50]);1))" office:value-type="string" office:string-value="C0CA" calcext:value-type="string">
            <text:p>C0CA</text:p>
          </table:table-cell>
          <table:table-cell table:style-name="ce46" table:formula="of:=DEC2HEX(SUM(HEX2DEC([.L50]);1))" office:value-type="string" office:string-value="C0CB" calcext:value-type="string">
            <text:p>C0CB</text:p>
          </table:table-cell>
          <table:table-cell table:style-name="ce46" table:formula="of:=DEC2HEX(SUM(HEX2DEC([.M50]);1))" office:value-type="string" office:string-value="C0CC" calcext:value-type="string">
            <text:p>C0CC</text:p>
          </table:table-cell>
          <table:table-cell table:style-name="ce46" table:formula="of:=DEC2HEX(SUM(HEX2DEC([.N50]);1))" office:value-type="string" office:string-value="C0CD" calcext:value-type="string">
            <text:p>C0CD</text:p>
          </table:table-cell>
          <table:table-cell table:style-name="ce46" table:formula="of:=DEC2HEX(SUM(HEX2DEC([.O50]);1))" office:value-type="string" office:string-value="C0CE" calcext:value-type="string">
            <text:p>C0CE</text:p>
          </table:table-cell>
          <table:table-cell table:style-name="ce46" table:formula="of:=DEC2HEX(SUM(HEX2DEC([.P50]);1))" office:value-type="string" office:string-value="C0CF" calcext:value-type="string">
            <text:p>C0CF</text:p>
          </table:table-cell>
          <table:table-cell table:style-name="ce46" table:formula="of:=DEC2HEX(SUM(HEX2DEC([.Q50]);1))" office:value-type="string" office:string-value="C0D0" calcext:value-type="string">
            <text:p>C0D0</text:p>
          </table:table-cell>
          <table:table-cell table:style-name="ce46" table:formula="of:=DEC2HEX(SUM(HEX2DEC([.R50]);1))" office:value-type="string" office:string-value="C0D1" calcext:value-type="string">
            <text:p>C0D1</text:p>
          </table:table-cell>
          <table:table-cell table:style-name="ce46" table:formula="of:=DEC2HEX(SUM(HEX2DEC([.S50]);1))" office:value-type="string" office:string-value="C0D2" calcext:value-type="string">
            <text:p>C0D2</text:p>
          </table:table-cell>
          <table:table-cell table:style-name="ce46" table:formula="of:=DEC2HEX(SUM(HEX2DEC([.T50]);1))" office:value-type="string" office:string-value="C0D3" calcext:value-type="string">
            <text:p>C0D3</text:p>
          </table:table-cell>
          <table:table-cell table:style-name="ce46" table:formula="of:=DEC2HEX(SUM(HEX2DEC([.U50]);1))" office:value-type="string" office:string-value="C0D4" calcext:value-type="string">
            <text:p>C0D4</text:p>
          </table:table-cell>
          <table:table-cell table:style-name="ce46" table:formula="of:=DEC2HEX(SUM(HEX2DEC([.V50]);1))" office:value-type="string" office:string-value="C0D5" calcext:value-type="string">
            <text:p>C0D5</text:p>
          </table:table-cell>
          <table:table-cell table:style-name="ce46" table:formula="of:=DEC2HEX(SUM(HEX2DEC([.W50]);1))" office:value-type="string" office:string-value="C0D6" calcext:value-type="string">
            <text:p>C0D6</text:p>
          </table:table-cell>
          <table:table-cell table:style-name="ce46" table:formula="of:=DEC2HEX(SUM(HEX2DEC([.X50]);1))" office:value-type="string" office:string-value="C0D7" calcext:value-type="string">
            <text:p>C0D7</text:p>
          </table:table-cell>
          <table:table-cell table:style-name="ce46" table:formula="of:=DEC2HEX(SUM(HEX2DEC([.Y50]);1))" office:value-type="string" office:string-value="C0D8" calcext:value-type="string">
            <text:p>C0D8</text:p>
          </table:table-cell>
          <table:table-cell table:style-name="ce46" table:formula="of:=DEC2HEX(SUM(HEX2DEC([.Z50]);1))" office:value-type="string" office:string-value="C0D9" calcext:value-type="string">
            <text:p>C0D9</text:p>
          </table:table-cell>
          <table:table-cell table:style-name="ce46" table:formula="of:=DEC2HEX(SUM(HEX2DEC([.AA50]);1))" office:value-type="string" office:string-value="C0DA" calcext:value-type="string">
            <text:p>C0DA</text:p>
          </table:table-cell>
          <table:table-cell table:style-name="ce46" table:formula="of:=DEC2HEX(SUM(HEX2DEC([.AB50]);1))" office:value-type="string" office:string-value="C0DB" calcext:value-type="string">
            <text:p>C0DB</text:p>
          </table:table-cell>
          <table:table-cell table:style-name="ce46" table:formula="of:=DEC2HEX(SUM(HEX2DEC([.AC50]);1))" office:value-type="string" office:string-value="C0DC" calcext:value-type="string">
            <text:p>C0DC</text:p>
          </table:table-cell>
          <table:table-cell table:style-name="ce46" table:formula="of:=DEC2HEX(SUM(HEX2DEC([.AD50]);1))" office:value-type="string" office:string-value="C0DD" calcext:value-type="string">
            <text:p>C0DD</text:p>
          </table:table-cell>
          <table:table-cell table:style-name="ce46" table:formula="of:=DEC2HEX(SUM(HEX2DEC([.AE50]);1))" office:value-type="string" office:string-value="C0DE" calcext:value-type="string">
            <text:p>C0DE</text:p>
          </table:table-cell>
          <table:table-cell table:style-name="ce46" table:formula="of:=DEC2HEX(SUM(HEX2DEC([.AF50]);1))" office:value-type="string" office:string-value="C0DF" calcext:value-type="string">
            <text:p>C0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43]);1))" office:value-type="string" office:string-value="C1C0" calcext:value-type="string">
            <text:p>C1C0</text:p>
          </table:table-cell>
          <table:table-cell table:style-name="ce43" table:formula="of:=DEC2HEX(SUM(HEX2DEC([.B51]);1))" office:value-type="string" office:string-value="C1C1" calcext:value-type="string">
            <text:p>C1C1</text:p>
          </table:table-cell>
          <table:table-cell table:style-name="ce43" table:formula="of:=DEC2HEX(SUM(HEX2DEC([.C51]);1))" office:value-type="string" office:string-value="C1C2" calcext:value-type="string">
            <text:p>C1C2</text:p>
          </table:table-cell>
          <table:table-cell table:style-name="ce43" table:formula="of:=DEC2HEX(SUM(HEX2DEC([.D51]);1))" office:value-type="string" office:string-value="C1C3" calcext:value-type="string">
            <text:p>C1C3</text:p>
          </table:table-cell>
          <table:table-cell table:style-name="ce43" table:formula="of:=DEC2HEX(SUM(HEX2DEC([.E51]);1))" office:value-type="string" office:string-value="C1C4" calcext:value-type="string">
            <text:p>C1C4</text:p>
          </table:table-cell>
          <table:table-cell table:style-name="ce43" table:formula="of:=DEC2HEX(SUM(HEX2DEC([.F51]);1))" office:value-type="string" office:string-value="C1C5" calcext:value-type="string">
            <text:p>C1C5</text:p>
          </table:table-cell>
          <table:table-cell table:style-name="ce43" table:formula="of:=DEC2HEX(SUM(HEX2DEC([.G51]);1))" office:value-type="string" office:string-value="C1C6" calcext:value-type="string">
            <text:p>C1C6</text:p>
          </table:table-cell>
          <table:table-cell table:style-name="ce43" table:formula="of:=DEC2HEX(SUM(HEX2DEC([.H51]);1))" office:value-type="string" office:string-value="C1C7" calcext:value-type="string">
            <text:p>C1C7</text:p>
          </table:table-cell>
          <table:table-cell table:style-name="ce43" table:formula="of:=DEC2HEX(SUM(HEX2DEC([.I51]);1))" office:value-type="string" office:string-value="C1C8" calcext:value-type="string">
            <text:p>C1C8</text:p>
          </table:table-cell>
          <table:table-cell table:style-name="ce43" table:formula="of:=DEC2HEX(SUM(HEX2DEC([.J51]);1))" office:value-type="string" office:string-value="C1C9" calcext:value-type="string">
            <text:p>C1C9</text:p>
          </table:table-cell>
          <table:table-cell table:style-name="ce43" table:formula="of:=DEC2HEX(SUM(HEX2DEC([.K51]);1))" office:value-type="string" office:string-value="C1CA" calcext:value-type="string">
            <text:p>C1CA</text:p>
          </table:table-cell>
          <table:table-cell table:style-name="ce43" table:formula="of:=DEC2HEX(SUM(HEX2DEC([.L51]);1))" office:value-type="string" office:string-value="C1CB" calcext:value-type="string">
            <text:p>C1CB</text:p>
          </table:table-cell>
          <table:table-cell table:style-name="ce43" table:formula="of:=DEC2HEX(SUM(HEX2DEC([.M51]);1))" office:value-type="string" office:string-value="C1CC" calcext:value-type="string">
            <text:p>C1CC</text:p>
          </table:table-cell>
          <table:table-cell table:style-name="ce43" table:formula="of:=DEC2HEX(SUM(HEX2DEC([.N51]);1))" office:value-type="string" office:string-value="C1CD" calcext:value-type="string">
            <text:p>C1CD</text:p>
          </table:table-cell>
          <table:table-cell table:style-name="ce43" table:formula="of:=DEC2HEX(SUM(HEX2DEC([.O51]);1))" office:value-type="string" office:string-value="C1CE" calcext:value-type="string">
            <text:p>C1CE</text:p>
          </table:table-cell>
          <table:table-cell table:style-name="ce43" table:formula="of:=DEC2HEX(SUM(HEX2DEC([.P51]);1))" office:value-type="string" office:string-value="C1CF" calcext:value-type="string">
            <text:p>C1CF</text:p>
          </table:table-cell>
          <table:table-cell table:style-name="ce43" table:formula="of:=DEC2HEX(SUM(HEX2DEC([.Q51]);1))" office:value-type="string" office:string-value="C1D0" calcext:value-type="string">
            <text:p>C1D0</text:p>
          </table:table-cell>
          <table:table-cell table:style-name="ce43" table:formula="of:=DEC2HEX(SUM(HEX2DEC([.R51]);1))" office:value-type="string" office:string-value="C1D1" calcext:value-type="string">
            <text:p>C1D1</text:p>
          </table:table-cell>
          <table:table-cell table:style-name="ce43" table:formula="of:=DEC2HEX(SUM(HEX2DEC([.S51]);1))" office:value-type="string" office:string-value="C1D2" calcext:value-type="string">
            <text:p>C1D2</text:p>
          </table:table-cell>
          <table:table-cell table:style-name="ce43" table:formula="of:=DEC2HEX(SUM(HEX2DEC([.T51]);1))" office:value-type="string" office:string-value="C1D3" calcext:value-type="string">
            <text:p>C1D3</text:p>
          </table:table-cell>
          <table:table-cell table:style-name="ce43" table:formula="of:=DEC2HEX(SUM(HEX2DEC([.U51]);1))" office:value-type="string" office:string-value="C1D4" calcext:value-type="string">
            <text:p>C1D4</text:p>
          </table:table-cell>
          <table:table-cell table:style-name="ce43" table:formula="of:=DEC2HEX(SUM(HEX2DEC([.V51]);1))" office:value-type="string" office:string-value="C1D5" calcext:value-type="string">
            <text:p>C1D5</text:p>
          </table:table-cell>
          <table:table-cell table:style-name="ce43" table:formula="of:=DEC2HEX(SUM(HEX2DEC([.W51]);1))" office:value-type="string" office:string-value="C1D6" calcext:value-type="string">
            <text:p>C1D6</text:p>
          </table:table-cell>
          <table:table-cell table:style-name="ce43" table:formula="of:=DEC2HEX(SUM(HEX2DEC([.X51]);1))" office:value-type="string" office:string-value="C1D7" calcext:value-type="string">
            <text:p>C1D7</text:p>
          </table:table-cell>
          <table:table-cell table:style-name="ce43" table:formula="of:=DEC2HEX(SUM(HEX2DEC([.Y51]);1))" office:value-type="string" office:string-value="C1D8" calcext:value-type="string">
            <text:p>C1D8</text:p>
          </table:table-cell>
          <table:table-cell table:style-name="ce43" table:formula="of:=DEC2HEX(SUM(HEX2DEC([.Z51]);1))" office:value-type="string" office:string-value="C1D9" calcext:value-type="string">
            <text:p>C1D9</text:p>
          </table:table-cell>
          <table:table-cell table:style-name="ce43" table:formula="of:=DEC2HEX(SUM(HEX2DEC([.AA51]);1))" office:value-type="string" office:string-value="C1DA" calcext:value-type="string">
            <text:p>C1DA</text:p>
          </table:table-cell>
          <table:table-cell table:style-name="ce43" table:formula="of:=DEC2HEX(SUM(HEX2DEC([.AB51]);1))" office:value-type="string" office:string-value="C1DB" calcext:value-type="string">
            <text:p>C1DB</text:p>
          </table:table-cell>
          <table:table-cell table:style-name="ce43" table:formula="of:=DEC2HEX(SUM(HEX2DEC([.AC51]);1))" office:value-type="string" office:string-value="C1DC" calcext:value-type="string">
            <text:p>C1DC</text:p>
          </table:table-cell>
          <table:table-cell table:style-name="ce43" table:formula="of:=DEC2HEX(SUM(HEX2DEC([.AD51]);1))" office:value-type="string" office:string-value="C1DD" calcext:value-type="string">
            <text:p>C1DD</text:p>
          </table:table-cell>
          <table:table-cell table:style-name="ce43" table:formula="of:=DEC2HEX(SUM(HEX2DEC([.AE51]);1))" office:value-type="string" office:string-value="C1DE" calcext:value-type="string">
            <text:p>C1DE</text:p>
          </table:table-cell>
          <table:table-cell table:style-name="ce43" table:formula="of:=DEC2HEX(SUM(HEX2DEC([.AF51]);1))" office:value-type="string" office:string-value="C1DF" calcext:value-type="string">
            <text:p>C1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4]);1))" office:value-type="string" office:string-value="C2C0" calcext:value-type="string">
            <text:p>C2C0</text:p>
          </table:table-cell>
          <table:table-cell table:style-name="ce43" table:formula="of:=DEC2HEX(SUM(HEX2DEC([.B52]);1))" office:value-type="string" office:string-value="C2C1" calcext:value-type="string">
            <text:p>C2C1</text:p>
          </table:table-cell>
          <table:table-cell table:style-name="ce43" table:formula="of:=DEC2HEX(SUM(HEX2DEC([.C52]);1))" office:value-type="string" office:string-value="C2C2" calcext:value-type="string">
            <text:p>C2C2</text:p>
          </table:table-cell>
          <table:table-cell table:style-name="ce43" table:formula="of:=DEC2HEX(SUM(HEX2DEC([.D52]);1))" office:value-type="string" office:string-value="C2C3" calcext:value-type="string">
            <text:p>C2C3</text:p>
          </table:table-cell>
          <table:table-cell table:style-name="ce43" table:formula="of:=DEC2HEX(SUM(HEX2DEC([.E52]);1))" office:value-type="string" office:string-value="C2C4" calcext:value-type="string">
            <text:p>C2C4</text:p>
          </table:table-cell>
          <table:table-cell table:style-name="ce43" table:formula="of:=DEC2HEX(SUM(HEX2DEC([.F52]);1))" office:value-type="string" office:string-value="C2C5" calcext:value-type="string">
            <text:p>C2C5</text:p>
          </table:table-cell>
          <table:table-cell table:style-name="ce43" table:formula="of:=DEC2HEX(SUM(HEX2DEC([.G52]);1))" office:value-type="string" office:string-value="C2C6" calcext:value-type="string">
            <text:p>C2C6</text:p>
          </table:table-cell>
          <table:table-cell table:style-name="ce43" table:formula="of:=DEC2HEX(SUM(HEX2DEC([.H52]);1))" office:value-type="string" office:string-value="C2C7" calcext:value-type="string">
            <text:p>C2C7</text:p>
          </table:table-cell>
          <table:table-cell table:style-name="ce43" table:formula="of:=DEC2HEX(SUM(HEX2DEC([.I52]);1))" office:value-type="string" office:string-value="C2C8" calcext:value-type="string">
            <text:p>C2C8</text:p>
          </table:table-cell>
          <table:table-cell table:style-name="ce43" table:formula="of:=DEC2HEX(SUM(HEX2DEC([.J52]);1))" office:value-type="string" office:string-value="C2C9" calcext:value-type="string">
            <text:p>C2C9</text:p>
          </table:table-cell>
          <table:table-cell table:style-name="ce43" table:formula="of:=DEC2HEX(SUM(HEX2DEC([.K52]);1))" office:value-type="string" office:string-value="C2CA" calcext:value-type="string">
            <text:p>C2CA</text:p>
          </table:table-cell>
          <table:table-cell table:style-name="ce43" table:formula="of:=DEC2HEX(SUM(HEX2DEC([.L52]);1))" office:value-type="string" office:string-value="C2CB" calcext:value-type="string">
            <text:p>C2CB</text:p>
          </table:table-cell>
          <table:table-cell table:style-name="ce43" table:formula="of:=DEC2HEX(SUM(HEX2DEC([.M52]);1))" office:value-type="string" office:string-value="C2CC" calcext:value-type="string">
            <text:p>C2CC</text:p>
          </table:table-cell>
          <table:table-cell table:style-name="ce43" table:formula="of:=DEC2HEX(SUM(HEX2DEC([.N52]);1))" office:value-type="string" office:string-value="C2CD" calcext:value-type="string">
            <text:p>C2CD</text:p>
          </table:table-cell>
          <table:table-cell table:style-name="ce43" table:formula="of:=DEC2HEX(SUM(HEX2DEC([.O52]);1))" office:value-type="string" office:string-value="C2CE" calcext:value-type="string">
            <text:p>C2CE</text:p>
          </table:table-cell>
          <table:table-cell table:style-name="ce43" table:formula="of:=DEC2HEX(SUM(HEX2DEC([.P52]);1))" office:value-type="string" office:string-value="C2CF" calcext:value-type="string">
            <text:p>C2CF</text:p>
          </table:table-cell>
          <table:table-cell table:style-name="ce43" table:formula="of:=DEC2HEX(SUM(HEX2DEC([.Q52]);1))" office:value-type="string" office:string-value="C2D0" calcext:value-type="string">
            <text:p>C2D0</text:p>
          </table:table-cell>
          <table:table-cell table:style-name="ce43" table:formula="of:=DEC2HEX(SUM(HEX2DEC([.R52]);1))" office:value-type="string" office:string-value="C2D1" calcext:value-type="string">
            <text:p>C2D1</text:p>
          </table:table-cell>
          <table:table-cell table:style-name="ce43" table:formula="of:=DEC2HEX(SUM(HEX2DEC([.S52]);1))" office:value-type="string" office:string-value="C2D2" calcext:value-type="string">
            <text:p>C2D2</text:p>
          </table:table-cell>
          <table:table-cell table:style-name="ce43" table:formula="of:=DEC2HEX(SUM(HEX2DEC([.T52]);1))" office:value-type="string" office:string-value="C2D3" calcext:value-type="string">
            <text:p>C2D3</text:p>
          </table:table-cell>
          <table:table-cell table:style-name="ce43" table:formula="of:=DEC2HEX(SUM(HEX2DEC([.U52]);1))" office:value-type="string" office:string-value="C2D4" calcext:value-type="string">
            <text:p>C2D4</text:p>
          </table:table-cell>
          <table:table-cell table:style-name="ce43" table:formula="of:=DEC2HEX(SUM(HEX2DEC([.V52]);1))" office:value-type="string" office:string-value="C2D5" calcext:value-type="string">
            <text:p>C2D5</text:p>
          </table:table-cell>
          <table:table-cell table:style-name="ce43" table:formula="of:=DEC2HEX(SUM(HEX2DEC([.W52]);1))" office:value-type="string" office:string-value="C2D6" calcext:value-type="string">
            <text:p>C2D6</text:p>
          </table:table-cell>
          <table:table-cell table:style-name="ce43" table:formula="of:=DEC2HEX(SUM(HEX2DEC([.X52]);1))" office:value-type="string" office:string-value="C2D7" calcext:value-type="string">
            <text:p>C2D7</text:p>
          </table:table-cell>
          <table:table-cell table:style-name="ce43" table:formula="of:=DEC2HEX(SUM(HEX2DEC([.Y52]);1))" office:value-type="string" office:string-value="C2D8" calcext:value-type="string">
            <text:p>C2D8</text:p>
          </table:table-cell>
          <table:table-cell table:style-name="ce43" table:formula="of:=DEC2HEX(SUM(HEX2DEC([.Z52]);1))" office:value-type="string" office:string-value="C2D9" calcext:value-type="string">
            <text:p>C2D9</text:p>
          </table:table-cell>
          <table:table-cell table:style-name="ce43" table:formula="of:=DEC2HEX(SUM(HEX2DEC([.AA52]);1))" office:value-type="string" office:string-value="C2DA" calcext:value-type="string">
            <text:p>C2DA</text:p>
          </table:table-cell>
          <table:table-cell table:style-name="ce43" table:formula="of:=DEC2HEX(SUM(HEX2DEC([.AB52]);1))" office:value-type="string" office:string-value="C2DB" calcext:value-type="string">
            <text:p>C2DB</text:p>
          </table:table-cell>
          <table:table-cell table:style-name="ce43" table:formula="of:=DEC2HEX(SUM(HEX2DEC([.AC52]);1))" office:value-type="string" office:string-value="C2DC" calcext:value-type="string">
            <text:p>C2DC</text:p>
          </table:table-cell>
          <table:table-cell table:style-name="ce43" table:formula="of:=DEC2HEX(SUM(HEX2DEC([.AD52]);1))" office:value-type="string" office:string-value="C2DD" calcext:value-type="string">
            <text:p>C2DD</text:p>
          </table:table-cell>
          <table:table-cell table:style-name="ce43" table:formula="of:=DEC2HEX(SUM(HEX2DEC([.AE52]);1))" office:value-type="string" office:string-value="C2DE" calcext:value-type="string">
            <text:p>C2DE</text:p>
          </table:table-cell>
          <table:table-cell table:style-name="ce43" table:formula="of:=DEC2HEX(SUM(HEX2DEC([.AF52]);1))" office:value-type="string" office:string-value="C2DF" calcext:value-type="string">
            <text:p>C2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5]);1))" office:value-type="string" office:string-value="C3C0" calcext:value-type="string">
            <text:p>C3C0</text:p>
          </table:table-cell>
          <table:table-cell table:style-name="ce43" table:formula="of:=DEC2HEX(SUM(HEX2DEC([.B53]);1))" office:value-type="string" office:string-value="C3C1" calcext:value-type="string">
            <text:p>C3C1</text:p>
          </table:table-cell>
          <table:table-cell table:style-name="ce43" table:formula="of:=DEC2HEX(SUM(HEX2DEC([.C53]);1))" office:value-type="string" office:string-value="C3C2" calcext:value-type="string">
            <text:p>C3C2</text:p>
          </table:table-cell>
          <table:table-cell table:style-name="ce43" table:formula="of:=DEC2HEX(SUM(HEX2DEC([.D53]);1))" office:value-type="string" office:string-value="C3C3" calcext:value-type="string">
            <text:p>C3C3</text:p>
          </table:table-cell>
          <table:table-cell table:style-name="ce43" table:formula="of:=DEC2HEX(SUM(HEX2DEC([.E53]);1))" office:value-type="string" office:string-value="C3C4" calcext:value-type="string">
            <text:p>C3C4</text:p>
          </table:table-cell>
          <table:table-cell table:style-name="ce43" table:formula="of:=DEC2HEX(SUM(HEX2DEC([.F53]);1))" office:value-type="string" office:string-value="C3C5" calcext:value-type="string">
            <text:p>C3C5</text:p>
          </table:table-cell>
          <table:table-cell table:style-name="ce43" table:formula="of:=DEC2HEX(SUM(HEX2DEC([.G53]);1))" office:value-type="string" office:string-value="C3C6" calcext:value-type="string">
            <text:p>C3C6</text:p>
          </table:table-cell>
          <table:table-cell table:style-name="ce43" table:formula="of:=DEC2HEX(SUM(HEX2DEC([.H53]);1))" office:value-type="string" office:string-value="C3C7" calcext:value-type="string">
            <text:p>C3C7</text:p>
          </table:table-cell>
          <table:table-cell table:style-name="ce43" table:formula="of:=DEC2HEX(SUM(HEX2DEC([.I53]);1))" office:value-type="string" office:string-value="C3C8" calcext:value-type="string">
            <text:p>C3C8</text:p>
          </table:table-cell>
          <table:table-cell table:style-name="ce43" table:formula="of:=DEC2HEX(SUM(HEX2DEC([.J53]);1))" office:value-type="string" office:string-value="C3C9" calcext:value-type="string">
            <text:p>C3C9</text:p>
          </table:table-cell>
          <table:table-cell table:style-name="ce43" table:formula="of:=DEC2HEX(SUM(HEX2DEC([.K53]);1))" office:value-type="string" office:string-value="C3CA" calcext:value-type="string">
            <text:p>C3CA</text:p>
          </table:table-cell>
          <table:table-cell table:style-name="ce43" table:formula="of:=DEC2HEX(SUM(HEX2DEC([.L53]);1))" office:value-type="string" office:string-value="C3CB" calcext:value-type="string">
            <text:p>C3CB</text:p>
          </table:table-cell>
          <table:table-cell table:style-name="ce43" table:formula="of:=DEC2HEX(SUM(HEX2DEC([.M53]);1))" office:value-type="string" office:string-value="C3CC" calcext:value-type="string">
            <text:p>C3CC</text:p>
          </table:table-cell>
          <table:table-cell table:style-name="ce43" table:formula="of:=DEC2HEX(SUM(HEX2DEC([.N53]);1))" office:value-type="string" office:string-value="C3CD" calcext:value-type="string">
            <text:p>C3CD</text:p>
          </table:table-cell>
          <table:table-cell table:style-name="ce43" table:formula="of:=DEC2HEX(SUM(HEX2DEC([.O53]);1))" office:value-type="string" office:string-value="C3CE" calcext:value-type="string">
            <text:p>C3CE</text:p>
          </table:table-cell>
          <table:table-cell table:style-name="ce43" table:formula="of:=DEC2HEX(SUM(HEX2DEC([.P53]);1))" office:value-type="string" office:string-value="C3CF" calcext:value-type="string">
            <text:p>C3CF</text:p>
          </table:table-cell>
          <table:table-cell table:style-name="ce43" table:formula="of:=DEC2HEX(SUM(HEX2DEC([.Q53]);1))" office:value-type="string" office:string-value="C3D0" calcext:value-type="string">
            <text:p>C3D0</text:p>
          </table:table-cell>
          <table:table-cell table:style-name="ce43" table:formula="of:=DEC2HEX(SUM(HEX2DEC([.R53]);1))" office:value-type="string" office:string-value="C3D1" calcext:value-type="string">
            <text:p>C3D1</text:p>
          </table:table-cell>
          <table:table-cell table:style-name="ce43" table:formula="of:=DEC2HEX(SUM(HEX2DEC([.S53]);1))" office:value-type="string" office:string-value="C3D2" calcext:value-type="string">
            <text:p>C3D2</text:p>
          </table:table-cell>
          <table:table-cell table:style-name="ce43" table:formula="of:=DEC2HEX(SUM(HEX2DEC([.T53]);1))" office:value-type="string" office:string-value="C3D3" calcext:value-type="string">
            <text:p>C3D3</text:p>
          </table:table-cell>
          <table:table-cell table:style-name="ce43" table:formula="of:=DEC2HEX(SUM(HEX2DEC([.U53]);1))" office:value-type="string" office:string-value="C3D4" calcext:value-type="string">
            <text:p>C3D4</text:p>
          </table:table-cell>
          <table:table-cell table:style-name="ce43" table:formula="of:=DEC2HEX(SUM(HEX2DEC([.V53]);1))" office:value-type="string" office:string-value="C3D5" calcext:value-type="string">
            <text:p>C3D5</text:p>
          </table:table-cell>
          <table:table-cell table:style-name="ce43" table:formula="of:=DEC2HEX(SUM(HEX2DEC([.W53]);1))" office:value-type="string" office:string-value="C3D6" calcext:value-type="string">
            <text:p>C3D6</text:p>
          </table:table-cell>
          <table:table-cell table:style-name="ce43" table:formula="of:=DEC2HEX(SUM(HEX2DEC([.X53]);1))" office:value-type="string" office:string-value="C3D7" calcext:value-type="string">
            <text:p>C3D7</text:p>
          </table:table-cell>
          <table:table-cell table:style-name="ce43" table:formula="of:=DEC2HEX(SUM(HEX2DEC([.Y53]);1))" office:value-type="string" office:string-value="C3D8" calcext:value-type="string">
            <text:p>C3D8</text:p>
          </table:table-cell>
          <table:table-cell table:style-name="ce43" table:formula="of:=DEC2HEX(SUM(HEX2DEC([.Z53]);1))" office:value-type="string" office:string-value="C3D9" calcext:value-type="string">
            <text:p>C3D9</text:p>
          </table:table-cell>
          <table:table-cell table:style-name="ce43" table:formula="of:=DEC2HEX(SUM(HEX2DEC([.AA53]);1))" office:value-type="string" office:string-value="C3DA" calcext:value-type="string">
            <text:p>C3DA</text:p>
          </table:table-cell>
          <table:table-cell table:style-name="ce43" table:formula="of:=DEC2HEX(SUM(HEX2DEC([.AB53]);1))" office:value-type="string" office:string-value="C3DB" calcext:value-type="string">
            <text:p>C3DB</text:p>
          </table:table-cell>
          <table:table-cell table:style-name="ce43" table:formula="of:=DEC2HEX(SUM(HEX2DEC([.AC53]);1))" office:value-type="string" office:string-value="C3DC" calcext:value-type="string">
            <text:p>C3DC</text:p>
          </table:table-cell>
          <table:table-cell table:style-name="ce43" table:formula="of:=DEC2HEX(SUM(HEX2DEC([.AD53]);1))" office:value-type="string" office:string-value="C3DD" calcext:value-type="string">
            <text:p>C3DD</text:p>
          </table:table-cell>
          <table:table-cell table:style-name="ce43" table:formula="of:=DEC2HEX(SUM(HEX2DEC([.AE53]);1))" office:value-type="string" office:string-value="C3DE" calcext:value-type="string">
            <text:p>C3DE</text:p>
          </table:table-cell>
          <table:table-cell table:style-name="ce43" table:formula="of:=DEC2HEX(SUM(HEX2DEC([.AF53]);1))" office:value-type="string" office:string-value="C3DF" calcext:value-type="string">
            <text:p>C3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6]);1))" office:value-type="string" office:string-value="C4C0" calcext:value-type="string">
            <text:p>C4C0</text:p>
          </table:table-cell>
          <table:table-cell table:style-name="ce43" table:formula="of:=DEC2HEX(SUM(HEX2DEC([.B54]);1))" office:value-type="string" office:string-value="C4C1" calcext:value-type="string">
            <text:p>C4C1</text:p>
          </table:table-cell>
          <table:table-cell table:style-name="ce43" table:formula="of:=DEC2HEX(SUM(HEX2DEC([.C54]);1))" office:value-type="string" office:string-value="C4C2" calcext:value-type="string">
            <text:p>C4C2</text:p>
          </table:table-cell>
          <table:table-cell table:style-name="ce43" table:formula="of:=DEC2HEX(SUM(HEX2DEC([.D54]);1))" office:value-type="string" office:string-value="C4C3" calcext:value-type="string">
            <text:p>C4C3</text:p>
          </table:table-cell>
          <table:table-cell table:style-name="ce43" table:formula="of:=DEC2HEX(SUM(HEX2DEC([.E54]);1))" office:value-type="string" office:string-value="C4C4" calcext:value-type="string">
            <text:p>C4C4</text:p>
          </table:table-cell>
          <table:table-cell table:style-name="ce43" table:formula="of:=DEC2HEX(SUM(HEX2DEC([.F54]);1))" office:value-type="string" office:string-value="C4C5" calcext:value-type="string">
            <text:p>C4C5</text:p>
          </table:table-cell>
          <table:table-cell table:style-name="ce43" table:formula="of:=DEC2HEX(SUM(HEX2DEC([.G54]);1))" office:value-type="string" office:string-value="C4C6" calcext:value-type="string">
            <text:p>C4C6</text:p>
          </table:table-cell>
          <table:table-cell table:style-name="ce43" table:formula="of:=DEC2HEX(SUM(HEX2DEC([.H54]);1))" office:value-type="string" office:string-value="C4C7" calcext:value-type="string">
            <text:p>C4C7</text:p>
          </table:table-cell>
          <table:table-cell table:style-name="ce43" table:formula="of:=DEC2HEX(SUM(HEX2DEC([.I54]);1))" office:value-type="string" office:string-value="C4C8" calcext:value-type="string">
            <text:p>C4C8</text:p>
          </table:table-cell>
          <table:table-cell table:style-name="ce43" table:formula="of:=DEC2HEX(SUM(HEX2DEC([.J54]);1))" office:value-type="string" office:string-value="C4C9" calcext:value-type="string">
            <text:p>C4C9</text:p>
          </table:table-cell>
          <table:table-cell table:style-name="ce43" table:formula="of:=DEC2HEX(SUM(HEX2DEC([.K54]);1))" office:value-type="string" office:string-value="C4CA" calcext:value-type="string">
            <text:p>C4CA</text:p>
          </table:table-cell>
          <table:table-cell table:style-name="ce43" table:formula="of:=DEC2HEX(SUM(HEX2DEC([.L54]);1))" office:value-type="string" office:string-value="C4CB" calcext:value-type="string">
            <text:p>C4CB</text:p>
          </table:table-cell>
          <table:table-cell table:style-name="ce43" table:formula="of:=DEC2HEX(SUM(HEX2DEC([.M54]);1))" office:value-type="string" office:string-value="C4CC" calcext:value-type="string">
            <text:p>C4CC</text:p>
          </table:table-cell>
          <table:table-cell table:style-name="ce43" table:formula="of:=DEC2HEX(SUM(HEX2DEC([.N54]);1))" office:value-type="string" office:string-value="C4CD" calcext:value-type="string">
            <text:p>C4CD</text:p>
          </table:table-cell>
          <table:table-cell table:style-name="ce43" table:formula="of:=DEC2HEX(SUM(HEX2DEC([.O54]);1))" office:value-type="string" office:string-value="C4CE" calcext:value-type="string">
            <text:p>C4CE</text:p>
          </table:table-cell>
          <table:table-cell table:style-name="ce43" table:formula="of:=DEC2HEX(SUM(HEX2DEC([.P54]);1))" office:value-type="string" office:string-value="C4CF" calcext:value-type="string">
            <text:p>C4CF</text:p>
          </table:table-cell>
          <table:table-cell table:style-name="ce43" table:formula="of:=DEC2HEX(SUM(HEX2DEC([.Q54]);1))" office:value-type="string" office:string-value="C4D0" calcext:value-type="string">
            <text:p>C4D0</text:p>
          </table:table-cell>
          <table:table-cell table:style-name="ce43" table:formula="of:=DEC2HEX(SUM(HEX2DEC([.R54]);1))" office:value-type="string" office:string-value="C4D1" calcext:value-type="string">
            <text:p>C4D1</text:p>
          </table:table-cell>
          <table:table-cell table:style-name="ce43" table:formula="of:=DEC2HEX(SUM(HEX2DEC([.S54]);1))" office:value-type="string" office:string-value="C4D2" calcext:value-type="string">
            <text:p>C4D2</text:p>
          </table:table-cell>
          <table:table-cell table:style-name="ce43" table:formula="of:=DEC2HEX(SUM(HEX2DEC([.T54]);1))" office:value-type="string" office:string-value="C4D3" calcext:value-type="string">
            <text:p>C4D3</text:p>
          </table:table-cell>
          <table:table-cell table:style-name="ce43" table:formula="of:=DEC2HEX(SUM(HEX2DEC([.U54]);1))" office:value-type="string" office:string-value="C4D4" calcext:value-type="string">
            <text:p>C4D4</text:p>
          </table:table-cell>
          <table:table-cell table:style-name="ce43" table:formula="of:=DEC2HEX(SUM(HEX2DEC([.V54]);1))" office:value-type="string" office:string-value="C4D5" calcext:value-type="string">
            <text:p>C4D5</text:p>
          </table:table-cell>
          <table:table-cell table:style-name="ce43" table:formula="of:=DEC2HEX(SUM(HEX2DEC([.W54]);1))" office:value-type="string" office:string-value="C4D6" calcext:value-type="string">
            <text:p>C4D6</text:p>
          </table:table-cell>
          <table:table-cell table:style-name="ce43" table:formula="of:=DEC2HEX(SUM(HEX2DEC([.X54]);1))" office:value-type="string" office:string-value="C4D7" calcext:value-type="string">
            <text:p>C4D7</text:p>
          </table:table-cell>
          <table:table-cell table:style-name="ce43" table:formula="of:=DEC2HEX(SUM(HEX2DEC([.Y54]);1))" office:value-type="string" office:string-value="C4D8" calcext:value-type="string">
            <text:p>C4D8</text:p>
          </table:table-cell>
          <table:table-cell table:style-name="ce43" table:formula="of:=DEC2HEX(SUM(HEX2DEC([.Z54]);1))" office:value-type="string" office:string-value="C4D9" calcext:value-type="string">
            <text:p>C4D9</text:p>
          </table:table-cell>
          <table:table-cell table:style-name="ce43" table:formula="of:=DEC2HEX(SUM(HEX2DEC([.AA54]);1))" office:value-type="string" office:string-value="C4DA" calcext:value-type="string">
            <text:p>C4DA</text:p>
          </table:table-cell>
          <table:table-cell table:style-name="ce43" table:formula="of:=DEC2HEX(SUM(HEX2DEC([.AB54]);1))" office:value-type="string" office:string-value="C4DB" calcext:value-type="string">
            <text:p>C4DB</text:p>
          </table:table-cell>
          <table:table-cell table:style-name="ce43" table:formula="of:=DEC2HEX(SUM(HEX2DEC([.AC54]);1))" office:value-type="string" office:string-value="C4DC" calcext:value-type="string">
            <text:p>C4DC</text:p>
          </table:table-cell>
          <table:table-cell table:style-name="ce43" table:formula="of:=DEC2HEX(SUM(HEX2DEC([.AD54]);1))" office:value-type="string" office:string-value="C4DD" calcext:value-type="string">
            <text:p>C4DD</text:p>
          </table:table-cell>
          <table:table-cell table:style-name="ce43" table:formula="of:=DEC2HEX(SUM(HEX2DEC([.AE54]);1))" office:value-type="string" office:string-value="C4DE" calcext:value-type="string">
            <text:p>C4DE</text:p>
          </table:table-cell>
          <table:table-cell table:style-name="ce43" table:formula="of:=DEC2HEX(SUM(HEX2DEC([.AF54]);1))" office:value-type="string" office:string-value="C4DF" calcext:value-type="string">
            <text:p>C4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7]);1))" office:value-type="string" office:string-value="C5C0" calcext:value-type="string">
            <text:p>C5C0</text:p>
          </table:table-cell>
          <table:table-cell table:style-name="ce43" table:formula="of:=DEC2HEX(SUM(HEX2DEC([.B55]);1))" office:value-type="string" office:string-value="C5C1" calcext:value-type="string">
            <text:p>C5C1</text:p>
          </table:table-cell>
          <table:table-cell table:style-name="ce43" table:formula="of:=DEC2HEX(SUM(HEX2DEC([.C55]);1))" office:value-type="string" office:string-value="C5C2" calcext:value-type="string">
            <text:p>C5C2</text:p>
          </table:table-cell>
          <table:table-cell table:style-name="ce43" table:formula="of:=DEC2HEX(SUM(HEX2DEC([.D55]);1))" office:value-type="string" office:string-value="C5C3" calcext:value-type="string">
            <text:p>C5C3</text:p>
          </table:table-cell>
          <table:table-cell table:style-name="ce43" table:formula="of:=DEC2HEX(SUM(HEX2DEC([.E55]);1))" office:value-type="string" office:string-value="C5C4" calcext:value-type="string">
            <text:p>C5C4</text:p>
          </table:table-cell>
          <table:table-cell table:style-name="ce43" table:formula="of:=DEC2HEX(SUM(HEX2DEC([.F55]);1))" office:value-type="string" office:string-value="C5C5" calcext:value-type="string">
            <text:p>C5C5</text:p>
          </table:table-cell>
          <table:table-cell table:style-name="ce43" table:formula="of:=DEC2HEX(SUM(HEX2DEC([.G55]);1))" office:value-type="string" office:string-value="C5C6" calcext:value-type="string">
            <text:p>C5C6</text:p>
          </table:table-cell>
          <table:table-cell table:style-name="ce43" table:formula="of:=DEC2HEX(SUM(HEX2DEC([.H55]);1))" office:value-type="string" office:string-value="C5C7" calcext:value-type="string">
            <text:p>C5C7</text:p>
          </table:table-cell>
          <table:table-cell table:style-name="ce43" table:formula="of:=DEC2HEX(SUM(HEX2DEC([.I55]);1))" office:value-type="string" office:string-value="C5C8" calcext:value-type="string">
            <text:p>C5C8</text:p>
          </table:table-cell>
          <table:table-cell table:style-name="ce43" table:formula="of:=DEC2HEX(SUM(HEX2DEC([.J55]);1))" office:value-type="string" office:string-value="C5C9" calcext:value-type="string">
            <text:p>C5C9</text:p>
          </table:table-cell>
          <table:table-cell table:style-name="ce43" table:formula="of:=DEC2HEX(SUM(HEX2DEC([.K55]);1))" office:value-type="string" office:string-value="C5CA" calcext:value-type="string">
            <text:p>C5CA</text:p>
          </table:table-cell>
          <table:table-cell table:style-name="ce43" table:formula="of:=DEC2HEX(SUM(HEX2DEC([.L55]);1))" office:value-type="string" office:string-value="C5CB" calcext:value-type="string">
            <text:p>C5CB</text:p>
          </table:table-cell>
          <table:table-cell table:style-name="ce43" table:formula="of:=DEC2HEX(SUM(HEX2DEC([.M55]);1))" office:value-type="string" office:string-value="C5CC" calcext:value-type="string">
            <text:p>C5CC</text:p>
          </table:table-cell>
          <table:table-cell table:style-name="ce43" table:formula="of:=DEC2HEX(SUM(HEX2DEC([.N55]);1))" office:value-type="string" office:string-value="C5CD" calcext:value-type="string">
            <text:p>C5CD</text:p>
          </table:table-cell>
          <table:table-cell table:style-name="ce43" table:formula="of:=DEC2HEX(SUM(HEX2DEC([.O55]);1))" office:value-type="string" office:string-value="C5CE" calcext:value-type="string">
            <text:p>C5CE</text:p>
          </table:table-cell>
          <table:table-cell table:style-name="ce43" table:formula="of:=DEC2HEX(SUM(HEX2DEC([.P55]);1))" office:value-type="string" office:string-value="C5CF" calcext:value-type="string">
            <text:p>C5CF</text:p>
          </table:table-cell>
          <table:table-cell table:style-name="ce43" table:formula="of:=DEC2HEX(SUM(HEX2DEC([.Q55]);1))" office:value-type="string" office:string-value="C5D0" calcext:value-type="string">
            <text:p>C5D0</text:p>
          </table:table-cell>
          <table:table-cell table:style-name="ce43" table:formula="of:=DEC2HEX(SUM(HEX2DEC([.R55]);1))" office:value-type="string" office:string-value="C5D1" calcext:value-type="string">
            <text:p>C5D1</text:p>
          </table:table-cell>
          <table:table-cell table:style-name="ce43" table:formula="of:=DEC2HEX(SUM(HEX2DEC([.S55]);1))" office:value-type="string" office:string-value="C5D2" calcext:value-type="string">
            <text:p>C5D2</text:p>
          </table:table-cell>
          <table:table-cell table:style-name="ce43" table:formula="of:=DEC2HEX(SUM(HEX2DEC([.T55]);1))" office:value-type="string" office:string-value="C5D3" calcext:value-type="string">
            <text:p>C5D3</text:p>
          </table:table-cell>
          <table:table-cell table:style-name="ce43" table:formula="of:=DEC2HEX(SUM(HEX2DEC([.U55]);1))" office:value-type="string" office:string-value="C5D4" calcext:value-type="string">
            <text:p>C5D4</text:p>
          </table:table-cell>
          <table:table-cell table:style-name="ce43" table:formula="of:=DEC2HEX(SUM(HEX2DEC([.V55]);1))" office:value-type="string" office:string-value="C5D5" calcext:value-type="string">
            <text:p>C5D5</text:p>
          </table:table-cell>
          <table:table-cell table:style-name="ce43" table:formula="of:=DEC2HEX(SUM(HEX2DEC([.W55]);1))" office:value-type="string" office:string-value="C5D6" calcext:value-type="string">
            <text:p>C5D6</text:p>
          </table:table-cell>
          <table:table-cell table:style-name="ce43" table:formula="of:=DEC2HEX(SUM(HEX2DEC([.X55]);1))" office:value-type="string" office:string-value="C5D7" calcext:value-type="string">
            <text:p>C5D7</text:p>
          </table:table-cell>
          <table:table-cell table:style-name="ce43" table:formula="of:=DEC2HEX(SUM(HEX2DEC([.Y55]);1))" office:value-type="string" office:string-value="C5D8" calcext:value-type="string">
            <text:p>C5D8</text:p>
          </table:table-cell>
          <table:table-cell table:style-name="ce43" table:formula="of:=DEC2HEX(SUM(HEX2DEC([.Z55]);1))" office:value-type="string" office:string-value="C5D9" calcext:value-type="string">
            <text:p>C5D9</text:p>
          </table:table-cell>
          <table:table-cell table:style-name="ce43" table:formula="of:=DEC2HEX(SUM(HEX2DEC([.AA55]);1))" office:value-type="string" office:string-value="C5DA" calcext:value-type="string">
            <text:p>C5DA</text:p>
          </table:table-cell>
          <table:table-cell table:style-name="ce43" table:formula="of:=DEC2HEX(SUM(HEX2DEC([.AB55]);1))" office:value-type="string" office:string-value="C5DB" calcext:value-type="string">
            <text:p>C5DB</text:p>
          </table:table-cell>
          <table:table-cell table:style-name="ce43" table:formula="of:=DEC2HEX(SUM(HEX2DEC([.AC55]);1))" office:value-type="string" office:string-value="C5DC" calcext:value-type="string">
            <text:p>C5DC</text:p>
          </table:table-cell>
          <table:table-cell table:style-name="ce43" table:formula="of:=DEC2HEX(SUM(HEX2DEC([.AD55]);1))" office:value-type="string" office:string-value="C5DD" calcext:value-type="string">
            <text:p>C5DD</text:p>
          </table:table-cell>
          <table:table-cell table:style-name="ce43" table:formula="of:=DEC2HEX(SUM(HEX2DEC([.AE55]);1))" office:value-type="string" office:string-value="C5DE" calcext:value-type="string">
            <text:p>C5DE</text:p>
          </table:table-cell>
          <table:table-cell table:style-name="ce43" table:formula="of:=DEC2HEX(SUM(HEX2DEC([.AF55]);1))" office:value-type="string" office:string-value="C5DF" calcext:value-type="string">
            <text:p>C5D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48]);1))" office:value-type="string" office:string-value="C6C0" calcext:value-type="string">
            <text:p>C6C0</text:p>
          </table:table-cell>
          <table:table-cell table:style-name="ce43" table:formula="of:=DEC2HEX(SUM(HEX2DEC([.B56]);1))" office:value-type="string" office:string-value="C6C1" calcext:value-type="string">
            <text:p>C6C1</text:p>
          </table:table-cell>
          <table:table-cell table:style-name="ce43" table:formula="of:=DEC2HEX(SUM(HEX2DEC([.C56]);1))" office:value-type="string" office:string-value="C6C2" calcext:value-type="string">
            <text:p>C6C2</text:p>
          </table:table-cell>
          <table:table-cell table:style-name="ce43" table:formula="of:=DEC2HEX(SUM(HEX2DEC([.D56]);1))" office:value-type="string" office:string-value="C6C3" calcext:value-type="string">
            <text:p>C6C3</text:p>
          </table:table-cell>
          <table:table-cell table:style-name="ce43" table:formula="of:=DEC2HEX(SUM(HEX2DEC([.E56]);1))" office:value-type="string" office:string-value="C6C4" calcext:value-type="string">
            <text:p>C6C4</text:p>
          </table:table-cell>
          <table:table-cell table:style-name="ce43" table:formula="of:=DEC2HEX(SUM(HEX2DEC([.F56]);1))" office:value-type="string" office:string-value="C6C5" calcext:value-type="string">
            <text:p>C6C5</text:p>
          </table:table-cell>
          <table:table-cell table:style-name="ce43" table:formula="of:=DEC2HEX(SUM(HEX2DEC([.G56]);1))" office:value-type="string" office:string-value="C6C6" calcext:value-type="string">
            <text:p>C6C6</text:p>
          </table:table-cell>
          <table:table-cell table:style-name="ce43" table:formula="of:=DEC2HEX(SUM(HEX2DEC([.H56]);1))" office:value-type="string" office:string-value="C6C7" calcext:value-type="string">
            <text:p>C6C7</text:p>
          </table:table-cell>
          <table:table-cell table:style-name="ce43" table:formula="of:=DEC2HEX(SUM(HEX2DEC([.I56]);1))" office:value-type="string" office:string-value="C6C8" calcext:value-type="string">
            <text:p>C6C8</text:p>
          </table:table-cell>
          <table:table-cell table:style-name="ce43" table:formula="of:=DEC2HEX(SUM(HEX2DEC([.J56]);1))" office:value-type="string" office:string-value="C6C9" calcext:value-type="string">
            <text:p>C6C9</text:p>
          </table:table-cell>
          <table:table-cell table:style-name="ce43" table:formula="of:=DEC2HEX(SUM(HEX2DEC([.K56]);1))" office:value-type="string" office:string-value="C6CA" calcext:value-type="string">
            <text:p>C6CA</text:p>
          </table:table-cell>
          <table:table-cell table:style-name="ce43" table:formula="of:=DEC2HEX(SUM(HEX2DEC([.L56]);1))" office:value-type="string" office:string-value="C6CB" calcext:value-type="string">
            <text:p>C6CB</text:p>
          </table:table-cell>
          <table:table-cell table:style-name="ce43" table:formula="of:=DEC2HEX(SUM(HEX2DEC([.M56]);1))" office:value-type="string" office:string-value="C6CC" calcext:value-type="string">
            <text:p>C6CC</text:p>
          </table:table-cell>
          <table:table-cell table:style-name="ce43" table:formula="of:=DEC2HEX(SUM(HEX2DEC([.N56]);1))" office:value-type="string" office:string-value="C6CD" calcext:value-type="string">
            <text:p>C6CD</text:p>
          </table:table-cell>
          <table:table-cell table:style-name="ce43" table:formula="of:=DEC2HEX(SUM(HEX2DEC([.O56]);1))" office:value-type="string" office:string-value="C6CE" calcext:value-type="string">
            <text:p>C6CE</text:p>
          </table:table-cell>
          <table:table-cell table:style-name="ce43" table:formula="of:=DEC2HEX(SUM(HEX2DEC([.P56]);1))" office:value-type="string" office:string-value="C6CF" calcext:value-type="string">
            <text:p>C6CF</text:p>
          </table:table-cell>
          <table:table-cell table:style-name="ce43" table:formula="of:=DEC2HEX(SUM(HEX2DEC([.Q56]);1))" office:value-type="string" office:string-value="C6D0" calcext:value-type="string">
            <text:p>C6D0</text:p>
          </table:table-cell>
          <table:table-cell table:style-name="ce43" table:formula="of:=DEC2HEX(SUM(HEX2DEC([.R56]);1))" office:value-type="string" office:string-value="C6D1" calcext:value-type="string">
            <text:p>C6D1</text:p>
          </table:table-cell>
          <table:table-cell table:style-name="ce43" table:formula="of:=DEC2HEX(SUM(HEX2DEC([.S56]);1))" office:value-type="string" office:string-value="C6D2" calcext:value-type="string">
            <text:p>C6D2</text:p>
          </table:table-cell>
          <table:table-cell table:style-name="ce43" table:formula="of:=DEC2HEX(SUM(HEX2DEC([.T56]);1))" office:value-type="string" office:string-value="C6D3" calcext:value-type="string">
            <text:p>C6D3</text:p>
          </table:table-cell>
          <table:table-cell table:style-name="ce43" table:formula="of:=DEC2HEX(SUM(HEX2DEC([.U56]);1))" office:value-type="string" office:string-value="C6D4" calcext:value-type="string">
            <text:p>C6D4</text:p>
          </table:table-cell>
          <table:table-cell table:style-name="ce43" table:formula="of:=DEC2HEX(SUM(HEX2DEC([.V56]);1))" office:value-type="string" office:string-value="C6D5" calcext:value-type="string">
            <text:p>C6D5</text:p>
          </table:table-cell>
          <table:table-cell table:style-name="ce43" table:formula="of:=DEC2HEX(SUM(HEX2DEC([.W56]);1))" office:value-type="string" office:string-value="C6D6" calcext:value-type="string">
            <text:p>C6D6</text:p>
          </table:table-cell>
          <table:table-cell table:style-name="ce43" table:formula="of:=DEC2HEX(SUM(HEX2DEC([.X56]);1))" office:value-type="string" office:string-value="C6D7" calcext:value-type="string">
            <text:p>C6D7</text:p>
          </table:table-cell>
          <table:table-cell table:style-name="ce43" table:formula="of:=DEC2HEX(SUM(HEX2DEC([.Y56]);1))" office:value-type="string" office:string-value="C6D8" calcext:value-type="string">
            <text:p>C6D8</text:p>
          </table:table-cell>
          <table:table-cell table:style-name="ce43" table:formula="of:=DEC2HEX(SUM(HEX2DEC([.Z56]);1))" office:value-type="string" office:string-value="C6D9" calcext:value-type="string">
            <text:p>C6D9</text:p>
          </table:table-cell>
          <table:table-cell table:style-name="ce43" table:formula="of:=DEC2HEX(SUM(HEX2DEC([.AA56]);1))" office:value-type="string" office:string-value="C6DA" calcext:value-type="string">
            <text:p>C6DA</text:p>
          </table:table-cell>
          <table:table-cell table:style-name="ce43" table:formula="of:=DEC2HEX(SUM(HEX2DEC([.AB56]);1))" office:value-type="string" office:string-value="C6DB" calcext:value-type="string">
            <text:p>C6DB</text:p>
          </table:table-cell>
          <table:table-cell table:style-name="ce43" table:formula="of:=DEC2HEX(SUM(HEX2DEC([.AC56]);1))" office:value-type="string" office:string-value="C6DC" calcext:value-type="string">
            <text:p>C6DC</text:p>
          </table:table-cell>
          <table:table-cell table:style-name="ce43" table:formula="of:=DEC2HEX(SUM(HEX2DEC([.AD56]);1))" office:value-type="string" office:string-value="C6DD" calcext:value-type="string">
            <text:p>C6DD</text:p>
          </table:table-cell>
          <table:table-cell table:style-name="ce43" table:formula="of:=DEC2HEX(SUM(HEX2DEC([.AE56]);1))" office:value-type="string" office:string-value="C6DE" calcext:value-type="string">
            <text:p>C6DE</text:p>
          </table:table-cell>
          <table:table-cell table:style-name="ce43" table:formula="of:=DEC2HEX(SUM(HEX2DEC([.AF56]);1))" office:value-type="string" office:string-value="C6DF" calcext:value-type="string">
            <text:p>C6D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4" table:formula="of:=DEC2HEX(SUM(HEX2DEC([.AG49]);1))" office:value-type="string" office:string-value="C7C0" calcext:value-type="string">
            <text:p>C7C0</text:p>
          </table:table-cell>
          <table:table-cell table:style-name="ce43" table:formula="of:=DEC2HEX(SUM(HEX2DEC([.B57]);1))" office:value-type="string" office:string-value="C7C1" calcext:value-type="string">
            <text:p>C7C1</text:p>
          </table:table-cell>
          <table:table-cell table:style-name="ce43" table:formula="of:=DEC2HEX(SUM(HEX2DEC([.C57]);1))" office:value-type="string" office:string-value="C7C2" calcext:value-type="string">
            <text:p>C7C2</text:p>
          </table:table-cell>
          <table:table-cell table:style-name="ce43" table:formula="of:=DEC2HEX(SUM(HEX2DEC([.D57]);1))" office:value-type="string" office:string-value="C7C3" calcext:value-type="string">
            <text:p>C7C3</text:p>
          </table:table-cell>
          <table:table-cell table:style-name="ce43" table:formula="of:=DEC2HEX(SUM(HEX2DEC([.E57]);1))" office:value-type="string" office:string-value="C7C4" calcext:value-type="string">
            <text:p>C7C4</text:p>
          </table:table-cell>
          <table:table-cell table:style-name="ce43" table:formula="of:=DEC2HEX(SUM(HEX2DEC([.F57]);1))" office:value-type="string" office:string-value="C7C5" calcext:value-type="string">
            <text:p>C7C5</text:p>
          </table:table-cell>
          <table:table-cell table:style-name="ce43" table:formula="of:=DEC2HEX(SUM(HEX2DEC([.G57]);1))" office:value-type="string" office:string-value="C7C6" calcext:value-type="string">
            <text:p>C7C6</text:p>
          </table:table-cell>
          <table:table-cell table:style-name="ce43" table:formula="of:=DEC2HEX(SUM(HEX2DEC([.H57]);1))" office:value-type="string" office:string-value="C7C7" calcext:value-type="string">
            <text:p>C7C7</text:p>
          </table:table-cell>
          <table:table-cell table:style-name="ce43" table:formula="of:=DEC2HEX(SUM(HEX2DEC([.I57]);1))" office:value-type="string" office:string-value="C7C8" calcext:value-type="string">
            <text:p>C7C8</text:p>
          </table:table-cell>
          <table:table-cell table:style-name="ce43" table:formula="of:=DEC2HEX(SUM(HEX2DEC([.J57]);1))" office:value-type="string" office:string-value="C7C9" calcext:value-type="string">
            <text:p>C7C9</text:p>
          </table:table-cell>
          <table:table-cell table:style-name="ce43" table:formula="of:=DEC2HEX(SUM(HEX2DEC([.K57]);1))" office:value-type="string" office:string-value="C7CA" calcext:value-type="string">
            <text:p>C7CA</text:p>
          </table:table-cell>
          <table:table-cell table:style-name="ce43" table:formula="of:=DEC2HEX(SUM(HEX2DEC([.L57]);1))" office:value-type="string" office:string-value="C7CB" calcext:value-type="string">
            <text:p>C7CB</text:p>
          </table:table-cell>
          <table:table-cell table:style-name="ce43" table:formula="of:=DEC2HEX(SUM(HEX2DEC([.M57]);1))" office:value-type="string" office:string-value="C7CC" calcext:value-type="string">
            <text:p>C7CC</text:p>
          </table:table-cell>
          <table:table-cell table:style-name="ce43" table:formula="of:=DEC2HEX(SUM(HEX2DEC([.N57]);1))" office:value-type="string" office:string-value="C7CD" calcext:value-type="string">
            <text:p>C7CD</text:p>
          </table:table-cell>
          <table:table-cell table:style-name="ce43" table:formula="of:=DEC2HEX(SUM(HEX2DEC([.O57]);1))" office:value-type="string" office:string-value="C7CE" calcext:value-type="string">
            <text:p>C7CE</text:p>
          </table:table-cell>
          <table:table-cell table:style-name="ce43" table:formula="of:=DEC2HEX(SUM(HEX2DEC([.P57]);1))" office:value-type="string" office:string-value="C7CF" calcext:value-type="string">
            <text:p>C7CF</text:p>
          </table:table-cell>
          <table:table-cell table:style-name="ce43" table:formula="of:=DEC2HEX(SUM(HEX2DEC([.Q57]);1))" office:value-type="string" office:string-value="C7D0" calcext:value-type="string">
            <text:p>C7D0</text:p>
          </table:table-cell>
          <table:table-cell table:style-name="ce43" table:formula="of:=DEC2HEX(SUM(HEX2DEC([.R57]);1))" office:value-type="string" office:string-value="C7D1" calcext:value-type="string">
            <text:p>C7D1</text:p>
          </table:table-cell>
          <table:table-cell table:style-name="ce43" table:formula="of:=DEC2HEX(SUM(HEX2DEC([.S57]);1))" office:value-type="string" office:string-value="C7D2" calcext:value-type="string">
            <text:p>C7D2</text:p>
          </table:table-cell>
          <table:table-cell table:style-name="ce43" table:formula="of:=DEC2HEX(SUM(HEX2DEC([.T57]);1))" office:value-type="string" office:string-value="C7D3" calcext:value-type="string">
            <text:p>C7D3</text:p>
          </table:table-cell>
          <table:table-cell table:style-name="ce43" table:formula="of:=DEC2HEX(SUM(HEX2DEC([.U57]);1))" office:value-type="string" office:string-value="C7D4" calcext:value-type="string">
            <text:p>C7D4</text:p>
          </table:table-cell>
          <table:table-cell table:style-name="ce43" table:formula="of:=DEC2HEX(SUM(HEX2DEC([.V57]);1))" office:value-type="string" office:string-value="C7D5" calcext:value-type="string">
            <text:p>C7D5</text:p>
          </table:table-cell>
          <table:table-cell table:style-name="ce43" table:formula="of:=DEC2HEX(SUM(HEX2DEC([.W57]);1))" office:value-type="string" office:string-value="C7D6" calcext:value-type="string">
            <text:p>C7D6</text:p>
          </table:table-cell>
          <table:table-cell table:style-name="ce43" table:formula="of:=DEC2HEX(SUM(HEX2DEC([.X57]);1))" office:value-type="string" office:string-value="C7D7" calcext:value-type="string">
            <text:p>C7D7</text:p>
          </table:table-cell>
          <table:table-cell table:style-name="ce43" table:formula="of:=DEC2HEX(SUM(HEX2DEC([.Y57]);1))" office:value-type="string" office:string-value="C7D8" calcext:value-type="string">
            <text:p>C7D8</text:p>
          </table:table-cell>
          <table:table-cell table:style-name="ce43" table:formula="of:=DEC2HEX(SUM(HEX2DEC([.Z57]);1))" office:value-type="string" office:string-value="C7D9" calcext:value-type="string">
            <text:p>C7D9</text:p>
          </table:table-cell>
          <table:table-cell table:style-name="ce43" table:formula="of:=DEC2HEX(SUM(HEX2DEC([.AA57]);1))" office:value-type="string" office:string-value="C7DA" calcext:value-type="string">
            <text:p>C7DA</text:p>
          </table:table-cell>
          <table:table-cell table:style-name="ce43" table:formula="of:=DEC2HEX(SUM(HEX2DEC([.AB57]);1))" office:value-type="string" office:string-value="C7DB" calcext:value-type="string">
            <text:p>C7DB</text:p>
          </table:table-cell>
          <table:table-cell table:style-name="ce43" table:formula="of:=DEC2HEX(SUM(HEX2DEC([.AC57]);1))" office:value-type="string" office:string-value="C7DC" calcext:value-type="string">
            <text:p>C7DC</text:p>
          </table:table-cell>
          <table:table-cell table:style-name="ce43" table:formula="of:=DEC2HEX(SUM(HEX2DEC([.AD57]);1))" office:value-type="string" office:string-value="C7DD" calcext:value-type="string">
            <text:p>C7DD</text:p>
          </table:table-cell>
          <table:table-cell table:style-name="ce43" table:formula="of:=DEC2HEX(SUM(HEX2DEC([.AE57]);1))" office:value-type="string" office:string-value="C7DE" calcext:value-type="string">
            <text:p>C7DE</text:p>
          </table:table-cell>
          <table:table-cell table:style-name="ce43" table:formula="of:=DEC2HEX(SUM(HEX2DEC([.AF57]);1))" office:value-type="string" office:string-value="C7DF" calcext:value-type="string">
            <text:p>C7DF</text:p>
          </table:table-cell>
          <table:table-cell table:number-columns-repeated="31"/>
        </table:table-row>
        <table:table-row table:style-name="ro2">
          <table:table-cell table:style-name="ce5" office:value-type="string" calcext:value-type="string" table:number-columns-spanned="1" table:number-rows-spanned="8">
            <text:p>7</text:p>
            <text:p>Pixel</text:p>
            <text:p>56-63</text:p>
          </table:table-cell>
          <table:table-cell table:style-name="ce46" table:formula="of:=DEC2HEX(SUM(HEX2DEC([.AG50]);1))" office:value-type="string" office:string-value="C0E0" calcext:value-type="string">
            <text:p>C0E0</text:p>
          </table:table-cell>
          <table:table-cell table:style-name="ce46" table:formula="of:=DEC2HEX(SUM(HEX2DEC([.B58]);1))" office:value-type="string" office:string-value="C0E1" calcext:value-type="string">
            <text:p>C0E1</text:p>
          </table:table-cell>
          <table:table-cell table:style-name="ce46" table:formula="of:=DEC2HEX(SUM(HEX2DEC([.C58]);1))" office:value-type="string" office:string-value="C0E2" calcext:value-type="string">
            <text:p>C0E2</text:p>
          </table:table-cell>
          <table:table-cell table:style-name="ce46" table:formula="of:=DEC2HEX(SUM(HEX2DEC([.D58]);1))" office:value-type="string" office:string-value="C0E3" calcext:value-type="string">
            <text:p>C0E3</text:p>
          </table:table-cell>
          <table:table-cell table:style-name="ce46" table:formula="of:=DEC2HEX(SUM(HEX2DEC([.E58]);1))" office:value-type="string" office:string-value="C0E4" calcext:value-type="string">
            <text:p>C0E4</text:p>
          </table:table-cell>
          <table:table-cell table:style-name="ce46" table:formula="of:=DEC2HEX(SUM(HEX2DEC([.F58]);1))" office:value-type="string" office:string-value="C0E5" calcext:value-type="string">
            <text:p>C0E5</text:p>
          </table:table-cell>
          <table:table-cell table:style-name="ce46" table:formula="of:=DEC2HEX(SUM(HEX2DEC([.G58]);1))" office:value-type="string" office:string-value="C0E6" calcext:value-type="string">
            <text:p>C0E6</text:p>
          </table:table-cell>
          <table:table-cell table:style-name="ce46" table:formula="of:=DEC2HEX(SUM(HEX2DEC([.H58]);1))" office:value-type="string" office:string-value="C0E7" calcext:value-type="string">
            <text:p>C0E7</text:p>
          </table:table-cell>
          <table:table-cell table:style-name="ce46" table:formula="of:=DEC2HEX(SUM(HEX2DEC([.I58]);1))" office:value-type="string" office:string-value="C0E8" calcext:value-type="string">
            <text:p>C0E8</text:p>
          </table:table-cell>
          <table:table-cell table:style-name="ce46" table:formula="of:=DEC2HEX(SUM(HEX2DEC([.J58]);1))" office:value-type="string" office:string-value="C0E9" calcext:value-type="string">
            <text:p>C0E9</text:p>
          </table:table-cell>
          <table:table-cell table:style-name="ce46" table:formula="of:=DEC2HEX(SUM(HEX2DEC([.K58]);1))" office:value-type="string" office:string-value="C0EA" calcext:value-type="string">
            <text:p>C0EA</text:p>
          </table:table-cell>
          <table:table-cell table:style-name="ce46" table:formula="of:=DEC2HEX(SUM(HEX2DEC([.L58]);1))" office:value-type="string" office:string-value="C0EB" calcext:value-type="string">
            <text:p>C0EB</text:p>
          </table:table-cell>
          <table:table-cell table:style-name="ce46" table:formula="of:=DEC2HEX(SUM(HEX2DEC([.M58]);1))" office:value-type="string" office:string-value="C0EC" calcext:value-type="string">
            <text:p>C0EC</text:p>
          </table:table-cell>
          <table:table-cell table:style-name="ce46" table:formula="of:=DEC2HEX(SUM(HEX2DEC([.N58]);1))" office:value-type="string" office:string-value="C0ED" calcext:value-type="string">
            <text:p>C0ED</text:p>
          </table:table-cell>
          <table:table-cell table:style-name="ce46" table:formula="of:=DEC2HEX(SUM(HEX2DEC([.O58]);1))" office:value-type="string" office:string-value="C0EE" calcext:value-type="string">
            <text:p>C0EE</text:p>
          </table:table-cell>
          <table:table-cell table:style-name="ce46" table:formula="of:=DEC2HEX(SUM(HEX2DEC([.P58]);1))" office:value-type="string" office:string-value="C0EF" calcext:value-type="string">
            <text:p>C0EF</text:p>
          </table:table-cell>
          <table:table-cell table:style-name="ce46" table:formula="of:=DEC2HEX(SUM(HEX2DEC([.Q58]);1))" office:value-type="string" office:string-value="C0F0" calcext:value-type="string">
            <text:p>C0F0</text:p>
          </table:table-cell>
          <table:table-cell table:style-name="ce46" table:formula="of:=DEC2HEX(SUM(HEX2DEC([.R58]);1))" office:value-type="string" office:string-value="C0F1" calcext:value-type="string">
            <text:p>C0F1</text:p>
          </table:table-cell>
          <table:table-cell table:style-name="ce46" table:formula="of:=DEC2HEX(SUM(HEX2DEC([.S58]);1))" office:value-type="string" office:string-value="C0F2" calcext:value-type="string">
            <text:p>C0F2</text:p>
          </table:table-cell>
          <table:table-cell table:style-name="ce46" table:formula="of:=DEC2HEX(SUM(HEX2DEC([.T58]);1))" office:value-type="string" office:string-value="C0F3" calcext:value-type="string">
            <text:p>C0F3</text:p>
          </table:table-cell>
          <table:table-cell table:style-name="ce46" table:formula="of:=DEC2HEX(SUM(HEX2DEC([.U58]);1))" office:value-type="string" office:string-value="C0F4" calcext:value-type="string">
            <text:p>C0F4</text:p>
          </table:table-cell>
          <table:table-cell table:style-name="ce46" table:formula="of:=DEC2HEX(SUM(HEX2DEC([.V58]);1))" office:value-type="string" office:string-value="C0F5" calcext:value-type="string">
            <text:p>C0F5</text:p>
          </table:table-cell>
          <table:table-cell table:style-name="ce46" table:formula="of:=DEC2HEX(SUM(HEX2DEC([.W58]);1))" office:value-type="string" office:string-value="C0F6" calcext:value-type="string">
            <text:p>C0F6</text:p>
          </table:table-cell>
          <table:table-cell table:style-name="ce46" table:formula="of:=DEC2HEX(SUM(HEX2DEC([.X58]);1))" office:value-type="string" office:string-value="C0F7" calcext:value-type="string">
            <text:p>C0F7</text:p>
          </table:table-cell>
          <table:table-cell table:style-name="ce46" table:formula="of:=DEC2HEX(SUM(HEX2DEC([.Y58]);1))" office:value-type="string" office:string-value="C0F8" calcext:value-type="string">
            <text:p>C0F8</text:p>
          </table:table-cell>
          <table:table-cell table:style-name="ce46" table:formula="of:=DEC2HEX(SUM(HEX2DEC([.Z58]);1))" office:value-type="string" office:string-value="C0F9" calcext:value-type="string">
            <text:p>C0F9</text:p>
          </table:table-cell>
          <table:table-cell table:style-name="ce46" table:formula="of:=DEC2HEX(SUM(HEX2DEC([.AA58]);1))" office:value-type="string" office:string-value="C0FA" calcext:value-type="string">
            <text:p>C0FA</text:p>
          </table:table-cell>
          <table:table-cell table:style-name="ce46" table:formula="of:=DEC2HEX(SUM(HEX2DEC([.AB58]);1))" office:value-type="string" office:string-value="C0FB" calcext:value-type="string">
            <text:p>C0FB</text:p>
          </table:table-cell>
          <table:table-cell table:style-name="ce46" table:formula="of:=DEC2HEX(SUM(HEX2DEC([.AC58]);1))" office:value-type="string" office:string-value="C0FC" calcext:value-type="string">
            <text:p>C0FC</text:p>
          </table:table-cell>
          <table:table-cell table:style-name="ce46" table:formula="of:=DEC2HEX(SUM(HEX2DEC([.AD58]);1))" office:value-type="string" office:string-value="C0FD" calcext:value-type="string">
            <text:p>C0FD</text:p>
          </table:table-cell>
          <table:table-cell table:style-name="ce46" table:formula="of:=DEC2HEX(SUM(HEX2DEC([.AE58]);1))" office:value-type="string" office:string-value="C0FE" calcext:value-type="string">
            <text:p>C0FE</text:p>
          </table:table-cell>
          <table:table-cell table:style-name="ce46" table:formula="of:=DEC2HEX(SUM(HEX2DEC([.AF58]);1))" office:value-type="string" office:string-value="C0FF" calcext:value-type="string">
            <text:p>C0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3" table:formula="of:=DEC2HEX(SUM(HEX2DEC([.AG51]);1))" office:value-type="string" office:string-value="C1E0" calcext:value-type="string">
            <text:p>C1E0</text:p>
          </table:table-cell>
          <table:table-cell table:style-name="ce43" table:formula="of:=DEC2HEX(SUM(HEX2DEC([.B59]);1))" office:value-type="string" office:string-value="C1E1" calcext:value-type="string">
            <text:p>C1E1</text:p>
          </table:table-cell>
          <table:table-cell table:style-name="ce43" table:formula="of:=DEC2HEX(SUM(HEX2DEC([.C59]);1))" office:value-type="string" office:string-value="C1E2" calcext:value-type="string">
            <text:p>C1E2</text:p>
          </table:table-cell>
          <table:table-cell table:style-name="ce43" table:formula="of:=DEC2HEX(SUM(HEX2DEC([.D59]);1))" office:value-type="string" office:string-value="C1E3" calcext:value-type="string">
            <text:p>C1E3</text:p>
          </table:table-cell>
          <table:table-cell table:style-name="ce43" table:formula="of:=DEC2HEX(SUM(HEX2DEC([.E59]);1))" office:value-type="string" office:string-value="C1E4" calcext:value-type="string">
            <text:p>C1E4</text:p>
          </table:table-cell>
          <table:table-cell table:style-name="ce43" table:formula="of:=DEC2HEX(SUM(HEX2DEC([.F59]);1))" office:value-type="string" office:string-value="C1E5" calcext:value-type="string">
            <text:p>C1E5</text:p>
          </table:table-cell>
          <table:table-cell table:style-name="ce43" table:formula="of:=DEC2HEX(SUM(HEX2DEC([.G59]);1))" office:value-type="string" office:string-value="C1E6" calcext:value-type="string">
            <text:p>C1E6</text:p>
          </table:table-cell>
          <table:table-cell table:style-name="ce43" table:formula="of:=DEC2HEX(SUM(HEX2DEC([.H59]);1))" office:value-type="string" office:string-value="C1E7" calcext:value-type="string">
            <text:p>C1E7</text:p>
          </table:table-cell>
          <table:table-cell table:style-name="ce43" table:formula="of:=DEC2HEX(SUM(HEX2DEC([.I59]);1))" office:value-type="string" office:string-value="C1E8" calcext:value-type="string">
            <text:p>C1E8</text:p>
          </table:table-cell>
          <table:table-cell table:style-name="ce43" table:formula="of:=DEC2HEX(SUM(HEX2DEC([.J59]);1))" office:value-type="string" office:string-value="C1E9" calcext:value-type="string">
            <text:p>C1E9</text:p>
          </table:table-cell>
          <table:table-cell table:style-name="ce43" table:formula="of:=DEC2HEX(SUM(HEX2DEC([.K59]);1))" office:value-type="string" office:string-value="C1EA" calcext:value-type="string">
            <text:p>C1EA</text:p>
          </table:table-cell>
          <table:table-cell table:style-name="ce43" table:formula="of:=DEC2HEX(SUM(HEX2DEC([.L59]);1))" office:value-type="string" office:string-value="C1EB" calcext:value-type="string">
            <text:p>C1EB</text:p>
          </table:table-cell>
          <table:table-cell table:style-name="ce43" table:formula="of:=DEC2HEX(SUM(HEX2DEC([.M59]);1))" office:value-type="string" office:string-value="C1EC" calcext:value-type="string">
            <text:p>C1EC</text:p>
          </table:table-cell>
          <table:table-cell table:style-name="ce43" table:formula="of:=DEC2HEX(SUM(HEX2DEC([.N59]);1))" office:value-type="string" office:string-value="C1ED" calcext:value-type="string">
            <text:p>C1ED</text:p>
          </table:table-cell>
          <table:table-cell table:style-name="ce43" table:formula="of:=DEC2HEX(SUM(HEX2DEC([.O59]);1))" office:value-type="string" office:string-value="C1EE" calcext:value-type="string">
            <text:p>C1EE</text:p>
          </table:table-cell>
          <table:table-cell table:style-name="ce43" table:formula="of:=DEC2HEX(SUM(HEX2DEC([.P59]);1))" office:value-type="string" office:string-value="C1EF" calcext:value-type="string">
            <text:p>C1EF</text:p>
          </table:table-cell>
          <table:table-cell table:style-name="ce43" table:formula="of:=DEC2HEX(SUM(HEX2DEC([.Q59]);1))" office:value-type="string" office:string-value="C1F0" calcext:value-type="string">
            <text:p>C1F0</text:p>
          </table:table-cell>
          <table:table-cell table:style-name="ce43" table:formula="of:=DEC2HEX(SUM(HEX2DEC([.R59]);1))" office:value-type="string" office:string-value="C1F1" calcext:value-type="string">
            <text:p>C1F1</text:p>
          </table:table-cell>
          <table:table-cell table:style-name="ce43" table:formula="of:=DEC2HEX(SUM(HEX2DEC([.S59]);1))" office:value-type="string" office:string-value="C1F2" calcext:value-type="string">
            <text:p>C1F2</text:p>
          </table:table-cell>
          <table:table-cell table:style-name="ce43" table:formula="of:=DEC2HEX(SUM(HEX2DEC([.T59]);1))" office:value-type="string" office:string-value="C1F3" calcext:value-type="string">
            <text:p>C1F3</text:p>
          </table:table-cell>
          <table:table-cell table:style-name="ce43" table:formula="of:=DEC2HEX(SUM(HEX2DEC([.U59]);1))" office:value-type="string" office:string-value="C1F4" calcext:value-type="string">
            <text:p>C1F4</text:p>
          </table:table-cell>
          <table:table-cell table:style-name="ce43" table:formula="of:=DEC2HEX(SUM(HEX2DEC([.V59]);1))" office:value-type="string" office:string-value="C1F5" calcext:value-type="string">
            <text:p>C1F5</text:p>
          </table:table-cell>
          <table:table-cell table:style-name="ce43" table:formula="of:=DEC2HEX(SUM(HEX2DEC([.W59]);1))" office:value-type="string" office:string-value="C1F6" calcext:value-type="string">
            <text:p>C1F6</text:p>
          </table:table-cell>
          <table:table-cell table:style-name="ce43" table:formula="of:=DEC2HEX(SUM(HEX2DEC([.X59]);1))" office:value-type="string" office:string-value="C1F7" calcext:value-type="string">
            <text:p>C1F7</text:p>
          </table:table-cell>
          <table:table-cell table:style-name="ce43" table:formula="of:=DEC2HEX(SUM(HEX2DEC([.Y59]);1))" office:value-type="string" office:string-value="C1F8" calcext:value-type="string">
            <text:p>C1F8</text:p>
          </table:table-cell>
          <table:table-cell table:style-name="ce43" table:formula="of:=DEC2HEX(SUM(HEX2DEC([.Z59]);1))" office:value-type="string" office:string-value="C1F9" calcext:value-type="string">
            <text:p>C1F9</text:p>
          </table:table-cell>
          <table:table-cell table:style-name="ce43" table:formula="of:=DEC2HEX(SUM(HEX2DEC([.AA59]);1))" office:value-type="string" office:string-value="C1FA" calcext:value-type="string">
            <text:p>C1FA</text:p>
          </table:table-cell>
          <table:table-cell table:style-name="ce43" table:formula="of:=DEC2HEX(SUM(HEX2DEC([.AB59]);1))" office:value-type="string" office:string-value="C1FB" calcext:value-type="string">
            <text:p>C1FB</text:p>
          </table:table-cell>
          <table:table-cell table:style-name="ce43" table:formula="of:=DEC2HEX(SUM(HEX2DEC([.AC59]);1))" office:value-type="string" office:string-value="C1FC" calcext:value-type="string">
            <text:p>C1FC</text:p>
          </table:table-cell>
          <table:table-cell table:style-name="ce43" table:formula="of:=DEC2HEX(SUM(HEX2DEC([.AD59]);1))" office:value-type="string" office:string-value="C1FD" calcext:value-type="string">
            <text:p>C1FD</text:p>
          </table:table-cell>
          <table:table-cell table:style-name="ce43" table:formula="of:=DEC2HEX(SUM(HEX2DEC([.AE59]);1))" office:value-type="string" office:string-value="C1FE" calcext:value-type="string">
            <text:p>C1FE</text:p>
          </table:table-cell>
          <table:table-cell table:style-name="ce43" table:formula="of:=DEC2HEX(SUM(HEX2DEC([.AF59]);1))" office:value-type="string" office:string-value="C1FF" calcext:value-type="string">
            <text:p>C1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2]);1))" office:value-type="string" office:string-value="C2E0" calcext:value-type="string">
            <text:p>C2E0</text:p>
          </table:table-cell>
          <table:table-cell table:style-name="ce43" table:formula="of:=DEC2HEX(SUM(HEX2DEC([.B60]);1))" office:value-type="string" office:string-value="C2E1" calcext:value-type="string">
            <text:p>C2E1</text:p>
          </table:table-cell>
          <table:table-cell table:style-name="ce43" table:formula="of:=DEC2HEX(SUM(HEX2DEC([.C60]);1))" office:value-type="string" office:string-value="C2E2" calcext:value-type="string">
            <text:p>C2E2</text:p>
          </table:table-cell>
          <table:table-cell table:style-name="ce43" table:formula="of:=DEC2HEX(SUM(HEX2DEC([.D60]);1))" office:value-type="string" office:string-value="C2E3" calcext:value-type="string">
            <text:p>C2E3</text:p>
          </table:table-cell>
          <table:table-cell table:style-name="ce43" table:formula="of:=DEC2HEX(SUM(HEX2DEC([.E60]);1))" office:value-type="string" office:string-value="C2E4" calcext:value-type="string">
            <text:p>C2E4</text:p>
          </table:table-cell>
          <table:table-cell table:style-name="ce43" table:formula="of:=DEC2HEX(SUM(HEX2DEC([.F60]);1))" office:value-type="string" office:string-value="C2E5" calcext:value-type="string">
            <text:p>C2E5</text:p>
          </table:table-cell>
          <table:table-cell table:style-name="ce43" table:formula="of:=DEC2HEX(SUM(HEX2DEC([.G60]);1))" office:value-type="string" office:string-value="C2E6" calcext:value-type="string">
            <text:p>C2E6</text:p>
          </table:table-cell>
          <table:table-cell table:style-name="ce43" table:formula="of:=DEC2HEX(SUM(HEX2DEC([.H60]);1))" office:value-type="string" office:string-value="C2E7" calcext:value-type="string">
            <text:p>C2E7</text:p>
          </table:table-cell>
          <table:table-cell table:style-name="ce43" table:formula="of:=DEC2HEX(SUM(HEX2DEC([.I60]);1))" office:value-type="string" office:string-value="C2E8" calcext:value-type="string">
            <text:p>C2E8</text:p>
          </table:table-cell>
          <table:table-cell table:style-name="ce43" table:formula="of:=DEC2HEX(SUM(HEX2DEC([.J60]);1))" office:value-type="string" office:string-value="C2E9" calcext:value-type="string">
            <text:p>C2E9</text:p>
          </table:table-cell>
          <table:table-cell table:style-name="ce43" table:formula="of:=DEC2HEX(SUM(HEX2DEC([.K60]);1))" office:value-type="string" office:string-value="C2EA" calcext:value-type="string">
            <text:p>C2EA</text:p>
          </table:table-cell>
          <table:table-cell table:style-name="ce43" table:formula="of:=DEC2HEX(SUM(HEX2DEC([.L60]);1))" office:value-type="string" office:string-value="C2EB" calcext:value-type="string">
            <text:p>C2EB</text:p>
          </table:table-cell>
          <table:table-cell table:style-name="ce43" table:formula="of:=DEC2HEX(SUM(HEX2DEC([.M60]);1))" office:value-type="string" office:string-value="C2EC" calcext:value-type="string">
            <text:p>C2EC</text:p>
          </table:table-cell>
          <table:table-cell table:style-name="ce43" table:formula="of:=DEC2HEX(SUM(HEX2DEC([.N60]);1))" office:value-type="string" office:string-value="C2ED" calcext:value-type="string">
            <text:p>C2ED</text:p>
          </table:table-cell>
          <table:table-cell table:style-name="ce43" table:formula="of:=DEC2HEX(SUM(HEX2DEC([.O60]);1))" office:value-type="string" office:string-value="C2EE" calcext:value-type="string">
            <text:p>C2EE</text:p>
          </table:table-cell>
          <table:table-cell table:style-name="ce43" table:formula="of:=DEC2HEX(SUM(HEX2DEC([.P60]);1))" office:value-type="string" office:string-value="C2EF" calcext:value-type="string">
            <text:p>C2EF</text:p>
          </table:table-cell>
          <table:table-cell table:style-name="ce43" table:formula="of:=DEC2HEX(SUM(HEX2DEC([.Q60]);1))" office:value-type="string" office:string-value="C2F0" calcext:value-type="string">
            <text:p>C2F0</text:p>
          </table:table-cell>
          <table:table-cell table:style-name="ce43" table:formula="of:=DEC2HEX(SUM(HEX2DEC([.R60]);1))" office:value-type="string" office:string-value="C2F1" calcext:value-type="string">
            <text:p>C2F1</text:p>
          </table:table-cell>
          <table:table-cell table:style-name="ce43" table:formula="of:=DEC2HEX(SUM(HEX2DEC([.S60]);1))" office:value-type="string" office:string-value="C2F2" calcext:value-type="string">
            <text:p>C2F2</text:p>
          </table:table-cell>
          <table:table-cell table:style-name="ce43" table:formula="of:=DEC2HEX(SUM(HEX2DEC([.T60]);1))" office:value-type="string" office:string-value="C2F3" calcext:value-type="string">
            <text:p>C2F3</text:p>
          </table:table-cell>
          <table:table-cell table:style-name="ce43" table:formula="of:=DEC2HEX(SUM(HEX2DEC([.U60]);1))" office:value-type="string" office:string-value="C2F4" calcext:value-type="string">
            <text:p>C2F4</text:p>
          </table:table-cell>
          <table:table-cell table:style-name="ce43" table:formula="of:=DEC2HEX(SUM(HEX2DEC([.V60]);1))" office:value-type="string" office:string-value="C2F5" calcext:value-type="string">
            <text:p>C2F5</text:p>
          </table:table-cell>
          <table:table-cell table:style-name="ce43" table:formula="of:=DEC2HEX(SUM(HEX2DEC([.W60]);1))" office:value-type="string" office:string-value="C2F6" calcext:value-type="string">
            <text:p>C2F6</text:p>
          </table:table-cell>
          <table:table-cell table:style-name="ce43" table:formula="of:=DEC2HEX(SUM(HEX2DEC([.X60]);1))" office:value-type="string" office:string-value="C2F7" calcext:value-type="string">
            <text:p>C2F7</text:p>
          </table:table-cell>
          <table:table-cell table:style-name="ce43" table:formula="of:=DEC2HEX(SUM(HEX2DEC([.Y60]);1))" office:value-type="string" office:string-value="C2F8" calcext:value-type="string">
            <text:p>C2F8</text:p>
          </table:table-cell>
          <table:table-cell table:style-name="ce43" table:formula="of:=DEC2HEX(SUM(HEX2DEC([.Z60]);1))" office:value-type="string" office:string-value="C2F9" calcext:value-type="string">
            <text:p>C2F9</text:p>
          </table:table-cell>
          <table:table-cell table:style-name="ce43" table:formula="of:=DEC2HEX(SUM(HEX2DEC([.AA60]);1))" office:value-type="string" office:string-value="C2FA" calcext:value-type="string">
            <text:p>C2FA</text:p>
          </table:table-cell>
          <table:table-cell table:style-name="ce43" table:formula="of:=DEC2HEX(SUM(HEX2DEC([.AB60]);1))" office:value-type="string" office:string-value="C2FB" calcext:value-type="string">
            <text:p>C2FB</text:p>
          </table:table-cell>
          <table:table-cell table:style-name="ce43" table:formula="of:=DEC2HEX(SUM(HEX2DEC([.AC60]);1))" office:value-type="string" office:string-value="C2FC" calcext:value-type="string">
            <text:p>C2FC</text:p>
          </table:table-cell>
          <table:table-cell table:style-name="ce43" table:formula="of:=DEC2HEX(SUM(HEX2DEC([.AD60]);1))" office:value-type="string" office:string-value="C2FD" calcext:value-type="string">
            <text:p>C2FD</text:p>
          </table:table-cell>
          <table:table-cell table:style-name="ce43" table:formula="of:=DEC2HEX(SUM(HEX2DEC([.AE60]);1))" office:value-type="string" office:string-value="C2FE" calcext:value-type="string">
            <text:p>C2FE</text:p>
          </table:table-cell>
          <table:table-cell table:style-name="ce43" table:formula="of:=DEC2HEX(SUM(HEX2DEC([.AF60]);1))" office:value-type="string" office:string-value="C2FF" calcext:value-type="string">
            <text:p>C2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3]);1))" office:value-type="string" office:string-value="C3E0" calcext:value-type="string">
            <text:p>C3E0</text:p>
          </table:table-cell>
          <table:table-cell table:style-name="ce43" table:formula="of:=DEC2HEX(SUM(HEX2DEC([.B61]);1))" office:value-type="string" office:string-value="C3E1" calcext:value-type="string">
            <text:p>C3E1</text:p>
          </table:table-cell>
          <table:table-cell table:style-name="ce43" table:formula="of:=DEC2HEX(SUM(HEX2DEC([.C61]);1))" office:value-type="string" office:string-value="C3E2" calcext:value-type="string">
            <text:p>C3E2</text:p>
          </table:table-cell>
          <table:table-cell table:style-name="ce43" table:formula="of:=DEC2HEX(SUM(HEX2DEC([.D61]);1))" office:value-type="string" office:string-value="C3E3" calcext:value-type="string">
            <text:p>C3E3</text:p>
          </table:table-cell>
          <table:table-cell table:style-name="ce43" table:formula="of:=DEC2HEX(SUM(HEX2DEC([.E61]);1))" office:value-type="string" office:string-value="C3E4" calcext:value-type="string">
            <text:p>C3E4</text:p>
          </table:table-cell>
          <table:table-cell table:style-name="ce43" table:formula="of:=DEC2HEX(SUM(HEX2DEC([.F61]);1))" office:value-type="string" office:string-value="C3E5" calcext:value-type="string">
            <text:p>C3E5</text:p>
          </table:table-cell>
          <table:table-cell table:style-name="ce43" table:formula="of:=DEC2HEX(SUM(HEX2DEC([.G61]);1))" office:value-type="string" office:string-value="C3E6" calcext:value-type="string">
            <text:p>C3E6</text:p>
          </table:table-cell>
          <table:table-cell table:style-name="ce43" table:formula="of:=DEC2HEX(SUM(HEX2DEC([.H61]);1))" office:value-type="string" office:string-value="C3E7" calcext:value-type="string">
            <text:p>C3E7</text:p>
          </table:table-cell>
          <table:table-cell table:style-name="ce43" table:formula="of:=DEC2HEX(SUM(HEX2DEC([.I61]);1))" office:value-type="string" office:string-value="C3E8" calcext:value-type="string">
            <text:p>C3E8</text:p>
          </table:table-cell>
          <table:table-cell table:style-name="ce43" table:formula="of:=DEC2HEX(SUM(HEX2DEC([.J61]);1))" office:value-type="string" office:string-value="C3E9" calcext:value-type="string">
            <text:p>C3E9</text:p>
          </table:table-cell>
          <table:table-cell table:style-name="ce43" table:formula="of:=DEC2HEX(SUM(HEX2DEC([.K61]);1))" office:value-type="string" office:string-value="C3EA" calcext:value-type="string">
            <text:p>C3EA</text:p>
          </table:table-cell>
          <table:table-cell table:style-name="ce43" table:formula="of:=DEC2HEX(SUM(HEX2DEC([.L61]);1))" office:value-type="string" office:string-value="C3EB" calcext:value-type="string">
            <text:p>C3EB</text:p>
          </table:table-cell>
          <table:table-cell table:style-name="ce43" table:formula="of:=DEC2HEX(SUM(HEX2DEC([.M61]);1))" office:value-type="string" office:string-value="C3EC" calcext:value-type="string">
            <text:p>C3EC</text:p>
          </table:table-cell>
          <table:table-cell table:style-name="ce43" table:formula="of:=DEC2HEX(SUM(HEX2DEC([.N61]);1))" office:value-type="string" office:string-value="C3ED" calcext:value-type="string">
            <text:p>C3ED</text:p>
          </table:table-cell>
          <table:table-cell table:style-name="ce43" table:formula="of:=DEC2HEX(SUM(HEX2DEC([.O61]);1))" office:value-type="string" office:string-value="C3EE" calcext:value-type="string">
            <text:p>C3EE</text:p>
          </table:table-cell>
          <table:table-cell table:style-name="ce43" table:formula="of:=DEC2HEX(SUM(HEX2DEC([.P61]);1))" office:value-type="string" office:string-value="C3EF" calcext:value-type="string">
            <text:p>C3EF</text:p>
          </table:table-cell>
          <table:table-cell table:style-name="ce43" table:formula="of:=DEC2HEX(SUM(HEX2DEC([.Q61]);1))" office:value-type="string" office:string-value="C3F0" calcext:value-type="string">
            <text:p>C3F0</text:p>
          </table:table-cell>
          <table:table-cell table:style-name="ce43" table:formula="of:=DEC2HEX(SUM(HEX2DEC([.R61]);1))" office:value-type="string" office:string-value="C3F1" calcext:value-type="string">
            <text:p>C3F1</text:p>
          </table:table-cell>
          <table:table-cell table:style-name="ce43" table:formula="of:=DEC2HEX(SUM(HEX2DEC([.S61]);1))" office:value-type="string" office:string-value="C3F2" calcext:value-type="string">
            <text:p>C3F2</text:p>
          </table:table-cell>
          <table:table-cell table:style-name="ce43" table:formula="of:=DEC2HEX(SUM(HEX2DEC([.T61]);1))" office:value-type="string" office:string-value="C3F3" calcext:value-type="string">
            <text:p>C3F3</text:p>
          </table:table-cell>
          <table:table-cell table:style-name="ce43" table:formula="of:=DEC2HEX(SUM(HEX2DEC([.U61]);1))" office:value-type="string" office:string-value="C3F4" calcext:value-type="string">
            <text:p>C3F4</text:p>
          </table:table-cell>
          <table:table-cell table:style-name="ce43" table:formula="of:=DEC2HEX(SUM(HEX2DEC([.V61]);1))" office:value-type="string" office:string-value="C3F5" calcext:value-type="string">
            <text:p>C3F5</text:p>
          </table:table-cell>
          <table:table-cell table:style-name="ce43" table:formula="of:=DEC2HEX(SUM(HEX2DEC([.W61]);1))" office:value-type="string" office:string-value="C3F6" calcext:value-type="string">
            <text:p>C3F6</text:p>
          </table:table-cell>
          <table:table-cell table:style-name="ce43" table:formula="of:=DEC2HEX(SUM(HEX2DEC([.X61]);1))" office:value-type="string" office:string-value="C3F7" calcext:value-type="string">
            <text:p>C3F7</text:p>
          </table:table-cell>
          <table:table-cell table:style-name="ce43" table:formula="of:=DEC2HEX(SUM(HEX2DEC([.Y61]);1))" office:value-type="string" office:string-value="C3F8" calcext:value-type="string">
            <text:p>C3F8</text:p>
          </table:table-cell>
          <table:table-cell table:style-name="ce43" table:formula="of:=DEC2HEX(SUM(HEX2DEC([.Z61]);1))" office:value-type="string" office:string-value="C3F9" calcext:value-type="string">
            <text:p>C3F9</text:p>
          </table:table-cell>
          <table:table-cell table:style-name="ce43" table:formula="of:=DEC2HEX(SUM(HEX2DEC([.AA61]);1))" office:value-type="string" office:string-value="C3FA" calcext:value-type="string">
            <text:p>C3FA</text:p>
          </table:table-cell>
          <table:table-cell table:style-name="ce43" table:formula="of:=DEC2HEX(SUM(HEX2DEC([.AB61]);1))" office:value-type="string" office:string-value="C3FB" calcext:value-type="string">
            <text:p>C3FB</text:p>
          </table:table-cell>
          <table:table-cell table:style-name="ce43" table:formula="of:=DEC2HEX(SUM(HEX2DEC([.AC61]);1))" office:value-type="string" office:string-value="C3FC" calcext:value-type="string">
            <text:p>C3FC</text:p>
          </table:table-cell>
          <table:table-cell table:style-name="ce43" table:formula="of:=DEC2HEX(SUM(HEX2DEC([.AD61]);1))" office:value-type="string" office:string-value="C3FD" calcext:value-type="string">
            <text:p>C3FD</text:p>
          </table:table-cell>
          <table:table-cell table:style-name="ce43" table:formula="of:=DEC2HEX(SUM(HEX2DEC([.AE61]);1))" office:value-type="string" office:string-value="C3FE" calcext:value-type="string">
            <text:p>C3FE</text:p>
          </table:table-cell>
          <table:table-cell table:style-name="ce43" table:formula="of:=DEC2HEX(SUM(HEX2DEC([.AF61]);1))" office:value-type="string" office:string-value="C3FF" calcext:value-type="string">
            <text:p>C3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4]);1))" office:value-type="string" office:string-value="C4E0" calcext:value-type="string">
            <text:p>C4E0</text:p>
          </table:table-cell>
          <table:table-cell table:style-name="ce43" table:formula="of:=DEC2HEX(SUM(HEX2DEC([.B62]);1))" office:value-type="string" office:string-value="C4E1" calcext:value-type="string">
            <text:p>C4E1</text:p>
          </table:table-cell>
          <table:table-cell table:style-name="ce43" table:formula="of:=DEC2HEX(SUM(HEX2DEC([.C62]);1))" office:value-type="string" office:string-value="C4E2" calcext:value-type="string">
            <text:p>C4E2</text:p>
          </table:table-cell>
          <table:table-cell table:style-name="ce43" table:formula="of:=DEC2HEX(SUM(HEX2DEC([.D62]);1))" office:value-type="string" office:string-value="C4E3" calcext:value-type="string">
            <text:p>C4E3</text:p>
          </table:table-cell>
          <table:table-cell table:style-name="ce43" table:formula="of:=DEC2HEX(SUM(HEX2DEC([.E62]);1))" office:value-type="string" office:string-value="C4E4" calcext:value-type="string">
            <text:p>C4E4</text:p>
          </table:table-cell>
          <table:table-cell table:style-name="ce43" table:formula="of:=DEC2HEX(SUM(HEX2DEC([.F62]);1))" office:value-type="string" office:string-value="C4E5" calcext:value-type="string">
            <text:p>C4E5</text:p>
          </table:table-cell>
          <table:table-cell table:style-name="ce43" table:formula="of:=DEC2HEX(SUM(HEX2DEC([.G62]);1))" office:value-type="string" office:string-value="C4E6" calcext:value-type="string">
            <text:p>C4E6</text:p>
          </table:table-cell>
          <table:table-cell table:style-name="ce43" table:formula="of:=DEC2HEX(SUM(HEX2DEC([.H62]);1))" office:value-type="string" office:string-value="C4E7" calcext:value-type="string">
            <text:p>C4E7</text:p>
          </table:table-cell>
          <table:table-cell table:style-name="ce43" table:formula="of:=DEC2HEX(SUM(HEX2DEC([.I62]);1))" office:value-type="string" office:string-value="C4E8" calcext:value-type="string">
            <text:p>C4E8</text:p>
          </table:table-cell>
          <table:table-cell table:style-name="ce43" table:formula="of:=DEC2HEX(SUM(HEX2DEC([.J62]);1))" office:value-type="string" office:string-value="C4E9" calcext:value-type="string">
            <text:p>C4E9</text:p>
          </table:table-cell>
          <table:table-cell table:style-name="ce43" table:formula="of:=DEC2HEX(SUM(HEX2DEC([.K62]);1))" office:value-type="string" office:string-value="C4EA" calcext:value-type="string">
            <text:p>C4EA</text:p>
          </table:table-cell>
          <table:table-cell table:style-name="ce43" table:formula="of:=DEC2HEX(SUM(HEX2DEC([.L62]);1))" office:value-type="string" office:string-value="C4EB" calcext:value-type="string">
            <text:p>C4EB</text:p>
          </table:table-cell>
          <table:table-cell table:style-name="ce43" table:formula="of:=DEC2HEX(SUM(HEX2DEC([.M62]);1))" office:value-type="string" office:string-value="C4EC" calcext:value-type="string">
            <text:p>C4EC</text:p>
          </table:table-cell>
          <table:table-cell table:style-name="ce43" table:formula="of:=DEC2HEX(SUM(HEX2DEC([.N62]);1))" office:value-type="string" office:string-value="C4ED" calcext:value-type="string">
            <text:p>C4ED</text:p>
          </table:table-cell>
          <table:table-cell table:style-name="ce43" table:formula="of:=DEC2HEX(SUM(HEX2DEC([.O62]);1))" office:value-type="string" office:string-value="C4EE" calcext:value-type="string">
            <text:p>C4EE</text:p>
          </table:table-cell>
          <table:table-cell table:style-name="ce43" table:formula="of:=DEC2HEX(SUM(HEX2DEC([.P62]);1))" office:value-type="string" office:string-value="C4EF" calcext:value-type="string">
            <text:p>C4EF</text:p>
          </table:table-cell>
          <table:table-cell table:style-name="ce43" table:formula="of:=DEC2HEX(SUM(HEX2DEC([.Q62]);1))" office:value-type="string" office:string-value="C4F0" calcext:value-type="string">
            <text:p>C4F0</text:p>
          </table:table-cell>
          <table:table-cell table:style-name="ce43" table:formula="of:=DEC2HEX(SUM(HEX2DEC([.R62]);1))" office:value-type="string" office:string-value="C4F1" calcext:value-type="string">
            <text:p>C4F1</text:p>
          </table:table-cell>
          <table:table-cell table:style-name="ce43" table:formula="of:=DEC2HEX(SUM(HEX2DEC([.S62]);1))" office:value-type="string" office:string-value="C4F2" calcext:value-type="string">
            <text:p>C4F2</text:p>
          </table:table-cell>
          <table:table-cell table:style-name="ce43" table:formula="of:=DEC2HEX(SUM(HEX2DEC([.T62]);1))" office:value-type="string" office:string-value="C4F3" calcext:value-type="string">
            <text:p>C4F3</text:p>
          </table:table-cell>
          <table:table-cell table:style-name="ce43" table:formula="of:=DEC2HEX(SUM(HEX2DEC([.U62]);1))" office:value-type="string" office:string-value="C4F4" calcext:value-type="string">
            <text:p>C4F4</text:p>
          </table:table-cell>
          <table:table-cell table:style-name="ce43" table:formula="of:=DEC2HEX(SUM(HEX2DEC([.V62]);1))" office:value-type="string" office:string-value="C4F5" calcext:value-type="string">
            <text:p>C4F5</text:p>
          </table:table-cell>
          <table:table-cell table:style-name="ce43" table:formula="of:=DEC2HEX(SUM(HEX2DEC([.W62]);1))" office:value-type="string" office:string-value="C4F6" calcext:value-type="string">
            <text:p>C4F6</text:p>
          </table:table-cell>
          <table:table-cell table:style-name="ce43" table:formula="of:=DEC2HEX(SUM(HEX2DEC([.X62]);1))" office:value-type="string" office:string-value="C4F7" calcext:value-type="string">
            <text:p>C4F7</text:p>
          </table:table-cell>
          <table:table-cell table:style-name="ce43" table:formula="of:=DEC2HEX(SUM(HEX2DEC([.Y62]);1))" office:value-type="string" office:string-value="C4F8" calcext:value-type="string">
            <text:p>C4F8</text:p>
          </table:table-cell>
          <table:table-cell table:style-name="ce43" table:formula="of:=DEC2HEX(SUM(HEX2DEC([.Z62]);1))" office:value-type="string" office:string-value="C4F9" calcext:value-type="string">
            <text:p>C4F9</text:p>
          </table:table-cell>
          <table:table-cell table:style-name="ce43" table:formula="of:=DEC2HEX(SUM(HEX2DEC([.AA62]);1))" office:value-type="string" office:string-value="C4FA" calcext:value-type="string">
            <text:p>C4FA</text:p>
          </table:table-cell>
          <table:table-cell table:style-name="ce43" table:formula="of:=DEC2HEX(SUM(HEX2DEC([.AB62]);1))" office:value-type="string" office:string-value="C4FB" calcext:value-type="string">
            <text:p>C4FB</text:p>
          </table:table-cell>
          <table:table-cell table:style-name="ce43" table:formula="of:=DEC2HEX(SUM(HEX2DEC([.AC62]);1))" office:value-type="string" office:string-value="C4FC" calcext:value-type="string">
            <text:p>C4FC</text:p>
          </table:table-cell>
          <table:table-cell table:style-name="ce43" table:formula="of:=DEC2HEX(SUM(HEX2DEC([.AD62]);1))" office:value-type="string" office:string-value="C4FD" calcext:value-type="string">
            <text:p>C4FD</text:p>
          </table:table-cell>
          <table:table-cell table:style-name="ce43" table:formula="of:=DEC2HEX(SUM(HEX2DEC([.AE62]);1))" office:value-type="string" office:string-value="C4FE" calcext:value-type="string">
            <text:p>C4FE</text:p>
          </table:table-cell>
          <table:table-cell table:style-name="ce43" table:formula="of:=DEC2HEX(SUM(HEX2DEC([.AF62]);1))" office:value-type="string" office:string-value="C4FF" calcext:value-type="string">
            <text:p>C4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5]);1))" office:value-type="string" office:string-value="C5E0" calcext:value-type="string">
            <text:p>C5E0</text:p>
          </table:table-cell>
          <table:table-cell table:style-name="ce43" table:formula="of:=DEC2HEX(SUM(HEX2DEC([.B63]);1))" office:value-type="string" office:string-value="C5E1" calcext:value-type="string">
            <text:p>C5E1</text:p>
          </table:table-cell>
          <table:table-cell table:style-name="ce43" table:formula="of:=DEC2HEX(SUM(HEX2DEC([.C63]);1))" office:value-type="string" office:string-value="C5E2" calcext:value-type="string">
            <text:p>C5E2</text:p>
          </table:table-cell>
          <table:table-cell table:style-name="ce43" table:formula="of:=DEC2HEX(SUM(HEX2DEC([.D63]);1))" office:value-type="string" office:string-value="C5E3" calcext:value-type="string">
            <text:p>C5E3</text:p>
          </table:table-cell>
          <table:table-cell table:style-name="ce43" table:formula="of:=DEC2HEX(SUM(HEX2DEC([.E63]);1))" office:value-type="string" office:string-value="C5E4" calcext:value-type="string">
            <text:p>C5E4</text:p>
          </table:table-cell>
          <table:table-cell table:style-name="ce43" table:formula="of:=DEC2HEX(SUM(HEX2DEC([.F63]);1))" office:value-type="string" office:string-value="C5E5" calcext:value-type="string">
            <text:p>C5E5</text:p>
          </table:table-cell>
          <table:table-cell table:style-name="ce43" table:formula="of:=DEC2HEX(SUM(HEX2DEC([.G63]);1))" office:value-type="string" office:string-value="C5E6" calcext:value-type="string">
            <text:p>C5E6</text:p>
          </table:table-cell>
          <table:table-cell table:style-name="ce43" table:formula="of:=DEC2HEX(SUM(HEX2DEC([.H63]);1))" office:value-type="string" office:string-value="C5E7" calcext:value-type="string">
            <text:p>C5E7</text:p>
          </table:table-cell>
          <table:table-cell table:style-name="ce43" table:formula="of:=DEC2HEX(SUM(HEX2DEC([.I63]);1))" office:value-type="string" office:string-value="C5E8" calcext:value-type="string">
            <text:p>C5E8</text:p>
          </table:table-cell>
          <table:table-cell table:style-name="ce43" table:formula="of:=DEC2HEX(SUM(HEX2DEC([.J63]);1))" office:value-type="string" office:string-value="C5E9" calcext:value-type="string">
            <text:p>C5E9</text:p>
          </table:table-cell>
          <table:table-cell table:style-name="ce43" table:formula="of:=DEC2HEX(SUM(HEX2DEC([.K63]);1))" office:value-type="string" office:string-value="C5EA" calcext:value-type="string">
            <text:p>C5EA</text:p>
          </table:table-cell>
          <table:table-cell table:style-name="ce43" table:formula="of:=DEC2HEX(SUM(HEX2DEC([.L63]);1))" office:value-type="string" office:string-value="C5EB" calcext:value-type="string">
            <text:p>C5EB</text:p>
          </table:table-cell>
          <table:table-cell table:style-name="ce43" table:formula="of:=DEC2HEX(SUM(HEX2DEC([.M63]);1))" office:value-type="string" office:string-value="C5EC" calcext:value-type="string">
            <text:p>C5EC</text:p>
          </table:table-cell>
          <table:table-cell table:style-name="ce43" table:formula="of:=DEC2HEX(SUM(HEX2DEC([.N63]);1))" office:value-type="string" office:string-value="C5ED" calcext:value-type="string">
            <text:p>C5ED</text:p>
          </table:table-cell>
          <table:table-cell table:style-name="ce43" table:formula="of:=DEC2HEX(SUM(HEX2DEC([.O63]);1))" office:value-type="string" office:string-value="C5EE" calcext:value-type="string">
            <text:p>C5EE</text:p>
          </table:table-cell>
          <table:table-cell table:style-name="ce43" table:formula="of:=DEC2HEX(SUM(HEX2DEC([.P63]);1))" office:value-type="string" office:string-value="C5EF" calcext:value-type="string">
            <text:p>C5EF</text:p>
          </table:table-cell>
          <table:table-cell table:style-name="ce43" table:formula="of:=DEC2HEX(SUM(HEX2DEC([.Q63]);1))" office:value-type="string" office:string-value="C5F0" calcext:value-type="string">
            <text:p>C5F0</text:p>
          </table:table-cell>
          <table:table-cell table:style-name="ce43" table:formula="of:=DEC2HEX(SUM(HEX2DEC([.R63]);1))" office:value-type="string" office:string-value="C5F1" calcext:value-type="string">
            <text:p>C5F1</text:p>
          </table:table-cell>
          <table:table-cell table:style-name="ce43" table:formula="of:=DEC2HEX(SUM(HEX2DEC([.S63]);1))" office:value-type="string" office:string-value="C5F2" calcext:value-type="string">
            <text:p>C5F2</text:p>
          </table:table-cell>
          <table:table-cell table:style-name="ce43" table:formula="of:=DEC2HEX(SUM(HEX2DEC([.T63]);1))" office:value-type="string" office:string-value="C5F3" calcext:value-type="string">
            <text:p>C5F3</text:p>
          </table:table-cell>
          <table:table-cell table:style-name="ce43" table:formula="of:=DEC2HEX(SUM(HEX2DEC([.U63]);1))" office:value-type="string" office:string-value="C5F4" calcext:value-type="string">
            <text:p>C5F4</text:p>
          </table:table-cell>
          <table:table-cell table:style-name="ce43" table:formula="of:=DEC2HEX(SUM(HEX2DEC([.V63]);1))" office:value-type="string" office:string-value="C5F5" calcext:value-type="string">
            <text:p>C5F5</text:p>
          </table:table-cell>
          <table:table-cell table:style-name="ce43" table:formula="of:=DEC2HEX(SUM(HEX2DEC([.W63]);1))" office:value-type="string" office:string-value="C5F6" calcext:value-type="string">
            <text:p>C5F6</text:p>
          </table:table-cell>
          <table:table-cell table:style-name="ce43" table:formula="of:=DEC2HEX(SUM(HEX2DEC([.X63]);1))" office:value-type="string" office:string-value="C5F7" calcext:value-type="string">
            <text:p>C5F7</text:p>
          </table:table-cell>
          <table:table-cell table:style-name="ce43" table:formula="of:=DEC2HEX(SUM(HEX2DEC([.Y63]);1))" office:value-type="string" office:string-value="C5F8" calcext:value-type="string">
            <text:p>C5F8</text:p>
          </table:table-cell>
          <table:table-cell table:style-name="ce43" table:formula="of:=DEC2HEX(SUM(HEX2DEC([.Z63]);1))" office:value-type="string" office:string-value="C5F9" calcext:value-type="string">
            <text:p>C5F9</text:p>
          </table:table-cell>
          <table:table-cell table:style-name="ce43" table:formula="of:=DEC2HEX(SUM(HEX2DEC([.AA63]);1))" office:value-type="string" office:string-value="C5FA" calcext:value-type="string">
            <text:p>C5FA</text:p>
          </table:table-cell>
          <table:table-cell table:style-name="ce43" table:formula="of:=DEC2HEX(SUM(HEX2DEC([.AB63]);1))" office:value-type="string" office:string-value="C5FB" calcext:value-type="string">
            <text:p>C5FB</text:p>
          </table:table-cell>
          <table:table-cell table:style-name="ce43" table:formula="of:=DEC2HEX(SUM(HEX2DEC([.AC63]);1))" office:value-type="string" office:string-value="C5FC" calcext:value-type="string">
            <text:p>C5FC</text:p>
          </table:table-cell>
          <table:table-cell table:style-name="ce43" table:formula="of:=DEC2HEX(SUM(HEX2DEC([.AD63]);1))" office:value-type="string" office:string-value="C5FD" calcext:value-type="string">
            <text:p>C5FD</text:p>
          </table:table-cell>
          <table:table-cell table:style-name="ce43" table:formula="of:=DEC2HEX(SUM(HEX2DEC([.AE63]);1))" office:value-type="string" office:string-value="C5FE" calcext:value-type="string">
            <text:p>C5FE</text:p>
          </table:table-cell>
          <table:table-cell table:style-name="ce43" table:formula="of:=DEC2HEX(SUM(HEX2DEC([.AF63]);1))" office:value-type="string" office:string-value="C5FF" calcext:value-type="string">
            <text:p>C5FF</text:p>
          </table:table-cell>
          <table:table-cell table:number-columns-repeated="31"/>
        </table:table-row>
        <table:table-row table:style-name="ro2">
          <table:covered-table-cell table:style-name="ce3"/>
          <table:table-cell table:style-name="ce44" table:formula="of:=DEC2HEX(SUM(HEX2DEC([.AG56]);1))" office:value-type="string" office:string-value="C6E0" calcext:value-type="string">
            <text:p>C6E0</text:p>
          </table:table-cell>
          <table:table-cell table:style-name="ce43" table:formula="of:=DEC2HEX(SUM(HEX2DEC([.B64]);1))" office:value-type="string" office:string-value="C6E1" calcext:value-type="string">
            <text:p>C6E1</text:p>
          </table:table-cell>
          <table:table-cell table:style-name="ce43" table:formula="of:=DEC2HEX(SUM(HEX2DEC([.C64]);1))" office:value-type="string" office:string-value="C6E2" calcext:value-type="string">
            <text:p>C6E2</text:p>
          </table:table-cell>
          <table:table-cell table:style-name="ce43" table:formula="of:=DEC2HEX(SUM(HEX2DEC([.D64]);1))" office:value-type="string" office:string-value="C6E3" calcext:value-type="string">
            <text:p>C6E3</text:p>
          </table:table-cell>
          <table:table-cell table:style-name="ce43" table:formula="of:=DEC2HEX(SUM(HEX2DEC([.E64]);1))" office:value-type="string" office:string-value="C6E4" calcext:value-type="string">
            <text:p>C6E4</text:p>
          </table:table-cell>
          <table:table-cell table:style-name="ce43" table:formula="of:=DEC2HEX(SUM(HEX2DEC([.F64]);1))" office:value-type="string" office:string-value="C6E5" calcext:value-type="string">
            <text:p>C6E5</text:p>
          </table:table-cell>
          <table:table-cell table:style-name="ce43" table:formula="of:=DEC2HEX(SUM(HEX2DEC([.G64]);1))" office:value-type="string" office:string-value="C6E6" calcext:value-type="string">
            <text:p>C6E6</text:p>
          </table:table-cell>
          <table:table-cell table:style-name="ce43" table:formula="of:=DEC2HEX(SUM(HEX2DEC([.H64]);1))" office:value-type="string" office:string-value="C6E7" calcext:value-type="string">
            <text:p>C6E7</text:p>
          </table:table-cell>
          <table:table-cell table:style-name="ce43" table:formula="of:=DEC2HEX(SUM(HEX2DEC([.I64]);1))" office:value-type="string" office:string-value="C6E8" calcext:value-type="string">
            <text:p>C6E8</text:p>
          </table:table-cell>
          <table:table-cell table:style-name="ce43" table:formula="of:=DEC2HEX(SUM(HEX2DEC([.J64]);1))" office:value-type="string" office:string-value="C6E9" calcext:value-type="string">
            <text:p>C6E9</text:p>
          </table:table-cell>
          <table:table-cell table:style-name="ce43" table:formula="of:=DEC2HEX(SUM(HEX2DEC([.K64]);1))" office:value-type="string" office:string-value="C6EA" calcext:value-type="string">
            <text:p>C6EA</text:p>
          </table:table-cell>
          <table:table-cell table:style-name="ce43" table:formula="of:=DEC2HEX(SUM(HEX2DEC([.L64]);1))" office:value-type="string" office:string-value="C6EB" calcext:value-type="string">
            <text:p>C6EB</text:p>
          </table:table-cell>
          <table:table-cell table:style-name="ce43" table:formula="of:=DEC2HEX(SUM(HEX2DEC([.M64]);1))" office:value-type="string" office:string-value="C6EC" calcext:value-type="string">
            <text:p>C6EC</text:p>
          </table:table-cell>
          <table:table-cell table:style-name="ce43" table:formula="of:=DEC2HEX(SUM(HEX2DEC([.N64]);1))" office:value-type="string" office:string-value="C6ED" calcext:value-type="string">
            <text:p>C6ED</text:p>
          </table:table-cell>
          <table:table-cell table:style-name="ce43" table:formula="of:=DEC2HEX(SUM(HEX2DEC([.O64]);1))" office:value-type="string" office:string-value="C6EE" calcext:value-type="string">
            <text:p>C6EE</text:p>
          </table:table-cell>
          <table:table-cell table:style-name="ce43" table:formula="of:=DEC2HEX(SUM(HEX2DEC([.P64]);1))" office:value-type="string" office:string-value="C6EF" calcext:value-type="string">
            <text:p>C6EF</text:p>
          </table:table-cell>
          <table:table-cell table:style-name="ce43" table:formula="of:=DEC2HEX(SUM(HEX2DEC([.Q64]);1))" office:value-type="string" office:string-value="C6F0" calcext:value-type="string">
            <text:p>C6F0</text:p>
          </table:table-cell>
          <table:table-cell table:style-name="ce43" table:formula="of:=DEC2HEX(SUM(HEX2DEC([.R64]);1))" office:value-type="string" office:string-value="C6F1" calcext:value-type="string">
            <text:p>C6F1</text:p>
          </table:table-cell>
          <table:table-cell table:style-name="ce43" table:formula="of:=DEC2HEX(SUM(HEX2DEC([.S64]);1))" office:value-type="string" office:string-value="C6F2" calcext:value-type="string">
            <text:p>C6F2</text:p>
          </table:table-cell>
          <table:table-cell table:style-name="ce43" table:formula="of:=DEC2HEX(SUM(HEX2DEC([.T64]);1))" office:value-type="string" office:string-value="C6F3" calcext:value-type="string">
            <text:p>C6F3</text:p>
          </table:table-cell>
          <table:table-cell table:style-name="ce43" table:formula="of:=DEC2HEX(SUM(HEX2DEC([.U64]);1))" office:value-type="string" office:string-value="C6F4" calcext:value-type="string">
            <text:p>C6F4</text:p>
          </table:table-cell>
          <table:table-cell table:style-name="ce43" table:formula="of:=DEC2HEX(SUM(HEX2DEC([.V64]);1))" office:value-type="string" office:string-value="C6F5" calcext:value-type="string">
            <text:p>C6F5</text:p>
          </table:table-cell>
          <table:table-cell table:style-name="ce43" table:formula="of:=DEC2HEX(SUM(HEX2DEC([.W64]);1))" office:value-type="string" office:string-value="C6F6" calcext:value-type="string">
            <text:p>C6F6</text:p>
          </table:table-cell>
          <table:table-cell table:style-name="ce43" table:formula="of:=DEC2HEX(SUM(HEX2DEC([.X64]);1))" office:value-type="string" office:string-value="C6F7" calcext:value-type="string">
            <text:p>C6F7</text:p>
          </table:table-cell>
          <table:table-cell table:style-name="ce43" table:formula="of:=DEC2HEX(SUM(HEX2DEC([.Y64]);1))" office:value-type="string" office:string-value="C6F8" calcext:value-type="string">
            <text:p>C6F8</text:p>
          </table:table-cell>
          <table:table-cell table:style-name="ce43" table:formula="of:=DEC2HEX(SUM(HEX2DEC([.Z64]);1))" office:value-type="string" office:string-value="C6F9" calcext:value-type="string">
            <text:p>C6F9</text:p>
          </table:table-cell>
          <table:table-cell table:style-name="ce43" table:formula="of:=DEC2HEX(SUM(HEX2DEC([.AA64]);1))" office:value-type="string" office:string-value="C6FA" calcext:value-type="string">
            <text:p>C6FA</text:p>
          </table:table-cell>
          <table:table-cell table:style-name="ce43" table:formula="of:=DEC2HEX(SUM(HEX2DEC([.AB64]);1))" office:value-type="string" office:string-value="C6FB" calcext:value-type="string">
            <text:p>C6FB</text:p>
          </table:table-cell>
          <table:table-cell table:style-name="ce43" table:formula="of:=DEC2HEX(SUM(HEX2DEC([.AC64]);1))" office:value-type="string" office:string-value="C6FC" calcext:value-type="string">
            <text:p>C6FC</text:p>
          </table:table-cell>
          <table:table-cell table:style-name="ce43" table:formula="of:=DEC2HEX(SUM(HEX2DEC([.AD64]);1))" office:value-type="string" office:string-value="C6FD" calcext:value-type="string">
            <text:p>C6FD</text:p>
          </table:table-cell>
          <table:table-cell table:style-name="ce43" table:formula="of:=DEC2HEX(SUM(HEX2DEC([.AE64]);1))" office:value-type="string" office:string-value="C6FE" calcext:value-type="string">
            <text:p>C6FE</text:p>
          </table:table-cell>
          <table:table-cell table:style-name="ce43" table:formula="of:=DEC2HEX(SUM(HEX2DEC([.AF64]);1))" office:value-type="string" office:string-value="C6FF" calcext:value-type="string">
            <text:p>C6FF</text:p>
          </table:table-cell>
          <table:table-cell table:number-columns-repeated="31"/>
        </table:table-row>
        <table:table-row table:style-name="ro2">
          <table:covered-table-cell table:style-name="ce4"/>
          <table:table-cell table:style-name="ce47" table:formula="of:=DEC2HEX(SUM(HEX2DEC([.AG57]);1))" office:value-type="string" office:string-value="C7E0" calcext:value-type="string">
            <text:p>C7E0</text:p>
          </table:table-cell>
          <table:table-cell table:style-name="ce47" table:formula="of:=DEC2HEX(SUM(HEX2DEC([.B65]);1))" office:value-type="string" office:string-value="C7E1" calcext:value-type="string">
            <text:p>C7E1</text:p>
          </table:table-cell>
          <table:table-cell table:style-name="ce47" table:formula="of:=DEC2HEX(SUM(HEX2DEC([.C65]);1))" office:value-type="string" office:string-value="C7E2" calcext:value-type="string">
            <text:p>C7E2</text:p>
          </table:table-cell>
          <table:table-cell table:style-name="ce47" table:formula="of:=DEC2HEX(SUM(HEX2DEC([.D65]);1))" office:value-type="string" office:string-value="C7E3" calcext:value-type="string">
            <text:p>C7E3</text:p>
          </table:table-cell>
          <table:table-cell table:style-name="ce47" table:formula="of:=DEC2HEX(SUM(HEX2DEC([.E65]);1))" office:value-type="string" office:string-value="C7E4" calcext:value-type="string">
            <text:p>C7E4</text:p>
          </table:table-cell>
          <table:table-cell table:style-name="ce47" table:formula="of:=DEC2HEX(SUM(HEX2DEC([.F65]);1))" office:value-type="string" office:string-value="C7E5" calcext:value-type="string">
            <text:p>C7E5</text:p>
          </table:table-cell>
          <table:table-cell table:style-name="ce47" table:formula="of:=DEC2HEX(SUM(HEX2DEC([.G65]);1))" office:value-type="string" office:string-value="C7E6" calcext:value-type="string">
            <text:p>C7E6</text:p>
          </table:table-cell>
          <table:table-cell table:style-name="ce47" table:formula="of:=DEC2HEX(SUM(HEX2DEC([.H65]);1))" office:value-type="string" office:string-value="C7E7" calcext:value-type="string">
            <text:p>C7E7</text:p>
          </table:table-cell>
          <table:table-cell table:style-name="ce47" table:formula="of:=DEC2HEX(SUM(HEX2DEC([.I65]);1))" office:value-type="string" office:string-value="C7E8" calcext:value-type="string">
            <text:p>C7E8</text:p>
          </table:table-cell>
          <table:table-cell table:style-name="ce47" table:formula="of:=DEC2HEX(SUM(HEX2DEC([.J65]);1))" office:value-type="string" office:string-value="C7E9" calcext:value-type="string">
            <text:p>C7E9</text:p>
          </table:table-cell>
          <table:table-cell table:style-name="ce47" table:formula="of:=DEC2HEX(SUM(HEX2DEC([.K65]);1))" office:value-type="string" office:string-value="C7EA" calcext:value-type="string">
            <text:p>C7EA</text:p>
          </table:table-cell>
          <table:table-cell table:style-name="ce47" table:formula="of:=DEC2HEX(SUM(HEX2DEC([.L65]);1))" office:value-type="string" office:string-value="C7EB" calcext:value-type="string">
            <text:p>C7EB</text:p>
          </table:table-cell>
          <table:table-cell table:style-name="ce47" table:formula="of:=DEC2HEX(SUM(HEX2DEC([.M65]);1))" office:value-type="string" office:string-value="C7EC" calcext:value-type="string">
            <text:p>C7EC</text:p>
          </table:table-cell>
          <table:table-cell table:style-name="ce47" table:formula="of:=DEC2HEX(SUM(HEX2DEC([.N65]);1))" office:value-type="string" office:string-value="C7ED" calcext:value-type="string">
            <text:p>C7ED</text:p>
          </table:table-cell>
          <table:table-cell table:style-name="ce47" table:formula="of:=DEC2HEX(SUM(HEX2DEC([.O65]);1))" office:value-type="string" office:string-value="C7EE" calcext:value-type="string">
            <text:p>C7EE</text:p>
          </table:table-cell>
          <table:table-cell table:style-name="ce47" table:formula="of:=DEC2HEX(SUM(HEX2DEC([.P65]);1))" office:value-type="string" office:string-value="C7EF" calcext:value-type="string">
            <text:p>C7EF</text:p>
          </table:table-cell>
          <table:table-cell table:style-name="ce47" table:formula="of:=DEC2HEX(SUM(HEX2DEC([.Q65]);1))" office:value-type="string" office:string-value="C7F0" calcext:value-type="string">
            <text:p>C7F0</text:p>
          </table:table-cell>
          <table:table-cell table:style-name="ce47" table:formula="of:=DEC2HEX(SUM(HEX2DEC([.R65]);1))" office:value-type="string" office:string-value="C7F1" calcext:value-type="string">
            <text:p>C7F1</text:p>
          </table:table-cell>
          <table:table-cell table:style-name="ce47" table:formula="of:=DEC2HEX(SUM(HEX2DEC([.S65]);1))" office:value-type="string" office:string-value="C7F2" calcext:value-type="string">
            <text:p>C7F2</text:p>
          </table:table-cell>
          <table:table-cell table:style-name="ce47" table:formula="of:=DEC2HEX(SUM(HEX2DEC([.T65]);1))" office:value-type="string" office:string-value="C7F3" calcext:value-type="string">
            <text:p>C7F3</text:p>
          </table:table-cell>
          <table:table-cell table:style-name="ce47" table:formula="of:=DEC2HEX(SUM(HEX2DEC([.U65]);1))" office:value-type="string" office:string-value="C7F4" calcext:value-type="string">
            <text:p>C7F4</text:p>
          </table:table-cell>
          <table:table-cell table:style-name="ce47" table:formula="of:=DEC2HEX(SUM(HEX2DEC([.V65]);1))" office:value-type="string" office:string-value="C7F5" calcext:value-type="string">
            <text:p>C7F5</text:p>
          </table:table-cell>
          <table:table-cell table:style-name="ce47" table:formula="of:=DEC2HEX(SUM(HEX2DEC([.W65]);1))" office:value-type="string" office:string-value="C7F6" calcext:value-type="string">
            <text:p>C7F6</text:p>
          </table:table-cell>
          <table:table-cell table:style-name="ce47" table:formula="of:=DEC2HEX(SUM(HEX2DEC([.X65]);1))" office:value-type="string" office:string-value="C7F7" calcext:value-type="string">
            <text:p>C7F7</text:p>
          </table:table-cell>
          <table:table-cell table:style-name="ce47" table:formula="of:=DEC2HEX(SUM(HEX2DEC([.Y65]);1))" office:value-type="string" office:string-value="C7F8" calcext:value-type="string">
            <text:p>C7F8</text:p>
          </table:table-cell>
          <table:table-cell table:style-name="ce47" table:formula="of:=DEC2HEX(SUM(HEX2DEC([.Z65]);1))" office:value-type="string" office:string-value="C7F9" calcext:value-type="string">
            <text:p>C7F9</text:p>
          </table:table-cell>
          <table:table-cell table:style-name="ce47" table:formula="of:=DEC2HEX(SUM(HEX2DEC([.AA65]);1))" office:value-type="string" office:string-value="C7FA" calcext:value-type="string">
            <text:p>C7FA</text:p>
          </table:table-cell>
          <table:table-cell table:style-name="ce47" table:formula="of:=DEC2HEX(SUM(HEX2DEC([.AB65]);1))" office:value-type="string" office:string-value="C7FB" calcext:value-type="string">
            <text:p>C7FB</text:p>
          </table:table-cell>
          <table:table-cell table:style-name="ce47" table:formula="of:=DEC2HEX(SUM(HEX2DEC([.AC65]);1))" office:value-type="string" office:string-value="C7FC" calcext:value-type="string">
            <text:p>C7FC</text:p>
          </table:table-cell>
          <table:table-cell table:style-name="ce47" table:formula="of:=DEC2HEX(SUM(HEX2DEC([.AD65]);1))" office:value-type="string" office:string-value="C7FD" calcext:value-type="string">
            <text:p>C7FD</text:p>
          </table:table-cell>
          <table:table-cell table:style-name="ce47" table:formula="of:=DEC2HEX(SUM(HEX2DEC([.AE65]);1))" office:value-type="string" office:string-value="C7FE" calcext:value-type="string">
            <text:p>C7FE</text:p>
          </table:table-cell>
          <table:table-cell table:style-name="ce47" table:formula="of:=DEC2HEX(SUM(HEX2DEC([.AF65]);1))" office:value-type="string" office:string-value="C7FF" calcext:value-type="string">
            <text:p>C7FF</text:p>
          </table:table-cell>
          <table:table-cell table:number-columns-repeated="31"/>
        </table:table-row>
        <table:table-row table:style-name="ro2" table:number-rows-repeated="935">
          <table:table-cell table:style-name="ce9" table:number-columns-repeated="33"/>
          <table:table-cell table:number-columns-repeated="3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4" table:default-cell-style-name="ce50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50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SevenUP</text:p>
          </table:table-cell>
          <table:table-cell table:number-columns-repeated="6"/>
          <table:table-cell office:value-type="string" calcext:value-type="string">
            <text:p>to do</text:p>
          </table:table-cell>
          <table:table-cell table:number-columns-repeated="5"/>
          <table:table-cell office:value-type="string" calcext:value-type="string">
            <text:p>to do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>
            <text:p>Char line 1<text:span text:style-name="T1">st</text:span></text:p>
          </table:table-cell>
          <table:table-cell table:number-columns-repeated="2"/>
          <table:table-cell table:style-name="ce52" office:value-type="string" calcext:value-type="string">
            <text:p>Char line 1<text:span text:style-name="T1">st</text:span></text:p>
          </table:table-cell>
          <table:table-cell table:number-columns-repeated="2"/>
          <table:table-cell table:style-name="ce52" office:value-type="string" calcext:value-type="string">
            <text:p>X Char 1<text:span text:style-name="T1">st</text:span></text:p>
          </table:table-cell>
          <table:table-cell table:number-columns-repeated="2"/>
          <table:table-cell table:style-name="ce52" office:value-type="string" calcext:value-type="string">
            <text:p>X Char 1<text:span text:style-name="T1">st</text:span></text:p>
          </table:table-cell>
          <table:table-cell table:number-columns-repeated="2"/>
          <table:table-cell table:style-name="ce52" office:value-type="string" calcext:value-type="string">
            <text:p>Y Char 1<text:span text:style-name="T1">st</text:span></text:p>
          </table:table-cell>
          <table:table-cell table:number-columns-repeated="2"/>
          <table:table-cell table:style-name="ce52" office:value-type="string" calcext:value-type="string">
            <text:p>Y Char 1<text:span text:style-name="T1">st</text:span></text:p>
          </table:table-cell>
        </table:table-row>
        <table:table-row table:style-name="ro4"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ted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ted</text:p>
          </table:table-cell>
          <table:table-cell office:value-type="string" calcext:value-type="string">
            <text:p>GFX</text:p>
          </table:table-cell>
        </table:table-row>
        <table:table-row table:style-name="ro4"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Y Char</text:p>
          </table:table-cell>
        </table:table-row>
        <table:table-row table:style-name="ro4">
          <table:table-cell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</table:table-row>
        <table:table-row table:style-name="ro4">
          <table:table-cell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Char Line</text:p>
          </table:table-cell>
        </table:table-row>
        <table:table-row table:style-name="ro4"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Line</text:p>
          </table:table-cell>
        </table:table-row>
        <table:table-row table:style-name="ro4"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</table:table-row>
        <table:table-row table:style-name="ro4"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</table:table-row>
        <table:table-row table:style-name="ro4"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2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18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</table:table-row>
        <table:table-row table:style-name="ro4">
          <table:table-cell table:style-name="ce50" table:number-columns-repeated="5"/>
          <table:table-cell/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4"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</table:table-row>
        <table:table-row table:style-name="ro4"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Y Char</text:p>
          </table:table-cell>
        </table:table-row>
        <table:table-row table:style-name="ro4">
          <table:table-cell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</table:table-row>
        <table:table-row table:style-name="ro4">
          <table:table-cell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Char Line</text:p>
          </table:table-cell>
        </table:table-row>
        <table:table-row table:style-name="ro4"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haracter</text:p>
          </table:table-cell>
        </table:table-row>
        <table:table-row table:style-name="ro4"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</table:table-row>
        <table:table-row table:style-name="ro4"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</table:table-row>
        <table:table-row table:style-name="ro4"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2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18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</table:table-row>
        <table:table-row table:style-name="ro4">
          <table:table-cell table:style-name="ce50" table:number-columns-repeated="5"/>
          <table:table-cell/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4"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ted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</table:table-row>
        <table:table-row table:style-name="ro4"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Y Char</text:p>
          </table:table-cell>
        </table:table-row>
        <table:table-row table:style-name="ro4">
          <table:table-cell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</table:table-row>
        <table:table-row table:style-name="ro4">
          <table:table-cell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Char Line</text:p>
          </table:table-cell>
        </table:table-row>
        <table:table-row table:style-name="ro4"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Column</text:p>
          </table:table-cell>
        </table:table-row>
        <table:table-row table:style-name="ro4"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</table:table-row>
        <table:table-row table:style-name="ro4"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</table:table-row>
        <table:table-row table:style-name="ro4"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2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18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</table:table-row>
        <table:table-row table:style-name="ro4">
          <table:table-cell table:style-name="ce50" table:number-columns-repeated="5"/>
          <table:table-cell/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4"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</table:table-row>
        <table:table-row table:style-name="ro4"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Y Char</text:p>
          </table:table-cell>
        </table:table-row>
        <table:table-row table:style-name="ro4">
          <table:table-cell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</table:table-row>
        <table:table-row table:style-name="ro4">
          <table:table-cell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Char Line</text:p>
          </table:table-cell>
        </table:table-row>
        <table:table-row table:style-name="ro4"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Frames</text:p>
          </table:table-cell>
        </table:table-row>
        <table:table-row table:style-name="ro4"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/>
        </table:table-row>
        <table:table-row table:style-name="ro4"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</table:table-row>
        <table:table-row table:style-name="ro4"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/>
        </table:table-row>
        <table:table-row table:style-name="ro4"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2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18</text:p>
          </table:table-cell>
          <table:table-cell/>
          <table:table-cell office:value-type="string" calcext:value-type="string">
            <text:p>location of #7F</text:p>
          </table:table-cell>
          <table:table-cell/>
        </table:table-row>
        <table:table-row table:style-name="ro4">
          <table:table-cell table:style-name="ce50" table:number-columns-repeated="5"/>
          <table:table-cell/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4"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ted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  <table:table-cell/>
          <table:table-cell office:value-type="string" calcext:value-type="string">
            <text:p>Data Output</text:p>
          </table:table-cell>
          <table:table-cell office:value-type="string" calcext:value-type="string">
            <text:p>GFX</text:p>
          </table:table-cell>
        </table:table-row>
        <table:table-row table:style-name="ro4"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 table:number-columns-repeated="2"/>
          <table:table-cell office:value-type="string" calcext:value-type="string">
            <text:p>Byte Sort Priorit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Y Char</text:p>
          </table:table-cell>
        </table:table-row>
        <table:table-row table:style-name="ro4">
          <table:table-cell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</table:table-row>
        <table:table-row table:style-name="ro4">
          <table:table-cell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Y Char</text:p>
          </table:table-cell>
          <table:table-cell table:number-columns-repeated="2"/>
          <table:table-cell office:value-type="string" calcext:value-type="string">
            <text:p>Char Line</text:p>
          </table:table-cell>
          <table:table-cell table:number-columns-repeated="2"/>
          <table:table-cell office:value-type="string" calcext:value-type="string">
            <text:p>X Char</text:p>
          </table:table-cell>
          <table:table-cell table:number-columns-repeated="2"/>
          <table:table-cell office:value-type="string" calcext:value-type="string">
            <text:p>Char Line</text:p>
          </table:table-cell>
        </table:table-row>
        <table:table-row table:style-name="ro4"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  <table:table-cell/>
          <table:table-cell office:value-type="string" calcext:value-type="string">
            <text:p>Inteleave</text:p>
          </table:table-cell>
          <table:table-cell table:style-name="ce52" office:value-type="string" calcext:value-type="string">
            <text:p>Sprite</text:p>
          </table:table-cell>
        </table:table-row>
        <table:table-row table:style-name="ro4"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3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  <table:table-cell/>
          <table:table-cell office:value-type="string" calcext:value-type="string">
            <text:p>Result</text:p>
          </table:table-cell>
          <table:table-cell table:style-name="ce54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  <table:table-cell/>
          <table:table-cell office:value-type="string" calcext:value-type="string">
            <text:p>#C000</text:p>
          </table:table-cell>
          <table:table-cell office:value-type="string" calcext:value-type="string">
            <text:p>#FF</text:p>
          </table:table-cell>
        </table:table-row>
        <table:table-row table:style-name="ro4"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  <table:table-cell/>
          <table:table-cell office:value-type="string" calcext:value-type="string">
            <text:p>#C100</text:p>
          </table:table-cell>
          <table:table-cell office:value-type="string" calcext:value-type="string">
            <text:p>#00</text:p>
          </table:table-cell>
        </table:table-row>
        <table:table-row table:style-name="ro4"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01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2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018</text:p>
          </table:table-cell>
          <table:table-cell/>
          <table:table-cell office:value-type="string" calcext:value-type="string">
            <text:p>location of #7F</text:p>
          </table:table-cell>
          <table:table-cell office:value-type="string" calcext:value-type="string">
            <text:p>#c300</text:p>
          </table:table-cell>
        </table:table-row>
        <table:table-row table:style-name="ro4">
          <table:table-cell table:style-name="ce50" table:number-columns-repeated="5"/>
          <table:table-cell/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4" table:number-rows-repeated="2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5">
          <table:table-cell table:style-name="ce51" office:value-type="string" calcext:value-type="string">
            <text:p>Sort Priority X char Char line Y char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6">
          <table:table-cell table:style-name="ce51" office:value-type="string" calcext:value-type="string">
            <text:p>interleave = Sprite no other options check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mo" svg:font-family="Arimo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19:10.681000000</meta:creation-date>
    <dc:date>2024-10-13T05:42:33.437000000</dc:date>
    <meta:editing-duration>PT22H41M46S</meta:editing-duration>
    <meta:editing-cycles>72</meta:editing-cycles>
    <meta:generator>LibreOffice/7.4.6.2$Windows_X86_64 LibreOffice_project/5b1f5509c2decdade7fda905e3e1429a67acd63d</meta:generator>
    <meta:document-statistic meta:table-count="3" meta:cell-count="4664" meta:object-count="0"/>
  </office:meta>
</office:document-meta>
</file>